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79870941" calcext:value-type="float">
            <text:p>0.01798709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59221075" calcext:value-type="float">
            <text:p>0.03592210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38122097" calcext:value-type="float">
            <text:p>0.05381220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16648575" calcext:value-type="float">
            <text:p>0.07166485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9487836" calcext:value-type="float">
            <text:p>0.0894878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072892661" calcext:value-type="float">
            <text:p>0.107289266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250775887" calcext:value-type="float">
            <text:p>0.12507758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428615054" calcext:value-type="float">
            <text:p>0.142861505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606498952" calcext:value-type="float">
            <text:p>0.16064989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784516855" calcext:value-type="float">
            <text:p>0.17845168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1962757016" calcext:value-type="float">
            <text:p>0.19627570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141304919" calcext:value-type="float">
            <text:p>0.214130491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20241505" calcext:value-type="float">
            <text:p>0.232024150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99641263" calcext:value-type="float">
            <text:p>0.249964126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679570538" calcext:value-type="float">
            <text:p>0.267957053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860085941" calcext:value-type="float">
            <text:p>0.286008594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041233118" calcext:value-type="float">
            <text:p>0.30412331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22304578" calcext:value-type="float">
            <text:p>0.32230457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405545215" calcext:value-type="float">
            <text:p>0.340554521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588740134" calcext:value-type="float">
            <text:p>0.358874013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772626989" calcext:value-type="float">
            <text:p>0.377262698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957190511" calcext:value-type="float">
            <text:p>0.395719051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142404785" calcext:value-type="float">
            <text:p>0.414240478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328234355" calcext:value-type="float">
            <text:p>0.432823435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514635699" calcext:value-type="float">
            <text:p>0.451463569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70155871" calcext:value-type="float">
            <text:p>0.47015587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88894828" calcext:value-type="float">
            <text:p>0.4888948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5076745887" calcext:value-type="float">
            <text:p>0.507674588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264890968" calcext:value-type="float">
            <text:p>0.526489096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453322339" calcext:value-type="float">
            <text:p>0.54533223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5641979328" calcext:value-type="float">
            <text:p>0.56419793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5830802849" calcext:value-type="float">
            <text:p>0.583080284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019736129" calcext:value-type="float">
            <text:p>0.601973612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208725403" calcext:value-type="float">
            <text:p>0.620872540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397720349" calcext:value-type="float">
            <text:p>0.639772034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586674355" calcext:value-type="float">
            <text:p>0.658667435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775544785" calcext:value-type="float">
            <text:p>0.677554478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964292957" calcext:value-type="float">
            <text:p>0.696429295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7152884194" calcext:value-type="float">
            <text:p>0.715288419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341287796" calcext:value-type="float">
            <text:p>0.734128779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7529476935" calcext:value-type="float">
            <text:p>0.752947693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7717428522" calcext:value-type="float">
            <text:p>0.771742852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7905123199" calcext:value-type="float">
            <text:p>0.790512319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8092545108" calcext:value-type="float">
            <text:p>0.809254510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8279681801" calcext:value-type="float">
            <text:p>0.827968180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846652414" calcext:value-type="float">
            <text:p>0.84665241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8653066022" calcext:value-type="float">
            <text:p>0.865306602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8839304113" calcext:value-type="float">
            <text:p>0.883930411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025237634" calcext:value-type="float">
            <text:p>0.902523763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21086793" calcext:value-type="float">
            <text:p>0.92108679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9396198038" calcext:value-type="float">
            <text:p>0.939619803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9581232204" calcext:value-type="float">
            <text:p>0.958123220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9765975323" calcext:value-type="float">
            <text:p>0.976597532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9950432392" calcext:value-type="float">
            <text:p>0.995043239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0134607957" calcext:value-type="float">
            <text:p>1.013460795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0318505538" calcext:value-type="float">
            <text:p>1.031850553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0502127177" calcext:value-type="float">
            <text:p>1.050212717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0685473011" calcext:value-type="float">
            <text:p>1.068547301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0868541075" calcext:value-type="float">
            <text:p>1.086854107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1051327231" calcext:value-type="float">
            <text:p>1.105132723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.1233825134" calcext:value-type="float">
            <text:p>1.123382513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.1416026586" calcext:value-type="float">
            <text:p>1.141602658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.1597921935" calcext:value-type="float">
            <text:p>1.159792193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177950078" calcext:value-type="float">
            <text:p>1.17795007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1960752661" calcext:value-type="float">
            <text:p>1.196075266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2141668065" calcext:value-type="float">
            <text:p>1.214166806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.2322239355" calcext:value-type="float">
            <text:p>1.232223935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.2502461828" calcext:value-type="float">
            <text:p>1.250246182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2682334839" calcext:value-type="float">
            <text:p>1.268233483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2861862634" calcext:value-type="float">
            <text:p>1.286186263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.3041055349" calcext:value-type="float">
            <text:p>1.304105534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321992957" calcext:value-type="float">
            <text:p>1.32199295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3398508871" calcext:value-type="float">
            <text:p>1.339850887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3576824005" calcext:value-type="float">
            <text:p>1.35768240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3754912823" calcext:value-type="float">
            <text:p>1.375491282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3932819946" calcext:value-type="float">
            <text:p>1.393281994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.4110596102" calcext:value-type="float">
            <text:p>1.411059610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.4288297258" calcext:value-type="float">
            <text:p>1.428829725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.4465983495" calcext:value-type="float">
            <text:p>1.446598349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4643717661" calcext:value-type="float">
            <text:p>1.464371766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.4821563978" calcext:value-type="float">
            <text:p>1.482156397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.4999586586" calcext:value-type="float">
            <text:p>1.499958658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.5177848011" calcext:value-type="float">
            <text:p>1.517784801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5356407796" calcext:value-type="float">
            <text:p>1.535640779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.5535321237" calcext:value-type="float">
            <text:p>1.553532123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5714638333" calcext:value-type="float">
            <text:p>1.571463833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.5894402876" calcext:value-type="float">
            <text:p>1.589440287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6074651882" calcext:value-type="float">
            <text:p>1.607465188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6255415242" calcext:value-type="float">
            <text:p>1.625541524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6436715565" calcext:value-type="float">
            <text:p>1.643671556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661856836" calcext:value-type="float">
            <text:p>1.66185683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6800982285" calcext:value-type="float">
            <text:p>1.680098228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6983959704" calcext:value-type="float">
            <text:p>1.698395970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.7167497177" calcext:value-type="float">
            <text:p>1.716749717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735158621" calcext:value-type="float">
            <text:p>1.73515862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7536213844" calcext:value-type="float">
            <text:p>1.753621384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.772136336" calcext:value-type="float">
            <text:p>1.77213633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.7907014812" calcext:value-type="float">
            <text:p>1.790701481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.8093145511" calcext:value-type="float">
            <text:p>1.809314551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8279730376" calcext:value-type="float">
            <text:p>1.827973037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.8466742124" calcext:value-type="float">
            <text:p>1.846674212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.8654151371" calcext:value-type="float">
            <text:p>1.865415137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.8841926505" calcext:value-type="float">
            <text:p>1.884192650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.9030033495" calcext:value-type="float">
            <text:p>1.903003349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.9218435645" calcext:value-type="float">
            <text:p>1.921843564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.9407093172" calcext:value-type="float">
            <text:p>1.940709317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.9595962876" calcext:value-type="float">
            <text:p>1.959596287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.9784997688" calcext:value-type="float">
            <text:p>1.978499768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9974146478" calcext:value-type="float">
            <text:p>1.997414647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.016335371" calcext:value-type="float">
            <text:p>2.01633537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.0352559409" calcext:value-type="float">
            <text:p>2.035255940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.0541699274" calcext:value-type="float">
            <text:p>2.054169927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.0730704866" calcext:value-type="float">
            <text:p>2.073070486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.0919504194" calcext:value-type="float">
            <text:p>2.091950419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.1108022366" calcext:value-type="float">
            <text:p>2.110802236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.1296182446" calcext:value-type="float">
            <text:p>2.129618244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.1483906694" calcext:value-type="float">
            <text:p>2.148390669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.1671117769" calcext:value-type="float">
            <text:p>2.167111776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.1857740323" calcext:value-type="float">
            <text:p>2.185774032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.20437025" calcext:value-type="float">
            <text:p>2.2043702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.2228937661" calcext:value-type="float">
            <text:p>2.222893766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.2413386129" calcext:value-type="float">
            <text:p>2.241338612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.2596996828" calcext:value-type="float">
            <text:p>2.259699682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.2779728898" calcext:value-type="float">
            <text:p>2.277972889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.2961553172" calcext:value-type="float">
            <text:p>2.296155317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.3142453414" calcext:value-type="float">
            <text:p>2.314245341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.3322427258" calcext:value-type="float">
            <text:p>2.332242725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.3501486882" calcext:value-type="float">
            <text:p>2.350148688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.3679659194" calcext:value-type="float">
            <text:p>2.367965919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.3856985699" calcext:value-type="float">
            <text:p>2.385698569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.4033521855" calcext:value-type="float">
            <text:p>2.403352185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.4209335995" calcext:value-type="float">
            <text:p>2.420933599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.4384507823" calcext:value-type="float">
            <text:p>2.438450782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.4559126452" calcext:value-type="float">
            <text:p>2.455912645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.4733288226" calcext:value-type="float">
            <text:p>2.473328822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.4907094167" calcext:value-type="float">
            <text:p>2.490709416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.5080647312" calcext:value-type="float">
            <text:p>2.508064731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.525405" calcext:value-type="float">
            <text:p>2.52540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.542740129" calcext:value-type="float">
            <text:p>2.54274012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.5600794435" calcext:value-type="float">
            <text:p>2.560079443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.5774314812" calcext:value-type="float">
            <text:p>2.577431481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.5948038011" calcext:value-type="float">
            <text:p>2.594803801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.6122028548" calcext:value-type="float">
            <text:p>2.612202854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.6296339005" calcext:value-type="float">
            <text:p>2.629633900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.6471009516" calcext:value-type="float">
            <text:p>2.647100951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.6646067957" calcext:value-type="float">
            <text:p>2.664606795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.6821530403" calcext:value-type="float">
            <text:p>2.682153040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.6997402016" calcext:value-type="float">
            <text:p>2.699740201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.717367828" calcext:value-type="float">
            <text:p>2.71736782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.7350346452" calcext:value-type="float">
            <text:p>2.735034645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.7527387204" calcext:value-type="float">
            <text:p>2.752738720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.770477629" calcext:value-type="float">
            <text:p>2.77047762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.788248629" calcext:value-type="float">
            <text:p>2.78824862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.8060488145" calcext:value-type="float">
            <text:p>2.806048814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.8238752742" calcext:value-type="float">
            <text:p>2.823875274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.8417252151" calcext:value-type="float">
            <text:p>2.841725215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.8595960726" calcext:value-type="float">
            <text:p>2.859596072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.8774855914" calcext:value-type="float">
            <text:p>2.877485591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.8953918817" calcext:value-type="float">
            <text:p>2.895391881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.9133134489" calcext:value-type="float">
            <text:p>2.913313448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.9312492043" calcext:value-type="float">
            <text:p>2.931249204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.9491984409" calcext:value-type="float">
            <text:p>2.949198440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.9671608038" calcext:value-type="float">
            <text:p>2.967160803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.9851362339" calcext:value-type="float">
            <text:p>2.985136233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.0031249005" calcext:value-type="float">
            <text:p>3.003124900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.0211271263" calcext:value-type="float">
            <text:p>3.021127126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.0391433038" calcext:value-type="float">
            <text:p>3.039143303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.0571738065" calcext:value-type="float">
            <text:p>3.057173806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.0752188952" calcext:value-type="float">
            <text:p>3.075218895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.093278629" calcext:value-type="float">
            <text:p>3.09327862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.1113527608" calcext:value-type="float">
            <text:p>3.111352760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.1294406505" calcext:value-type="float">
            <text:p>3.129440650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.147541164" calcext:value-type="float">
            <text:p>3.14754116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.1656525833" calcext:value-type="float">
            <text:p>3.165652583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.1837725108" calcext:value-type="float">
            <text:p>3.183772510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.2018977849" calcext:value-type="float">
            <text:p>3.201897784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.2200244059" calcext:value-type="float">
            <text:p>3.220024405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.238147457" calcext:value-type="float">
            <text:p>3.23814745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.2562610645" calcext:value-type="float">
            <text:p>3.256261064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.2743583548" calcext:value-type="float">
            <text:p>3.274358354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.2924314543" calcext:value-type="float">
            <text:p>3.292431454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.3104715134" calcext:value-type="float">
            <text:p>3.310471513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.3284687742" calcext:value-type="float">
            <text:p>3.328468774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.3464126747" calcext:value-type="float">
            <text:p>3.346412674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.3642919973" calcext:value-type="float">
            <text:p>3.364291997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3.3820950806" calcext:value-type="float">
            <text:p>3.382095080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.3998100726" calcext:value-type="float">
            <text:p>3.399810072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3.4174252419" calcext:value-type="float">
            <text:p>3.417425241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.4349293306" calcext:value-type="float">
            <text:p>3.434929330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.4523119651" calcext:value-type="float">
            <text:p>3.452311965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.469564078" calcext:value-type="float">
            <text:p>3.46956407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.4866783817" calcext:value-type="float">
            <text:p>3.486678381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.5036498199" calcext:value-type="float">
            <text:p>3.503649819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.5204760242" calcext:value-type="float">
            <text:p>3.520476024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.5371577177" calcext:value-type="float">
            <text:p>3.537157717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3.5536990672" calcext:value-type="float">
            <text:p>3.553699067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.570107922" calcext:value-type="float">
            <text:p>3.57010792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.5863959301" calcext:value-type="float">
            <text:p>3.586395930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3.6025785081" calcext:value-type="float">
            <text:p>3.602578508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.6186746263" calcext:value-type="float">
            <text:p>3.618674626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.6347064005" calcext:value-type="float">
            <text:p>3.634706400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.6506985027" calcext:value-type="float">
            <text:p>3.650698502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.6666774005" calcext:value-type="float">
            <text:p>3.666677400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.6826704516" calcext:value-type="float">
            <text:p>3.682670451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.6987049194" calcext:value-type="float">
            <text:p>3.698704919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.7148069462" calcext:value-type="float">
            <text:p>3.714806946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.7310005672" calcext:value-type="float">
            <text:p>3.731000567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.7473068118" calcext:value-type="float">
            <text:p>3.747306811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3.7637429597" calcext:value-type="float">
            <text:p>3.763742959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3.7803219543" calcext:value-type="float">
            <text:p>3.780321954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.7970520511" calcext:value-type="float">
            <text:p>3.797052051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3.8139366559" calcext:value-type="float">
            <text:p>3.813936655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.8309743763" calcext:value-type="float">
            <text:p>3.830974376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.8481592661" calcext:value-type="float">
            <text:p>3.848159266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8654812446" calcext:value-type="float">
            <text:p>3.865481244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.8829266425" calcext:value-type="float">
            <text:p>3.882926642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.9004788683" calcext:value-type="float">
            <text:p>3.900478868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3.918119164" calcext:value-type="float">
            <text:p>3.91811916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3.9358274113" calcext:value-type="float">
            <text:p>3.935827411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.9535829677" calcext:value-type="float">
            <text:p>3.953582967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.9713655" calcext:value-type="float">
            <text:p>3.971365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.9891558065" calcext:value-type="float">
            <text:p>3.989155806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4.0069365806" calcext:value-type="float">
            <text:p>4.006936580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4.0246931075" calcext:value-type="float">
            <text:p>4.024693107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4.0424138656" calcext:value-type="float">
            <text:p>4.042413865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4.0600910108" calcext:value-type="float">
            <text:p>4.060091010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4.0777207258" calcext:value-type="float">
            <text:p>4.077720725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.0953034059" calcext:value-type="float">
            <text:p>4.0953034059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4.1128436801" calcext:value-type="float">
            <text:p>4.112843680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4.1303502554" calcext:value-type="float">
            <text:p>4.130350255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4.1478355753" calcext:value-type="float">
            <text:p>4.147835575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.1653153253" calcext:value-type="float">
            <text:p>4.165315325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4.1828077715" calcext:value-type="float">
            <text:p>4.182807771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.2003329946" calcext:value-type="float">
            <text:p>4.200332994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.2179120323" calcext:value-type="float">
            <text:p>4.2179120323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4.2355659892" calcext:value-type="float">
            <text:p>4.235565989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4.2533151559" calcext:value-type="float">
            <text:p>4.2533151559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4.271178172" calcext:value-type="float">
            <text:p>4.271178172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4.2891712876" calcext:value-type="float">
            <text:p>4.289171287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.3073077285" calcext:value-type="float">
            <text:p>4.307307728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4.3255972043" calcext:value-type="float">
            <text:p>4.325597204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4.3440455672" calcext:value-type="float">
            <text:p>4.344045567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4.3626545968" calcext:value-type="float">
            <text:p>4.362654596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4.3814219355" calcext:value-type="float">
            <text:p>4.381421935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4.4003411263" calcext:value-type="float">
            <text:p>4.400341126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4.4194017742" calcext:value-type="float">
            <text:p>4.4194017742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.4385897769" calcext:value-type="float">
            <text:p>4.4385897769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4.4578876237" calcext:value-type="float">
            <text:p>4.457887623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4.4772747392" calcext:value-type="float">
            <text:p>4.477274739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.4967278629" calcext:value-type="float">
            <text:p>4.4967278629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4.5162214194" calcext:value-type="float">
            <text:p>4.5162214194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4.5357279113" calcext:value-type="float">
            <text:p>4.5357279113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4.5552182661" calcext:value-type="float">
            <text:p>4.5552182661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4.574662164" calcext:value-type="float">
            <text:p>4.57466216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4.5940283253" calcext:value-type="float">
            <text:p>4.594028325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4.6132847124" calcext:value-type="float">
            <text:p>4.6132847124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4.6323986801" calcext:value-type="float">
            <text:p>4.632398680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.6513370188" calcext:value-type="float">
            <text:p>4.6513370188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4.6700658737" calcext:value-type="float">
            <text:p>4.670065873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4.6885505403" calcext:value-type="float">
            <text:p>4.688550540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4.7067550484" calcext:value-type="float">
            <text:p>4.7067550484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4.7246415349" calcext:value-type="float">
            <text:p>4.724641534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4.7421692688" calcext:value-type="float">
            <text:p>4.742169268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4.7592932527" calcext:value-type="float">
            <text:p>4.7592932527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4.775962164" calcext:value-type="float">
            <text:p>4.77596216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4.7921153226" calcext:value-type="float">
            <text:p>4.792115322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4.8076780995" calcext:value-type="float">
            <text:p>4.807678099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4.8225546935" calcext:value-type="float">
            <text:p>4.822554693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4.836616164" calcext:value-type="float">
            <text:p>4.83661616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4.8496790376" calcext:value-type="float">
            <text:p>4.849679037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4.86146275" calcext:value-type="float">
            <text:p>4.861462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4.8714888548" calcext:value-type="float">
            <text:p>4.8714888548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4.8787449247" calcext:value-type="float">
            <text:p>4.878744924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4.8860009946" calcext:value-type="float">
            <text:p>4.886000994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4.8932570645" calcext:value-type="float">
            <text:p>4.893257064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.9005131344" calcext:value-type="float">
            <text:p>4.9005131344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4.9077692043" calcext:value-type="float">
            <text:p>4.907769204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4.9150252742" calcext:value-type="float">
            <text:p>4.9150252742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4.9222813441" calcext:value-type="float">
            <text:p>4.922281344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5.0128890323" calcext:value-type="float">
            <text:p>5.0128890323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5.0583665941" calcext:value-type="float">
            <text:p>5.058366594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5.0945434651" calcext:value-type="float">
            <text:p>5.094543465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5.1263200806" calcext:value-type="float">
            <text:p>5.126320080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5.1554471532" calcext:value-type="float">
            <text:p>5.155447153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5.1827664651" calcext:value-type="float">
            <text:p>5.1827664651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5.2087503414" calcext:value-type="float">
            <text:p>5.208750341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5.2336901398" calcext:value-type="float">
            <text:p>5.233690139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5.2577773333" calcext:value-type="float">
            <text:p>5.2577773333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5.2811434892" calcext:value-type="float">
            <text:p>5.281143489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.3038820591" calcext:value-type="float">
            <text:p>5.3038820591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5.3260611774" calcext:value-type="float">
            <text:p>5.3260611774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5.3477316882" calcext:value-type="float">
            <text:p>5.347731688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5.3689324113" calcext:value-type="float">
            <text:p>5.368932411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5.3896937661" calcext:value-type="float">
            <text:p>5.389693766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.4100403468" calcext:value-type="float">
            <text:p>5.410040346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.4299927769" calcext:value-type="float">
            <text:p>5.4299927769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5.4495690833" calcext:value-type="float">
            <text:p>5.449569083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5.4687857043" calcext:value-type="float">
            <text:p>5.468785704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5.4876582151" calcext:value-type="float">
            <text:p>5.487658215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.5062018441" calcext:value-type="float">
            <text:p>5.506201844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5.5244318145" calcext:value-type="float">
            <text:p>5.524431814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5.5423635484" calcext:value-type="float">
            <text:p>5.5423635484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5.5600127742" calcext:value-type="float">
            <text:p>5.560012774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5.5773955484" calcext:value-type="float">
            <text:p>5.577395548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.5945282392" calcext:value-type="float">
            <text:p>5.5945282392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5.6114274758" calcext:value-type="float">
            <text:p>5.611427475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5.6281100968" calcext:value-type="float">
            <text:p>5.628110096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5.6445931102" calcext:value-type="float">
            <text:p>5.644593110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5.660893672" calcext:value-type="float">
            <text:p>5.66089367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5.6770290914" calcext:value-type="float">
            <text:p>5.6770290914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5.6930168575" calcext:value-type="float">
            <text:p>5.693016857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5.7088746935" calcext:value-type="float">
            <text:p>5.708874693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5.7246206022" calcext:value-type="float">
            <text:p>5.724620602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5.7402729274" calcext:value-type="float">
            <text:p>5.740272927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.7558503656" calcext:value-type="float">
            <text:p>5.7558503656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5.7713719624" calcext:value-type="float">
            <text:p>5.7713719624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5.7868570484" calcext:value-type="float">
            <text:p>5.786857048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5.8023251183" calcext:value-type="float">
            <text:p>5.802325118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5.8177956478" calcext:value-type="float">
            <text:p>5.817795647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.8332878629" calcext:value-type="float">
            <text:p>5.833287862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5.8488204516" calcext:value-type="float">
            <text:p>5.848820451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5.8644112554" calcext:value-type="float">
            <text:p>5.864411255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.8800769489" calcext:value-type="float">
            <text:p>5.8800769489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5.8958327231" calcext:value-type="float">
            <text:p>5.895832723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5.911692" calcext:value-type="float">
            <text:p>5.911692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5.9276662097" calcext:value-type="float">
            <text:p>5.9276662097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5.9437646129" calcext:value-type="float">
            <text:p>5.943764612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5.9599942043" calcext:value-type="float">
            <text:p>5.959994204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5.9763596962" calcext:value-type="float">
            <text:p>5.976359696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5.9928635618" calcext:value-type="float">
            <text:p>5.992863561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6.0095061667" calcext:value-type="float">
            <text:p>6.009506166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6.0262859489" calcext:value-type="float">
            <text:p>6.0262859489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6.0431996371" calcext:value-type="float">
            <text:p>6.0431996371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6.0602425215" calcext:value-type="float">
            <text:p>6.060242521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6.0774087204" calcext:value-type="float">
            <text:p>6.077408720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6.0946914704" calcext:value-type="float">
            <text:p>6.094691470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6.1120833952" calcext:value-type="float">
            <text:p>6.112083395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6.1295767527" calcext:value-type="float">
            <text:p>6.129576752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6.147163664" calcext:value-type="float">
            <text:p>6.14716366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6.1648363038" calcext:value-type="float">
            <text:p>6.164836303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6.1825870403" calcext:value-type="float">
            <text:p>6.182587040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6.2004085457" calcext:value-type="float">
            <text:p>6.200408545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6.2182938656" calcext:value-type="float">
            <text:p>6.218293865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6.2362364462" calcext:value-type="float">
            <text:p>6.236236446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6.2542301398" calcext:value-type="float">
            <text:p>6.254230139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6.2722691747" calcext:value-type="float">
            <text:p>6.272269174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6.2903481129" calcext:value-type="float">
            <text:p>6.290348112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6.3084617957" calcext:value-type="float">
            <text:p>6.308461795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6.3266052849" calcext:value-type="float">
            <text:p>6.326605284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6.3447738065" calcext:value-type="float">
            <text:p>6.344773806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6.3629626935" calcext:value-type="float">
            <text:p>6.362962693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6.3811673548" calcext:value-type="float">
            <text:p>6.381167354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6.3993832366" calcext:value-type="float">
            <text:p>6.399383236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6.4176058065" calcext:value-type="float">
            <text:p>6.417605806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6.435830543" calcext:value-type="float">
            <text:p>6.43583054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6.4540529435" calcext:value-type="float">
            <text:p>6.454052943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6.4722685242" calcext:value-type="float">
            <text:p>6.472268524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6.490472836" calcext:value-type="float">
            <text:p>6.49047283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6.5086614758" calcext:value-type="float">
            <text:p>6.508661475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6.5268300995" calcext:value-type="float">
            <text:p>6.526830099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6.5449744355" calcext:value-type="float">
            <text:p>6.544974435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6.5630902903" calcext:value-type="float">
            <text:p>6.563090290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6.5811735538" calcext:value-type="float">
            <text:p>6.581173553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6.5992202097" calcext:value-type="float">
            <text:p>6.599220209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6.6172263414" calcext:value-type="float">
            <text:p>6.617226341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6.6351881452" calcext:value-type="float">
            <text:p>6.635188145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6.6531019624" calcext:value-type="float">
            <text:p>6.653101962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6.6709643065" calcext:value-type="float">
            <text:p>6.670964306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6.6887719167" calcext:value-type="float">
            <text:p>6.68877191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6.706521836" calcext:value-type="float">
            <text:p>6.70652183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6.7242114812" calcext:value-type="float">
            <text:p>6.7242114812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91199" calcext:value-type="float">
            <text:p>6.691199</text:p>
          </table:table-cell>
          <table:table-cell office:value-type="float" office:value="6.7418387608" calcext:value-type="float">
            <text:p>6.7418387608</text:p>
          </table:table-cell>
          <table:table-cell table:formula="of:=POWER([.C373]-6.75;2)" office:value-type="float" office:value="0.0000666058252796113" calcext:value-type="float">
            <text:p>6.66058252796113E-005</text:p>
          </table:table-cell>
          <table:table-cell table:formula="of:=SQRT(SUM([.D373:.D472])/100)" office:value-type="float" office:value="0.0342287966634028" calcext:value-type="float">
            <text:p>0.034228796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671825" calcext:value-type="float">
            <text:p>6.671825</text:p>
          </table:table-cell>
          <table:table-cell office:value-type="float" office:value="6.7414150941" calcext:value-type="float">
            <text:p>6.7414150941</text:p>
          </table:table-cell>
          <table:table-cell table:formula="of:=POWER([.C374]-6.75;2)" office:value-type="float" office:value="0.0000737006093118595" calcext:value-type="float">
            <text:p>7.37006093118595E-00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655118" calcext:value-type="float">
            <text:p>6.655118</text:p>
          </table:table-cell>
          <table:table-cell office:value-type="float" office:value="6.7409789032" calcext:value-type="float">
            <text:p>6.7409789032</text:p>
          </table:table-cell>
          <table:table-cell table:formula="of:=POWER([.C375]-6.75;2)" office:value-type="float" office:value="0.0000813801874749655" calcext:value-type="float">
            <text:p>8.13801874749655E-00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41185" calcext:value-type="float">
            <text:p>6.641185</text:p>
          </table:table-cell>
          <table:table-cell office:value-type="float" office:value="6.7405231344" calcext:value-type="float">
            <text:p>6.7405231344</text:p>
          </table:table-cell>
          <table:table-cell table:formula="of:=POWER([.C376]-6.75;2)" office:value-type="float" office:value="0.0000898109816004622" calcext:value-type="float">
            <text:p>0.00008981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30148" calcext:value-type="float">
            <text:p>6.630148</text:p>
          </table:table-cell>
          <table:table-cell office:value-type="float" office:value="6.7400414516" calcext:value-type="float">
            <text:p>6.7400414516</text:p>
          </table:table-cell>
          <table:table-cell table:formula="of:=POWER([.C377]-6.75;2)" office:value-type="float" office:value="0.0000991726862351468" calcext:value-type="float">
            <text:p>9.91726862351468E-00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22132" calcext:value-type="float">
            <text:p>6.622132</text:p>
          </table:table-cell>
          <table:table-cell office:value-type="float" office:value="6.7395283091" calcext:value-type="float">
            <text:p>6.7395283091</text:p>
          </table:table-cell>
          <table:table-cell table:formula="of:=POWER([.C378]-6.75;2)" office:value-type="float" office:value="0.000109656310305147" calcext:value-type="float">
            <text:p>0.00010965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17256" calcext:value-type="float">
            <text:p>6.617256</text:p>
          </table:table-cell>
          <table:table-cell office:value-type="float" office:value="6.7389790538" calcext:value-type="float">
            <text:p>6.7389790538</text:p>
          </table:table-cell>
          <table:table-cell table:formula="of:=POWER([.C379]-6.75;2)" office:value-type="float" office:value="0.000121461255143303" calcext:value-type="float">
            <text:p>0.000121461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15617" calcext:value-type="float">
            <text:p>6.615617</text:p>
          </table:table-cell>
          <table:table-cell office:value-type="float" office:value="6.7383900054" calcext:value-type="float">
            <text:p>6.7383900054</text:p>
          </table:table-cell>
          <table:table-cell table:formula="of:=POWER([.C380]-6.75;2)" office:value-type="float" office:value="0.000134791974612022" calcext:value-type="float">
            <text:p>0.000134792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17281" calcext:value-type="float">
            <text:p>6.617281</text:p>
          </table:table-cell>
          <table:table-cell office:value-type="float" office:value="6.7377585511" calcext:value-type="float">
            <text:p>6.7377585511</text:p>
          </table:table-cell>
          <table:table-cell table:formula="of:=POWER([.C381]-6.75;2)" office:value-type="float" office:value="0.000149853071171317" calcext:value-type="float">
            <text:p>0.000149853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22266" calcext:value-type="float">
            <text:p>6.622266</text:p>
          </table:table-cell>
          <table:table-cell office:value-type="float" office:value="6.7370832151" calcext:value-type="float">
            <text:p>6.7370832151</text:p>
          </table:table-cell>
          <table:table-cell table:formula="of:=POWER([.C382]-6.75;2)" office:value-type="float" office:value="0.000166843332152863" calcext:value-type="float">
            <text:p>0.000166843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30534" calcext:value-type="float">
            <text:p>6.630534</text:p>
          </table:table-cell>
          <table:table-cell office:value-type="float" office:value="6.7363637258" calcext:value-type="float">
            <text:p>6.7363637258</text:p>
          </table:table-cell>
          <table:table-cell table:formula="of:=POWER([.C383]-6.75;2)" office:value-type="float" office:value="0.000185947974057574" calcext:value-type="float">
            <text:p>0.00018594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41982" calcext:value-type="float">
            <text:p>6.641982</text:p>
          </table:table-cell>
          <table:table-cell office:value-type="float" office:value="6.7356010403" calcext:value-type="float">
            <text:p>6.7356010403</text:p>
          </table:table-cell>
          <table:table-cell table:formula="of:=POWER([.C384]-6.75;2)" office:value-type="float" office:value="0.000207330040442232" calcext:value-type="float">
            <text:p>0.0002073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56441" calcext:value-type="float">
            <text:p>6.656441</text:p>
          </table:table-cell>
          <table:table-cell office:value-type="float" office:value="6.7347973548" calcext:value-type="float">
            <text:p>6.7347973548</text:p>
          </table:table-cell>
          <table:table-cell table:formula="of:=POWER([.C385]-6.75;2)" office:value-type="float" office:value="0.00023112042107707" calcext:value-type="float">
            <text:p>0.000231120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73671" calcext:value-type="float">
            <text:p>6.673671</text:p>
          </table:table-cell>
          <table:table-cell office:value-type="float" office:value="6.7339560565" calcext:value-type="float">
            <text:p>6.7339560565</text:p>
          </table:table-cell>
          <table:table-cell table:formula="of:=POWER([.C386]-6.75;2)" office:value-type="float" office:value="0.000257408123031183" calcext:value-type="float">
            <text:p>0.000257408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93369" calcext:value-type="float">
            <text:p>6.693369</text:p>
          </table:table-cell>
          <table:table-cell office:value-type="float" office:value="6.7330816425" calcext:value-type="float">
            <text:p>6.7330816425</text:p>
          </table:table-cell>
          <table:table-cell table:formula="of:=POWER([.C387]-6.75;2)" office:value-type="float" office:value="0.0002862308204978" calcext:value-type="float">
            <text:p>0.000286230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15173" calcext:value-type="float">
            <text:p>6.715173</text:p>
          </table:table-cell>
          <table:table-cell office:value-type="float" office:value="6.7321795941" calcext:value-type="float">
            <text:p>6.7321795941</text:p>
          </table:table-cell>
          <table:table-cell table:formula="of:=POWER([.C388]-6.75;2)" office:value-type="float" office:value="0.000317566866440763" calcext:value-type="float">
            <text:p>0.000317566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38675" calcext:value-type="float">
            <text:p>6.738675</text:p>
          </table:table-cell>
          <table:table-cell office:value-type="float" office:value="6.7312562204" calcext:value-type="float">
            <text:p>6.7312562204</text:p>
          </table:table-cell>
          <table:table-cell table:formula="of:=POWER([.C389]-6.75;2)" office:value-type="float" office:value="0.000351329273693387" calcext:value-type="float">
            <text:p>0.000351329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63431" calcext:value-type="float">
            <text:p>6.763431</text:p>
          </table:table-cell>
          <table:table-cell office:value-type="float" office:value="6.7303184543" calcext:value-type="float">
            <text:p>6.7303184543</text:p>
          </table:table-cell>
          <table:table-cell table:formula="of:=POWER([.C390]-6.75;2)" office:value-type="float" office:value="0.000387363241141194" calcext:value-type="float">
            <text:p>0.000387363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88979" calcext:value-type="float">
            <text:p>6.788979</text:p>
          </table:table-cell>
          <table:table-cell office:value-type="float" office:value="6.7293736398" calcext:value-type="float">
            <text:p>6.7293736398</text:p>
          </table:table-cell>
          <table:table-cell table:formula="of:=POWER([.C391]-6.75;2)" office:value-type="float" office:value="0.000425446735100129" calcext:value-type="float">
            <text:p>0.000425446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814851" calcext:value-type="float">
            <text:p>6.814851</text:p>
          </table:table-cell>
          <table:table-cell office:value-type="float" office:value="6.7284292849" calcext:value-type="float">
            <text:p>6.7284292849</text:p>
          </table:table-cell>
          <table:table-cell table:formula="of:=POWER([.C392]-6.75;2)" office:value-type="float" office:value="0.000465295749925376" calcext:value-type="float">
            <text:p>0.000465295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840591" calcext:value-type="float">
            <text:p>6.840591</text:p>
          </table:table-cell>
          <table:table-cell office:value-type="float" office:value="6.7274928306" calcext:value-type="float">
            <text:p>6.7274928306</text:p>
          </table:table-cell>
          <table:table-cell table:formula="of:=POWER([.C393]-6.75;2)" office:value-type="float" office:value="0.00050657267440029" calcext:value-type="float">
            <text:p>0.000506572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865763" calcext:value-type="float">
            <text:p>6.865763</text:p>
          </table:table-cell>
          <table:table-cell office:value-type="float" office:value="6.7265714167" calcext:value-type="float">
            <text:p>6.7265714167</text:p>
          </table:table-cell>
          <table:table-cell table:formula="of:=POWER([.C394]-6.75;2)" office:value-type="float" office:value="0.000548898515445053" calcext:value-type="float">
            <text:p>0.000548898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889971" calcext:value-type="float">
            <text:p>6.889971</text:p>
          </table:table-cell>
          <table:table-cell office:value-type="float" office:value="6.7256716747" calcext:value-type="float">
            <text:p>6.7256716747</text:p>
          </table:table-cell>
          <table:table-cell table:formula="of:=POWER([.C395]-6.75;2)" office:value-type="float" office:value="0.000591867411902618" calcext:value-type="float">
            <text:p>0.000591867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91286" calcext:value-type="float">
            <text:p>6.91286</text:p>
          </table:table-cell>
          <table:table-cell office:value-type="float" office:value="6.7247995296" calcext:value-type="float">
            <text:p>6.7247995296</text:p>
          </table:table-cell>
          <table:table-cell table:formula="of:=POWER([.C396]-6.75;2)" office:value-type="float" office:value="0.000635063708381263" calcext:value-type="float">
            <text:p>0.000635063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93413" calcext:value-type="float">
            <text:p>6.93413</text:p>
          </table:table-cell>
          <table:table-cell office:value-type="float" office:value="6.7239600591" calcext:value-type="float">
            <text:p>6.7239600591</text:p>
          </table:table-cell>
          <table:table-cell table:formula="of:=POWER([.C397]-6.75;2)" office:value-type="float" office:value="0.000678078522075473" calcext:value-type="float">
            <text:p>0.000678078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953536" calcext:value-type="float">
            <text:p>6.953536</text:p>
          </table:table-cell>
          <table:table-cell office:value-type="float" office:value="6.7231573817" calcext:value-type="float">
            <text:p>6.7231573817</text:p>
          </table:table-cell>
          <table:table-cell table:formula="of:=POWER([.C398]-6.75;2)" office:value-type="float" office:value="0.000720526157199489" calcext:value-type="float">
            <text:p>0.000720526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970892" calcext:value-type="float">
            <text:p>6.970892</text:p>
          </table:table-cell>
          <table:table-cell office:value-type="float" office:value="6.7223945833" calcext:value-type="float">
            <text:p>6.7223945833</text:p>
          </table:table-cell>
          <table:table-cell table:formula="of:=POWER([.C399]-6.75;2)" office:value-type="float" office:value="0.000762059031180648" calcext:value-type="float">
            <text:p>0.00076205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986071" calcext:value-type="float">
            <text:p>6.986071</text:p>
          </table:table-cell>
          <table:table-cell office:value-type="float" office:value="6.7216736909" calcext:value-type="float">
            <text:p>6.7216736909</text:p>
          </table:table-cell>
          <table:table-cell table:formula="of:=POWER([.C400]-6.75;2)" office:value-type="float" office:value="0.000802379787228724" calcext:value-type="float">
            <text:p>0.000802379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998997" calcext:value-type="float">
            <text:p>6.998997</text:p>
          </table:table-cell>
          <table:table-cell office:value-type="float" office:value="6.7209956855" calcext:value-type="float">
            <text:p>6.7209956855</text:p>
          </table:table-cell>
          <table:table-cell table:formula="of:=POWER([.C401]-6.75;2)" office:value-type="float" office:value="0.000841250259614902" calcext:value-type="float">
            <text:p>0.000841250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009647" calcext:value-type="float">
            <text:p>7.009647</text:p>
          </table:table-cell>
          <table:table-cell office:value-type="float" office:value="6.7203605618" calcext:value-type="float">
            <text:p>6.7203605618</text:p>
          </table:table-cell>
          <table:table-cell table:formula="of:=POWER([.C402]-6.75;2)" office:value-type="float" office:value="0.000878496296811634" calcext:value-type="float">
            <text:p>0.000878496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01804" calcext:value-type="float">
            <text:p>7.01804</text:p>
          </table:table-cell>
          <table:table-cell office:value-type="float" office:value="6.719767414" calcext:value-type="float">
            <text:p>6.719767414</text:p>
          </table:table-cell>
          <table:table-cell table:formula="of:=POWER([.C403]-6.75;2)" office:value-type="float" office:value="0.000914009256247416" calcext:value-type="float">
            <text:p>0.000914009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024235" calcext:value-type="float">
            <text:p>7.024235</text:p>
          </table:table-cell>
          <table:table-cell office:value-type="float" office:value="6.7192145565" calcext:value-type="float">
            <text:p>6.7192145565</text:p>
          </table:table-cell>
          <table:table-cell table:formula="of:=POWER([.C404]-6.75;2)" office:value-type="float" office:value="0.0009477435314917" calcext:value-type="float">
            <text:p>0.000947743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028318" calcext:value-type="float">
            <text:p>7.028318</text:p>
          </table:table-cell>
          <table:table-cell office:value-type="float" office:value="6.7186996559" calcext:value-type="float">
            <text:p>6.7186996559</text:p>
          </table:table-cell>
          <table:table-cell table:formula="of:=POWER([.C405]-6.75;2)" office:value-type="float" office:value="0.000979711540778401" calcext:value-type="float">
            <text:p>0.000979711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030401" calcext:value-type="float">
            <text:p>7.030401</text:p>
          </table:table-cell>
          <table:table-cell office:value-type="float" office:value="6.7182198925" calcext:value-type="float">
            <text:p>6.7182198925</text:p>
          </table:table-cell>
          <table:table-cell table:formula="of:=POWER([.C406]-6.75;2)" office:value-type="float" office:value="0.00100997523271152" calcext:value-type="float">
            <text:p>0.0010099752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030612" calcext:value-type="float">
            <text:p>7.030612</text:p>
          </table:table-cell>
          <table:table-cell office:value-type="float" office:value="6.7177721156" calcext:value-type="float">
            <text:p>6.7177721156</text:p>
          </table:table-cell>
          <table:table-cell table:formula="of:=POWER([.C407]-6.75;2)" office:value-type="float" office:value="0.00103863653289977" calcext:value-type="float">
            <text:p>0.001038636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029089" calcext:value-type="float">
            <text:p>7.029089</text:p>
          </table:table-cell>
          <table:table-cell office:value-type="float" office:value="6.7173530027" calcext:value-type="float">
            <text:p>6.7173530027</text:p>
          </table:table-cell>
          <table:table-cell table:formula="of:=POWER([.C408]-6.75;2)" office:value-type="float" office:value="0.00106582643270618" calcext:value-type="float">
            <text:p>0.001065826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02598" calcext:value-type="float">
            <text:p>7.02598</text:p>
          </table:table-cell>
          <table:table-cell office:value-type="float" office:value="6.7169592124" calcext:value-type="float">
            <text:p>6.7169592124</text:p>
          </table:table-cell>
          <table:table-cell table:formula="of:=POWER([.C409]-6.75;2)" office:value-type="float" office:value="0.00109169364522832" calcext:value-type="float">
            <text:p>0.001091693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021432" calcext:value-type="float">
            <text:p>7.021432</text:p>
          </table:table-cell>
          <table:table-cell office:value-type="float" office:value="6.7165875081" calcext:value-type="float">
            <text:p>6.7165875081</text:p>
          </table:table-cell>
          <table:table-cell table:formula="of:=POWER([.C410]-6.75;2)" office:value-type="float" office:value="0.00111639461496757" calcext:value-type="float">
            <text:p>0.001116394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015594" calcext:value-type="float">
            <text:p>7.015594</text:p>
          </table:table-cell>
          <table:table-cell office:value-type="float" office:value="6.7162348763" calcext:value-type="float">
            <text:p>6.7162348763</text:p>
          </table:table-cell>
          <table:table-cell table:formula="of:=POWER([.C411]-6.75;2)" office:value-type="float" office:value="0.00114008357847632" calcext:value-type="float">
            <text:p>0.001140083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008614" calcext:value-type="float">
            <text:p>7.008614</text:p>
          </table:table-cell>
          <table:table-cell office:value-type="float" office:value="6.7158986075" calcext:value-type="float">
            <text:p>6.7158986075</text:p>
          </table:table-cell>
          <table:table-cell table:formula="of:=POWER([.C412]-6.75;2)" office:value-type="float" office:value="0.00116290497043907" calcext:value-type="float">
            <text:p>0.00116290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000636" calcext:value-type="float">
            <text:p>7.000636</text:p>
          </table:table-cell>
          <table:table-cell office:value-type="float" office:value="6.7155763495" calcext:value-type="float">
            <text:p>6.7155763495</text:p>
          </table:table-cell>
          <table:table-cell table:formula="of:=POWER([.C413]-6.75;2)" office:value-type="float" office:value="0.00118498771374615" calcext:value-type="float">
            <text:p>0.001184987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991799" calcext:value-type="float">
            <text:p>6.991799</text:p>
          </table:table-cell>
          <table:table-cell office:value-type="float" office:value="6.7152661237" calcext:value-type="float">
            <text:p>6.7152661237</text:p>
          </table:table-cell>
          <table:table-cell table:formula="of:=POWER([.C414]-6.75;2)" office:value-type="float" office:value="0.00120644216282369" calcext:value-type="float">
            <text:p>0.001206442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982242" calcext:value-type="float">
            <text:p>6.982242</text:p>
          </table:table-cell>
          <table:table-cell office:value-type="float" office:value="6.7149663387" calcext:value-type="float">
            <text:p>6.7149663387</text:p>
          </table:table-cell>
          <table:table-cell table:formula="of:=POWER([.C415]-6.75;2)" office:value-type="float" office:value="0.00122735742408312" calcext:value-type="float">
            <text:p>0.001227357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972095" calcext:value-type="float">
            <text:p>6.972095</text:p>
          </table:table-cell>
          <table:table-cell office:value-type="float" office:value="6.7146757312" calcext:value-type="float">
            <text:p>6.7146757312</text:p>
          </table:table-cell>
          <table:table-cell table:formula="of:=POWER([.C416]-6.75;2)" office:value-type="float" office:value="0.00124780396625467" calcext:value-type="float">
            <text:p>0.001247804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961485" calcext:value-type="float">
            <text:p>6.961485</text:p>
          </table:table-cell>
          <table:table-cell office:value-type="float" office:value="6.714393336" calcext:value-type="float">
            <text:p>6.714393336</text:p>
          </table:table-cell>
          <table:table-cell table:formula="of:=POWER([.C417]-6.75;2)" office:value-type="float" office:value="0.00126783452120892" calcext:value-type="float">
            <text:p>0.001267834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950535" calcext:value-type="float">
            <text:p>6.950535</text:p>
          </table:table-cell>
          <table:table-cell office:value-type="float" office:value="6.7141184086" calcext:value-type="float">
            <text:p>6.7141184086</text:p>
          </table:table-cell>
          <table:table-cell table:formula="of:=POWER([.C418]-6.75;2)" office:value-type="float" office:value="0.00128748860139655" calcext:value-type="float">
            <text:p>0.001287488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939358" calcext:value-type="float">
            <text:p>6.939358</text:p>
          </table:table-cell>
          <table:table-cell office:value-type="float" office:value="6.7138503441" calcext:value-type="float">
            <text:p>6.7138503441</text:p>
          </table:table-cell>
          <table:table-cell table:formula="of:=POWER([.C419]-6.75;2)" office:value-type="float" office:value="0.00130679762168841" calcext:value-type="float">
            <text:p>0.0013067976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928057" calcext:value-type="float">
            <text:p>6.928057</text:p>
          </table:table-cell>
          <table:table-cell office:value-type="float" office:value="6.7135885995" calcext:value-type="float">
            <text:p>6.7135885995</text:p>
          </table:table-cell>
          <table:table-cell table:formula="of:=POWER([.C420]-6.75;2)" office:value-type="float" office:value="0.00132579008637143" calcext:value-type="float">
            <text:p>0.001325790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916727" calcext:value-type="float">
            <text:p>6.916727</text:p>
          </table:table-cell>
          <table:table-cell office:value-type="float" office:value="6.7133326371" calcext:value-type="float">
            <text:p>6.7133326371</text:p>
          </table:table-cell>
          <table:table-cell table:formula="of:=POWER([.C421]-6.75;2)" office:value-type="float" office:value="0.00134449550204032" calcext:value-type="float">
            <text:p>0.001344495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905447" calcext:value-type="float">
            <text:p>6.905447</text:p>
          </table:table-cell>
          <table:table-cell office:value-type="float" office:value="6.7130818495" calcext:value-type="float">
            <text:p>6.7130818495</text:p>
          </table:table-cell>
          <table:table-cell table:formula="of:=POWER([.C422]-6.75;2)" office:value-type="float" office:value="0.00136294983634065" calcext:value-type="float">
            <text:p>0.001362949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89428" calcext:value-type="float">
            <text:p>6.89428</text:p>
          </table:table-cell>
          <table:table-cell office:value-type="float" office:value="6.7128355349" calcext:value-type="float">
            <text:p>6.7128355349</text:p>
          </table:table-cell>
          <table:table-cell table:formula="of:=POWER([.C423]-6.75;2)" office:value-type="float" office:value="0.00138119746616912" calcext:value-type="float">
            <text:p>0.0013811975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83271" calcext:value-type="float">
            <text:p>6.883271</text:p>
          </table:table-cell>
          <table:table-cell office:value-type="float" office:value="6.7125928763" calcext:value-type="float">
            <text:p>6.7125928763</text:p>
          </table:table-cell>
          <table:table-cell table:formula="of:=POWER([.C424]-6.75;2)" office:value-type="float" office:value="0.00139929290350707" calcext:value-type="float">
            <text:p>0.001399292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72444" calcext:value-type="float">
            <text:p>6.872444</text:p>
          </table:table-cell>
          <table:table-cell office:value-type="float" office:value="6.7123529516" calcext:value-type="float">
            <text:p>6.7123529516</text:p>
          </table:table-cell>
          <table:table-cell table:formula="of:=POWER([.C425]-6.75;2)" office:value-type="float" office:value="0.00141730025323196" calcext:value-type="float">
            <text:p>0.001417300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61803" calcext:value-type="float">
            <text:p>6.861803</text:p>
          </table:table-cell>
          <table:table-cell office:value-type="float" office:value="6.7121147769" calcext:value-type="float">
            <text:p>6.7121147769</text:p>
          </table:table-cell>
          <table:table-cell table:formula="of:=POWER([.C426]-6.75;2)" office:value-type="float" office:value="0.00143529012933677" calcext:value-type="float">
            <text:p>0.001435290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851331" calcext:value-type="float">
            <text:p>6.851331</text:p>
          </table:table-cell>
          <table:table-cell office:value-type="float" office:value="6.7118773522" calcext:value-type="float">
            <text:p>6.7118773522</text:p>
          </table:table-cell>
          <table:table-cell table:formula="of:=POWER([.C427]-6.75;2)" office:value-type="float" office:value="0.00145333627528283" calcext:value-type="float">
            <text:p>0.001453336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84099" calcext:value-type="float">
            <text:p>6.84099</text:p>
          </table:table-cell>
          <table:table-cell office:value-type="float" office:value="6.7116397392" calcext:value-type="float">
            <text:p>6.7116397392</text:p>
          </table:table-cell>
          <table:table-cell table:formula="of:=POWER([.C428]-6.75;2)" office:value-type="float" office:value="0.00147150960864403" calcext:value-type="float">
            <text:p>0.001471509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30725" calcext:value-type="float">
            <text:p>6.830725</text:p>
          </table:table-cell>
          <table:table-cell office:value-type="float" office:value="6.7114011586" calcext:value-type="float">
            <text:p>6.7114011586</text:p>
          </table:table-cell>
          <table:table-cell table:formula="of:=POWER([.C429]-6.75;2)" office:value-type="float" office:value="0.00148987055742234" calcext:value-type="float">
            <text:p>0.001489870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20465" calcext:value-type="float">
            <text:p>6.820465</text:p>
          </table:table-cell>
          <table:table-cell office:value-type="float" office:value="6.7111610645" calcext:value-type="float">
            <text:p>6.7111610645</text:p>
          </table:table-cell>
          <table:table-cell table:formula="of:=POWER([.C430]-6.75;2)" office:value-type="float" office:value="0.00150846291077318" calcext:value-type="float">
            <text:p>0.001508462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10132" calcext:value-type="float">
            <text:p>6.810132</text:p>
          </table:table-cell>
          <table:table-cell office:value-type="float" office:value="6.7109192554" calcext:value-type="float">
            <text:p>6.7109192554</text:p>
          </table:table-cell>
          <table:table-cell table:formula="of:=POWER([.C431]-6.75;2)" office:value-type="float" office:value="0.0015273045984904" calcext:value-type="float">
            <text:p>0.001527304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99645" calcext:value-type="float">
            <text:p>6.799645</text:p>
          </table:table-cell>
          <table:table-cell office:value-type="float" office:value="6.7106759328" calcext:value-type="float">
            <text:p>6.7106759328</text:p>
          </table:table-cell>
          <table:table-cell table:formula="of:=POWER([.C432]-6.75;2)" office:value-type="float" office:value="0.00154638226115011" calcext:value-type="float">
            <text:p>0.001546382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88922" calcext:value-type="float">
            <text:p>6.788922</text:p>
          </table:table-cell>
          <table:table-cell office:value-type="float" office:value="6.7104317688" calcext:value-type="float">
            <text:p>6.7104317688</text:p>
          </table:table-cell>
          <table:table-cell table:formula="of:=POWER([.C433]-6.75;2)" office:value-type="float" office:value="0.00156564492029662" calcext:value-type="float">
            <text:p>0.001565644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77894" calcext:value-type="float">
            <text:p>6.777894</text:p>
          </table:table-cell>
          <table:table-cell office:value-type="float" office:value="6.7101879489" calcext:value-type="float">
            <text:p>6.7101879489</text:p>
          </table:table-cell>
          <table:table-cell table:formula="of:=POWER([.C434]-6.75;2)" office:value-type="float" office:value="0.00158499941278903" calcext:value-type="float">
            <text:p>0.001584999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66507" calcext:value-type="float">
            <text:p>6.766507</text:p>
          </table:table-cell>
          <table:table-cell office:value-type="float" office:value="6.7099461667" calcext:value-type="float">
            <text:p>6.7099461667</text:p>
          </table:table-cell>
          <table:table-cell table:formula="of:=POWER([.C435]-6.75;2)" office:value-type="float" office:value="0.00160430956202419" calcext:value-type="float">
            <text:p>0.0016043096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54733" calcext:value-type="float">
            <text:p>6.754733</text:p>
          </table:table-cell>
          <table:table-cell office:value-type="float" office:value="6.7097086048" calcext:value-type="float">
            <text:p>6.7097086048</text:p>
          </table:table-cell>
          <table:table-cell table:formula="of:=POWER([.C436]-6.75;2)" office:value-type="float" office:value="0.00162339652716256" calcext:value-type="float">
            <text:p>0.001623396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4257" calcext:value-type="float">
            <text:p>6.74257</text:p>
          </table:table-cell>
          <table:table-cell office:value-type="float" office:value="6.7094778737" calcext:value-type="float">
            <text:p>6.7094778737</text:p>
          </table:table-cell>
          <table:table-cell table:formula="of:=POWER([.C437]-6.75;2)" office:value-type="float" office:value="0.00164204271987315" calcext:value-type="float">
            <text:p>0.0016420427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30053" calcext:value-type="float">
            <text:p>6.730053</text:p>
          </table:table-cell>
          <table:table-cell office:value-type="float" office:value="6.709256922" calcext:value-type="float">
            <text:p>6.709256922</text:p>
          </table:table-cell>
          <table:table-cell table:formula="of:=POWER([.C438]-6.75;2)" office:value-type="float" office:value="0.0016599984049141" calcext:value-type="float">
            <text:p>0.001659998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17252" calcext:value-type="float">
            <text:p>6.717252</text:p>
          </table:table-cell>
          <table:table-cell office:value-type="float" office:value="6.709048914" calcext:value-type="float">
            <text:p>6.709048914</text:p>
          </table:table-cell>
          <table:table-cell table:formula="of:=POWER([.C439]-6.75;2)" office:value-type="float" office:value="0.00167699144457938" calcext:value-type="float">
            <text:p>0.001676991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04276" calcext:value-type="float">
            <text:p>6.704276</text:p>
          </table:table-cell>
          <table:table-cell office:value-type="float" office:value="6.7088570941" calcext:value-type="float">
            <text:p>6.7088570941</text:p>
          </table:table-cell>
          <table:table-cell table:formula="of:=POWER([.C440]-6.75;2)" office:value-type="float" office:value="0.00169273870589627" calcext:value-type="float">
            <text:p>0.001692738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691276" calcext:value-type="float">
            <text:p>6.691276</text:p>
          </table:table-cell>
          <table:table-cell office:value-type="float" office:value="6.7086846263" calcext:value-type="float">
            <text:p>6.7086846263</text:p>
          </table:table-cell>
          <table:table-cell table:formula="of:=POWER([.C441]-6.75;2)" office:value-type="float" office:value="0.00170696010397064" calcext:value-type="float">
            <text:p>0.001706960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78434" calcext:value-type="float">
            <text:p>6.678434</text:p>
          </table:table-cell>
          <table:table-cell office:value-type="float" office:value="6.708534422" calcext:value-type="float">
            <text:p>6.708534422</text:p>
          </table:table-cell>
          <table:table-cell table:formula="of:=POWER([.C442]-6.75;2)" office:value-type="float" office:value="0.00171939415887412" calcext:value-type="float">
            <text:p>0.001719394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65969" calcext:value-type="float">
            <text:p>6.665969</text:p>
          </table:table-cell>
          <table:table-cell office:value-type="float" office:value="6.7084089892" calcext:value-type="float">
            <text:p>6.7084089892</text:p>
          </table:table-cell>
          <table:table-cell table:formula="of:=POWER([.C443]-6.75;2)" office:value-type="float" office:value="0.00172981217936567" calcext:value-type="float">
            <text:p>0.0017298122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54121" calcext:value-type="float">
            <text:p>6.654121</text:p>
          </table:table-cell>
          <table:table-cell office:value-type="float" office:value="6.7083102742" calcext:value-type="float">
            <text:p>6.7083102742</text:p>
          </table:table-cell>
          <table:table-cell table:formula="of:=POWER([.C444]-6.75;2)" office:value-type="float" office:value="0.00173803323727915" calcext:value-type="float">
            <text:p>0.001738033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64315" calcext:value-type="float">
            <text:p>6.64315</text:p>
          </table:table-cell>
          <table:table-cell office:value-type="float" office:value="6.7082395323" calcext:value-type="float">
            <text:p>6.7082395323</text:p>
          </table:table-cell>
          <table:table-cell table:formula="of:=POWER([.C445]-6.75;2)" office:value-type="float" office:value="0.00174393666252271" calcext:value-type="float">
            <text:p>0.00174393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633323" calcext:value-type="float">
            <text:p>6.633323</text:p>
          </table:table-cell>
          <table:table-cell office:value-type="float" office:value="6.7081972231" calcext:value-type="float">
            <text:p>6.7081972231</text:p>
          </table:table-cell>
          <table:table-cell table:formula="of:=POWER([.C446]-6.75;2)" office:value-type="float" office:value="0.00174747215655117" calcext:value-type="float">
            <text:p>0.001747472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624904" calcext:value-type="float">
            <text:p>6.624904</text:p>
          </table:table-cell>
          <table:table-cell office:value-type="float" office:value="6.7081829489" calcext:value-type="float">
            <text:p>6.7081829489</text:p>
          </table:table-cell>
          <table:table-cell table:formula="of:=POWER([.C447]-6.75;2)" office:value-type="float" office:value="0.00174866576269999" calcext:value-type="float">
            <text:p>0.001748665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18145" calcext:value-type="float">
            <text:p>6.618145</text:p>
          </table:table-cell>
          <table:table-cell office:value-type="float" office:value="6.7081954167" calcext:value-type="float">
            <text:p>6.7081954167</text:p>
          </table:table-cell>
          <table:table-cell table:formula="of:=POWER([.C448]-6.75;2)" office:value-type="float" office:value="0.00174762318488666" calcext:value-type="float">
            <text:p>0.0017476232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613273" calcext:value-type="float">
            <text:p>6.613273</text:p>
          </table:table-cell>
          <table:table-cell office:value-type="float" office:value="6.7082324543" calcext:value-type="float">
            <text:p>6.7082324543</text:p>
          </table:table-cell>
          <table:table-cell table:formula="of:=POWER([.C449]-6.75;2)" office:value-type="float" office:value="0.00174452787380159" calcext:value-type="float">
            <text:p>0.0017445279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610483" calcext:value-type="float">
            <text:p>6.610483</text:p>
          </table:table-cell>
          <table:table-cell office:value-type="float" office:value="6.7082910645" calcext:value-type="float">
            <text:p>6.7082910645</text:p>
          </table:table-cell>
          <table:table-cell table:formula="of:=POWER([.C450]-6.75;2)" office:value-type="float" office:value="0.00173963530054316" calcext:value-type="float">
            <text:p>0.001739635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09928" calcext:value-type="float">
            <text:p>6.609928</text:p>
          </table:table-cell>
          <table:table-cell office:value-type="float" office:value="6.7083675161" calcext:value-type="float">
            <text:p>6.7083675161</text:p>
          </table:table-cell>
          <table:table-cell table:formula="of:=POWER([.C451]-6.75;2)" office:value-type="float" office:value="0.00173326371568376" calcext:value-type="float">
            <text:p>0.001733263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11711" calcext:value-type="float">
            <text:p>6.611711</text:p>
          </table:table-cell>
          <table:table-cell office:value-type="float" office:value="6.7084574651" calcext:value-type="float">
            <text:p>6.7084574651</text:p>
          </table:table-cell>
          <table:table-cell table:formula="of:=POWER([.C452]-6.75;2)" office:value-type="float" office:value="0.00172578220591768" calcext:value-type="float">
            <text:p>0.001725782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15883" calcext:value-type="float">
            <text:p>6.615883</text:p>
          </table:table-cell>
          <table:table-cell office:value-type="float" office:value="6.7085561183" calcext:value-type="float">
            <text:p>6.7085561183</text:p>
          </table:table-cell>
          <table:table-cell table:formula="of:=POWER([.C453]-6.75;2)" office:value-type="float" office:value="0.00171759533036362" calcext:value-type="float">
            <text:p>0.001717595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622441" calcext:value-type="float">
            <text:p>6.622441</text:p>
          </table:table-cell>
          <table:table-cell office:value-type="float" office:value="6.7086583952" calcext:value-type="float">
            <text:p>6.7086583952</text:p>
          </table:table-cell>
          <table:table-cell table:formula="of:=POWER([.C454]-6.75;2)" office:value-type="float" office:value="0.00170912828743934" calcext:value-type="float">
            <text:p>0.0017091283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31325" calcext:value-type="float">
            <text:p>6.631325</text:p>
          </table:table-cell>
          <table:table-cell office:value-type="float" office:value="6.7087591183" calcext:value-type="float">
            <text:p>6.7087591183</text:p>
          </table:table-cell>
          <table:table-cell table:formula="of:=POWER([.C455]-6.75;2)" office:value-type="float" office:value="0.00170081032339342" calcext:value-type="float">
            <text:p>0.0017008103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642424" calcext:value-type="float">
            <text:p>6.642424</text:p>
          </table:table-cell>
          <table:table-cell office:value-type="float" office:value="6.7088531909" calcext:value-type="float">
            <text:p>6.7088531909</text:p>
          </table:table-cell>
          <table:table-cell table:formula="of:=POWER([.C456]-6.75;2)" office:value-type="float" office:value="0.00169305989911183" calcext:value-type="float">
            <text:p>0.0016930599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5558" calcext:value-type="float">
            <text:p>6.65558</text:p>
          </table:table-cell>
          <table:table-cell office:value-type="float" office:value="6.7089357849" calcext:value-type="float">
            <text:p>6.7089357849</text:p>
          </table:table-cell>
          <table:table-cell table:formula="of:=POWER([.C457]-6.75;2)" office:value-type="float" office:value="0.00168626976177911" calcext:value-type="float">
            <text:p>0.0016862698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670596" calcext:value-type="float">
            <text:p>6.670596</text:p>
          </table:table-cell>
          <table:table-cell office:value-type="float" office:value="6.7090024946" calcext:value-type="float">
            <text:p>6.7090024946</text:p>
          </table:table-cell>
          <table:table-cell table:formula="of:=POWER([.C458]-6.75;2)" office:value-type="float" office:value="0.00168079544902303" calcext:value-type="float">
            <text:p>0.001680795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87241" calcext:value-type="float">
            <text:p>6.687241</text:p>
          </table:table-cell>
          <table:table-cell office:value-type="float" office:value="6.7090494785" calcext:value-type="float">
            <text:p>6.7090494785</text:p>
          </table:table-cell>
          <table:table-cell table:formula="of:=POWER([.C459]-6.75;2)" office:value-type="float" office:value="0.00167694521112197" calcext:value-type="float">
            <text:p>0.0016769452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05263" calcext:value-type="float">
            <text:p>6.705263</text:p>
          </table:table-cell>
          <table:table-cell office:value-type="float" office:value="6.7090735753" calcext:value-type="float">
            <text:p>6.7090735753</text:p>
          </table:table-cell>
          <table:table-cell table:formula="of:=POWER([.C460]-6.75;2)" office:value-type="float" office:value="0.00167497223872479" calcext:value-type="float">
            <text:p>0.001674972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24397" calcext:value-type="float">
            <text:p>6.724397</text:p>
          </table:table-cell>
          <table:table-cell office:value-type="float" office:value="6.7090723763" calcext:value-type="float">
            <text:p>6.7090723763</text:p>
          </table:table-cell>
          <table:table-cell table:formula="of:=POWER([.C461]-6.75;2)" office:value-type="float" office:value="0.0016750703817288" calcext:value-type="float">
            <text:p>0.0016750704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44372" calcext:value-type="float">
            <text:p>6.744372</text:p>
          </table:table-cell>
          <table:table-cell office:value-type="float" office:value="6.7090442823" calcext:value-type="float">
            <text:p>6.7090442823</text:p>
          </table:table-cell>
          <table:table-cell table:formula="of:=POWER([.C462]-6.75;2)" office:value-type="float" office:value="0.00167737081232211" calcext:value-type="float">
            <text:p>0.001677370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64924" calcext:value-type="float">
            <text:p>6.764924</text:p>
          </table:table-cell>
          <table:table-cell office:value-type="float" office:value="6.7089885161" calcext:value-type="float">
            <text:p>6.7089885161</text:p>
          </table:table-cell>
          <table:table-cell table:formula="of:=POWER([.C463]-6.75;2)" office:value-type="float" office:value="0.00168194181167998" calcext:value-type="float">
            <text:p>0.0016819418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85798" calcext:value-type="float">
            <text:p>6.785798</text:p>
          </table:table-cell>
          <table:table-cell office:value-type="float" office:value="6.7089051075" calcext:value-type="float">
            <text:p>6.7089051075</text:p>
          </table:table-cell>
          <table:table-cell table:formula="of:=POWER([.C464]-6.75;2)" office:value-type="float" office:value="0.00168879018958658" calcext:value-type="float">
            <text:p>0.0016887902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80676" calcext:value-type="float">
            <text:p>6.80676</text:p>
          </table:table-cell>
          <table:table-cell office:value-type="float" office:value="6.7087948575" calcext:value-type="float">
            <text:p>6.7087948575</text:p>
          </table:table-cell>
          <table:table-cell table:formula="of:=POWER([.C465]-6.75;2)" office:value-type="float" office:value="0.0016978637684453" calcext:value-type="float">
            <text:p>0.001697863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27594" calcext:value-type="float">
            <text:p>6.827594</text:p>
          </table:table-cell>
          <table:table-cell office:value-type="float" office:value="6.7086592581" calcext:value-type="float">
            <text:p>6.7086592581</text:p>
          </table:table-cell>
          <table:table-cell table:formula="of:=POWER([.C466]-6.75;2)" office:value-type="float" office:value="0.00170905694084242" calcext:value-type="float">
            <text:p>0.001709056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48112" calcext:value-type="float">
            <text:p>6.848112</text:p>
          </table:table-cell>
          <table:table-cell office:value-type="float" office:value="6.7085004274" calcext:value-type="float">
            <text:p>6.7085004274</text:p>
          </table:table-cell>
          <table:table-cell table:formula="of:=POWER([.C467]-6.75;2)" office:value-type="float" office:value="0.00172221452598269" calcext:value-type="float">
            <text:p>0.001722214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68148" calcext:value-type="float">
            <text:p>6.868148</text:p>
          </table:table-cell>
          <table:table-cell office:value-type="float" office:value="6.7083209973" calcext:value-type="float">
            <text:p>6.7083209973</text:p>
          </table:table-cell>
          <table:table-cell table:formula="of:=POWER([.C468]-6.75;2)" office:value-type="float" office:value="0.00173713926606665" calcext:value-type="float">
            <text:p>0.001737139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87562" calcext:value-type="float">
            <text:p>6.887562</text:p>
          </table:table-cell>
          <table:table-cell office:value-type="float" office:value="6.7081240215" calcext:value-type="float">
            <text:p>6.7081240215</text:p>
          </table:table-cell>
          <table:table-cell table:formula="of:=POWER([.C469]-6.75;2)" office:value-type="float" office:value="0.00175359757533248" calcext:value-type="float">
            <text:p>0.0017535976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906234" calcext:value-type="float">
            <text:p>6.906234</text:p>
          </table:table-cell>
          <table:table-cell office:value-type="float" office:value="6.7079128602" calcext:value-type="float">
            <text:p>6.7079128602</text:p>
          </table:table-cell>
          <table:table-cell table:formula="of:=POWER([.C470]-6.75;2)" office:value-type="float" office:value="0.00177132733654471" calcext:value-type="float">
            <text:p>0.001771327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924062" calcext:value-type="float">
            <text:p>6.924062</text:p>
          </table:table-cell>
          <table:table-cell office:value-type="float" office:value="6.707691086" calcext:value-type="float">
            <text:p>6.707691086</text:p>
          </table:table-cell>
          <table:table-cell table:formula="of:=POWER([.C471]-6.75;2)" office:value-type="float" office:value="0.00179004420385935" calcext:value-type="float">
            <text:p>0.0017900442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940957" calcext:value-type="float">
            <text:p>6.940957</text:p>
          </table:table-cell>
          <table:table-cell office:value-type="float" office:value="6.7074623817" calcext:value-type="float">
            <text:p>6.7074623817</text:p>
          </table:table-cell>
          <table:table-cell table:formula="of:=POWER([.C472]-6.75;2)" office:value-type="float" office:value="0.00180944897063649" calcext:value-type="float">
            <text:p>0.001809449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956837" calcext:value-type="float">
            <text:p>6.956837</text:p>
          </table:table-cell>
          <table:table-cell office:value-type="float" office:value="6.7072304543" calcext:value-type="float">
            <text:p>6.7072304543</text:p>
          </table:table-cell>
          <table:table-cell table:formula="of:=POWER([.C473]-6.75;2)" office:value-type="float" office:value="0.00182923403938436" calcext:value-type="float">
            <text:p>0.001829234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971624" calcext:value-type="float">
            <text:p>6.971624</text:p>
          </table:table-cell>
          <table:table-cell office:value-type="float" office:value="6.7069989731" calcext:value-type="float">
            <text:p>6.7069989731</text:p>
          </table:table-cell>
          <table:table-cell table:formula="of:=POWER([.C474]-6.75;2)" office:value-type="float" office:value="0.00184908831445451" calcext:value-type="float">
            <text:p>0.0018490883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985235" calcext:value-type="float">
            <text:p>6.985235</text:p>
          </table:table-cell>
          <table:table-cell office:value-type="float" office:value="6.7067714946" calcext:value-type="float">
            <text:p>6.7067714946</text:p>
          </table:table-cell>
          <table:table-cell table:formula="of:=POWER([.C475]-6.75;2)" office:value-type="float" office:value="0.00186870367911784" calcext:value-type="float">
            <text:p>0.001868703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99758" calcext:value-type="float">
            <text:p>6.99758</text:p>
          </table:table-cell>
          <table:table-cell office:value-type="float" office:value="6.7065514382" calcext:value-type="float">
            <text:p>6.7065514382</text:p>
          </table:table-cell>
          <table:table-cell table:formula="of:=POWER([.C476]-6.75;2)" office:value-type="float" office:value="0.00188777752248842" calcext:value-type="float">
            <text:p>0.001887777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00856" calcext:value-type="float">
            <text:p>7.00856</text:p>
          </table:table-cell>
          <table:table-cell office:value-type="float" office:value="6.7063420484" calcext:value-type="float">
            <text:p>6.7063420484</text:p>
          </table:table-cell>
          <table:table-cell table:formula="of:=POWER([.C477]-6.75;2)" office:value-type="float" office:value="0.00190601673790796" calcext:value-type="float">
            <text:p>0.001906016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01806" calcext:value-type="float">
            <text:p>7.01806</text:p>
          </table:table-cell>
          <table:table-cell office:value-type="float" office:value="6.7061463844" calcext:value-type="float">
            <text:p>6.7061463844</text:p>
          </table:table-cell>
          <table:table-cell table:formula="of:=POWER([.C478]-6.75;2)" office:value-type="float" office:value="0.00192313960119254" calcext:value-type="float">
            <text:p>0.001923139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025953" calcext:value-type="float">
            <text:p>7.025953</text:p>
          </table:table-cell>
          <table:table-cell office:value-type="float" office:value="6.7059673226" calcext:value-type="float">
            <text:p>6.7059673226</text:p>
          </table:table-cell>
          <table:table-cell table:formula="of:=POWER([.C479]-6.75;2)" office:value-type="float" office:value="0.00193887667901245" calcext:value-type="float">
            <text:p>0.001938876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032095" calcext:value-type="float">
            <text:p>7.032095</text:p>
          </table:table-cell>
          <table:table-cell office:value-type="float" office:value="6.7058075591" calcext:value-type="float">
            <text:p>6.7058075591</text:p>
          </table:table-cell>
          <table:table-cell table:formula="of:=POWER([.C480]-6.75;2)" office:value-type="float" office:value="0.00195297183269998" calcext:value-type="float">
            <text:p>0.001952971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036335" calcext:value-type="float">
            <text:p>7.036335</text:p>
          </table:table-cell>
          <table:table-cell office:value-type="float" office:value="6.7056696371" calcext:value-type="float">
            <text:p>6.7056696371</text:p>
          </table:table-cell>
          <table:table-cell table:formula="of:=POWER([.C481]-6.75;2)" office:value-type="float" office:value="0.00196518107484572" calcext:value-type="float">
            <text:p>0.001965181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038509" calcext:value-type="float">
            <text:p>7.038509</text:p>
          </table:table-cell>
          <table:table-cell office:value-type="float" office:value="6.7055559543" calcext:value-type="float">
            <text:p>6.7055559543</text:p>
          </table:table-cell>
          <table:table-cell table:formula="of:=POWER([.C482]-6.75;2)" office:value-type="float" office:value="0.00197527319818366" calcext:value-type="float">
            <text:p>0.001975273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038452" calcext:value-type="float">
            <text:p>7.038452</text:p>
          </table:table-cell>
          <table:table-cell office:value-type="float" office:value="6.7054687984" calcext:value-type="float">
            <text:p>6.7054687984</text:p>
          </table:table-cell>
          <table:table-cell table:formula="of:=POWER([.C483]-6.75;2)" office:value-type="float" office:value="0.00198302791593983" calcext:value-type="float">
            <text:p>0.001983027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036003" calcext:value-type="float">
            <text:p>7.036003</text:p>
          </table:table-cell>
          <table:table-cell office:value-type="float" office:value="6.7054103602" calcext:value-type="float">
            <text:p>6.7054103602</text:p>
          </table:table-cell>
          <table:table-cell table:formula="of:=POWER([.C484]-6.75;2)" office:value-type="float" office:value="0.00198823597749373" calcext:value-type="float">
            <text:p>0.001988236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031008" calcext:value-type="float">
            <text:p>7.031008</text:p>
          </table:table-cell>
          <table:table-cell office:value-type="float" office:value="6.7053827581" calcext:value-type="float">
            <text:p>6.7053827581</text:p>
          </table:table-cell>
          <table:table-cell table:formula="of:=POWER([.C485]-6.75;2)" office:value-type="float" office:value="0.00199069827476313" calcext:value-type="float">
            <text:p>0.001990698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023335" calcext:value-type="float">
            <text:p>7.023335</text:p>
          </table:table-cell>
          <table:table-cell office:value-type="float" office:value="6.705388043" calcext:value-type="float">
            <text:p>6.705388043</text:p>
          </table:table-cell>
          <table:table-cell table:formula="of:=POWER([.C486]-6.75;2)" office:value-type="float" office:value="0.00199022670736984" calcext:value-type="float">
            <text:p>0.001990226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012876" calcext:value-type="float">
            <text:p>7.012876</text:p>
          </table:table-cell>
          <table:table-cell office:value-type="float" office:value="6.7054282043" calcext:value-type="float">
            <text:p>6.7054282043</text:p>
          </table:table-cell>
          <table:table-cell table:formula="of:=POWER([.C487]-6.75;2)" office:value-type="float" office:value="0.0019866449719225" calcext:value-type="float">
            <text:p>0.001986645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999555" calcext:value-type="float">
            <text:p>6.999555</text:p>
          </table:table-cell>
          <table:table-cell office:value-type="float" office:value="6.7055051667" calcext:value-type="float">
            <text:p>6.7055051667</text:p>
          </table:table-cell>
          <table:table-cell table:formula="of:=POWER([.C488]-6.75;2)" office:value-type="float" office:value="0.00197979019039478" calcext:value-type="float">
            <text:p>0.001979790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983342" calcext:value-type="float">
            <text:p>6.983342</text:p>
          </table:table-cell>
          <table:table-cell office:value-type="float" office:value="6.7056207769" calcext:value-type="float">
            <text:p>6.7056207769</text:p>
          </table:table-cell>
          <table:table-cell table:formula="of:=POWER([.C489]-6.75;2)" office:value-type="float" office:value="0.00196951544295957" calcext:value-type="float">
            <text:p>0.0019695154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964252" calcext:value-type="float">
            <text:p>6.964252</text:p>
          </table:table-cell>
          <table:table-cell office:value-type="float" office:value="6.7057767742" calcext:value-type="float">
            <text:p>6.7057767742</text:p>
          </table:table-cell>
          <table:table-cell table:formula="of:=POWER([.C490]-6.75;2)" office:value-type="float" office:value="0.00195569370015776" calcext:value-type="float">
            <text:p>0.0019556937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942359" calcext:value-type="float">
            <text:p>6.942359</text:p>
          </table:table-cell>
          <table:table-cell office:value-type="float" office:value="6.7059747688" calcext:value-type="float">
            <text:p>6.7059747688</text:p>
          </table:table-cell>
          <table:table-cell table:formula="of:=POWER([.C491]-6.75;2)" office:value-type="float" office:value="0.00193822098221345" calcext:value-type="float">
            <text:p>0.00193822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917793" calcext:value-type="float">
            <text:p>6.917793</text:p>
          </table:table-cell>
          <table:table-cell office:value-type="float" office:value="6.7062161828" calcext:value-type="float">
            <text:p>6.7062161828</text:p>
          </table:table-cell>
          <table:table-cell table:formula="of:=POWER([.C492]-6.75;2)" office:value-type="float" office:value="0.00191702264860298" calcext:value-type="float">
            <text:p>0.001917022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890748" calcext:value-type="float">
            <text:p>6.890748</text:p>
          </table:table-cell>
          <table:table-cell office:value-type="float" office:value="6.7065022177" calcext:value-type="float">
            <text:p>6.7065022177</text:p>
          </table:table-cell>
          <table:table-cell table:formula="of:=POWER([.C493]-6.75;2)" office:value-type="float" office:value="0.00189205706501821" calcext:value-type="float">
            <text:p>0.001892057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861483" calcext:value-type="float">
            <text:p>6.861483</text:p>
          </table:table-cell>
          <table:table-cell office:value-type="float" office:value="6.706833793" calcext:value-type="float">
            <text:p>6.706833793</text:p>
          </table:table-cell>
          <table:table-cell table:formula="of:=POWER([.C494]-6.75;2)" office:value-type="float" office:value="0.00186332142676682" calcext:value-type="float">
            <text:p>0.0018633214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830318" calcext:value-type="float">
            <text:p>6.830318</text:p>
          </table:table-cell>
          <table:table-cell office:value-type="float" office:value="6.7072114892" calcext:value-type="float">
            <text:p>6.7072114892</text:p>
          </table:table-cell>
          <table:table-cell table:formula="of:=POWER([.C495]-6.75;2)" office:value-type="float" office:value="0.00183085665648175" calcext:value-type="float">
            <text:p>0.001830856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97633" calcext:value-type="float">
            <text:p>6.797633</text:p>
          </table:table-cell>
          <table:table-cell office:value-type="float" office:value="6.7076354866" calcext:value-type="float">
            <text:p>6.7076354866</text:p>
          </table:table-cell>
          <table:table-cell table:formula="of:=POWER([.C496]-6.75;2)" office:value-type="float" office:value="0.00179475199561877" calcext:value-type="float">
            <text:p>0.00179475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63863" calcext:value-type="float">
            <text:p>6.763863</text:p>
          </table:table-cell>
          <table:table-cell office:value-type="float" office:value="6.7081055161" calcext:value-type="float">
            <text:p>6.7081055161</text:p>
          </table:table-cell>
          <table:table-cell table:formula="of:=POWER([.C497]-6.75;2)" office:value-type="float" office:value="0.00175514778124737" calcext:value-type="float">
            <text:p>0.0017551478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29489" calcext:value-type="float">
            <text:p>6.729489</text:p>
          </table:table-cell>
          <table:table-cell office:value-type="float" office:value="6.7086207957" calcext:value-type="float">
            <text:p>6.7086207957</text:p>
          </table:table-cell>
          <table:table-cell table:formula="of:=POWER([.C498]-6.75;2)" office:value-type="float" office:value="0.00171223854850115" calcext:value-type="float">
            <text:p>0.0017122385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95027" calcext:value-type="float">
            <text:p>6.695027</text:p>
          </table:table-cell>
          <table:table-cell office:value-type="float" office:value="6.7091799919" calcext:value-type="float">
            <text:p>6.7091799919</text:p>
          </table:table-cell>
          <table:table-cell table:formula="of:=POWER([.C499]-6.75;2)" office:value-type="float" office:value="0.00166627306128405" calcext:value-type="float">
            <text:p>0.001666273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61018" calcext:value-type="float">
            <text:p>6.661018</text:p>
          </table:table-cell>
          <table:table-cell office:value-type="float" office:value="6.7097811801" calcext:value-type="float">
            <text:p>6.7097811801</text:p>
          </table:table-cell>
          <table:table-cell table:formula="of:=POWER([.C500]-6.75;2)" office:value-type="float" office:value="0.00161755347414862" calcext:value-type="float">
            <text:p>0.001617553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2801" calcext:value-type="float">
            <text:p>6.62801</text:p>
          </table:table-cell>
          <table:table-cell office:value-type="float" office:value="6.7104218306" calcext:value-type="float">
            <text:p>6.7104218306</text:p>
          </table:table-cell>
          <table:table-cell table:formula="of:=POWER([.C501]-6.75;2)" office:value-type="float" office:value="0.00156643149305513" calcext:value-type="float">
            <text:p>0.0015664315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596546" calcext:value-type="float">
            <text:p>6.596546</text:p>
          </table:table-cell>
          <table:table-cell office:value-type="float" office:value="6.7110987984" calcext:value-type="float">
            <text:p>6.7110987984</text:p>
          </table:table-cell>
          <table:table-cell table:formula="of:=POWER([.C502]-6.75;2)" office:value-type="float" office:value="0.00151330348592383" calcext:value-type="float">
            <text:p>0.00151330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567145" calcext:value-type="float">
            <text:p>6.567145</text:p>
          </table:table-cell>
          <table:table-cell office:value-type="float" office:value="6.7118083441" calcext:value-type="float">
            <text:p>6.7118083441</text:p>
          </table:table-cell>
          <table:table-cell table:formula="of:=POWER([.C503]-6.75;2)" office:value-type="float" office:value="0.00145860258038404" calcext:value-type="float">
            <text:p>0.001458602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540286" calcext:value-type="float">
            <text:p>6.540286</text:p>
          </table:table-cell>
          <table:table-cell office:value-type="float" office:value="6.7125461694" calcext:value-type="float">
            <text:p>6.7125461694</text:p>
          </table:table-cell>
          <table:table-cell table:formula="of:=POWER([.C504]-6.75;2)" office:value-type="float" office:value="0.00140278942661347" calcext:value-type="float">
            <text:p>0.001402789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516392" calcext:value-type="float">
            <text:p>6.516392</text:p>
          </table:table-cell>
          <table:table-cell office:value-type="float" office:value="6.7133074812" calcext:value-type="float">
            <text:p>6.7133074812</text:p>
          </table:table-cell>
          <table:table-cell table:formula="of:=POWER([.C505]-6.75;2)" office:value-type="float" office:value="0.00134634093588834" calcext:value-type="float">
            <text:p>0.001346340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495813" calcext:value-type="float">
            <text:p>6.495813</text:p>
          </table:table-cell>
          <table:table-cell office:value-type="float" office:value="6.7140870699" calcext:value-type="float">
            <text:p>6.7140870699</text:p>
          </table:table-cell>
          <table:table-cell table:formula="of:=POWER([.C506]-6.75;2)" office:value-type="float" office:value="0.00128973854836751" calcext:value-type="float">
            <text:p>0.0012897385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478818" calcext:value-type="float">
            <text:p>6.478818</text:p>
          </table:table-cell>
          <table:table-cell office:value-type="float" office:value="6.7148794247" calcext:value-type="float">
            <text:p>6.7148794247</text:p>
          </table:table-cell>
          <table:table-cell table:formula="of:=POWER([.C507]-6.75;2)" office:value-type="float" office:value="0.00123345480940295" calcext:value-type="float">
            <text:p>0.0012334548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465581" calcext:value-type="float">
            <text:p>6.465581</text:p>
          </table:table-cell>
          <table:table-cell office:value-type="float" office:value="6.7156788468" calcext:value-type="float">
            <text:p>6.7156788468</text:p>
          </table:table-cell>
          <table:table-cell table:formula="of:=POWER([.C508]-6.75;2)" office:value-type="float" office:value="0.00117794155697784" calcext:value-type="float">
            <text:p>0.001177941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456177" calcext:value-type="float">
            <text:p>6.456177</text:p>
          </table:table-cell>
          <table:table-cell office:value-type="float" office:value="6.7164795914" calcext:value-type="float">
            <text:p>6.7164795914</text:p>
          </table:table-cell>
          <table:table-cell table:formula="of:=POWER([.C509]-6.75;2)" office:value-type="float" office:value="0.00112361779271097" calcext:value-type="float">
            <text:p>0.0011236178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45058" calcext:value-type="float">
            <text:p>6.45058</text:p>
          </table:table-cell>
          <table:table-cell office:value-type="float" office:value="6.7172760188" calcext:value-type="float">
            <text:p>6.7172760188</text:p>
          </table:table-cell>
          <table:table-cell table:formula="of:=POWER([.C510]-6.75;2)" office:value-type="float" office:value="0.00107085894557797" calcext:value-type="float">
            <text:p>0.001070858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448668" calcext:value-type="float">
            <text:p>6.448668</text:p>
          </table:table-cell>
          <table:table-cell office:value-type="float" office:value="6.7180627392" calcext:value-type="float">
            <text:p>6.7180627392</text:p>
          </table:table-cell>
          <table:table-cell table:formula="of:=POWER([.C511]-6.75;2)" office:value-type="float" office:value="0.00101998862740718" calcext:value-type="float">
            <text:p>0.001019988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450225" calcext:value-type="float">
            <text:p>6.450225</text:p>
          </table:table-cell>
          <table:table-cell office:value-type="float" office:value="6.7188347554" calcext:value-type="float">
            <text:p>6.7188347554</text:p>
          </table:table-cell>
          <table:table-cell table:formula="of:=POWER([.C512]-6.75;2)" office:value-type="float" office:value="0.000971272470977852" calcext:value-type="float">
            <text:p>0.000971272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454958" calcext:value-type="float">
            <text:p>6.454958</text:p>
          </table:table-cell>
          <table:table-cell office:value-type="float" office:value="6.7195875995" calcext:value-type="float">
            <text:p>6.7195875995</text:p>
          </table:table-cell>
          <table:table-cell table:formula="of:=POWER([.C513]-6.75;2)" office:value-type="float" office:value="0.000924914104172369" calcext:value-type="float">
            <text:p>0.000924914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462503" calcext:value-type="float">
            <text:p>6.462503</text:p>
          </table:table-cell>
          <table:table-cell office:value-type="float" office:value="6.7203174382" calcext:value-type="float">
            <text:p>6.7203174382</text:p>
          </table:table-cell>
          <table:table-cell table:formula="of:=POWER([.C514]-6.75;2)" office:value-type="float" office:value="0.000881054475010797" calcext:value-type="float">
            <text:p>0.000881054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472448" calcext:value-type="float">
            <text:p>6.472448</text:p>
          </table:table-cell>
          <table:table-cell office:value-type="float" office:value="6.7210211747" calcext:value-type="float">
            <text:p>6.7210211747</text:p>
          </table:table-cell>
          <table:table-cell table:formula="of:=POWER([.C515]-6.75;2)" office:value-type="float" office:value="0.000839772315767937" calcext:value-type="float">
            <text:p>0.0008397723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484349" calcext:value-type="float">
            <text:p>6.484349</text:p>
          </table:table-cell>
          <table:table-cell office:value-type="float" office:value="6.7216964973" calcext:value-type="float">
            <text:p>6.7216964973</text:p>
          </table:table-cell>
          <table:table-cell table:formula="of:=POWER([.C516]-6.75;2)" office:value-type="float" office:value="0.000801088265088909" calcext:value-type="float">
            <text:p>0.0008010883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497743" calcext:value-type="float">
            <text:p>6.497743</text:p>
          </table:table-cell>
          <table:table-cell office:value-type="float" office:value="6.7223419167" calcext:value-type="float">
            <text:p>6.7223419167</text:p>
          </table:table-cell>
          <table:table-cell table:formula="of:=POWER([.C517]-6.75;2)" office:value-type="float" office:value="0.000764969571829762" calcext:value-type="float">
            <text:p>0.0007649696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512174" calcext:value-type="float">
            <text:p>6.512174</text:p>
          </table:table-cell>
          <table:table-cell office:value-type="float" office:value="6.7229567688" calcext:value-type="float">
            <text:p>6.7229567688</text:p>
          </table:table-cell>
          <table:table-cell table:formula="of:=POWER([.C518]-6.75;2)" office:value-type="float" office:value="0.000731336353736675" calcext:value-type="float">
            <text:p>0.000731336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527203" calcext:value-type="float">
            <text:p>6.527203</text:p>
          </table:table-cell>
          <table:table-cell office:value-type="float" office:value="6.7235411774" calcext:value-type="float">
            <text:p>6.7235411774</text:p>
          </table:table-cell>
          <table:table-cell table:formula="of:=POWER([.C519]-6.75;2)" office:value-type="float" office:value="0.000700069293378294" calcext:value-type="float">
            <text:p>0.000700069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542424" calcext:value-type="float">
            <text:p>6.542424</text:p>
          </table:table-cell>
          <table:table-cell office:value-type="float" office:value="6.7240959946" calcext:value-type="float">
            <text:p>6.7240959946</text:p>
          </table:table-cell>
          <table:table-cell table:formula="of:=POWER([.C520]-6.75;2)" office:value-type="float" office:value="0.000671017495763237" calcext:value-type="float">
            <text:p>0.000671017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557477" calcext:value-type="float">
            <text:p>6.557477</text:p>
          </table:table-cell>
          <table:table-cell office:value-type="float" office:value="6.7246227204" calcext:value-type="float">
            <text:p>6.7246227204</text:p>
          </table:table-cell>
          <table:table-cell table:formula="of:=POWER([.C521]-6.75;2)" office:value-type="float" office:value="0.000644006319896566" calcext:value-type="float">
            <text:p>0.0006440063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72056" calcext:value-type="float">
            <text:p>6.572056</text:p>
          </table:table-cell>
          <table:table-cell office:value-type="float" office:value="6.7251233978" calcext:value-type="float">
            <text:p>6.7251233978</text:p>
          </table:table-cell>
          <table:table-cell table:formula="of:=POWER([.C522]-6.75;2)" office:value-type="float" office:value="0.000618845337017044" calcext:value-type="float">
            <text:p>0.000618845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85916" calcext:value-type="float">
            <text:p>6.585916</text:p>
          </table:table-cell>
          <table:table-cell office:value-type="float" office:value="6.7256004973" calcext:value-type="float">
            <text:p>6.7256004973</text:p>
          </table:table-cell>
          <table:table-cell table:formula="of:=POWER([.C523]-6.75;2)" office:value-type="float" office:value="0.000595335732007292" calcext:value-type="float">
            <text:p>0.00059533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98874" calcext:value-type="float">
            <text:p>6.598874</text:p>
          </table:table-cell>
          <table:table-cell office:value-type="float" office:value="6.7260567849" calcext:value-type="float">
            <text:p>6.7260567849</text:p>
          </table:table-cell>
          <table:table-cell table:formula="of:=POWER([.C524]-6.75;2)" office:value-type="float" office:value="0.000573277549324872" calcext:value-type="float">
            <text:p>0.000573277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610812" calcext:value-type="float">
            <text:p>6.610812</text:p>
          </table:table-cell>
          <table:table-cell office:value-type="float" office:value="6.7264951962" calcext:value-type="float">
            <text:p>6.7264951962</text:p>
          </table:table-cell>
          <table:table-cell table:formula="of:=POWER([.C525]-6.75;2)" office:value-type="float" office:value="0.000552475801676488" calcext:value-type="float">
            <text:p>0.00055247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621669" calcext:value-type="float">
            <text:p>6.621669</text:p>
          </table:table-cell>
          <table:table-cell office:value-type="float" office:value="6.726918707" calcext:value-type="float">
            <text:p>6.726918707</text:p>
          </table:table-cell>
          <table:table-cell table:formula="of:=POWER([.C526]-6.75;2)" office:value-type="float" office:value="0.000532746086551836" calcext:value-type="float">
            <text:p>0.000532746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631443" calcext:value-type="float">
            <text:p>6.631443</text:p>
          </table:table-cell>
          <table:table-cell office:value-type="float" office:value="6.7273302285" calcext:value-type="float">
            <text:p>6.7273302285</text:p>
          </table:table-cell>
          <table:table-cell table:formula="of:=POWER([.C527]-6.75;2)" office:value-type="float" office:value="0.000513918539862229" calcext:value-type="float">
            <text:p>0.000513918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40178" calcext:value-type="float">
            <text:p>6.640178</text:p>
          </table:table-cell>
          <table:table-cell office:value-type="float" office:value="6.7277324839" calcext:value-type="float">
            <text:p>6.7277324839</text:p>
          </table:table-cell>
          <table:table-cell table:formula="of:=POWER([.C528]-6.75;2)" office:value-type="float" office:value="0.000495842273263774" calcext:value-type="float">
            <text:p>0.0004958423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47959" calcext:value-type="float">
            <text:p>6.647959</text:p>
          </table:table-cell>
          <table:table-cell office:value-type="float" office:value="6.7281279409" calcext:value-type="float">
            <text:p>6.7281279409</text:p>
          </table:table-cell>
          <table:table-cell table:formula="of:=POWER([.C529]-6.75;2)" office:value-type="float" office:value="0.000478386969273879" calcext:value-type="float">
            <text:p>0.00047838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54901" calcext:value-type="float">
            <text:p>6.654901</text:p>
          </table:table-cell>
          <table:table-cell office:value-type="float" office:value="6.7285187366" calcext:value-type="float">
            <text:p>6.7285187366</text:p>
          </table:table-cell>
          <table:table-cell table:formula="of:=POWER([.C530]-6.75;2)" office:value-type="float" office:value="0.000461444677260185" calcext:value-type="float">
            <text:p>0.000461444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6114" calcext:value-type="float">
            <text:p>6.66114</text:p>
          </table:table-cell>
          <table:table-cell office:value-type="float" office:value="6.7289066398" calcext:value-type="float">
            <text:p>6.7289066398</text:p>
          </table:table-cell>
          <table:table-cell table:formula="of:=POWER([.C531]-6.75;2)" office:value-type="float" office:value="0.000444929844526947" calcext:value-type="float">
            <text:p>0.0004449298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66823" calcext:value-type="float">
            <text:p>6.666823</text:p>
          </table:table-cell>
          <table:table-cell office:value-type="float" office:value="6.7292930296" calcext:value-type="float">
            <text:p>6.7292930296</text:p>
          </table:table-cell>
          <table:table-cell table:formula="of:=POWER([.C532]-6.75;2)" office:value-type="float" office:value="0.000428778623146477" calcext:value-type="float">
            <text:p>0.000428778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72101" calcext:value-type="float">
            <text:p>6.672101</text:p>
          </table:table-cell>
          <table:table-cell office:value-type="float" office:value="6.7296789005" calcext:value-type="float">
            <text:p>6.7296789005</text:p>
          </table:table-cell>
          <table:table-cell table:formula="of:=POWER([.C533]-6.75;2)" office:value-type="float" office:value="0.000412947084888911" calcext:value-type="float">
            <text:p>0.000412947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77116" calcext:value-type="float">
            <text:p>6.677116</text:p>
          </table:table-cell>
          <table:table-cell office:value-type="float" office:value="6.7300648925" calcext:value-type="float">
            <text:p>6.7300648925</text:p>
          </table:table-cell>
          <table:table-cell table:formula="of:=POWER([.C534]-6.75;2)" office:value-type="float" office:value="0.000397408511036567" calcext:value-type="float">
            <text:p>0.000397408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81999" calcext:value-type="float">
            <text:p>6.681999</text:p>
          </table:table-cell>
          <table:table-cell office:value-type="float" office:value="6.7304513387" calcext:value-type="float">
            <text:p>6.7304513387</text:p>
          </table:table-cell>
          <table:table-cell table:formula="of:=POWER([.C535]-6.75;2)" office:value-type="float" office:value="0.000382150158622117" calcext:value-type="float">
            <text:p>0.000382150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68686" calcext:value-type="float">
            <text:p>6.68686</text:p>
          </table:table-cell>
          <table:table-cell office:value-type="float" office:value="6.7308383226" calcext:value-type="float">
            <text:p>6.7308383226</text:p>
          </table:table-cell>
          <table:table-cell table:formula="of:=POWER([.C536]-6.75;2)" office:value-type="float" office:value="0.000367169880781657" calcext:value-type="float">
            <text:p>0.000367169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91784" calcext:value-type="float">
            <text:p>6.691784</text:p>
          </table:table-cell>
          <table:table-cell office:value-type="float" office:value="6.7312257661" calcext:value-type="float">
            <text:p>6.7312257661</text:p>
          </table:table-cell>
          <table:table-cell table:formula="of:=POWER([.C537]-6.75;2)" office:value-type="float" office:value="0.000352471858531921" calcext:value-type="float">
            <text:p>0.0003524719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96828" calcext:value-type="float">
            <text:p>6.696828</text:p>
          </table:table-cell>
          <table:table-cell office:value-type="float" office:value="6.7316135161" calcext:value-type="float">
            <text:p>6.7316135161</text:p>
          </table:table-cell>
          <table:table-cell table:formula="of:=POWER([.C538]-6.75;2)" office:value-type="float" office:value="0.000338062790204946" calcext:value-type="float">
            <text:p>0.000338062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02018" calcext:value-type="float">
            <text:p>6.702018</text:p>
          </table:table-cell>
          <table:table-cell office:value-type="float" office:value="6.7320014409" calcext:value-type="float">
            <text:p>6.7320014409</text:p>
          </table:table-cell>
          <table:table-cell table:formula="of:=POWER([.C539]-6.75;2)" office:value-type="float" office:value="0.000323948129676178" calcext:value-type="float">
            <text:p>0.000323948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07347" calcext:value-type="float">
            <text:p>6.707347</text:p>
          </table:table-cell>
          <table:table-cell office:value-type="float" office:value="6.7323895161" calcext:value-type="float">
            <text:p>6.7323895161</text:p>
          </table:table-cell>
          <table:table-cell table:formula="of:=POWER([.C540]-6.75;2)" office:value-type="float" office:value="0.000310129143192174" calcext:value-type="float">
            <text:p>0.000310129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12773" calcext:value-type="float">
            <text:p>6.712773</text:p>
          </table:table-cell>
          <table:table-cell office:value-type="float" office:value="6.7327779301" calcext:value-type="float">
            <text:p>6.7327779301</text:p>
          </table:table-cell>
          <table:table-cell table:formula="of:=POWER([.C541]-6.75;2)" office:value-type="float" office:value="0.000296599691640481" calcext:value-type="float">
            <text:p>0.0002965997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18221" calcext:value-type="float">
            <text:p>6.718221</text:p>
          </table:table-cell>
          <table:table-cell office:value-type="float" office:value="6.733167172" calcext:value-type="float">
            <text:p>6.733167172</text:p>
          </table:table-cell>
          <table:table-cell table:formula="of:=POWER([.C542]-6.75;2)" office:value-type="float" office:value="0.000283344098477587" calcext:value-type="float">
            <text:p>0.000283344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23577" calcext:value-type="float">
            <text:p>6.723577</text:p>
          </table:table-cell>
          <table:table-cell office:value-type="float" office:value="6.7335580995" calcext:value-type="float">
            <text:p>6.7335580995</text:p>
          </table:table-cell>
          <table:table-cell table:formula="of:=POWER([.C543]-6.75;2)" office:value-type="float" office:value="0.000270336092051909" calcext:value-type="float">
            <text:p>0.000270336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28695" calcext:value-type="float">
            <text:p>6.728695</text:p>
          </table:table-cell>
          <table:table-cell office:value-type="float" office:value="6.7339520242" calcext:value-type="float">
            <text:p>6.7339520242</text:p>
          </table:table-cell>
          <table:table-cell table:formula="of:=POWER([.C544]-6.75;2)" office:value-type="float" office:value="0.000257537527277395" calcext:value-type="float">
            <text:p>0.000257537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33391" calcext:value-type="float">
            <text:p>6.733391</text:p>
          </table:table-cell>
          <table:table-cell office:value-type="float" office:value="6.7343507608" calcext:value-type="float">
            <text:p>6.7343507608</text:p>
          </table:table-cell>
          <table:table-cell table:formula="of:=POWER([.C545]-6.75;2)" office:value-type="float" office:value="0.000244898687538818" calcext:value-type="float">
            <text:p>0.000244898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37448" calcext:value-type="float">
            <text:p>6.737448</text:p>
          </table:table-cell>
          <table:table-cell office:value-type="float" office:value="6.734756672" calcext:value-type="float">
            <text:p>6.734756672</text:p>
          </table:table-cell>
          <table:table-cell table:formula="of:=POWER([.C546]-6.75;2)" office:value-type="float" office:value="0.000232359048515596" calcext:value-type="float">
            <text:p>0.00023235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40613" calcext:value-type="float">
            <text:p>6.740613</text:p>
          </table:table-cell>
          <table:table-cell office:value-type="float" office:value="6.7351726989" calcext:value-type="float">
            <text:p>6.7351726989</text:p>
          </table:table-cell>
          <table:table-cell table:formula="of:=POWER([.C547]-6.75;2)" office:value-type="float" office:value="0.000219848857910073" calcext:value-type="float">
            <text:p>0.000219848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42602" calcext:value-type="float">
            <text:p>6.742602</text:p>
          </table:table-cell>
          <table:table-cell office:value-type="float" office:value="6.7356023817" calcext:value-type="float">
            <text:p>6.7356023817</text:p>
          </table:table-cell>
          <table:table-cell table:formula="of:=POWER([.C548]-6.75;2)" office:value-type="float" office:value="0.000207291412712504" calcext:value-type="float">
            <text:p>0.0002072914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43103" calcext:value-type="float">
            <text:p>6.743103</text:p>
          </table:table-cell>
          <table:table-cell office:value-type="float" office:value="6.7360498575" calcext:value-type="float">
            <text:p>6.7360498575</text:p>
          </table:table-cell>
          <table:table-cell table:formula="of:=POWER([.C549]-6.75;2)" office:value-type="float" office:value="0.000194606475770298" calcext:value-type="float">
            <text:p>0.0001946065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41775" calcext:value-type="float">
            <text:p>6.741775</text:p>
          </table:table-cell>
          <table:table-cell office:value-type="float" office:value="6.7365198522" calcext:value-type="float">
            <text:p>6.7365198522</text:p>
          </table:table-cell>
          <table:table-cell table:formula="of:=POWER([.C550]-6.75;2)" office:value-type="float" office:value="0.00018171438470985" calcext:value-type="float">
            <text:p>0.0001817144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38262" calcext:value-type="float">
            <text:p>6.738262</text:p>
          </table:table-cell>
          <table:table-cell office:value-type="float" office:value="6.7370176586" calcext:value-type="float">
            <text:p>6.7370176586</text:p>
          </table:table-cell>
          <table:table-cell table:formula="of:=POWER([.C551]-6.75;2)" office:value-type="float" office:value="0.000168541188226151" calcext:value-type="float">
            <text:p>0.0001685412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32192" calcext:value-type="float">
            <text:p>6.732192</text:p>
          </table:table-cell>
          <table:table-cell office:value-type="float" office:value="6.7375490968" calcext:value-type="float">
            <text:p>6.7375490968</text:p>
          </table:table-cell>
          <table:table-cell table:formula="of:=POWER([.C552]-6.75;2)" office:value-type="float" office:value="0.000155024990495759" calcext:value-type="float">
            <text:p>0.000155025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23193" calcext:value-type="float">
            <text:p>6.723193</text:p>
          </table:table-cell>
          <table:table-cell office:value-type="float" office:value="6.7381204677" calcext:value-type="float">
            <text:p>6.7381204677</text:p>
          </table:table-cell>
          <table:table-cell table:formula="of:=POWER([.C553]-6.75;2)" office:value-type="float" office:value="0.000141123287666744" calcext:value-type="float">
            <text:p>0.000141123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10902" calcext:value-type="float">
            <text:p>6.710902</text:p>
          </table:table-cell>
          <table:table-cell office:value-type="float" office:value="6.7387384946" calcext:value-type="float">
            <text:p>6.7387384946</text:p>
          </table:table-cell>
          <table:table-cell table:formula="of:=POWER([.C554]-6.75;2)" office:value-type="float" office:value="0.000126821503874235" calcext:value-type="float">
            <text:p>0.000126821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94981" calcext:value-type="float">
            <text:p>6.694981</text:p>
          </table:table-cell>
          <table:table-cell office:value-type="float" office:value="6.7394102339" calcext:value-type="float">
            <text:p>6.7394102339</text:p>
          </table:table-cell>
          <table:table-cell table:formula="of:=POWER([.C555]-6.75;2)" office:value-type="float" office:value="0.000112143146052706" calcext:value-type="float">
            <text:p>0.000112143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75131" calcext:value-type="float">
            <text:p>6.675131</text:p>
          </table:table-cell>
          <table:table-cell office:value-type="float" office:value="6.7401429812" calcext:value-type="float">
            <text:p>6.7401429812</text:p>
          </table:table-cell>
          <table:table-cell table:formula="of:=POWER([.C556]-6.75;2)" office:value-type="float" office:value="0.0000971608196235536" calcext:value-type="float">
            <text:p>9.71608196235536E-005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51108" calcext:value-type="float">
            <text:p>6.651108</text:p>
          </table:table-cell>
          <table:table-cell office:value-type="float" office:value="6.7409441586" calcext:value-type="float">
            <text:p>6.7409441586</text:p>
          </table:table-cell>
          <table:table-cell table:formula="of:=POWER([.C557]-6.75;2)" office:value-type="float" office:value="0.0000820082634619607" calcext:value-type="float">
            <text:p>8.20082634619607E-00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22747" calcext:value-type="float">
            <text:p>6.622747</text:p>
          </table:table-cell>
          <table:table-cell office:value-type="float" office:value="6.7418211774" calcext:value-type="float">
            <text:p>6.7418211774</text:p>
          </table:table-cell>
          <table:table-cell table:formula="of:=POWER([.C558]-6.75;2)" office:value-type="float" office:value="0.0000668931391222657" calcext:value-type="float">
            <text:p>6.68931391222657E-005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89977" calcext:value-type="float">
            <text:p>6.589977</text:p>
          </table:table-cell>
          <table:table-cell office:value-type="float" office:value="6.7427812715" calcext:value-type="float">
            <text:p>6.7427812715</text:p>
          </table:table-cell>
          <table:table-cell table:formula="of:=POWER([.C559]-6.75;2)" office:value-type="float" office:value="0.0000521100411567097" calcext:value-type="float">
            <text:p>0.0000521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552843" calcext:value-type="float">
            <text:p>6.552843</text:p>
          </table:table-cell>
          <table:table-cell office:value-type="float" office:value="6.7438313065" calcext:value-type="float">
            <text:p>6.7438313065</text:p>
          </table:table-cell>
          <table:table-cell table:formula="of:=POWER([.C560]-6.75;2)" office:value-type="float" office:value="0.0000380527794969455" calcext:value-type="float">
            <text:p>3.80527794969455E-00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511521" calcext:value-type="float">
            <text:p>6.511521</text:p>
          </table:table-cell>
          <table:table-cell office:value-type="float" office:value="6.7449775591" calcext:value-type="float">
            <text:p>6.7449775591</text:p>
          </table:table-cell>
          <table:table-cell table:formula="of:=POWER([.C561]-6.75;2)" office:value-type="float" office:value="0.0000252249125939876" calcext:value-type="float">
            <text:p>2.52249125939876E-00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46634" calcext:value-type="float">
            <text:p>6.46634</text:p>
          </table:table-cell>
          <table:table-cell office:value-type="float" office:value="6.7462254731" calcext:value-type="float">
            <text:p>6.7462254731</text:p>
          </table:table-cell>
          <table:table-cell table:formula="of:=POWER([.C562]-6.75;2)" office:value-type="float" office:value="0.0000142470533188238" calcext:value-type="float">
            <text:p>1.42470533188238E-00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417786" calcext:value-type="float">
            <text:p>6.417786</text:p>
          </table:table-cell>
          <table:table-cell office:value-type="float" office:value="6.7475793817" calcext:value-type="float">
            <text:p>6.7475793817</text:p>
          </table:table-cell>
          <table:table-cell table:formula="of:=POWER([.C563]-6.75;2)" office:value-type="float" office:value="0.00000585939295429682" calcext:value-type="float">
            <text:p>5.85939295429682E-00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366521" calcext:value-type="float">
            <text:p>6.366521</text:p>
          </table:table-cell>
          <table:table-cell office:value-type="float" office:value="6.7490422151" calcext:value-type="float">
            <text:p>6.7490422151</text:p>
          </table:table-cell>
          <table:table-cell table:formula="of:=POWER([.C564]-6.75;2)" office:value-type="float" office:value="0.000000917351914667547" calcext:value-type="float">
            <text:p>9.17351914667547E-007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313375" calcext:value-type="float">
            <text:p>6.313375</text:p>
          </table:table-cell>
          <table:table-cell office:value-type="float" office:value="6.7506151774" calcext:value-type="float">
            <text:p>6.7506151774</text:p>
          </table:table-cell>
          <table:table-cell table:formula="of:=POWER([.C565]-6.75;2)" office:value-type="float" office:value="0.000000378443233471101" calcext:value-type="float">
            <text:p>3.78443233471101E-00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259348" calcext:value-type="float">
            <text:p>6.259348</text:p>
          </table:table-cell>
          <table:table-cell office:value-type="float" office:value="6.7522974435" calcext:value-type="float">
            <text:p>6.7522974435</text:p>
          </table:table-cell>
          <table:table-cell table:formula="of:=POWER([.C566]-6.75;2)" office:value-type="float" office:value="0.00000527824663569147" calcext:value-type="float">
            <text:p>5.27824663569147E-00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20559" calcext:value-type="float">
            <text:p>6.20559</text:p>
          </table:table-cell>
          <table:table-cell office:value-type="float" office:value="6.7540858468" calcext:value-type="float">
            <text:p>6.7540858468</text:p>
          </table:table-cell>
          <table:table-cell table:formula="of:=POWER([.C567]-6.75;2)" office:value-type="float" office:value="0.0000166941440730685" calcext:value-type="float">
            <text:p>1.66941440730685E-005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153382" calcext:value-type="float">
            <text:p>6.153382</text:p>
          </table:table-cell>
          <table:table-cell office:value-type="float" office:value="6.7559746075" calcext:value-type="float">
            <text:p>6.7559746075</text:p>
          </table:table-cell>
          <table:table-cell table:formula="of:=POWER([.C568]-6.75;2)" office:value-type="float" office:value="0.0000356959347790537" calcext:value-type="float">
            <text:p>3.56959347790537E-005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104094" calcext:value-type="float">
            <text:p>6.104094</text:p>
          </table:table-cell>
          <table:table-cell office:value-type="float" office:value="6.7579551129" calcext:value-type="float">
            <text:p>6.7579551129</text:p>
          </table:table-cell>
          <table:table-cell table:formula="of:=POWER([.C569]-6.75;2)" office:value-type="float" office:value="0.0000632838212517527" calcext:value-type="float">
            <text:p>6.32838212517527E-00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059139" calcext:value-type="float">
            <text:p>6.059139</text:p>
          </table:table-cell>
          <table:table-cell office:value-type="float" office:value="6.7600157661" calcext:value-type="float">
            <text:p>6.7600157661</text:p>
          </table:table-cell>
          <table:table-cell table:formula="of:=POWER([.C570]-6.75;2)" office:value-type="float" office:value="0.000100315570569918" calcext:value-type="float">
            <text:p>0.000100315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019919" calcext:value-type="float">
            <text:p>6.019919</text:p>
          </table:table-cell>
          <table:table-cell office:value-type="float" office:value="6.7621419704" calcext:value-type="float">
            <text:p>6.7621419704</text:p>
          </table:table-cell>
          <table:table-cell table:formula="of:=POWER([.C571]-6.75;2)" office:value-type="float" office:value="0.000147427445194478" calcext:value-type="float">
            <text:p>0.0001474274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.987756" calcext:value-type="float">
            <text:p>5.987756</text:p>
          </table:table-cell>
          <table:table-cell office:value-type="float" office:value="6.764316207" calcext:value-type="float">
            <text:p>6.764316207</text:p>
          </table:table-cell>
          <table:table-cell table:formula="of:=POWER([.C572]-6.75;2)" office:value-type="float" office:value="0.000204953782866856" calcext:value-type="float">
            <text:p>0.0002049538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.96382" calcext:value-type="float">
            <text:p>5.96382</text:p>
          </table:table-cell>
          <table:table-cell office:value-type="float" office:value="6.7665182876" calcext:value-type="float">
            <text:p>6.7665182876</text:p>
          </table:table-cell>
          <table:table-cell table:formula="of:=POWER([.C573]-6.75;2)" office:value-type="float" office:value="0.000272853825236323" calcext:value-type="float">
            <text:p>0.0002728538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.949062" calcext:value-type="float">
            <text:p>5.949062</text:p>
          </table:table-cell>
          <table:table-cell office:value-type="float" office:value="6.7687257742" calcext:value-type="float">
            <text:p>6.7687257742</text:p>
          </table:table-cell>
          <table:table-cell table:formula="of:=POWER([.C574]-6.75;2)" office:value-type="float" office:value="0.000350654619389385" calcext:value-type="float">
            <text:p>0.000350654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.94415" calcext:value-type="float">
            <text:p>5.94415</text:p>
          </table:table-cell>
          <table:table-cell office:value-type="float" office:value="6.770914543" calcext:value-type="float">
            <text:p>6.770914543</text:p>
          </table:table-cell>
          <table:table-cell table:formula="of:=POWER([.C575]-6.75;2)" office:value-type="float" office:value="0.000437418108898847" calcext:value-type="float">
            <text:p>0.000437418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.949415" calcext:value-type="float">
            <text:p>5.949415</text:p>
          </table:table-cell>
          <table:table-cell office:value-type="float" office:value="6.7730595054" calcext:value-type="float">
            <text:p>6.7730595054</text:p>
          </table:table-cell>
          <table:table-cell table:formula="of:=POWER([.C576]-6.75;2)" office:value-type="float" office:value="0.00053174078929263" calcext:value-type="float">
            <text:p>0.0005317408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964822" calcext:value-type="float">
            <text:p>5.964822</text:p>
          </table:table-cell>
          <table:table-cell office:value-type="float" office:value="6.7751354462" calcext:value-type="float">
            <text:p>6.7751354462</text:p>
          </table:table-cell>
          <table:table-cell table:formula="of:=POWER([.C577]-6.75;2)" office:value-type="float" office:value="0.000631790655673104" calcext:value-type="float">
            <text:p>0.000631790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.989954" calcext:value-type="float">
            <text:p>5.989954</text:p>
          </table:table-cell>
          <table:table-cell office:value-type="float" office:value="6.7771179167" calcext:value-type="float">
            <text:p>6.7771179167</text:p>
          </table:table-cell>
          <table:table-cell table:formula="of:=POWER([.C578]-6.75;2)" office:value-type="float" office:value="0.000735381406148137" calcext:value-type="float">
            <text:p>0.0007353814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024027" calcext:value-type="float">
            <text:p>6.024027</text:p>
          </table:table-cell>
          <table:table-cell office:value-type="float" office:value="6.7789841667" calcext:value-type="float">
            <text:p>6.7789841667</text:p>
          </table:table-cell>
          <table:table-cell table:formula="of:=POWER([.C579]-6.75;2)" office:value-type="float" office:value="0.000840081919293385" calcext:value-type="float">
            <text:p>0.0008400819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065923" calcext:value-type="float">
            <text:p>6.065923</text:p>
          </table:table-cell>
          <table:table-cell office:value-type="float" office:value="6.7807140027" calcext:value-type="float">
            <text:p>6.7807140027</text:p>
          </table:table-cell>
          <table:table-cell table:formula="of:=POWER([.C580]-6.75;2)" office:value-type="float" office:value="0.000943349961855602" calcext:value-type="float">
            <text:p>0.00094335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114247" calcext:value-type="float">
            <text:p>6.114247</text:p>
          </table:table-cell>
          <table:table-cell office:value-type="float" office:value="6.7822905699" calcext:value-type="float">
            <text:p>6.7822905699</text:p>
          </table:table-cell>
          <table:table-cell table:formula="of:=POWER([.C581]-6.75;2)" office:value-type="float" office:value="0.00104268090446677" calcext:value-type="float">
            <text:p>0.0010426809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167386" calcext:value-type="float">
            <text:p>6.167386</text:p>
          </table:table-cell>
          <table:table-cell office:value-type="float" office:value="6.7837009651" calcext:value-type="float">
            <text:p>6.7837009651</text:p>
          </table:table-cell>
          <table:table-cell table:formula="of:=POWER([.C582]-6.75;2)" office:value-type="float" office:value="0.00113575504867139" calcext:value-type="float">
            <text:p>0.00113575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223596" calcext:value-type="float">
            <text:p>6.223596</text:p>
          </table:table-cell>
          <table:table-cell office:value-type="float" office:value="6.7849366935" calcext:value-type="float">
            <text:p>6.7849366935</text:p>
          </table:table-cell>
          <table:table-cell table:formula="of:=POWER([.C583]-6.75;2)" office:value-type="float" office:value="0.00122057255271292" calcext:value-type="float">
            <text:p>0.001220572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281073" calcext:value-type="float">
            <text:p>6.281073</text:p>
          </table:table-cell>
          <table:table-cell office:value-type="float" office:value="6.7859939005" calcext:value-type="float">
            <text:p>6.7859939005</text:p>
          </table:table-cell>
          <table:table-cell table:formula="of:=POWER([.C584]-6.75;2)" office:value-type="float" office:value="0.00129556087320392" calcext:value-type="float">
            <text:p>0.0012955609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338032" calcext:value-type="float">
            <text:p>6.338032</text:p>
          </table:table-cell>
          <table:table-cell office:value-type="float" office:value="6.7868734274" calcext:value-type="float">
            <text:p>6.7868734274</text:p>
          </table:table-cell>
          <table:table-cell table:formula="of:=POWER([.C585]-6.75;2)" office:value-type="float" office:value="0.00135964964822305" calcext:value-type="float">
            <text:p>0.0013596496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392779" calcext:value-type="float">
            <text:p>6.392779</text:p>
          </table:table-cell>
          <table:table-cell office:value-type="float" office:value="6.7875806613" calcext:value-type="float">
            <text:p>6.7875806613</text:p>
          </table:table-cell>
          <table:table-cell table:formula="of:=POWER([.C586]-6.75;2)" office:value-type="float" office:value="0.0014123061037453" calcext:value-type="float">
            <text:p>0.001412306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443776" calcext:value-type="float">
            <text:p>6.443776</text:p>
          </table:table-cell>
          <table:table-cell office:value-type="float" office:value="6.788125207" calcext:value-type="float">
            <text:p>6.788125207</text:p>
          </table:table-cell>
          <table:table-cell table:formula="of:=POWER([.C587]-6.75;2)" office:value-type="float" office:value="0.00145353140879287" calcext:value-type="float">
            <text:p>0.0014535314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489688" calcext:value-type="float">
            <text:p>6.489688</text:p>
          </table:table-cell>
          <table:table-cell office:value-type="float" office:value="6.7885204194" calcext:value-type="float">
            <text:p>6.7885204194</text:p>
          </table:table-cell>
          <table:table-cell table:formula="of:=POWER([.C588]-6.75;2)" office:value-type="float" office:value="0.00148382271075191" calcext:value-type="float">
            <text:p>0.0014838227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529428" calcext:value-type="float">
            <text:p>6.529428</text:p>
          </table:table-cell>
          <table:table-cell office:value-type="float" office:value="6.7887828199" calcext:value-type="float">
            <text:p>6.7887828199</text:p>
          </table:table-cell>
          <table:table-cell table:formula="of:=POWER([.C589]-6.75;2)" office:value-type="float" office:value="0.00150410711939582" calcext:value-type="float">
            <text:p>0.001504107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56219" calcext:value-type="float">
            <text:p>6.56219</text:p>
          </table:table-cell>
          <table:table-cell office:value-type="float" office:value="6.7889314167" calcext:value-type="float">
            <text:p>6.7889314167</text:p>
          </table:table-cell>
          <table:table-cell table:formula="of:=POWER([.C590]-6.75;2)" office:value-type="float" office:value="0.00151565520626901" calcext:value-type="float">
            <text:p>0.001515655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587468" calcext:value-type="float">
            <text:p>6.587468</text:p>
          </table:table-cell>
          <table:table-cell office:value-type="float" office:value="6.7889869624" calcext:value-type="float">
            <text:p>6.7889869624</text:p>
          </table:table-cell>
          <table:table-cell table:formula="of:=POWER([.C591]-6.75;2)" office:value-type="float" office:value="0.00151998323717902" calcext:value-type="float">
            <text:p>0.001519983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05067" calcext:value-type="float">
            <text:p>6.605067</text:p>
          </table:table-cell>
          <table:table-cell office:value-type="float" office:value="6.7889711747" calcext:value-type="float">
            <text:p>6.7889711747</text:p>
          </table:table-cell>
          <table:table-cell table:formula="of:=POWER([.C592]-6.75;2)" office:value-type="float" office:value="0.00151875245749795" calcext:value-type="float">
            <text:p>0.001518752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15102" calcext:value-type="float">
            <text:p>6.615102</text:p>
          </table:table-cell>
          <table:table-cell office:value-type="float" office:value="6.7889059597" calcext:value-type="float">
            <text:p>6.7889059597</text:p>
          </table:table-cell>
          <table:table-cell table:formula="of:=POWER([.C593]-6.75;2)" office:value-type="float" office:value="0.00151367370017803" calcext:value-type="float">
            <text:p>0.0015136737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17994" calcext:value-type="float">
            <text:p>6.617994</text:p>
          </table:table-cell>
          <table:table-cell office:value-type="float" office:value="6.7888126371" calcext:value-type="float">
            <text:p>6.7888126371</text:p>
          </table:table-cell>
          <table:table-cell table:formula="of:=POWER([.C594]-6.75;2)" office:value-type="float" office:value="0.00150642079865633" calcext:value-type="float">
            <text:p>0.001506420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14448" calcext:value-type="float">
            <text:p>6.614448</text:p>
          </table:table-cell>
          <table:table-cell office:value-type="float" office:value="6.7887112016" calcext:value-type="float">
            <text:p>6.7887112016</text:p>
          </table:table-cell>
          <table:table-cell table:formula="of:=POWER([.C595]-6.75;2)" office:value-type="float" office:value="0.00149855712931584" calcext:value-type="float">
            <text:p>0.001498557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05428" calcext:value-type="float">
            <text:p>6.605428</text:p>
          </table:table-cell>
          <table:table-cell office:value-type="float" office:value="6.7886196452" calcext:value-type="float">
            <text:p>6.7886196452</text:p>
          </table:table-cell>
          <table:table-cell table:formula="of:=POWER([.C596]-6.75;2)" office:value-type="float" office:value="0.00149147699537387" calcext:value-type="float">
            <text:p>0.001491477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92122" calcext:value-type="float">
            <text:p>6.592122</text:p>
          </table:table-cell>
          <table:table-cell office:value-type="float" office:value="6.7885533468" calcext:value-type="float">
            <text:p>6.7885533468</text:p>
          </table:table-cell>
          <table:table-cell table:formula="of:=POWER([.C597]-6.75;2)" office:value-type="float" office:value="0.00148636054948104" calcext:value-type="float">
            <text:p>0.0014863605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575898" calcext:value-type="float">
            <text:p>6.575898</text:p>
          </table:table-cell>
          <table:table-cell office:value-type="float" office:value="6.7885245565" calcext:value-type="float">
            <text:p>6.7885245565</text:p>
          </table:table-cell>
          <table:table-cell table:formula="of:=POWER([.C598]-6.75;2)" office:value-type="float" office:value="0.00148414145352166" calcext:value-type="float">
            <text:p>0.001484141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558254" calcext:value-type="float">
            <text:p>6.558254</text:p>
          </table:table-cell>
          <table:table-cell office:value-type="float" office:value="6.7885419946" calcext:value-type="float">
            <text:p>6.7885419946</text:p>
          </table:table-cell>
          <table:table-cell table:formula="of:=POWER([.C599]-6.75;2)" office:value-type="float" office:value="0.00148548534774644" calcext:value-type="float">
            <text:p>0.001485485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540757" calcext:value-type="float">
            <text:p>6.540757</text:p>
          </table:table-cell>
          <table:table-cell office:value-type="float" office:value="6.7886105645" calcext:value-type="float">
            <text:p>6.7886105645</text:p>
          </table:table-cell>
          <table:table-cell table:formula="of:=POWER([.C600]-6.75;2)" office:value-type="float" office:value="0.00149077569100865" calcext:value-type="float">
            <text:p>0.001490775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524982" calcext:value-type="float">
            <text:p>6.524982</text:p>
          </table:table-cell>
          <table:table-cell office:value-type="float" office:value="6.7887312204" calcext:value-type="float">
            <text:p>6.7887312204</text:p>
          </table:table-cell>
          <table:table-cell table:formula="of:=POWER([.C601]-6.75;2)" office:value-type="float" office:value="0.00150010743367337" calcext:value-type="float">
            <text:p>0.001500107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512446" calcext:value-type="float">
            <text:p>6.512446</text:p>
          </table:table-cell>
          <table:table-cell office:value-type="float" office:value="6.7889009785" calcext:value-type="float">
            <text:p>6.7889009785</text:p>
          </table:table-cell>
          <table:table-cell table:formula="of:=POWER([.C602]-6.75;2)" office:value-type="float" office:value="0.00151328612825747" calcext:value-type="float">
            <text:p>0.001513286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504539" calcext:value-type="float">
            <text:p>6.504539</text:p>
          </table:table-cell>
          <table:table-cell office:value-type="float" office:value="6.789113086" calcext:value-type="float">
            <text:p>6.789113086</text:p>
          </table:table-cell>
          <table:table-cell table:formula="of:=POWER([.C603]-6.75;2)" office:value-type="float" office:value="0.00152983349644343" calcext:value-type="float">
            <text:p>0.001529833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502467" calcext:value-type="float">
            <text:p>6.502467</text:p>
          </table:table-cell>
          <table:table-cell office:value-type="float" office:value="6.7893573575" calcext:value-type="float">
            <text:p>6.7893573575</text:p>
          </table:table-cell>
          <table:table-cell table:formula="of:=POWER([.C604]-6.75;2)" office:value-type="float" office:value="0.00154900158938282" calcext:value-type="float">
            <text:p>0.001549001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50719" calcext:value-type="float">
            <text:p>6.50719</text:p>
          </table:table-cell>
          <table:table-cell office:value-type="float" office:value="6.7896206344" calcext:value-type="float">
            <text:p>6.7896206344</text:p>
          </table:table-cell>
          <table:table-cell table:formula="of:=POWER([.C605]-6.75;2)" office:value-type="float" office:value="0.00156979467025849" calcext:value-type="float">
            <text:p>0.001569794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19383" calcext:value-type="float">
            <text:p>6.519383</text:p>
          </table:table-cell>
          <table:table-cell office:value-type="float" office:value="6.7898873952" calcext:value-type="float">
            <text:p>6.7898873952</text:p>
          </table:table-cell>
          <table:table-cell table:formula="of:=POWER([.C606]-6.75;2)" office:value-type="float" office:value="0.00159100429584099" calcext:value-type="float">
            <text:p>0.0015910043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39402" calcext:value-type="float">
            <text:p>6.539402</text:p>
          </table:table-cell>
          <table:table-cell office:value-type="float" office:value="6.7901404651" calcext:value-type="float">
            <text:p>6.7901404651</text:p>
          </table:table-cell>
          <table:table-cell table:formula="of:=POWER([.C607]-6.75;2)" office:value-type="float" office:value="0.00161125693844435" calcext:value-type="float">
            <text:p>0.0016112569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67272" calcext:value-type="float">
            <text:p>6.567272</text:p>
          </table:table-cell>
          <table:table-cell office:value-type="float" office:value="6.7903617849" calcext:value-type="float">
            <text:p>6.7903617849</text:p>
          </table:table-cell>
          <table:table-cell table:formula="of:=POWER([.C608]-6.75;2)" office:value-type="float" office:value="0.00162907368031387" calcext:value-type="float">
            <text:p>0.0016290737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60269" calcext:value-type="float">
            <text:p>6.60269</text:p>
          </table:table-cell>
          <table:table-cell office:value-type="float" office:value="6.7905332124" calcext:value-type="float">
            <text:p>6.7905332124</text:p>
          </table:table-cell>
          <table:table-cell table:formula="of:=POWER([.C609]-6.75;2)" office:value-type="float" office:value="0.00164294130746349" calcext:value-type="float">
            <text:p>0.0016429413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45042" calcext:value-type="float">
            <text:p>6.645042</text:p>
          </table:table-cell>
          <table:table-cell office:value-type="float" office:value="6.7906373118" calcext:value-type="float">
            <text:p>6.7906373118</text:p>
          </table:table-cell>
          <table:table-cell table:formula="of:=POWER([.C610]-6.75;2)" office:value-type="float" office:value="0.00165139111033044" calcext:value-type="float">
            <text:p>0.001651391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93439" calcext:value-type="float">
            <text:p>6.693439</text:p>
          </table:table-cell>
          <table:table-cell office:value-type="float" office:value="6.7906580914" calcext:value-type="float">
            <text:p>6.7906580914</text:p>
          </table:table-cell>
          <table:table-cell table:formula="of:=POWER([.C611]-6.75;2)" office:value-type="float" office:value="0.00165308039629076" calcext:value-type="float">
            <text:p>0.001653080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46756" calcext:value-type="float">
            <text:p>6.746756</text:p>
          </table:table-cell>
          <table:table-cell office:value-type="float" office:value="6.7905816586" calcext:value-type="float">
            <text:p>6.7905816586</text:p>
          </table:table-cell>
          <table:table-cell table:formula="of:=POWER([.C612]-6.75;2)" office:value-type="float" office:value="0.00164687101472694" calcext:value-type="float">
            <text:p>0.00164687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803685" calcext:value-type="float">
            <text:p>6.803685</text:p>
          </table:table-cell>
          <table:table-cell office:value-type="float" office:value="6.7903967634" calcext:value-type="float">
            <text:p>6.7903967634</text:p>
          </table:table-cell>
          <table:table-cell table:formula="of:=POWER([.C613]-6.75;2)" office:value-type="float" office:value="0.00163189849319561" calcext:value-type="float">
            <text:p>0.0016318985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862791" calcext:value-type="float">
            <text:p>6.862791</text:p>
          </table:table-cell>
          <table:table-cell office:value-type="float" office:value="6.7900952258" calcext:value-type="float">
            <text:p>6.7900952258</text:p>
          </table:table-cell>
          <table:table-cell table:formula="of:=POWER([.C614]-6.75;2)" office:value-type="float" office:value="0.00160762713195299" calcext:value-type="float">
            <text:p>0.001607627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922559" calcext:value-type="float">
            <text:p>6.922559</text:p>
          </table:table-cell>
          <table:table-cell office:value-type="float" office:value="6.7896722151" calcext:value-type="float">
            <text:p>6.7896722151</text:p>
          </table:table-cell>
          <table:table-cell table:formula="of:=POWER([.C615]-6.75;2)" office:value-type="float" office:value="0.0015738846509407" calcext:value-type="float">
            <text:p>0.0015738847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98145" calcext:value-type="float">
            <text:p>6.98145</text:p>
          </table:table-cell>
          <table:table-cell office:value-type="float" office:value="6.7891264274" calcext:value-type="float">
            <text:p>6.7891264274</text:p>
          </table:table-cell>
          <table:table-cell table:formula="of:=POWER([.C616]-6.75;2)" office:value-type="float" office:value="0.00153087732108749" calcext:value-type="float">
            <text:p>0.0015308773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037939" calcext:value-type="float">
            <text:p>7.037939</text:p>
          </table:table-cell>
          <table:table-cell office:value-type="float" office:value="6.788460129" calcext:value-type="float">
            <text:p>6.788460129</text:p>
          </table:table-cell>
          <table:table-cell table:formula="of:=POWER([.C617]-6.75;2)" office:value-type="float" office:value="0.00147918152269662" calcext:value-type="float">
            <text:p>0.0014791815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090561" calcext:value-type="float">
            <text:p>7.090561</text:p>
          </table:table-cell>
          <table:table-cell office:value-type="float" office:value="6.7876791075" calcext:value-type="float">
            <text:p>6.7876791075</text:p>
          </table:table-cell>
          <table:table-cell table:formula="of:=POWER([.C618]-6.75;2)" office:value-type="float" office:value="0.00141971514199654" calcext:value-type="float">
            <text:p>0.001419715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137937" calcext:value-type="float">
            <text:p>7.137937</text:p>
          </table:table-cell>
          <table:table-cell office:value-type="float" office:value="6.7867925215" calcext:value-type="float">
            <text:p>6.7867925215</text:p>
          </table:table-cell>
          <table:table-cell table:formula="of:=POWER([.C619]-6.75;2)" office:value-type="float" office:value="0.00135368963832795" calcext:value-type="float">
            <text:p>0.0013536896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178799" calcext:value-type="float">
            <text:p>7.178799</text:p>
          </table:table-cell>
          <table:table-cell office:value-type="float" office:value="6.7858126909" calcext:value-type="float">
            <text:p>6.7858126909</text:p>
          </table:table-cell>
          <table:table-cell table:formula="of:=POWER([.C620]-6.75;2)" office:value-type="float" office:value="0.00128254882949896" calcext:value-type="float">
            <text:p>0.001282548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212007" calcext:value-type="float">
            <text:p>7.212007</text:p>
          </table:table-cell>
          <table:table-cell office:value-type="float" office:value="6.7847548441" calcext:value-type="float">
            <text:p>6.7847548441</text:p>
          </table:table-cell>
          <table:table-cell table:formula="of:=POWER([.C621]-6.75;2)" office:value-type="float" office:value="0.00120789918841531" calcext:value-type="float">
            <text:p>0.001207899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236562" calcext:value-type="float">
            <text:p>7.236562</text:p>
          </table:table-cell>
          <table:table-cell office:value-type="float" office:value="6.7836368118" calcext:value-type="float">
            <text:p>6.7836368118</text:p>
          </table:table-cell>
          <table:table-cell table:formula="of:=POWER([.C622]-6.75;2)" office:value-type="float" office:value="0.00113143510806863" calcext:value-type="float">
            <text:p>0.001131435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251603" calcext:value-type="float">
            <text:p>7.251603</text:p>
          </table:table-cell>
          <table:table-cell office:value-type="float" office:value="6.7824787097" calcext:value-type="float">
            <text:p>6.7824787097</text:p>
          </table:table-cell>
          <table:table-cell table:formula="of:=POWER([.C623]-6.75;2)" office:value-type="float" office:value="0.0010548665837769" calcext:value-type="float">
            <text:p>0.0010548666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256415" calcext:value-type="float">
            <text:p>7.256415</text:p>
          </table:table-cell>
          <table:table-cell office:value-type="float" office:value="6.781302621" calcext:value-type="float">
            <text:p>6.781302621</text:p>
          </table:table-cell>
          <table:table-cell table:formula="of:=POWER([.C624]-6.75;2)" office:value-type="float" office:value="0.000979854081469643" calcext:value-type="float">
            <text:p>0.00097985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250412" calcext:value-type="float">
            <text:p>7.250412</text:p>
          </table:table-cell>
          <table:table-cell office:value-type="float" office:value="6.7801322742" calcext:value-type="float">
            <text:p>6.7801322742</text:p>
          </table:table-cell>
          <table:table-cell table:formula="of:=POWER([.C625]-6.75;2)" office:value-type="float" office:value="0.000907953948463964" calcext:value-type="float">
            <text:p>0.0009079539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23313" calcext:value-type="float">
            <text:p>7.23313</text:p>
          </table:table-cell>
          <table:table-cell office:value-type="float" office:value="6.7789927581" calcext:value-type="float">
            <text:p>6.7789927581</text:p>
          </table:table-cell>
          <table:table-cell table:formula="of:=POWER([.C626]-6.75;2)" office:value-type="float" office:value="0.000840580022245129" calcext:value-type="float">
            <text:p>0.00084058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204212" calcext:value-type="float">
            <text:p>7.204212</text:p>
          </table:table-cell>
          <table:table-cell office:value-type="float" office:value="6.7779102581" calcext:value-type="float">
            <text:p>6.7779102581</text:p>
          </table:table-cell>
          <table:table-cell table:formula="of:=POWER([.C627]-6.75;2)" office:value-type="float" office:value="0.000778982507208636" calcext:value-type="float">
            <text:p>0.000778982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163376" calcext:value-type="float">
            <text:p>7.163376</text:p>
          </table:table-cell>
          <table:table-cell office:value-type="float" office:value="6.7769118333" calcext:value-type="float">
            <text:p>6.7769118333</text:p>
          </table:table-cell>
          <table:table-cell table:formula="of:=POWER([.C628]-6.75;2)" office:value-type="float" office:value="0.000724246771566978" calcext:value-type="float">
            <text:p>0.000724246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110396" calcext:value-type="float">
            <text:p>7.110396</text:p>
          </table:table-cell>
          <table:table-cell office:value-type="float" office:value="6.7760252661" calcext:value-type="float">
            <text:p>6.7760252661</text:p>
          </table:table-cell>
          <table:table-cell table:formula="of:=POWER([.C629]-6.75;2)" office:value-type="float" office:value="0.000677314475575786" calcext:value-type="float">
            <text:p>0.0006773145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045062" calcext:value-type="float">
            <text:p>7.045062</text:p>
          </table:table-cell>
          <table:table-cell office:value-type="float" office:value="6.7752789758" calcext:value-type="float">
            <text:p>6.7752789758</text:p>
          </table:table-cell>
          <table:table-cell table:formula="of:=POWER([.C630]-6.75;2)" office:value-type="float" office:value="0.000639026617496988" calcext:value-type="float">
            <text:p>0.0006390266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967134" calcext:value-type="float">
            <text:p>6.967134</text:p>
          </table:table-cell>
          <table:table-cell office:value-type="float" office:value="6.7747020188" calcext:value-type="float">
            <text:p>6.7747020188</text:p>
          </table:table-cell>
          <table:table-cell table:formula="of:=POWER([.C631]-6.75;2)" office:value-type="float" office:value="0.000610189732795565" calcext:value-type="float">
            <text:p>0.0006101897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876296" calcext:value-type="float">
            <text:p>6.876296</text:p>
          </table:table-cell>
          <table:table-cell office:value-type="float" office:value="6.7743242177" calcext:value-type="float">
            <text:p>6.7743242177</text:p>
          </table:table-cell>
          <table:table-cell table:formula="of:=POWER([.C632]-6.75;2)" office:value-type="float" office:value="0.000591667566717006" calcext:value-type="float">
            <text:p>0.000591667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72077" calcext:value-type="float">
            <text:p>6.772077</text:p>
          </table:table-cell>
          <table:table-cell office:value-type="float" office:value="6.7741764086" calcext:value-type="float">
            <text:p>6.7741764086</text:p>
          </table:table-cell>
          <table:table-cell table:formula="of:=POWER([.C633]-6.75;2)" office:value-type="float" office:value="0.000584498732794145" calcext:value-type="float">
            <text:p>0.000584498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53773" calcext:value-type="float">
            <text:p>6.653773</text:p>
          </table:table-cell>
          <table:table-cell office:value-type="float" office:value="6.7742908925" calcext:value-type="float">
            <text:p>6.7742908925</text:p>
          </table:table-cell>
          <table:table-cell table:formula="of:=POWER([.C634]-6.75;2)" office:value-type="float" office:value="0.000590047458446548" calcext:value-type="float">
            <text:p>0.0005900475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520317" calcext:value-type="float">
            <text:p>6.520317</text:p>
          </table:table-cell>
          <table:table-cell office:value-type="float" office:value="6.7747020968" calcext:value-type="float">
            <text:p>6.7747020968</text:p>
          </table:table-cell>
          <table:table-cell table:formula="of:=POWER([.C635]-6.75;2)" office:value-type="float" office:value="0.000610193586316593" calcext:value-type="float">
            <text:p>0.000610193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370122" calcext:value-type="float">
            <text:p>6.370122</text:p>
          </table:table-cell>
          <table:table-cell office:value-type="float" office:value="6.7754475806" calcext:value-type="float">
            <text:p>6.7754475806</text:p>
          </table:table-cell>
          <table:table-cell table:formula="of:=POWER([.C636]-6.75;2)" office:value-type="float" office:value="0.000647579358393489" calcext:value-type="float">
            <text:p>0.0006475794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200835" calcext:value-type="float">
            <text:p>6.200835</text:p>
          </table:table-cell>
          <table:table-cell office:value-type="float" office:value="6.776569457" calcext:value-type="float">
            <text:p>6.776569457</text:p>
          </table:table-cell>
          <table:table-cell table:formula="of:=POWER([.C637]-6.75;2)" office:value-type="float" office:value="0.000705936045274844" calcext:value-type="float">
            <text:p>0.000705936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008975" calcext:value-type="float">
            <text:p>6.008975</text:p>
          </table:table-cell>
          <table:table-cell office:value-type="float" office:value="6.7781164731" calcext:value-type="float">
            <text:p>6.7781164731</text:p>
          </table:table-cell>
          <table:table-cell table:formula="of:=POWER([.C638]-6.75;2)" office:value-type="float" office:value="0.000790536059583017" calcext:value-type="float">
            <text:p>0.000790536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.789353" calcext:value-type="float">
            <text:p>5.789353</text:p>
          </table:table-cell>
          <table:table-cell office:value-type="float" office:value="6.7801470618" calcext:value-type="float">
            <text:p>6.7801470618</text:p>
          </table:table-cell>
          <table:table-cell table:formula="of:=POWER([.C639]-6.75;2)" office:value-type="float" office:value="0.000908845335173028" calcext:value-type="float">
            <text:p>0.0009088453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.534093" calcext:value-type="float">
            <text:p>5.534093</text:p>
          </table:table-cell>
          <table:table-cell office:value-type="float" office:value="6.7827339435" calcext:value-type="float">
            <text:p>6.7827339435</text:p>
          </table:table-cell>
          <table:table-cell table:formula="of:=POWER([.C640]-6.75;2)" office:value-type="float" office:value="0.00107151105706121" calcext:value-type="float">
            <text:p>0.001071511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230867" calcext:value-type="float">
            <text:p>5.230867</text:p>
          </table:table-cell>
          <table:table-cell office:value-type="float" office:value="6.7859713575" calcext:value-type="float">
            <text:p>6.7859713575</text:p>
          </table:table-cell>
          <table:table-cell table:formula="of:=POWER([.C641]-6.75;2)" office:value-type="float" office:value="0.00129393856039282" calcext:value-type="float">
            <text:p>0.0012939386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859389" calcext:value-type="float">
            <text:p>4.859389</text:p>
          </table:table-cell>
          <table:table-cell office:value-type="float" office:value="6.7899870269" calcext:value-type="float">
            <text:p>6.7899870269</text:p>
          </table:table-cell>
          <table:table-cell table:formula="of:=POWER([.C642]-6.75;2)" office:value-type="float" office:value="0.00159896232030136" calcext:value-type="float">
            <text:p>0.001598962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383541" calcext:value-type="float">
            <text:p>4.383541</text:p>
          </table:table-cell>
          <table:table-cell office:value-type="float" office:value="6.7949635511" calcext:value-type="float">
            <text:p>6.7949635511</text:p>
          </table:table-cell>
          <table:table-cell table:formula="of:=POWER([.C643]-6.75;2)" office:value-type="float" office:value="0.00202172092752235" calcext:value-type="float">
            <text:p>0.0020217209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.729711" calcext:value-type="float">
            <text:p>3.729711</text:p>
          </table:table-cell>
          <table:table-cell office:value-type="float" office:value="6.8011809462" calcext:value-type="float">
            <text:p>6.8011809462</text:p>
          </table:table-cell>
          <table:table-cell table:formula="of:=POWER([.C644]-6.75;2)" office:value-type="float" office:value="0.00261948925392726" calcext:value-type="float">
            <text:p>0.002619489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699258" calcext:value-type="float">
            <text:p>2.699258</text:p>
          </table:table-cell>
          <table:table-cell office:value-type="float" office:value="6.8091174113" calcext:value-type="float">
            <text:p>6.8091174113</text:p>
          </table:table-cell>
          <table:table-cell table:formula="of:=POWER([.C645]-6.75;2)" office:value-type="float" office:value="0.00349486831881336" calcext:value-type="float">
            <text:p>0.0034948683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699258" calcext:value-type="float">
            <text:p>2.699258</text:p>
          </table:table-cell>
          <table:table-cell office:value-type="float" office:value="6.8197854032" calcext:value-type="float">
            <text:p>6.8197854032</text:p>
          </table:table-cell>
          <table:table-cell table:formula="of:=POWER([.C646]-6.75;2)" office:value-type="float" office:value="0.00487000249978658" calcext:value-type="float">
            <text:p>0.0048700025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699258" calcext:value-type="float">
            <text:p>2.699258</text:p>
          </table:table-cell>
          <table:table-cell office:value-type="float" office:value="6.8304151452" calcext:value-type="float">
            <text:p>6.8304151452</text:p>
          </table:table-cell>
          <table:table-cell table:formula="of:=POWER([.C647]-6.75;2)" office:value-type="float" office:value="0.00646659557753707" calcext:value-type="float">
            <text:p>0.00646659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699258" calcext:value-type="float">
            <text:p>2.699258</text:p>
          </table:table-cell>
          <table:table-cell office:value-type="float" office:value="6.8410070806" calcext:value-type="float">
            <text:p>6.8410070806</text:p>
          </table:table-cell>
          <table:table-cell table:formula="of:=POWER([.C648]-6.75;2)" office:value-type="float" office:value="0.00828228871933487" calcext:value-type="float">
            <text:p>0.008282288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699258" calcext:value-type="float">
            <text:p>2.699258</text:p>
          </table:table-cell>
          <table:table-cell office:value-type="float" office:value="6.8515617823" calcext:value-type="float">
            <text:p>6.8515617823</text:p>
          </table:table-cell>
          <table:table-cell table:formula="of:=POWER([.C649]-6.75;2)" office:value-type="float" office:value="0.0103147956239526" calcext:value-type="float">
            <text:p>0.0103147956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699258" calcext:value-type="float">
            <text:p>2.699258</text:p>
          </table:table-cell>
          <table:table-cell office:value-type="float" office:value="6.8620798844" calcext:value-type="float">
            <text:p>6.8620798844</text:p>
          </table:table-cell>
          <table:table-cell table:formula="of:=POWER([.C650]-6.75;2)" office:value-type="float" office:value="0.0125619004871174" calcext:value-type="float">
            <text:p>0.0125619005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699258" calcext:value-type="float">
            <text:p>2.699258</text:p>
          </table:table-cell>
          <table:table-cell office:value-type="float" office:value="6.8725620161" calcext:value-type="float">
            <text:p>6.8725620161</text:p>
          </table:table-cell>
          <table:table-cell table:formula="of:=POWER([.C651]-6.75;2)" office:value-type="float" office:value="0.0150214477904966" calcext:value-type="float">
            <text:p>0.0150214478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3.70606" calcext:value-type="float">
            <text:p>33.70606</text:p>
          </table:table-cell>
          <table:table-cell office:value-type="float" office:value="6.8830087339" calcext:value-type="float">
            <text:p>6.8830087339</text:p>
          </table:table-cell>
          <table:table-cell table:formula="of:=POWER([.C652]-6.75;2)" office:value-type="float" office:value="0.0176913232936809" calcext:value-type="float">
            <text:p>0.0176913233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.917653" calcext:value-type="float">
            <text:p>16.917653</text:p>
          </table:table-cell>
          <table:table-cell office:value-type="float" office:value="6.810068828" calcext:value-type="float">
            <text:p>6.810068828</text:p>
          </table:table-cell>
          <table:table-cell table:formula="of:=POWER([.C653]-6.75;2)" office:value-type="float" office:value="0.00360826409729363" calcext:value-type="float">
            <text:p>0.0036082641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3.457796" calcext:value-type="float">
            <text:p>13.457796</text:p>
          </table:table-cell>
          <table:table-cell office:value-type="float" office:value="6.7822242339" calcext:value-type="float">
            <text:p>6.7822242339</text:p>
          </table:table-cell>
          <table:table-cell table:formula="of:=POWER([.C654]-6.75;2)" office:value-type="float" office:value="0.00103840125044191" calcext:value-type="float">
            <text:p>0.0010384013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1.820901" calcext:value-type="float">
            <text:p>11.820901</text:p>
          </table:table-cell>
          <table:table-cell office:value-type="float" office:value="6.7636454409" calcext:value-type="float">
            <text:p>6.7636454409</text:p>
          </table:table-cell>
          <table:table-cell table:formula="of:=POWER([.C655]-6.75;2)" office:value-type="float" office:value="0.000186198057355404" calcext:value-type="float">
            <text:p>0.000186198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.835271" calcext:value-type="float">
            <text:p>10.835271</text:p>
          </table:table-cell>
          <table:table-cell office:value-type="float" office:value="6.7494316102" calcext:value-type="float">
            <text:p>6.7494316102</text:p>
          </table:table-cell>
          <table:table-cell table:formula="of:=POWER([.C656]-6.75;2)" office:value-type="float" office:value="0.000000323066964743739" calcext:value-type="float">
            <text:p>3.23066964743739E-007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.162784" calcext:value-type="float">
            <text:p>10.162784</text:p>
          </table:table-cell>
          <table:table-cell office:value-type="float" office:value="6.7378312769" calcext:value-type="float">
            <text:p>6.7378312769</text:p>
          </table:table-cell>
          <table:table-cell table:formula="of:=POWER([.C657]-6.75;2)" office:value-type="float" office:value="0.00014807782188448" calcext:value-type="float">
            <text:p>0.0001480778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.666002" calcext:value-type="float">
            <text:p>9.666002</text:p>
          </table:table-cell>
          <table:table-cell office:value-type="float" office:value="6.7280015376" calcext:value-type="float">
            <text:p>6.7280015376</text:p>
          </table:table-cell>
          <table:table-cell table:formula="of:=POWER([.C658]-6.75;2)" office:value-type="float" office:value="0.000483932347964215" calcext:value-type="float">
            <text:p>0.000483932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.277605" calcext:value-type="float">
            <text:p>9.277605</text:p>
          </table:table-cell>
          <table:table-cell office:value-type="float" office:value="6.7194685887" calcext:value-type="float">
            <text:p>6.7194685887</text:p>
          </table:table-cell>
          <table:table-cell table:formula="of:=POWER([.C659]-6.75;2)" office:value-type="float" office:value="0.000932167075969777" calcext:value-type="float">
            <text:p>0.000932167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960436" calcext:value-type="float">
            <text:p>8.960436</text:p>
          </table:table-cell>
          <table:table-cell office:value-type="float" office:value="6.7119392688" calcext:value-type="float">
            <text:p>6.7119392688</text:p>
          </table:table-cell>
          <table:table-cell table:formula="of:=POWER([.C660]-6.75;2)" office:value-type="float" office:value="0.00144861925947864" calcext:value-type="float">
            <text:p>0.0014486193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.69221" calcext:value-type="float">
            <text:p>8.69221</text:p>
          </table:table-cell>
          <table:table-cell office:value-type="float" office:value="6.705220043" calcext:value-type="float">
            <text:p>6.705220043</text:p>
          </table:table-cell>
          <table:table-cell table:formula="of:=POWER([.C661]-6.75;2)" office:value-type="float" office:value="0.00200524454892187" calcext:value-type="float">
            <text:p>0.002005244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458748" calcext:value-type="float">
            <text:p>8.458748</text:p>
          </table:table-cell>
          <table:table-cell office:value-type="float" office:value="6.6991771075" calcext:value-type="float">
            <text:p>6.6991771075</text:p>
          </table:table-cell>
          <table:table-cell table:formula="of:=POWER([.C662]-6.75;2)" office:value-type="float" office:value="0.00258296640206658" calcext:value-type="float">
            <text:p>0.0025829664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.250632" calcext:value-type="float">
            <text:p>8.250632</text:p>
          </table:table-cell>
          <table:table-cell office:value-type="float" office:value="6.6937147097" calcext:value-type="float">
            <text:p>6.6937147097</text:p>
          </table:table-cell>
          <table:table-cell table:formula="of:=POWER([.C663]-6.75;2)" office:value-type="float" office:value="0.00316803390415527" calcext:value-type="float">
            <text:p>0.0031680339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06143" calcext:value-type="float">
            <text:p>8.06143</text:p>
          </table:table-cell>
          <table:table-cell office:value-type="float" office:value="6.6887624892" calcext:value-type="float">
            <text:p>6.6887624892</text:p>
          </table:table-cell>
          <table:table-cell table:formula="of:=POWER([.C664]-6.75;2)" office:value-type="float" office:value="0.0037500327289801" calcext:value-type="float">
            <text:p>0.003750032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886669" calcext:value-type="float">
            <text:p>7.886669</text:p>
          </table:table-cell>
          <table:table-cell office:value-type="float" office:value="6.6842676048" calcext:value-type="float">
            <text:p>6.6842676048</text:p>
          </table:table-cell>
          <table:table-cell table:formula="of:=POWER([.C665]-6.75;2)" office:value-type="float" office:value="0.00432074777872892" calcext:value-type="float">
            <text:p>0.004320747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723224" calcext:value-type="float">
            <text:p>7.723224</text:p>
          </table:table-cell>
          <table:table-cell office:value-type="float" office:value="6.680189629" calcext:value-type="float">
            <text:p>6.680189629</text:p>
          </table:table-cell>
          <table:table-cell table:formula="of:=POWER([.C666]-6.75;2)" office:value-type="float" office:value="0.00487348789915764" calcext:value-type="float">
            <text:p>0.0048734879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568928" calcext:value-type="float">
            <text:p>7.568928</text:p>
          </table:table-cell>
          <table:table-cell office:value-type="float" office:value="6.6764970941" calcext:value-type="float">
            <text:p>6.6764970941</text:p>
          </table:table-cell>
          <table:table-cell table:formula="of:=POWER([.C667]-6.75;2)" office:value-type="float" office:value="0.00540267717574423" calcext:value-type="float">
            <text:p>0.0054026772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422304" calcext:value-type="float">
            <text:p>7.422304</text:p>
          </table:table-cell>
          <table:table-cell office:value-type="float" office:value="6.6731650833" calcext:value-type="float">
            <text:p>6.6731650833</text:p>
          </table:table-cell>
          <table:table-cell table:formula="of:=POWER([.C668]-6.75;2)" office:value-type="float" office:value="0.00590360442429597" calcext:value-type="float">
            <text:p>0.0059036044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282386" calcext:value-type="float">
            <text:p>7.282386</text:p>
          </table:table-cell>
          <table:table-cell office:value-type="float" office:value="6.6701735161" calcext:value-type="float">
            <text:p>6.6701735161</text:p>
          </table:table-cell>
          <table:table-cell table:formula="of:=POWER([.C669]-6.75;2)" office:value-type="float" office:value="0.00637226753183693" calcext:value-type="float">
            <text:p>0.0063722675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148583" calcext:value-type="float">
            <text:p>7.148583</text:p>
          </table:table-cell>
          <table:table-cell office:value-type="float" office:value="6.6675059005" calcext:value-type="float">
            <text:p>6.6675059005</text:p>
          </table:table-cell>
          <table:table-cell table:formula="of:=POWER([.C670]-6.75;2)" office:value-type="float" office:value="0.00680527645231588" calcext:value-type="float">
            <text:p>0.0068052765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020574" calcext:value-type="float">
            <text:p>7.020574</text:p>
          </table:table-cell>
          <table:table-cell office:value-type="float" office:value="6.665148414" calcext:value-type="float">
            <text:p>6.665148414</text:p>
          </table:table-cell>
          <table:table-cell table:formula="of:=POWER([.C671]-6.75;2)" office:value-type="float" office:value="0.00719979164671541" calcext:value-type="float">
            <text:p>0.0071997916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9823" calcext:value-type="float">
            <text:p>6.89823</text:p>
          </table:table-cell>
          <table:table-cell office:value-type="float" office:value="6.6630892177" calcext:value-type="float">
            <text:p>6.6630892177</text:p>
          </table:table-cell>
          <table:table-cell table:formula="of:=POWER([.C672]-6.75;2)" office:value-type="float" office:value="0.00755348407999806" calcext:value-type="float">
            <text:p>0.0075534841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81549" calcext:value-type="float">
            <text:p>6.781549</text:p>
          </table:table-cell>
          <table:table-cell office:value-type="float" office:value="6.6613179382" calcext:value-type="float">
            <text:p>6.6613179382</text:p>
          </table:table-cell>
          <table:table-cell table:formula="of:=POWER([.C673]-6.75;2)" office:value-type="float" office:value="0.00786450808509905" calcext:value-type="float">
            <text:p>0.007864508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70605" calcext:value-type="float">
            <text:p>6.670605</text:p>
          </table:table-cell>
          <table:table-cell office:value-type="float" office:value="6.6598252634" calcext:value-type="float">
            <text:p>6.6598252634</text:p>
          </table:table-cell>
          <table:table-cell table:formula="of:=POWER([.C674]-6.75;2)" office:value-type="float" office:value="0.00813148312087936" calcext:value-type="float">
            <text:p>0.008131483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565512" calcext:value-type="float">
            <text:p>6.565512</text:p>
          </table:table-cell>
          <table:table-cell office:value-type="float" office:value="6.6586026263" calcext:value-type="float">
            <text:p>6.6586026263</text:p>
          </table:table-cell>
          <table:table-cell table:formula="of:=POWER([.C675]-6.75;2)" office:value-type="float" office:value="0.00835347991925737" calcext:value-type="float">
            <text:p>0.0083534799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466392" calcext:value-type="float">
            <text:p>6.466392</text:p>
          </table:table-cell>
          <table:table-cell office:value-type="float" office:value="6.6576419328" calcext:value-type="float">
            <text:p>6.6576419328</text:p>
          </table:table-cell>
          <table:table-cell table:formula="of:=POWER([.C676]-6.75;2)" office:value-type="float" office:value="0.00853001257691975" calcext:value-type="float">
            <text:p>0.008530012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373361" calcext:value-type="float">
            <text:p>6.373361</text:p>
          </table:table-cell>
          <table:table-cell office:value-type="float" office:value="6.6569353306" calcext:value-type="float">
            <text:p>6.6569353306</text:p>
          </table:table-cell>
          <table:table-cell table:formula="of:=POWER([.C677]-6.75;2)" office:value-type="float" office:value="0.00866103269053136" calcext:value-type="float">
            <text:p>0.0086610327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286516" calcext:value-type="float">
            <text:p>6.286516</text:p>
          </table:table-cell>
          <table:table-cell office:value-type="float" office:value="6.6564749839" calcext:value-type="float">
            <text:p>6.6564749839</text:p>
          </table:table-cell>
          <table:table-cell table:formula="of:=POWER([.C678]-6.75;2)" office:value-type="float" office:value="0.00874692863650527" calcext:value-type="float">
            <text:p>0.008746928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205935" calcext:value-type="float">
            <text:p>6.205935</text:p>
          </table:table-cell>
          <table:table-cell office:value-type="float" office:value="6.6562528629" calcext:value-type="float">
            <text:p>6.6562528629</text:p>
          </table:table-cell>
          <table:table-cell table:formula="of:=POWER([.C679]-6.75;2)" office:value-type="float" office:value="0.00878852571444625" calcext:value-type="float">
            <text:p>0.0087885257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131681" calcext:value-type="float">
            <text:p>6.131681</text:p>
          </table:table-cell>
          <table:table-cell office:value-type="float" office:value="6.6562605269" calcext:value-type="float">
            <text:p>6.6562605269</text:p>
          </table:table-cell>
          <table:table-cell table:formula="of:=POWER([.C680]-6.75;2)" office:value-type="float" office:value="0.00878708881706568" calcext:value-type="float">
            <text:p>0.0087870888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063809" calcext:value-type="float">
            <text:p>6.063809</text:p>
          </table:table-cell>
          <table:table-cell office:value-type="float" office:value="6.6564889167" calcext:value-type="float">
            <text:p>6.6564889167</text:p>
          </table:table-cell>
          <table:table-cell table:formula="of:=POWER([.C681]-6.75;2)" office:value-type="float" office:value="0.00874432269993956" calcext:value-type="float">
            <text:p>0.008744322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002376" calcext:value-type="float">
            <text:p>6.002376</text:p>
          </table:table-cell>
          <table:table-cell office:value-type="float" office:value="6.6569281478" calcext:value-type="float">
            <text:p>6.6569281478</text:p>
          </table:table-cell>
          <table:table-cell table:formula="of:=POWER([.C682]-6.75;2)" office:value-type="float" office:value="0.00866236967193857" calcext:value-type="float">
            <text:p>0.0086623697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947449" calcext:value-type="float">
            <text:p>5.947449</text:p>
          </table:table-cell>
          <table:table-cell office:value-type="float" office:value="6.6575673333" calcext:value-type="float">
            <text:p>6.6575673333</text:p>
          </table:table-cell>
          <table:table-cell table:formula="of:=POWER([.C683]-6.75;2)" office:value-type="float" office:value="0.00854379787327324" calcext:value-type="float">
            <text:p>0.00854379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899115" calcext:value-type="float">
            <text:p>5.899115</text:p>
          </table:table-cell>
          <table:table-cell office:value-type="float" office:value="6.6583944274" calcext:value-type="float">
            <text:p>6.6583944274</text:p>
          </table:table-cell>
          <table:table-cell table:formula="of:=POWER([.C684]-6.75;2)" office:value-type="float" office:value="0.00839158093137383" calcext:value-type="float">
            <text:p>0.008391580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857478" calcext:value-type="float">
            <text:p>5.857478</text:p>
          </table:table-cell>
          <table:table-cell office:value-type="float" office:value="6.6593961129" calcext:value-type="float">
            <text:p>6.6593961129</text:p>
          </table:table-cell>
          <table:table-cell table:formula="of:=POWER([.C685]-6.75;2)" office:value-type="float" office:value="0.00820906435762961" calcext:value-type="float">
            <text:p>0.0082090644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.822665" calcext:value-type="float">
            <text:p>5.822665</text:p>
          </table:table-cell>
          <table:table-cell office:value-type="float" office:value="6.6605577608" calcext:value-type="float">
            <text:p>6.6605577608</text:p>
          </table:table-cell>
          <table:table-cell table:formula="of:=POWER([.C686]-6.75;2)" office:value-type="float" office:value="0.00799991415311006" calcext:value-type="float">
            <text:p>0.0079999142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.794807" calcext:value-type="float">
            <text:p>5.794807</text:p>
          </table:table-cell>
          <table:table-cell office:value-type="float" office:value="6.6618634409" calcext:value-type="float">
            <text:p>6.6618634409</text:p>
          </table:table-cell>
          <table:table-cell table:formula="of:=POWER([.C687]-6.75;2)" office:value-type="float" office:value="0.00776805304998773" calcext:value-type="float">
            <text:p>0.007768053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.774034" calcext:value-type="float">
            <text:p>5.774034</text:p>
          </table:table-cell>
          <table:table-cell office:value-type="float" office:value="6.663296043" calcext:value-type="float">
            <text:p>6.663296043</text:p>
          </table:table-cell>
          <table:table-cell table:formula="of:=POWER([.C688]-6.75;2)" office:value-type="float" office:value="0.00751757615945787" calcext:value-type="float">
            <text:p>0.007517576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.760452" calcext:value-type="float">
            <text:p>5.760452</text:p>
          </table:table-cell>
          <table:table-cell office:value-type="float" office:value="6.6648374516" calcext:value-type="float">
            <text:p>6.6648374516</text:p>
          </table:table-cell>
          <table:table-cell table:formula="of:=POWER([.C689]-6.75;2)" office:value-type="float" office:value="0.00725265964998227" calcext:value-type="float">
            <text:p>0.0072526596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.754122" calcext:value-type="float">
            <text:p>5.754122</text:p>
          </table:table-cell>
          <table:table-cell office:value-type="float" office:value="6.6664688333" calcext:value-type="float">
            <text:p>6.6664688333</text:p>
          </table:table-cell>
          <table:table-cell table:formula="of:=POWER([.C690]-6.75;2)" office:value-type="float" office:value="0.00697745581026323" calcext:value-type="float">
            <text:p>0.0069774558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.755037" calcext:value-type="float">
            <text:p>5.755037</text:p>
          </table:table-cell>
          <table:table-cell office:value-type="float" office:value="6.6681709866" calcext:value-type="float">
            <text:p>6.6681709866</text:p>
          </table:table-cell>
          <table:table-cell table:formula="of:=POWER([.C691]-6.75;2)" office:value-type="float" office:value="0.0066959874340174" calcext:value-type="float">
            <text:p>0.0066959874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.763104" calcext:value-type="float">
            <text:p>5.763104</text:p>
          </table:table-cell>
          <table:table-cell office:value-type="float" office:value="6.6699247661" calcext:value-type="float">
            <text:p>6.6699247661</text:p>
          </table:table-cell>
          <table:table-cell table:formula="of:=POWER([.C692]-6.75;2)" office:value-type="float" office:value="0.00641204308413966" calcext:value-type="float">
            <text:p>0.0064120431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.778123" calcext:value-type="float">
            <text:p>5.778123</text:p>
          </table:table-cell>
          <table:table-cell office:value-type="float" office:value="6.6717115242" calcext:value-type="float">
            <text:p>6.6717115242</text:p>
          </table:table-cell>
          <table:table-cell table:formula="of:=POWER([.C693]-6.75;2)" office:value-type="float" office:value="0.00612908544308718" calcext:value-type="float">
            <text:p>0.006129085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.799779" calcext:value-type="float">
            <text:p>5.799779</text:p>
          </table:table-cell>
          <table:table-cell office:value-type="float" office:value="6.6735135887" calcext:value-type="float">
            <text:p>6.6735135887</text:p>
          </table:table-cell>
          <table:table-cell table:formula="of:=POWER([.C694]-6.75;2)" office:value-type="float" office:value="0.00585017111355282" calcext:value-type="float">
            <text:p>0.0058501711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.827638" calcext:value-type="float">
            <text:p>5.827638</text:p>
          </table:table-cell>
          <table:table-cell office:value-type="float" office:value="6.675314707" calcext:value-type="float">
            <text:p>6.675314707</text:p>
          </table:table-cell>
          <table:table-cell table:formula="of:=POWER([.C695]-6.75;2)" office:value-type="float" office:value="0.00557789299049584" calcext:value-type="float">
            <text:p>0.005577893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.861148" calcext:value-type="float">
            <text:p>5.861148</text:p>
          </table:table-cell>
          <table:table-cell office:value-type="float" office:value="6.6771004355" calcext:value-type="float">
            <text:p>6.6771004355</text:p>
          </table:table-cell>
          <table:table-cell table:formula="of:=POWER([.C696]-6.75;2)" office:value-type="float" office:value="0.00531434650428968" calcext:value-type="float">
            <text:p>0.005314346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.899651" calcext:value-type="float">
            <text:p>5.899651</text:p>
          </table:table-cell>
          <table:table-cell office:value-type="float" office:value="6.6788584462" calcext:value-type="float">
            <text:p>6.6788584462</text:p>
          </table:table-cell>
          <table:table-cell table:formula="of:=POWER([.C697]-6.75;2)" office:value-type="float" office:value="0.00506112067707836" calcext:value-type="float">
            <text:p>0.005061120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.942406" calcext:value-type="float">
            <text:p>5.942406</text:p>
          </table:table-cell>
          <table:table-cell office:value-type="float" office:value="6.6805787392" calcext:value-type="float">
            <text:p>6.6805787392</text:p>
          </table:table-cell>
          <table:table-cell table:formula="of:=POWER([.C698]-6.75;2)" office:value-type="float" office:value="0.00481931145106168" calcext:value-type="float">
            <text:p>0.0048193115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.988606" calcext:value-type="float">
            <text:p>5.988606</text:p>
          </table:table-cell>
          <table:table-cell office:value-type="float" office:value="6.6822536962" calcext:value-type="float">
            <text:p>6.6822536962</text:p>
          </table:table-cell>
          <table:table-cell table:formula="of:=POWER([.C699]-6.75;2)" office:value-type="float" office:value="0.00458956167856188" calcext:value-type="float">
            <text:p>0.0045895617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037408" calcext:value-type="float">
            <text:p>6.037408</text:p>
          </table:table-cell>
          <table:table-cell office:value-type="float" office:value="6.6838780323" calcext:value-type="float">
            <text:p>6.6838780323</text:p>
          </table:table-cell>
          <table:table-cell table:formula="of:=POWER([.C700]-6.75;2)" office:value-type="float" office:value="0.00437211461251984" calcext:value-type="float">
            <text:p>0.0043721146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087963" calcext:value-type="float">
            <text:p>6.087963</text:p>
          </table:table-cell>
          <table:table-cell office:value-type="float" office:value="6.6854486048" calcext:value-type="float">
            <text:p>6.6854486048</text:p>
          </table:table-cell>
          <table:table-cell table:formula="of:=POWER([.C701]-6.75;2)" office:value-type="float" office:value="0.00416688262226654" calcext:value-type="float">
            <text:p>0.0041668826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139438" calcext:value-type="float">
            <text:p>6.139438</text:p>
          </table:table-cell>
          <table:table-cell office:value-type="float" office:value="6.6869640833" calcext:value-type="float">
            <text:p>6.6869640833</text:p>
          </table:table-cell>
          <table:table-cell table:formula="of:=POWER([.C702]-6.75;2)" office:value-type="float" office:value="0.00397352679420929" calcext:value-type="float">
            <text:p>0.0039735268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191049" calcext:value-type="float">
            <text:p>6.191049</text:p>
          </table:table-cell>
          <table:table-cell office:value-type="float" office:value="6.6884245618" calcext:value-type="float">
            <text:p>6.6884245618</text:p>
          </table:table-cell>
          <table:table-cell table:formula="of:=POWER([.C703]-6.75;2)" office:value-type="float" office:value="0.00379153458952205" calcext:value-type="float">
            <text:p>0.0037915346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242079" calcext:value-type="float">
            <text:p>6.242079</text:p>
          </table:table-cell>
          <table:table-cell office:value-type="float" office:value="6.6898310591" calcext:value-type="float">
            <text:p>6.6898310591</text:p>
          </table:table-cell>
          <table:table-cell table:formula="of:=POWER([.C704]-6.75;2)" office:value-type="float" office:value="0.00362030144902766" calcext:value-type="float">
            <text:p>0.0036203014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291892" calcext:value-type="float">
            <text:p>6.291892</text:p>
          </table:table-cell>
          <table:table-cell office:value-type="float" office:value="6.691185" calcext:value-type="float">
            <text:p>6.691185</text:p>
          </table:table-cell>
          <table:table-cell table:formula="of:=POWER([.C705]-6.75;2)" office:value-type="float" office:value="0.00345920422500001" calcext:value-type="float">
            <text:p>0.0034592042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339953" calcext:value-type="float">
            <text:p>6.339953</text:p>
          </table:table-cell>
          <table:table-cell office:value-type="float" office:value="6.6924876962" calcext:value-type="float">
            <text:p>6.6924876962</text:p>
          </table:table-cell>
          <table:table-cell table:formula="of:=POWER([.C706]-6.75;2)" office:value-type="float" office:value="0.00330766508838353" calcext:value-type="float">
            <text:p>0.003307665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385826" calcext:value-type="float">
            <text:p>6.385826</text:p>
          </table:table-cell>
          <table:table-cell office:value-type="float" office:value="6.693739836" calcext:value-type="float">
            <text:p>6.693739836</text:p>
          </table:table-cell>
          <table:table-cell table:formula="of:=POWER([.C707]-6.75;2)" office:value-type="float" office:value="0.00316520605330692" calcext:value-type="float">
            <text:p>0.003165206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429183" calcext:value-type="float">
            <text:p>6.429183</text:p>
          </table:table-cell>
          <table:table-cell office:value-type="float" office:value="6.6949410457" calcext:value-type="float">
            <text:p>6.6949410457</text:p>
          </table:table-cell>
          <table:table-cell table:formula="of:=POWER([.C708]-6.75;2)" office:value-type="float" office:value="0.00303148844860946" calcext:value-type="float">
            <text:p>0.0030314884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469796" calcext:value-type="float">
            <text:p>6.469796</text:p>
          </table:table-cell>
          <table:table-cell office:value-type="float" office:value="6.6960895188" calcext:value-type="float">
            <text:p>6.6960895188</text:p>
          </table:table-cell>
          <table:table-cell table:formula="of:=POWER([.C709]-6.75;2)" office:value-type="float" office:value="0.00290633998321555" calcext:value-type="float">
            <text:p>0.00290634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507529" calcext:value-type="float">
            <text:p>6.507529</text:p>
          </table:table-cell>
          <table:table-cell office:value-type="float" office:value="6.6971817366" calcext:value-type="float">
            <text:p>6.6971817366</text:p>
          </table:table-cell>
          <table:table-cell table:formula="of:=POWER([.C710]-6.75;2)" office:value-type="float" office:value="0.00278976894859176" calcext:value-type="float">
            <text:p>0.002789768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42331" calcext:value-type="float">
            <text:p>6.542331</text:p>
          </table:table-cell>
          <table:table-cell office:value-type="float" office:value="6.6982123091" calcext:value-type="float">
            <text:p>6.6982123091</text:p>
          </table:table-cell>
          <table:table-cell table:formula="of:=POWER([.C711]-6.75;2)" office:value-type="float" office:value="0.00268196492875398" calcext:value-type="float">
            <text:p>0.0026819649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574222" calcext:value-type="float">
            <text:p>6.574222</text:p>
          </table:table-cell>
          <table:table-cell office:value-type="float" office:value="6.6991739113" calcext:value-type="float">
            <text:p>6.6991739113</text:p>
          </table:table-cell>
          <table:table-cell table:formula="of:=POWER([.C712]-6.75;2)" office:value-type="float" office:value="0.00258329129254027" calcext:value-type="float">
            <text:p>0.002583291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03274" calcext:value-type="float">
            <text:p>6.603274</text:p>
          </table:table-cell>
          <table:table-cell office:value-type="float" office:value="6.7000573226" calcext:value-type="float">
            <text:p>6.7000573226</text:p>
          </table:table-cell>
          <table:table-cell table:formula="of:=POWER([.C713]-6.75;2)" office:value-type="float" office:value="0.00249427102588045" calcext:value-type="float">
            <text:p>0.002494271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296" calcext:value-type="float">
            <text:p>6.6296</text:p>
          </table:table-cell>
          <table:table-cell office:value-type="float" office:value="6.7008515753" calcext:value-type="float">
            <text:p>6.7008515753</text:p>
          </table:table-cell>
          <table:table-cell table:formula="of:=POWER([.C714]-6.75;2)" office:value-type="float" office:value="0.00241556765049159" calcext:value-type="float">
            <text:p>0.0024155677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53339" calcext:value-type="float">
            <text:p>6.653339</text:p>
          </table:table-cell>
          <table:table-cell office:value-type="float" office:value="6.701544172" calcext:value-type="float">
            <text:p>6.701544172</text:p>
          </table:table-cell>
          <table:table-cell table:formula="of:=POWER([.C715]-6.75;2)" office:value-type="float" office:value="0.00234796726716557" calcext:value-type="float">
            <text:p>0.0023479673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7464" calcext:value-type="float">
            <text:p>6.67464</text:p>
          </table:table-cell>
          <table:table-cell office:value-type="float" office:value="6.7021213737" calcext:value-type="float">
            <text:p>6.7021213737</text:p>
          </table:table-cell>
          <table:table-cell table:formula="of:=POWER([.C716]-6.75;2)" office:value-type="float" office:value="0.00229236285637507" calcext:value-type="float">
            <text:p>0.0022923629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93654" calcext:value-type="float">
            <text:p>6.693654</text:p>
          </table:table-cell>
          <table:table-cell office:value-type="float" office:value="6.7025685215" calcext:value-type="float">
            <text:p>6.7025685215</text:p>
          </table:table-cell>
          <table:table-cell table:formula="of:=POWER([.C717]-6.75;2)" office:value-type="float" office:value="0.00224974515269597" calcext:value-type="float">
            <text:p>0.0022497452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10521" calcext:value-type="float">
            <text:p>6.710521</text:p>
          </table:table-cell>
          <table:table-cell office:value-type="float" office:value="6.7028703737" calcext:value-type="float">
            <text:p>6.7028703737</text:p>
          </table:table-cell>
          <table:table-cell table:formula="of:=POWER([.C718]-6.75;2)" office:value-type="float" office:value="0.00222120167517768" calcext:value-type="float">
            <text:p>0.0022212017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25365" calcext:value-type="float">
            <text:p>6.725365</text:p>
          </table:table-cell>
          <table:table-cell office:value-type="float" office:value="6.7030114382" calcext:value-type="float">
            <text:p>6.7030114382</text:p>
          </table:table-cell>
          <table:table-cell table:formula="of:=POWER([.C719]-6.75;2)" office:value-type="float" office:value="0.00220792494003243" calcext:value-type="float">
            <text:p>0.002207924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3829" calcext:value-type="float">
            <text:p>6.73829</text:p>
          </table:table-cell>
          <table:table-cell office:value-type="float" office:value="6.7029762608" calcext:value-type="float">
            <text:p>6.7029762608</text:p>
          </table:table-cell>
          <table:table-cell table:formula="of:=POWER([.C720]-6.75;2)" office:value-type="float" office:value="0.00221123204834963" calcext:value-type="float">
            <text:p>0.002211232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49378" calcext:value-type="float">
            <text:p>6.749378</text:p>
          </table:table-cell>
          <table:table-cell office:value-type="float" office:value="6.7027496505" calcext:value-type="float">
            <text:p>6.7027496505</text:p>
          </table:table-cell>
          <table:table-cell table:formula="of:=POWER([.C721]-6.75;2)" office:value-type="float" office:value="0.00223259552787211" calcext:value-type="float">
            <text:p>0.0022325955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5869" calcext:value-type="float">
            <text:p>6.75869</text:p>
          </table:table-cell>
          <table:table-cell office:value-type="float" office:value="6.7023168199" calcext:value-type="float">
            <text:p>6.7023168199</text:p>
          </table:table-cell>
          <table:table-cell table:formula="of:=POWER([.C722]-6.75;2)" office:value-type="float" office:value="0.00227368566444903" calcext:value-type="float">
            <text:p>0.0022736857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66266" calcext:value-type="float">
            <text:p>6.766266</text:p>
          </table:table-cell>
          <table:table-cell office:value-type="float" office:value="6.7016634167" calcext:value-type="float">
            <text:p>6.7016634167</text:p>
          </table:table-cell>
          <table:table-cell table:formula="of:=POWER([.C723]-6.75;2)" office:value-type="float" office:value="0.00233642528511786" calcext:value-type="float">
            <text:p>0.0023364253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72134" calcext:value-type="float">
            <text:p>6.772134</text:p>
          </table:table-cell>
          <table:table-cell office:value-type="float" office:value="6.7007754301" calcext:value-type="float">
            <text:p>6.7007754301</text:p>
          </table:table-cell>
          <table:table-cell table:formula="of:=POWER([.C724]-6.75;2)" office:value-type="float" office:value="0.00242305828183997" calcext:value-type="float">
            <text:p>0.0024230583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76308" calcext:value-type="float">
            <text:p>6.776308</text:p>
          </table:table-cell>
          <table:table-cell office:value-type="float" office:value="6.6996389489" calcext:value-type="float">
            <text:p>6.6996389489</text:p>
          </table:table-cell>
          <table:table-cell table:formula="of:=POWER([.C725]-6.75;2)" office:value-type="float" office:value="0.00253623546789684" calcext:value-type="float">
            <text:p>0.002536235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78796" calcext:value-type="float">
            <text:p>6.778796</text:p>
          </table:table-cell>
          <table:table-cell office:value-type="float" office:value="6.6982397715" calcext:value-type="float">
            <text:p>6.6982397715</text:p>
          </table:table-cell>
          <table:table-cell table:formula="of:=POWER([.C726]-6.75;2)" office:value-type="float" office:value="0.00267912125437222" calcext:value-type="float">
            <text:p>0.002679121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79602" calcext:value-type="float">
            <text:p>6.779602</text:p>
          </table:table-cell>
          <table:table-cell office:value-type="float" office:value="6.6965628575" calcext:value-type="float">
            <text:p>6.6965628575</text:p>
          </table:table-cell>
          <table:table-cell table:formula="of:=POWER([.C727]-6.75;2)" office:value-type="float" office:value="0.0028555281985653" calcext:value-type="float">
            <text:p>0.0028555282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78733" calcext:value-type="float">
            <text:p>6.778733</text:p>
          </table:table-cell>
          <table:table-cell office:value-type="float" office:value="6.694591586" calcext:value-type="float">
            <text:p>6.694591586</text:p>
          </table:table-cell>
          <table:table-cell table:formula="of:=POWER([.C728]-6.75;2)" office:value-type="float" office:value="0.00307009234199544" calcext:value-type="float">
            <text:p>0.0030700923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76196" calcext:value-type="float">
            <text:p>6.776196</text:p>
          </table:table-cell>
          <table:table-cell office:value-type="float" office:value="6.6923068091" calcext:value-type="float">
            <text:p>6.6923068091</text:p>
          </table:table-cell>
          <table:table-cell table:formula="of:=POWER([.C729]-6.75;2)" office:value-type="float" office:value="0.00332850427622387" calcext:value-type="float">
            <text:p>0.0033285043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72004" calcext:value-type="float">
            <text:p>6.772004</text:p>
          </table:table-cell>
          <table:table-cell office:value-type="float" office:value="6.689685672" calcext:value-type="float">
            <text:p>6.689685672</text:p>
          </table:table-cell>
          <table:table-cell table:formula="of:=POWER([.C730]-6.75;2)" office:value-type="float" office:value="0.00363781816209153" calcext:value-type="float">
            <text:p>0.0036378182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66174" calcext:value-type="float">
            <text:p>6.766174</text:p>
          </table:table-cell>
          <table:table-cell office:value-type="float" office:value="6.6867000968" calcext:value-type="float">
            <text:p>6.6867000968</text:p>
          </table:table-cell>
          <table:table-cell table:formula="of:=POWER([.C731]-6.75;2)" office:value-type="float" office:value="0.00400687774512936" calcext:value-type="float">
            <text:p>0.0040068777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58728" calcext:value-type="float">
            <text:p>6.758728</text:p>
          </table:table-cell>
          <table:table-cell office:value-type="float" office:value="6.6833148091" calcext:value-type="float">
            <text:p>6.6833148091</text:p>
          </table:table-cell>
          <table:table-cell table:formula="of:=POWER([.C732]-6.75;2)" office:value-type="float" office:value="0.00444691468536949" calcext:value-type="float">
            <text:p>0.0044469147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49693" calcext:value-type="float">
            <text:p>6.749693</text:p>
          </table:table-cell>
          <table:table-cell office:value-type="float" office:value="6.6794846586" calcext:value-type="float">
            <text:p>6.6794846586</text:p>
          </table:table-cell>
          <table:table-cell table:formula="of:=POWER([.C733]-6.75;2)" office:value-type="float" office:value="0.00497241337275858" calcext:value-type="float">
            <text:p>0.004972413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39098" calcext:value-type="float">
            <text:p>6.739098</text:p>
          </table:table-cell>
          <table:table-cell office:value-type="float" office:value="6.6751507688" calcext:value-type="float">
            <text:p>6.6751507688</text:p>
          </table:table-cell>
          <table:table-cell table:formula="of:=POWER([.C734]-6.75;2)" office:value-type="float" office:value="0.00560240741123105" calcext:value-type="float">
            <text:p>0.0056024074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26974" calcext:value-type="float">
            <text:p>6.726974</text:p>
          </table:table-cell>
          <table:table-cell office:value-type="float" office:value="6.6702346828" calcext:value-type="float">
            <text:p>6.6702346828</text:p>
          </table:table-cell>
          <table:table-cell table:formula="of:=POWER([.C735]-6.75;2)" office:value-type="float" office:value="0.00636250582801657" calcext:value-type="float">
            <text:p>0.0063625058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13356" calcext:value-type="float">
            <text:p>6.713356</text:p>
          </table:table-cell>
          <table:table-cell office:value-type="float" office:value="6.6646287312" calcext:value-type="float">
            <text:p>6.6646287312</text:p>
          </table:table-cell>
          <table:table-cell table:formula="of:=POWER([.C736]-6.75;2)" office:value-type="float" office:value="0.00728825353652191" calcext:value-type="float">
            <text:p>0.0072882535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98281" calcext:value-type="float">
            <text:p>6.698281</text:p>
          </table:table-cell>
          <table:table-cell office:value-type="float" office:value="6.6581788226" calcext:value-type="float">
            <text:p>6.6581788226</text:p>
          </table:table-cell>
          <table:table-cell table:formula="of:=POWER([.C737]-6.75;2)" office:value-type="float" office:value="0.00843112861912226" calcext:value-type="float">
            <text:p>0.0084311286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81791" calcext:value-type="float">
            <text:p>6.681791</text:p>
          </table:table-cell>
          <table:table-cell office:value-type="float" office:value="6.6506500618" calcext:value-type="float">
            <text:p>6.6506500618</text:p>
          </table:table-cell>
          <table:table-cell table:formula="of:=POWER([.C738]-6.75;2)" office:value-type="float" office:value="0.00987041022034374" calcext:value-type="float">
            <text:p>0.0098704102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6394" calcext:value-type="float">
            <text:p>6.66394</text:p>
          </table:table-cell>
          <table:table-cell office:value-type="float" office:value="6.6416453495" calcext:value-type="float">
            <text:p>6.6416453495</text:p>
          </table:table-cell>
          <table:table-cell table:formula="of:=POWER([.C739]-6.75;2)" office:value-type="float" office:value="0.0117407302849771" calcext:value-type="float">
            <text:p>0.011740730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44792" calcext:value-type="float">
            <text:p>6.644792</text:p>
          </table:table-cell>
          <table:table-cell office:value-type="float" office:value="6.6303400161" calcext:value-type="float">
            <text:p>6.6303400161</text:p>
          </table:table-cell>
          <table:table-cell table:formula="of:=POWER([.C740]-6.75;2)" office:value-type="float" office:value="0.0143185117469483" calcext:value-type="float">
            <text:p>0.0143185117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24431" calcext:value-type="float">
            <text:p>6.624431</text:p>
          </table:table-cell>
          <table:table-cell office:value-type="float" office:value="6.6190861559" calcext:value-type="float">
            <text:p>6.6190861559</text:p>
          </table:table-cell>
          <table:table-cell table:formula="of:=POWER([.C741]-6.75;2)" office:value-type="float" office:value="0.0171384345770392" calcext:value-type="float">
            <text:p>0.017138434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0297" calcext:value-type="float">
            <text:p>6.60297</text:p>
          </table:table-cell>
          <table:table-cell office:value-type="float" office:value="6.6078870296" calcext:value-type="float">
            <text:p>6.6078870296</text:p>
          </table:table-cell>
          <table:table-cell table:formula="of:=POWER([.C742]-6.75;2)" office:value-type="float" office:value="0.0201960963559111" calcext:value-type="float">
            <text:p>0.0201960964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580548" calcext:value-type="float">
            <text:p>6.580548</text:p>
          </table:table-cell>
          <table:table-cell office:value-type="float" office:value="6.5967455941" calcext:value-type="float">
            <text:p>6.5967455941</text:p>
          </table:table-cell>
          <table:table-cell table:formula="of:=POWER([.C743]-6.75;2)" office:value-type="float" office:value="0.023486912927762" calcext:value-type="float">
            <text:p>0.0234869129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557348" calcext:value-type="float">
            <text:p>6.557348</text:p>
          </table:table-cell>
          <table:table-cell office:value-type="float" office:value="6.5856644328" calcext:value-type="float">
            <text:p>6.5856644328</text:p>
          </table:table-cell>
          <table:table-cell table:formula="of:=POWER([.C744]-6.75;2)" office:value-type="float" office:value="0.0270061786469458" calcext:value-type="float">
            <text:p>0.0270061786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533595" calcext:value-type="float">
            <text:p>6.533595</text:p>
          </table:table-cell>
          <table:table-cell office:value-type="float" office:value="6.5746456371" calcext:value-type="float">
            <text:p>6.5746456371</text:p>
          </table:table-cell>
          <table:table-cell table:formula="of:=POWER([.C745]-6.75;2)" office:value-type="float" office:value="0.030749152588065" calcext:value-type="float">
            <text:p>0.0307491526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509562" calcext:value-type="float">
            <text:p>6.509562</text:p>
          </table:table-cell>
          <table:table-cell office:value-type="float" office:value="6.5636906935" calcext:value-type="float">
            <text:p>6.5636906935</text:p>
          </table:table-cell>
          <table:table-cell table:formula="of:=POWER([.C746]-6.75;2)" office:value-type="float" office:value="0.034711157688511" calcext:value-type="float">
            <text:p>0.0347111577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485572" calcext:value-type="float">
            <text:p>6.485572</text:p>
          </table:table-cell>
          <table:table-cell office:value-type="float" office:value="6.5856372285" calcext:value-type="float">
            <text:p>6.5856372285</text:p>
          </table:table-cell>
          <table:table-cell table:formula="of:=POWER([.C747]-6.75;2)" office:value-type="float" office:value="0.0270151206551614" calcext:value-type="float">
            <text:p>0.0270151207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461999" calcext:value-type="float">
            <text:p>6.461999</text:p>
          </table:table-cell>
          <table:table-cell office:value-type="float" office:value="6.5964780645" calcext:value-type="float">
            <text:p>6.5964780645</text:p>
          </table:table-cell>
          <table:table-cell table:formula="of:=POWER([.C748]-6.75;2)" office:value-type="float" office:value="0.0235689846796661" calcext:value-type="float">
            <text:p>0.0235689847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439259" calcext:value-type="float">
            <text:p>6.439259</text:p>
          </table:table-cell>
          <table:table-cell office:value-type="float" office:value="6.6028994301" calcext:value-type="float">
            <text:p>6.6028994301</text:p>
          </table:table-cell>
          <table:table-cell table:formula="of:=POWER([.C749]-6.75;2)" office:value-type="float" office:value="0.0216385776649048" calcext:value-type="float">
            <text:p>0.0216385777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417809" calcext:value-type="float">
            <text:p>6.417809</text:p>
          </table:table-cell>
          <table:table-cell office:value-type="float" office:value="6.6067921022" calcext:value-type="float">
            <text:p>6.6067921022</text:p>
          </table:table-cell>
          <table:table-cell table:formula="of:=POWER([.C750]-6.75;2)" office:value-type="float" office:value="0.0205085019922952" calcext:value-type="float">
            <text:p>0.020508502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39813" calcext:value-type="float">
            <text:p>6.39813</text:p>
          </table:table-cell>
          <table:table-cell office:value-type="float" office:value="6.6089876048" calcext:value-type="float">
            <text:p>6.6089876048</text:p>
          </table:table-cell>
          <table:table-cell table:formula="of:=POWER([.C751]-6.75;2)" office:value-type="float" office:value="0.0198844956000409" calcext:value-type="float">
            <text:p>0.0198844956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380716" calcext:value-type="float">
            <text:p>6.380716</text:p>
          </table:table-cell>
          <table:table-cell office:value-type="float" office:value="6.6099376559" calcext:value-type="float">
            <text:p>6.6099376559</text:p>
          </table:table-cell>
          <table:table-cell table:formula="of:=POWER([.C752]-6.75;2)" office:value-type="float" office:value="0.0196174602347869" calcext:value-type="float">
            <text:p>0.0196174602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366056" calcext:value-type="float">
            <text:p>6.366056</text:p>
          </table:table-cell>
          <table:table-cell office:value-type="float" office:value="6.6099229167" calcext:value-type="float">
            <text:p>6.6099229167</text:p>
          </table:table-cell>
          <table:table-cell table:formula="of:=POWER([.C753]-6.75;2)" office:value-type="float" office:value="0.019621589265835" calcext:value-type="float">
            <text:p>0.0196215893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354616" calcext:value-type="float">
            <text:p>6.354616</text:p>
          </table:table-cell>
          <table:table-cell office:value-type="float" office:value="6.6091358495" calcext:value-type="float">
            <text:p>6.6091358495</text:p>
          </table:table-cell>
          <table:table-cell table:formula="of:=POWER([.C754]-6.75;2)" office:value-type="float" office:value="0.0198427088960866" calcext:value-type="float">
            <text:p>0.0198427089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346815" calcext:value-type="float">
            <text:p>6.346815</text:p>
          </table:table-cell>
          <table:table-cell office:value-type="float" office:value="6.6077191048" calcext:value-type="float">
            <text:p>6.6077191048</text:p>
          </table:table-cell>
          <table:table-cell table:formula="of:=POWER([.C755]-6.75;2)" office:value-type="float" office:value="0.0202438531389133" calcext:value-type="float">
            <text:p>0.0202438531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343011" calcext:value-type="float">
            <text:p>6.343011</text:p>
          </table:table-cell>
          <table:table-cell office:value-type="float" office:value="6.6057851989" calcext:value-type="float">
            <text:p>6.6057851989</text:p>
          </table:table-cell>
          <table:table-cell table:formula="of:=POWER([.C756]-6.75;2)" office:value-type="float" office:value="0.0207979088563127" calcext:value-type="float">
            <text:p>0.0207979089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343478" calcext:value-type="float">
            <text:p>6.343478</text:p>
          </table:table-cell>
          <table:table-cell office:value-type="float" office:value="6.6034272473" calcext:value-type="float">
            <text:p>6.6034272473</text:p>
          </table:table-cell>
          <table:table-cell table:formula="of:=POWER([.C757]-6.75;2)" office:value-type="float" office:value="0.0214835718340554" calcext:value-type="float">
            <text:p>0.02148357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348389" calcext:value-type="float">
            <text:p>6.348389</text:p>
          </table:table-cell>
          <table:table-cell office:value-type="float" office:value="6.6007250269" calcext:value-type="float">
            <text:p>6.6007250269</text:p>
          </table:table-cell>
          <table:table-cell table:formula="of:=POWER([.C758]-6.75;2)" office:value-type="float" office:value="0.0222830175940057" calcext:value-type="float">
            <text:p>0.0222830176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357807" calcext:value-type="float">
            <text:p>6.357807</text:p>
          </table:table-cell>
          <table:table-cell office:value-type="float" office:value="6.5977484543" calcext:value-type="float">
            <text:p>6.5977484543</text:p>
          </table:table-cell>
          <table:table-cell table:formula="of:=POWER([.C759]-6.75;2)" office:value-type="float" office:value="0.0231805331680393" calcext:value-type="float">
            <text:p>0.0231805332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371678" calcext:value-type="float">
            <text:p>6.371678</text:p>
          </table:table-cell>
          <table:table-cell office:value-type="float" office:value="6.5945595269" calcext:value-type="float">
            <text:p>6.5945595269</text:p>
          </table:table-cell>
          <table:table-cell table:formula="of:=POWER([.C760]-6.75;2)" office:value-type="float" office:value="0.0241617406775517" calcext:value-type="float">
            <text:p>0.024161740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389826" calcext:value-type="float">
            <text:p>6.389826</text:p>
          </table:table-cell>
          <table:table-cell office:value-type="float" office:value="6.5912133978" calcext:value-type="float">
            <text:p>6.5912133978</text:p>
          </table:table-cell>
          <table:table-cell table:formula="of:=POWER([.C761]-6.75;2)" office:value-type="float" office:value="0.0252131850382211" calcext:value-type="float">
            <text:p>0.025213185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41196" calcext:value-type="float">
            <text:p>6.41196</text:p>
          </table:table-cell>
          <table:table-cell office:value-type="float" office:value="6.5877589839" calcext:value-type="float">
            <text:p>6.5877589839</text:p>
          </table:table-cell>
          <table:table-cell table:formula="of:=POWER([.C762]-6.75;2)" office:value-type="float" office:value="0.0263221473051606" calcext:value-type="float">
            <text:p>0.0263221473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437679" calcext:value-type="float">
            <text:p>6.437679</text:p>
          </table:table-cell>
          <table:table-cell office:value-type="float" office:value="6.5842393145" calcext:value-type="float">
            <text:p>6.5842393145</text:p>
          </table:table-cell>
          <table:table-cell table:formula="of:=POWER([.C763]-6.75;2)" office:value-type="float" office:value="0.0274766048574301" calcext:value-type="float">
            <text:p>0.0274766049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46649" calcext:value-type="float">
            <text:p>6.46649</text:p>
          </table:table-cell>
          <table:table-cell office:value-type="float" office:value="6.580691836" calcext:value-type="float">
            <text:p>6.580691836</text:p>
          </table:table-cell>
          <table:table-cell table:formula="of:=POWER([.C764]-6.75;2)" office:value-type="float" office:value="0.028665254397051" calcext:value-type="float">
            <text:p>0.028665254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497825" calcext:value-type="float">
            <text:p>6.497825</text:p>
          </table:table-cell>
          <table:table-cell office:value-type="float" office:value="6.5771486989" calcext:value-type="float">
            <text:p>6.5771486989</text:p>
          </table:table-cell>
          <table:table-cell table:formula="of:=POWER([.C765]-6.75;2)" office:value-type="float" office:value="0.0298775722919628" calcext:value-type="float">
            <text:p>0.0298775723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531059" calcext:value-type="float">
            <text:p>6.531059</text:p>
          </table:table-cell>
          <table:table-cell office:value-type="float" office:value="6.5736371102" calcext:value-type="float">
            <text:p>6.5736371102</text:p>
          </table:table-cell>
          <table:table-cell table:formula="of:=POWER([.C766]-6.75;2)" office:value-type="float" office:value="0.031103868898607" calcext:value-type="float">
            <text:p>0.0311038689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65533" calcext:value-type="float">
            <text:p>6.565533</text:p>
          </table:table-cell>
          <table:table-cell office:value-type="float" office:value="6.5701797661" calcext:value-type="float">
            <text:p>6.5701797661</text:p>
          </table:table-cell>
          <table:table-cell table:formula="of:=POWER([.C767]-6.75;2)" office:value-type="float" office:value="0.0323353165198508" calcext:value-type="float">
            <text:p>0.032335316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00577" calcext:value-type="float">
            <text:p>6.600577</text:p>
          </table:table-cell>
          <table:table-cell office:value-type="float" office:value="6.5667953145" calcext:value-type="float">
            <text:p>6.5667953145</text:p>
          </table:table-cell>
          <table:table-cell table:formula="of:=POWER([.C768]-6.75;2)" office:value-type="float" office:value="0.0335639567891538" calcext:value-type="float">
            <text:p>0.0335639568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35534" calcext:value-type="float">
            <text:p>6.635534</text:p>
          </table:table-cell>
          <table:table-cell office:value-type="float" office:value="6.5634988763" calcext:value-type="float">
            <text:p>6.5634988763</text:p>
          </table:table-cell>
          <table:table-cell table:formula="of:=POWER([.C769]-6.75;2)" office:value-type="float" office:value="0.0347826691413628" calcext:value-type="float">
            <text:p>0.0347826691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69775" calcext:value-type="float">
            <text:p>6.669775</text:p>
          </table:table-cell>
          <table:table-cell office:value-type="float" office:value="6.5603025591" calcext:value-type="float">
            <text:p>6.5603025591</text:p>
          </table:table-cell>
          <table:table-cell table:formula="of:=POWER([.C770]-6.75;2)" office:value-type="float" office:value="0.0359851190840089" calcext:value-type="float">
            <text:p>0.035985119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0272" calcext:value-type="float">
            <text:p>6.70272</text:p>
          </table:table-cell>
          <table:table-cell office:value-type="float" office:value="6.5572159785" calcext:value-type="float">
            <text:p>6.5572159785</text:p>
          </table:table-cell>
          <table:table-cell table:formula="of:=POWER([.C771]-6.75;2)" office:value-type="float" office:value="0.0371656789457123" calcext:value-type="float">
            <text:p>0.0371656789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33853" calcext:value-type="float">
            <text:p>6.733853</text:p>
          </table:table-cell>
          <table:table-cell office:value-type="float" office:value="6.55424675" calcext:value-type="float">
            <text:p>6.55424675</text:p>
          </table:table-cell>
          <table:table-cell table:formula="of:=POWER([.C772]-6.75;2)" office:value-type="float" office:value="0.0383193348855625" calcext:value-type="float">
            <text:p>0.0383193349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62731" calcext:value-type="float">
            <text:p>6.762731</text:p>
          </table:table-cell>
          <table:table-cell office:value-type="float" office:value="6.5514009355" calcext:value-type="float">
            <text:p>6.5514009355</text:p>
          </table:table-cell>
          <table:table-cell table:formula="of:=POWER([.C773]-6.75;2)" office:value-type="float" office:value="0.0394415884202751" calcext:value-type="float">
            <text:p>0.0394415884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88996" calcext:value-type="float">
            <text:p>6.788996</text:p>
          </table:table-cell>
          <table:table-cell office:value-type="float" office:value="6.548683457" calcext:value-type="float">
            <text:p>6.548683457</text:p>
          </table:table-cell>
          <table:table-cell table:formula="of:=POWER([.C774]-6.75;2)" office:value-type="float" office:value="0.0405283504854708" calcext:value-type="float">
            <text:p>0.0405283505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812377" calcext:value-type="float">
            <text:p>6.812377</text:p>
          </table:table-cell>
          <table:table-cell office:value-type="float" office:value="6.5460984462" calcext:value-type="float">
            <text:p>6.5460984462</text:p>
          </table:table-cell>
          <table:table-cell table:formula="of:=POWER([.C775]-6.75;2)" office:value-type="float" office:value="0.0415758436420542" calcext:value-type="float">
            <text:p>0.0415758436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32692" calcext:value-type="float">
            <text:p>6.832692</text:p>
          </table:table-cell>
          <table:table-cell office:value-type="float" office:value="6.543649543" calcext:value-type="float">
            <text:p>6.543649543</text:p>
          </table:table-cell>
          <table:table-cell table:formula="of:=POWER([.C776]-6.75;2)" office:value-type="float" office:value="0.0425805111041089" calcext:value-type="float">
            <text:p>0.0425805111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849846" calcext:value-type="float">
            <text:p>6.849846</text:p>
          </table:table-cell>
          <table:table-cell office:value-type="float" office:value="6.5413401425" calcext:value-type="float">
            <text:p>6.5413401425</text:p>
          </table:table-cell>
          <table:table-cell table:formula="of:=POWER([.C777]-6.75;2)" office:value-type="float" office:value="0.0435389361319202" calcext:value-type="float">
            <text:p>0.0435389361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863828" calcext:value-type="float">
            <text:p>6.863828</text:p>
          </table:table-cell>
          <table:table-cell office:value-type="float" office:value="6.5391735806" calcext:value-type="float">
            <text:p>6.5391735806</text:p>
          </table:table-cell>
          <table:table-cell table:formula="of:=POWER([.C778]-6.75;2)" office:value-type="float" office:value="0.0444477791170247" calcext:value-type="float">
            <text:p>0.0444477791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874702" calcext:value-type="float">
            <text:p>6.874702</text:p>
          </table:table-cell>
          <table:table-cell office:value-type="float" office:value="6.5371532581" calcext:value-type="float">
            <text:p>6.5371532581</text:p>
          </table:table-cell>
          <table:table-cell table:formula="of:=POWER([.C779]-6.75;2)" office:value-type="float" office:value="0.0453037355374452" calcext:value-type="float">
            <text:p>0.0453037355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882599" calcext:value-type="float">
            <text:p>6.882599</text:p>
          </table:table-cell>
          <table:table-cell office:value-type="float" office:value="6.5352827124" calcext:value-type="float">
            <text:p>6.5352827124</text:p>
          </table:table-cell>
          <table:table-cell table:formula="of:=POWER([.C780]-6.75;2)" office:value-type="float" office:value="0.0461035135943011" calcext:value-type="float">
            <text:p>0.0461035136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87706" calcext:value-type="float">
            <text:p>6.887706</text:p>
          </table:table-cell>
          <table:table-cell office:value-type="float" office:value="6.5335656237" calcext:value-type="float">
            <text:p>6.5335656237</text:p>
          </table:table-cell>
          <table:table-cell table:formula="of:=POWER([.C781]-6.75;2)" office:value-type="float" office:value="0.0468438392443698" calcext:value-type="float">
            <text:p>0.0468438392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90253" calcext:value-type="float">
            <text:p>6.890253</text:p>
          </table:table-cell>
          <table:table-cell office:value-type="float" office:value="6.5320057715" calcext:value-type="float">
            <text:p>6.5320057715</text:p>
          </table:table-cell>
          <table:table-cell table:formula="of:=POWER([.C782]-6.75;2)" office:value-type="float" office:value="0.0475214836593103" calcext:value-type="float">
            <text:p>0.0475214837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90502" calcext:value-type="float">
            <text:p>6.890502</text:p>
          </table:table-cell>
          <table:table-cell office:value-type="float" office:value="6.5306069409" calcext:value-type="float">
            <text:p>6.5306069409</text:p>
          </table:table-cell>
          <table:table-cell table:formula="of:=POWER([.C783]-6.75;2)" office:value-type="float" office:value="0.048133314381256" calcext:value-type="float">
            <text:p>0.0481333144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88734" calcext:value-type="float">
            <text:p>6.888734</text:p>
          </table:table-cell>
          <table:table-cell office:value-type="float" office:value="6.5293727688" calcext:value-type="float">
            <text:p>6.5293727688</text:p>
          </table:table-cell>
          <table:table-cell table:formula="of:=POWER([.C784]-6.75;2)" office:value-type="float" office:value="0.0486763751469782" calcext:value-type="float">
            <text:p>0.048676375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885232" calcext:value-type="float">
            <text:p>6.885232</text:p>
          </table:table-cell>
          <table:table-cell office:value-type="float" office:value="6.5283065538" calcext:value-type="float">
            <text:p>6.5283065538</text:p>
          </table:table-cell>
          <table:table-cell table:formula="of:=POWER([.C785]-6.75;2)" office:value-type="float" office:value="0.0491479840880322" calcext:value-type="float">
            <text:p>0.049147984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880279" calcext:value-type="float">
            <text:p>6.880279</text:p>
          </table:table-cell>
          <table:table-cell office:value-type="float" office:value="6.5274110457" calcext:value-type="float">
            <text:p>6.5274110457</text:p>
          </table:table-cell>
          <table:table-cell table:formula="of:=POWER([.C786]-6.75;2)" office:value-type="float" office:value="0.0495458425763675" calcext:value-type="float">
            <text:p>0.0495458426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74136" calcext:value-type="float">
            <text:p>6.874136</text:p>
          </table:table-cell>
          <table:table-cell office:value-type="float" office:value="6.5266881774" calcext:value-type="float">
            <text:p>6.5266881774</text:p>
          </table:table-cell>
          <table:table-cell table:formula="of:=POWER([.C787]-6.75;2)" office:value-type="float" office:value="0.0498681701129337" calcext:value-type="float">
            <text:p>0.049868170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867044" calcext:value-type="float">
            <text:p>6.867044</text:p>
          </table:table-cell>
          <table:table-cell office:value-type="float" office:value="6.526138828" calcext:value-type="float">
            <text:p>6.526138828</text:p>
          </table:table-cell>
          <table:table-cell table:formula="of:=POWER([.C788]-6.75;2)" office:value-type="float" office:value="0.0501138243292137" calcext:value-type="float">
            <text:p>0.050113824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859212" calcext:value-type="float">
            <text:p>6.859212</text:p>
          </table:table-cell>
          <table:table-cell office:value-type="float" office:value="6.5257625457" calcext:value-type="float">
            <text:p>6.5257625457</text:p>
          </table:table-cell>
          <table:table-cell table:formula="of:=POWER([.C789]-6.75;2)" office:value-type="float" office:value="0.0502824359109445" calcext:value-type="float">
            <text:p>0.0502824359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850815" calcext:value-type="float">
            <text:p>6.850815</text:p>
          </table:table-cell>
          <table:table-cell office:value-type="float" office:value="6.5255573118" calcext:value-type="float">
            <text:p>6.5255573118</text:p>
          </table:table-cell>
          <table:table-cell table:formula="of:=POWER([.C790]-6.75;2)" office:value-type="float" office:value="0.0503745202864424" calcext:value-type="float">
            <text:p>0.0503745203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841989" calcext:value-type="float">
            <text:p>6.841989</text:p>
          </table:table-cell>
          <table:table-cell office:value-type="float" office:value="6.5255193091" calcext:value-type="float">
            <text:p>6.5255193091</text:p>
          </table:table-cell>
          <table:table-cell table:formula="of:=POWER([.C791]-6.75;2)" office:value-type="float" office:value="0.0503915805869414" calcext:value-type="float">
            <text:p>0.0503915806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832839" calcext:value-type="float">
            <text:p>6.832839</text:p>
          </table:table-cell>
          <table:table-cell office:value-type="float" office:value="6.5256427473" calcext:value-type="float">
            <text:p>6.5256427473</text:p>
          </table:table-cell>
          <table:table-cell table:formula="of:=POWER([.C792]-6.75;2)" office:value-type="float" office:value="0.0503361768390916" calcext:value-type="float">
            <text:p>0.050336176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823434" calcext:value-type="float">
            <text:p>6.823434</text:p>
          </table:table-cell>
          <table:table-cell office:value-type="float" office:value="6.5259197097" calcext:value-type="float">
            <text:p>6.5259197097</text:p>
          </table:table-cell>
          <table:table-cell table:formula="of:=POWER([.C793]-6.75;2)" office:value-type="float" office:value="0.0502119765009322" calcext:value-type="float">
            <text:p>0.050211976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813818" calcext:value-type="float">
            <text:p>6.813818</text:p>
          </table:table-cell>
          <table:table-cell office:value-type="float" office:value="6.5263400672" calcext:value-type="float">
            <text:p>6.5263400672</text:p>
          </table:table-cell>
          <table:table-cell table:formula="of:=POWER([.C794]-6.75;2)" office:value-type="float" office:value="0.0500237655401007" calcext:value-type="float">
            <text:p>0.050023765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804011" calcext:value-type="float">
            <text:p>6.804011</text:p>
          </table:table-cell>
          <table:table-cell office:value-type="float" office:value="6.5268914462" calcext:value-type="float">
            <text:p>6.5268914462</text:p>
          </table:table-cell>
          <table:table-cell table:formula="of:=POWER([.C795]-6.75;2)" office:value-type="float" office:value="0.0497774267787273" calcext:value-type="float">
            <text:p>0.0497774268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94019" calcext:value-type="float">
            <text:p>6.794019</text:p>
          </table:table-cell>
          <table:table-cell office:value-type="float" office:value="6.5275592608" calcext:value-type="float">
            <text:p>6.5275592608</text:p>
          </table:table-cell>
          <table:table-cell table:formula="of:=POWER([.C796]-6.75;2)" office:value-type="float" office:value="0.0494798824558422" calcext:value-type="float">
            <text:p>0.0494798825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83843" calcext:value-type="float">
            <text:p>6.783843</text:p>
          </table:table-cell>
          <table:table-cell office:value-type="float" office:value="6.5283268065" calcext:value-type="float">
            <text:p>6.5283268065</text:p>
          </table:table-cell>
          <table:table-cell table:formula="of:=POWER([.C797]-6.75;2)" office:value-type="float" office:value="0.0491390047164885" calcext:value-type="float">
            <text:p>0.049139004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73481" calcext:value-type="float">
            <text:p>6.773481</text:p>
          </table:table-cell>
          <table:table-cell office:value-type="float" office:value="6.529175414" calcext:value-type="float">
            <text:p>6.529175414</text:p>
          </table:table-cell>
          <table:table-cell table:formula="of:=POWER([.C798]-6.75;2)" office:value-type="float" office:value="0.0487634977820714" calcext:value-type="float">
            <text:p>0.048763497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62939" calcext:value-type="float">
            <text:p>6.762939</text:p>
          </table:table-cell>
          <table:table-cell office:value-type="float" office:value="6.5300846747" calcext:value-type="float">
            <text:p>6.5300846747</text:p>
          </table:table-cell>
          <table:table-cell table:formula="of:=POWER([.C799]-6.75;2)" office:value-type="float" office:value="0.0483627503018047" calcext:value-type="float">
            <text:p>0.048362750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52238" calcext:value-type="float">
            <text:p>6.752238</text:p>
          </table:table-cell>
          <table:table-cell office:value-type="float" office:value="6.5310327177" calcext:value-type="float">
            <text:p>6.5310327177</text:p>
          </table:table-cell>
          <table:table-cell table:formula="of:=POWER([.C800]-6.75;2)" office:value-type="float" office:value="0.0479466707178477" calcext:value-type="float">
            <text:p>0.047946670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4141" calcext:value-type="float">
            <text:p>6.74141</text:p>
          </table:table-cell>
          <table:table-cell office:value-type="float" office:value="6.5319965484" calcext:value-type="float">
            <text:p>6.5319965484</text:p>
          </table:table-cell>
          <table:table-cell table:formula="of:=POWER([.C801]-6.75;2)" office:value-type="float" office:value="0.0475255049095134" calcext:value-type="float">
            <text:p>0.047525504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30512" calcext:value-type="float">
            <text:p>6.730512</text:p>
          </table:table-cell>
          <table:table-cell office:value-type="float" office:value="6.5329524382" calcext:value-type="float">
            <text:p>6.5329524382</text:p>
          </table:table-cell>
          <table:table-cell table:formula="of:=POWER([.C802]-6.75;2)" office:value-type="float" office:value="0.0471096440833249" calcext:value-type="float">
            <text:p>0.0471096441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19616" calcext:value-type="float">
            <text:p>6.719616</text:p>
          </table:table-cell>
          <table:table-cell office:value-type="float" office:value="6.5338763575" calcext:value-type="float">
            <text:p>6.5338763575</text:p>
          </table:table-cell>
          <table:table-cell table:formula="of:=POWER([.C803]-6.75;2)" office:value-type="float" office:value="0.0467094288474676" calcext:value-type="float">
            <text:p>0.0467094288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08816" calcext:value-type="float">
            <text:p>6.708816</text:p>
          </table:table-cell>
          <table:table-cell office:value-type="float" office:value="6.5347444489" calcext:value-type="float">
            <text:p>6.5347444489</text:p>
          </table:table-cell>
          <table:table-cell table:formula="of:=POWER([.C804]-6.75;2)" office:value-type="float" office:value="0.0463349522793648" calcext:value-type="float">
            <text:p>0.0463349523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98221" calcext:value-type="float">
            <text:p>6.698221</text:p>
          </table:table-cell>
          <table:table-cell office:value-type="float" office:value="6.5355335296" calcext:value-type="float">
            <text:p>6.5355335296</text:p>
          </table:table-cell>
          <table:table-cell table:formula="of:=POWER([.C805]-6.75;2)" office:value-type="float" office:value="0.0459958669258339" calcext:value-type="float">
            <text:p>0.0459958669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87951" calcext:value-type="float">
            <text:p>6.687951</text:p>
          </table:table-cell>
          <table:table-cell office:value-type="float" office:value="6.5362216075" calcext:value-type="float">
            <text:p>6.5362216075</text:p>
          </table:table-cell>
          <table:table-cell table:formula="of:=POWER([.C806]-6.75;2)" office:value-type="float" office:value="0.0457012010998841" calcext:value-type="float">
            <text:p>0.045701201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78134" calcext:value-type="float">
            <text:p>6.678134</text:p>
          </table:table-cell>
          <table:table-cell office:value-type="float" office:value="6.5367884113" calcext:value-type="float">
            <text:p>6.5367884113</text:p>
          </table:table-cell>
          <table:table-cell table:formula="of:=POWER([.C807]-6.75;2)" office:value-type="float" office:value="0.045459181555978" calcext:value-type="float">
            <text:p>0.0454591816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68901" calcext:value-type="float">
            <text:p>6.668901</text:p>
          </table:table-cell>
          <table:table-cell office:value-type="float" office:value="6.5372159059" calcext:value-type="float">
            <text:p>6.5372159059</text:p>
          </table:table-cell>
          <table:table-cell table:formula="of:=POWER([.C808]-6.75;2)" office:value-type="float" office:value="0.0452770707019576" calcext:value-type="float">
            <text:p>0.045277070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60376" calcext:value-type="float">
            <text:p>6.660376</text:p>
          </table:table-cell>
          <table:table-cell office:value-type="float" office:value="6.5374887742" calcext:value-type="float">
            <text:p>6.5374887742</text:p>
          </table:table-cell>
          <table:table-cell table:formula="of:=POWER([.C809]-6.75;2)" office:value-type="float" office:value="0.0451610210910186" calcext:value-type="float">
            <text:p>0.0451610211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652674" calcext:value-type="float">
            <text:p>6.652674</text:p>
          </table:table-cell>
          <table:table-cell office:value-type="float" office:value="6.5375948656" calcext:value-type="float">
            <text:p>6.5375948656</text:p>
          </table:table-cell>
          <table:table-cell table:formula="of:=POWER([.C810]-6.75;2)" office:value-type="float" office:value="0.0451159411194821" calcext:value-type="float">
            <text:p>0.0451159411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645895" calcext:value-type="float">
            <text:p>6.645895</text:p>
          </table:table-cell>
          <table:table-cell office:value-type="float" office:value="6.5375255672" calcext:value-type="float">
            <text:p>6.5375255672</text:p>
          </table:table-cell>
          <table:table-cell table:formula="of:=POWER([.C811]-6.75;2)" office:value-type="float" office:value="0.0451453845936816" calcext:value-type="float">
            <text:p>0.0451453846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40118" calcext:value-type="float">
            <text:p>6.640118</text:p>
          </table:table-cell>
          <table:table-cell office:value-type="float" office:value="6.5372760968" calcext:value-type="float">
            <text:p>6.5372760968</text:p>
          </table:table-cell>
          <table:table-cell table:formula="of:=POWER([.C812]-6.75;2)" office:value-type="float" office:value="0.0452514589926428" calcext:value-type="float">
            <text:p>0.045251459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354" calcext:value-type="float">
            <text:p>6.6354</text:p>
          </table:table-cell>
          <table:table-cell office:value-type="float" office:value="6.5368456855" calcext:value-type="float">
            <text:p>6.5368456855</text:p>
          </table:table-cell>
          <table:table-cell table:formula="of:=POWER([.C813]-6.75;2)" office:value-type="float" office:value="0.0454347617899648" calcext:value-type="float">
            <text:p>0.0454347618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31773" calcext:value-type="float">
            <text:p>6.631773</text:p>
          </table:table-cell>
          <table:table-cell office:value-type="float" office:value="6.5362376263" calcext:value-type="float">
            <text:p>6.5362376263</text:p>
          </table:table-cell>
          <table:table-cell table:formula="of:=POWER([.C814]-6.75;2)" office:value-type="float" office:value="0.0456943524098584" calcext:value-type="float">
            <text:p>0.045694352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29247" calcext:value-type="float">
            <text:p>6.629247</text:p>
          </table:table-cell>
          <table:table-cell office:value-type="float" office:value="6.5354592043" calcext:value-type="float">
            <text:p>6.5354592043</text:p>
          </table:table-cell>
          <table:table-cell table:formula="of:=POWER([.C815]-6.75;2)" office:value-type="float" office:value="0.046027753019589" calcext:value-type="float">
            <text:p>0.04602775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27805" calcext:value-type="float">
            <text:p>6.627805</text:p>
          </table:table-cell>
          <table:table-cell office:value-type="float" office:value="6.534521457" calcext:value-type="float">
            <text:p>6.534521457</text:p>
          </table:table-cell>
          <table:table-cell table:formula="of:=POWER([.C816]-6.75;2)" office:value-type="float" office:value="0.0464310024934027" calcext:value-type="float">
            <text:p>0.046431002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27411" calcext:value-type="float">
            <text:p>6.627411</text:p>
          </table:table-cell>
          <table:table-cell office:value-type="float" office:value="6.5334388145" calcext:value-type="float">
            <text:p>6.5334388145</text:p>
          </table:table-cell>
          <table:table-cell table:formula="of:=POWER([.C817]-6.75;2)" office:value-type="float" office:value="0.0468987470651653" calcext:value-type="float">
            <text:p>0.046898747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28013" calcext:value-type="float">
            <text:p>6.628013</text:p>
          </table:table-cell>
          <table:table-cell office:value-type="float" office:value="6.5322285833" calcext:value-type="float">
            <text:p>6.5322285833</text:p>
          </table:table-cell>
          <table:table-cell table:formula="of:=POWER([.C818]-6.75;2)" office:value-type="float" office:value="0.0474243899315249" calcext:value-type="float">
            <text:p>0.0474243899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29542" calcext:value-type="float">
            <text:p>6.629542</text:p>
          </table:table-cell>
          <table:table-cell office:value-type="float" office:value="6.530910336" calcext:value-type="float">
            <text:p>6.530910336</text:p>
          </table:table-cell>
          <table:table-cell table:formula="of:=POWER([.C819]-6.75;2)" office:value-type="float" office:value="0.048000280871633" calcext:value-type="float">
            <text:p>0.0480002809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31923" calcext:value-type="float">
            <text:p>6.631923</text:p>
          </table:table-cell>
          <table:table-cell office:value-type="float" office:value="6.5295052097" calcext:value-type="float">
            <text:p>6.5295052097</text:p>
          </table:table-cell>
          <table:table-cell table:formula="of:=POWER([.C820]-6.75;2)" office:value-type="float" office:value="0.048617952549441" calcext:value-type="float">
            <text:p>0.048617952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35076" calcext:value-type="float">
            <text:p>6.635076</text:p>
          </table:table-cell>
          <table:table-cell office:value-type="float" office:value="6.5280351586" calcext:value-type="float">
            <text:p>6.5280351586</text:p>
          </table:table-cell>
          <table:table-cell table:formula="of:=POWER([.C821]-6.75;2)" office:value-type="float" office:value="0.0492683908177272" calcext:value-type="float">
            <text:p>0.0492683908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38923" calcext:value-type="float">
            <text:p>6.638923</text:p>
          </table:table-cell>
          <table:table-cell office:value-type="float" office:value="6.5265222016" calcext:value-type="float">
            <text:p>6.5265222016</text:p>
          </table:table-cell>
          <table:table-cell table:formula="of:=POWER([.C822]-6.75;2)" office:value-type="float" office:value="0.0499423263777112" calcext:value-type="float">
            <text:p>0.0499423264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43389" calcext:value-type="float">
            <text:p>6.643389</text:p>
          </table:table-cell>
          <table:table-cell office:value-type="float" office:value="6.5249877097" calcext:value-type="float">
            <text:p>6.5249877097</text:p>
          </table:table-cell>
          <table:table-cell table:formula="of:=POWER([.C823]-6.75;2)" office:value-type="float" office:value="0.0506305307860517" calcext:value-type="float">
            <text:p>0.050630530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4841" calcext:value-type="float">
            <text:p>6.64841</text:p>
          </table:table-cell>
          <table:table-cell office:value-type="float" office:value="6.5234517608" calcext:value-type="float">
            <text:p>6.5234517608</text:p>
          </table:table-cell>
          <table:table-cell table:formula="of:=POWER([.C824]-6.75;2)" office:value-type="float" office:value="0.0513241046846202" calcext:value-type="float">
            <text:p>0.0513241047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5393" calcext:value-type="float">
            <text:p>6.65393</text:p>
          </table:table-cell>
          <table:table-cell office:value-type="float" office:value="6.5219325914" calcext:value-type="float">
            <text:p>6.5219325914</text:p>
          </table:table-cell>
          <table:table-cell table:formula="of:=POWER([.C825]-6.75;2)" office:value-type="float" office:value="0.0520147428655195" calcext:value-type="float">
            <text:p>0.052014742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5991" calcext:value-type="float">
            <text:p>6.65991</text:p>
          </table:table-cell>
          <table:table-cell office:value-type="float" office:value="6.5204461801" calcext:value-type="float">
            <text:p>6.5204461801</text:p>
          </table:table-cell>
          <table:table-cell table:formula="of:=POWER([.C826]-6.75;2)" office:value-type="float" office:value="0.0526949562306814" calcext:value-type="float">
            <text:p>0.0526949562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6632" calcext:value-type="float">
            <text:p>6.66632</text:p>
          </table:table-cell>
          <table:table-cell office:value-type="float" office:value="6.5190059462" calcext:value-type="float">
            <text:p>6.5190059462</text:p>
          </table:table-cell>
          <table:table-cell table:formula="of:=POWER([.C827]-6.75;2)" office:value-type="float" office:value="0.0533582528909573" calcext:value-type="float">
            <text:p>0.0533582529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73149" calcext:value-type="float">
            <text:p>6.673149</text:p>
          </table:table-cell>
          <table:table-cell office:value-type="float" office:value="6.5176225941" calcext:value-type="float">
            <text:p>6.5176225941</text:p>
          </table:table-cell>
          <table:table-cell table:formula="of:=POWER([.C828]-6.75;2)" office:value-type="float" office:value="0.0539992587728135" calcext:value-type="float">
            <text:p>0.0539992588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80396" calcext:value-type="float">
            <text:p>6.680396</text:p>
          </table:table-cell>
          <table:table-cell office:value-type="float" office:value="6.5163040565" calcext:value-type="float">
            <text:p>6.5163040565</text:p>
          </table:table-cell>
          <table:table-cell table:formula="of:=POWER([.C829]-6.75;2)" office:value-type="float" office:value="0.0546137940083551" calcext:value-type="float">
            <text:p>0.054613794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88074" calcext:value-type="float">
            <text:p>6.688074</text:p>
          </table:table-cell>
          <table:table-cell office:value-type="float" office:value="6.5150555618" calcext:value-type="float">
            <text:p>6.5150555618</text:p>
          </table:table-cell>
          <table:table-cell table:formula="of:=POWER([.C830]-6.75;2)" office:value-type="float" office:value="0.0551988890411138" calcext:value-type="float">
            <text:p>0.055198889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96205" calcext:value-type="float">
            <text:p>6.696205</text:p>
          </table:table-cell>
          <table:table-cell office:value-type="float" office:value="6.5138797715" calcext:value-type="float">
            <text:p>6.5138797715</text:p>
          </table:table-cell>
          <table:table-cell table:formula="of:=POWER([.C831]-6.75;2)" office:value-type="float" office:value="0.0557527623068922" calcext:value-type="float">
            <text:p>0.0557527623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704817" calcext:value-type="float">
            <text:p>6.704817</text:p>
          </table:table-cell>
          <table:table-cell office:value-type="float" office:value="6.5127769946" calcext:value-type="float">
            <text:p>6.5127769946</text:p>
          </table:table-cell>
          <table:table-cell table:formula="of:=POWER([.C832]-6.75;2)" office:value-type="float" office:value="0.0562747542910083" calcext:value-type="float">
            <text:p>0.0562747543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713946" calcext:value-type="float">
            <text:p>6.713946</text:p>
          </table:table-cell>
          <table:table-cell office:value-type="float" office:value="6.511745457" calcext:value-type="float">
            <text:p>6.511745457</text:p>
          </table:table-cell>
          <table:table-cell table:formula="of:=POWER([.C833]-6.75;2)" office:value-type="float" office:value="0.0567652272601389" calcext:value-type="float">
            <text:p>0.056765227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23627" calcext:value-type="float">
            <text:p>6.723627</text:p>
          </table:table-cell>
          <table:table-cell office:value-type="float" office:value="6.5107815726" calcext:value-type="float">
            <text:p>6.5107815726</text:p>
          </table:table-cell>
          <table:table-cell table:formula="of:=POWER([.C834]-6.75;2)" office:value-type="float" office:value="0.0572254560077291" calcext:value-type="float">
            <text:p>0.057225456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733896" calcext:value-type="float">
            <text:p>6.733896</text:p>
          </table:table-cell>
          <table:table-cell office:value-type="float" office:value="6.5098802527" calcext:value-type="float">
            <text:p>6.5098802527</text:p>
          </table:table-cell>
          <table:table-cell table:formula="of:=POWER([.C835]-6.75;2)" office:value-type="float" office:value="0.0576574930434157" calcext:value-type="float">
            <text:p>0.05765749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44785" calcext:value-type="float">
            <text:p>6.744785</text:p>
          </table:table-cell>
          <table:table-cell office:value-type="float" office:value="6.5090352016" calcext:value-type="float">
            <text:p>6.5090352016</text:p>
          </table:table-cell>
          <table:table-cell table:formula="of:=POWER([.C836]-6.75;2)" office:value-type="float" office:value="0.0580640340679528" calcext:value-type="float">
            <text:p>0.0580640341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56317" calcext:value-type="float">
            <text:p>6.756317</text:p>
          </table:table-cell>
          <table:table-cell office:value-type="float" office:value="6.5082392016" calcext:value-type="float">
            <text:p>6.5082392016</text:p>
          </table:table-cell>
          <table:table-cell table:formula="of:=POWER([.C837]-6.75;2)" office:value-type="float" office:value="0.0584482836430053" calcext:value-type="float">
            <text:p>0.0584482836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68509" calcext:value-type="float">
            <text:p>6.768509</text:p>
          </table:table-cell>
          <table:table-cell office:value-type="float" office:value="6.5074843952" calcext:value-type="float">
            <text:p>6.5074843952</text:p>
          </table:table-cell>
          <table:table-cell table:formula="of:=POWER([.C838]-6.75;2)" office:value-type="float" office:value="0.05881381857151" calcext:value-type="float">
            <text:p>0.0588138186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81364" calcext:value-type="float">
            <text:p>6.781364</text:p>
          </table:table-cell>
          <table:table-cell office:value-type="float" office:value="6.5067625081" calcext:value-type="float">
            <text:p>6.5067625081</text:p>
          </table:table-cell>
          <table:table-cell table:formula="of:=POWER([.C839]-6.75;2)" office:value-type="float" office:value="0.0591644774658028" calcext:value-type="float">
            <text:p>0.059164477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94873" calcext:value-type="float">
            <text:p>6.794873</text:p>
          </table:table-cell>
          <table:table-cell office:value-type="float" office:value="6.5060650941" calcext:value-type="float">
            <text:p>6.5060650941</text:p>
          </table:table-cell>
          <table:table-cell table:formula="of:=POWER([.C840]-6.75;2)" office:value-type="float" office:value="0.0595042383164417" calcext:value-type="float">
            <text:p>0.0595042383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80901" calcext:value-type="float">
            <text:p>6.80901</text:p>
          </table:table-cell>
          <table:table-cell office:value-type="float" office:value="6.5053837097" calcext:value-type="float">
            <text:p>6.5053837097</text:p>
          </table:table-cell>
          <table:table-cell table:formula="of:=POWER([.C841]-6.75;2)" office:value-type="float" office:value="0.0598371294801338" calcext:value-type="float">
            <text:p>0.059837129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823734" calcext:value-type="float">
            <text:p>6.823734</text:p>
          </table:table-cell>
          <table:table-cell office:value-type="float" office:value="6.5047100914" calcext:value-type="float">
            <text:p>6.5047100914</text:p>
          </table:table-cell>
          <table:table-cell table:formula="of:=POWER([.C842]-6.75;2)" office:value-type="float" office:value="0.0601671392609965" calcext:value-type="float">
            <text:p>0.0601671393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838984" calcext:value-type="float">
            <text:p>6.838984</text:p>
          </table:table-cell>
          <table:table-cell office:value-type="float" office:value="6.5040362984" calcext:value-type="float">
            <text:p>6.5040362984</text:p>
          </table:table-cell>
          <table:table-cell table:formula="of:=POWER([.C843]-6.75;2)" office:value-type="float" office:value="0.0604981425047739" calcext:value-type="float">
            <text:p>0.0604981425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85468" calcext:value-type="float">
            <text:p>6.85468</text:p>
          </table:table-cell>
          <table:table-cell office:value-type="float" office:value="6.5033548387" calcext:value-type="float">
            <text:p>6.5033548387</text:p>
          </table:table-cell>
          <table:table-cell table:formula="of:=POWER([.C844]-6.75;2)" office:value-type="float" office:value="0.060833835592703" calcext:value-type="float">
            <text:p>0.06083383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870726" calcext:value-type="float">
            <text:p>6.870726</text:p>
          </table:table-cell>
          <table:table-cell office:value-type="float" office:value="6.5026587823" calcext:value-type="float">
            <text:p>6.5026587823</text:p>
          </table:table-cell>
          <table:table-cell table:formula="of:=POWER([.C845]-6.75;2)" office:value-type="float" office:value="0.0611776779733187" calcext:value-type="float">
            <text:p>0.061177678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87002" calcext:value-type="float">
            <text:p>6.887002</text:p>
          </table:table-cell>
          <table:table-cell office:value-type="float" office:value="6.5019418441" calcext:value-type="float">
            <text:p>6.5019418441</text:p>
          </table:table-cell>
          <table:table-cell table:formula="of:=POWER([.C846]-6.75;2)" office:value-type="float" office:value="0.0615328487085087" calcext:value-type="float">
            <text:p>0.061532848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903374" calcext:value-type="float">
            <text:p>6.903374</text:p>
          </table:table-cell>
          <table:table-cell office:value-type="float" office:value="6.5011984758" calcext:value-type="float">
            <text:p>6.5011984758</text:p>
          </table:table-cell>
          <table:table-cell table:formula="of:=POWER([.C847]-6.75;2)" office:value-type="float" office:value="0.0619021984442432" calcext:value-type="float">
            <text:p>0.0619021984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919687" calcext:value-type="float">
            <text:p>6.919687</text:p>
          </table:table-cell>
          <table:table-cell office:value-type="float" office:value="6.5004239382" calcext:value-type="float">
            <text:p>6.5004239382</text:p>
          </table:table-cell>
          <table:table-cell table:formula="of:=POWER([.C848]-6.75;2)" office:value-type="float" office:value="0.0622882106235974" calcext:value-type="float">
            <text:p>0.0622882106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935773" calcext:value-type="float">
            <text:p>6.935773</text:p>
          </table:table-cell>
          <table:table-cell office:value-type="float" office:value="6.4996143656" calcext:value-type="float">
            <text:p>6.4996143656</text:p>
          </table:table-cell>
          <table:table-cell table:formula="of:=POWER([.C849]-6.75;2)" office:value-type="float" office:value="0.0626929659138903" calcext:value-type="float">
            <text:p>0.0626929659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951449" calcext:value-type="float">
            <text:p>6.951449</text:p>
          </table:table-cell>
          <table:table-cell office:value-type="float" office:value="6.4987668253" calcext:value-type="float">
            <text:p>6.4987668253</text:p>
          </table:table-cell>
          <table:table-cell table:formula="of:=POWER([.C850]-6.75;2)" office:value-type="float" office:value="0.0631181080698409" calcext:value-type="float">
            <text:p>0.063118108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966521" calcext:value-type="float">
            <text:p>6.966521</text:p>
          </table:table-cell>
          <table:table-cell office:value-type="float" office:value="6.4978793656" calcext:value-type="float">
            <text:p>6.4978793656</text:p>
          </table:table-cell>
          <table:table-cell table:formula="of:=POWER([.C851]-6.75;2)" office:value-type="float" office:value="0.0635648142902583" calcext:value-type="float">
            <text:p>0.0635648143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980788" calcext:value-type="float">
            <text:p>6.980788</text:p>
          </table:table-cell>
          <table:table-cell office:value-type="float" office:value="6.4969510618" calcext:value-type="float">
            <text:p>6.4969510618</text:p>
          </table:table-cell>
          <table:table-cell table:formula="of:=POWER([.C852]-6.75;2)" office:value-type="float" office:value="0.0640337651241475" calcext:value-type="float">
            <text:p>0.064033765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994045" calcext:value-type="float">
            <text:p>6.994045</text:p>
          </table:table-cell>
          <table:table-cell office:value-type="float" office:value="6.4959820484" calcext:value-type="float">
            <text:p>6.4959820484</text:p>
          </table:table-cell>
          <table:table-cell table:formula="of:=POWER([.C853]-6.75;2)" office:value-type="float" office:value="0.0645251197350599" calcext:value-type="float">
            <text:p>0.0645251197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006087" calcext:value-type="float">
            <text:p>7.006087</text:p>
          </table:table-cell>
          <table:table-cell office:value-type="float" office:value="6.4949735296" calcext:value-type="float">
            <text:p>6.4949735296</text:p>
          </table:table-cell>
          <table:table-cell table:formula="of:=POWER([.C854]-6.75;2)" office:value-type="float" office:value="0.065038500604682" calcext:value-type="float">
            <text:p>0.0650385006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016713" calcext:value-type="float">
            <text:p>7.016713</text:p>
          </table:table-cell>
          <table:table-cell office:value-type="float" office:value="6.4939277823" calcext:value-type="float">
            <text:p>6.4939277823</text:p>
          </table:table-cell>
          <table:table-cell table:formula="of:=POWER([.C855]-6.75;2)" office:value-type="float" office:value="0.0655729806777961" calcext:value-type="float">
            <text:p>0.065572980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025735" calcext:value-type="float">
            <text:p>7.025735</text:p>
          </table:table-cell>
          <table:table-cell office:value-type="float" office:value="6.4928481478" calcext:value-type="float">
            <text:p>6.4928481478</text:p>
          </table:table-cell>
          <table:table-cell table:formula="of:=POWER([.C856]-6.75;2)" office:value-type="float" office:value="0.0661270750898906" calcext:value-type="float">
            <text:p>0.066127075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032974" calcext:value-type="float">
            <text:p>7.032974</text:p>
          </table:table-cell>
          <table:table-cell office:value-type="float" office:value="6.4917389785" calcext:value-type="float">
            <text:p>6.4917389785</text:p>
          </table:table-cell>
          <table:table-cell table:formula="of:=POWER([.C857]-6.75;2)" office:value-type="float" office:value="0.0666987552262235" calcext:value-type="float">
            <text:p>0.066698755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038275" calcext:value-type="float">
            <text:p>7.038275</text:p>
          </table:table-cell>
          <table:table-cell office:value-type="float" office:value="6.490605586" calcext:value-type="float">
            <text:p>6.490605586</text:p>
          </table:table-cell>
          <table:table-cell table:formula="of:=POWER([.C858]-6.75;2)" office:value-type="float" office:value="0.0672854620144034" calcext:value-type="float">
            <text:p>0.0672854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041506" calcext:value-type="float">
            <text:p>7.041506</text:p>
          </table:table-cell>
          <table:table-cell office:value-type="float" office:value="6.4894541559" calcext:value-type="float">
            <text:p>6.4894541559</text:p>
          </table:table-cell>
          <table:table-cell table:formula="of:=POWER([.C859]-6.75;2)" office:value-type="float" office:value="0.0678841368777816" calcext:value-type="float">
            <text:p>0.0678841369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042562" calcext:value-type="float">
            <text:p>7.042562</text:p>
          </table:table-cell>
          <table:table-cell office:value-type="float" office:value="6.4882916317" calcext:value-type="float">
            <text:p>6.4882916317</text:p>
          </table:table-cell>
          <table:table-cell table:formula="of:=POWER([.C860]-6.75;2)" office:value-type="float" office:value="0.0684912700382484" calcext:value-type="float">
            <text:p>0.06849127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041373" calcext:value-type="float">
            <text:p>7.041373</text:p>
          </table:table-cell>
          <table:table-cell office:value-type="float" office:value="6.4871255914" calcext:value-type="float">
            <text:p>6.4871255914</text:p>
          </table:table-cell>
          <table:table-cell table:formula="of:=POWER([.C861]-6.75;2)" office:value-type="float" office:value="0.0691029546967998" calcext:value-type="float">
            <text:p>0.069102954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037906" calcext:value-type="float">
            <text:p>7.037906</text:p>
          </table:table-cell>
          <table:table-cell office:value-type="float" office:value="6.485964086" calcext:value-type="float">
            <text:p>6.485964086</text:p>
          </table:table-cell>
          <table:table-cell table:formula="of:=POWER([.C862]-6.75;2)" office:value-type="float" office:value="0.0697149638818154" calcext:value-type="float">
            <text:p>0.0697149639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032165" calcext:value-type="float">
            <text:p>7.032165</text:p>
          </table:table-cell>
          <table:table-cell office:value-type="float" office:value="6.4848154677" calcext:value-type="float">
            <text:p>6.4848154677</text:p>
          </table:table-cell>
          <table:table-cell table:formula="of:=POWER([.C863]-6.75;2)" office:value-type="float" office:value="0.0703228361711698" calcext:value-type="float">
            <text:p>0.070322836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024198" calcext:value-type="float">
            <text:p>7.024198</text:p>
          </table:table-cell>
          <table:table-cell office:value-type="float" office:value="6.4836882151" calcext:value-type="float">
            <text:p>6.4836882151</text:p>
          </table:table-cell>
          <table:table-cell table:formula="of:=POWER([.C864]-6.75;2)" office:value-type="float" office:value="0.0709219667766239" calcext:value-type="float">
            <text:p>0.070921966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014094" calcext:value-type="float">
            <text:p>7.014094</text:p>
          </table:table-cell>
          <table:table-cell office:value-type="float" office:value="6.4825907285" calcext:value-type="float">
            <text:p>6.4825907285</text:p>
          </table:table-cell>
          <table:table-cell table:formula="of:=POWER([.C865]-6.75;2)" office:value-type="float" office:value="0.0715077184841607" calcext:value-type="float">
            <text:p>0.071507718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001986" calcext:value-type="float">
            <text:p>7.001986</text:p>
          </table:table-cell>
          <table:table-cell office:value-type="float" office:value="6.4815311371" calcext:value-type="float">
            <text:p>6.4815311371</text:p>
          </table:table-cell>
          <table:table-cell table:formula="of:=POWER([.C866]-6.75;2)" office:value-type="float" office:value="0.0720755303468189" calcext:value-type="float">
            <text:p>0.0720755303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988045" calcext:value-type="float">
            <text:p>6.988045</text:p>
          </table:table-cell>
          <table:table-cell office:value-type="float" office:value="6.4805171075" calcext:value-type="float">
            <text:p>6.4805171075</text:p>
          </table:table-cell>
          <table:table-cell table:formula="of:=POWER([.C867]-6.75;2)" office:value-type="float" office:value="0.0726210293501666" calcext:value-type="float">
            <text:p>0.072621029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972484" calcext:value-type="float">
            <text:p>6.972484</text:p>
          </table:table-cell>
          <table:table-cell office:value-type="float" office:value="6.4795556613" calcext:value-type="float">
            <text:p>6.4795556613</text:p>
          </table:table-cell>
          <table:table-cell table:formula="of:=POWER([.C868]-6.75;2)" office:value-type="float" office:value="0.0731401403348803" calcext:value-type="float">
            <text:p>0.0731401403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955547" calcext:value-type="float">
            <text:p>6.955547</text:p>
          </table:table-cell>
          <table:table-cell office:value-type="float" office:value="6.4786530081" calcext:value-type="float">
            <text:p>6.4786530081</text:p>
          </table:table-cell>
          <table:table-cell table:formula="of:=POWER([.C869]-6.75;2)" office:value-type="float" office:value="0.0736291900131785" calcext:value-type="float">
            <text:p>0.0736291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93751" calcext:value-type="float">
            <text:p>6.93751</text:p>
          </table:table-cell>
          <table:table-cell office:value-type="float" office:value="6.4778144005" calcext:value-type="float">
            <text:p>6.4778144005</text:p>
          </table:table-cell>
          <table:table-cell table:formula="of:=POWER([.C870]-6.75;2)" office:value-type="float" office:value="0.0740850005751745" calcext:value-type="float">
            <text:p>0.074085000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918669" calcext:value-type="float">
            <text:p>6.918669</text:p>
          </table:table-cell>
          <table:table-cell office:value-type="float" office:value="6.4770440215" calcext:value-type="float">
            <text:p>6.4770440215</text:p>
          </table:table-cell>
          <table:table-cell table:formula="of:=POWER([.C871]-6.75;2)" office:value-type="float" office:value="0.0745049661988923" calcext:value-type="float">
            <text:p>0.0745049662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89934" calcext:value-type="float">
            <text:p>6.89934</text:p>
          </table:table-cell>
          <table:table-cell office:value-type="float" office:value="6.4763448952" calcext:value-type="float">
            <text:p>6.4763448952</text:p>
          </table:table-cell>
          <table:table-cell table:formula="of:=POWER([.C872]-6.75;2)" office:value-type="float" office:value="0.0748871163830987" calcext:value-type="float">
            <text:p>0.0748871164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879842" calcext:value-type="float">
            <text:p>6.879842</text:p>
          </table:table-cell>
          <table:table-cell office:value-type="float" office:value="6.4757188306" calcext:value-type="float">
            <text:p>6.4757188306</text:p>
          </table:table-cell>
          <table:table-cell table:formula="of:=POWER([.C873]-6.75;2)" office:value-type="float" office:value="0.0752301598874315" calcext:value-type="float">
            <text:p>0.0752301599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60497" calcext:value-type="float">
            <text:p>6.860497</text:p>
          </table:table-cell>
          <table:table-cell office:value-type="float" office:value="6.4751664113" calcext:value-type="float">
            <text:p>6.4751664113</text:p>
          </table:table-cell>
          <table:table-cell table:formula="of:=POWER([.C874]-6.75;2)" office:value-type="float" office:value="0.0755335014777208" calcext:value-type="float">
            <text:p>0.0755335015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841616" calcext:value-type="float">
            <text:p>6.841616</text:p>
          </table:table-cell>
          <table:table-cell office:value-type="float" office:value="6.4746870081" calcext:value-type="float">
            <text:p>6.4746870081</text:p>
          </table:table-cell>
          <table:table-cell table:formula="of:=POWER([.C875]-6.75;2)" office:value-type="float" office:value="0.0757972435089294" calcext:value-type="float">
            <text:p>0.075797243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23494" calcext:value-type="float">
            <text:p>6.823494</text:p>
          </table:table-cell>
          <table:table-cell office:value-type="float" office:value="6.474278836" calcext:value-type="float">
            <text:p>6.474278836</text:p>
          </table:table-cell>
          <table:table-cell table:formula="of:=POWER([.C876]-6.75;2)" office:value-type="float" office:value="0.076022160277515" calcext:value-type="float">
            <text:p>0.0760221603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06399" calcext:value-type="float">
            <text:p>6.806399</text:p>
          </table:table-cell>
          <table:table-cell office:value-type="float" office:value="6.4739390269" calcext:value-type="float">
            <text:p>6.4739390269</text:p>
          </table:table-cell>
          <table:table-cell table:formula="of:=POWER([.C877]-6.75;2)" office:value-type="float" office:value="0.0762096608689189" calcext:value-type="float">
            <text:p>0.076209660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90569" calcext:value-type="float">
            <text:p>6.790569</text:p>
          </table:table-cell>
          <table:table-cell office:value-type="float" office:value="6.47366375" calcext:value-type="float">
            <text:p>6.47366375</text:p>
          </table:table-cell>
          <table:table-cell table:formula="of:=POWER([.C878]-6.75;2)" office:value-type="float" office:value="0.0763617230640625" calcext:value-type="float">
            <text:p>0.076361723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76203" calcext:value-type="float">
            <text:p>6.776203</text:p>
          </table:table-cell>
          <table:table-cell office:value-type="float" office:value="6.4734483306" calcext:value-type="float">
            <text:p>6.4734483306</text:p>
          </table:table-cell>
          <table:table-cell table:formula="of:=POWER([.C879]-6.75;2)" office:value-type="float" office:value="0.0764808258479268" calcext:value-type="float">
            <text:p>0.0764808258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63458" calcext:value-type="float">
            <text:p>6.763458</text:p>
          </table:table-cell>
          <table:table-cell office:value-type="float" office:value="6.4732874086" calcext:value-type="float">
            <text:p>6.4732874086</text:p>
          </table:table-cell>
          <table:table-cell table:formula="of:=POWER([.C880]-6.75;2)" office:value-type="float" office:value="0.0765698582393033" calcext:value-type="float">
            <text:p>0.0765698582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52448" calcext:value-type="float">
            <text:p>6.752448</text:p>
          </table:table-cell>
          <table:table-cell office:value-type="float" office:value="6.4731750914" calcext:value-type="float">
            <text:p>6.4731750914</text:p>
          </table:table-cell>
          <table:table-cell table:formula="of:=POWER([.C881]-6.75;2)" office:value-type="float" office:value="0.0766320300213984" calcext:value-type="float">
            <text:p>0.07663203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4324" calcext:value-type="float">
            <text:p>6.74324</text:p>
          </table:table-cell>
          <table:table-cell office:value-type="float" office:value="6.4731051129" calcext:value-type="float">
            <text:p>6.4731051129</text:p>
          </table:table-cell>
          <table:table-cell table:formula="of:=POWER([.C882]-6.75;2)" office:value-type="float" office:value="0.0766707785021218" calcext:value-type="float">
            <text:p>0.0766707785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35858" calcext:value-type="float">
            <text:p>6.735858</text:p>
          </table:table-cell>
          <table:table-cell office:value-type="float" office:value="6.4730709946" calcext:value-type="float">
            <text:p>6.4730709946</text:p>
          </table:table-cell>
          <table:table-cell table:formula="of:=POWER([.C883]-6.75;2)" office:value-type="float" office:value="0.076689674031833" calcext:value-type="float">
            <text:p>0.076689674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30283" calcext:value-type="float">
            <text:p>6.730283</text:p>
          </table:table-cell>
          <table:table-cell office:value-type="float" office:value="6.4730661989" calcext:value-type="float">
            <text:p>6.4730661989</text:p>
          </table:table-cell>
          <table:table-cell table:formula="of:=POWER([.C884]-6.75;2)" office:value-type="float" office:value="0.0766923301916945" calcext:value-type="float">
            <text:p>0.0766923302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26458" calcext:value-type="float">
            <text:p>6.726458</text:p>
          </table:table-cell>
          <table:table-cell office:value-type="float" office:value="6.4730842715" calcext:value-type="float">
            <text:p>6.4730842715</text:p>
          </table:table-cell>
          <table:table-cell table:formula="of:=POWER([.C885]-6.75;2)" office:value-type="float" office:value="0.0766823206906855" calcext:value-type="float">
            <text:p>0.0766823207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24293" calcext:value-type="float">
            <text:p>6.724293</text:p>
          </table:table-cell>
          <table:table-cell office:value-type="float" office:value="6.4731189651" calcext:value-type="float">
            <text:p>6.4731189651</text:p>
          </table:table-cell>
          <table:table-cell table:formula="of:=POWER([.C886]-6.75;2)" office:value-type="float" office:value="0.0766631074872949" calcext:value-type="float">
            <text:p>0.0766631075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23668" calcext:value-type="float">
            <text:p>6.723668</text:p>
          </table:table-cell>
          <table:table-cell office:value-type="float" office:value="6.4731643548" calcext:value-type="float">
            <text:p>6.4731643548</text:p>
          </table:table-cell>
          <table:table-cell table:formula="of:=POWER([.C887]-6.75;2)" office:value-type="float" office:value="0.0766379744533004" calcext:value-type="float">
            <text:p>0.0766379745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24445" calcext:value-type="float">
            <text:p>6.724445</text:p>
          </table:table-cell>
          <table:table-cell office:value-type="float" office:value="6.4732149247" calcext:value-type="float">
            <text:p>6.4732149247</text:p>
          </table:table-cell>
          <table:table-cell table:formula="of:=POWER([.C888]-6.75;2)" office:value-type="float" office:value="0.0766099779088268" calcext:value-type="float">
            <text:p>0.0766099779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26468" calcext:value-type="float">
            <text:p>6.726468</text:p>
          </table:table-cell>
          <table:table-cell office:value-type="float" office:value="6.4732656452" calcext:value-type="float">
            <text:p>6.4732656452</text:p>
          </table:table-cell>
          <table:table-cell table:formula="of:=POWER([.C889]-6.75;2)" office:value-type="float" office:value="0.0765819031265725" calcext:value-type="float">
            <text:p>0.0765819031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729574" calcext:value-type="float">
            <text:p>6.729574</text:p>
          </table:table-cell>
          <table:table-cell office:value-type="float" office:value="6.4733120215" calcext:value-type="float">
            <text:p>6.4733120215</text:p>
          </table:table-cell>
          <table:table-cell table:formula="of:=POWER([.C890]-6.75;2)" office:value-type="float" office:value="0.0765562374464165" calcext:value-type="float">
            <text:p>0.07655623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33595" calcext:value-type="float">
            <text:p>6.733595</text:p>
          </table:table-cell>
          <table:table-cell office:value-type="float" office:value="6.4733501398" calcext:value-type="float">
            <text:p>6.4733501398</text:p>
          </table:table-cell>
          <table:table-cell table:formula="of:=POWER([.C891]-6.75;2)" office:value-type="float" office:value="0.0765351451486796" calcext:value-type="float">
            <text:p>0.076535145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38366" calcext:value-type="float">
            <text:p>6.738366</text:p>
          </table:table-cell>
          <table:table-cell office:value-type="float" office:value="6.4733766882" calcext:value-type="float">
            <text:p>6.4733766882</text:p>
          </table:table-cell>
          <table:table-cell table:formula="of:=POWER([.C892]-6.75;2)" office:value-type="float" office:value="0.0765204566312" calcext:value-type="float">
            <text:p>0.0765204566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43729" calcext:value-type="float">
            <text:p>6.743729</text:p>
          </table:table-cell>
          <table:table-cell office:value-type="float" office:value="6.4733889624" calcext:value-type="float">
            <text:p>6.4733889624</text:p>
          </table:table-cell>
          <table:table-cell table:formula="of:=POWER([.C893]-6.75;2)" office:value-type="float" office:value="0.0765136661221488" calcext:value-type="float">
            <text:p>0.076513666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49537" calcext:value-type="float">
            <text:p>6.749537</text:p>
          </table:table-cell>
          <table:table-cell office:value-type="float" office:value="6.473384871" calcext:value-type="float">
            <text:p>6.473384871</text:p>
          </table:table-cell>
          <table:table-cell table:formula="of:=POWER([.C894]-6.75;2)" office:value-type="float" office:value="0.0765159295916864" calcext:value-type="float">
            <text:p>0.0765159296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55655" calcext:value-type="float">
            <text:p>6.755655</text:p>
          </table:table-cell>
          <table:table-cell office:value-type="float" office:value="6.4733629167" calcext:value-type="float">
            <text:p>6.4733629167</text:p>
          </table:table-cell>
          <table:table-cell table:formula="of:=POWER([.C895]-6.75;2)" office:value-type="float" office:value="0.076528075856731" calcext:value-type="float">
            <text:p>0.0765280759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61963" calcext:value-type="float">
            <text:p>6.761963</text:p>
          </table:table-cell>
          <table:table-cell office:value-type="float" office:value="6.4733221747" calcext:value-type="float">
            <text:p>6.4733221747</text:p>
          </table:table-cell>
          <table:table-cell table:formula="of:=POWER([.C896]-6.75;2)" office:value-type="float" office:value="0.0765506190127374" calcext:value-type="float">
            <text:p>0.076550619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68358" calcext:value-type="float">
            <text:p>6.768358</text:p>
          </table:table-cell>
          <table:table-cell office:value-type="float" office:value="6.4732622634" calcext:value-type="float">
            <text:p>6.4732622634</text:p>
          </table:table-cell>
          <table:table-cell table:formula="of:=POWER([.C897]-6.75;2)" office:value-type="float" office:value="0.0765837748584912" calcext:value-type="float">
            <text:p>0.0765837749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74755" calcext:value-type="float">
            <text:p>6.774755</text:p>
          </table:table-cell>
          <table:table-cell office:value-type="float" office:value="6.4731833091" calcext:value-type="float">
            <text:p>6.4731833091</text:p>
          </table:table-cell>
          <table:table-cell table:formula="of:=POWER([.C898]-6.75;2)" office:value-type="float" office:value="0.0766274803608259" calcext:value-type="float">
            <text:p>0.076627480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81082" calcext:value-type="float">
            <text:p>6.781082</text:p>
          </table:table-cell>
          <table:table-cell office:value-type="float" office:value="6.4730858844" calcext:value-type="float">
            <text:p>6.4730858844</text:p>
          </table:table-cell>
          <table:table-cell table:formula="of:=POWER([.C899]-6.75;2)" office:value-type="float" office:value="0.0766814274185304" calcext:value-type="float">
            <text:p>0.0766814274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87288" calcext:value-type="float">
            <text:p>6.787288</text:p>
          </table:table-cell>
          <table:table-cell office:value-type="float" office:value="6.4729709704" calcext:value-type="float">
            <text:p>6.4729709704</text:p>
          </table:table-cell>
          <table:table-cell table:formula="of:=POWER([.C900]-6.75;2)" office:value-type="float" office:value="0.0767450832411174" calcext:value-type="float">
            <text:p>0.0767450832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93335" calcext:value-type="float">
            <text:p>6.793335</text:p>
          </table:table-cell>
          <table:table-cell office:value-type="float" office:value="6.4728398763" calcext:value-type="float">
            <text:p>6.4728398763</text:p>
          </table:table-cell>
          <table:table-cell table:formula="of:=POWER([.C901]-6.75;2)" office:value-type="float" office:value="0.0768177341693992" calcext:value-type="float">
            <text:p>0.0768177342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99201" calcext:value-type="float">
            <text:p>6.799201</text:p>
          </table:table-cell>
          <table:table-cell office:value-type="float" office:value="6.4726941694" calcext:value-type="float">
            <text:p>6.4726941694</text:p>
          </table:table-cell>
          <table:table-cell table:formula="of:=POWER([.C902]-6.75;2)" office:value-type="float" office:value="0.0768985236847557" calcext:value-type="float">
            <text:p>0.0768985237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804877" calcext:value-type="float">
            <text:p>6.804877</text:p>
          </table:table-cell>
          <table:table-cell office:value-type="float" office:value="6.4725355941" calcext:value-type="float">
            <text:p>6.4725355941</text:p>
          </table:table-cell>
          <table:table-cell table:formula="of:=POWER([.C903]-6.75;2)" office:value-type="float" office:value="0.0769864965414399" calcext:value-type="float">
            <text:p>0.076986496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10367" calcext:value-type="float">
            <text:p>6.810367</text:p>
          </table:table-cell>
          <table:table-cell office:value-type="float" office:value="6.4723659866" calcext:value-type="float">
            <text:p>6.4723659866</text:p>
          </table:table-cell>
          <table:table-cell table:formula="of:=POWER([.C904]-6.75;2)" office:value-type="float" office:value="0.0770806453965915" calcext:value-type="float">
            <text:p>0.0770806454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1569" calcext:value-type="float">
            <text:p>6.81569</text:p>
          </table:table-cell>
          <table:table-cell office:value-type="float" office:value="6.4721871774" calcext:value-type="float">
            <text:p>6.4721871774</text:p>
          </table:table-cell>
          <table:table-cell table:formula="of:=POWER([.C905]-6.75;2)" office:value-type="float" office:value="0.0771799644009789" calcext:value-type="float">
            <text:p>0.077179964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20874" calcext:value-type="float">
            <text:p>6.820874</text:p>
          </table:table-cell>
          <table:table-cell office:value-type="float" office:value="6.4720008978" calcext:value-type="float">
            <text:p>6.4720008978</text:p>
          </table:table-cell>
          <table:table-cell table:formula="of:=POWER([.C906]-6.75;2)" office:value-type="float" office:value="0.077283500824006" calcext:value-type="float">
            <text:p>0.0772835008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25957" calcext:value-type="float">
            <text:p>6.825957</text:p>
          </table:table-cell>
          <table:table-cell office:value-type="float" office:value="6.4718086801" calcext:value-type="float">
            <text:p>6.4718086801</text:p>
          </table:table-cell>
          <table:table-cell table:formula="of:=POWER([.C907]-6.75;2)" office:value-type="float" office:value="0.0773904104677043" calcext:value-type="float">
            <text:p>0.0773904105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830989" calcext:value-type="float">
            <text:p>6.830989</text:p>
          </table:table-cell>
          <table:table-cell office:value-type="float" office:value="6.4716117769" calcext:value-type="float">
            <text:p>6.4716117769</text:p>
          </table:table-cell>
          <table:table-cell table:formula="of:=POWER([.C908]-6.75;2)" office:value-type="float" office:value="0.0775000027607756" calcext:value-type="float">
            <text:p>0.0775000028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36027" calcext:value-type="float">
            <text:p>6.836027</text:p>
          </table:table-cell>
          <table:table-cell office:value-type="float" office:value="6.4714110645" calcext:value-type="float">
            <text:p>6.4714110645</text:p>
          </table:table-cell>
          <table:table-cell table:formula="of:=POWER([.C909]-6.75;2)" office:value-type="float" office:value="0.0776117949830233" calcext:value-type="float">
            <text:p>0.077611795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41136" calcext:value-type="float">
            <text:p>6.841136</text:p>
          </table:table-cell>
          <table:table-cell office:value-type="float" office:value="6.4712069812" calcext:value-type="float">
            <text:p>6.4712069812</text:p>
          </table:table-cell>
          <table:table-cell table:formula="of:=POWER([.C910]-6.75;2)" office:value-type="float" office:value="0.0777255473316172" calcext:value-type="float">
            <text:p>0.0777255473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46382" calcext:value-type="float">
            <text:p>6.846382</text:p>
          </table:table-cell>
          <table:table-cell office:value-type="float" office:value="6.4709994677" calcext:value-type="float">
            <text:p>6.4709994677</text:p>
          </table:table-cell>
          <table:table-cell table:formula="of:=POWER([.C911]-6.75;2)" office:value-type="float" office:value="0.0778412970236831" calcext:value-type="float">
            <text:p>0.077841297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51837" calcext:value-type="float">
            <text:p>6.851837</text:p>
          </table:table-cell>
          <table:table-cell office:value-type="float" office:value="6.4707879409" calcext:value-type="float">
            <text:p>6.4707879409</text:p>
          </table:table-cell>
          <table:table-cell table:formula="of:=POWER([.C912]-6.75;2)" office:value-type="float" office:value="0.0779593739468618" calcext:value-type="float">
            <text:p>0.0779593739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57571" calcext:value-type="float">
            <text:p>6.857571</text:p>
          </table:table-cell>
          <table:table-cell office:value-type="float" office:value="6.4705712769" calcext:value-type="float">
            <text:p>6.4705712769</text:p>
          </table:table-cell>
          <table:table-cell table:formula="of:=POWER([.C913]-6.75;2)" office:value-type="float" office:value="0.0780804112932963" calcext:value-type="float">
            <text:p>0.078080411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63646" calcext:value-type="float">
            <text:p>6.863646</text:p>
          </table:table-cell>
          <table:table-cell office:value-type="float" office:value="6.470347828" calcext:value-type="float">
            <text:p>6.470347828</text:p>
          </table:table-cell>
          <table:table-cell table:formula="of:=POWER([.C914]-6.75;2)" office:value-type="float" office:value="0.0782053373043174" calcext:value-type="float">
            <text:p>0.0782053373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70117" calcext:value-type="float">
            <text:p>6.870117</text:p>
          </table:table-cell>
          <table:table-cell office:value-type="float" office:value="6.4701154758" calcext:value-type="float">
            <text:p>6.4701154758</text:p>
          </table:table-cell>
          <table:table-cell table:formula="of:=POWER([.C915]-6.75;2)" office:value-type="float" office:value="0.0783353468866603" calcext:value-type="float">
            <text:p>0.0783353469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77025" calcext:value-type="float">
            <text:p>6.877025</text:p>
          </table:table-cell>
          <table:table-cell office:value-type="float" office:value="6.4698716962" calcext:value-type="float">
            <text:p>6.4698716962</text:p>
          </table:table-cell>
          <table:table-cell table:formula="of:=POWER([.C916]-6.75;2)" office:value-type="float" office:value="0.078471866589865" calcext:value-type="float">
            <text:p>0.0784718666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88439" calcext:value-type="float">
            <text:p>6.88439</text:p>
          </table:table-cell>
          <table:table-cell office:value-type="float" office:value="6.4696136613" calcext:value-type="float">
            <text:p>6.4696136613</text:p>
          </table:table-cell>
          <table:table-cell table:formula="of:=POWER([.C917]-6.75;2)" office:value-type="float" office:value="0.0786164989295909" calcext:value-type="float">
            <text:p>0.0786164989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89221" calcext:value-type="float">
            <text:p>6.89221</text:p>
          </table:table-cell>
          <table:table-cell office:value-type="float" office:value="6.4693383683" calcext:value-type="float">
            <text:p>6.4693383683</text:p>
          </table:table-cell>
          <table:table-cell table:formula="of:=POWER([.C918]-6.75;2)" office:value-type="float" office:value="0.0787709515085065" calcext:value-type="float">
            <text:p>0.078770951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900455" calcext:value-type="float">
            <text:p>6.900455</text:p>
          </table:table-cell>
          <table:table-cell office:value-type="float" office:value="6.4690427876" calcext:value-type="float">
            <text:p>6.4690427876</text:p>
          </table:table-cell>
          <table:table-cell table:formula="of:=POWER([.C919]-6.75;2)" office:value-type="float" office:value="0.0789369551995786" calcext:value-type="float">
            <text:p>0.0789369552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909063" calcext:value-type="float">
            <text:p>6.909063</text:p>
          </table:table-cell>
          <table:table-cell office:value-type="float" office:value="6.4687240161" calcext:value-type="float">
            <text:p>6.4687240161</text:p>
          </table:table-cell>
          <table:table-cell table:formula="of:=POWER([.C920]-6.75;2)" office:value-type="float" office:value="0.0791161791189129" calcext:value-type="float">
            <text:p>0.079116179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917941" calcext:value-type="float">
            <text:p>6.917941</text:p>
          </table:table-cell>
          <table:table-cell office:value-type="float" office:value="6.468379457" calcext:value-type="float">
            <text:p>6.468379457</text:p>
          </table:table-cell>
          <table:table-cell table:formula="of:=POWER([.C921]-6.75;2)" office:value-type="float" office:value="0.0793101302396148" calcext:value-type="float">
            <text:p>0.0793101302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926959" calcext:value-type="float">
            <text:p>6.926959</text:p>
          </table:table-cell>
          <table:table-cell office:value-type="float" office:value="6.4680069839" calcext:value-type="float">
            <text:p>6.4680069839</text:p>
          </table:table-cell>
          <table:table-cell table:formula="of:=POWER([.C922]-6.75;2)" office:value-type="float" office:value="0.0795200611291751" calcext:value-type="float">
            <text:p>0.079520061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935957" calcext:value-type="float">
            <text:p>6.935957</text:p>
          </table:table-cell>
          <table:table-cell office:value-type="float" office:value="6.4676051156" calcext:value-type="float">
            <text:p>6.4676051156</text:p>
          </table:table-cell>
          <table:table-cell table:formula="of:=POWER([.C923]-6.75;2)" office:value-type="float" office:value="0.0797468707352896" calcext:value-type="float">
            <text:p>0.0797468707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944742" calcext:value-type="float">
            <text:p>6.944742</text:p>
          </table:table-cell>
          <table:table-cell office:value-type="float" office:value="6.4671731586" calcext:value-type="float">
            <text:p>6.4671731586</text:p>
          </table:table-cell>
          <table:table-cell table:formula="of:=POWER([.C924]-6.75;2)" office:value-type="float" office:value="0.079991022216301" calcext:value-type="float">
            <text:p>0.0799910222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953099" calcext:value-type="float">
            <text:p>6.953099</text:p>
          </table:table-cell>
          <table:table-cell office:value-type="float" office:value="6.4667113414" calcext:value-type="float">
            <text:p>6.4667113414</text:p>
          </table:table-cell>
          <table:table-cell table:formula="of:=POWER([.C925]-6.75;2)" office:value-type="float" office:value="0.0802524640913874" calcext:value-type="float">
            <text:p>0.080252464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960789" calcext:value-type="float">
            <text:p>6.960789</text:p>
          </table:table-cell>
          <table:table-cell office:value-type="float" office:value="6.4662208952" calcext:value-type="float">
            <text:p>6.4662208952</text:p>
          </table:table-cell>
          <table:table-cell table:formula="of:=POWER([.C926]-6.75;2)" office:value-type="float" office:value="0.0805305803210893" calcext:value-type="float">
            <text:p>0.0805305803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967563" calcext:value-type="float">
            <text:p>6.967563</text:p>
          </table:table-cell>
          <table:table-cell office:value-type="float" office:value="6.4657041317" calcext:value-type="float">
            <text:p>6.4657041317</text:p>
          </table:table-cell>
          <table:table-cell table:formula="of:=POWER([.C927]-6.75;2)" office:value-type="float" office:value="0.080824140732451" calcext:value-type="float">
            <text:p>0.080824140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973169" calcext:value-type="float">
            <text:p>6.973169</text:p>
          </table:table-cell>
          <table:table-cell office:value-type="float" office:value="6.465164457" calcext:value-type="float">
            <text:p>6.465164457</text:p>
          </table:table-cell>
          <table:table-cell table:formula="of:=POWER([.C928]-6.75;2)" office:value-type="float" office:value="0.0811312865561047" calcext:value-type="float">
            <text:p>0.0811312866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977359" calcext:value-type="float">
            <text:p>6.977359</text:p>
          </table:table-cell>
          <table:table-cell office:value-type="float" office:value="6.4646063468" calcext:value-type="float">
            <text:p>6.4646063468</text:p>
          </table:table-cell>
          <table:table-cell table:formula="of:=POWER([.C929]-6.75;2)" office:value-type="float" office:value="0.0814495372868418" calcext:value-type="float">
            <text:p>0.081449537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979902" calcext:value-type="float">
            <text:p>6.979902</text:p>
          </table:table-cell>
          <table:table-cell office:value-type="float" office:value="6.4640352796" calcext:value-type="float">
            <text:p>6.4640352796</text:p>
          </table:table-cell>
          <table:table-cell table:formula="of:=POWER([.C930]-6.75;2)" office:value-type="float" office:value="0.0817758213134502" calcext:value-type="float">
            <text:p>0.0817758213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98059" calcext:value-type="float">
            <text:p>6.98059</text:p>
          </table:table-cell>
          <table:table-cell office:value-type="float" office:value="6.463457629" calcext:value-type="float">
            <text:p>6.463457629</text:p>
          </table:table-cell>
          <table:table-cell table:formula="of:=POWER([.C931]-6.75;2)" office:value-type="float" office:value="0.0821065303783018" calcext:value-type="float">
            <text:p>0.0821065304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979249" calcext:value-type="float">
            <text:p>6.979249</text:p>
          </table:table-cell>
          <table:table-cell office:value-type="float" office:value="6.4628805323" calcext:value-type="float">
            <text:p>6.4628805323</text:p>
          </table:table-cell>
          <table:table-cell table:formula="of:=POWER([.C932]-6.75;2)" office:value-type="float" office:value="0.0824375887323314" calcext:value-type="float">
            <text:p>0.0824375887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975745" calcext:value-type="float">
            <text:p>6.975745</text:p>
          </table:table-cell>
          <table:table-cell office:value-type="float" office:value="6.4623116989" calcext:value-type="float">
            <text:p>6.4623116989</text:p>
          </table:table-cell>
          <table:table-cell table:formula="of:=POWER([.C933]-6.75;2)" office:value-type="float" office:value="0.0827645585898044" calcext:value-type="float">
            <text:p>0.0827645586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969994" calcext:value-type="float">
            <text:p>6.969994</text:p>
          </table:table-cell>
          <table:table-cell office:value-type="float" office:value="6.4617592312" calcext:value-type="float">
            <text:p>6.4617592312</text:p>
          </table:table-cell>
          <table:table-cell table:formula="of:=POWER([.C934]-6.75;2)" office:value-type="float" office:value="0.0830827407984149" calcext:value-type="float">
            <text:p>0.083082740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96196" calcext:value-type="float">
            <text:p>6.96196</text:p>
          </table:table-cell>
          <table:table-cell office:value-type="float" office:value="6.4612313952" calcext:value-type="float">
            <text:p>6.4612313952</text:p>
          </table:table-cell>
          <table:table-cell table:formula="of:=POWER([.C935]-6.75;2)" office:value-type="float" office:value="0.0833873071181383" calcext:value-type="float">
            <text:p>0.083387307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951663" calcext:value-type="float">
            <text:p>6.951663</text:p>
          </table:table-cell>
          <table:table-cell office:value-type="float" office:value="6.4607364167" calcext:value-type="float">
            <text:p>6.4607364167</text:p>
          </table:table-cell>
          <table:table-cell table:formula="of:=POWER([.C936]-6.75;2)" office:value-type="float" office:value="0.0836734206235562" calcext:value-type="float">
            <text:p>0.0836734206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939178" calcext:value-type="float">
            <text:p>6.939178</text:p>
          </table:table-cell>
          <table:table-cell office:value-type="float" office:value="6.4602822608" calcext:value-type="float">
            <text:p>6.4602822608</text:p>
          </table:table-cell>
          <table:table-cell table:formula="of:=POWER([.C937]-6.75;2)" office:value-type="float" office:value="0.0839363684071594" calcext:value-type="float">
            <text:p>0.0839363684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924634" calcext:value-type="float">
            <text:p>6.924634</text:p>
          </table:table-cell>
          <table:table-cell office:value-type="float" office:value="6.4598764274" calcext:value-type="float">
            <text:p>6.4598764274</text:p>
          </table:table-cell>
          <table:table-cell table:formula="of:=POWER([.C938]-6.75;2)" office:value-type="float" office:value="0.0841716873781873" calcext:value-type="float">
            <text:p>0.0841716874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908209" calcext:value-type="float">
            <text:p>6.908209</text:p>
          </table:table-cell>
          <table:table-cell office:value-type="float" office:value="6.4595257688" calcext:value-type="float">
            <text:p>6.4595257688</text:p>
          </table:table-cell>
          <table:table-cell table:formula="of:=POWER([.C939]-6.75;2)" office:value-type="float" office:value="0.0843752789912311" calcext:value-type="float">
            <text:p>0.084375279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9013" calcext:value-type="float">
            <text:p>6.89013</text:p>
          </table:table-cell>
          <table:table-cell office:value-type="float" office:value="6.4592363333" calcext:value-type="float">
            <text:p>6.4592363333</text:p>
          </table:table-cell>
          <table:table-cell table:formula="of:=POWER([.C940]-6.75;2)" office:value-type="float" office:value="0.0845435098728288" calcext:value-type="float">
            <text:p>0.0845435099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70657" calcext:value-type="float">
            <text:p>6.870657</text:p>
          </table:table-cell>
          <table:table-cell office:value-type="float" office:value="6.4590132285" calcext:value-type="float">
            <text:p>6.4590132285</text:p>
          </table:table-cell>
          <table:table-cell table:formula="of:=POWER([.C941]-6.75;2)" office:value-type="float" office:value="0.0846733011879932" calcext:value-type="float">
            <text:p>0.0846733012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50087" calcext:value-type="float">
            <text:p>6.850087</text:p>
          </table:table-cell>
          <table:table-cell office:value-type="float" office:value="6.4588605403" calcext:value-type="float">
            <text:p>6.4588605403</text:p>
          </table:table-cell>
          <table:table-cell table:formula="of:=POWER([.C942]-6.75;2)" office:value-type="float" office:value="0.084762184994408" calcext:value-type="float">
            <text:p>0.084762185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28735" calcext:value-type="float">
            <text:p>6.828735</text:p>
          </table:table-cell>
          <table:table-cell office:value-type="float" office:value="6.4587812581" calcext:value-type="float">
            <text:p>6.4587812581</text:p>
          </table:table-cell>
          <table:table-cell table:formula="of:=POWER([.C943]-6.75;2)" office:value-type="float" office:value="0.0848083556338187" calcext:value-type="float">
            <text:p>0.0848083556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80693" calcext:value-type="float">
            <text:p>6.80693</text:p>
          </table:table-cell>
          <table:table-cell office:value-type="float" office:value="6.4587772608" calcext:value-type="float">
            <text:p>6.4587772608</text:p>
          </table:table-cell>
          <table:table-cell table:formula="of:=POWER([.C944]-6.75;2)" office:value-type="float" office:value="0.0848106838271513" calcext:value-type="float">
            <text:p>0.0848106838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85005" calcext:value-type="float">
            <text:p>6.785005</text:p>
          </table:table-cell>
          <table:table-cell office:value-type="float" office:value="6.4588493253" calcext:value-type="float">
            <text:p>6.4588493253</text:p>
          </table:table-cell>
          <table:table-cell table:formula="of:=POWER([.C945]-6.75;2)" office:value-type="float" office:value="0.0847687153782652" calcext:value-type="float">
            <text:p>0.0847687154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63284" calcext:value-type="float">
            <text:p>6.763284</text:p>
          </table:table-cell>
          <table:table-cell office:value-type="float" office:value="6.458997164" calcext:value-type="float">
            <text:p>6.458997164</text:p>
          </table:table-cell>
          <table:table-cell table:formula="of:=POWER([.C946]-6.75;2)" office:value-type="float" office:value="0.0846826505600427" calcext:value-type="float">
            <text:p>0.0846826506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42076" calcext:value-type="float">
            <text:p>6.742076</text:p>
          </table:table-cell>
          <table:table-cell office:value-type="float" office:value="6.4592194919" calcext:value-type="float">
            <text:p>6.4592194919</text:p>
          </table:table-cell>
          <table:table-cell table:formula="of:=POWER([.C947]-6.75;2)" office:value-type="float" office:value="0.0845533038908942" calcext:value-type="float">
            <text:p>0.0845533039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21665" calcext:value-type="float">
            <text:p>6.721665</text:p>
          </table:table-cell>
          <table:table-cell office:value-type="float" office:value="6.459514121" calcext:value-type="float">
            <text:p>6.459514121</text:p>
          </table:table-cell>
          <table:table-cell table:formula="of:=POWER([.C948]-6.75;2)" office:value-type="float" office:value="0.0843820458984028" calcext:value-type="float">
            <text:p>0.0843820459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02301" calcext:value-type="float">
            <text:p>6.702301</text:p>
          </table:table-cell>
          <table:table-cell office:value-type="float" office:value="6.4598780672" calcext:value-type="float">
            <text:p>6.4598780672</text:p>
          </table:table-cell>
          <table:table-cell table:formula="of:=POWER([.C949]-6.75;2)" office:value-type="float" office:value="0.0841707358916077" calcext:value-type="float">
            <text:p>0.0841707359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84199" calcext:value-type="float">
            <text:p>6.684199</text:p>
          </table:table-cell>
          <table:table-cell office:value-type="float" office:value="6.4603076694" calcext:value-type="float">
            <text:p>6.4603076694</text:p>
          </table:table-cell>
          <table:table-cell table:formula="of:=POWER([.C950]-6.75;2)" office:value-type="float" office:value="0.0839216464084599" calcext:value-type="float">
            <text:p>0.083921646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667526" calcext:value-type="float">
            <text:p>6.667526</text:p>
          </table:table-cell>
          <table:table-cell office:value-type="float" office:value="6.4607987151" calcext:value-type="float">
            <text:p>6.4607987151</text:p>
          </table:table-cell>
          <table:table-cell table:formula="of:=POWER([.C951]-6.75;2)" office:value-type="float" office:value="0.0836373831878109" calcext:value-type="float">
            <text:p>0.0836373832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652406" calcext:value-type="float">
            <text:p>6.652406</text:p>
          </table:table-cell>
          <table:table-cell office:value-type="float" office:value="6.4613465645" calcext:value-type="float">
            <text:p>6.4613465645</text:p>
          </table:table-cell>
          <table:table-cell table:formula="of:=POWER([.C952]-6.75;2)" office:value-type="float" office:value="0.0833208058259525" calcext:value-type="float">
            <text:p>0.0833208058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38914" calcext:value-type="float">
            <text:p>6.638914</text:p>
          </table:table-cell>
          <table:table-cell office:value-type="float" office:value="6.4619462796" calcext:value-type="float">
            <text:p>6.4619462796</text:p>
          </table:table-cell>
          <table:table-cell table:formula="of:=POWER([.C953]-6.75;2)" office:value-type="float" office:value="0.0829749458362812" calcext:value-type="float">
            <text:p>0.0829749458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27077" calcext:value-type="float">
            <text:p>6.627077</text:p>
          </table:table-cell>
          <table:table-cell office:value-type="float" office:value="6.4625927285" calcext:value-type="float">
            <text:p>6.4625927285</text:p>
          </table:table-cell>
          <table:table-cell table:formula="of:=POWER([.C954]-6.75;2)" office:value-type="float" office:value="0.0826029397110748" calcext:value-type="float">
            <text:p>0.0826029397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16877" calcext:value-type="float">
            <text:p>6.616877</text:p>
          </table:table-cell>
          <table:table-cell office:value-type="float" office:value="6.4632806989" calcext:value-type="float">
            <text:p>6.4632806989</text:p>
          </table:table-cell>
          <table:table-cell table:formula="of:=POWER([.C955]-6.75;2)" office:value-type="float" office:value="0.0822079576232723" calcext:value-type="float">
            <text:p>0.0822079576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08257" calcext:value-type="float">
            <text:p>6.608257</text:p>
          </table:table-cell>
          <table:table-cell office:value-type="float" office:value="6.4640049758" calcext:value-type="float">
            <text:p>6.4640049758</text:p>
          </table:table-cell>
          <table:table-cell table:formula="of:=POWER([.C956]-6.75;2)" office:value-type="float" office:value="0.0817931538671586" calcext:value-type="float">
            <text:p>0.0817931539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01123" calcext:value-type="float">
            <text:p>6.601123</text:p>
          </table:table-cell>
          <table:table-cell office:value-type="float" office:value="6.464760414" calcext:value-type="float">
            <text:p>6.464760414</text:p>
          </table:table-cell>
          <table:table-cell table:formula="of:=POWER([.C957]-6.75;2)" office:value-type="float" office:value="0.0813616214214516" calcext:value-type="float">
            <text:p>0.0813616214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59535" calcext:value-type="float">
            <text:p>6.59535</text:p>
          </table:table-cell>
          <table:table-cell office:value-type="float" office:value="6.4655419866" calcext:value-type="float">
            <text:p>6.4655419866</text:p>
          </table:table-cell>
          <table:table-cell table:formula="of:=POWER([.C958]-6.75;2)" office:value-type="float" office:value="0.0809163613874746" calcext:value-type="float">
            <text:p>0.0809163614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590795" calcext:value-type="float">
            <text:p>6.590795</text:p>
          </table:table-cell>
          <table:table-cell office:value-type="float" office:value="6.4663448306" calcext:value-type="float">
            <text:p>6.4663448306</text:p>
          </table:table-cell>
          <table:table-cell table:formula="of:=POWER([.C959]-6.75;2)" office:value-type="float" office:value="0.0804602551273428" calcext:value-type="float">
            <text:p>0.080460255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587301" calcext:value-type="float">
            <text:p>6.587301</text:p>
          </table:table-cell>
          <table:table-cell office:value-type="float" office:value="6.4671642581" calcext:value-type="float">
            <text:p>6.4671642581</text:p>
          </table:table-cell>
          <table:table-cell table:formula="of:=POWER([.C960]-6.75;2)" office:value-type="float" office:value="0.0799960568961232" calcext:value-type="float">
            <text:p>0.079996056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584706" calcext:value-type="float">
            <text:p>6.584706</text:p>
          </table:table-cell>
          <table:table-cell office:value-type="float" office:value="6.4679957554" calcext:value-type="float">
            <text:p>6.4679957554</text:p>
          </table:table-cell>
          <table:table-cell table:formula="of:=POWER([.C961]-6.75;2)" office:value-type="float" office:value="0.0795263939724169" calcext:value-type="float">
            <text:p>0.079526394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582853" calcext:value-type="float">
            <text:p>6.582853</text:p>
          </table:table-cell>
          <table:table-cell office:value-type="float" office:value="6.4688349758" calcext:value-type="float">
            <text:p>6.4688349758</text:p>
          </table:table-cell>
          <table:table-cell table:formula="of:=POWER([.C962]-6.75;2)" office:value-type="float" office:value="0.0790537708333865" calcext:value-type="float">
            <text:p>0.0790537708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581595" calcext:value-type="float">
            <text:p>6.581595</text:p>
          </table:table-cell>
          <table:table-cell office:value-type="float" office:value="6.4696777231" calcext:value-type="float">
            <text:p>6.4696777231</text:p>
          </table:table-cell>
          <table:table-cell table:formula="of:=POWER([.C963]-6.75;2)" office:value-type="float" office:value="0.0785805789264002" calcext:value-type="float">
            <text:p>0.0785805789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580807" calcext:value-type="float">
            <text:p>6.580807</text:p>
          </table:table-cell>
          <table:table-cell office:value-type="float" office:value="6.4705199274" calcext:value-type="float">
            <text:p>6.4705199274</text:p>
          </table:table-cell>
          <table:table-cell table:formula="of:=POWER([.C964]-6.75;2)" office:value-type="float" office:value="0.0781091109805014" calcext:value-type="float">
            <text:p>0.078109111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580386" calcext:value-type="float">
            <text:p>6.580386</text:p>
          </table:table-cell>
          <table:table-cell office:value-type="float" office:value="6.4713576102" calcext:value-type="float">
            <text:p>6.4713576102</text:p>
          </table:table-cell>
          <table:table-cell table:formula="of:=POWER([.C965]-6.75;2)" office:value-type="float" office:value="0.0776415813934551" calcext:value-type="float">
            <text:p>0.0776415814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58026" calcext:value-type="float">
            <text:p>6.58026</text:p>
          </table:table-cell>
          <table:table-cell office:value-type="float" office:value="6.4721868629" calcext:value-type="float">
            <text:p>6.4721868629</text:p>
          </table:table-cell>
          <table:table-cell table:formula="of:=POWER([.C966]-6.75;2)" office:value-type="float" office:value="0.0771801391453433" calcext:value-type="float">
            <text:p>0.0771801391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580389" calcext:value-type="float">
            <text:p>6.580389</text:p>
          </table:table-cell>
          <table:table-cell office:value-type="float" office:value="6.4730038226" calcext:value-type="float">
            <text:p>6.4730038226</text:p>
          </table:table-cell>
          <table:table-cell table:formula="of:=POWER([.C967]-6.75;2)" office:value-type="float" office:value="0.0767268822942123" calcext:value-type="float">
            <text:p>0.0767268823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580765" calcext:value-type="float">
            <text:p>6.580765</text:p>
          </table:table-cell>
          <table:table-cell office:value-type="float" office:value="6.4738046586" calcext:value-type="float">
            <text:p>6.4738046586</text:p>
          </table:table-cell>
          <table:table-cell table:formula="of:=POWER([.C968]-6.75;2)" office:value-type="float" office:value="0.0762838666110627" calcext:value-type="float">
            <text:p>0.0762838666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581412" calcext:value-type="float">
            <text:p>6.581412</text:p>
          </table:table-cell>
          <table:table-cell office:value-type="float" office:value="6.4745855726" calcext:value-type="float">
            <text:p>6.4745855726</text:p>
          </table:table-cell>
          <table:table-cell table:formula="of:=POWER([.C969]-6.75;2)" office:value-type="float" office:value="0.0758531068200701" calcext:value-type="float">
            <text:p>0.0758531068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582385" calcext:value-type="float">
            <text:p>6.582385</text:p>
          </table:table-cell>
          <table:table-cell office:value-type="float" office:value="6.4753428091" calcext:value-type="float">
            <text:p>6.4753428091</text:p>
          </table:table-cell>
          <table:table-cell table:formula="of:=POWER([.C970]-6.75;2)" office:value-type="float" office:value="0.0754365725130791" calcext:value-type="float">
            <text:p>0.0754365725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583762" calcext:value-type="float">
            <text:p>6.583762</text:p>
          </table:table-cell>
          <table:table-cell office:value-type="float" office:value="6.4760726747" calcext:value-type="float">
            <text:p>6.4760726747</text:p>
          </table:table-cell>
          <table:table-cell table:formula="of:=POWER([.C971]-6.75;2)" office:value-type="float" office:value="0.0750361795460119" calcext:value-type="float">
            <text:p>0.0750361795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585641" calcext:value-type="float">
            <text:p>6.585641</text:p>
          </table:table-cell>
          <table:table-cell office:value-type="float" office:value="6.4767715887" calcext:value-type="float">
            <text:p>6.4767715887</text:p>
          </table:table-cell>
          <table:table-cell table:formula="of:=POWER([.C972]-6.75;2)" office:value-type="float" office:value="0.0746537647415219" calcext:value-type="float">
            <text:p>0.0746537647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588132" calcext:value-type="float">
            <text:p>6.588132</text:p>
          </table:table-cell>
          <table:table-cell office:value-type="float" office:value="6.477436129" calcext:value-type="float">
            <text:p>6.477436129</text:p>
          </table:table-cell>
          <table:table-cell table:formula="of:=POWER([.C973]-6.75;2)" office:value-type="float" office:value="0.0742910637745046" calcext:value-type="float">
            <text:p>0.0742910638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59135" calcext:value-type="float">
            <text:p>6.59135</text:p>
          </table:table-cell>
          <table:table-cell office:value-type="float" office:value="6.4780631102" calcext:value-type="float">
            <text:p>6.4780631102</text:p>
          </table:table-cell>
          <table:table-cell table:formula="of:=POWER([.C974]-6.75;2)" office:value-type="float" office:value="0.0739496720340974" calcext:value-type="float">
            <text:p>0.073949672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595408" calcext:value-type="float">
            <text:p>6.595408</text:p>
          </table:table-cell>
          <table:table-cell office:value-type="float" office:value="6.4786496478" calcext:value-type="float">
            <text:p>6.4786496478</text:p>
          </table:table-cell>
          <table:table-cell table:formula="of:=POWER([.C975]-6.75;2)" office:value-type="float" office:value="0.0736310136390639" calcext:value-type="float">
            <text:p>0.0736310136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600406" calcext:value-type="float">
            <text:p>6.600406</text:p>
          </table:table-cell>
          <table:table-cell office:value-type="float" office:value="6.4791932527" calcext:value-type="float">
            <text:p>6.4791932527</text:p>
          </table:table-cell>
          <table:table-cell table:formula="of:=POWER([.C976]-6.75;2)" office:value-type="float" office:value="0.0733362943832061" calcext:value-type="float">
            <text:p>0.0733362944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606425" calcext:value-type="float">
            <text:p>6.606425</text:p>
          </table:table-cell>
          <table:table-cell office:value-type="float" office:value="6.4796919167" calcext:value-type="float">
            <text:p>6.4796919167</text:p>
          </table:table-cell>
          <table:table-cell table:formula="of:=POWER([.C977]-6.75;2)" office:value-type="float" office:value="0.0730664598973196" calcext:value-type="float">
            <text:p>0.0730664599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13525" calcext:value-type="float">
            <text:p>6.613525</text:p>
          </table:table-cell>
          <table:table-cell office:value-type="float" office:value="6.4801441909" calcext:value-type="float">
            <text:p>6.4801441909</text:p>
          </table:table-cell>
          <table:table-cell table:formula="of:=POWER([.C978]-6.75;2)" office:value-type="float" office:value="0.0728221577050157" calcext:value-type="float">
            <text:p>0.0728221577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21733" calcext:value-type="float">
            <text:p>6.621733</text:p>
          </table:table-cell>
          <table:table-cell office:value-type="float" office:value="6.4805492634" calcext:value-type="float">
            <text:p>6.4805492634</text:p>
          </table:table-cell>
          <table:table-cell table:formula="of:=POWER([.C979]-6.75;2)" office:value-type="float" office:value="0.0726036994542824" calcext:value-type="float">
            <text:p>0.0726036995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31043" calcext:value-type="float">
            <text:p>6.631043</text:p>
          </table:table-cell>
          <table:table-cell office:value-type="float" office:value="6.4809070215" calcext:value-type="float">
            <text:p>6.4809070215</text:p>
          </table:table-cell>
          <table:table-cell table:formula="of:=POWER([.C980]-6.75;2)" office:value-type="float" office:value="0.0724110310780014" calcext:value-type="float">
            <text:p>0.072411031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641415" calcext:value-type="float">
            <text:p>6.641415</text:p>
          </table:table-cell>
          <table:table-cell office:value-type="float" office:value="6.4812180968" calcext:value-type="float">
            <text:p>6.4812180968</text:p>
          </table:table-cell>
          <table:table-cell table:formula="of:=POWER([.C981]-6.75;2)" office:value-type="float" office:value="0.0722437114878141" calcext:value-type="float">
            <text:p>0.0722437115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52772" calcext:value-type="float">
            <text:p>6.652772</text:p>
          </table:table-cell>
          <table:table-cell office:value-type="float" office:value="6.481483879" calcext:value-type="float">
            <text:p>6.481483879</text:p>
          </table:table-cell>
          <table:table-cell table:formula="of:=POWER([.C982]-6.75;2)" office:value-type="float" office:value="0.0721009072368868" calcext:value-type="float">
            <text:p>0.0721009072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65006" calcext:value-type="float">
            <text:p>6.665006</text:p>
          </table:table-cell>
          <table:table-cell office:value-type="float" office:value="6.4817065269" calcext:value-type="float">
            <text:p>6.4817065269</text:p>
          </table:table-cell>
          <table:table-cell table:formula="of:=POWER([.C983]-6.75;2)" office:value-type="float" office:value="0.0719813877080604" calcext:value-type="float">
            <text:p>0.0719813877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77975" calcext:value-type="float">
            <text:p>6.677975</text:p>
          </table:table-cell>
          <table:table-cell office:value-type="float" office:value="6.4818889194" calcext:value-type="float">
            <text:p>6.4818889194</text:p>
          </table:table-cell>
          <table:table-cell table:formula="of:=POWER([.C984]-6.75;2)" office:value-type="float" office:value="0.0718835515404996" calcext:value-type="float">
            <text:p>0.0718835515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91513" calcext:value-type="float">
            <text:p>6.691513</text:p>
          </table:table-cell>
          <table:table-cell office:value-type="float" office:value="6.4820346156" calcext:value-type="float">
            <text:p>6.4820346156</text:p>
          </table:table-cell>
          <table:table-cell table:formula="of:=POWER([.C985]-6.75;2)" office:value-type="float" office:value="0.0718054472366398" calcext:value-type="float">
            <text:p>0.071805447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05431" calcext:value-type="float">
            <text:p>6.705431</text:p>
          </table:table-cell>
          <table:table-cell office:value-type="float" office:value="6.4821477661" calcext:value-type="float">
            <text:p>6.4821477661</text:p>
          </table:table-cell>
          <table:table-cell table:formula="of:=POWER([.C986]-6.75;2)" office:value-type="float" office:value="0.0717448192052204" calcext:value-type="float">
            <text:p>0.0717448192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19526" calcext:value-type="float">
            <text:p>6.719526</text:p>
          </table:table-cell>
          <table:table-cell office:value-type="float" office:value="6.4822330161" calcext:value-type="float">
            <text:p>6.4822330161</text:p>
          </table:table-cell>
          <table:table-cell table:formula="of:=POWER([.C987]-6.75;2)" office:value-type="float" office:value="0.0716991576669027" calcext:value-type="float">
            <text:p>0.0716991577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33587" calcext:value-type="float">
            <text:p>6.733587</text:p>
          </table:table-cell>
          <table:table-cell office:value-type="float" office:value="6.4822953871" calcext:value-type="float">
            <text:p>6.4822953871</text:p>
          </table:table-cell>
          <table:table-cell table:formula="of:=POWER([.C988]-6.75;2)" office:value-type="float" office:value="0.071665759767939" calcext:value-type="float">
            <text:p>0.0716657598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47399" calcext:value-type="float">
            <text:p>6.747399</text:p>
          </table:table-cell>
          <table:table-cell office:value-type="float" office:value="6.4823401425" calcext:value-type="float">
            <text:p>6.4823401425</text:p>
          </table:table-cell>
          <table:table-cell table:formula="of:=POWER([.C989]-6.75;2)" office:value-type="float" office:value="0.0716417993169203" calcext:value-type="float">
            <text:p>0.0716417993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60751" calcext:value-type="float">
            <text:p>6.760751</text:p>
          </table:table-cell>
          <table:table-cell office:value-type="float" office:value="6.4823726532" calcext:value-type="float">
            <text:p>6.4823726532</text:p>
          </table:table-cell>
          <table:table-cell table:formula="of:=POWER([.C990]-6.75;2)" office:value-type="float" office:value="0.0716243967552077" calcext:value-type="float">
            <text:p>0.0716243968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7344" calcext:value-type="float">
            <text:p>6.77344</text:p>
          </table:table-cell>
          <table:table-cell office:value-type="float" office:value="6.4823982715" calcext:value-type="float">
            <text:p>6.4823982715</text:p>
          </table:table-cell>
          <table:table-cell table:formula="of:=POWER([.C991]-6.75;2)" office:value-type="float" office:value="0.0716106850961876" calcext:value-type="float">
            <text:p>0.071610685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8528" calcext:value-type="float">
            <text:p>6.78528</text:p>
          </table:table-cell>
          <table:table-cell office:value-type="float" office:value="6.4824221962" calcext:value-type="float">
            <text:p>6.4824221962</text:p>
          </table:table-cell>
          <table:table-cell table:formula="of:=POWER([.C992]-6.75;2)" office:value-type="float" office:value="0.0715978810864313" calcext:value-type="float">
            <text:p>0.071597881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96099" calcext:value-type="float">
            <text:p>6.796099</text:p>
          </table:table-cell>
          <table:table-cell office:value-type="float" office:value="6.4824493468" calcext:value-type="float">
            <text:p>6.4824493468</text:p>
          </table:table-cell>
          <table:table-cell table:formula="of:=POWER([.C993]-6.75;2)" office:value-type="float" office:value="0.0715833520277466" calcext:value-type="float">
            <text:p>0.071583352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05748" calcext:value-type="float">
            <text:p>6.805748</text:p>
          </table:table-cell>
          <table:table-cell office:value-type="float" office:value="6.4824842796" calcext:value-type="float">
            <text:p>6.4824842796</text:p>
          </table:table-cell>
          <table:table-cell table:formula="of:=POWER([.C994]-6.75;2)" office:value-type="float" office:value="0.0715646606611308" calcext:value-type="float">
            <text:p>0.07156466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14098" calcext:value-type="float">
            <text:p>6.814098</text:p>
          </table:table-cell>
          <table:table-cell office:value-type="float" office:value="6.4825310914" calcext:value-type="float">
            <text:p>6.4825310914</text:p>
          </table:table-cell>
          <table:table-cell table:formula="of:=POWER([.C995]-6.75;2)" office:value-type="float" office:value="0.071539617067675" calcext:value-type="float">
            <text:p>0.0715396171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21046" calcext:value-type="float">
            <text:p>6.821046</text:p>
          </table:table-cell>
          <table:table-cell office:value-type="float" office:value="6.4825933763" calcext:value-type="float">
            <text:p>6.4825933763</text:p>
          </table:table-cell>
          <table:table-cell table:formula="of:=POWER([.C996]-6.75;2)" office:value-type="float" office:value="0.0715063023986336" calcext:value-type="float">
            <text:p>0.0715063024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26512" calcext:value-type="float">
            <text:p>6.826512</text:p>
          </table:table-cell>
          <table:table-cell office:value-type="float" office:value="6.4826741774" calcext:value-type="float">
            <text:p>6.4826741774</text:p>
          </table:table-cell>
          <table:table-cell table:formula="of:=POWER([.C997]-6.75;2)" office:value-type="float" office:value="0.0714630954287668" calcext:value-type="float">
            <text:p>0.0714630954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3044" calcext:value-type="float">
            <text:p>6.83044</text:p>
          </table:table-cell>
          <table:table-cell office:value-type="float" office:value="6.4827759812" calcext:value-type="float">
            <text:p>6.4827759812</text:p>
          </table:table-cell>
          <table:table-cell table:formula="of:=POWER([.C998]-6.75;2)" office:value-type="float" office:value="0.0714086762236229" calcext:value-type="float">
            <text:p>0.0714086762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32798" calcext:value-type="float">
            <text:p>6.832798</text:p>
          </table:table-cell>
          <table:table-cell office:value-type="float" office:value="6.4829007177" calcext:value-type="float">
            <text:p>6.4829007177</text:p>
          </table:table-cell>
          <table:table-cell table:formula="of:=POWER([.C999]-6.75;2)" office:value-type="float" office:value="0.0713420266051752" calcext:value-type="float">
            <text:p>0.0713420266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833573" calcext:value-type="float">
            <text:p>6.833573</text:p>
          </table:table-cell>
          <table:table-cell office:value-type="float" office:value="6.4830497957" calcext:value-type="float">
            <text:p>6.4830497957</text:p>
          </table:table-cell>
          <table:table-cell table:formula="of:=POWER([.C1000]-6.75;2)" office:value-type="float" office:value="0.0712624115758115" calcext:value-type="float">
            <text:p>0.071262411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832776" calcext:value-type="float">
            <text:p>6.832776</text:p>
          </table:table-cell>
          <table:table-cell office:value-type="float" office:value="6.4832241505" calcext:value-type="float">
            <text:p>6.4832241505</text:p>
          </table:table-cell>
          <table:table-cell table:formula="of:=POWER([.C1001]-6.75;2)" office:value-type="float" office:value="0.0711693538764467" calcext:value-type="float">
            <text:p>0.0711693539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830434" calcext:value-type="float">
            <text:p>6.830434</text:p>
          </table:table-cell>
          <table:table-cell office:value-type="float" office:value="6.4834242903" calcext:value-type="float">
            <text:p>6.4834242903</text:p>
          </table:table-cell>
          <table:table-cell table:formula="of:=POWER([.C1002]-6.75;2)" office:value-type="float" office:value="0.0710626090020585" calcext:value-type="float">
            <text:p>0.071062609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826592" calcext:value-type="float">
            <text:p>6.826592</text:p>
          </table:table-cell>
          <table:table-cell office:value-type="float" office:value="6.4836503737" calcext:value-type="float">
            <text:p>6.4836503737</text:p>
          </table:table-cell>
          <table:table-cell table:formula="of:=POWER([.C1003]-6.75;2)" office:value-type="float" office:value="0.0709421234301498" calcext:value-type="float">
            <text:p>0.0709421234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821311" calcext:value-type="float">
            <text:p>6.821311</text:p>
          </table:table-cell>
          <table:table-cell office:value-type="float" office:value="6.4839022715" calcext:value-type="float">
            <text:p>6.4839022715</text:p>
          </table:table-cell>
          <table:table-cell table:formula="of:=POWER([.C1004]-6.75;2)" office:value-type="float" office:value="0.0708080011128598" calcext:value-type="float">
            <text:p>0.0708080011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814665" calcext:value-type="float">
            <text:p>6.814665</text:p>
          </table:table-cell>
          <table:table-cell office:value-type="float" office:value="6.4841796478" calcext:value-type="float">
            <text:p>6.4841796478</text:p>
          </table:table-cell>
          <table:table-cell table:formula="of:=POWER([.C1005]-6.75;2)" office:value-type="float" office:value="0.0706604596437323" calcext:value-type="float">
            <text:p>0.0706604596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806741" calcext:value-type="float">
            <text:p>6.806741</text:p>
          </table:table-cell>
          <table:table-cell office:value-type="float" office:value="6.4844820215" calcext:value-type="float">
            <text:p>6.4844820215</text:p>
          </table:table-cell>
          <table:table-cell table:formula="of:=POWER([.C1006]-6.75;2)" office:value-type="float" office:value="0.0704997969067265" calcext:value-type="float">
            <text:p>0.0704997969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797637" calcext:value-type="float">
            <text:p>6.797637</text:p>
          </table:table-cell>
          <table:table-cell office:value-type="float" office:value="6.4848088306" calcext:value-type="float">
            <text:p>6.4848088306</text:p>
          </table:table-cell>
          <table:table-cell table:formula="of:=POWER([.C1007]-6.75;2)" office:value-type="float" office:value="0.0703263563277393" calcext:value-type="float">
            <text:p>0.0703263563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78746" calcext:value-type="float">
            <text:p>6.78746</text:p>
          </table:table-cell>
          <table:table-cell office:value-type="float" office:value="6.4851594919" calcext:value-type="float">
            <text:p>6.4851594919</text:p>
          </table:table-cell>
          <table:table-cell table:formula="of:=POWER([.C1008]-6.75;2)" office:value-type="float" office:value="0.0701404947306661" calcext:value-type="float">
            <text:p>0.0701404947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776325" calcext:value-type="float">
            <text:p>6.776325</text:p>
          </table:table-cell>
          <table:table-cell office:value-type="float" office:value="6.4855334355" calcext:value-type="float">
            <text:p>6.4855334355</text:p>
          </table:table-cell>
          <table:table-cell table:formula="of:=POWER([.C1009]-6.75;2)" office:value-type="float" office:value="0.0699425637384327" calcext:value-type="float">
            <text:p>0.0699425637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764354" calcext:value-type="float">
            <text:p>6.764354</text:p>
          </table:table-cell>
          <table:table-cell office:value-type="float" office:value="6.4859301425" calcext:value-type="float">
            <text:p>6.4859301425</text:p>
          </table:table-cell>
          <table:table-cell table:formula="of:=POWER([.C1010]-6.75;2)" office:value-type="float" office:value="0.0697328896400703" calcext:value-type="float">
            <text:p>0.0697328896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751673" calcext:value-type="float">
            <text:p>6.751673</text:p>
          </table:table-cell>
          <table:table-cell office:value-type="float" office:value="6.486349164" calcext:value-type="float">
            <text:p>6.486349164</text:p>
          </table:table-cell>
          <table:table-cell table:formula="of:=POWER([.C1011]-6.75;2)" office:value-type="float" office:value="0.0695117633234989" calcext:value-type="float">
            <text:p>0.0695117633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738411" calcext:value-type="float">
            <text:p>6.738411</text:p>
          </table:table-cell>
          <table:table-cell office:value-type="float" office:value="6.486790129" calcext:value-type="float">
            <text:p>6.486790129</text:p>
          </table:table-cell>
          <table:table-cell table:formula="of:=POWER([.C1012]-6.75;2)" office:value-type="float" office:value="0.0692794361918366" calcext:value-type="float">
            <text:p>0.0692794362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724696" calcext:value-type="float">
            <text:p>6.724696</text:p>
          </table:table-cell>
          <table:table-cell office:value-type="float" office:value="6.4872527446" calcext:value-type="float">
            <text:p>6.4872527446</text:p>
          </table:table-cell>
          <table:table-cell table:formula="of:=POWER([.C1013]-6.75;2)" office:value-type="float" office:value="0.0690361202202328" calcext:value-type="float">
            <text:p>0.0690361202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710656" calcext:value-type="float">
            <text:p>6.710656</text:p>
          </table:table-cell>
          <table:table-cell office:value-type="float" office:value="6.4877367823" calcext:value-type="float">
            <text:p>6.4877367823</text:p>
          </table:table-cell>
          <table:table-cell table:formula="of:=POWER([.C1014]-6.75;2)" office:value-type="float" office:value="0.0687819953583577" calcext:value-type="float">
            <text:p>0.0687819954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696412" calcext:value-type="float">
            <text:p>6.696412</text:p>
          </table:table-cell>
          <table:table-cell office:value-type="float" office:value="6.4882420726" calcext:value-type="float">
            <text:p>6.4882420726</text:p>
          </table:table-cell>
          <table:table-cell table:formula="of:=POWER([.C1015]-6.75;2)" office:value-type="float" office:value="0.0685172125567435" calcext:value-type="float">
            <text:p>0.0685172126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682076" calcext:value-type="float">
            <text:p>6.682076</text:p>
          </table:table-cell>
          <table:table-cell office:value-type="float" office:value="6.4887684812" calcext:value-type="float">
            <text:p>6.4887684812</text:p>
          </table:table-cell>
          <table:table-cell table:formula="of:=POWER([.C1016]-6.75;2)" office:value-type="float" office:value="0.0682419064145547" calcext:value-type="float">
            <text:p>0.0682419064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667751" calcext:value-type="float">
            <text:p>6.667751</text:p>
          </table:table-cell>
          <table:table-cell office:value-type="float" office:value="6.4893159005" calcext:value-type="float">
            <text:p>6.4893159005</text:p>
          </table:table-cell>
          <table:table-cell table:formula="of:=POWER([.C1017]-6.75;2)" office:value-type="float" office:value="0.0679561997321257" calcext:value-type="float">
            <text:p>0.0679561997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653522" calcext:value-type="float">
            <text:p>6.653522</text:p>
          </table:table-cell>
          <table:table-cell office:value-type="float" office:value="6.4898842285" calcext:value-type="float">
            <text:p>6.4898842285</text:p>
          </table:table-cell>
          <table:table-cell table:formula="of:=POWER([.C1018]-6.75;2)" office:value-type="float" office:value="0.0676602145830401" calcext:value-type="float">
            <text:p>0.0676602146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639458" calcext:value-type="float">
            <text:p>6.639458</text:p>
          </table:table-cell>
          <table:table-cell office:value-type="float" office:value="6.4904733737" calcext:value-type="float">
            <text:p>6.4904733737</text:p>
          </table:table-cell>
          <table:table-cell table:formula="of:=POWER([.C1019]-6.75;2)" office:value-type="float" office:value="0.0673540697586596" calcext:value-type="float">
            <text:p>0.0673540698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625607" calcext:value-type="float">
            <text:p>6.625607</text:p>
          </table:table-cell>
          <table:table-cell office:value-type="float" office:value="6.4910832419" calcext:value-type="float">
            <text:p>6.4910832419</text:p>
          </table:table-cell>
          <table:table-cell table:formula="of:=POWER([.C1020]-6.75;2)" office:value-type="float" office:value="0.0670378876250138" calcext:value-type="float">
            <text:p>0.0670378876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611992" calcext:value-type="float">
            <text:p>6.611992</text:p>
          </table:table-cell>
          <table:table-cell office:value-type="float" office:value="6.4917137527" calcext:value-type="float">
            <text:p>6.4917137527</text:p>
          </table:table-cell>
          <table:table-cell table:formula="of:=POWER([.C1021]-6.75;2)" office:value-type="float" office:value="0.0667117855443168" calcext:value-type="float">
            <text:p>0.0667117855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598611" calcext:value-type="float">
            <text:p>6.598611</text:p>
          </table:table-cell>
          <table:table-cell office:value-type="float" office:value="6.4923648495" calcext:value-type="float">
            <text:p>6.4923648495</text:p>
          </table:table-cell>
          <table:table-cell table:formula="of:=POWER([.C1022]-6.75;2)" office:value-type="float" office:value="0.0663758707731575" calcext:value-type="float">
            <text:p>0.0663758708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585437" calcext:value-type="float">
            <text:p>6.585437</text:p>
          </table:table-cell>
          <table:table-cell office:value-type="float" office:value="6.4930365296" calcext:value-type="float">
            <text:p>6.4930365296</text:p>
          </table:table-cell>
          <table:table-cell table:formula="of:=POWER([.C1023]-6.75;2)" office:value-type="float" office:value="0.0660302251200115" calcext:value-type="float">
            <text:p>0.0660302251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572415" calcext:value-type="float">
            <text:p>6.572415</text:p>
          </table:table-cell>
          <table:table-cell office:value-type="float" office:value="6.4937288656" calcext:value-type="float">
            <text:p>6.4937288656</text:p>
          </table:table-cell>
          <table:table-cell table:formula="of:=POWER([.C1024]-6.75;2)" office:value-type="float" office:value="0.0656748943266631" calcext:value-type="float">
            <text:p>0.065674894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559464" calcext:value-type="float">
            <text:p>6.559464</text:p>
          </table:table-cell>
          <table:table-cell office:value-type="float" office:value="6.4944420376" calcext:value-type="float">
            <text:p>6.4944420376</text:p>
          </table:table-cell>
          <table:table-cell table:formula="of:=POWER([.C1025]-6.75;2)" office:value-type="float" office:value="0.0653098721460399" calcext:value-type="float">
            <text:p>0.0653098721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546485" calcext:value-type="float">
            <text:p>6.546485</text:p>
          </table:table-cell>
          <table:table-cell office:value-type="float" office:value="6.495176379" calcext:value-type="float">
            <text:p>6.495176379</text:p>
          </table:table-cell>
          <table:table-cell table:formula="of:=POWER([.C1026]-6.75;2)" office:value-type="float" office:value="0.0649350778195516" calcext:value-type="float">
            <text:p>0.0649350778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533356" calcext:value-type="float">
            <text:p>6.533356</text:p>
          </table:table-cell>
          <table:table-cell office:value-type="float" office:value="6.4959323817" calcext:value-type="float">
            <text:p>6.4959323817</text:p>
          </table:table-cell>
          <table:table-cell table:formula="of:=POWER([.C1027]-6.75;2)" office:value-type="float" office:value="0.0645503546686343" calcext:value-type="float">
            <text:p>0.0645503547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519947" calcext:value-type="float">
            <text:p>6.519947</text:p>
          </table:table-cell>
          <table:table-cell office:value-type="float" office:value="6.4967107446" calcext:value-type="float">
            <text:p>6.4967107446</text:p>
          </table:table-cell>
          <table:table-cell table:formula="of:=POWER([.C1028]-6.75;2)" office:value-type="float" office:value="0.0641554469010866" calcext:value-type="float">
            <text:p>0.0641554469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506121" calcext:value-type="float">
            <text:p>6.506121</text:p>
          </table:table-cell>
          <table:table-cell office:value-type="float" office:value="6.4975123602" calcext:value-type="float">
            <text:p>6.4975123602</text:p>
          </table:table-cell>
          <table:table-cell table:formula="of:=POWER([.C1029]-6.75;2)" office:value-type="float" office:value="0.0637500082517745" calcext:value-type="float">
            <text:p>0.0637500083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491745" calcext:value-type="float">
            <text:p>6.491745</text:p>
          </table:table-cell>
          <table:table-cell office:value-type="float" office:value="6.4983383306" calcext:value-type="float">
            <text:p>6.4983383306</text:p>
          </table:table-cell>
          <table:table-cell table:formula="of:=POWER([.C1030]-6.75;2)" office:value-type="float" office:value="0.0633335958451948" calcext:value-type="float">
            <text:p>0.0633335958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476698" calcext:value-type="float">
            <text:p>6.476698</text:p>
          </table:table-cell>
          <table:table-cell office:value-type="float" office:value="6.4991899382" calcext:value-type="float">
            <text:p>6.4991899382</text:p>
          </table:table-cell>
          <table:table-cell table:formula="of:=POWER([.C1031]-6.75;2)" office:value-type="float" office:value="0.0629056871001199" calcext:value-type="float">
            <text:p>0.0629056871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460884" calcext:value-type="float">
            <text:p>6.460884</text:p>
          </table:table-cell>
          <table:table-cell office:value-type="float" office:value="6.5000686075" calcext:value-type="float">
            <text:p>6.5000686075</text:p>
          </table:table-cell>
          <table:table-cell table:formula="of:=POWER([.C1032]-6.75;2)" office:value-type="float" office:value="0.0624657009569889" calcext:value-type="float">
            <text:p>0.062465701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444238" calcext:value-type="float">
            <text:p>6.444238</text:p>
          </table:table-cell>
          <table:table-cell office:value-type="float" office:value="6.5009758495" calcext:value-type="float">
            <text:p>6.5009758495</text:p>
          </table:table-cell>
          <table:table-cell table:formula="of:=POWER([.C1033]-6.75;2)" office:value-type="float" office:value="0.0620130275322468" calcext:value-type="float">
            <text:p>0.0620130275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426736" calcext:value-type="float">
            <text:p>6.426736</text:p>
          </table:table-cell>
          <table:table-cell office:value-type="float" office:value="6.5019131801" calcext:value-type="float">
            <text:p>6.5019131801</text:p>
          </table:table-cell>
          <table:table-cell table:formula="of:=POWER([.C1034]-6.75;2)" office:value-type="float" office:value="0.0615470702080951" calcext:value-type="float">
            <text:p>0.0615470702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408406" calcext:value-type="float">
            <text:p>6.408406</text:p>
          </table:table-cell>
          <table:table-cell office:value-type="float" office:value="6.5028820323" calcext:value-type="float">
            <text:p>6.5028820323</text:p>
          </table:table-cell>
          <table:table-cell table:formula="of:=POWER([.C1035]-6.75;2)" office:value-type="float" office:value="0.061067289960178" calcext:value-type="float">
            <text:p>0.06106729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389333" calcext:value-type="float">
            <text:p>6.389333</text:p>
          </table:table-cell>
          <table:table-cell office:value-type="float" office:value="6.5038836452" calcext:value-type="float">
            <text:p>6.5038836452</text:p>
          </table:table-cell>
          <table:table-cell table:formula="of:=POWER([.C1036]-6.75;2)" office:value-type="float" office:value="0.0605732601000394" calcext:value-type="float">
            <text:p>0.060573260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369662" calcext:value-type="float">
            <text:p>6.369662</text:p>
          </table:table-cell>
          <table:table-cell office:value-type="float" office:value="6.5049189489" calcext:value-type="float">
            <text:p>6.5049189489</text:p>
          </table:table-cell>
          <table:table-cell table:formula="of:=POWER([.C1037]-6.75;2)" office:value-type="float" office:value="0.0600647216082807" calcext:value-type="float">
            <text:p>0.0600647216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349601" calcext:value-type="float">
            <text:p>6.349601</text:p>
          </table:table-cell>
          <table:table-cell office:value-type="float" office:value="6.5059884435" calcext:value-type="float">
            <text:p>6.5059884435</text:p>
          </table:table-cell>
          <table:table-cell table:formula="of:=POWER([.C1038]-6.75;2)" office:value-type="float" office:value="0.0595416397055528" calcext:value-type="float">
            <text:p>0.0595416397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32942" calcext:value-type="float">
            <text:p>6.32942</text:p>
          </table:table-cell>
          <table:table-cell office:value-type="float" office:value="6.5070920887" calcext:value-type="float">
            <text:p>6.5070920887</text:p>
          </table:table-cell>
          <table:table-cell table:formula="of:=POWER([.C1039]-6.75;2)" office:value-type="float" office:value="0.0590042533721285" calcext:value-type="float">
            <text:p>0.0590042534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309441" calcext:value-type="float">
            <text:p>6.309441</text:p>
          </table:table-cell>
          <table:table-cell office:value-type="float" office:value="6.5082291882" calcext:value-type="float">
            <text:p>6.5082291882</text:p>
          </table:table-cell>
          <table:table-cell table:formula="of:=POWER([.C1040]-6.75;2)" office:value-type="float" office:value="0.0584531254384312" calcext:value-type="float">
            <text:p>0.0584531254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290033" calcext:value-type="float">
            <text:p>6.290033</text:p>
          </table:table-cell>
          <table:table-cell office:value-type="float" office:value="6.5093983199" calcext:value-type="float">
            <text:p>6.5093983199</text:p>
          </table:table-cell>
          <table:table-cell table:formula="of:=POWER([.C1041]-6.75;2)" office:value-type="float" office:value="0.0578891684669428" calcext:value-type="float">
            <text:p>0.0578891685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271598" calcext:value-type="float">
            <text:p>6.271598</text:p>
          </table:table-cell>
          <table:table-cell office:value-type="float" office:value="6.5105972715" calcext:value-type="float">
            <text:p>6.5105972715</text:p>
          </table:table-cell>
          <table:table-cell table:formula="of:=POWER([.C1042]-6.75;2)" office:value-type="float" office:value="0.0573136664132447" calcext:value-type="float">
            <text:p>0.0573136664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254553" calcext:value-type="float">
            <text:p>6.254553</text:p>
          </table:table-cell>
          <table:table-cell office:value-type="float" office:value="6.5118230081" calcext:value-type="float">
            <text:p>6.5118230081</text:p>
          </table:table-cell>
          <table:table-cell table:formula="of:=POWER([.C1043]-6.75;2)" office:value-type="float" office:value="0.0567282794705325" calcext:value-type="float">
            <text:p>0.0567282795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239314" calcext:value-type="float">
            <text:p>6.239314</text:p>
          </table:table-cell>
          <table:table-cell office:value-type="float" office:value="6.5130716935" calcext:value-type="float">
            <text:p>6.5130716935</text:p>
          </table:table-cell>
          <table:table-cell table:formula="of:=POWER([.C1044]-6.75;2)" office:value-type="float" office:value="0.0561350224209581" calcext:value-type="float">
            <text:p>0.0561350224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226274" calcext:value-type="float">
            <text:p>6.226274</text:p>
          </table:table-cell>
          <table:table-cell office:value-type="float" office:value="6.5143387446" calcext:value-type="float">
            <text:p>6.5143387446</text:p>
          </table:table-cell>
          <table:table-cell table:formula="of:=POWER([.C1045]-6.75;2)" office:value-type="float" office:value="0.0555362272967041" calcext:value-type="float">
            <text:p>0.0555362273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215784" calcext:value-type="float">
            <text:p>6.215784</text:p>
          </table:table-cell>
          <table:table-cell office:value-type="float" office:value="6.5156189247" calcext:value-type="float">
            <text:p>6.5156189247</text:p>
          </table:table-cell>
          <table:table-cell table:formula="of:=POWER([.C1046]-6.75;2)" office:value-type="float" office:value="0.0549344884587843" calcext:value-type="float">
            <text:p>0.0549344885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208134" calcext:value-type="float">
            <text:p>6.208134</text:p>
          </table:table-cell>
          <table:table-cell office:value-type="float" office:value="6.5169064785" calcext:value-type="float">
            <text:p>6.5169064785</text:p>
          </table:table-cell>
          <table:table-cell table:formula="of:=POWER([.C1047]-6.75;2)" office:value-type="float" office:value="0.0543325897652709" calcext:value-type="float">
            <text:p>0.0543325898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203536" calcext:value-type="float">
            <text:p>6.203536</text:p>
          </table:table-cell>
          <table:table-cell office:value-type="float" office:value="6.5181953011" calcext:value-type="float">
            <text:p>6.5181953011</text:p>
          </table:table-cell>
          <table:table-cell table:formula="of:=POWER([.C1048]-6.75;2)" office:value-type="float" office:value="0.0537334184321194" calcext:value-type="float">
            <text:p>0.0537334184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202112" calcext:value-type="float">
            <text:p>6.202112</text:p>
          </table:table-cell>
          <table:table-cell office:value-type="float" office:value="6.5194791371" calcext:value-type="float">
            <text:p>6.5194791371</text:p>
          </table:table-cell>
          <table:table-cell table:formula="of:=POWER([.C1049]-6.75;2)" office:value-type="float" office:value="0.0531398682321605" calcext:value-type="float">
            <text:p>0.0531398682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203887" calcext:value-type="float">
            <text:p>6.203887</text:p>
          </table:table-cell>
          <table:table-cell office:value-type="float" office:value="6.5207517876" calcext:value-type="float">
            <text:p>6.5207517876</text:p>
          </table:table-cell>
          <table:table-cell table:formula="of:=POWER([.C1050]-6.75;2)" office:value-type="float" office:value="0.0525547428885955" calcext:value-type="float">
            <text:p>0.0525547429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208786" calcext:value-type="float">
            <text:p>6.208786</text:p>
          </table:table-cell>
          <table:table-cell office:value-type="float" office:value="6.5220073172" calcext:value-type="float">
            <text:p>6.5220073172</text:p>
          </table:table-cell>
          <table:table-cell table:formula="of:=POWER([.C1051]-6.75;2)" office:value-type="float" office:value="0.0519806634103415" calcext:value-type="float">
            <text:p>0.0519806634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216642" calcext:value-type="float">
            <text:p>6.216642</text:p>
          </table:table-cell>
          <table:table-cell office:value-type="float" office:value="6.5232402527" calcext:value-type="float">
            <text:p>6.5232402527</text:p>
          </table:table-cell>
          <table:table-cell table:formula="of:=POWER([.C1052]-6.75;2)" office:value-type="float" office:value="0.0514199829955599" calcext:value-type="float">
            <text:p>0.051419983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227203" calcext:value-type="float">
            <text:p>6.227203</text:p>
          </table:table-cell>
          <table:table-cell office:value-type="float" office:value="6.5244457554" calcext:value-type="float">
            <text:p>6.5244457554</text:p>
          </table:table-cell>
          <table:table-cell table:formula="of:=POWER([.C1053]-6.75;2)" office:value-type="float" office:value="0.0508747172570765" calcext:value-type="float">
            <text:p>0.0508747173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240153" calcext:value-type="float">
            <text:p>6.240153</text:p>
          </table:table-cell>
          <table:table-cell office:value-type="float" office:value="6.5256197473" calcext:value-type="float">
            <text:p>6.5256197473</text:p>
          </table:table-cell>
          <table:table-cell table:formula="of:=POWER([.C1054]-6.75;2)" office:value-type="float" office:value="0.0503464978017157" calcext:value-type="float">
            <text:p>0.0503464978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255128" calcext:value-type="float">
            <text:p>6.255128</text:p>
          </table:table-cell>
          <table:table-cell office:value-type="float" office:value="6.5267589866" calcext:value-type="float">
            <text:p>6.5267589866</text:p>
          </table:table-cell>
          <table:table-cell table:formula="of:=POWER([.C1055]-6.75;2)" office:value-type="float" office:value="0.049836550063859" calcext:value-type="float">
            <text:p>0.049836550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271742" calcext:value-type="float">
            <text:p>6.271742</text:p>
          </table:table-cell>
          <table:table-cell office:value-type="float" office:value="6.5278610941" calcext:value-type="float">
            <text:p>6.5278610941</text:p>
          </table:table-cell>
          <table:table-cell table:formula="of:=POWER([.C1056]-6.75;2)" office:value-type="float" office:value="0.0493456935144489" calcext:value-type="float">
            <text:p>0.0493456935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289611" calcext:value-type="float">
            <text:p>6.289611</text:p>
          </table:table-cell>
          <table:table-cell office:value-type="float" office:value="6.5289245161" calcext:value-type="float">
            <text:p>6.5289245161</text:p>
          </table:table-cell>
          <table:table-cell table:formula="of:=POWER([.C1057]-6.75;2)" office:value-type="float" office:value="0.0488743695816192" calcext:value-type="float">
            <text:p>0.0488743696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308378" calcext:value-type="float">
            <text:p>6.308378</text:p>
          </table:table-cell>
          <table:table-cell office:value-type="float" office:value="6.5299484274" calcext:value-type="float">
            <text:p>6.5299484274</text:p>
          </table:table-cell>
          <table:table-cell table:formula="of:=POWER([.C1058]-6.75;2)" office:value-type="float" office:value="0.0484226946037331" calcext:value-type="float">
            <text:p>0.0484226946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327735" calcext:value-type="float">
            <text:p>6.327735</text:p>
          </table:table-cell>
          <table:table-cell office:value-type="float" office:value="6.5309325833" calcext:value-type="float">
            <text:p>6.5309325833</text:p>
          </table:table-cell>
          <table:table-cell table:formula="of:=POWER([.C1059]-6.75;2)" office:value-type="float" office:value="0.0479905330596113" calcext:value-type="float">
            <text:p>0.0479905331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347438" calcext:value-type="float">
            <text:p>6.347438</text:p>
          </table:table-cell>
          <table:table-cell office:value-type="float" office:value="6.531877129" calcext:value-type="float">
            <text:p>6.531877129</text:p>
          </table:table-cell>
          <table:table-cell table:formula="of:=POWER([.C1060]-6.75;2)" office:value-type="float" office:value="0.0475775868532828" calcext:value-type="float">
            <text:p>0.0475775869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367326" calcext:value-type="float">
            <text:p>6.367326</text:p>
          </table:table-cell>
          <table:table-cell office:value-type="float" office:value="6.5327823817" calcext:value-type="float">
            <text:p>6.5327823817</text:p>
          </table:table-cell>
          <table:table-cell table:formula="of:=POWER([.C1061]-6.75;2)" office:value-type="float" office:value="0.0471834936999246" calcext:value-type="float">
            <text:p>0.0471834937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387323" calcext:value-type="float">
            <text:p>6.387323</text:p>
          </table:table-cell>
          <table:table-cell office:value-type="float" office:value="6.5336485968" calcext:value-type="float">
            <text:p>6.5336485968</text:p>
          </table:table-cell>
          <table:table-cell table:formula="of:=POWER([.C1062]-6.75;2)" office:value-type="float" office:value="0.046807929666609" calcext:value-type="float">
            <text:p>0.0468079297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407443" calcext:value-type="float">
            <text:p>6.407443</text:p>
          </table:table-cell>
          <table:table-cell office:value-type="float" office:value="6.5344757312" calcext:value-type="float">
            <text:p>6.5344757312</text:p>
          </table:table-cell>
          <table:table-cell table:formula="of:=POWER([.C1063]-6.75;2)" office:value-type="float" office:value="0.0464507104417748" calcext:value-type="float">
            <text:p>0.0464507104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427778" calcext:value-type="float">
            <text:p>6.427778</text:p>
          </table:table-cell>
          <table:table-cell office:value-type="float" office:value="6.5352632231" calcext:value-type="float">
            <text:p>6.5352632231</text:p>
          </table:table-cell>
          <table:table-cell table:formula="of:=POWER([.C1064]-6.75;2)" office:value-type="float" office:value="0.0461118833534002" calcext:value-type="float">
            <text:p>0.0461118834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448491" calcext:value-type="float">
            <text:p>6.448491</text:p>
          </table:table-cell>
          <table:table-cell office:value-type="float" office:value="6.5360098226" calcext:value-type="float">
            <text:p>6.5360098226</text:p>
          </table:table-cell>
          <table:table-cell table:formula="of:=POWER([.C1065]-6.75;2)" office:value-type="float" office:value="0.0457917960236833" calcext:value-type="float">
            <text:p>0.045791796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469795" calcext:value-type="float">
            <text:p>6.469795</text:p>
          </table:table-cell>
          <table:table-cell office:value-type="float" office:value="6.5367134489" calcext:value-type="float">
            <text:p>6.5367134489</text:p>
          </table:table-cell>
          <table:table-cell table:formula="of:=POWER([.C1066]-6.75;2)" office:value-type="float" office:value="0.0454911528801327" calcext:value-type="float">
            <text:p>0.0454911529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491929" calcext:value-type="float">
            <text:p>6.491929</text:p>
          </table:table-cell>
          <table:table-cell office:value-type="float" office:value="6.5373711237" calcext:value-type="float">
            <text:p>6.5373711237</text:p>
          </table:table-cell>
          <table:table-cell table:formula="of:=POWER([.C1067]-6.75;2)" office:value-type="float" office:value="0.0452110390366008" calcext:value-type="float">
            <text:p>0.045211039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515128" calcext:value-type="float">
            <text:p>6.515128</text:p>
          </table:table-cell>
          <table:table-cell office:value-type="float" office:value="6.5379789704" calcext:value-type="float">
            <text:p>6.5379789704</text:p>
          </table:table-cell>
          <table:table-cell table:formula="of:=POWER([.C1068]-6.75;2)" office:value-type="float" office:value="0.044952916992644" calcext:value-type="float">
            <text:p>0.044952917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5396" calcext:value-type="float">
            <text:p>6.5396</text:p>
          </table:table-cell>
          <table:table-cell office:value-type="float" office:value="6.538532293" calcext:value-type="float">
            <text:p>6.538532293</text:p>
          </table:table-cell>
          <table:table-cell table:formula="of:=POWER([.C1069]-6.75;2)" office:value-type="float" office:value="0.0447185911038377" calcext:value-type="float">
            <text:p>0.044718591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56549" calcext:value-type="float">
            <text:p>6.56549</text:p>
          </table:table-cell>
          <table:table-cell office:value-type="float" office:value="6.5390257312" calcext:value-type="float">
            <text:p>6.5390257312</text:p>
          </table:table-cell>
          <table:table-cell table:formula="of:=POWER([.C1070]-6.75;2)" office:value-type="float" office:value="0.0445101420956948" calcext:value-type="float">
            <text:p>0.0445101421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592859" calcext:value-type="float">
            <text:p>6.592859</text:p>
          </table:table-cell>
          <table:table-cell office:value-type="float" office:value="6.5394534892" calcext:value-type="float">
            <text:p>6.5394534892</text:p>
          </table:table-cell>
          <table:table-cell table:formula="of:=POWER([.C1071]-6.75;2)" office:value-type="float" office:value="0.0443298332100547" calcext:value-type="float">
            <text:p>0.0443298332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621661" calcext:value-type="float">
            <text:p>6.621661</text:p>
          </table:table-cell>
          <table:table-cell office:value-type="float" office:value="6.539809621" calcext:value-type="float">
            <text:p>6.539809621</text:p>
          </table:table-cell>
          <table:table-cell table:formula="of:=POWER([.C1072]-6.75;2)" office:value-type="float" office:value="0.0441799954241637" calcext:value-type="float">
            <text:p>0.0441799954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651721" calcext:value-type="float">
            <text:p>6.651721</text:p>
          </table:table-cell>
          <table:table-cell office:value-type="float" office:value="6.5400883683" calcext:value-type="float">
            <text:p>6.5400883683</text:p>
          </table:table-cell>
          <table:table-cell table:formula="of:=POWER([.C1073]-6.75;2)" office:value-type="float" office:value="0.0440628931229564" calcext:value-type="float">
            <text:p>0.044062893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682736" calcext:value-type="float">
            <text:p>6.682736</text:p>
          </table:table-cell>
          <table:table-cell office:value-type="float" office:value="6.540284543" calcext:value-type="float">
            <text:p>6.540284543</text:p>
          </table:table-cell>
          <table:table-cell table:formula="of:=POWER([.C1074]-6.75;2)" office:value-type="float" office:value="0.0439805729047187" calcext:value-type="float">
            <text:p>0.0439805729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714266" calcext:value-type="float">
            <text:p>6.714266</text:p>
          </table:table-cell>
          <table:table-cell office:value-type="float" office:value="6.5403938925" calcext:value-type="float">
            <text:p>6.5403938925</text:p>
          </table:table-cell>
          <table:table-cell table:formula="of:=POWER([.C1075]-6.75;2)" office:value-type="float" office:value="0.0439347203013015" calcext:value-type="float">
            <text:p>0.0439347203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745745" calcext:value-type="float">
            <text:p>6.745745</text:p>
          </table:table-cell>
          <table:table-cell office:value-type="float" office:value="6.5404134785" calcext:value-type="float">
            <text:p>6.5404134785</text:p>
          </table:table-cell>
          <table:table-cell table:formula="of:=POWER([.C1076]-6.75;2)" office:value-type="float" office:value="0.0439265099944701" calcext:value-type="float">
            <text:p>0.04392651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776495" calcext:value-type="float">
            <text:p>6.776495</text:p>
          </table:table-cell>
          <table:table-cell office:value-type="float" office:value="6.5403420188" calcext:value-type="float">
            <text:p>6.5403420188</text:p>
          </table:table-cell>
          <table:table-cell table:formula="of:=POWER([.C1077]-6.75;2)" office:value-type="float" office:value="0.0439564690808597" calcext:value-type="float">
            <text:p>0.0439564691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805749" calcext:value-type="float">
            <text:p>6.805749</text:p>
          </table:table-cell>
          <table:table-cell office:value-type="float" office:value="6.5401801747" calcext:value-type="float">
            <text:p>6.5401801747</text:p>
          </table:table-cell>
          <table:table-cell table:formula="of:=POWER([.C1078]-6.75;2)" office:value-type="float" office:value="0.0440243590889227" calcext:value-type="float">
            <text:p>0.044024359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832676" calcext:value-type="float">
            <text:p>6.832676</text:p>
          </table:table-cell>
          <table:table-cell office:value-type="float" office:value="6.5399307769" calcext:value-type="float">
            <text:p>6.5399307769</text:p>
          </table:table-cell>
          <table:table-cell table:formula="of:=POWER([.C1079]-6.75;2)" office:value-type="float" office:value="0.0441290784938374" calcext:value-type="float">
            <text:p>0.0441290785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856415" calcext:value-type="float">
            <text:p>6.856415</text:p>
          </table:table-cell>
          <table:table-cell office:value-type="float" office:value="6.5395989731" calcext:value-type="float">
            <text:p>6.5395989731</text:p>
          </table:table-cell>
          <table:table-cell table:formula="of:=POWER([.C1080]-6.75;2)" office:value-type="float" office:value="0.0442685921205744" calcext:value-type="float">
            <text:p>0.044268592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876101" calcext:value-type="float">
            <text:p>6.876101</text:p>
          </table:table-cell>
          <table:table-cell office:value-type="float" office:value="6.539192293" calcext:value-type="float">
            <text:p>6.539192293</text:p>
          </table:table-cell>
          <table:table-cell table:formula="of:=POWER([.C1081]-6.75;2)" office:value-type="float" office:value="0.0444398893305978" calcext:value-type="float">
            <text:p>0.0444398893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890902" calcext:value-type="float">
            <text:p>6.890902</text:p>
          </table:table-cell>
          <table:table-cell office:value-type="float" office:value="6.538720629" calcext:value-type="float">
            <text:p>6.538720629</text:p>
          </table:table-cell>
          <table:table-cell table:formula="of:=POWER([.C1082]-6.75;2)" office:value-type="float" office:value="0.0446389726101556" calcext:value-type="float">
            <text:p>0.0446389726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900047" calcext:value-type="float">
            <text:p>6.900047</text:p>
          </table:table-cell>
          <table:table-cell office:value-type="float" office:value="6.5381961425" calcext:value-type="float">
            <text:p>6.5381961425</text:p>
          </table:table-cell>
          <table:table-cell table:formula="of:=POWER([.C1083]-6.75;2)" office:value-type="float" office:value="0.0448608740518802" calcext:value-type="float">
            <text:p>0.044860874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902851" calcext:value-type="float">
            <text:p>6.902851</text:p>
          </table:table-cell>
          <table:table-cell office:value-type="float" office:value="6.537633086" calcext:value-type="float">
            <text:p>6.537633086</text:p>
          </table:table-cell>
          <table:table-cell table:formula="of:=POWER([.C1084]-6.75;2)" office:value-type="float" office:value="0.0450997061618836" calcext:value-type="float">
            <text:p>0.0450997062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898736" calcext:value-type="float">
            <text:p>6.898736</text:p>
          </table:table-cell>
          <table:table-cell office:value-type="float" office:value="6.5370475726" calcext:value-type="float">
            <text:p>6.5370475726</text:p>
          </table:table-cell>
          <table:table-cell table:formula="of:=POWER([.C1085]-6.75;2)" office:value-type="float" office:value="0.0453487363355524" calcext:value-type="float">
            <text:p>0.0453487363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887246" calcext:value-type="float">
            <text:p>6.887246</text:p>
          </table:table-cell>
          <table:table-cell office:value-type="float" office:value="6.5364572957" calcext:value-type="float">
            <text:p>6.5364572957</text:p>
          </table:table-cell>
          <table:table-cell table:formula="of:=POWER([.C1086]-6.75;2)" office:value-type="float" office:value="0.0456004865597572" calcext:value-type="float">
            <text:p>0.0456004866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868058" calcext:value-type="float">
            <text:p>6.868058</text:p>
          </table:table-cell>
          <table:table-cell office:value-type="float" office:value="6.5358812124" calcext:value-type="float">
            <text:p>6.5358812124</text:p>
          </table:table-cell>
          <table:table-cell table:formula="of:=POWER([.C1087]-6.75;2)" office:value-type="float" office:value="0.0458468552032941" calcext:value-type="float">
            <text:p>0.0458468552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840979" calcext:value-type="float">
            <text:p>6.840979</text:p>
          </table:table-cell>
          <table:table-cell office:value-type="float" office:value="6.5353392124" calcext:value-type="float">
            <text:p>6.5353392124</text:p>
          </table:table-cell>
          <table:table-cell table:formula="of:=POWER([.C1088]-6.75;2)" office:value-type="float" office:value="0.0460792537330522" calcext:value-type="float">
            <text:p>0.0460792537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805943" calcext:value-type="float">
            <text:p>6.805943</text:p>
          </table:table-cell>
          <table:table-cell office:value-type="float" office:value="6.534851793" calcext:value-type="float">
            <text:p>6.534851793</text:p>
          </table:table-cell>
          <table:table-cell table:formula="of:=POWER([.C1089]-6.75;2)" office:value-type="float" office:value="0.046288750975315" calcext:value-type="float">
            <text:p>0.04628875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762997" calcext:value-type="float">
            <text:p>6.762997</text:p>
          </table:table-cell>
          <table:table-cell office:value-type="float" office:value="6.5344397473" calcext:value-type="float">
            <text:p>6.5344397473</text:p>
          </table:table-cell>
          <table:table-cell table:formula="of:=POWER([.C1090]-6.75;2)" office:value-type="float" office:value="0.0464662225440877" calcext:value-type="float">
            <text:p>0.0464662225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712279" calcext:value-type="float">
            <text:p>6.712279</text:p>
          </table:table-cell>
          <table:table-cell office:value-type="float" office:value="6.5341238871" calcext:value-type="float">
            <text:p>6.5341238871</text:p>
          </table:table-cell>
          <table:table-cell table:formula="of:=POWER([.C1091]-6.75;2)" office:value-type="float" office:value="0.0466024961208136" calcext:value-type="float">
            <text:p>0.046602496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653991" calcext:value-type="float">
            <text:p>6.653991</text:p>
          </table:table-cell>
          <table:table-cell office:value-type="float" office:value="6.5339248306" calcext:value-type="float">
            <text:p>6.5339248306</text:p>
          </table:table-cell>
          <table:table-cell table:formula="of:=POWER([.C1092]-6.75;2)" office:value-type="float" office:value="0.0466884788312386" calcext:value-type="float">
            <text:p>0.0466884788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588365" calcext:value-type="float">
            <text:p>6.588365</text:p>
          </table:table-cell>
          <table:table-cell office:value-type="float" office:value="6.5338628441" calcext:value-type="float">
            <text:p>6.5338628441</text:p>
          </table:table-cell>
          <table:table-cell table:formula="of:=POWER([.C1093]-6.75;2)" office:value-type="float" office:value="0.046715270160541" calcext:value-type="float">
            <text:p>0.0467152702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515624" calcext:value-type="float">
            <text:p>6.515624</text:p>
          </table:table-cell>
          <table:table-cell office:value-type="float" office:value="6.5339577796" calcext:value-type="float">
            <text:p>6.5339577796</text:p>
          </table:table-cell>
          <table:table-cell table:formula="of:=POWER([.C1094]-6.75;2)" office:value-type="float" office:value="0.0466742409953623" calcext:value-type="float">
            <text:p>0.046674241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435935" calcext:value-type="float">
            <text:p>6.435935</text:p>
          </table:table-cell>
          <table:table-cell office:value-type="float" office:value="6.5342291048" calcext:value-type="float">
            <text:p>6.5342291048</text:p>
          </table:table-cell>
          <table:table-cell table:formula="of:=POWER([.C1095]-6.75;2)" office:value-type="float" office:value="0.0465570792154095" calcext:value-type="float">
            <text:p>0.0465570792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349363" calcext:value-type="float">
            <text:p>6.349363</text:p>
          </table:table-cell>
          <table:table-cell office:value-type="float" office:value="6.534696043" calcext:value-type="float">
            <text:p>6.534696043</text:p>
          </table:table-cell>
          <table:table-cell table:formula="of:=POWER([.C1096]-6.75;2)" office:value-type="float" office:value="0.0463557938998577" calcext:value-type="float">
            <text:p>0.0463557939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255814" calcext:value-type="float">
            <text:p>6.255814</text:p>
          </table:table-cell>
          <table:table-cell office:value-type="float" office:value="6.5353778306" calcext:value-type="float">
            <text:p>6.5353778306</text:p>
          </table:table-cell>
          <table:table-cell table:formula="of:=POWER([.C1097]-6.75;2)" office:value-type="float" office:value="0.0460626755979623" calcext:value-type="float">
            <text:p>0.0460626756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154984" calcext:value-type="float">
            <text:p>6.154984</text:p>
          </table:table-cell>
          <table:table-cell office:value-type="float" office:value="6.536294121" calcext:value-type="float">
            <text:p>6.536294121</text:p>
          </table:table-cell>
          <table:table-cell table:formula="of:=POWER([.C1098]-6.75;2)" office:value-type="float" office:value="0.0456702027191626" calcext:value-type="float">
            <text:p>0.0456702027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046289" calcext:value-type="float">
            <text:p>6.046289</text:p>
          </table:table-cell>
          <table:table-cell office:value-type="float" office:value="6.5374655054" calcext:value-type="float">
            <text:p>6.5374655054</text:p>
          </table:table-cell>
          <table:table-cell table:formula="of:=POWER([.C1099]-6.75;2)" office:value-type="float" office:value="0.0451709113948774" calcext:value-type="float">
            <text:p>0.0451709114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.928796" calcext:value-type="float">
            <text:p>5.928796</text:p>
          </table:table-cell>
          <table:table-cell office:value-type="float" office:value="6.5389142312" calcext:value-type="float">
            <text:p>6.5389142312</text:p>
          </table:table-cell>
          <table:table-cell table:formula="of:=POWER([.C1100]-6.75;2)" office:value-type="float" office:value="0.0445572017898872" calcext:value-type="float">
            <text:p>0.0445572018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.801133" calcext:value-type="float">
            <text:p>5.801133</text:p>
          </table:table-cell>
          <table:table-cell office:value-type="float" office:value="6.5406650887" calcext:value-type="float">
            <text:p>6.5406650887</text:p>
          </table:table-cell>
          <table:table-cell table:formula="of:=POWER([.C1101]-6.75;2)" office:value-type="float" office:value="0.0438211050889789" calcext:value-type="float">
            <text:p>0.0438211051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.66137" calcext:value-type="float">
            <text:p>5.66137</text:p>
          </table:table-cell>
          <table:table-cell office:value-type="float" office:value="6.5427465457" calcext:value-type="float">
            <text:p>6.5427465457</text:p>
          </table:table-cell>
          <table:table-cell table:formula="of:=POWER([.C1102]-6.75;2)" office:value-type="float" office:value="0.0429539943192822" calcext:value-type="float">
            <text:p>0.0429539943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.506847" calcext:value-type="float">
            <text:p>5.506847</text:p>
          </table:table-cell>
          <table:table-cell office:value-type="float" office:value="6.5451921962" calcext:value-type="float">
            <text:p>6.5451921962</text:p>
          </table:table-cell>
          <table:table-cell table:formula="of:=POWER([.C1103]-6.75;2)" office:value-type="float" office:value="0.0419462364973791" calcext:value-type="float">
            <text:p>0.0419462365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.333912" calcext:value-type="float">
            <text:p>5.333912</text:p>
          </table:table-cell>
          <table:table-cell office:value-type="float" office:value="6.5480426909" calcext:value-type="float">
            <text:p>6.5480426909</text:p>
          </table:table-cell>
          <table:table-cell table:formula="of:=POWER([.C1104]-6.75;2)" office:value-type="float" office:value="0.0407867546989129" calcext:value-type="float">
            <text:p>0.0407867547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.137486" calcext:value-type="float">
            <text:p>5.137486</text:p>
          </table:table-cell>
          <table:table-cell office:value-type="float" office:value="6.5513483629" calcext:value-type="float">
            <text:p>6.5513483629</text:p>
          </table:table-cell>
          <table:table-cell table:formula="of:=POWER([.C1105]-6.75;2)" office:value-type="float" office:value="0.0394624729225102" calcext:value-type="float">
            <text:p>0.0394624729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.910314" calcext:value-type="float">
            <text:p>4.910314</text:p>
          </table:table-cell>
          <table:table-cell office:value-type="float" office:value="6.5551730349" calcext:value-type="float">
            <text:p>6.5551730349</text:p>
          </table:table-cell>
          <table:table-cell table:formula="of:=POWER([.C1106]-6.75;2)" office:value-type="float" office:value="0.0379575463300766" calcext:value-type="float">
            <text:p>0.0379575463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.64156" calcext:value-type="float">
            <text:p>4.64156</text:p>
          </table:table-cell>
          <table:table-cell office:value-type="float" office:value="6.5595998548" calcext:value-type="float">
            <text:p>6.5595998548</text:p>
          </table:table-cell>
          <table:table-cell table:formula="of:=POWER([.C1107]-6.75;2)" office:value-type="float" office:value="0.0362522152921811" calcext:value-type="float">
            <text:p>0.0362522153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.31399" calcext:value-type="float">
            <text:p>4.31399</text:p>
          </table:table-cell>
          <table:table-cell office:value-type="float" office:value="6.5647409113" calcext:value-type="float">
            <text:p>6.5647409113</text:p>
          </table:table-cell>
          <table:table-cell table:formula="of:=POWER([.C1108]-6.75;2)" office:value-type="float" office:value="0.0343209299459543" calcext:value-type="float">
            <text:p>0.0343209299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.897582" calcext:value-type="float">
            <text:p>3.897582</text:p>
          </table:table-cell>
          <table:table-cell office:value-type="float" office:value="6.5707544301" calcext:value-type="float">
            <text:p>6.5707544301</text:p>
          </table:table-cell>
          <table:table-cell table:formula="of:=POWER([.C1109]-6.75;2)" office:value-type="float" office:value="0.0321289743287758" calcext:value-type="float">
            <text:p>0.0321289743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.332038" calcext:value-type="float">
            <text:p>3.332038</text:p>
          </table:table-cell>
          <table:table-cell office:value-type="float" office:value="6.5778791505" calcext:value-type="float">
            <text:p>6.5778791505</text:p>
          </table:table-cell>
          <table:table-cell table:formula="of:=POWER([.C1110]-6.75;2)" office:value-type="float" office:value="0.0296255868326016" calcext:value-type="float">
            <text:p>0.0296255868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.458356" calcext:value-type="float">
            <text:p>2.458356</text:p>
          </table:table-cell>
          <table:table-cell office:value-type="float" office:value="6.5865157204" calcext:value-type="float">
            <text:p>6.5865157204</text:p>
          </table:table-cell>
          <table:table-cell table:formula="of:=POWER([.C1111]-6.75;2)" office:value-type="float" office:value="0.0267271096763311" calcext:value-type="float">
            <text:p>0.0267271097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.458356" calcext:value-type="float">
            <text:p>2.458356</text:p>
          </table:table-cell>
          <table:table-cell office:value-type="float" office:value="6.5974920296" calcext:value-type="float">
            <text:p>6.5974920296</text:p>
          </table:table-cell>
          <table:table-cell table:formula="of:=POWER([.C1112]-6.75;2)" office:value-type="float" office:value="0.0232586810355274" calcext:value-type="float">
            <text:p>0.023258681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.458356" calcext:value-type="float">
            <text:p>2.458356</text:p>
          </table:table-cell>
          <table:table-cell office:value-type="float" office:value="6.6084588522" calcext:value-type="float">
            <text:p>6.6084588522</text:p>
          </table:table-cell>
          <table:table-cell table:formula="of:=POWER([.C1113]-6.75;2)" office:value-type="float" office:value="0.0200338965205414" calcext:value-type="float">
            <text:p>0.0200338965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.458356" calcext:value-type="float">
            <text:p>2.458356</text:p>
          </table:table-cell>
          <table:table-cell office:value-type="float" office:value="6.6194153871" calcext:value-type="float">
            <text:p>6.6194153871</text:p>
          </table:table-cell>
          <table:table-cell table:formula="of:=POWER([.C1114]-6.75;2)" office:value-type="float" office:value="0.0170523411262428" calcext:value-type="float">
            <text:p>0.0170523411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.458356" calcext:value-type="float">
            <text:p>2.458356</text:p>
          </table:table-cell>
          <table:table-cell office:value-type="float" office:value="6.6303606398" calcext:value-type="float">
            <text:p>6.6303606398</text:p>
          </table:table-cell>
          <table:table-cell table:formula="of:=POWER([.C1115]-6.75;2)" office:value-type="float" office:value="0.0143135765090653" calcext:value-type="float">
            <text:p>0.0143135765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.458356" calcext:value-type="float">
            <text:p>2.458356</text:p>
          </table:table-cell>
          <table:table-cell office:value-type="float" office:value="6.6412934005" calcext:value-type="float">
            <text:p>6.6412934005</text:p>
          </table:table-cell>
          <table:table-cell table:formula="of:=POWER([.C1116]-6.75;2)" office:value-type="float" office:value="0.0118171247748533" calcext:value-type="float">
            <text:p>0.0118171248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.458356" calcext:value-type="float">
            <text:p>2.458356</text:p>
          </table:table-cell>
          <table:table-cell office:value-type="float" office:value="6.6522122258" calcext:value-type="float">
            <text:p>6.6522122258</text:p>
          </table:table-cell>
          <table:table-cell table:formula="of:=POWER([.C1117]-6.75;2)" office:value-type="float" office:value="0.00956244878299026" calcext:value-type="float">
            <text:p>0.0095624488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.673673" calcext:value-type="float">
            <text:p>14.673673</text:p>
          </table:table-cell>
          <table:table-cell office:value-type="float" office:value="6.6631154032" calcext:value-type="float">
            <text:p>6.6631154032</text:p>
          </table:table-cell>
          <table:table-cell table:formula="of:=POWER([.C1118]-6.75;2)" office:value-type="float" office:value="0.00754893316109858" calcext:value-type="float">
            <text:p>0.0075489332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.518363" calcext:value-type="float">
            <text:p>10.518363</text:p>
          </table:table-cell>
          <table:table-cell office:value-type="float" office:value="6.6411640645" calcext:value-type="float">
            <text:p>6.6411640645</text:p>
          </table:table-cell>
          <table:table-cell table:formula="of:=POWER([.C1119]-6.75;2)" office:value-type="float" office:value="0.0118452608561602" calcext:value-type="float">
            <text:p>0.0118452609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8.850747" calcext:value-type="float">
            <text:p>8.850747</text:p>
          </table:table-cell>
          <table:table-cell office:value-type="float" office:value="6.6303629651" calcext:value-type="float">
            <text:p>6.6303629651</text:p>
          </table:table-cell>
          <table:table-cell table:formula="of:=POWER([.C1120]-6.75;2)" office:value-type="float" office:value="0.0143130201196639" calcext:value-type="float">
            <text:p>0.014313020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.887333" calcext:value-type="float">
            <text:p>7.887333</text:p>
          </table:table-cell>
          <table:table-cell office:value-type="float" office:value="6.6240221371" calcext:value-type="float">
            <text:p>6.6240221371</text:p>
          </table:table-cell>
          <table:table-cell table:formula="of:=POWER([.C1121]-6.75;2)" office:value-type="float" office:value="0.0158704219408512" calcext:value-type="float">
            <text:p>0.0158704219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.234536" calcext:value-type="float">
            <text:p>7.234536</text:p>
          </table:table-cell>
          <table:table-cell office:value-type="float" office:value="6.6202456452" calcext:value-type="float">
            <text:p>6.6202456452</text:p>
          </table:table-cell>
          <table:table-cell table:formula="of:=POWER([.C1122]-6.75;2)" office:value-type="float" office:value="0.0168361925895643" calcext:value-type="float">
            <text:p>0.0168361926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751549" calcext:value-type="float">
            <text:p>6.751549</text:p>
          </table:table-cell>
          <table:table-cell office:value-type="float" office:value="6.6181953172" calcext:value-type="float">
            <text:p>6.6181953172</text:p>
          </table:table-cell>
          <table:table-cell table:formula="of:=POWER([.C1123]-6.75;2)" office:value-type="float" office:value="0.0173724744080087" calcext:value-type="float">
            <text:p>0.0173724744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375233" calcext:value-type="float">
            <text:p>6.375233</text:p>
          </table:table-cell>
          <table:table-cell office:value-type="float" office:value="6.6174113065" calcext:value-type="float">
            <text:p>6.6174113065</text:p>
          </table:table-cell>
          <table:table-cell table:formula="of:=POWER([.C1124]-6.75;2)" office:value-type="float" office:value="0.0175797616440369" calcext:value-type="float">
            <text:p>0.0175797616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073267" calcext:value-type="float">
            <text:p>6.073267</text:p>
          </table:table-cell>
          <table:table-cell office:value-type="float" office:value="6.6176034113" calcext:value-type="float">
            <text:p>6.6176034113</text:p>
          </table:table-cell>
          <table:table-cell table:formula="of:=POWER([.C1125]-6.75;2)" office:value-type="float" office:value="0.0175288566993969" calcext:value-type="float">
            <text:p>0.0175288567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.827587" calcext:value-type="float">
            <text:p>5.827587</text:p>
          </table:table-cell>
          <table:table-cell office:value-type="float" office:value="6.6185683871" calcext:value-type="float">
            <text:p>6.6185683871</text:p>
          </table:table-cell>
          <table:table-cell table:formula="of:=POWER([.C1126]-6.75;2)" office:value-type="float" office:value="0.0172742688694955" calcext:value-type="float">
            <text:p>0.0172742689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.627402" calcext:value-type="float">
            <text:p>5.627402</text:p>
          </table:table-cell>
          <table:table-cell office:value-type="float" office:value="6.6201517903" calcext:value-type="float">
            <text:p>6.6201517903</text:p>
          </table:table-cell>
          <table:table-cell table:formula="of:=POWER([.C1127]-6.75;2)" office:value-type="float" office:value="0.0168605575622953" calcext:value-type="float">
            <text:p>0.0168605576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.465853" calcext:value-type="float">
            <text:p>5.465853</text:p>
          </table:table-cell>
          <table:table-cell office:value-type="float" office:value="6.6222286559" calcext:value-type="float">
            <text:p>6.6222286559</text:p>
          </table:table-cell>
          <table:table-cell table:formula="of:=POWER([.C1128]-6.75;2)" office:value-type="float" office:value="0.0163255163731206" calcext:value-type="float">
            <text:p>0.0163255164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5.338252" calcext:value-type="float">
            <text:p>5.338252</text:p>
          </table:table-cell>
          <table:table-cell office:value-type="float" office:value="6.624693164" calcext:value-type="float">
            <text:p>6.624693164</text:p>
          </table:table-cell>
          <table:table-cell table:formula="of:=POWER([.C1129]-6.75;2)" office:value-type="float" office:value="0.0157018031483309" calcext:value-type="float">
            <text:p>0.0157018031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.241104" calcext:value-type="float">
            <text:p>5.241104</text:p>
          </table:table-cell>
          <table:table-cell office:value-type="float" office:value="6.6274530699" calcext:value-type="float">
            <text:p>6.6274530699</text:p>
          </table:table-cell>
          <table:table-cell table:formula="of:=POWER([.C1130]-6.75;2)" office:value-type="float" office:value="0.0150177500769344" calcext:value-type="float">
            <text:p>0.0150177501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.171526" calcext:value-type="float">
            <text:p>5.171526</text:p>
          </table:table-cell>
          <table:table-cell office:value-type="float" office:value="6.6304267554" calcext:value-type="float">
            <text:p>6.6304267554</text:p>
          </table:table-cell>
          <table:table-cell table:formula="of:=POWER([.C1131]-6.75;2)" office:value-type="float" office:value="0.0142977608241714" calcext:value-type="float">
            <text:p>0.0142977608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.126918" calcext:value-type="float">
            <text:p>5.126918</text:p>
          </table:table-cell>
          <table:table-cell office:value-type="float" office:value="6.6335418199" calcext:value-type="float">
            <text:p>6.6335418199</text:p>
          </table:table-cell>
          <table:table-cell table:formula="of:=POWER([.C1132]-6.75;2)" office:value-type="float" office:value="0.0135625077122041" calcext:value-type="float">
            <text:p>0.0135625077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.104784" calcext:value-type="float">
            <text:p>5.104784</text:p>
          </table:table-cell>
          <table:table-cell office:value-type="float" office:value="6.6367345403" calcext:value-type="float">
            <text:p>6.6367345403</text:p>
          </table:table-cell>
          <table:table-cell table:formula="of:=POWER([.C1133]-6.75;2)" office:value-type="float" office:value="0.0128290643610523" calcext:value-type="float">
            <text:p>0.0128290644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.102643" calcext:value-type="float">
            <text:p>5.102643</text:p>
          </table:table-cell>
          <table:table-cell office:value-type="float" office:value="6.6399497419" calcext:value-type="float">
            <text:p>6.6399497419</text:p>
          </table:table-cell>
          <table:table-cell table:formula="of:=POWER([.C1134]-6.75;2)" office:value-type="float" office:value="0.0121110593078767" calcext:value-type="float">
            <text:p>0.0121110593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.118017" calcext:value-type="float">
            <text:p>5.118017</text:p>
          </table:table-cell>
          <table:table-cell office:value-type="float" office:value="6.6431408414" calcext:value-type="float">
            <text:p>6.6431408414</text:p>
          </table:table-cell>
          <table:table-cell table:formula="of:=POWER([.C1135]-6.75;2)" office:value-type="float" office:value="0.0114188797766999" calcext:value-type="float">
            <text:p>0.0114188798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.148443" calcext:value-type="float">
            <text:p>5.148443</text:p>
          </table:table-cell>
          <table:table-cell office:value-type="float" office:value="6.646269828" calcext:value-type="float">
            <text:p>6.646269828</text:p>
          </table:table-cell>
          <table:table-cell table:formula="of:=POWER([.C1136]-6.75;2)" office:value-type="float" office:value="0.0107599485831495" calcext:value-type="float">
            <text:p>0.0107599486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.191514" calcext:value-type="float">
            <text:p>5.191514</text:p>
          </table:table-cell>
          <table:table-cell office:value-type="float" office:value="6.6493071156" calcext:value-type="float">
            <text:p>6.6493071156</text:p>
          </table:table-cell>
          <table:table-cell table:formula="of:=POWER([.C1137]-6.75;2)" office:value-type="float" office:value="0.0101390569687917" calcext:value-type="float">
            <text:p>0.010139057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.244927" calcext:value-type="float">
            <text:p>5.244927</text:p>
          </table:table-cell>
          <table:table-cell office:value-type="float" office:value="6.6522311801" calcext:value-type="float">
            <text:p>6.6522311801</text:p>
          </table:table-cell>
          <table:table-cell table:formula="of:=POWER([.C1138]-6.75;2)" office:value-type="float" office:value="0.00955874214463859" calcext:value-type="float">
            <text:p>0.0095587421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.306517" calcext:value-type="float">
            <text:p>5.306517</text:p>
          </table:table-cell>
          <table:table-cell office:value-type="float" office:value="6.6550279489" calcext:value-type="float">
            <text:p>6.6550279489</text:p>
          </table:table-cell>
          <table:table-cell table:formula="of:=POWER([.C1139]-6.75;2)" office:value-type="float" office:value="0.00901969049014102" calcext:value-type="float">
            <text:p>0.0090196905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5.374302" calcext:value-type="float">
            <text:p>5.374302</text:p>
          </table:table-cell>
          <table:table-cell office:value-type="float" office:value="6.6576900161" calcext:value-type="float">
            <text:p>6.6576900161</text:p>
          </table:table-cell>
          <table:table-cell table:formula="of:=POWER([.C1140]-6.75;2)" office:value-type="float" office:value="0.00852113312761824" calcext:value-type="float">
            <text:p>0.0085211331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.446504" calcext:value-type="float">
            <text:p>5.446504</text:p>
          </table:table-cell>
          <table:table-cell office:value-type="float" office:value="6.6602156532" calcext:value-type="float">
            <text:p>6.6602156532</text:p>
          </table:table-cell>
          <table:table-cell table:formula="of:=POWER([.C1141]-6.75;2)" office:value-type="float" office:value="0.00806122893030269" calcext:value-type="float">
            <text:p>0.0080612289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.521567" calcext:value-type="float">
            <text:p>5.521567</text:p>
          </table:table-cell>
          <table:table-cell office:value-type="float" office:value="6.6626077124" calcext:value-type="float">
            <text:p>6.6626077124</text:p>
          </table:table-cell>
          <table:table-cell table:formula="of:=POWER([.C1142]-6.75;2)" office:value-type="float" office:value="0.00763741193196114" calcext:value-type="float">
            <text:p>0.0076374119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.598167" calcext:value-type="float">
            <text:p>5.598167</text:p>
          </table:table-cell>
          <table:table-cell office:value-type="float" office:value="6.6648724624" calcext:value-type="float">
            <text:p>6.6648724624</text:p>
          </table:table-cell>
          <table:table-cell table:formula="of:=POWER([.C1143]-6.75;2)" office:value-type="float" office:value="0.00724669765783942" calcext:value-type="float">
            <text:p>0.0072466977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.67521" calcext:value-type="float">
            <text:p>5.67521</text:p>
          </table:table-cell>
          <table:table-cell office:value-type="float" office:value="6.6670184059" calcext:value-type="float">
            <text:p>6.6670184059</text:p>
          </table:table-cell>
          <table:table-cell table:formula="of:=POWER([.C1144]-6.75;2)" office:value-type="float" office:value="0.00688594495937709" calcext:value-type="float">
            <text:p>0.006885945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5.751829" calcext:value-type="float">
            <text:p>5.751829</text:p>
          </table:table-cell>
          <table:table-cell office:value-type="float" office:value="6.6690551452" calcext:value-type="float">
            <text:p>6.6690551452</text:p>
          </table:table-cell>
          <table:table-cell table:formula="of:=POWER([.C1145]-6.75;2)" office:value-type="float" office:value="0.00655206951859312" calcext:value-type="float">
            <text:p>0.0065520695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.827372" calcext:value-type="float">
            <text:p>5.827372</text:p>
          </table:table-cell>
          <table:table-cell office:value-type="float" office:value="6.670992336" calcext:value-type="float">
            <text:p>6.670992336</text:p>
          </table:table-cell>
          <table:table-cell table:formula="of:=POWER([.C1146]-6.75;2)" office:value-type="float" office:value="0.00624221097073685" calcext:value-type="float">
            <text:p>0.006242211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5.901385" calcext:value-type="float">
            <text:p>5.901385</text:p>
          </table:table-cell>
          <table:table-cell office:value-type="float" office:value="6.6728387554" calcext:value-type="float">
            <text:p>6.6728387554</text:p>
          </table:table-cell>
          <table:table-cell table:formula="of:=POWER([.C1147]-6.75;2)" office:value-type="float" office:value="0.00595385766822104" calcext:value-type="float">
            <text:p>0.0059538577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.973595" calcext:value-type="float">
            <text:p>5.973595</text:p>
          </table:table-cell>
          <table:table-cell office:value-type="float" office:value="6.6746015403" calcext:value-type="float">
            <text:p>6.6746015403</text:p>
          </table:table-cell>
          <table:table-cell table:formula="of:=POWER([.C1148]-6.75;2)" office:value-type="float" office:value="0.00568492772513248" calcext:value-type="float">
            <text:p>0.0056849277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043885" calcext:value-type="float">
            <text:p>6.043885</text:p>
          </table:table-cell>
          <table:table-cell office:value-type="float" office:value="6.676285578" calcext:value-type="float">
            <text:p>6.676285578</text:p>
          </table:table-cell>
          <table:table-cell table:formula="of:=POWER([.C1149]-6.75;2)" office:value-type="float" office:value="0.0054338160107941" calcext:value-type="float">
            <text:p>0.005433816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112268" calcext:value-type="float">
            <text:p>6.112268</text:p>
          </table:table-cell>
          <table:table-cell office:value-type="float" office:value="6.6778930833" calcext:value-type="float">
            <text:p>6.6778930833</text:p>
          </table:table-cell>
          <table:table-cell table:formula="of:=POWER([.C1150]-6.75;2)" office:value-type="float" office:value="0.00519940743598076" calcext:value-type="float">
            <text:p>0.0051994074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178859" calcext:value-type="float">
            <text:p>6.178859</text:p>
          </table:table-cell>
          <table:table-cell office:value-type="float" office:value="6.6794233602" calcext:value-type="float">
            <text:p>6.6794233602</text:p>
          </table:table-cell>
          <table:table-cell table:formula="of:=POWER([.C1151]-6.75;2)" office:value-type="float" office:value="0.00498106208545889" calcext:value-type="float">
            <text:p>0.004981062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243842" calcext:value-type="float">
            <text:p>6.243842</text:p>
          </table:table-cell>
          <table:table-cell office:value-type="float" office:value="6.6808727312" calcext:value-type="float">
            <text:p>6.6808727312</text:p>
          </table:table-cell>
          <table:table-cell table:formula="of:=POWER([.C1152]-6.75;2)" office:value-type="float" office:value="0.00477857929174745" calcext:value-type="float">
            <text:p>0.0047785793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307441" calcext:value-type="float">
            <text:p>6.307441</text:p>
          </table:table-cell>
          <table:table-cell office:value-type="float" office:value="6.6822346344" calcext:value-type="float">
            <text:p>6.6822346344</text:p>
          </table:table-cell>
          <table:table-cell table:formula="of:=POWER([.C1153]-6.75;2)" office:value-type="float" office:value="0.00459214477490162" calcext:value-type="float">
            <text:p>0.0045921448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369888" calcext:value-type="float">
            <text:p>6.369888</text:p>
          </table:table-cell>
          <table:table-cell office:value-type="float" office:value="6.6834998683" calcext:value-type="float">
            <text:p>6.6834998683</text:p>
          </table:table-cell>
          <table:table-cell table:formula="of:=POWER([.C1154]-6.75;2)" office:value-type="float" office:value="0.00442226751611732" calcext:value-type="float">
            <text:p>0.0044222675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43139" calcext:value-type="float">
            <text:p>6.43139</text:p>
          </table:table-cell>
          <table:table-cell office:value-type="float" office:value="6.6846569462" calcext:value-type="float">
            <text:p>6.6846569462</text:p>
          </table:table-cell>
          <table:table-cell table:formula="of:=POWER([.C1155]-6.75;2)" office:value-type="float" office:value="0.00426971467990963" calcext:value-type="float">
            <text:p>0.0042697147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492102" calcext:value-type="float">
            <text:p>6.492102</text:p>
          </table:table-cell>
          <table:table-cell office:value-type="float" office:value="6.685692586" calcext:value-type="float">
            <text:p>6.685692586</text:p>
          </table:table-cell>
          <table:table-cell table:formula="of:=POWER([.C1156]-6.75;2)" office:value-type="float" office:value="0.00413544349536739" calcext:value-type="float">
            <text:p>0.0041354435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552103" calcext:value-type="float">
            <text:p>6.552103</text:p>
          </table:table-cell>
          <table:table-cell office:value-type="float" office:value="6.6865922527" calcext:value-type="float">
            <text:p>6.6865922527</text:p>
          </table:table-cell>
          <table:table-cell table:formula="of:=POWER([.C1157]-6.75;2)" office:value-type="float" office:value="0.0040205424176607" calcext:value-type="float">
            <text:p>0.0040205424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611372" calcext:value-type="float">
            <text:p>6.611372</text:p>
          </table:table-cell>
          <table:table-cell office:value-type="float" office:value="6.6873407661" calcext:value-type="float">
            <text:p>6.6873407661</text:p>
          </table:table-cell>
          <table:table-cell table:formula="of:=POWER([.C1158]-6.75;2)" office:value-type="float" office:value="0.00392617959293489" calcext:value-type="float">
            <text:p>0.0039261796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669778" calcext:value-type="float">
            <text:p>6.669778</text:p>
          </table:table-cell>
          <table:table-cell office:value-type="float" office:value="6.6879229516" calcext:value-type="float">
            <text:p>6.6879229516</text:p>
          </table:table-cell>
          <table:table-cell table:formula="of:=POWER([.C1159]-6.75;2)" office:value-type="float" office:value="0.00385355993805594" calcext:value-type="float">
            <text:p>0.0038535599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727067" calcext:value-type="float">
            <text:p>6.727067</text:p>
          </table:table-cell>
          <table:table-cell office:value-type="float" office:value="6.6883242661" calcext:value-type="float">
            <text:p>6.6883242661</text:p>
          </table:table-cell>
          <table:table-cell table:formula="of:=POWER([.C1160]-6.75;2)" office:value-type="float" office:value="0.00380389615210356" calcext:value-type="float">
            <text:p>0.0038038962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782865" calcext:value-type="float">
            <text:p>6.782865</text:p>
          </table:table-cell>
          <table:table-cell office:value-type="float" office:value="6.6885314301" calcext:value-type="float">
            <text:p>6.6885314301</text:p>
          </table:table-cell>
          <table:table-cell table:formula="of:=POWER([.C1161]-6.75;2)" office:value-type="float" office:value="0.00377838508555115" calcext:value-type="float">
            <text:p>0.0037783851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836678" calcext:value-type="float">
            <text:p>6.836678</text:p>
          </table:table-cell>
          <table:table-cell office:value-type="float" office:value="6.688533" calcext:value-type="float">
            <text:p>6.688533</text:p>
          </table:table-cell>
          <table:table-cell table:formula="of:=POWER([.C1162]-6.75;2)" office:value-type="float" office:value="0.00377819208900005" calcext:value-type="float">
            <text:p>0.0037781921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887908" calcext:value-type="float">
            <text:p>6.887908</text:p>
          </table:table-cell>
          <table:table-cell office:value-type="float" office:value="6.6883198978" calcext:value-type="float">
            <text:p>6.6883198978</text:p>
          </table:table-cell>
          <table:table-cell table:formula="of:=POWER([.C1163]-6.75;2)" office:value-type="float" office:value="0.0038044350074025" calcext:value-type="float">
            <text:p>0.003804435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935869" calcext:value-type="float">
            <text:p>6.935869</text:p>
          </table:table-cell>
          <table:table-cell office:value-type="float" office:value="6.6878858468" calcext:value-type="float">
            <text:p>6.6878858468</text:p>
          </table:table-cell>
          <table:table-cell table:formula="of:=POWER([.C1164]-6.75;2)" office:value-type="float" office:value="0.00385816802775302" calcext:value-type="float">
            <text:p>0.003858168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979807" calcext:value-type="float">
            <text:p>6.979807</text:p>
          </table:table-cell>
          <table:table-cell office:value-type="float" office:value="6.6872277312" calcext:value-type="float">
            <text:p>6.6872277312</text:p>
          </table:table-cell>
          <table:table-cell table:formula="of:=POWER([.C1165]-6.75;2)" office:value-type="float" office:value="0.00394035773029944" calcext:value-type="float">
            <text:p>0.0039403577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7.018931" calcext:value-type="float">
            <text:p>7.018931</text:p>
          </table:table-cell>
          <table:table-cell office:value-type="float" office:value="6.6863458602" calcext:value-type="float">
            <text:p>6.6863458602</text:p>
          </table:table-cell>
          <table:table-cell table:formula="of:=POWER([.C1166]-6.75;2)" office:value-type="float" office:value="0.0040518495136779" calcext:value-type="float">
            <text:p>0.0040518495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7.052438" calcext:value-type="float">
            <text:p>7.052438</text:p>
          </table:table-cell>
          <table:table-cell office:value-type="float" office:value="6.6852441398" calcext:value-type="float">
            <text:p>6.6852441398</text:p>
          </table:table-cell>
          <table:table-cell table:formula="of:=POWER([.C1167]-6.75;2)" office:value-type="float" office:value="0.00419332143024195" calcext:value-type="float">
            <text:p>0.0041933214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7.079546" calcext:value-type="float">
            <text:p>7.079546</text:p>
          </table:table-cell>
          <table:table-cell office:value-type="float" office:value="6.6839301398" calcext:value-type="float">
            <text:p>6.6839301398</text:p>
          </table:table-cell>
          <table:table-cell table:formula="of:=POWER([.C1168]-6.75;2)" office:value-type="float" office:value="0.00436522642684752" calcext:value-type="float">
            <text:p>0.0043652264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7.099525" calcext:value-type="float">
            <text:p>7.099525</text:p>
          </table:table-cell>
          <table:table-cell office:value-type="float" office:value="6.682415078" calcext:value-type="float">
            <text:p>6.682415078</text:p>
          </table:table-cell>
          <table:table-cell table:formula="of:=POWER([.C1169]-6.75;2)" office:value-type="float" office:value="0.00456772168174608" calcext:value-type="float">
            <text:p>0.0045677217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7.111726" calcext:value-type="float">
            <text:p>7.111726</text:p>
          </table:table-cell>
          <table:table-cell office:value-type="float" office:value="6.6807137043" calcext:value-type="float">
            <text:p>6.6807137043</text:p>
          </table:table-cell>
          <table:table-cell table:formula="of:=POWER([.C1170]-6.75;2)" office:value-type="float" office:value="0.00480059077182778" calcext:value-type="float">
            <text:p>0.0048005908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.115611" calcext:value-type="float">
            <text:p>7.115611</text:p>
          </table:table-cell>
          <table:table-cell office:value-type="float" office:value="6.6788441129" calcext:value-type="float">
            <text:p>6.6788441129</text:p>
          </table:table-cell>
          <table:table-cell table:formula="of:=POWER([.C1171]-6.75;2)" office:value-type="float" office:value="0.00506316026898791" calcext:value-type="float">
            <text:p>0.0050631603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7.110783" calcext:value-type="float">
            <text:p>7.110783</text:p>
          </table:table-cell>
          <table:table-cell office:value-type="float" office:value="6.6768274812" calcext:value-type="float">
            <text:p>6.6768274812</text:p>
          </table:table-cell>
          <table:table-cell table:formula="of:=POWER([.C1172]-6.75;2)" office:value-type="float" office:value="0.00535421750753633" calcext:value-type="float">
            <text:p>0.0053542175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7.097001" calcext:value-type="float">
            <text:p>7.097001</text:p>
          </table:table-cell>
          <table:table-cell office:value-type="float" office:value="6.6746877177" calcext:value-type="float">
            <text:p>6.6746877177</text:p>
          </table:table-cell>
          <table:table-cell table:formula="of:=POWER([.C1173]-6.75;2)" office:value-type="float" office:value="0.00567193986523484" calcext:value-type="float">
            <text:p>0.0056719399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7.07421" calcext:value-type="float">
            <text:p>7.07421</text:p>
          </table:table-cell>
          <table:table-cell office:value-type="float" office:value="6.6724510806" calcext:value-type="float">
            <text:p>6.6724510806</text:p>
          </table:table-cell>
          <table:table-cell table:formula="of:=POWER([.C1174]-6.75;2)" office:value-type="float" office:value="0.00601383490010768" calcext:value-type="float">
            <text:p>0.0060138349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7.042546" calcext:value-type="float">
            <text:p>7.042546</text:p>
          </table:table-cell>
          <table:table-cell office:value-type="float" office:value="6.6701456989" calcext:value-type="float">
            <text:p>6.6701456989</text:p>
          </table:table-cell>
          <table:table-cell table:formula="of:=POWER([.C1175]-6.75;2)" office:value-type="float" office:value="0.00637670940416948" calcext:value-type="float">
            <text:p>0.0063767094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7.002354" calcext:value-type="float">
            <text:p>7.002354</text:p>
          </table:table-cell>
          <table:table-cell office:value-type="float" office:value="6.6678010753" calcext:value-type="float">
            <text:p>6.6678010753</text:p>
          </table:table-cell>
          <table:table-cell table:formula="of:=POWER([.C1176]-6.75;2)" office:value-type="float" office:value="0.00675666322183629" calcext:value-type="float">
            <text:p>0.0067566632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954186" calcext:value-type="float">
            <text:p>6.954186</text:p>
          </table:table-cell>
          <table:table-cell office:value-type="float" office:value="6.6654475188" calcext:value-type="float">
            <text:p>6.6654475188</text:p>
          </table:table-cell>
          <table:table-cell table:formula="of:=POWER([.C1177]-6.75;2)" office:value-type="float" office:value="0.0071491220770764" calcext:value-type="float">
            <text:p>0.0071491221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898802" calcext:value-type="float">
            <text:p>6.898802</text:p>
          </table:table-cell>
          <table:table-cell office:value-type="float" office:value="6.6631155538" calcext:value-type="float">
            <text:p>6.6631155538</text:p>
          </table:table-cell>
          <table:table-cell table:formula="of:=POWER([.C1178]-6.75;2)" office:value-type="float" office:value="0.0075489069914807" calcext:value-type="float">
            <text:p>0.007548907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837162" calcext:value-type="float">
            <text:p>6.837162</text:p>
          </table:table-cell>
          <table:table-cell office:value-type="float" office:value="6.6608352984" calcext:value-type="float">
            <text:p>6.6608352984</text:p>
          </table:table-cell>
          <table:table-cell table:formula="of:=POWER([.C1179]-6.75;2)" office:value-type="float" office:value="0.00795034401141699" calcext:value-type="float">
            <text:p>0.007950344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770408" calcext:value-type="float">
            <text:p>6.770408</text:p>
          </table:table-cell>
          <table:table-cell office:value-type="float" office:value="6.6586358172" calcext:value-type="float">
            <text:p>6.6586358172</text:p>
          </table:table-cell>
          <table:table-cell table:formula="of:=POWER([.C1180]-6.75;2)" office:value-type="float" office:value="0.00834741389871174" calcext:value-type="float">
            <text:p>0.0083474139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699842" calcext:value-type="float">
            <text:p>6.699842</text:p>
          </table:table-cell>
          <table:table-cell office:value-type="float" office:value="6.6565444839" calcext:value-type="float">
            <text:p>6.6565444839</text:p>
          </table:table-cell>
          <table:table-cell table:formula="of:=POWER([.C1181]-6.75;2)" office:value-type="float" office:value="0.0087339334895173" calcext:value-type="float">
            <text:p>0.0087339335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626895" calcext:value-type="float">
            <text:p>6.626895</text:p>
          </table:table-cell>
          <table:table-cell office:value-type="float" office:value="6.6545863683" calcext:value-type="float">
            <text:p>6.6545863683</text:p>
          </table:table-cell>
          <table:table-cell table:formula="of:=POWER([.C1182]-6.75;2)" office:value-type="float" office:value="0.00910376111418317" calcext:value-type="float">
            <text:p>0.0091037611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553092" calcext:value-type="float">
            <text:p>6.553092</text:p>
          </table:table-cell>
          <table:table-cell office:value-type="float" office:value="6.6527836613" calcext:value-type="float">
            <text:p>6.6527836613</text:p>
          </table:table-cell>
          <table:table-cell table:formula="of:=POWER([.C1183]-6.75;2)" office:value-type="float" office:value="0.00945101651023312" calcext:value-type="float">
            <text:p>0.0094510165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480005" calcext:value-type="float">
            <text:p>6.480005</text:p>
          </table:table-cell>
          <table:table-cell office:value-type="float" office:value="6.6511551774" calcext:value-type="float">
            <text:p>6.6511551774</text:p>
          </table:table-cell>
          <table:table-cell table:formula="of:=POWER([.C1184]-6.75;2)" office:value-type="float" office:value="0.00977029895482552" calcext:value-type="float">
            <text:p>0.009770299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409202" calcext:value-type="float">
            <text:p>6.409202</text:p>
          </table:table-cell>
          <table:table-cell office:value-type="float" office:value="6.6497159597" calcext:value-type="float">
            <text:p>6.6497159597</text:p>
          </table:table-cell>
          <table:table-cell table:formula="of:=POWER([.C1185]-6.75;2)" office:value-type="float" office:value="0.010056888738892" calcext:value-type="float">
            <text:p>0.0100568887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3422" calcext:value-type="float">
            <text:p>6.3422</text:p>
          </table:table-cell>
          <table:table-cell office:value-type="float" office:value="6.6484770269" calcext:value-type="float">
            <text:p>6.6484770269</text:p>
          </table:table-cell>
          <table:table-cell table:formula="of:=POWER([.C1186]-6.75;2)" office:value-type="float" office:value="0.0103069140670633" calcext:value-type="float">
            <text:p>0.0103069141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280405" calcext:value-type="float">
            <text:p>6.280405</text:p>
          </table:table-cell>
          <table:table-cell office:value-type="float" office:value="6.6474452473" calcext:value-type="float">
            <text:p>6.6474452473</text:p>
          </table:table-cell>
          <table:table-cell table:formula="of:=POWER([.C1187]-6.75;2)" office:value-type="float" office:value="0.0105174773013581" calcext:value-type="float">
            <text:p>0.0105174773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225062" calcext:value-type="float">
            <text:p>6.225062</text:p>
          </table:table-cell>
          <table:table-cell office:value-type="float" office:value="6.6466234086" calcext:value-type="float">
            <text:p>6.6466234086</text:p>
          </table:table-cell>
          <table:table-cell table:formula="of:=POWER([.C1188]-6.75;2)" office:value-type="float" office:value="0.0106867196494826" calcext:value-type="float">
            <text:p>0.0106867196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177205" calcext:value-type="float">
            <text:p>6.177205</text:p>
          </table:table-cell>
          <table:table-cell office:value-type="float" office:value="6.6460104543" calcext:value-type="float">
            <text:p>6.6460104543</text:p>
          </table:table-cell>
          <table:table-cell table:formula="of:=POWER([.C1189]-6.75;2)" office:value-type="float" office:value="0.0108138256148924" calcext:value-type="float">
            <text:p>0.0108138256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137625" calcext:value-type="float">
            <text:p>6.137625</text:p>
          </table:table-cell>
          <table:table-cell office:value-type="float" office:value="6.6456019167" calcext:value-type="float">
            <text:p>6.6456019167</text:p>
          </table:table-cell>
          <table:table-cell table:formula="of:=POWER([.C1190]-6.75;2)" office:value-type="float" office:value="0.0108989597967136" calcext:value-type="float">
            <text:p>0.0108989598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106835" calcext:value-type="float">
            <text:p>6.106835</text:p>
          </table:table-cell>
          <table:table-cell office:value-type="float" office:value="6.6453904731" calcext:value-type="float">
            <text:p>6.6453904731</text:p>
          </table:table-cell>
          <table:table-cell table:formula="of:=POWER([.C1191]-6.75;2)" office:value-type="float" office:value="0.0109431531182418" calcext:value-type="float">
            <text:p>0.0109431531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085064" calcext:value-type="float">
            <text:p>6.085064</text:p>
          </table:table-cell>
          <table:table-cell office:value-type="float" office:value="6.6453666747" calcext:value-type="float">
            <text:p>6.6453666747</text:p>
          </table:table-cell>
          <table:table-cell table:formula="of:=POWER([.C1192]-6.75;2)" office:value-type="float" office:value="0.0109481327633356" calcext:value-type="float">
            <text:p>0.0109481328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072256" calcext:value-type="float">
            <text:p>6.072256</text:p>
          </table:table-cell>
          <table:table-cell office:value-type="float" office:value="6.6455197419" calcext:value-type="float">
            <text:p>6.6455197419</text:p>
          </table:table-cell>
          <table:table-cell table:formula="of:=POWER([.C1193]-6.75;2)" office:value-type="float" office:value="0.0109161243326426" calcext:value-type="float">
            <text:p>0.0109161243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068092" calcext:value-type="float">
            <text:p>6.068092</text:p>
          </table:table-cell>
          <table:table-cell office:value-type="float" office:value="6.6458384328" calcext:value-type="float">
            <text:p>6.6458384328</text:p>
          </table:table-cell>
          <table:table-cell table:formula="of:=POWER([.C1194]-6.75;2)" office:value-type="float" office:value="0.0108496320815602" calcext:value-type="float">
            <text:p>0.0108496321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072016" calcext:value-type="float">
            <text:p>6.072016</text:p>
          </table:table-cell>
          <table:table-cell office:value-type="float" office:value="6.6463119059" calcext:value-type="float">
            <text:p>6.6463119059</text:p>
          </table:table-cell>
          <table:table-cell table:formula="of:=POWER([.C1195]-6.75;2)" office:value-type="float" office:value="0.0107512208580904" calcext:value-type="float">
            <text:p>0.0107512209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083279" calcext:value-type="float">
            <text:p>6.083279</text:p>
          </table:table-cell>
          <table:table-cell office:value-type="float" office:value="6.6469305753" calcext:value-type="float">
            <text:p>6.6469305753</text:p>
          </table:table-cell>
          <table:table-cell table:formula="of:=POWER([.C1196]-6.75;2)" office:value-type="float" office:value="0.010623306307989" calcext:value-type="float">
            <text:p>0.0106233063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100985" calcext:value-type="float">
            <text:p>6.100985</text:p>
          </table:table-cell>
          <table:table-cell office:value-type="float" office:value="6.6476868952" calcext:value-type="float">
            <text:p>6.6476868952</text:p>
          </table:table-cell>
          <table:table-cell table:formula="of:=POWER([.C1197]-6.75;2)" office:value-type="float" office:value="0.0104679714138159" calcext:value-type="float">
            <text:p>0.0104679714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124143" calcext:value-type="float">
            <text:p>6.124143</text:p>
          </table:table-cell>
          <table:table-cell office:value-type="float" office:value="6.6485760941" calcext:value-type="float">
            <text:p>6.6485760941</text:p>
          </table:table-cell>
          <table:table-cell table:formula="of:=POWER([.C1198]-6.75;2)" office:value-type="float" office:value="0.010286808688012" calcext:value-type="float">
            <text:p>0.0102868087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151713" calcext:value-type="float">
            <text:p>6.151713</text:p>
          </table:table-cell>
          <table:table-cell office:value-type="float" office:value="6.6495968306" calcext:value-type="float">
            <text:p>6.6495968306</text:p>
          </table:table-cell>
          <table:table-cell table:formula="of:=POWER([.C1199]-6.75;2)" office:value-type="float" office:value="0.0100807964255651" calcext:value-type="float">
            <text:p>0.0100807964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182653" calcext:value-type="float">
            <text:p>6.182653</text:p>
          </table:table-cell>
          <table:table-cell office:value-type="float" office:value="6.6507518306" calcext:value-type="float">
            <text:p>6.6507518306</text:p>
          </table:table-cell>
          <table:table-cell table:formula="of:=POWER([.C1200]-6.75;2)" office:value-type="float" office:value="0.0098501991292511" calcext:value-type="float">
            <text:p>0.0098501991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215956" calcext:value-type="float">
            <text:p>6.215956</text:p>
          </table:table-cell>
          <table:table-cell office:value-type="float" office:value="6.6520485484" calcext:value-type="float">
            <text:p>6.6520485484</text:p>
          </table:table-cell>
          <table:table-cell table:formula="of:=POWER([.C1201]-6.75;2)" office:value-type="float" office:value="0.00959448687054718" calcext:value-type="float">
            <text:p>0.0095944869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25068" calcext:value-type="float">
            <text:p>6.25068</text:p>
          </table:table-cell>
          <table:table-cell office:value-type="float" office:value="6.6534999758" calcext:value-type="float">
            <text:p>6.6534999758</text:p>
          </table:table-cell>
          <table:table-cell table:formula="of:=POWER([.C1202]-6.75;2)" office:value-type="float" office:value="0.00931225467060059" calcext:value-type="float">
            <text:p>0.0093122547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285972" calcext:value-type="float">
            <text:p>6.285972</text:p>
          </table:table-cell>
          <table:table-cell office:value-type="float" office:value="6.65512575" calcext:value-type="float">
            <text:p>6.65512575</text:p>
          </table:table-cell>
          <table:table-cell table:formula="of:=POWER([.C1203]-6.75;2)" office:value-type="float" office:value="0.00900112331306253" calcext:value-type="float">
            <text:p>0.0090011233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321085" calcext:value-type="float">
            <text:p>6.321085</text:p>
          </table:table-cell>
          <table:table-cell office:value-type="float" office:value="6.6569539032" calcext:value-type="float">
            <text:p>6.6569539032</text:p>
          </table:table-cell>
          <table:table-cell table:formula="of:=POWER([.C1204]-6.75;2)" office:value-type="float" office:value="0.00865757612971501" calcext:value-type="float">
            <text:p>0.0086575761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355381" calcext:value-type="float">
            <text:p>6.355381</text:p>
          </table:table-cell>
          <table:table-cell office:value-type="float" office:value="6.6590238038" calcext:value-type="float">
            <text:p>6.6590238038</text:p>
          </table:table-cell>
          <table:table-cell table:formula="of:=POWER([.C1205]-6.75;2)" office:value-type="float" office:value="0.00827666827502085" calcext:value-type="float">
            <text:p>0.0082766683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388336" calcext:value-type="float">
            <text:p>6.388336</text:p>
          </table:table-cell>
          <table:table-cell office:value-type="float" office:value="6.6613914274" calcext:value-type="float">
            <text:p>6.6613914274</text:p>
          </table:table-cell>
          <table:table-cell table:formula="of:=POWER([.C1206]-6.75;2)" office:value-type="float" office:value="0.00785147913820949" calcext:value-type="float">
            <text:p>0.0078514791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419537" calcext:value-type="float">
            <text:p>6.419537</text:p>
          </table:table-cell>
          <table:table-cell office:value-type="float" office:value="6.6641393952" calcext:value-type="float">
            <text:p>6.6641393952</text:p>
          </table:table-cell>
          <table:table-cell table:formula="of:=POWER([.C1207]-6.75;2)" office:value-type="float" office:value="0.00737204345662173" calcext:value-type="float">
            <text:p>0.0073720435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448673" calcext:value-type="float">
            <text:p>6.448673</text:p>
          </table:table-cell>
          <table:table-cell office:value-type="float" office:value="6.6673976156" calcext:value-type="float">
            <text:p>6.6673976156</text:p>
          </table:table-cell>
          <table:table-cell table:formula="of:=POWER([.C1208]-6.75;2)" office:value-type="float" office:value="0.00682315390856542" calcext:value-type="float">
            <text:p>0.0068231539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475529" calcext:value-type="float">
            <text:p>6.475529</text:p>
          </table:table-cell>
          <table:table-cell office:value-type="float" office:value="6.671390957" calcext:value-type="float">
            <text:p>6.671390957</text:p>
          </table:table-cell>
          <table:table-cell table:formula="of:=POWER([.C1209]-6.75;2)" office:value-type="float" office:value="0.00617938164137587" calcext:value-type="float">
            <text:p>0.0061793816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499967" calcext:value-type="float">
            <text:p>6.499967</text:p>
          </table:table-cell>
          <table:table-cell office:value-type="float" office:value="6.6765700161" calcext:value-type="float">
            <text:p>6.6765700161</text:p>
          </table:table-cell>
          <table:table-cell table:formula="of:=POWER([.C1210]-6.75;2)" office:value-type="float" office:value="0.00539196253555421" calcext:value-type="float">
            <text:p>0.0053919625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521926" calcext:value-type="float">
            <text:p>6.521926</text:p>
          </table:table-cell>
          <table:table-cell office:value-type="float" office:value="6.6840929597" calcext:value-type="float">
            <text:p>6.6840929597</text:p>
          </table:table-cell>
          <table:table-cell table:formula="of:=POWER([.C1211]-6.75;2)" office:value-type="float" office:value="0.00434373796110582" calcext:value-type="float">
            <text:p>0.004343738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541398" calcext:value-type="float">
            <text:p>6.541398</text:p>
          </table:table-cell>
          <table:table-cell office:value-type="float" office:value="6.699239043" calcext:value-type="float">
            <text:p>6.699239043</text:p>
          </table:table-cell>
          <table:table-cell table:formula="of:=POWER([.C1212]-6.75;2)" office:value-type="float" office:value="0.00257667475555581" calcext:value-type="float">
            <text:p>0.0025766748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558424" calcext:value-type="float">
            <text:p>6.558424</text:p>
          </table:table-cell>
          <table:table-cell office:value-type="float" office:value="6.7143327823" calcext:value-type="float">
            <text:p>6.7143327823</text:p>
          </table:table-cell>
          <table:table-cell table:formula="of:=POWER([.C1213]-6.75;2)" office:value-type="float" office:value="0.00127215041845922" calcext:value-type="float">
            <text:p>0.0012721504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573083" calcext:value-type="float">
            <text:p>6.573083</text:p>
          </table:table-cell>
          <table:table-cell office:value-type="float" office:value="6.7293807527" calcext:value-type="float">
            <text:p>6.7293807527</text:p>
          </table:table-cell>
          <table:table-cell table:formula="of:=POWER([.C1214]-6.75;2)" office:value-type="float" office:value="0.000425153359218556" calcext:value-type="float">
            <text:p>0.0004251534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585481" calcext:value-type="float">
            <text:p>6.585481</text:p>
          </table:table-cell>
          <table:table-cell office:value-type="float" office:value="6.7239257231" calcext:value-type="float">
            <text:p>6.7239257231</text:p>
          </table:table-cell>
          <table:table-cell table:formula="of:=POWER([.C1215]-6.75;2)" office:value-type="float" office:value="0.000679867915857884" calcext:value-type="float">
            <text:p>0.0006798679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595747" calcext:value-type="float">
            <text:p>6.595747</text:p>
          </table:table-cell>
          <table:table-cell office:value-type="float" office:value="6.7209019435" calcext:value-type="float">
            <text:p>6.7209019435</text:p>
          </table:table-cell>
          <table:table-cell table:formula="of:=POWER([.C1216]-6.75;2)" office:value-type="float" office:value="0.000846696892077171" calcext:value-type="float">
            <text:p>0.0008466969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604025" calcext:value-type="float">
            <text:p>6.604025</text:p>
          </table:table-cell>
          <table:table-cell office:value-type="float" office:value="6.7190693737" calcext:value-type="float">
            <text:p>6.7190693737</text:p>
          </table:table-cell>
          <table:table-cell table:formula="of:=POWER([.C1217]-6.75;2)" office:value-type="float" office:value="0.000956703643310251" calcext:value-type="float">
            <text:p>0.0009567036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610469" calcext:value-type="float">
            <text:p>6.610469</text:p>
          </table:table-cell>
          <table:table-cell office:value-type="float" office:value="6.717959043" calcext:value-type="float">
            <text:p>6.717959043</text:p>
          </table:table-cell>
          <table:table-cell table:formula="of:=POWER([.C1218]-6.75;2)" office:value-type="float" office:value="0.00102662292547582" calcext:value-type="float">
            <text:p>0.0010266229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615246" calcext:value-type="float">
            <text:p>6.615246</text:p>
          </table:table-cell>
          <table:table-cell office:value-type="float" office:value="6.7173356613" calcext:value-type="float">
            <text:p>6.7173356613</text:p>
          </table:table-cell>
          <table:table-cell table:formula="of:=POWER([.C1219]-6.75;2)" office:value-type="float" office:value="0.00106695902270832" calcext:value-type="float">
            <text:p>0.001066959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618526" calcext:value-type="float">
            <text:p>6.618526</text:p>
          </table:table-cell>
          <table:table-cell office:value-type="float" office:value="6.7170598844" calcext:value-type="float">
            <text:p>6.7170598844</text:p>
          </table:table-cell>
          <table:table-cell table:formula="of:=POWER([.C1220]-6.75;2)" office:value-type="float" office:value="0.00108505121574135" calcext:value-type="float">
            <text:p>0.0010850512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620488" calcext:value-type="float">
            <text:p>6.620488</text:p>
          </table:table-cell>
          <table:table-cell office:value-type="float" office:value="6.7170389812" calcext:value-type="float">
            <text:p>6.7170389812</text:p>
          </table:table-cell>
          <table:table-cell table:formula="of:=POWER([.C1221]-6.75;2)" office:value-type="float" office:value="0.00108642876033395" calcext:value-type="float">
            <text:p>0.0010864288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621314" calcext:value-type="float">
            <text:p>6.621314</text:p>
          </table:table-cell>
          <table:table-cell office:value-type="float" office:value="6.7172055591" calcext:value-type="float">
            <text:p>6.7172055591</text:p>
          </table:table-cell>
          <table:table-cell table:formula="of:=POWER([.C1222]-6.75;2)" office:value-type="float" office:value="0.0010754753539436" calcext:value-type="float">
            <text:p>0.0010754754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621192" calcext:value-type="float">
            <text:p>6.621192</text:p>
          </table:table-cell>
          <table:table-cell office:value-type="float" office:value="6.71750725" calcext:value-type="float">
            <text:p>6.71750725</text:p>
          </table:table-cell>
          <table:table-cell table:formula="of:=POWER([.C1223]-6.75;2)" office:value-type="float" office:value="0.00105577880256252" calcext:value-type="float">
            <text:p>0.0010557788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620315" calcext:value-type="float">
            <text:p>6.620315</text:p>
          </table:table-cell>
          <table:table-cell office:value-type="float" office:value="6.7179013172" calcext:value-type="float">
            <text:p>6.7179013172</text:p>
          </table:table-cell>
          <table:table-cell table:formula="of:=POWER([.C1224]-6.75;2)" office:value-type="float" office:value="0.00103032543749502" calcext:value-type="float">
            <text:p>0.0010303254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618876" calcext:value-type="float">
            <text:p>6.618876</text:p>
          </table:table-cell>
          <table:table-cell office:value-type="float" office:value="6.7183516801" calcext:value-type="float">
            <text:p>6.7183516801</text:p>
          </table:table-cell>
          <table:table-cell table:formula="of:=POWER([.C1225]-6.75;2)" office:value-type="float" office:value="0.00100161615249276" calcext:value-type="float">
            <text:p>0.0010016162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617069" calcext:value-type="float">
            <text:p>6.617069</text:p>
          </table:table-cell>
          <table:table-cell office:value-type="float" office:value="6.7188272688" calcext:value-type="float">
            <text:p>6.7188272688</text:p>
          </table:table-cell>
          <table:table-cell table:formula="of:=POWER([.C1226]-6.75;2)" office:value-type="float" office:value="0.000971739170467445" calcext:value-type="float">
            <text:p>0.0009717392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615089" calcext:value-type="float">
            <text:p>6.615089</text:p>
          </table:table-cell>
          <table:table-cell office:value-type="float" office:value="6.7193011048" calcext:value-type="float">
            <text:p>6.7193011048</text:p>
          </table:table-cell>
          <table:table-cell table:formula="of:=POWER([.C1227]-6.75;2)" office:value-type="float" office:value="0.000942422166500612" calcext:value-type="float">
            <text:p>0.0009424222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613124" calcext:value-type="float">
            <text:p>6.613124</text:p>
          </table:table-cell>
          <table:table-cell office:value-type="float" office:value="6.7197498091" calcext:value-type="float">
            <text:p>6.7197498091</text:p>
          </table:table-cell>
          <table:table-cell table:formula="of:=POWER([.C1228]-6.75;2)" office:value-type="float" office:value="0.000915074049486465" calcext:value-type="float">
            <text:p>0.000915074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611352" calcext:value-type="float">
            <text:p>6.611352</text:p>
          </table:table-cell>
          <table:table-cell office:value-type="float" office:value="6.7201533763" calcext:value-type="float">
            <text:p>6.7201533763</text:p>
          </table:table-cell>
          <table:table-cell table:formula="of:=POWER([.C1229]-6.75;2)" office:value-type="float" office:value="0.000890820946289409" calcext:value-type="float">
            <text:p>0.0008908209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609943" calcext:value-type="float">
            <text:p>6.609943</text:p>
          </table:table-cell>
          <table:table-cell office:value-type="float" office:value="6.7204951075" calcext:value-type="float">
            <text:p>6.7204951075</text:p>
          </table:table-cell>
          <table:table-cell table:formula="of:=POWER([.C1230]-6.75;2)" office:value-type="float" office:value="0.000870538681436575" calcext:value-type="float">
            <text:p>0.0008705387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609047" calcext:value-type="float">
            <text:p>6.609047</text:p>
          </table:table-cell>
          <table:table-cell office:value-type="float" office:value="6.7207615914" calcext:value-type="float">
            <text:p>6.7207615914</text:p>
          </table:table-cell>
          <table:table-cell table:formula="of:=POWER([.C1231]-6.75;2)" office:value-type="float" office:value="0.000854884537460524" calcext:value-type="float">
            <text:p>0.0008548845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608795" calcext:value-type="float">
            <text:p>6.608795</text:p>
          </table:table-cell>
          <table:table-cell office:value-type="float" office:value="6.7209427554" calcext:value-type="float">
            <text:p>6.7209427554</text:p>
          </table:table-cell>
          <table:table-cell table:formula="of:=POWER([.C1232]-6.75;2)" office:value-type="float" office:value="0.000844323463744212" calcext:value-type="float">
            <text:p>0.0008443235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609293" calcext:value-type="float">
            <text:p>6.609293</text:p>
          </table:table-cell>
          <table:table-cell office:value-type="float" office:value="6.7210318737" calcext:value-type="float">
            <text:p>6.7210318737</text:p>
          </table:table-cell>
          <table:table-cell table:formula="of:=POWER([.C1233]-6.75;2)" office:value-type="float" office:value="0.000839152341332733" calcext:value-type="float">
            <text:p>0.0008391523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61062" calcext:value-type="float">
            <text:p>6.61062</text:p>
          </table:table-cell>
          <table:table-cell office:value-type="float" office:value="6.7210255565" calcext:value-type="float">
            <text:p>6.7210255565</text:p>
          </table:table-cell>
          <table:table-cell table:formula="of:=POWER([.C1234]-6.75;2)" office:value-type="float" office:value="0.000839518376134699" calcext:value-type="float">
            <text:p>0.0008395184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612827" calcext:value-type="float">
            <text:p>6.612827</text:p>
          </table:table-cell>
          <table:table-cell office:value-type="float" office:value="6.7209236801" calcext:value-type="float">
            <text:p>6.7209236801</text:p>
          </table:table-cell>
          <table:table-cell table:formula="of:=POWER([.C1235]-6.75;2)" office:value-type="float" office:value="0.000845432378927119" calcext:value-type="float">
            <text:p>0.0008454324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615933" calcext:value-type="float">
            <text:p>6.615933</text:p>
          </table:table-cell>
          <table:table-cell office:value-type="float" office:value="6.7207292366" calcext:value-type="float">
            <text:p>6.7207292366</text:p>
          </table:table-cell>
          <table:table-cell table:formula="of:=POWER([.C1236]-6.75;2)" office:value-type="float" office:value="0.000856777590018754" calcext:value-type="float">
            <text:p>0.0008567776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619926" calcext:value-type="float">
            <text:p>6.619926</text:p>
          </table:table-cell>
          <table:table-cell office:value-type="float" office:value="6.7204480968" calcext:value-type="float">
            <text:p>6.7204480968</text:p>
          </table:table-cell>
          <table:table-cell table:formula="of:=POWER([.C1237]-6.75;2)" office:value-type="float" office:value="0.000873314982742158" calcext:value-type="float">
            <text:p>0.000873315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624767" calcext:value-type="float">
            <text:p>6.624767</text:p>
          </table:table-cell>
          <table:table-cell office:value-type="float" office:value="6.7200887043" calcext:value-type="float">
            <text:p>6.7200887043</text:p>
          </table:table-cell>
          <table:table-cell table:formula="of:=POWER([.C1238]-6.75;2)" office:value-type="float" office:value="0.000894685610452829" calcext:value-type="float">
            <text:p>0.0008946856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630387" calcext:value-type="float">
            <text:p>6.630387</text:p>
          </table:table-cell>
          <table:table-cell office:value-type="float" office:value="6.7196616532" calcext:value-type="float">
            <text:p>6.7196616532</text:p>
          </table:table-cell>
          <table:table-cell table:formula="of:=POWER([.C1239]-6.75;2)" office:value-type="float" office:value="0.000920415286557058" calcext:value-type="float">
            <text:p>0.0009204153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636697" calcext:value-type="float">
            <text:p>6.636697</text:p>
          </table:table-cell>
          <table:table-cell office:value-type="float" office:value="6.7191792151" calcext:value-type="float">
            <text:p>6.7191792151</text:p>
          </table:table-cell>
          <table:table-cell table:formula="of:=POWER([.C1240]-6.75;2)" office:value-type="float" office:value="0.000949920781852038" calcext:value-type="float">
            <text:p>0.0009499208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643585" calcext:value-type="float">
            <text:p>6.643585</text:p>
          </table:table-cell>
          <table:table-cell office:value-type="float" office:value="6.7186547957" calcext:value-type="float">
            <text:p>6.7186547957</text:p>
          </table:table-cell>
          <table:table-cell table:formula="of:=POWER([.C1241]-6.75;2)" office:value-type="float" office:value="0.000982521832608737" calcext:value-type="float">
            <text:p>0.0009825218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650929" calcext:value-type="float">
            <text:p>6.650929</text:p>
          </table:table-cell>
          <table:table-cell office:value-type="float" office:value="6.7181023629" calcext:value-type="float">
            <text:p>6.7181023629</text:p>
          </table:table-cell>
          <table:table-cell table:formula="of:=POWER([.C1242]-6.75;2)" office:value-type="float" office:value="0.00101745925256331" calcext:value-type="float">
            <text:p>0.0010174593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658594" calcext:value-type="float">
            <text:p>6.658594</text:p>
          </table:table-cell>
          <table:table-cell office:value-type="float" office:value="6.7175358468" calcext:value-type="float">
            <text:p>6.7175358468</text:p>
          </table:table-cell>
          <table:table-cell table:formula="of:=POWER([.C1243]-6.75;2)" office:value-type="float" office:value="0.00105392124299309" calcext:value-type="float">
            <text:p>0.0010539212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666444" calcext:value-type="float">
            <text:p>6.666444</text:p>
          </table:table-cell>
          <table:table-cell office:value-type="float" office:value="6.716968578" calcext:value-type="float">
            <text:p>6.716968578</text:p>
          </table:table-cell>
          <table:table-cell table:formula="of:=POWER([.C1244]-6.75;2)" office:value-type="float" office:value="0.00109107483934206" calcext:value-type="float">
            <text:p>0.0010910748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674342" calcext:value-type="float">
            <text:p>6.674342</text:p>
          </table:table-cell>
          <table:table-cell office:value-type="float" office:value="6.7164127554" calcext:value-type="float">
            <text:p>6.7164127554</text:p>
          </table:table-cell>
          <table:table-cell table:formula="of:=POWER([.C1245]-6.75;2)" office:value-type="float" office:value="0.0011281029998202" calcext:value-type="float">
            <text:p>0.001128103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682159" calcext:value-type="float">
            <text:p>6.682159</text:p>
          </table:table-cell>
          <table:table-cell office:value-type="float" office:value="6.7158789839" calcext:value-type="float">
            <text:p>6.7158789839</text:p>
          </table:table-cell>
          <table:table-cell table:formula="of:=POWER([.C1246]-6.75;2)" office:value-type="float" office:value="0.00116424373969648" calcext:value-type="float">
            <text:p>0.0011642437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689776" calcext:value-type="float">
            <text:p>6.689776</text:p>
          </table:table-cell>
          <table:table-cell office:value-type="float" office:value="6.7153758952" calcext:value-type="float">
            <text:p>6.7153758952</text:p>
          </table:table-cell>
          <table:table-cell table:formula="of:=POWER([.C1247]-6.75;2)" office:value-type="float" office:value="0.00119882863320137" calcext:value-type="float">
            <text:p>0.0011988286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697085" calcext:value-type="float">
            <text:p>6.697085</text:p>
          </table:table-cell>
          <table:table-cell office:value-type="float" office:value="6.7149098737" calcext:value-type="float">
            <text:p>6.7149098737</text:p>
          </table:table-cell>
          <table:table-cell table:formula="of:=POWER([.C1248]-6.75;2)" office:value-type="float" office:value="0.00123131696374996" calcext:value-type="float">
            <text:p>0.001231317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703996" calcext:value-type="float">
            <text:p>6.703996</text:p>
          </table:table-cell>
          <table:table-cell office:value-type="float" office:value="6.7144848925" calcext:value-type="float">
            <text:p>6.7144848925</text:p>
          </table:table-cell>
          <table:table-cell table:formula="of:=POWER([.C1249]-6.75;2)" office:value-type="float" office:value="0.00126132286073657" calcext:value-type="float">
            <text:p>0.0012613229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710433" calcext:value-type="float">
            <text:p>6.710433</text:p>
          </table:table-cell>
          <table:table-cell office:value-type="float" office:value="6.7141024516" calcext:value-type="float">
            <text:p>6.7141024516</text:p>
          </table:table-cell>
          <table:table-cell table:formula="of:=POWER([.C1250]-6.75;2)" office:value-type="float" office:value="0.00128863398113031" calcext:value-type="float">
            <text:p>0.001288634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71634" calcext:value-type="float">
            <text:p>6.71634</text:p>
          </table:table-cell>
          <table:table-cell office:value-type="float" office:value="6.7137616344" calcext:value-type="float">
            <text:p>6.7137616344</text:p>
          </table:table-cell>
          <table:table-cell table:formula="of:=POWER([.C1251]-6.75;2)" office:value-type="float" office:value="0.00131321914135927" calcext:value-type="float">
            <text:p>0.0013132191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721676" calcext:value-type="float">
            <text:p>6.721676</text:p>
          </table:table-cell>
          <table:table-cell office:value-type="float" office:value="6.71345925" calcext:value-type="float">
            <text:p>6.71345925</text:p>
          </table:table-cell>
          <table:table-cell table:formula="of:=POWER([.C1252]-6.75;2)" office:value-type="float" office:value="0.00133522641056253" calcext:value-type="float">
            <text:p>0.0013352264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726416" calcext:value-type="float">
            <text:p>6.726416</text:p>
          </table:table-cell>
          <table:table-cell office:value-type="float" office:value="6.7131900806" calcext:value-type="float">
            <text:p>6.7131900806</text:p>
          </table:table-cell>
          <table:table-cell table:formula="of:=POWER([.C1253]-6.75;2)" office:value-type="float" office:value="0.00135497016623446" calcext:value-type="float">
            <text:p>0.0013549702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730548" calcext:value-type="float">
            <text:p>6.730548</text:p>
          </table:table-cell>
          <table:table-cell office:value-type="float" office:value="6.7129471909" calcext:value-type="float">
            <text:p>6.7129471909</text:p>
          </table:table-cell>
          <table:table-cell table:formula="of:=POWER([.C1254]-6.75;2)" office:value-type="float" office:value="0.00137291066220107" calcext:value-type="float">
            <text:p>0.0013729107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734074" calcext:value-type="float">
            <text:p>6.734074</text:p>
          </table:table-cell>
          <table:table-cell office:value-type="float" office:value="6.7127223118" calcext:value-type="float">
            <text:p>6.7127223118</text:p>
          </table:table-cell>
          <table:table-cell table:formula="of:=POWER([.C1255]-6.75;2)" office:value-type="float" office:value="0.00138962603753639" calcext:value-type="float">
            <text:p>0.001389626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737006" calcext:value-type="float">
            <text:p>6.737006</text:p>
          </table:table-cell>
          <table:table-cell office:value-type="float" office:value="6.7125062419" calcext:value-type="float">
            <text:p>6.7125062419</text:p>
          </table:table-cell>
          <table:table-cell table:formula="of:=POWER([.C1256]-6.75;2)" office:value-type="float" office:value="0.00140578189646132" calcext:value-type="float">
            <text:p>0.0014057819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739364" calcext:value-type="float">
            <text:p>6.739364</text:p>
          </table:table-cell>
          <table:table-cell office:value-type="float" office:value="6.7122892984" calcext:value-type="float">
            <text:p>6.7122892984</text:p>
          </table:table-cell>
          <table:table-cell table:formula="of:=POWER([.C1257]-6.75;2)" office:value-type="float" office:value="0.00142209701516424" calcext:value-type="float">
            <text:p>0.001422097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741178" calcext:value-type="float">
            <text:p>6.741178</text:p>
          </table:table-cell>
          <table:table-cell office:value-type="float" office:value="6.7120617554" calcext:value-type="float">
            <text:p>6.7120617554</text:p>
          </table:table-cell>
          <table:table-cell table:formula="of:=POWER([.C1258]-6.75;2)" office:value-type="float" office:value="0.00143931040332945" calcext:value-type="float">
            <text:p>0.0014393104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74248" calcext:value-type="float">
            <text:p>6.74248</text:p>
          </table:table-cell>
          <table:table-cell office:value-type="float" office:value="6.7118142769" calcext:value-type="float">
            <text:p>6.7118142769</text:p>
          </table:table-cell>
          <table:table-cell table:formula="of:=POWER([.C1259]-6.75;2)" office:value-type="float" office:value="0.00145814944866986" calcext:value-type="float">
            <text:p>0.0014581494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743313" calcext:value-type="float">
            <text:p>6.743313</text:p>
          </table:table-cell>
          <table:table-cell office:value-type="float" office:value="6.7115383253" calcext:value-type="float">
            <text:p>6.7115383253</text:p>
          </table:table-cell>
          <table:table-cell table:formula="of:=POWER([.C1260]-6.75;2)" office:value-type="float" office:value="0.0014793004207286" calcext:value-type="float">
            <text:p>0.0014793004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74372" calcext:value-type="float">
            <text:p>6.74372</text:p>
          </table:table-cell>
          <table:table-cell office:value-type="float" office:value="6.7112264946" calcext:value-type="float">
            <text:p>6.7112264946</text:p>
          </table:table-cell>
          <table:table-cell table:formula="of:=POWER([.C1261]-6.75;2)" office:value-type="float" office:value="0.00150338472100383" calcext:value-type="float">
            <text:p>0.0015033847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743754" calcext:value-type="float">
            <text:p>6.743754</text:p>
          </table:table-cell>
          <table:table-cell office:value-type="float" office:value="6.7108728226" calcext:value-type="float">
            <text:p>6.7108728226</text:p>
          </table:table-cell>
          <table:table-cell table:formula="of:=POWER([.C1262]-6.75;2)" office:value-type="float" office:value="0.00153093601129108" calcext:value-type="float">
            <text:p>0.001530936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743471" calcext:value-type="float">
            <text:p>6.743471</text:p>
          </table:table-cell>
          <table:table-cell office:value-type="float" office:value="6.7104729812" calcext:value-type="float">
            <text:p>6.7104729812</text:p>
          </table:table-cell>
          <table:table-cell table:formula="of:=POWER([.C1263]-6.75;2)" office:value-type="float" office:value="0.00156238521521558" calcext:value-type="float">
            <text:p>0.0015623852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742932" calcext:value-type="float">
            <text:p>6.742932</text:p>
          </table:table-cell>
          <table:table-cell office:value-type="float" office:value="6.7100244113" calcext:value-type="float">
            <text:p>6.7100244113</text:p>
          </table:table-cell>
          <table:table-cell table:formula="of:=POWER([.C1264]-6.75;2)" office:value-type="float" office:value="0.00159804769191156" calcext:value-type="float">
            <text:p>0.0015980477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742207" calcext:value-type="float">
            <text:p>6.742207</text:p>
          </table:table-cell>
          <table:table-cell office:value-type="float" office:value="6.7095263602" calcext:value-type="float">
            <text:p>6.7095263602</text:p>
          </table:table-cell>
          <table:table-cell table:formula="of:=POWER([.C1265]-6.75;2)" office:value-type="float" office:value="0.00163811551866015" calcext:value-type="float">
            <text:p>0.0016381155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74137" calcext:value-type="float">
            <text:p>6.74137</text:p>
          </table:table-cell>
          <table:table-cell office:value-type="float" office:value="6.7089798038" calcext:value-type="float">
            <text:p>6.7089798038</text:p>
          </table:table-cell>
          <table:table-cell table:formula="of:=POWER([.C1266]-6.75;2)" office:value-type="float" office:value="0.00168265649628648" calcext:value-type="float">
            <text:p>0.0016826565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740499" calcext:value-type="float">
            <text:p>6.740499</text:p>
          </table:table-cell>
          <table:table-cell office:value-type="float" office:value="6.7083872984" calcext:value-type="float">
            <text:p>6.7083872984</text:p>
          </table:table-cell>
          <table:table-cell table:formula="of:=POWER([.C1267]-6.75;2)" office:value-type="float" office:value="0.00173161693445065" calcext:value-type="float">
            <text:p>0.0017316169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739676" calcext:value-type="float">
            <text:p>6.739676</text:p>
          </table:table-cell>
          <table:table-cell office:value-type="float" office:value="6.7077527473" calcext:value-type="float">
            <text:p>6.7077527473</text:p>
          </table:table-cell>
          <table:table-cell table:formula="of:=POWER([.C1268]-6.75;2)" office:value-type="float" office:value="0.00178483036069767" calcext:value-type="float">
            <text:p>0.0017848304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738987" calcext:value-type="float">
            <text:p>6.738987</text:p>
          </table:table-cell>
          <table:table-cell office:value-type="float" office:value="6.7070810941" calcext:value-type="float">
            <text:p>6.7070810941</text:p>
          </table:table-cell>
          <table:table-cell table:formula="of:=POWER([.C1269]-6.75;2)" office:value-type="float" office:value="0.00184203248365303" calcext:value-type="float">
            <text:p>0.0018420325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738513" calcext:value-type="float">
            <text:p>6.738513</text:p>
          </table:table-cell>
          <table:table-cell office:value-type="float" office:value="6.7063779624" calcext:value-type="float">
            <text:p>6.7063779624</text:p>
          </table:table-cell>
          <table:table-cell table:formula="of:=POWER([.C1270]-6.75;2)" office:value-type="float" office:value="0.00190288216437578" calcext:value-type="float">
            <text:p>0.0019028822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738334" calcext:value-type="float">
            <text:p>6.738334</text:p>
          </table:table-cell>
          <table:table-cell office:value-type="float" office:value="6.7056492876" calcext:value-type="float">
            <text:p>6.7056492876</text:p>
          </table:table-cell>
          <table:table-cell table:formula="of:=POWER([.C1271]-6.75;2)" office:value-type="float" office:value="0.00196698569038751" calcext:value-type="float">
            <text:p>0.0019669857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738521" calcext:value-type="float">
            <text:p>6.738521</text:p>
          </table:table-cell>
          <table:table-cell office:value-type="float" office:value="6.7049009247" calcext:value-type="float">
            <text:p>6.7049009247</text:p>
          </table:table-cell>
          <table:table-cell table:formula="of:=POWER([.C1272]-6.75;2)" office:value-type="float" office:value="0.00203392659291503" calcext:value-type="float">
            <text:p>0.0020339266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739132" calcext:value-type="float">
            <text:p>6.739132</text:p>
          </table:table-cell>
          <table:table-cell office:value-type="float" office:value="6.7041382849" calcext:value-type="float">
            <text:p>6.7041382849</text:p>
          </table:table-cell>
          <table:table-cell table:formula="of:=POWER([.C1273]-6.75;2)" office:value-type="float" office:value="0.00210329691191357" calcext:value-type="float">
            <text:p>0.0021032969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740211" calcext:value-type="float">
            <text:p>6.740211</text:p>
          </table:table-cell>
          <table:table-cell office:value-type="float" office:value="6.7033660349" calcext:value-type="float">
            <text:p>6.7033660349</text:p>
          </table:table-cell>
          <table:table-cell table:formula="of:=POWER([.C1274]-6.75;2)" office:value-type="float" office:value="0.002174726700948" calcext:value-type="float">
            <text:p>0.0021747267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741783" calcext:value-type="float">
            <text:p>6.741783</text:p>
          </table:table-cell>
          <table:table-cell office:value-type="float" office:value="6.7025878306" calcext:value-type="float">
            <text:p>6.7025878306</text:p>
          </table:table-cell>
          <table:table-cell table:formula="of:=POWER([.C1275]-6.75;2)" office:value-type="float" office:value="0.00224791380721432" calcext:value-type="float">
            <text:p>0.0022479138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74385" calcext:value-type="float">
            <text:p>6.74385</text:p>
          </table:table-cell>
          <table:table-cell office:value-type="float" office:value="6.7018061505" calcext:value-type="float">
            <text:p>6.7018061505</text:p>
          </table:table-cell>
          <table:table-cell table:formula="of:=POWER([.C1276]-6.75;2)" office:value-type="float" office:value="0.00232264712962861" calcext:value-type="float">
            <text:p>0.002322647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746394" calcext:value-type="float">
            <text:p>6.746394</text:p>
          </table:table-cell>
          <table:table-cell office:value-type="float" office:value="6.7010222151" calcext:value-type="float">
            <text:p>6.7010222151</text:p>
          </table:table-cell>
          <table:table-cell table:formula="of:=POWER([.C1277]-6.75;2)" office:value-type="float" office:value="0.00239882341371066" calcext:value-type="float">
            <text:p>0.0023988234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749369" calcext:value-type="float">
            <text:p>6.749369</text:p>
          </table:table-cell>
          <table:table-cell office:value-type="float" office:value="6.7002359785" calcext:value-type="float">
            <text:p>6.7002359785</text:p>
          </table:table-cell>
          <table:table-cell table:formula="of:=POWER([.C1278]-6.75;2)" office:value-type="float" office:value="0.00247645783585243" calcext:value-type="float">
            <text:p>0.002476457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752709" calcext:value-type="float">
            <text:p>6.752709</text:p>
          </table:table-cell>
          <table:table-cell office:value-type="float" office:value="6.6994462392" calcext:value-type="float">
            <text:p>6.6994462392</text:p>
          </table:table-cell>
          <table:table-cell table:formula="of:=POWER([.C1279]-6.75;2)" office:value-type="float" office:value="0.00255568273102359" calcext:value-type="float">
            <text:p>0.0025556827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756324" calcext:value-type="float">
            <text:p>6.756324</text:p>
          </table:table-cell>
          <table:table-cell office:value-type="float" office:value="6.6986507957" calcext:value-type="float">
            <text:p>6.6986507957</text:p>
          </table:table-cell>
          <table:table-cell table:formula="of:=POWER([.C1280]-6.75;2)" office:value-type="float" office:value="0.00263674078224315" calcext:value-type="float">
            <text:p>0.0026367408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760108" calcext:value-type="float">
            <text:p>6.760108</text:p>
          </table:table-cell>
          <table:table-cell office:value-type="float" office:value="6.6978466855" calcext:value-type="float">
            <text:p>6.6978466855</text:p>
          </table:table-cell>
          <table:table-cell table:formula="of:=POWER([.C1281]-6.75;2)" office:value-type="float" office:value="0.0027199682133359" calcext:value-type="float">
            <text:p>0.0027199682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763941" calcext:value-type="float">
            <text:p>6.763941</text:p>
          </table:table-cell>
          <table:table-cell office:value-type="float" office:value="6.6970304677" calcext:value-type="float">
            <text:p>6.6970304677</text:p>
          </table:table-cell>
          <table:table-cell table:formula="of:=POWER([.C1282]-6.75;2)" office:value-type="float" office:value="0.00280577135208071" calcext:value-type="float">
            <text:p>0.0028057714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767694" calcext:value-type="float">
            <text:p>6.767694</text:p>
          </table:table-cell>
          <table:table-cell office:value-type="float" office:value="6.696198543" calcext:value-type="float">
            <text:p>6.696198543</text:p>
          </table:table-cell>
          <table:table-cell table:formula="of:=POWER([.C1283]-6.75;2)" office:value-type="float" office:value="0.00289459677532281" calcext:value-type="float">
            <text:p>0.0028945968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771238" calcext:value-type="float">
            <text:p>6.771238</text:p>
          </table:table-cell>
          <table:table-cell office:value-type="float" office:value="6.6953474704" calcext:value-type="float">
            <text:p>6.6953474704</text:p>
          </table:table-cell>
          <table:table-cell table:formula="of:=POWER([.C1284]-6.75;2)" office:value-type="float" office:value="0.0029868989916789" calcext:value-type="float">
            <text:p>0.002986899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774448" calcext:value-type="float">
            <text:p>6.774448</text:p>
          </table:table-cell>
          <table:table-cell office:value-type="float" office:value="6.6944742903" calcext:value-type="float">
            <text:p>6.6944742903</text:p>
          </table:table-cell>
          <table:table-cell table:formula="of:=POWER([.C1285]-6.75;2)" office:value-type="float" office:value="0.00308310443768862" calcext:value-type="float">
            <text:p>0.0030831044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777211" calcext:value-type="float">
            <text:p>6.777211</text:p>
          </table:table-cell>
          <table:table-cell office:value-type="float" office:value="6.6935768145" calcext:value-type="float">
            <text:p>6.6935768145</text:p>
          </table:table-cell>
          <table:table-cell table:formula="of:=POWER([.C1286]-6.75;2)" office:value-type="float" office:value="0.0031835758619674" calcext:value-type="float">
            <text:p>0.0031835759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779431" calcext:value-type="float">
            <text:p>6.779431</text:p>
          </table:table-cell>
          <table:table-cell office:value-type="float" office:value="6.6926538817" calcext:value-type="float">
            <text:p>6.6926538817</text:p>
          </table:table-cell>
          <table:table-cell table:formula="of:=POWER([.C1287]-6.75;2)" office:value-type="float" office:value="0.00328857728407758" calcext:value-type="float">
            <text:p>0.0032885773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781036" calcext:value-type="float">
            <text:p>6.781036</text:p>
          </table:table-cell>
          <table:table-cell office:value-type="float" office:value="6.6917055511" calcext:value-type="float">
            <text:p>6.6917055511</text:p>
          </table:table-cell>
          <table:table-cell table:formula="of:=POWER([.C1288]-6.75;2)" office:value-type="float" office:value="0.0033982427725547" calcext:value-type="float">
            <text:p>0.0033982428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781981" calcext:value-type="float">
            <text:p>6.781981</text:p>
          </table:table-cell>
          <table:table-cell office:value-type="float" office:value="6.6907332392" calcext:value-type="float">
            <text:p>6.6907332392</text:p>
          </table:table-cell>
          <table:table-cell table:formula="of:=POWER([.C1289]-6.75;2)" office:value-type="float" office:value="0.00351254893572441" calcext:value-type="float">
            <text:p>0.0035125489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782254" calcext:value-type="float">
            <text:p>6.782254</text:p>
          </table:table-cell>
          <table:table-cell office:value-type="float" office:value="6.6897397849" calcext:value-type="float">
            <text:p>6.6897397849</text:p>
          </table:table-cell>
          <table:table-cell table:formula="of:=POWER([.C1290]-6.75;2)" office:value-type="float" office:value="0.00363129352389822" calcext:value-type="float">
            <text:p>0.0036312935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781872" calcext:value-type="float">
            <text:p>6.781872</text:p>
          </table:table-cell>
          <table:table-cell office:value-type="float" office:value="6.6887294328" calcext:value-type="float">
            <text:p>6.6887294328</text:p>
          </table:table-cell>
          <table:table-cell table:formula="of:=POWER([.C1291]-6.75;2)" office:value-type="float" office:value="0.00375408240500974" calcext:value-type="float">
            <text:p>0.0037540824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780887" calcext:value-type="float">
            <text:p>6.780887</text:p>
          </table:table-cell>
          <table:table-cell office:value-type="float" office:value="6.6877077554" calcext:value-type="float">
            <text:p>6.6877077554</text:p>
          </table:table-cell>
          <table:table-cell table:formula="of:=POWER([.C1292]-6.75;2)" office:value-type="float" office:value="0.00388032373730623" calcext:value-type="float">
            <text:p>0.0038803237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779381" calcext:value-type="float">
            <text:p>6.779381</text:p>
          </table:table-cell>
          <table:table-cell office:value-type="float" office:value="6.6866814973" calcext:value-type="float">
            <text:p>6.6866814973</text:p>
          </table:table-cell>
          <table:table-cell table:formula="of:=POWER([.C1293]-6.75;2)" office:value-type="float" office:value="0.00400923278416986" calcext:value-type="float">
            <text:p>0.0040092328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777464" calcext:value-type="float">
            <text:p>6.777464</text:p>
          </table:table-cell>
          <table:table-cell office:value-type="float" office:value="6.6856583656" calcext:value-type="float">
            <text:p>6.6856583656</text:p>
          </table:table-cell>
          <table:table-cell table:formula="of:=POWER([.C1294]-6.75;2)" office:value-type="float" office:value="0.00413984591726324" calcext:value-type="float">
            <text:p>0.0041398459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775269" calcext:value-type="float">
            <text:p>6.775269</text:p>
          </table:table-cell>
          <table:table-cell office:value-type="float" office:value="6.6846467554" calcext:value-type="float">
            <text:p>6.6846467554</text:p>
          </table:table-cell>
          <table:table-cell table:formula="of:=POWER([.C1295]-6.75;2)" office:value-type="float" office:value="0.0042710465797474" calcext:value-type="float">
            <text:p>0.0042710466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772946" calcext:value-type="float">
            <text:p>6.772946</text:p>
          </table:table-cell>
          <table:table-cell office:value-type="float" office:value="6.6836554624" calcext:value-type="float">
            <text:p>6.6836554624</text:p>
          </table:table-cell>
          <table:table-cell table:formula="of:=POWER([.C1296]-6.75;2)" office:value-type="float" office:value="0.00440159766935782" calcext:value-type="float">
            <text:p>0.0044015977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770653" calcext:value-type="float">
            <text:p>6.770653</text:p>
          </table:table-cell>
          <table:table-cell office:value-type="float" office:value="6.6826933441" calcext:value-type="float">
            <text:p>6.6826933441</text:p>
          </table:table-cell>
          <table:table-cell table:formula="of:=POWER([.C1297]-6.75;2)" office:value-type="float" office:value="0.00453018592844094" calcext:value-type="float">
            <text:p>0.0045301859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768553" calcext:value-type="float">
            <text:p>6.768553</text:p>
          </table:table-cell>
          <table:table-cell office:value-type="float" office:value="6.6817690134" calcext:value-type="float">
            <text:p>6.6817690134</text:p>
          </table:table-cell>
          <table:table-cell table:formula="of:=POWER([.C1298]-6.75;2)" office:value-type="float" office:value="0.00465546753240934" calcext:value-type="float">
            <text:p>0.0046554675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766804" calcext:value-type="float">
            <text:p>6.766804</text:p>
          </table:table-cell>
          <table:table-cell office:value-type="float" office:value="6.6808905027" calcext:value-type="float">
            <text:p>6.6808905027</text:p>
          </table:table-cell>
          <table:table-cell table:formula="of:=POWER([.C1299]-6.75;2)" office:value-type="float" office:value="0.00477612261705864" calcext:value-type="float">
            <text:p>0.0047761226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765552" calcext:value-type="float">
            <text:p>6.765552</text:p>
          </table:table-cell>
          <table:table-cell office:value-type="float" office:value="6.6800649785" calcext:value-type="float">
            <text:p>6.6800649785</text:p>
          </table:table-cell>
          <table:table-cell table:formula="of:=POWER([.C1300]-6.75;2)" office:value-type="float" office:value="0.00489090723220547" calcext:value-type="float">
            <text:p>0.0048909072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764922" calcext:value-type="float">
            <text:p>6.764922</text:p>
          </table:table-cell>
          <table:table-cell office:value-type="float" office:value="6.6792984919" calcext:value-type="float">
            <text:p>6.6792984919</text:p>
          </table:table-cell>
          <table:table-cell table:formula="of:=POWER([.C1301]-6.75;2)" office:value-type="float" office:value="0.00499870324761436" calcext:value-type="float">
            <text:p>0.0049987032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765016" calcext:value-type="float">
            <text:p>6.765016</text:p>
          </table:table-cell>
          <table:table-cell office:value-type="float" office:value="6.6785957769" calcext:value-type="float">
            <text:p>6.6785957769</text:p>
          </table:table-cell>
          <table:table-cell table:formula="of:=POWER([.C1302]-6.75;2)" office:value-type="float" office:value="0.00509856307651458" calcext:value-type="float">
            <text:p>0.0050985631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76591" calcext:value-type="float">
            <text:p>6.76591</text:p>
          </table:table-cell>
          <table:table-cell office:value-type="float" office:value="6.6779600995" calcext:value-type="float">
            <text:p>6.6779600995</text:p>
          </table:table-cell>
          <table:table-cell table:formula="of:=POWER([.C1303]-6.75;2)" office:value-type="float" office:value="0.00518974726404991" calcext:value-type="float">
            <text:p>0.0051897473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767643" calcext:value-type="float">
            <text:p>6.767643</text:p>
          </table:table-cell>
          <table:table-cell office:value-type="float" office:value="6.6773931613" calcext:value-type="float">
            <text:p>6.6773931613</text:p>
          </table:table-cell>
          <table:table-cell table:formula="of:=POWER([.C1304]-6.75;2)" office:value-type="float" office:value="0.00527175302600776" calcext:value-type="float">
            <text:p>0.005271753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770227" calcext:value-type="float">
            <text:p>6.770227</text:p>
          </table:table-cell>
          <table:table-cell office:value-type="float" office:value="6.6768950914" calcext:value-type="float">
            <text:p>6.6768950914</text:p>
          </table:table-cell>
          <table:table-cell table:formula="of:=POWER([.C1305]-6.75;2)" office:value-type="float" office:value="0.00534432766141428" calcext:value-type="float">
            <text:p>0.0053443277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773639" calcext:value-type="float">
            <text:p>6.773639</text:p>
          </table:table-cell>
          <table:table-cell office:value-type="float" office:value="6.6764644624" calcext:value-type="float">
            <text:p>6.6764644624</text:p>
          </table:table-cell>
          <table:table-cell table:formula="of:=POWER([.C1306]-6.75;2)" office:value-type="float" office:value="0.00540747529012098" calcext:value-type="float">
            <text:p>0.0054074753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777828" calcext:value-type="float">
            <text:p>6.777828</text:p>
          </table:table-cell>
          <table:table-cell office:value-type="float" office:value="6.6760983737" calcext:value-type="float">
            <text:p>6.6760983737</text:p>
          </table:table-cell>
          <table:table-cell table:formula="of:=POWER([.C1307]-6.75;2)" office:value-type="float" office:value="0.0054614503697848" calcext:value-type="float">
            <text:p>0.0054614504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782717" calcext:value-type="float">
            <text:p>6.782717</text:p>
          </table:table-cell>
          <table:table-cell office:value-type="float" office:value="6.675792586" calcext:value-type="float">
            <text:p>6.675792586</text:p>
          </table:table-cell>
          <table:table-cell table:formula="of:=POWER([.C1308]-6.75;2)" office:value-type="float" office:value="0.00550674029256739" calcext:value-type="float">
            <text:p>0.0055067403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788208" calcext:value-type="float">
            <text:p>6.788208</text:p>
          </table:table-cell>
          <table:table-cell office:value-type="float" office:value="6.675541672" calcext:value-type="float">
            <text:p>6.675541672</text:p>
          </table:table-cell>
          <table:table-cell table:formula="of:=POWER([.C1309]-6.75;2)" office:value-type="float" office:value="0.00554404260855564" calcext:value-type="float">
            <text:p>0.0055440426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794189" calcext:value-type="float">
            <text:p>6.794189</text:p>
          </table:table-cell>
          <table:table-cell office:value-type="float" office:value="6.6753392204" calcext:value-type="float">
            <text:p>6.6753392204</text:p>
          </table:table-cell>
          <table:table-cell table:formula="of:=POWER([.C1310]-6.75;2)" office:value-type="float" office:value="0.00557423201047982" calcext:value-type="float">
            <text:p>0.005574232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800539" calcext:value-type="float">
            <text:p>6.800539</text:p>
          </table:table-cell>
          <table:table-cell office:value-type="float" office:value="6.6751780323" calcext:value-type="float">
            <text:p>6.6751780323</text:p>
          </table:table-cell>
          <table:table-cell table:formula="of:=POWER([.C1311]-6.75;2)" office:value-type="float" office:value="0.00559832685049987" calcext:value-type="float">
            <text:p>0.0055983269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807135" calcext:value-type="float">
            <text:p>6.807135</text:p>
          </table:table-cell>
          <table:table-cell office:value-type="float" office:value="6.6750503468" calcext:value-type="float">
            <text:p>6.6750503468</text:p>
          </table:table-cell>
          <table:table-cell table:formula="of:=POWER([.C1312]-6.75;2)" office:value-type="float" office:value="0.00561745051480027" calcext:value-type="float">
            <text:p>0.0056174505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813857" calcext:value-type="float">
            <text:p>6.813857</text:p>
          </table:table-cell>
          <table:table-cell office:value-type="float" office:value="6.6749480538" calcext:value-type="float">
            <text:p>6.6749480538</text:p>
          </table:table-cell>
          <table:table-cell table:formula="of:=POWER([.C1313]-6.75;2)" office:value-type="float" office:value="0.00563279462840774" calcext:value-type="float">
            <text:p>0.0056327946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820594" calcext:value-type="float">
            <text:p>6.820594</text:p>
          </table:table-cell>
          <table:table-cell office:value-type="float" office:value="6.6748629059" calcext:value-type="float">
            <text:p>6.6748629059</text:p>
          </table:table-cell>
          <table:table-cell table:formula="of:=POWER([.C1314]-6.75;2)" office:value-type="float" office:value="0.00564558290979233" calcext:value-type="float">
            <text:p>0.0056455829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827248" calcext:value-type="float">
            <text:p>6.827248</text:p>
          </table:table-cell>
          <table:table-cell office:value-type="float" office:value="6.6747867204" calcext:value-type="float">
            <text:p>6.6747867204</text:p>
          </table:table-cell>
          <table:table-cell table:formula="of:=POWER([.C1315]-6.75;2)" office:value-type="float" office:value="0.00565703742818775" calcext:value-type="float">
            <text:p>0.0056570374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833738" calcext:value-type="float">
            <text:p>6.833738</text:p>
          </table:table-cell>
          <table:table-cell office:value-type="float" office:value="6.6747115565" calcext:value-type="float">
            <text:p>6.6747115565</text:p>
          </table:table-cell>
          <table:table-cell table:formula="of:=POWER([.C1316]-6.75;2)" office:value-type="float" office:value="0.00566834972465267" calcext:value-type="float">
            <text:p>0.0056683497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840001" calcext:value-type="float">
            <text:p>6.840001</text:p>
          </table:table-cell>
          <table:table-cell office:value-type="float" office:value="6.6746298737" calcext:value-type="float">
            <text:p>6.6746298737</text:p>
          </table:table-cell>
          <table:table-cell table:formula="of:=POWER([.C1317]-6.75;2)" office:value-type="float" office:value="0.00568065593847798" calcext:value-type="float">
            <text:p>0.0056806559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84599" calcext:value-type="float">
            <text:p>6.84599</text:p>
          </table:table-cell>
          <table:table-cell office:value-type="float" office:value="6.6745346694" calcext:value-type="float">
            <text:p>6.6745346694</text:p>
          </table:table-cell>
          <table:table-cell table:formula="of:=POWER([.C1318]-6.75;2)" office:value-type="float" office:value="0.00569501612256732" calcext:value-type="float">
            <text:p>0.0056950161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851678" calcext:value-type="float">
            <text:p>6.851678</text:p>
          </table:table-cell>
          <table:table-cell office:value-type="float" office:value="6.6744195914" calcext:value-type="float">
            <text:p>6.6744195914</text:p>
          </table:table-cell>
          <table:table-cell table:formula="of:=POWER([.C1319]-6.75;2)" office:value-type="float" office:value="0.00571239816414289" calcext:value-type="float">
            <text:p>0.0057123982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857053" calcext:value-type="float">
            <text:p>6.857053</text:p>
          </table:table-cell>
          <table:table-cell office:value-type="float" office:value="6.6742790188" calcext:value-type="float">
            <text:p>6.6742790188</text:p>
          </table:table-cell>
          <table:table-cell table:formula="of:=POWER([.C1320]-6.75;2)" office:value-type="float" office:value="0.00573366699389074" calcext:value-type="float">
            <text:p>0.005733667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862113" calcext:value-type="float">
            <text:p>6.862113</text:p>
          </table:table-cell>
          <table:table-cell office:value-type="float" office:value="6.6741081156" calcext:value-type="float">
            <text:p>6.6741081156</text:p>
          </table:table-cell>
          <table:table-cell table:formula="of:=POWER([.C1321]-6.75;2)" office:value-type="float" office:value="0.00575957811778294" calcext:value-type="float">
            <text:p>0.0057595781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866868" calcext:value-type="float">
            <text:p>6.866868</text:p>
          </table:table-cell>
          <table:table-cell office:value-type="float" office:value="6.6739028737" calcext:value-type="float">
            <text:p>6.6739028737</text:p>
          </table:table-cell>
          <table:table-cell table:formula="of:=POWER([.C1322]-6.75;2)" office:value-type="float" office:value="0.0057907726311181" calcext:value-type="float">
            <text:p>0.0057907726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871326" calcext:value-type="float">
            <text:p>6.871326</text:p>
          </table:table-cell>
          <table:table-cell office:value-type="float" office:value="6.6736601075" calcext:value-type="float">
            <text:p>6.6736601075</text:p>
          </table:table-cell>
          <table:table-cell table:formula="of:=POWER([.C1323]-6.75;2)" office:value-type="float" office:value="0.00582777918691157" calcext:value-type="float">
            <text:p>0.0058277792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8755" calcext:value-type="float">
            <text:p>6.8755</text:p>
          </table:table-cell>
          <table:table-cell office:value-type="float" office:value="6.6733774704" calcext:value-type="float">
            <text:p>6.6733774704</text:p>
          </table:table-cell>
          <table:table-cell table:formula="of:=POWER([.C1324]-6.75;2)" office:value-type="float" office:value="0.00587101204230285" calcext:value-type="float">
            <text:p>0.005871012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879393" calcext:value-type="float">
            <text:p>6.879393</text:p>
          </table:table-cell>
          <table:table-cell office:value-type="float" office:value="6.6730533978" calcext:value-type="float">
            <text:p>6.6730533978</text:p>
          </table:table-cell>
          <table:table-cell table:formula="of:=POWER([.C1325]-6.75;2)" office:value-type="float" office:value="0.00592077959012498" calcext:value-type="float">
            <text:p>0.0059207796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883002" calcext:value-type="float">
            <text:p>6.883002</text:p>
          </table:table-cell>
          <table:table-cell office:value-type="float" office:value="6.6726870941" calcext:value-type="float">
            <text:p>6.6726870941</text:p>
          </table:table-cell>
          <table:table-cell table:formula="of:=POWER([.C1326]-6.75;2)" office:value-type="float" office:value="0.00597728541870218" calcext:value-type="float">
            <text:p>0.0059772854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886308" calcext:value-type="float">
            <text:p>6.886308</text:p>
          </table:table-cell>
          <table:table-cell office:value-type="float" office:value="6.6722784597" calcext:value-type="float">
            <text:p>6.6722784597</text:p>
          </table:table-cell>
          <table:table-cell table:formula="of:=POWER([.C1327]-6.75;2)" office:value-type="float" office:value="0.00604063782660449" calcext:value-type="float">
            <text:p>0.0060406378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88928" calcext:value-type="float">
            <text:p>6.88928</text:p>
          </table:table-cell>
          <table:table-cell office:value-type="float" office:value="6.6718280511" calcext:value-type="float">
            <text:p>6.6718280511</text:p>
          </table:table-cell>
          <table:table-cell table:formula="of:=POWER([.C1328]-6.75;2)" office:value-type="float" office:value="0.00611085359482416" calcext:value-type="float">
            <text:p>0.0061108536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891868" calcext:value-type="float">
            <text:p>6.891868</text:p>
          </table:table-cell>
          <table:table-cell office:value-type="float" office:value="6.6713370161" calcext:value-type="float">
            <text:p>6.6713370161</text:p>
          </table:table-cell>
          <table:table-cell table:formula="of:=POWER([.C1329]-6.75;2)" office:value-type="float" office:value="0.00618786503605168" calcext:value-type="float">
            <text:p>0.006187865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894008" calcext:value-type="float">
            <text:p>6.894008</text:p>
          </table:table-cell>
          <table:table-cell office:value-type="float" office:value="6.6708070296" calcext:value-type="float">
            <text:p>6.6708070296</text:p>
          </table:table-cell>
          <table:table-cell table:formula="of:=POWER([.C1330]-6.75;2)" office:value-type="float" office:value="0.00627152656077532" calcext:value-type="float">
            <text:p>0.0062715266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895622" calcext:value-type="float">
            <text:p>6.895622</text:p>
          </table:table-cell>
          <table:table-cell office:value-type="float" office:value="6.6702402446" calcext:value-type="float">
            <text:p>6.6702402446</text:p>
          </table:table-cell>
          <table:table-cell table:formula="of:=POWER([.C1331]-6.75;2)" office:value-type="float" office:value="0.00636161858146776" calcext:value-type="float">
            <text:p>0.0063616186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896618" calcext:value-type="float">
            <text:p>6.896618</text:p>
          </table:table-cell>
          <table:table-cell office:value-type="float" office:value="6.6696392231" calcext:value-type="float">
            <text:p>6.6696392231</text:p>
          </table:table-cell>
          <table:table-cell table:formula="of:=POWER([.C1332]-6.75;2)" office:value-type="float" office:value="0.00645785446397159" calcext:value-type="float">
            <text:p>0.0064578545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896896" calcext:value-type="float">
            <text:p>6.896896</text:p>
          </table:table-cell>
          <table:table-cell office:value-type="float" office:value="6.6690069032" calcext:value-type="float">
            <text:p>6.6690069032</text:p>
          </table:table-cell>
          <table:table-cell table:formula="of:=POWER([.C1333]-6.75;2)" office:value-type="float" office:value="0.00655988172925422" calcext:value-type="float">
            <text:p>0.0065598817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896355" calcext:value-type="float">
            <text:p>6.896355</text:p>
          </table:table-cell>
          <table:table-cell office:value-type="float" office:value="6.6683465457" calcext:value-type="float">
            <text:p>6.6683465457</text:p>
          </table:table-cell>
          <table:table-cell table:formula="of:=POWER([.C1334]-6.75;2)" office:value-type="float" office:value="0.00666728659912212" calcext:value-type="float">
            <text:p>0.0066672866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894895" calcext:value-type="float">
            <text:p>6.894895</text:p>
          </table:table-cell>
          <table:table-cell office:value-type="float" office:value="6.6676616962" calcext:value-type="float">
            <text:p>6.6676616962</text:p>
          </table:table-cell>
          <table:table-cell table:formula="of:=POWER([.C1335]-6.75;2)" office:value-type="float" office:value="0.00677959627266114" calcext:value-type="float">
            <text:p>0.0067795963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892425" calcext:value-type="float">
            <text:p>6.892425</text:p>
          </table:table-cell>
          <table:table-cell office:value-type="float" office:value="6.6669561452" calcext:value-type="float">
            <text:p>6.6669561452</text:p>
          </table:table-cell>
          <table:table-cell table:formula="of:=POWER([.C1336]-6.75;2)" office:value-type="float" office:value="0.00689628182004343" calcext:value-type="float">
            <text:p>0.0068962818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888868" calcext:value-type="float">
            <text:p>6.888868</text:p>
          </table:table-cell>
          <table:table-cell office:value-type="float" office:value="6.6662339032" calcext:value-type="float">
            <text:p>6.6662339032</text:p>
          </table:table-cell>
          <table:table-cell table:formula="of:=POWER([.C1337]-6.75;2)" office:value-type="float" office:value="0.00701675897310694" calcext:value-type="float">
            <text:p>0.007016759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884169" calcext:value-type="float">
            <text:p>6.884169</text:p>
          </table:table-cell>
          <table:table-cell office:value-type="float" office:value="6.6654991613" calcext:value-type="float">
            <text:p>6.6654991613</text:p>
          </table:table-cell>
          <table:table-cell table:formula="of:=POWER([.C1338]-6.75;2)" office:value-type="float" office:value="0.00714039174100348" calcext:value-type="float">
            <text:p>0.0071403917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8783" calcext:value-type="float">
            <text:p>6.8783</text:p>
          </table:table-cell>
          <table:table-cell office:value-type="float" office:value="6.6647562527" calcext:value-type="float">
            <text:p>6.6647562527</text:p>
          </table:table-cell>
          <table:table-cell table:formula="of:=POWER([.C1339]-6.75;2)" office:value-type="float" office:value="0.00726649645374623" calcext:value-type="float">
            <text:p>0.0072664965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871265" calcext:value-type="float">
            <text:p>6.871265</text:p>
          </table:table-cell>
          <table:table-cell office:value-type="float" office:value="6.6640096156" calcext:value-type="float">
            <text:p>6.6640096156</text:p>
          </table:table-cell>
          <table:table-cell table:formula="of:=POWER([.C1340]-6.75;2)" office:value-type="float" office:value="0.0073943462092597" calcext:value-type="float">
            <text:p>0.0073943462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863104" calcext:value-type="float">
            <text:p>6.863104</text:p>
          </table:table-cell>
          <table:table-cell office:value-type="float" office:value="6.6632637446" calcext:value-type="float">
            <text:p>6.6632637446</text:p>
          </table:table-cell>
          <table:table-cell table:formula="of:=POWER([.C1341]-6.75;2)" office:value-type="float" office:value="0.00752317800081402" calcext:value-type="float">
            <text:p>0.007523178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853895" calcext:value-type="float">
            <text:p>6.853895</text:p>
          </table:table-cell>
          <table:table-cell office:value-type="float" office:value="6.6625231452" calcext:value-type="float">
            <text:p>6.6625231452</text:p>
          </table:table-cell>
          <table:table-cell table:formula="of:=POWER([.C1342]-6.75;2)" office:value-type="float" office:value="0.00765220012570032" calcext:value-type="float">
            <text:p>0.0076522001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843758" calcext:value-type="float">
            <text:p>6.843758</text:p>
          </table:table-cell>
          <table:table-cell office:value-type="float" office:value="6.6617922688" calcext:value-type="float">
            <text:p>6.6617922688</text:p>
          </table:table-cell>
          <table:table-cell table:formula="of:=POWER([.C1343]-6.75;2)" office:value-type="float" office:value="0.00778060384345142" calcext:value-type="float">
            <text:p>0.0077806038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83285" calcext:value-type="float">
            <text:p>6.83285</text:p>
          </table:table-cell>
          <table:table-cell office:value-type="float" office:value="6.6610754382" calcext:value-type="float">
            <text:p>6.6610754382</text:p>
          </table:table-cell>
          <table:table-cell table:formula="of:=POWER([.C1344]-6.75;2)" office:value-type="float" office:value="0.00790757769132199" calcext:value-type="float">
            <text:p>0.0079075777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821369" calcext:value-type="float">
            <text:p>6.821369</text:p>
          </table:table-cell>
          <table:table-cell office:value-type="float" office:value="6.6603767876" calcext:value-type="float">
            <text:p>6.6603767876</text:p>
          </table:table-cell>
          <table:table-cell table:formula="of:=POWER([.C1345]-6.75;2)" office:value-type="float" office:value="0.00803232020089556" calcext:value-type="float">
            <text:p>0.0080323202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809542" calcext:value-type="float">
            <text:p>6.809542</text:p>
          </table:table-cell>
          <table:table-cell office:value-type="float" office:value="6.6597001667" calcext:value-type="float">
            <text:p>6.6597001667</text:p>
          </table:table-cell>
          <table:table-cell table:formula="of:=POWER([.C1346]-6.75;2)" office:value-type="float" office:value="0.00815405989400771" calcext:value-type="float">
            <text:p>0.0081540599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797629" calcext:value-type="float">
            <text:p>6.797629</text:p>
          </table:table-cell>
          <table:table-cell office:value-type="float" office:value="6.6590490699" calcext:value-type="float">
            <text:p>6.6590490699</text:p>
          </table:table-cell>
          <table:table-cell table:formula="of:=POWER([.C1347]-6.75;2)" office:value-type="float" office:value="0.00827207168605509" calcext:value-type="float">
            <text:p>0.0082720717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785909" calcext:value-type="float">
            <text:p>6.785909</text:p>
          </table:table-cell>
          <table:table-cell office:value-type="float" office:value="6.6584265457" calcext:value-type="float">
            <text:p>6.6584265457</text:p>
          </table:table-cell>
          <table:table-cell table:formula="of:=POWER([.C1348]-6.75;2)" office:value-type="float" office:value="0.00838569753243414" calcext:value-type="float">
            <text:p>0.0083856975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774671" calcext:value-type="float">
            <text:p>6.774671</text:p>
          </table:table-cell>
          <table:table-cell office:value-type="float" office:value="6.6578351183" calcext:value-type="float">
            <text:p>6.6578351183</text:p>
          </table:table-cell>
          <table:table-cell table:formula="of:=POWER([.C1349]-6.75;2)" office:value-type="float" office:value="0.00849436541877492" calcext:value-type="float">
            <text:p>0.0084943654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764212" calcext:value-type="float">
            <text:p>6.764212</text:p>
          </table:table-cell>
          <table:table-cell office:value-type="float" office:value="6.6572767204" calcext:value-type="float">
            <text:p>6.6572767204</text:p>
          </table:table-cell>
          <table:table-cell table:formula="of:=POWER([.C1350]-6.75;2)" office:value-type="float" office:value="0.00859760657977968" calcext:value-type="float">
            <text:p>0.0085976066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754819" calcext:value-type="float">
            <text:p>6.754819</text:p>
          </table:table-cell>
          <table:table-cell office:value-type="float" office:value="6.6567526237" calcext:value-type="float">
            <text:p>6.6567526237</text:p>
          </table:table-cell>
          <table:table-cell table:formula="of:=POWER([.C1351]-6.75;2)" office:value-type="float" office:value="0.00869507318683378" calcext:value-type="float">
            <text:p>0.0086950732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746763" calcext:value-type="float">
            <text:p>6.746763</text:p>
          </table:table-cell>
          <table:table-cell office:value-type="float" office:value="6.6562633978" calcext:value-type="float">
            <text:p>6.6562633978</text:p>
          </table:table-cell>
          <table:table-cell table:formula="of:=POWER([.C1352]-6.75;2)" office:value-type="float" office:value="0.00878655059200103" calcext:value-type="float">
            <text:p>0.0087865506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740286" calcext:value-type="float">
            <text:p>6.740286</text:p>
          </table:table-cell>
          <table:table-cell office:value-type="float" office:value="6.6558088817" calcext:value-type="float">
            <text:p>6.6558088817</text:p>
          </table:table-cell>
          <table:table-cell table:formula="of:=POWER([.C1353]-6.75;2)" office:value-type="float" office:value="0.0088719667666045" calcext:value-type="float">
            <text:p>0.0088719668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735597" calcext:value-type="float">
            <text:p>6.735597</text:p>
          </table:table-cell>
          <table:table-cell office:value-type="float" office:value="6.6553881801" calcext:value-type="float">
            <text:p>6.6553881801</text:p>
          </table:table-cell>
          <table:table-cell table:formula="of:=POWER([.C1354]-6.75;2)" office:value-type="float" office:value="0.00895139646479002" calcext:value-type="float">
            <text:p>0.0089513965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732856" calcext:value-type="float">
            <text:p>6.732856</text:p>
          </table:table-cell>
          <table:table-cell office:value-type="float" office:value="6.6549996774" calcext:value-type="float">
            <text:p>6.6549996774</text:p>
          </table:table-cell>
          <table:table-cell table:formula="of:=POWER([.C1355]-6.75;2)" office:value-type="float" office:value="0.00902506129410403" calcext:value-type="float">
            <text:p>0.0090250613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732174" calcext:value-type="float">
            <text:p>6.732174</text:p>
          </table:table-cell>
          <table:table-cell office:value-type="float" office:value="6.6546410887" calcext:value-type="float">
            <text:p>6.6546410887</text:p>
          </table:table-cell>
          <table:table-cell table:formula="of:=POWER([.C1356]-6.75;2)" office:value-type="float" office:value="0.00909332196432126" calcext:value-type="float">
            <text:p>0.009093322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733605" calcext:value-type="float">
            <text:p>6.733605</text:p>
          </table:table-cell>
          <table:table-cell office:value-type="float" office:value="6.6543095134" calcext:value-type="float">
            <text:p>6.6543095134</text:p>
          </table:table-cell>
          <table:table-cell table:formula="of:=POWER([.C1357]-6.75;2)" office:value-type="float" office:value="0.00915666922574472" calcext:value-type="float">
            <text:p>0.0091566692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737144" calcext:value-type="float">
            <text:p>6.737144</text:p>
          </table:table-cell>
          <table:table-cell office:value-type="float" office:value="6.6540015323" calcext:value-type="float">
            <text:p>6.6540015323</text:p>
          </table:table-cell>
          <table:table-cell table:formula="of:=POWER([.C1358]-6.75;2)" office:value-type="float" office:value="0.009215705800748" calcext:value-type="float">
            <text:p>0.0092157058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742728" calcext:value-type="float">
            <text:p>6.742728</text:p>
          </table:table-cell>
          <table:table-cell office:value-type="float" office:value="6.6537133145" calcext:value-type="float">
            <text:p>6.6537133145</text:p>
          </table:table-cell>
          <table:table-cell table:formula="of:=POWER([.C1359]-6.75;2)" office:value-type="float" office:value="0.0092711258045759" calcext:value-type="float">
            <text:p>0.0092711258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750236" calcext:value-type="float">
            <text:p>6.750236</text:p>
          </table:table-cell>
          <table:table-cell office:value-type="float" office:value="6.6534407446" calcext:value-type="float">
            <text:p>6.6534407446</text:p>
          </table:table-cell>
          <table:table-cell table:formula="of:=POWER([.C1360]-6.75;2)" office:value-type="float" office:value="0.0093236898034024" calcext:value-type="float">
            <text:p>0.0093236898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759493" calcext:value-type="float">
            <text:p>6.759493</text:p>
          </table:table-cell>
          <table:table-cell office:value-type="float" office:value="6.6531795511" calcext:value-type="float">
            <text:p>6.6531795511</text:p>
          </table:table-cell>
          <table:table-cell table:formula="of:=POWER([.C1361]-6.75;2)" office:value-type="float" office:value="0.0093741993251975" calcext:value-type="float">
            <text:p>0.0093741993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770281" calcext:value-type="float">
            <text:p>6.770281</text:p>
          </table:table-cell>
          <table:table-cell office:value-type="float" office:value="6.652925457" calcext:value-type="float">
            <text:p>6.652925457</text:p>
          </table:table-cell>
          <table:table-cell table:formula="of:=POWER([.C1362]-6.75;2)" office:value-type="float" office:value="0.0094234668986588" calcext:value-type="float">
            <text:p>0.0094234669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78234" calcext:value-type="float">
            <text:p>6.78234</text:p>
          </table:table-cell>
          <table:table-cell office:value-type="float" office:value="6.6526743199" calcext:value-type="float">
            <text:p>6.6526743199</text:p>
          </table:table-cell>
          <table:table-cell table:formula="of:=POWER([.C1363]-6.75;2)" office:value-type="float" office:value="0.00947228800692753" calcext:value-type="float">
            <text:p>0.009472288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79538" calcext:value-type="float">
            <text:p>6.79538</text:p>
          </table:table-cell>
          <table:table-cell office:value-type="float" office:value="6.6524222661" calcext:value-type="float">
            <text:p>6.6524222661</text:p>
          </table:table-cell>
          <table:table-cell table:formula="of:=POWER([.C1364]-6.75;2)" office:value-type="float" office:value="0.00952141415305915" calcext:value-type="float">
            <text:p>0.0095214142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809094" calcext:value-type="float">
            <text:p>6.809094</text:p>
          </table:table-cell>
          <table:table-cell office:value-type="float" office:value="6.652165828" calcext:value-type="float">
            <text:p>6.652165828</text:p>
          </table:table-cell>
          <table:table-cell table:formula="of:=POWER([.C1365]-6.75;2)" office:value-type="float" office:value="0.00957152521092554" calcext:value-type="float">
            <text:p>0.0095715252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823162" calcext:value-type="float">
            <text:p>6.823162</text:p>
          </table:table-cell>
          <table:table-cell office:value-type="float" office:value="6.651902043" calcext:value-type="float">
            <text:p>6.651902043</text:p>
          </table:table-cell>
          <table:table-cell table:formula="of:=POWER([.C1366]-6.75;2)" office:value-type="float" office:value="0.00962320916757389" calcext:value-type="float">
            <text:p>0.0096232092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837268" calcext:value-type="float">
            <text:p>6.837268</text:p>
          </table:table-cell>
          <table:table-cell office:value-type="float" office:value="6.6516285672" calcext:value-type="float">
            <text:p>6.6516285672</text:p>
          </table:table-cell>
          <table:table-cell table:formula="of:=POWER([.C1367]-6.75;2)" office:value-type="float" office:value="0.00967693879112484" calcext:value-type="float">
            <text:p>0.0096769388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851104" calcext:value-type="float">
            <text:p>6.851104</text:p>
          </table:table-cell>
          <table:table-cell office:value-type="float" office:value="6.6513437258" calcext:value-type="float">
            <text:p>6.6513437258</text:p>
          </table:table-cell>
          <table:table-cell table:formula="of:=POWER([.C1368]-6.75;2)" office:value-type="float" office:value="0.00973306043902552" calcext:value-type="float">
            <text:p>0.0097330604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864383" calcext:value-type="float">
            <text:p>6.864383</text:p>
          </table:table-cell>
          <table:table-cell office:value-type="float" office:value="6.6510465753" calcext:value-type="float">
            <text:p>6.6510465753</text:p>
          </table:table-cell>
          <table:table-cell table:formula="of:=POWER([.C1369]-6.75;2)" office:value-type="float" office:value="0.00979178025985864" calcext:value-type="float">
            <text:p>0.0097917803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876842" calcext:value-type="float">
            <text:p>6.876842</text:p>
          </table:table-cell>
          <table:table-cell office:value-type="float" office:value="6.6507369167" calcext:value-type="float">
            <text:p>6.6507369167</text:p>
          </table:table-cell>
          <table:table-cell table:formula="of:=POWER([.C1370]-6.75;2)" office:value-type="float" office:value="0.0098531597062228" calcext:value-type="float">
            <text:p>0.0098531597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888255" calcext:value-type="float">
            <text:p>6.888255</text:p>
          </table:table-cell>
          <table:table-cell office:value-type="float" office:value="6.650415293" calcext:value-type="float">
            <text:p>6.650415293</text:p>
          </table:table-cell>
          <table:table-cell table:formula="of:=POWER([.C1371]-6.75;2)" office:value-type="float" office:value="0.00991711386827585" calcext:value-type="float">
            <text:p>0.0099171139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898433" calcext:value-type="float">
            <text:p>6.898433</text:p>
          </table:table-cell>
          <table:table-cell office:value-type="float" office:value="6.6500829543" calcext:value-type="float">
            <text:p>6.6500829543</text:p>
          </table:table-cell>
          <table:table-cell table:formula="of:=POWER([.C1372]-6.75;2)" office:value-type="float" office:value="0.00998341602141585" calcext:value-type="float">
            <text:p>0.009983416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907228" calcext:value-type="float">
            <text:p>6.907228</text:p>
          </table:table-cell>
          <table:table-cell office:value-type="float" office:value="6.6497418011" calcext:value-type="float">
            <text:p>6.6497418011</text:p>
          </table:table-cell>
          <table:table-cell table:formula="of:=POWER([.C1373]-6.75;2)" office:value-type="float" office:value="0.0100517064466719" calcext:value-type="float">
            <text:p>0.0100517064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914537" calcext:value-type="float">
            <text:p>6.914537</text:p>
          </table:table-cell>
          <table:table-cell office:value-type="float" office:value="6.6493943145" calcext:value-type="float">
            <text:p>6.6493943145</text:p>
          </table:table-cell>
          <table:table-cell table:formula="of:=POWER([.C1374]-6.75;2)" office:value-type="float" office:value="0.0101215039549249" calcext:value-type="float">
            <text:p>0.010121504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920298" calcext:value-type="float">
            <text:p>6.920298</text:p>
          </table:table-cell>
          <table:table-cell office:value-type="float" office:value="6.6490434489" calcext:value-type="float">
            <text:p>6.6490434489</text:p>
          </table:table-cell>
          <table:table-cell table:formula="of:=POWER([.C1375]-6.75;2)" office:value-type="float" office:value="0.010192225210007" calcext:value-type="float">
            <text:p>0.0101922252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924495" calcext:value-type="float">
            <text:p>6.924495</text:p>
          </table:table-cell>
          <table:table-cell office:value-type="float" office:value="6.6486925323" calcext:value-type="float">
            <text:p>6.6486925323</text:p>
          </table:table-cell>
          <table:table-cell table:formula="of:=POWER([.C1376]-6.75;2)" office:value-type="float" office:value="0.0102632030117865" calcext:value-type="float">
            <text:p>0.010263203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927148" calcext:value-type="float">
            <text:p>6.927148</text:p>
          </table:table-cell>
          <table:table-cell office:value-type="float" office:value="6.6483451344" calcext:value-type="float">
            <text:p>6.6483451344</text:p>
          </table:table-cell>
          <table:table-cell table:formula="of:=POWER([.C1377]-6.75;2)" office:value-type="float" office:value="0.010333711700154" calcext:value-type="float">
            <text:p>0.0103337117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928314" calcext:value-type="float">
            <text:p>6.928314</text:p>
          </table:table-cell>
          <table:table-cell office:value-type="float" office:value="6.6480049516" calcext:value-type="float">
            <text:p>6.6480049516</text:p>
          </table:table-cell>
          <table:table-cell table:formula="of:=POWER([.C1378]-6.75;2)" office:value-type="float" office:value="0.0104029898981184" calcext:value-type="float">
            <text:p>0.0104029899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928083" calcext:value-type="float">
            <text:p>6.928083</text:p>
          </table:table-cell>
          <table:table-cell office:value-type="float" office:value="6.6476756828" calcext:value-type="float">
            <text:p>6.6476756828</text:p>
          </table:table-cell>
          <table:table-cell table:formula="of:=POWER([.C1379]-6.75;2)" office:value-type="float" office:value="0.0104702658904462" calcext:value-type="float">
            <text:p>0.0104702659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926567" calcext:value-type="float">
            <text:p>6.926567</text:p>
          </table:table-cell>
          <table:table-cell office:value-type="float" office:value="6.6473608952" calcext:value-type="float">
            <text:p>6.6473608952</text:p>
          </table:table-cell>
          <table:table-cell table:formula="of:=POWER([.C1380]-6.75;2)" office:value-type="float" office:value="0.0105347858341453" calcext:value-type="float">
            <text:p>0.0105347858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9239" calcext:value-type="float">
            <text:p>6.9239</text:p>
          </table:table-cell>
          <table:table-cell office:value-type="float" office:value="6.6470639274" calcext:value-type="float">
            <text:p>6.6470639274</text:p>
          </table:table-cell>
          <table:table-cell table:formula="of:=POWER([.C1381]-6.75;2)" office:value-type="float" office:value="0.0105958350423125" calcext:value-type="float">
            <text:p>0.010595835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92023" calcext:value-type="float">
            <text:p>6.92023</text:p>
          </table:table-cell>
          <table:table-cell office:value-type="float" office:value="6.646787793" calcext:value-type="float">
            <text:p>6.646787793</text:p>
          </table:table-cell>
          <table:table-cell table:formula="of:=POWER([.C1382]-6.75;2)" office:value-type="float" office:value="0.0106527596738109" calcext:value-type="float">
            <text:p>0.0106527597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915712" calcext:value-type="float">
            <text:p>6.915712</text:p>
          </table:table-cell>
          <table:table-cell office:value-type="float" office:value="6.646535086" calcext:value-type="float">
            <text:p>6.646535086</text:p>
          </table:table-cell>
          <table:table-cell table:formula="of:=POWER([.C1383]-6.75;2)" office:value-type="float" office:value="0.0107049884290274" calcext:value-type="float">
            <text:p>0.0107049884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910504" calcext:value-type="float">
            <text:p>6.910504</text:p>
          </table:table-cell>
          <table:table-cell office:value-type="float" office:value="6.6463079274" calcext:value-type="float">
            <text:p>6.6463079274</text:p>
          </table:table-cell>
          <table:table-cell table:formula="of:=POWER([.C1384]-6.75;2)" office:value-type="float" office:value="0.0107520459200837" calcext:value-type="float">
            <text:p>0.0107520459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904758" calcext:value-type="float">
            <text:p>6.904758</text:p>
          </table:table-cell>
          <table:table-cell office:value-type="float" office:value="6.6461079194" calcext:value-type="float">
            <text:p>6.6461079194</text:p>
          </table:table-cell>
          <table:table-cell table:formula="of:=POWER([.C1385]-6.75;2)" office:value-type="float" office:value="0.0107935644113968" calcext:value-type="float">
            <text:p>0.0107935644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898624" calcext:value-type="float">
            <text:p>6.898624</text:p>
          </table:table-cell>
          <table:table-cell office:value-type="float" office:value="6.6459361263" calcext:value-type="float">
            <text:p>6.6459361263</text:p>
          </table:table-cell>
          <table:table-cell table:formula="of:=POWER([.C1386]-6.75;2)" office:value-type="float" office:value="0.0108292898094496" calcext:value-type="float">
            <text:p>0.0108292898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892236" calcext:value-type="float">
            <text:p>6.892236</text:p>
          </table:table-cell>
          <table:table-cell office:value-type="float" office:value="6.6457930618" calcext:value-type="float">
            <text:p>6.6457930618</text:p>
          </table:table-cell>
          <table:table-cell table:formula="of:=POWER([.C1387]-6.75;2)" office:value-type="float" office:value="0.0108590859690186" calcext:value-type="float">
            <text:p>0.010859086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885716" calcext:value-type="float">
            <text:p>6.885716</text:p>
          </table:table-cell>
          <table:table-cell office:value-type="float" office:value="6.6456787124" calcext:value-type="float">
            <text:p>6.6456787124</text:p>
          </table:table-cell>
          <table:table-cell table:formula="of:=POWER([.C1388]-6.75;2)" office:value-type="float" office:value="0.0108829310465218" calcext:value-type="float">
            <text:p>0.010882931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879169" calcext:value-type="float">
            <text:p>6.879169</text:p>
          </table:table-cell>
          <table:table-cell office:value-type="float" office:value="6.6455925726" calcext:value-type="float">
            <text:p>6.6455925726</text:p>
          </table:table-cell>
          <table:table-cell table:formula="of:=POWER([.C1389]-6.75;2)" office:value-type="float" office:value="0.0109009108962863" calcext:value-type="float">
            <text:p>0.0109009109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872684" calcext:value-type="float">
            <text:p>6.872684</text:p>
          </table:table-cell>
          <table:table-cell office:value-type="float" office:value="6.6455336882" calcext:value-type="float">
            <text:p>6.6455336882</text:p>
          </table:table-cell>
          <table:table-cell table:formula="of:=POWER([.C1390]-6.75;2)" office:value-type="float" office:value="0.0109132103010947" calcext:value-type="float">
            <text:p>0.0109132103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866329" calcext:value-type="float">
            <text:p>6.866329</text:p>
          </table:table-cell>
          <table:table-cell office:value-type="float" office:value="6.6455007151" calcext:value-type="float">
            <text:p>6.6455007151</text:p>
          </table:table-cell>
          <table:table-cell table:formula="of:=POWER([.C1391]-6.75;2)" office:value-type="float" office:value="0.0109201005446114" calcext:value-type="float">
            <text:p>0.0109201005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860157" calcext:value-type="float">
            <text:p>6.860157</text:p>
          </table:table-cell>
          <table:table-cell office:value-type="float" office:value="6.6454920027" calcext:value-type="float">
            <text:p>6.6454920027</text:p>
          </table:table-cell>
          <table:table-cell table:formula="of:=POWER([.C1392]-6.75;2)" office:value-type="float" office:value="0.0109219214996568" calcext:value-type="float">
            <text:p>0.0109219215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8542" calcext:value-type="float">
            <text:p>6.8542</text:p>
          </table:table-cell>
          <table:table-cell office:value-type="float" office:value="6.6455056586" calcext:value-type="float">
            <text:p>6.6455056586</text:p>
          </table:table-cell>
          <table:table-cell table:formula="of:=POWER([.C1393]-6.75;2)" office:value-type="float" office:value="0.0109190673846197" calcext:value-type="float">
            <text:p>0.0109190674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848476" calcext:value-type="float">
            <text:p>6.848476</text:p>
          </table:table-cell>
          <table:table-cell office:value-type="float" office:value="6.6455396478" calcext:value-type="float">
            <text:p>6.6455396478</text:p>
          </table:table-cell>
          <table:table-cell table:formula="of:=POWER([.C1394]-6.75;2)" office:value-type="float" office:value="0.0109119651817481" calcext:value-type="float">
            <text:p>0.0109119652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842986" calcext:value-type="float">
            <text:p>6.842986</text:p>
          </table:table-cell>
          <table:table-cell office:value-type="float" office:value="6.6455918763" calcext:value-type="float">
            <text:p>6.6455918763</text:p>
          </table:table-cell>
          <table:table-cell table:formula="of:=POWER([.C1395]-6.75;2)" office:value-type="float" office:value="0.0109010562945545" calcext:value-type="float">
            <text:p>0.0109010563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837715" calcext:value-type="float">
            <text:p>6.837715</text:p>
          </table:table-cell>
          <table:table-cell office:value-type="float" office:value="6.6456602796" calcext:value-type="float">
            <text:p>6.6456602796</text:p>
          </table:table-cell>
          <table:table-cell table:formula="of:=POWER([.C1396]-6.75;2)" office:value-type="float" office:value="0.0108867772531501" calcext:value-type="float">
            <text:p>0.0108867773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832639" calcext:value-type="float">
            <text:p>6.832639</text:p>
          </table:table-cell>
          <table:table-cell office:value-type="float" office:value="6.6457429247" calcext:value-type="float">
            <text:p>6.6457429247</text:p>
          </table:table-cell>
          <table:table-cell table:formula="of:=POWER([.C1397]-6.75;2)" office:value-type="float" office:value="0.0108695377501098" calcext:value-type="float">
            <text:p>0.0108695378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827718" calcext:value-type="float">
            <text:p>6.827718</text:p>
          </table:table-cell>
          <table:table-cell office:value-type="float" office:value="6.6458380806" calcext:value-type="float">
            <text:p>6.6458380806</text:p>
          </table:table-cell>
          <table:table-cell table:formula="of:=POWER([.C1398]-6.75;2)" office:value-type="float" office:value="0.0108497054530921" calcext:value-type="float">
            <text:p>0.0108497055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822907" calcext:value-type="float">
            <text:p>6.822907</text:p>
          </table:table-cell>
          <table:table-cell office:value-type="float" office:value="6.6459443172" calcext:value-type="float">
            <text:p>6.6459443172</text:p>
          </table:table-cell>
          <table:table-cell table:formula="of:=POWER([.C1399]-6.75;2)" office:value-type="float" office:value="0.0108275851229743" calcext:value-type="float">
            <text:p>0.0108275851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818148" calcext:value-type="float">
            <text:p>6.818148</text:p>
          </table:table-cell>
          <table:table-cell office:value-type="float" office:value="6.6460605618" calcext:value-type="float">
            <text:p>6.6460605618</text:p>
          </table:table-cell>
          <table:table-cell table:formula="of:=POWER([.C1400]-6.75;2)" office:value-type="float" office:value="0.0108034068133317" calcext:value-type="float">
            <text:p>0.0108034068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813382" calcext:value-type="float">
            <text:p>6.813382</text:p>
          </table:table-cell>
          <table:table-cell office:value-type="float" office:value="6.6461861801" calcext:value-type="float">
            <text:p>6.6461861801</text:p>
          </table:table-cell>
          <table:table-cell table:formula="of:=POWER([.C1401]-6.75;2)" office:value-type="float" office:value="0.0107773092022296" calcext:value-type="float">
            <text:p>0.0107773092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808543" calcext:value-type="float">
            <text:p>6.808543</text:p>
          </table:table-cell>
          <table:table-cell office:value-type="float" office:value="6.6463210108" calcext:value-type="float">
            <text:p>6.6463210108</text:p>
          </table:table-cell>
          <table:table-cell table:formula="of:=POWER([.C1402]-6.75;2)" office:value-type="float" office:value="0.0107493328015336" calcext:value-type="float">
            <text:p>0.0107493328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803563" calcext:value-type="float">
            <text:p>6.803563</text:p>
          </table:table-cell>
          <table:table-cell office:value-type="float" office:value="6.6464654032" calcext:value-type="float">
            <text:p>6.6464654032</text:p>
          </table:table-cell>
          <table:table-cell table:formula="of:=POWER([.C1403]-6.75;2)" office:value-type="float" office:value="0.0107194127345386" calcext:value-type="float">
            <text:p>0.0107194127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798378" calcext:value-type="float">
            <text:p>6.798378</text:p>
          </table:table-cell>
          <table:table-cell office:value-type="float" office:value="6.6466202339" calcext:value-type="float">
            <text:p>6.6466202339</text:p>
          </table:table-cell>
          <table:table-cell table:formula="of:=POWER([.C1404]-6.75;2)" office:value-type="float" office:value="0.0106873760388907" calcext:value-type="float">
            <text:p>0.010687376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792925" calcext:value-type="float">
            <text:p>6.792925</text:p>
          </table:table-cell>
          <table:table-cell office:value-type="float" office:value="6.6467868952" calcext:value-type="float">
            <text:p>6.6467868952</text:p>
          </table:table-cell>
          <table:table-cell table:formula="of:=POWER([.C1405]-6.75;2)" office:value-type="float" office:value="0.0106529450024558" calcext:value-type="float">
            <text:p>0.010652945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787149" calcext:value-type="float">
            <text:p>6.787149</text:p>
          </table:table-cell>
          <table:table-cell office:value-type="float" office:value="6.6469672608" calcext:value-type="float">
            <text:p>6.6469672608</text:p>
          </table:table-cell>
          <table:table-cell table:formula="of:=POWER([.C1406]-6.75;2)" office:value-type="float" office:value="0.0106157453470551" calcext:value-type="float">
            <text:p>0.0106157453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781006" calcext:value-type="float">
            <text:p>6.781006</text:p>
          </table:table-cell>
          <table:table-cell office:value-type="float" office:value="6.6471636371" calcext:value-type="float">
            <text:p>6.6471636371</text:p>
          </table:table-cell>
          <table:table-cell table:formula="of:=POWER([.C1407]-6.75;2)" office:value-type="float" office:value="0.0105753175345004" calcext:value-type="float">
            <text:p>0.0105753175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774466" calcext:value-type="float">
            <text:p>6.774466</text:p>
          </table:table-cell>
          <table:table-cell office:value-type="float" office:value="6.647378672" calcext:value-type="float">
            <text:p>6.647378672</text:p>
          </table:table-cell>
          <table:table-cell table:formula="of:=POWER([.C1408]-6.75;2)" office:value-type="float" office:value="0.0105311369604835" calcext:value-type="float">
            <text:p>0.010531137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767514" calcext:value-type="float">
            <text:p>6.767514</text:p>
          </table:table-cell>
          <table:table-cell office:value-type="float" office:value="6.6476152554" calcext:value-type="float">
            <text:p>6.6476152554</text:p>
          </table:table-cell>
          <table:table-cell table:formula="of:=POWER([.C1409]-6.75;2)" office:value-type="float" office:value="0.0104826359268073" calcext:value-type="float">
            <text:p>0.0104826359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760157" calcext:value-type="float">
            <text:p>6.760157</text:p>
          </table:table-cell>
          <table:table-cell office:value-type="float" office:value="6.6478763978" calcext:value-type="float">
            <text:p>6.6478763978</text:p>
          </table:table-cell>
          <table:table-cell table:formula="of:=POWER([.C1410]-6.75;2)" office:value-type="float" office:value="0.0104292301263038" calcext:value-type="float">
            <text:p>0.0104292301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752421" calcext:value-type="float">
            <text:p>6.752421</text:p>
          </table:table-cell>
          <table:table-cell office:value-type="float" office:value="6.6481650753" calcext:value-type="float">
            <text:p>6.6481650753</text:p>
          </table:table-cell>
          <table:table-cell table:formula="of:=POWER([.C1411]-6.75;2)" office:value-type="float" office:value="0.0103703518886547" calcext:value-type="float">
            <text:p>0.0103703519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744358" calcext:value-type="float">
            <text:p>6.744358</text:p>
          </table:table-cell>
          <table:table-cell office:value-type="float" office:value="6.6484840914" calcext:value-type="float">
            <text:p>6.6484840914</text:p>
          </table:table-cell>
          <table:table-cell table:formula="of:=POWER([.C1412]-6.75;2)" office:value-type="float" office:value="0.0103054796988835" calcext:value-type="float">
            <text:p>0.0103054797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736043" calcext:value-type="float">
            <text:p>6.736043</text:p>
          </table:table-cell>
          <table:table-cell office:value-type="float" office:value="6.6488359032" calcext:value-type="float">
            <text:p>6.6488359032</text:p>
          </table:table-cell>
          <table:table-cell table:formula="of:=POWER([.C1413]-6.75;2)" office:value-type="float" office:value="0.0102341744813597" calcext:value-type="float">
            <text:p>0.0102341745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727572" calcext:value-type="float">
            <text:p>6.727572</text:p>
          </table:table-cell>
          <table:table-cell office:value-type="float" office:value="6.6492224651" calcext:value-type="float">
            <text:p>6.6492224651</text:p>
          </table:table-cell>
          <table:table-cell table:formula="of:=POWER([.C1414]-6.75;2)" office:value-type="float" office:value="0.0101561115405207" calcext:value-type="float">
            <text:p>0.0101561115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719064" calcext:value-type="float">
            <text:p>6.719064</text:p>
          </table:table-cell>
          <table:table-cell office:value-type="float" office:value="6.649645086" calcext:value-type="float">
            <text:p>6.649645086</text:p>
          </table:table-cell>
          <table:table-cell table:formula="of:=POWER([.C1415]-6.75;2)" office:value-type="float" office:value="0.0100711087639475" calcext:value-type="float">
            <text:p>0.0100711088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710657" calcext:value-type="float">
            <text:p>6.710657</text:p>
          </table:table-cell>
          <table:table-cell office:value-type="float" office:value="6.6501042876" calcext:value-type="float">
            <text:p>6.6501042876</text:p>
          </table:table-cell>
          <table:table-cell table:formula="of:=POWER([.C1416]-6.75;2)" office:value-type="float" office:value="0.00997915335590359" calcext:value-type="float">
            <text:p>0.0099791534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702501" calcext:value-type="float">
            <text:p>6.702501</text:p>
          </table:table-cell>
          <table:table-cell office:value-type="float" office:value="6.6505996962" calcext:value-type="float">
            <text:p>6.6505996962</text:p>
          </table:table-cell>
          <table:table-cell table:formula="of:=POWER([.C1417]-6.75;2)" office:value-type="float" office:value="0.0098804203955322" calcext:value-type="float">
            <text:p>0.0098804204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694754" calcext:value-type="float">
            <text:p>6.694754</text:p>
          </table:table-cell>
          <table:table-cell office:value-type="float" office:value="6.651129957" calcext:value-type="float">
            <text:p>6.651129957</text:p>
          </table:table-cell>
          <table:table-cell table:formula="of:=POWER([.C1418]-6.75;2)" office:value-type="float" office:value="0.00977528540282181" calcext:value-type="float">
            <text:p>0.0097752854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687576" calcext:value-type="float">
            <text:p>6.687576</text:p>
          </table:table-cell>
          <table:table-cell office:value-type="float" office:value="6.6516927016" calcext:value-type="float">
            <text:p>6.6516927016</text:p>
          </table:table-cell>
          <table:table-cell table:formula="of:=POWER([.C1419]-6.75;2)" office:value-type="float" office:value="0.00966432491870664" calcext:value-type="float">
            <text:p>0.0096643249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681123" calcext:value-type="float">
            <text:p>6.681123</text:p>
          </table:table-cell>
          <table:table-cell office:value-type="float" office:value="6.6522845296" calcext:value-type="float">
            <text:p>6.6522845296</text:p>
          </table:table-cell>
          <table:table-cell table:formula="of:=POWER([.C1420]-6.75;2)" office:value-type="float" office:value="0.00954831315549324" calcext:value-type="float">
            <text:p>0.0095483132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675538" calcext:value-type="float">
            <text:p>6.675538</text:p>
          </table:table-cell>
          <table:table-cell office:value-type="float" office:value="6.6529010484" calcext:value-type="float">
            <text:p>6.6529010484</text:p>
          </table:table-cell>
          <table:table-cell table:formula="of:=POWER([.C1421]-6.75;2)" office:value-type="float" office:value="0.00942820640181906" calcext:value-type="float">
            <text:p>0.0094282064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670944" calcext:value-type="float">
            <text:p>6.670944</text:p>
          </table:table-cell>
          <table:table-cell office:value-type="float" office:value="6.6535369543" calcext:value-type="float">
            <text:p>6.6535369543</text:p>
          </table:table-cell>
          <table:table-cell table:formula="of:=POWER([.C1422]-6.75;2)" office:value-type="float" office:value="0.00930511918572033" calcext:value-type="float">
            <text:p>0.0093051192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667438" calcext:value-type="float">
            <text:p>6.667438</text:p>
          </table:table-cell>
          <table:table-cell office:value-type="float" office:value="6.6541861505" calcext:value-type="float">
            <text:p>6.6541861505</text:p>
          </table:table-cell>
          <table:table-cell table:formula="of:=POWER([.C1423]-6.75;2)" office:value-type="float" office:value="0.00918029375600862" calcext:value-type="float">
            <text:p>0.0091802938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665089" calcext:value-type="float">
            <text:p>6.665089</text:p>
          </table:table-cell>
          <table:table-cell office:value-type="float" office:value="6.6548419113" calcext:value-type="float">
            <text:p>6.6548419113</text:p>
          </table:table-cell>
          <table:table-cell table:formula="of:=POWER([.C1424]-6.75;2)" office:value-type="float" office:value="0.00905506184503704" calcext:value-type="float">
            <text:p>0.0090550618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663928" calcext:value-type="float">
            <text:p>6.663928</text:p>
          </table:table-cell>
          <table:table-cell office:value-type="float" office:value="6.6554970618" calcext:value-type="float">
            <text:p>6.6554970618</text:p>
          </table:table-cell>
          <table:table-cell table:formula="of:=POWER([.C1425]-6.75;2)" office:value-type="float" office:value="0.00893080532843298" calcext:value-type="float">
            <text:p>0.0089308053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66395" calcext:value-type="float">
            <text:p>6.66395</text:p>
          </table:table-cell>
          <table:table-cell office:value-type="float" office:value="6.6561442016" calcext:value-type="float">
            <text:p>6.6561442016</text:p>
          </table:table-cell>
          <table:table-cell table:formula="of:=POWER([.C1426]-6.75;2)" office:value-type="float" office:value="0.00880891089330143" calcext:value-type="float">
            <text:p>0.0088089109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665112" calcext:value-type="float">
            <text:p>6.665112</text:p>
          </table:table-cell>
          <table:table-cell office:value-type="float" office:value="6.6567759382" calcext:value-type="float">
            <text:p>6.6567759382</text:p>
          </table:table-cell>
          <table:table-cell table:formula="of:=POWER([.C1427]-6.75;2)" office:value-type="float" office:value="0.00869072569849022" calcext:value-type="float">
            <text:p>0.0086907257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667335" calcext:value-type="float">
            <text:p>6.667335</text:p>
          </table:table-cell>
          <table:table-cell office:value-type="float" office:value="6.6573851317" calcext:value-type="float">
            <text:p>6.6573851317</text:p>
          </table:table-cell>
          <table:table-cell table:formula="of:=POWER([.C1428]-6.75;2)" office:value-type="float" office:value="0.00857751383022636" calcext:value-type="float">
            <text:p>0.0085775138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670506" calcext:value-type="float">
            <text:p>6.670506</text:p>
          </table:table-cell>
          <table:table-cell office:value-type="float" office:value="6.6579651398" calcext:value-type="float">
            <text:p>6.6579651398</text:p>
          </table:table-cell>
          <table:table-cell table:formula="of:=POWER([.C1429]-6.75;2)" office:value-type="float" office:value="0.00847041549203356" calcext:value-type="float">
            <text:p>0.0084704155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674484" calcext:value-type="float">
            <text:p>6.674484</text:p>
          </table:table-cell>
          <table:table-cell office:value-type="float" office:value="6.6585100484" calcext:value-type="float">
            <text:p>6.6585100484</text:p>
          </table:table-cell>
          <table:table-cell table:formula="of:=POWER([.C1430]-6.75;2)" office:value-type="float" office:value="0.00837041124377032" calcext:value-type="float">
            <text:p>0.0083704112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679106" calcext:value-type="float">
            <text:p>6.679106</text:p>
          </table:table-cell>
          <table:table-cell office:value-type="float" office:value="6.6590148817" calcext:value-type="float">
            <text:p>6.6590148817</text:p>
          </table:table-cell>
          <table:table-cell table:formula="of:=POWER([.C1431]-6.75;2)" office:value-type="float" office:value="0.00827829175206498" calcext:value-type="float">
            <text:p>0.0082782918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684192" calcext:value-type="float">
            <text:p>6.684192</text:p>
          </table:table-cell>
          <table:table-cell office:value-type="float" office:value="6.659475793" calcext:value-type="float">
            <text:p>6.659475793</text:p>
          </table:table-cell>
          <table:table-cell table:formula="of:=POWER([.C1432]-6.75;2)" office:value-type="float" office:value="0.00819463205297878" calcext:value-type="float">
            <text:p>0.0081946321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689558" calcext:value-type="float">
            <text:p>6.689558</text:p>
          </table:table-cell>
          <table:table-cell office:value-type="float" office:value="6.659890207" calcext:value-type="float">
            <text:p>6.659890207</text:p>
          </table:table-cell>
          <table:table-cell table:formula="of:=POWER([.C1433]-6.75;2)" office:value-type="float" office:value="0.00811977479450283" calcext:value-type="float">
            <text:p>0.0081197748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695017" calcext:value-type="float">
            <text:p>6.695017</text:p>
          </table:table-cell>
          <table:table-cell office:value-type="float" office:value="6.6602569194" calcext:value-type="float">
            <text:p>6.6602569194</text:p>
          </table:table-cell>
          <table:table-cell table:formula="of:=POWER([.C1434]-6.75;2)" office:value-type="float" office:value="0.00805382051557808" calcext:value-type="float">
            <text:p>0.0080538205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70039" calcext:value-type="float">
            <text:p>6.70039</text:p>
          </table:table-cell>
          <table:table-cell office:value-type="float" office:value="6.6605761532" calcext:value-type="float">
            <text:p>6.6605761532</text:p>
          </table:table-cell>
          <table:table-cell table:formula="of:=POWER([.C1435]-6.75;2)" office:value-type="float" office:value="0.00799662437650986" calcext:value-type="float">
            <text:p>0.0079966244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705513" calcext:value-type="float">
            <text:p>6.705513</text:p>
          </table:table-cell>
          <table:table-cell office:value-type="float" office:value="6.6608495672" calcext:value-type="float">
            <text:p>6.6608495672</text:p>
          </table:table-cell>
          <table:table-cell table:formula="of:=POWER([.C1436]-6.75;2)" office:value-type="float" office:value="0.00794779966842738" calcext:value-type="float">
            <text:p>0.0079477997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71024" calcext:value-type="float">
            <text:p>6.71024</text:p>
          </table:table-cell>
          <table:table-cell office:value-type="float" office:value="6.6610801962" calcext:value-type="float">
            <text:p>6.6610801962</text:p>
          </table:table-cell>
          <table:table-cell table:formula="of:=POWER([.C1437]-6.75;2)" office:value-type="float" office:value="0.00790673150783043" calcext:value-type="float">
            <text:p>0.0079067315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71445" calcext:value-type="float">
            <text:p>6.71445</text:p>
          </table:table-cell>
          <table:table-cell office:value-type="float" office:value="6.6612723575" calcext:value-type="float">
            <text:p>6.6612723575</text:p>
          </table:table-cell>
          <table:table-cell table:formula="of:=POWER([.C1438]-6.75;2)" office:value-type="float" office:value="0.00787259454360786" calcext:value-type="float">
            <text:p>0.0078725945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718048" calcext:value-type="float">
            <text:p>6.718048</text:p>
          </table:table-cell>
          <table:table-cell office:value-type="float" office:value="6.6614314946" calcext:value-type="float">
            <text:p>6.6614314946</text:p>
          </table:table-cell>
          <table:table-cell table:formula="of:=POWER([.C1439]-6.75;2)" office:value-type="float" office:value="0.00784438014878976" calcext:value-type="float">
            <text:p>0.0078443801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720964" calcext:value-type="float">
            <text:p>6.720964</text:p>
          </table:table-cell>
          <table:table-cell office:value-type="float" office:value="6.6615639973" calcext:value-type="float">
            <text:p>6.6615639973</text:p>
          </table:table-cell>
          <table:table-cell table:formula="of:=POWER([.C1440]-6.75;2)" office:value-type="float" office:value="0.0078209265735544" calcext:value-type="float">
            <text:p>0.0078209266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723159" calcext:value-type="float">
            <text:p>6.723159</text:p>
          </table:table-cell>
          <table:table-cell office:value-type="float" office:value="6.6616769731" calcext:value-type="float">
            <text:p>6.6616769731</text:p>
          </table:table-cell>
          <table:table-cell table:formula="of:=POWER([.C1441]-6.75;2)" office:value-type="float" office:value="0.00780095708077803" calcext:value-type="float">
            <text:p>0.0078009571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724616" calcext:value-type="float">
            <text:p>6.724616</text:p>
          </table:table-cell>
          <table:table-cell office:value-type="float" office:value="6.6617779946" calcext:value-type="float">
            <text:p>6.6617779946</text:p>
          </table:table-cell>
          <table:table-cell table:formula="of:=POWER([.C1442]-6.75;2)" office:value-type="float" office:value="0.00778312223679771" calcext:value-type="float">
            <text:p>0.0077831222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72534" calcext:value-type="float">
            <text:p>6.72534</text:p>
          </table:table-cell>
          <table:table-cell office:value-type="float" office:value="6.6618748548" calcext:value-type="float">
            <text:p>6.6618748548</text:p>
          </table:table-cell>
          <table:table-cell table:formula="of:=POWER([.C1443]-6.75;2)" office:value-type="float" office:value="0.00776604121652113" calcext:value-type="float">
            <text:p>0.0077660412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725355" calcext:value-type="float">
            <text:p>6.725355</text:p>
          </table:table-cell>
          <table:table-cell office:value-type="float" office:value="6.661975293" calcext:value-type="float">
            <text:p>6.661975293</text:p>
          </table:table-cell>
          <table:table-cell table:formula="of:=POWER([.C1444]-6.75;2)" office:value-type="float" office:value="0.00774834904243581" calcext:value-type="float">
            <text:p>0.007748349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724698" calcext:value-type="float">
            <text:p>6.724698</text:p>
          </table:table-cell>
          <table:table-cell office:value-type="float" office:value="6.66208675" calcext:value-type="float">
            <text:p>6.66208675</text:p>
          </table:table-cell>
          <table:table-cell table:formula="of:=POWER([.C1445]-6.75;2)" office:value-type="float" office:value="0.00772873952556245" calcext:value-type="float">
            <text:p>0.0077287395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723414" calcext:value-type="float">
            <text:p>6.723414</text:p>
          </table:table-cell>
          <table:table-cell office:value-type="float" office:value="6.6622161371" calcext:value-type="float">
            <text:p>6.6622161371</text:p>
          </table:table-cell>
          <table:table-cell table:formula="of:=POWER([.C1446]-6.75;2)" office:value-type="float" office:value="0.00770600658564605" calcext:value-type="float">
            <text:p>0.0077060066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721552" calcext:value-type="float">
            <text:p>6.721552</text:p>
          </table:table-cell>
          <table:table-cell office:value-type="float" office:value="6.6623696425" calcext:value-type="float">
            <text:p>6.6623696425</text:p>
          </table:table-cell>
          <table:table-cell table:formula="of:=POWER([.C1447]-6.75;2)" office:value-type="float" office:value="0.00767907955557783" calcext:value-type="float">
            <text:p>0.0076790796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719162" calcext:value-type="float">
            <text:p>6.719162</text:p>
          </table:table-cell>
          <table:table-cell office:value-type="float" office:value="6.6625525672" calcext:value-type="float">
            <text:p>6.6625525672</text:p>
          </table:table-cell>
          <table:table-cell table:formula="of:=POWER([.C1448]-6.75;2)" office:value-type="float" office:value="0.00764705350331057" calcext:value-type="float">
            <text:p>0.0076470535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716289" calcext:value-type="float">
            <text:p>6.716289</text:p>
          </table:table-cell>
          <table:table-cell office:value-type="float" office:value="6.6627692016" calcext:value-type="float">
            <text:p>6.6627692016</text:p>
          </table:table-cell>
          <table:table-cell table:formula="of:=POWER([.C1449]-6.75;2)" office:value-type="float" office:value="0.00760921218950149" calcext:value-type="float">
            <text:p>0.0076092122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712973" calcext:value-type="float">
            <text:p>6.712973</text:p>
          </table:table-cell>
          <table:table-cell office:value-type="float" office:value="6.6630227661" calcext:value-type="float">
            <text:p>6.6630227661</text:p>
          </table:table-cell>
          <table:table-cell table:formula="of:=POWER([.C1450]-6.75;2)" office:value-type="float" office:value="0.00756503921689529" calcext:value-type="float">
            <text:p>0.0075650392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709245" calcext:value-type="float">
            <text:p>6.709245</text:p>
          </table:table-cell>
          <table:table-cell office:value-type="float" office:value="6.6633153763" calcext:value-type="float">
            <text:p>6.6633153763</text:p>
          </table:table-cell>
          <table:table-cell table:formula="of:=POWER([.C1451]-6.75;2)" office:value-type="float" office:value="0.00751422398601062" calcext:value-type="float">
            <text:p>0.007514224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70513" calcext:value-type="float">
            <text:p>6.70513</text:p>
          </table:table-cell>
          <table:table-cell office:value-type="float" office:value="6.6636480726" calcext:value-type="float">
            <text:p>6.6636480726</text:p>
          </table:table-cell>
          <table:table-cell table:formula="of:=POWER([.C1452]-6.75;2)" office:value-type="float" office:value="0.00745665536569487" calcext:value-type="float">
            <text:p>0.0074566554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700642" calcext:value-type="float">
            <text:p>6.700642</text:p>
          </table:table-cell>
          <table:table-cell office:value-type="float" office:value="6.664020871" calcext:value-type="float">
            <text:p>6.664020871</text:p>
          </table:table-cell>
          <table:table-cell table:formula="of:=POWER([.C1453]-6.75;2)" office:value-type="float" office:value="0.00739241062359865" calcext:value-type="float">
            <text:p>0.0073924106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695793" calcext:value-type="float">
            <text:p>6.695793</text:p>
          </table:table-cell>
          <table:table-cell office:value-type="float" office:value="6.6644328763" calcext:value-type="float">
            <text:p>6.6644328763</text:p>
          </table:table-cell>
          <table:table-cell table:formula="of:=POWER([.C1454]-6.75;2)" office:value-type="float" office:value="0.00732173265829106" calcext:value-type="float">
            <text:p>0.0073217327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69059" calcext:value-type="float">
            <text:p>6.69059</text:p>
          </table:table-cell>
          <table:table-cell office:value-type="float" office:value="6.6648823871" calcext:value-type="float">
            <text:p>6.6648823871</text:p>
          </table:table-cell>
          <table:table-cell table:formula="of:=POWER([.C1455]-6.75;2)" office:value-type="float" office:value="0.00724500802579417" calcext:value-type="float">
            <text:p>0.007245008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68504" calcext:value-type="float">
            <text:p>6.68504</text:p>
          </table:table-cell>
          <table:table-cell office:value-type="float" office:value="6.6653670538" calcext:value-type="float">
            <text:p>6.6653670538</text:p>
          </table:table-cell>
          <table:table-cell table:formula="of:=POWER([.C1456]-6.75;2)" office:value-type="float" office:value="0.00716273558249212" calcext:value-type="float">
            <text:p>0.0071627356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679153" calcext:value-type="float">
            <text:p>6.679153</text:p>
          </table:table-cell>
          <table:table-cell office:value-type="float" office:value="6.6658840296" calcext:value-type="float">
            <text:p>6.6658840296</text:p>
          </table:table-cell>
          <table:table-cell table:formula="of:=POWER([.C1457]-6.75;2)" office:value-type="float" office:value="0.00707549647633369" calcext:value-type="float">
            <text:p>0.0070754965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672943" calcext:value-type="float">
            <text:p>6.672943</text:p>
          </table:table-cell>
          <table:table-cell office:value-type="float" office:value="6.6664301317" calcext:value-type="float">
            <text:p>6.6664301317</text:p>
          </table:table-cell>
          <table:table-cell table:formula="of:=POWER([.C1458]-6.75;2)" office:value-type="float" office:value="0.00698392288767929" calcext:value-type="float">
            <text:p>0.0069839229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666434" calcext:value-type="float">
            <text:p>6.666434</text:p>
          </table:table-cell>
          <table:table-cell office:value-type="float" office:value="6.6670020081" calcext:value-type="float">
            <text:p>6.6670020081</text:p>
          </table:table-cell>
          <table:table-cell table:formula="of:=POWER([.C1459]-6.75;2)" office:value-type="float" office:value="0.00688866665943249" calcext:value-type="float">
            <text:p>0.0068886667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659659" calcext:value-type="float">
            <text:p>6.659659</text:p>
          </table:table-cell>
          <table:table-cell office:value-type="float" office:value="6.6675962823" calcext:value-type="float">
            <text:p>6.6675962823</text:p>
          </table:table-cell>
          <table:table-cell table:formula="of:=POWER([.C1460]-6.75;2)" office:value-type="float" office:value="0.00679037269078131" calcext:value-type="float">
            <text:p>0.0067903727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652662" calcext:value-type="float">
            <text:p>6.652662</text:p>
          </table:table-cell>
          <table:table-cell office:value-type="float" office:value="6.6682096935" calcext:value-type="float">
            <text:p>6.6682096935</text:p>
          </table:table-cell>
          <table:table-cell table:formula="of:=POWER([.C1461]-6.75;2)" office:value-type="float" office:value="0.00668965423736399" calcext:value-type="float">
            <text:p>0.0066896542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645497" calcext:value-type="float">
            <text:p>6.645497</text:p>
          </table:table-cell>
          <table:table-cell office:value-type="float" office:value="6.6688392204" calcext:value-type="float">
            <text:p>6.6688392204</text:p>
          </table:table-cell>
          <table:table-cell table:formula="of:=POWER([.C1462]-6.75;2)" office:value-type="float" office:value="0.00658707214527981" calcext:value-type="float">
            <text:p>0.0065870721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63823" calcext:value-type="float">
            <text:p>6.63823</text:p>
          </table:table-cell>
          <table:table-cell office:value-type="float" office:value="6.6694821801" calcext:value-type="float">
            <text:p>6.6694821801</text:p>
          </table:table-cell>
          <table:table-cell table:formula="of:=POWER([.C1463]-6.75;2)" office:value-type="float" office:value="0.00648311932144881" calcext:value-type="float">
            <text:p>0.0064831193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630932" calcext:value-type="float">
            <text:p>6.630932</text:p>
          </table:table-cell>
          <table:table-cell office:value-type="float" office:value="6.6701363011" calcext:value-type="float">
            <text:p>6.6701363011</text:p>
          </table:table-cell>
          <table:table-cell table:formula="of:=POWER([.C1464]-6.75;2)" office:value-type="float" office:value="0.00637821040198981" calcext:value-type="float">
            <text:p>0.0063782104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623681" calcext:value-type="float">
            <text:p>6.623681</text:p>
          </table:table-cell>
          <table:table-cell office:value-type="float" office:value="6.6707997876" calcext:value-type="float">
            <text:p>6.6707997876</text:p>
          </table:table-cell>
          <table:table-cell table:formula="of:=POWER([.C1465]-6.75;2)" office:value-type="float" office:value="0.00627267364420511" calcext:value-type="float">
            <text:p>0.0062726736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616557" calcext:value-type="float">
            <text:p>6.616557</text:p>
          </table:table-cell>
          <table:table-cell office:value-type="float" office:value="6.6714713387" calcext:value-type="float">
            <text:p>6.6714713387</text:p>
          </table:table-cell>
          <table:table-cell table:formula="of:=POWER([.C1466]-6.75;2)" office:value-type="float" office:value="0.00616675064557012" calcext:value-type="float">
            <text:p>0.0061667506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609636" calcext:value-type="float">
            <text:p>6.609636</text:p>
          </table:table-cell>
          <table:table-cell office:value-type="float" office:value="6.6721501559" calcext:value-type="float">
            <text:p>6.6721501559</text:p>
          </table:table-cell>
          <table:table-cell table:formula="of:=POWER([.C1467]-6.75;2)" office:value-type="float" office:value="0.00606059822639433" calcext:value-type="float">
            <text:p>0.0060605982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602988" calcext:value-type="float">
            <text:p>6.602988</text:p>
          </table:table-cell>
          <table:table-cell office:value-type="float" office:value="6.6728359274" calcext:value-type="float">
            <text:p>6.6728359274</text:p>
          </table:table-cell>
          <table:table-cell table:formula="of:=POWER([.C1468]-6.75;2)" office:value-type="float" office:value="0.00595429410021814" calcext:value-type="float">
            <text:p>0.0059542941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596674" calcext:value-type="float">
            <text:p>6.596674</text:p>
          </table:table-cell>
          <table:table-cell office:value-type="float" office:value="6.6735287876" calcext:value-type="float">
            <text:p>6.6735287876</text:p>
          </table:table-cell>
          <table:table-cell table:formula="of:=POWER([.C1469]-6.75;2)" office:value-type="float" office:value="0.00584784632592584" calcext:value-type="float">
            <text:p>0.0058478463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590739" calcext:value-type="float">
            <text:p>6.590739</text:p>
          </table:table-cell>
          <table:table-cell office:value-type="float" office:value="6.6742292581" calcext:value-type="float">
            <text:p>6.6742292581</text:p>
          </table:table-cell>
          <table:table-cell table:formula="of:=POWER([.C1470]-6.75;2)" office:value-type="float" office:value="0.00574120532807635" calcext:value-type="float">
            <text:p>0.0057412053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585215" calcext:value-type="float">
            <text:p>6.585215</text:p>
          </table:table-cell>
          <table:table-cell office:value-type="float" office:value="6.6749381747" calcext:value-type="float">
            <text:p>6.6749381747</text:p>
          </table:table-cell>
          <table:table-cell table:formula="of:=POWER([.C1471]-6.75;2)" office:value-type="float" office:value="0.00563427761736768" calcext:value-type="float">
            <text:p>0.0056342776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580115" calcext:value-type="float">
            <text:p>6.580115</text:p>
          </table:table-cell>
          <table:table-cell office:value-type="float" office:value="6.6756566022" calcext:value-type="float">
            <text:p>6.6756566022</text:p>
          </table:table-cell>
          <table:table-cell table:formula="of:=POWER([.C1472]-6.75;2)" office:value-type="float" office:value="0.00552694079644903" calcext:value-type="float">
            <text:p>0.0055269408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575435" calcext:value-type="float">
            <text:p>6.575435</text:p>
          </table:table-cell>
          <table:table-cell office:value-type="float" office:value="6.6763857339" calcext:value-type="float">
            <text:p>6.6763857339</text:p>
          </table:table-cell>
          <table:table-cell table:formula="of:=POWER([.C1473]-6.75;2)" office:value-type="float" office:value="0.00541906017344159" calcext:value-type="float">
            <text:p>0.0054190602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571152" calcext:value-type="float">
            <text:p>6.571152</text:p>
          </table:table-cell>
          <table:table-cell office:value-type="float" office:value="6.6771267903" calcext:value-type="float">
            <text:p>6.6771267903</text:p>
          </table:table-cell>
          <table:table-cell table:formula="of:=POWER([.C1474]-6.75;2)" office:value-type="float" office:value="0.00531050469198017" calcext:value-type="float">
            <text:p>0.0053105047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567231" calcext:value-type="float">
            <text:p>6.567231</text:p>
          </table:table-cell>
          <table:table-cell office:value-type="float" office:value="6.6778809274" calcext:value-type="float">
            <text:p>6.6778809274</text:p>
          </table:table-cell>
          <table:table-cell table:formula="of:=POWER([.C1475]-6.75;2)" office:value-type="float" office:value="0.00520116063268401" calcext:value-type="float">
            <text:p>0.0052011606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563622" calcext:value-type="float">
            <text:p>6.563622</text:p>
          </table:table-cell>
          <table:table-cell office:value-type="float" office:value="6.678649121" calcext:value-type="float">
            <text:p>6.678649121</text:p>
          </table:table-cell>
          <table:table-cell table:formula="of:=POWER([.C1476]-6.75;2)" office:value-type="float" office:value="0.0050909479340726" calcext:value-type="float">
            <text:p>0.0050909479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560264" calcext:value-type="float">
            <text:p>6.560264</text:p>
          </table:table-cell>
          <table:table-cell office:value-type="float" office:value="6.6794320914" calcext:value-type="float">
            <text:p>6.6794320914</text:p>
          </table:table-cell>
          <table:table-cell table:formula="of:=POWER([.C1477]-6.75;2)" office:value-type="float" office:value="0.00497982972417798" calcext:value-type="float">
            <text:p>0.0049798297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557091" calcext:value-type="float">
            <text:p>6.557091</text:p>
          </table:table-cell>
          <table:table-cell office:value-type="float" office:value="6.6802302231" calcext:value-type="float">
            <text:p>6.6802302231</text:p>
          </table:table-cell>
          <table:table-cell table:formula="of:=POWER([.C1478]-6.75;2)" office:value-type="float" office:value="0.00486782176867582" calcext:value-type="float">
            <text:p>0.0048678218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554033" calcext:value-type="float">
            <text:p>6.554033</text:p>
          </table:table-cell>
          <table:table-cell office:value-type="float" office:value="6.6810435027" calcext:value-type="float">
            <text:p>6.6810435027</text:p>
          </table:table-cell>
          <table:table-cell table:formula="of:=POWER([.C1479]-6.75;2)" office:value-type="float" office:value="0.00475499851988495" calcext:value-type="float">
            <text:p>0.0047549985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551019" calcext:value-type="float">
            <text:p>6.551019</text:p>
          </table:table-cell>
          <table:table-cell office:value-type="float" office:value="6.6818714839" calcext:value-type="float">
            <text:p>6.6818714839</text:p>
          </table:table-cell>
          <table:table-cell table:formula="of:=POWER([.C1480]-6.75;2)" office:value-type="float" office:value="0.00464149470598793" calcext:value-type="float">
            <text:p>0.0046414947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547978" calcext:value-type="float">
            <text:p>6.547978</text:p>
          </table:table-cell>
          <table:table-cell office:value-type="float" office:value="6.6827132715" calcext:value-type="float">
            <text:p>6.6827132715</text:p>
          </table:table-cell>
          <table:table-cell table:formula="of:=POWER([.C1481]-6.75;2)" office:value-type="float" office:value="0.00452750383223272" calcext:value-type="float">
            <text:p>0.0045275038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544842" calcext:value-type="float">
            <text:p>6.544842</text:p>
          </table:table-cell>
          <table:table-cell office:value-type="float" office:value="6.6835675349" calcext:value-type="float">
            <text:p>6.6835675349</text:p>
          </table:table-cell>
          <table:table-cell table:formula="of:=POWER([.C1482]-6.75;2)" office:value-type="float" office:value="0.00441327241926273" calcext:value-type="float">
            <text:p>0.0044132724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541543" calcext:value-type="float">
            <text:p>6.541543</text:p>
          </table:table-cell>
          <table:table-cell office:value-type="float" office:value="6.6844325511" calcext:value-type="float">
            <text:p>6.6844325511</text:p>
          </table:table-cell>
          <table:table-cell table:formula="of:=POWER([.C1483]-6.75;2)" office:value-type="float" office:value="0.00429909035525405" calcext:value-type="float">
            <text:p>0.0042990904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538014" calcext:value-type="float">
            <text:p>6.538014</text:p>
          </table:table-cell>
          <table:table-cell office:value-type="float" office:value="6.6853062715" calcext:value-type="float">
            <text:p>6.6853062715</text:p>
          </table:table-cell>
          <table:table-cell table:formula="of:=POWER([.C1484]-6.75;2)" office:value-type="float" office:value="0.00418527850723171" calcext:value-type="float">
            <text:p>0.0041852785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534187" calcext:value-type="float">
            <text:p>6.534187</text:p>
          </table:table-cell>
          <table:table-cell office:value-type="float" office:value="6.686186422" calcext:value-type="float">
            <text:p>6.686186422</text:p>
          </table:table-cell>
          <table:table-cell table:formula="of:=POWER([.C1485]-6.75;2)" office:value-type="float" office:value="0.00407217273716203" calcext:value-type="float">
            <text:p>0.0040721727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52999" calcext:value-type="float">
            <text:p>6.52999</text:p>
          </table:table-cell>
          <table:table-cell office:value-type="float" office:value="6.6870706237" calcext:value-type="float">
            <text:p>6.6870706237</text:p>
          </table:table-cell>
          <table:table-cell table:formula="of:=POWER([.C1486]-6.75;2)" office:value-type="float" office:value="0.00396010640150695" calcext:value-type="float">
            <text:p>0.0039601064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525343" calcext:value-type="float">
            <text:p>6.525343</text:p>
          </table:table-cell>
          <table:table-cell office:value-type="float" office:value="6.6879565269" calcext:value-type="float">
            <text:p>6.6879565269</text:p>
          </table:table-cell>
          <table:table-cell table:formula="of:=POWER([.C1487]-6.75;2)" office:value-type="float" office:value="0.00384939255431044" calcext:value-type="float">
            <text:p>0.0038493926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520159" calcext:value-type="float">
            <text:p>6.520159</text:p>
          </table:table-cell>
          <table:table-cell office:value-type="float" office:value="6.6888419812" calcext:value-type="float">
            <text:p>6.6888419812</text:p>
          </table:table-cell>
          <table:table-cell table:formula="of:=POWER([.C1488]-6.75;2)" office:value-type="float" office:value="0.0037403032635411" calcext:value-type="float">
            <text:p>0.0037403033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514338" calcext:value-type="float">
            <text:p>6.514338</text:p>
          </table:table-cell>
          <table:table-cell office:value-type="float" office:value="6.6897251828" calcext:value-type="float">
            <text:p>6.6897251828</text:p>
          </table:table-cell>
          <table:table-cell table:formula="of:=POWER([.C1489]-6.75;2)" office:value-type="float" office:value="0.0036330535884934" calcext:value-type="float">
            <text:p>0.0036330536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507775" calcext:value-type="float">
            <text:p>6.507775</text:p>
          </table:table-cell>
          <table:table-cell office:value-type="float" office:value="6.6906048522" calcext:value-type="float">
            <text:p>6.6906048522</text:p>
          </table:table-cell>
          <table:table-cell table:formula="of:=POWER([.C1490]-6.75;2)" office:value-type="float" office:value="0.00352778358218386" calcext:value-type="float">
            <text:p>0.0035277836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500354" calcext:value-type="float">
            <text:p>6.500354</text:p>
          </table:table-cell>
          <table:table-cell office:value-type="float" office:value="6.6914803629" calcext:value-type="float">
            <text:p>6.6914803629</text:p>
          </table:table-cell>
          <table:table-cell table:formula="of:=POWER([.C1491]-6.75;2)" office:value-type="float" office:value="0.00342454792631568" calcext:value-type="float">
            <text:p>0.0034245479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491959" calcext:value-type="float">
            <text:p>6.491959</text:p>
          </table:table-cell>
          <table:table-cell office:value-type="float" office:value="6.692351879" calcext:value-type="float">
            <text:p>6.692351879</text:p>
          </table:table-cell>
          <table:table-cell table:formula="of:=POWER([.C1492]-6.75;2)" office:value-type="float" office:value="0.00332330585483061" calcext:value-type="float">
            <text:p>0.0033233059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482478" calcext:value-type="float">
            <text:p>6.482478</text:p>
          </table:table-cell>
          <table:table-cell office:value-type="float" office:value="6.6932204435" calcext:value-type="float">
            <text:p>6.6932204435</text:p>
          </table:table-cell>
          <table:table-cell table:formula="of:=POWER([.C1493]-6.75;2)" office:value-type="float" office:value="0.00322391803633674" calcext:value-type="float">
            <text:p>0.003223918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471814" calcext:value-type="float">
            <text:p>6.471814</text:p>
          </table:table-cell>
          <table:table-cell office:value-type="float" office:value="6.6940880215" calcext:value-type="float">
            <text:p>6.6940880215</text:p>
          </table:table-cell>
          <table:table-cell table:formula="of:=POWER([.C1494]-6.75;2)" office:value-type="float" office:value="0.00312614933978448" calcext:value-type="float">
            <text:p>0.0031261493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459897" calcext:value-type="float">
            <text:p>6.459897</text:p>
          </table:table-cell>
          <table:table-cell office:value-type="float" office:value="6.6949574946" calcext:value-type="float">
            <text:p>6.6949574946</text:p>
          </table:table-cell>
          <table:table-cell table:formula="of:=POWER([.C1495]-6.75;2)" office:value-type="float" office:value="0.00302967740070907" calcext:value-type="float">
            <text:p>0.0030296774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446696" calcext:value-type="float">
            <text:p>6.446696</text:p>
          </table:table-cell>
          <table:table-cell office:value-type="float" office:value="6.6958325941" calcext:value-type="float">
            <text:p>6.6958325941</text:p>
          </table:table-cell>
          <table:table-cell table:formula="of:=POWER([.C1496]-6.75;2)" office:value-type="float" office:value="0.00293410786193539" calcext:value-type="float">
            <text:p>0.0029341079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432238" calcext:value-type="float">
            <text:p>6.432238</text:p>
          </table:table-cell>
          <table:table-cell office:value-type="float" office:value="6.6967177715" calcext:value-type="float">
            <text:p>6.6967177715</text:p>
          </table:table-cell>
          <table:table-cell table:formula="of:=POWER([.C1497]-6.75;2)" office:value-type="float" office:value="0.00283899587392617" calcext:value-type="float">
            <text:p>0.0028389959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416613" calcext:value-type="float">
            <text:p>6.416613</text:p>
          </table:table-cell>
          <table:table-cell office:value-type="float" office:value="6.6976179946" calcext:value-type="float">
            <text:p>6.6976179946</text:p>
          </table:table-cell>
          <table:table-cell table:formula="of:=POWER([.C1498]-6.75;2)" office:value-type="float" office:value="0.00274387448972565" calcext:value-type="float">
            <text:p>0.0027438745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399996" calcext:value-type="float">
            <text:p>6.399996</text:p>
          </table:table-cell>
          <table:table-cell office:value-type="float" office:value="6.6985385081" calcext:value-type="float">
            <text:p>6.6985385081</text:p>
          </table:table-cell>
          <table:table-cell table:formula="of:=POWER([.C1499]-6.75;2)" office:value-type="float" office:value="0.00264828514857372" calcext:value-type="float">
            <text:p>0.0026482851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38265" calcext:value-type="float">
            <text:p>6.38265</text:p>
          </table:table-cell>
          <table:table-cell office:value-type="float" office:value="6.6994845054" calcext:value-type="float">
            <text:p>6.6994845054</text:p>
          </table:table-cell>
          <table:table-cell table:formula="of:=POWER([.C1500]-6.75;2)" office:value-type="float" office:value="0.00255181519468262" calcext:value-type="float">
            <text:p>0.0025518152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364937" calcext:value-type="float">
            <text:p>6.364937</text:p>
          </table:table-cell>
          <table:table-cell office:value-type="float" office:value="6.7004607984" calcext:value-type="float">
            <text:p>6.7004607984</text:p>
          </table:table-cell>
          <table:table-cell table:formula="of:=POWER([.C1501]-6.75;2)" office:value-type="float" office:value="0.00245413249516544" calcext:value-type="float">
            <text:p>0.0024541325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347315" calcext:value-type="float">
            <text:p>6.347315</text:p>
          </table:table-cell>
          <table:table-cell office:value-type="float" office:value="6.7014714247" calcext:value-type="float">
            <text:p>6.7014714247</text:p>
          </table:table-cell>
          <table:table-cell table:formula="of:=POWER([.C1502]-6.75;2)" office:value-type="float" office:value="0.00235502262064775" calcext:value-type="float">
            <text:p>0.0023550226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33033" calcext:value-type="float">
            <text:p>6.33033</text:p>
          </table:table-cell>
          <table:table-cell office:value-type="float" office:value="6.7025192769" calcext:value-type="float">
            <text:p>6.7025192769</text:p>
          </table:table-cell>
          <table:table-cell table:formula="of:=POWER([.C1503]-6.75;2)" office:value-type="float" office:value="0.00225441906609884" calcext:value-type="float">
            <text:p>0.0022544191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31461" calcext:value-type="float">
            <text:p>6.31461</text:p>
          </table:table-cell>
          <table:table-cell office:value-type="float" office:value="6.7036057527" calcext:value-type="float">
            <text:p>6.7036057527</text:p>
          </table:table-cell>
          <table:table-cell table:formula="of:=POWER([.C1504]-6.75;2)" office:value-type="float" office:value="0.00215242618253359" calcext:value-type="float">
            <text:p>0.0021524262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300839" calcext:value-type="float">
            <text:p>6.300839</text:p>
          </table:table-cell>
          <table:table-cell office:value-type="float" office:value="6.7047304274" calcext:value-type="float">
            <text:p>6.7047304274</text:p>
          </table:table-cell>
          <table:table-cell table:formula="of:=POWER([.C1505]-6.75;2)" office:value-type="float" office:value="0.00204933420338664" calcext:value-type="float">
            <text:p>0.0020493342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289732" calcext:value-type="float">
            <text:p>6.289732</text:p>
          </table:table-cell>
          <table:table-cell office:value-type="float" office:value="6.7058908065" calcext:value-type="float">
            <text:p>6.7058908065</text:p>
          </table:table-cell>
          <table:table-cell table:formula="of:=POWER([.C1506]-6.75;2)" office:value-type="float" office:value="0.00194562095122042" calcext:value-type="float">
            <text:p>0.001945621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282" calcext:value-type="float">
            <text:p>6.282</text:p>
          </table:table-cell>
          <table:table-cell office:value-type="float" office:value="6.7070821667" calcext:value-type="float">
            <text:p>6.7070821667</text:p>
          </table:table-cell>
          <table:table-cell table:formula="of:=POWER([.C1507]-6.75;2)" office:value-type="float" office:value="0.00184194041516657" calcext:value-type="float">
            <text:p>0.0018419404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278314" calcext:value-type="float">
            <text:p>6.278314</text:p>
          </table:table-cell>
          <table:table-cell office:value-type="float" office:value="6.7082975108" calcext:value-type="float">
            <text:p>6.7082975108</text:p>
          </table:table-cell>
          <table:table-cell table:formula="of:=POWER([.C1508]-6.75;2)" office:value-type="float" office:value="0.00173909760547615" calcext:value-type="float">
            <text:p>0.0017390976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279266" calcext:value-type="float">
            <text:p>6.279266</text:p>
          </table:table-cell>
          <table:table-cell office:value-type="float" office:value="6.7095276371" calcext:value-type="float">
            <text:p>6.7095276371</text:p>
          </table:table-cell>
          <table:table-cell table:formula="of:=POWER([.C1509]-6.75;2)" office:value-type="float" office:value="0.00163801215870931" calcext:value-type="float">
            <text:p>0.0016380122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285325" calcext:value-type="float">
            <text:p>6.285325</text:p>
          </table:table-cell>
          <table:table-cell office:value-type="float" office:value="6.7107613441" calcext:value-type="float">
            <text:p>6.7107613441</text:p>
          </table:table-cell>
          <table:table-cell table:formula="of:=POWER([.C1510]-6.75;2)" office:value-type="float" office:value="0.00153967211683862" calcext:value-type="float">
            <text:p>0.0015396721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296806" calcext:value-type="float">
            <text:p>6.296806</text:p>
          </table:table-cell>
          <table:table-cell office:value-type="float" office:value="6.7119857608" calcext:value-type="float">
            <text:p>6.7119857608</text:p>
          </table:table-cell>
          <table:table-cell table:formula="of:=POWER([.C1511]-6.75;2)" office:value-type="float" office:value="0.0014450823819548" calcext:value-type="float">
            <text:p>0.0014450824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313839" calcext:value-type="float">
            <text:p>6.313839</text:p>
          </table:table-cell>
          <table:table-cell office:value-type="float" office:value="6.7131867957" calcext:value-type="float">
            <text:p>6.7131867957</text:p>
          </table:table-cell>
          <table:table-cell table:formula="of:=POWER([.C1512]-6.75;2)" office:value-type="float" office:value="0.00135521201083351" calcext:value-type="float">
            <text:p>0.001355212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33635" calcext:value-type="float">
            <text:p>6.33635</text:p>
          </table:table-cell>
          <table:table-cell office:value-type="float" office:value="6.7143496667" calcext:value-type="float">
            <text:p>6.7143496667</text:p>
          </table:table-cell>
          <table:table-cell table:formula="of:=POWER([.C1513]-6.75;2)" office:value-type="float" office:value="0.00127094626440106" calcext:value-type="float">
            <text:p>0.0012709463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364054" calcext:value-type="float">
            <text:p>6.364054</text:p>
          </table:table-cell>
          <table:table-cell office:value-type="float" office:value="6.7154595134" calcext:value-type="float">
            <text:p>6.7154595134</text:p>
          </table:table-cell>
          <table:table-cell table:formula="of:=POWER([.C1514]-6.75;2)" office:value-type="float" office:value="0.00119304521456479" calcext:value-type="float">
            <text:p>0.0011930452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396458" calcext:value-type="float">
            <text:p>6.396458</text:p>
          </table:table-cell>
          <table:table-cell office:value-type="float" office:value="6.7165020215" calcext:value-type="float">
            <text:p>6.7165020215</text:p>
          </table:table-cell>
          <table:table-cell table:formula="of:=POWER([.C1515]-6.75;2)" office:value-type="float" office:value="0.00112211456358645" calcext:value-type="float">
            <text:p>0.0011221146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432877" calcext:value-type="float">
            <text:p>6.432877</text:p>
          </table:table-cell>
          <table:table-cell office:value-type="float" office:value="6.7174640538" calcext:value-type="float">
            <text:p>6.7174640538</text:p>
          </table:table-cell>
          <table:table-cell table:formula="of:=POWER([.C1516]-6.75;2)" office:value-type="float" office:value="0.00105858779512932" calcext:value-type="float">
            <text:p>0.0010585878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472464" calcext:value-type="float">
            <text:p>6.472464</text:p>
          </table:table-cell>
          <table:table-cell office:value-type="float" office:value="6.7183342312" calcext:value-type="float">
            <text:p>6.7183342312</text:p>
          </table:table-cell>
          <table:table-cell table:formula="of:=POWER([.C1517]-6.75;2)" office:value-type="float" office:value="0.00100272091369505" calcext:value-type="float">
            <text:p>0.0010027209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51424" calcext:value-type="float">
            <text:p>6.51424</text:p>
          </table:table-cell>
          <table:table-cell office:value-type="float" office:value="6.7191034301" calcext:value-type="float">
            <text:p>6.7191034301</text:p>
          </table:table-cell>
          <table:table-cell table:formula="of:=POWER([.C1518]-6.75;2)" office:value-type="float" office:value="0.000954598031585607" calcext:value-type="float">
            <text:p>0.000954598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557141" calcext:value-type="float">
            <text:p>6.557141</text:p>
          </table:table-cell>
          <table:table-cell office:value-type="float" office:value="6.7197651935" calcext:value-type="float">
            <text:p>6.7197651935</text:p>
          </table:table-cell>
          <table:table-cell table:formula="of:=POWER([.C1519]-6.75;2)" office:value-type="float" office:value="0.000914143524092455" calcext:value-type="float">
            <text:p>0.0009141435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600057" calcext:value-type="float">
            <text:p>6.600057</text:p>
          </table:table-cell>
          <table:table-cell office:value-type="float" office:value="6.7203159946" calcext:value-type="float">
            <text:p>6.7203159946</text:p>
          </table:table-cell>
          <table:table-cell table:formula="of:=POWER([.C1520]-6.75;2)" office:value-type="float" office:value="0.000881140176587232" calcext:value-type="float">
            <text:p>0.0008811402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641877" calcext:value-type="float">
            <text:p>6.641877</text:p>
          </table:table-cell>
          <table:table-cell office:value-type="float" office:value="6.7207554032" calcext:value-type="float">
            <text:p>6.7207554032</text:p>
          </table:table-cell>
          <table:table-cell table:formula="of:=POWER([.C1521]-6.75;2)" office:value-type="float" office:value="0.000855246441994565" calcext:value-type="float">
            <text:p>0.0008552464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681531" calcext:value-type="float">
            <text:p>6.681531</text:p>
          </table:table-cell>
          <table:table-cell office:value-type="float" office:value="6.7210860914" calcext:value-type="float">
            <text:p>6.7210860914</text:p>
          </table:table-cell>
          <table:table-cell table:formula="of:=POWER([.C1522]-6.75;2)" office:value-type="float" office:value="0.000836014110529147" calcext:value-type="float">
            <text:p>0.0008360141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718025" calcext:value-type="float">
            <text:p>6.718025</text:p>
          </table:table-cell>
          <table:table-cell office:value-type="float" office:value="6.7213137285" calcext:value-type="float">
            <text:p>6.7213137285</text:p>
          </table:table-cell>
          <table:table-cell table:formula="of:=POWER([.C1523]-6.75;2)" office:value-type="float" office:value="0.000822902172571701" calcext:value-type="float">
            <text:p>0.0008229022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75047" calcext:value-type="float">
            <text:p>6.75047</text:p>
          </table:table-cell>
          <table:table-cell office:value-type="float" office:value="6.7214467661" calcext:value-type="float">
            <text:p>6.7214467661</text:p>
          </table:table-cell>
          <table:table-cell table:formula="of:=POWER([.C1524]-6.75;2)" office:value-type="float" office:value="0.000815287166148127" calcext:value-type="float">
            <text:p>0.0008152872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778108" calcext:value-type="float">
            <text:p>6.778108</text:p>
          </table:table-cell>
          <table:table-cell office:value-type="float" office:value="6.7214961263" calcext:value-type="float">
            <text:p>6.7214961263</text:p>
          </table:table-cell>
          <table:table-cell table:formula="of:=POWER([.C1525]-6.75;2)" office:value-type="float" office:value="0.000812470815905556" calcext:value-type="float">
            <text:p>0.0008124708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800321" calcext:value-type="float">
            <text:p>6.800321</text:p>
          </table:table-cell>
          <table:table-cell office:value-type="float" office:value="6.7214748172" calcext:value-type="float">
            <text:p>6.7214748172</text:p>
          </table:table-cell>
          <table:table-cell table:formula="of:=POWER([.C1526]-6.75;2)" office:value-type="float" office:value="0.000813686053773425" calcext:value-type="float">
            <text:p>0.0008136861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816648" calcext:value-type="float">
            <text:p>6.816648</text:p>
          </table:table-cell>
          <table:table-cell office:value-type="float" office:value="6.7213975081" calcext:value-type="float">
            <text:p>6.7213975081</text:p>
          </table:table-cell>
          <table:table-cell table:formula="of:=POWER([.C1527]-6.75;2)" office:value-type="float" office:value="0.00081810254288957" calcext:value-type="float">
            <text:p>0.0008181025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826778" calcext:value-type="float">
            <text:p>6.826778</text:p>
          </table:table-cell>
          <table:table-cell office:value-type="float" office:value="6.7212800699" calcext:value-type="float">
            <text:p>6.7212800699</text:p>
          </table:table-cell>
          <table:table-cell table:formula="of:=POWER([.C1528]-6.75;2)" office:value-type="float" office:value="0.000824834384948903" calcext:value-type="float">
            <text:p>0.0008248344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83055" calcext:value-type="float">
            <text:p>6.83055</text:p>
          </table:table-cell>
          <table:table-cell office:value-type="float" office:value="6.7211391156" calcext:value-type="float">
            <text:p>6.7211391156</text:p>
          </table:table-cell>
          <table:table-cell table:formula="of:=POWER([.C1529]-6.75;2)" office:value-type="float" office:value="0.000832950648350177" calcext:value-type="float">
            <text:p>0.0008329506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827945" calcext:value-type="float">
            <text:p>6.827945</text:p>
          </table:table-cell>
          <table:table-cell office:value-type="float" office:value="6.7209915591" calcext:value-type="float">
            <text:p>6.7209915591</text:p>
          </table:table-cell>
          <table:table-cell table:formula="of:=POWER([.C1530]-6.75;2)" office:value-type="float" office:value="0.000841489643448805" calcext:value-type="float">
            <text:p>0.0008414896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819067" calcext:value-type="float">
            <text:p>6.819067</text:p>
          </table:table-cell>
          <table:table-cell office:value-type="float" office:value="6.7208541909" calcext:value-type="float">
            <text:p>6.7208541909</text:p>
          </table:table-cell>
          <table:table-cell table:formula="of:=POWER([.C1531]-6.75;2)" office:value-type="float" office:value="0.000849478188093648" calcext:value-type="float">
            <text:p>0.0008494782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804132" calcext:value-type="float">
            <text:p>6.804132</text:p>
          </table:table-cell>
          <table:table-cell office:value-type="float" office:value="6.7207433091" calcext:value-type="float">
            <text:p>6.7207433091</text:p>
          </table:table-cell>
          <table:table-cell table:formula="of:=POWER([.C1532]-6.75;2)" office:value-type="float" office:value="0.00085595396241812" calcext:value-type="float">
            <text:p>0.000855954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783449" calcext:value-type="float">
            <text:p>6.783449</text:p>
          </table:table-cell>
          <table:table-cell office:value-type="float" office:value="6.7206744005" calcext:value-type="float">
            <text:p>6.7206744005</text:p>
          </table:table-cell>
          <table:table-cell table:formula="of:=POWER([.C1533]-6.75;2)" office:value-type="float" office:value="0.000859990786034395" calcext:value-type="float">
            <text:p>0.0008599908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757404" calcext:value-type="float">
            <text:p>6.757404</text:p>
          </table:table-cell>
          <table:table-cell office:value-type="float" office:value="6.7206618763" calcext:value-type="float">
            <text:p>6.7206618763</text:p>
          </table:table-cell>
          <table:table-cell table:formula="of:=POWER([.C1534]-6.75;2)" office:value-type="float" office:value="0.000860725502236482" calcext:value-type="float">
            <text:p>0.0008607255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726441" calcext:value-type="float">
            <text:p>6.726441</text:p>
          </table:table-cell>
          <table:table-cell office:value-type="float" office:value="6.7207188522" calcext:value-type="float">
            <text:p>6.7207188522</text:p>
          </table:table-cell>
          <table:table-cell table:formula="of:=POWER([.C1535]-6.75;2)" office:value-type="float" office:value="0.000857385616485439" calcext:value-type="float">
            <text:p>0.0008573856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69105" calcext:value-type="float">
            <text:p>6.69105</text:p>
          </table:table-cell>
          <table:table-cell office:value-type="float" office:value="6.7208570054" calcext:value-type="float">
            <text:p>6.7208570054</text:p>
          </table:table-cell>
          <table:table-cell table:formula="of:=POWER([.C1536]-6.75;2)" office:value-type="float" office:value="0.000849314134255624" calcext:value-type="float">
            <text:p>0.0008493141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651751" calcext:value-type="float">
            <text:p>6.651751</text:p>
          </table:table-cell>
          <table:table-cell office:value-type="float" office:value="6.7210864677" calcext:value-type="float">
            <text:p>6.7210864677</text:p>
          </table:table-cell>
          <table:table-cell table:formula="of:=POWER([.C1537]-6.75;2)" office:value-type="float" office:value="0.000835992350063133" calcext:value-type="float">
            <text:p>0.0008359924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609091" calcext:value-type="float">
            <text:p>6.609091</text:p>
          </table:table-cell>
          <table:table-cell office:value-type="float" office:value="6.7214157608" calcext:value-type="float">
            <text:p>6.7214157608</text:p>
          </table:table-cell>
          <table:table-cell table:formula="of:=POWER([.C1538]-6.75;2)" office:value-type="float" office:value="0.000817058730642802" calcext:value-type="float">
            <text:p>0.0008170587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56363" calcext:value-type="float">
            <text:p>6.56363</text:p>
          </table:table-cell>
          <table:table-cell office:value-type="float" office:value="6.7218517581" calcext:value-type="float">
            <text:p>6.7218517581</text:p>
          </table:table-cell>
          <table:table-cell table:formula="of:=POWER([.C1539]-6.75;2)" office:value-type="float" office:value="0.000792323522060933" calcext:value-type="float">
            <text:p>0.0007923235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515943" calcext:value-type="float">
            <text:p>6.515943</text:p>
          </table:table-cell>
          <table:table-cell office:value-type="float" office:value="6.7223996935" calcext:value-type="float">
            <text:p>6.7223996935</text:p>
          </table:table-cell>
          <table:table-cell table:formula="of:=POWER([.C1540]-6.75;2)" office:value-type="float" office:value="0.000761776918893949" calcext:value-type="float">
            <text:p>0.0007617769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466614" calcext:value-type="float">
            <text:p>6.466614</text:p>
          </table:table-cell>
          <table:table-cell office:value-type="float" office:value="6.7230631505" calcext:value-type="float">
            <text:p>6.7230631505</text:p>
          </table:table-cell>
          <table:table-cell table:formula="of:=POWER([.C1541]-6.75;2)" office:value-type="float" office:value="0.000725593860985661" calcext:value-type="float">
            <text:p>0.0007255939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416238" calcext:value-type="float">
            <text:p>6.416238</text:p>
          </table:table-cell>
          <table:table-cell office:value-type="float" office:value="6.7238440941" calcext:value-type="float">
            <text:p>6.7238440941</text:p>
          </table:table-cell>
          <table:table-cell table:formula="of:=POWER([.C1542]-6.75;2)" office:value-type="float" office:value="0.000684131413449634" calcext:value-type="float">
            <text:p>0.0006841314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365424" calcext:value-type="float">
            <text:p>6.365424</text:p>
          </table:table-cell>
          <table:table-cell office:value-type="float" office:value="6.7247428817" calcext:value-type="float">
            <text:p>6.7247428817</text:p>
          </table:table-cell>
          <table:table-cell table:formula="of:=POWER([.C1543]-6.75;2)" office:value-type="float" office:value="0.000637922024820189" calcext:value-type="float">
            <text:p>0.000637922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314791" calcext:value-type="float">
            <text:p>6.314791</text:p>
          </table:table-cell>
          <table:table-cell office:value-type="float" office:value="6.7257582769" calcext:value-type="float">
            <text:p>6.7257582769</text:p>
          </table:table-cell>
          <table:table-cell table:formula="of:=POWER([.C1544]-6.75;2)" office:value-type="float" office:value="0.000587661138857087" calcext:value-type="float">
            <text:p>0.0005876611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264972" calcext:value-type="float">
            <text:p>6.264972</text:p>
          </table:table-cell>
          <table:table-cell office:value-type="float" office:value="6.7268874704" calcext:value-type="float">
            <text:p>6.7268874704</text:p>
          </table:table-cell>
          <table:table-cell table:formula="of:=POWER([.C1545]-6.75;2)" office:value-type="float" office:value="0.00053418902451086" calcext:value-type="float">
            <text:p>0.000534189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216608" calcext:value-type="float">
            <text:p>6.216608</text:p>
          </table:table-cell>
          <table:table-cell office:value-type="float" office:value="6.7281260887" calcext:value-type="float">
            <text:p>6.7281260887</text:p>
          </table:table-cell>
          <table:table-cell table:formula="of:=POWER([.C1546]-6.75;2)" office:value-type="float" office:value="0.000478467995560275" calcext:value-type="float">
            <text:p>0.000478468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170346" calcext:value-type="float">
            <text:p>6.170346</text:p>
          </table:table-cell>
          <table:table-cell office:value-type="float" office:value="6.7294682231" calcext:value-type="float">
            <text:p>6.7294682231</text:p>
          </table:table-cell>
          <table:table-cell table:formula="of:=POWER([.C1547]-6.75;2)" office:value-type="float" office:value="0.00042155386267139" calcext:value-type="float">
            <text:p>0.0004215539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126831" calcext:value-type="float">
            <text:p>6.126831</text:p>
          </table:table-cell>
          <table:table-cell office:value-type="float" office:value="6.7309064489" calcext:value-type="float">
            <text:p>6.7309064489</text:p>
          </table:table-cell>
          <table:table-cell table:formula="of:=POWER([.C1548]-6.75;2)" office:value-type="float" office:value="0.000364563693608315" calcext:value-type="float">
            <text:p>0.0003645637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086695" calcext:value-type="float">
            <text:p>6.086695</text:p>
          </table:table-cell>
          <table:table-cell office:value-type="float" office:value="6.732431879" calcext:value-type="float">
            <text:p>6.732431879</text:p>
          </table:table-cell>
          <table:table-cell table:formula="of:=POWER([.C1549]-6.75;2)" office:value-type="float" office:value="0.000308638875470643" calcext:value-type="float">
            <text:p>0.0003086389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050547" calcext:value-type="float">
            <text:p>6.050547</text:p>
          </table:table-cell>
          <table:table-cell office:value-type="float" office:value="6.7340342312" calcext:value-type="float">
            <text:p>6.7340342312</text:p>
          </table:table-cell>
          <table:table-cell table:formula="of:=POWER([.C1550]-6.75;2)" office:value-type="float" office:value="0.000254905773375057" calcext:value-type="float">
            <text:p>0.0002549058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018955" calcext:value-type="float">
            <text:p>6.018955</text:p>
          </table:table-cell>
          <table:table-cell office:value-type="float" office:value="6.7357019247" calcext:value-type="float">
            <text:p>6.7357019247</text:p>
          </table:table-cell>
          <table:table-cell table:formula="of:=POWER([.C1551]-6.75;2)" office:value-type="float" office:value="0.000204434957284475" calcext:value-type="float">
            <text:p>0.000204435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.992432" calcext:value-type="float">
            <text:p>5.992432</text:p>
          </table:table-cell>
          <table:table-cell office:value-type="float" office:value="6.7374222124" calcext:value-type="float">
            <text:p>6.7374222124</text:p>
          </table:table-cell>
          <table:table-cell table:formula="of:=POWER([.C1552]-6.75;2)" office:value-type="float" office:value="0.000158200740910707" calcext:value-type="float">
            <text:p>0.0001582007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.971423" calcext:value-type="float">
            <text:p>5.971423</text:p>
          </table:table-cell>
          <table:table-cell office:value-type="float" office:value="6.7391813441" calcext:value-type="float">
            <text:p>6.7391813441</text:p>
          </table:table-cell>
          <table:table-cell table:formula="of:=POWER([.C1553]-6.75;2)" office:value-type="float" office:value="0.000117043315482597" calcext:value-type="float">
            <text:p>0.0001170433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5.956288" calcext:value-type="float">
            <text:p>5.956288</text:p>
          </table:table-cell>
          <table:table-cell office:value-type="float" office:value="6.7409647715" calcext:value-type="float">
            <text:p>6.7409647715</text:p>
          </table:table-cell>
          <table:table-cell table:formula="of:=POWER([.C1554]-6.75;2)" office:value-type="float" office:value="0.0000816353540472151" calcext:value-type="float">
            <text:p>8.16353540472151E-005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5.947296" calcext:value-type="float">
            <text:p>5.947296</text:p>
          </table:table-cell>
          <table:table-cell office:value-type="float" office:value="6.7427573629" calcext:value-type="float">
            <text:p>6.7427573629</text:p>
          </table:table-cell>
          <table:table-cell table:formula="of:=POWER([.C1555]-6.75;2)" office:value-type="float" office:value="0.0000524557921622973" calcext:value-type="float">
            <text:p>5.24557921622973E-005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.944616" calcext:value-type="float">
            <text:p>5.944616</text:p>
          </table:table-cell>
          <table:table-cell office:value-type="float" office:value="6.7445436532" calcext:value-type="float">
            <text:p>6.7445436532</text:p>
          </table:table-cell>
          <table:table-cell table:formula="of:=POWER([.C1556]-6.75;2)" office:value-type="float" office:value="0.0000297717204018698" calcext:value-type="float">
            <text:p>2.97717204018698E-005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.948319" calcext:value-type="float">
            <text:p>5.948319</text:p>
          </table:table-cell>
          <table:table-cell office:value-type="float" office:value="6.746308086" calcext:value-type="float">
            <text:p>6.746308086</text:p>
          </table:table-cell>
          <table:table-cell table:formula="of:=POWER([.C1557]-6.75;2)" office:value-type="float" office:value="0.0000136302289833961" calcext:value-type="float">
            <text:p>1.36302289833961E-005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5.958378" calcext:value-type="float">
            <text:p>5.958378</text:p>
          </table:table-cell>
          <table:table-cell office:value-type="float" office:value="6.7480352554" calcext:value-type="float">
            <text:p>6.7480352554</text:p>
          </table:table-cell>
          <table:table-cell table:formula="of:=POWER([.C1558]-6.75;2)" office:value-type="float" office:value="0.00000386022134323074" calcext:value-type="float">
            <text:p>3.86022134323074E-006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5.974681" calcext:value-type="float">
            <text:p>5.974681</text:p>
          </table:table-cell>
          <table:table-cell office:value-type="float" office:value="6.7497101263" calcext:value-type="float">
            <text:p>6.7497101263</text:p>
          </table:table-cell>
          <table:table-cell table:formula="of:=POWER([.C1559]-6.75;2)" office:value-type="float" office:value="0.0000000840267619516247" calcext:value-type="float">
            <text:p>0.000000084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5.997043" calcext:value-type="float">
            <text:p>5.997043</text:p>
          </table:table-cell>
          <table:table-cell office:value-type="float" office:value="6.7513182204" calcext:value-type="float">
            <text:p>6.7513182204</text:p>
          </table:table-cell>
          <table:table-cell table:formula="of:=POWER([.C1560]-6.75;2)" office:value-type="float" office:value="0.00000173770502297605" calcext:value-type="float">
            <text:p>1.73770502297605E-006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025229" calcext:value-type="float">
            <text:p>6.025229</text:p>
          </table:table-cell>
          <table:table-cell office:value-type="float" office:value="6.7528457554" calcext:value-type="float">
            <text:p>6.7528457554</text:p>
          </table:table-cell>
          <table:table-cell table:formula="of:=POWER([.C1561]-6.75;2)" office:value-type="float" office:value="0.00000809832379662969" calcext:value-type="float">
            <text:p>8.09832379662969E-006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058968" calcext:value-type="float">
            <text:p>6.058968</text:p>
          </table:table-cell>
          <table:table-cell office:value-type="float" office:value="6.7542797204" calcext:value-type="float">
            <text:p>6.7542797204</text:p>
          </table:table-cell>
          <table:table-cell table:formula="of:=POWER([.C1562]-6.75;2)" office:value-type="float" office:value="0.0000183160067021725" calcext:value-type="float">
            <text:p>0.000018316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097982" calcext:value-type="float">
            <text:p>6.097982</text:p>
          </table:table-cell>
          <table:table-cell office:value-type="float" office:value="6.7556079059" calcext:value-type="float">
            <text:p>6.7556079059</text:p>
          </table:table-cell>
          <table:table-cell table:formula="of:=POWER([.C1563]-6.75;2)" office:value-type="float" office:value="0.0000314486085832528" calcext:value-type="float">
            <text:p>3.14486085832528E-005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142005" calcext:value-type="float">
            <text:p>6.142005</text:p>
          </table:table-cell>
          <table:table-cell office:value-type="float" office:value="6.7568188575" calcext:value-type="float">
            <text:p>6.7568188575</text:p>
          </table:table-cell>
          <table:table-cell table:formula="of:=POWER([.C1564]-6.75;2)" office:value-type="float" office:value="0.0000464968176053047" calcext:value-type="float">
            <text:p>4.64968176053047E-005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190809" calcext:value-type="float">
            <text:p>6.190809</text:p>
          </table:table-cell>
          <table:table-cell office:value-type="float" office:value="6.7579017715" calcext:value-type="float">
            <text:p>6.7579017715</text:p>
          </table:table-cell>
          <table:table-cell table:formula="of:=POWER([.C1565]-6.75;2)" office:value-type="float" office:value="0.0000624379928382164" calcext:value-type="float">
            <text:p>0.000062438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244224" calcext:value-type="float">
            <text:p>6.244224</text:p>
          </table:table-cell>
          <table:table-cell office:value-type="float" office:value="6.758846328" calcext:value-type="float">
            <text:p>6.758846328</text:p>
          </table:table-cell>
          <table:table-cell table:formula="of:=POWER([.C1566]-6.75;2)" office:value-type="float" office:value="0.0000782575190835793" calcext:value-type="float">
            <text:p>7.82575190835793E-005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302161" calcext:value-type="float">
            <text:p>6.302161</text:p>
          </table:table-cell>
          <table:table-cell office:value-type="float" office:value="6.7596424812" calcext:value-type="float">
            <text:p>6.7596424812</text:p>
          </table:table-cell>
          <table:table-cell table:formula="of:=POWER([.C1567]-6.75;2)" office:value-type="float" office:value="0.0000929774436923577" calcext:value-type="float">
            <text:p>9.29774436923577E-005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36463" calcext:value-type="float">
            <text:p>6.36463</text:p>
          </table:table-cell>
          <table:table-cell office:value-type="float" office:value="6.7602801801" calcext:value-type="float">
            <text:p>6.7602801801</text:p>
          </table:table-cell>
          <table:table-cell table:formula="of:=POWER([.C1568]-6.75;2)" office:value-type="float" office:value="0.000105682102888429" calcext:value-type="float">
            <text:p>0.0001056821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431767" calcext:value-type="float">
            <text:p>6.431767</text:p>
          </table:table-cell>
          <table:table-cell office:value-type="float" office:value="6.7607490645" calcext:value-type="float">
            <text:p>6.7607490645</text:p>
          </table:table-cell>
          <table:table-cell table:formula="of:=POWER([.C1569]-6.75;2)" office:value-type="float" office:value="0.000115542387625153" calcext:value-type="float">
            <text:p>0.0001155424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503857" calcext:value-type="float">
            <text:p>6.503857</text:p>
          </table:table-cell>
          <table:table-cell office:value-type="float" office:value="6.7610380941" calcext:value-type="float">
            <text:p>6.7610380941</text:p>
          </table:table-cell>
          <table:table-cell table:formula="of:=POWER([.C1570]-6.75;2)" office:value-type="float" office:value="0.000121839521360452" calcext:value-type="float">
            <text:p>0.0001218395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581373" calcext:value-type="float">
            <text:p>6.581373</text:p>
          </table:table-cell>
          <table:table-cell office:value-type="float" office:value="6.7611351237" calcext:value-type="float">
            <text:p>6.7611351237</text:p>
          </table:table-cell>
          <table:table-cell table:formula="of:=POWER([.C1571]-6.75;2)" office:value-type="float" office:value="0.0001239909798143" calcext:value-type="float">
            <text:p>0.000123991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665032" calcext:value-type="float">
            <text:p>6.665032</text:p>
          </table:table-cell>
          <table:table-cell office:value-type="float" office:value="6.7610263952" calcext:value-type="float">
            <text:p>6.7610263952</text:p>
          </table:table-cell>
          <table:table-cell table:formula="of:=POWER([.C1572]-6.75;2)" office:value-type="float" office:value="0.000121581391106584" calcext:value-type="float">
            <text:p>0.0001215814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755887" calcext:value-type="float">
            <text:p>6.755887</text:p>
          </table:table-cell>
          <table:table-cell office:value-type="float" office:value="6.7606958817" calcext:value-type="float">
            <text:p>6.7606958817</text:p>
          </table:table-cell>
          <table:table-cell table:formula="of:=POWER([.C1573]-6.75;2)" office:value-type="float" office:value="0.0001144018853404" calcext:value-type="float">
            <text:p>0.0001144019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855468" calcext:value-type="float">
            <text:p>6.855468</text:p>
          </table:table-cell>
          <table:table-cell office:value-type="float" office:value="6.7601244113" calcext:value-type="float">
            <text:p>6.7601244113</text:p>
          </table:table-cell>
          <table:table-cell table:formula="of:=POWER([.C1574]-6.75;2)" office:value-type="float" office:value="0.00010250370417156" calcext:value-type="float">
            <text:p>0.0001025037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966045" calcext:value-type="float">
            <text:p>6.966045</text:p>
          </table:table-cell>
          <table:table-cell office:value-type="float" office:value="6.7592884032" calcext:value-type="float">
            <text:p>6.7592884032</text:p>
          </table:table-cell>
          <table:table-cell table:formula="of:=POWER([.C1575]-6.75;2)" office:value-type="float" office:value="0.0000862744340057747" calcext:value-type="float">
            <text:p>8.62744340057747E-005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7.091088" calcext:value-type="float">
            <text:p>7.091088</text:p>
          </table:table-cell>
          <table:table-cell office:value-type="float" office:value="6.7581579328" calcext:value-type="float">
            <text:p>6.7581579328</text:p>
          </table:table-cell>
          <table:table-cell table:formula="of:=POWER([.C1576]-6.75;2)" office:value-type="float" office:value="0.0000665518675693102" calcext:value-type="float">
            <text:p>6.65518675693102E-005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.236137" calcext:value-type="float">
            <text:p>7.236137</text:p>
          </table:table-cell>
          <table:table-cell office:value-type="float" office:value="6.7566935403" calcext:value-type="float">
            <text:p>6.7566935403</text:p>
          </table:table-cell>
          <table:table-cell table:formula="of:=POWER([.C1577]-6.75;2)" office:value-type="float" office:value="0.0000448034817477199" calcext:value-type="float">
            <text:p>4.48034817477199E-005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7.41058" calcext:value-type="float">
            <text:p>7.41058</text:p>
          </table:table-cell>
          <table:table-cell office:value-type="float" office:value="6.7548407312" calcext:value-type="float">
            <text:p>6.7548407312</text:p>
          </table:table-cell>
          <table:table-cell table:formula="of:=POWER([.C1578]-6.75;2)" office:value-type="float" office:value="0.0000234326785506519" calcext:value-type="float">
            <text:p>2.34326785506519E-005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7.631595" calcext:value-type="float">
            <text:p>7.631595</text:p>
          </table:table-cell>
          <table:table-cell office:value-type="float" office:value="6.7525196774" calcext:value-type="float">
            <text:p>6.7525196774</text:p>
          </table:table-cell>
          <table:table-cell table:formula="of:=POWER([.C1579]-6.75;2)" office:value-type="float" office:value="0.00000634877420007316" calcext:value-type="float">
            <text:p>6.34877420007316E-006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7.934196" calcext:value-type="float">
            <text:p>7.934196</text:p>
          </table:table-cell>
          <table:table-cell office:value-type="float" office:value="6.7496043441" calcext:value-type="float">
            <text:p>6.7496043441</text:p>
          </table:table-cell>
          <table:table-cell table:formula="of:=POWER([.C1580]-6.75;2)" office:value-type="float" office:value="0.000000156543591204997" calcext:value-type="float">
            <text:p>1.56543591204997E-007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.402139" calcext:value-type="float">
            <text:p>8.402139</text:p>
          </table:table-cell>
          <table:table-cell office:value-type="float" office:value="6.745874586" calcext:value-type="float">
            <text:p>6.745874586</text:p>
          </table:table-cell>
          <table:table-cell table:formula="of:=POWER([.C1581]-6.75;2)" office:value-type="float" office:value="0.0000170190406713941" calcext:value-type="float">
            <text:p>0.000017019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9.298502" calcext:value-type="float">
            <text:p>9.298502</text:p>
          </table:table-cell>
          <table:table-cell office:value-type="float" office:value="6.7408851747" calcext:value-type="float">
            <text:p>6.7408851747</text:p>
          </table:table-cell>
          <table:table-cell table:formula="of:=POWER([.C1582]-6.75;2)" office:value-type="float" office:value="0.0000830800402495234" calcext:value-type="float">
            <text:p>0.00008308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2.156269" calcext:value-type="float">
            <text:p>12.156269</text:p>
          </table:table-cell>
          <table:table-cell office:value-type="float" office:value="6.7334837849" calcext:value-type="float">
            <text:p>6.7334837849</text:p>
          </table:table-cell>
          <table:table-cell table:formula="of:=POWER([.C1583]-6.75;2)" office:value-type="float" office:value="0.000272785361229476" calcext:value-type="float">
            <text:p>0.0002727854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2.156269" calcext:value-type="float">
            <text:p>12.156269</text:p>
          </table:table-cell>
          <table:table-cell office:value-type="float" office:value="6.7183972984" calcext:value-type="float">
            <text:p>6.7183972984</text:p>
          </table:table-cell>
          <table:table-cell table:formula="of:=POWER([.C1584]-6.75;2)" office:value-type="float" office:value="0.000998730748418629" calcext:value-type="float">
            <text:p>0.0009987307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2.156269" calcext:value-type="float">
            <text:p>12.156269</text:p>
          </table:table-cell>
          <table:table-cell office:value-type="float" office:value="6.7033075" calcext:value-type="float">
            <text:p>6.7033075</text:p>
          </table:table-cell>
          <table:table-cell table:formula="of:=POWER([.C1585]-6.75;2)" office:value-type="float" office:value="0.00218018955624998" calcext:value-type="float">
            <text:p>0.0021801896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.543812" calcext:value-type="float">
            <text:p>4.543812</text:p>
          </table:table-cell>
          <table:table-cell office:value-type="float" office:value="6.6882141613" calcext:value-type="float">
            <text:p>6.6882141613</text:p>
          </table:table-cell>
          <table:table-cell table:formula="of:=POWER([.C1586]-6.75;2)" office:value-type="float" office:value="0.00381748986386237" calcext:value-type="float">
            <text:p>0.0038174899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5.460635" calcext:value-type="float">
            <text:p>5.460635</text:p>
          </table:table-cell>
          <table:table-cell office:value-type="float" office:value="6.6935807823" calcext:value-type="float">
            <text:p>6.6935807823</text:p>
          </table:table-cell>
          <table:table-cell table:formula="of:=POWER([.C1587]-6.75;2)" office:value-type="float" office:value="0.00318312812588002" calcext:value-type="float">
            <text:p>0.0031831281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5.914031" calcext:value-type="float">
            <text:p>5.914031</text:p>
          </table:table-cell>
          <table:table-cell office:value-type="float" office:value="6.6964792231" calcext:value-type="float">
            <text:p>6.6964792231</text:p>
          </table:table-cell>
          <table:table-cell table:formula="of:=POWER([.C1588]-6.75;2)" office:value-type="float" office:value="0.00286447355997959" calcext:value-type="float">
            <text:p>0.0028644736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190982" calcext:value-type="float">
            <text:p>6.190982</text:p>
          </table:table-cell>
          <table:table-cell office:value-type="float" office:value="6.6981553817" calcext:value-type="float">
            <text:p>6.6981553817</text:p>
          </table:table-cell>
          <table:table-cell table:formula="of:=POWER([.C1589]-6.75;2)" office:value-type="float" office:value="0.00268786444667266" calcext:value-type="float">
            <text:p>0.0026878644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378571" calcext:value-type="float">
            <text:p>6.378571</text:p>
          </table:table-cell>
          <table:table-cell office:value-type="float" office:value="6.6990837581" calcext:value-type="float">
            <text:p>6.6990837581</text:p>
          </table:table-cell>
          <table:table-cell table:formula="of:=POWER([.C1590]-6.75;2)" office:value-type="float" office:value="0.00259246368921927" calcext:value-type="float">
            <text:p>0.0025924637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512657" calcext:value-type="float">
            <text:p>6.512657</text:p>
          </table:table-cell>
          <table:table-cell office:value-type="float" office:value="6.6995047823" calcext:value-type="float">
            <text:p>6.6995047823</text:p>
          </table:table-cell>
          <table:table-cell table:formula="of:=POWER([.C1591]-6.75;2)" office:value-type="float" office:value="0.00254976701057039" calcext:value-type="float">
            <text:p>0.002549767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61075" calcext:value-type="float">
            <text:p>6.61075</text:p>
          </table:table-cell>
          <table:table-cell office:value-type="float" office:value="6.6995624812" calcext:value-type="float">
            <text:p>6.6995624812</text:p>
          </table:table-cell>
          <table:table-cell table:formula="of:=POWER([.C1592]-6.75;2)" office:value-type="float" office:value="0.00254394330270034" calcext:value-type="float">
            <text:p>0.0025439433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682455" calcext:value-type="float">
            <text:p>6.682455</text:p>
          </table:table-cell>
          <table:table-cell office:value-type="float" office:value="6.6993537688" calcext:value-type="float">
            <text:p>6.6993537688</text:p>
          </table:table-cell>
          <table:table-cell table:formula="of:=POWER([.C1593]-6.75;2)" office:value-type="float" office:value="0.00256504073476385" calcext:value-type="float">
            <text:p>0.0025650407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733543" calcext:value-type="float">
            <text:p>6.733543</text:p>
          </table:table-cell>
          <table:table-cell office:value-type="float" office:value="6.6989496828" calcext:value-type="float">
            <text:p>6.6989496828</text:p>
          </table:table-cell>
          <table:table-cell table:formula="of:=POWER([.C1594]-6.75;2)" office:value-type="float" office:value="0.00260613488622058" calcext:value-type="float">
            <text:p>0.0026061349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767785" calcext:value-type="float">
            <text:p>6.767785</text:p>
          </table:table-cell>
          <table:table-cell office:value-type="float" office:value="6.6984056694" calcext:value-type="float">
            <text:p>6.6984056694</text:p>
          </table:table-cell>
          <table:table-cell table:formula="of:=POWER([.C1595]-6.75;2)" office:value-type="float" office:value="0.00266197495006214" calcext:value-type="float">
            <text:p>0.002661975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78785" calcext:value-type="float">
            <text:p>6.78785</text:p>
          </table:table-cell>
          <table:table-cell office:value-type="float" office:value="6.6977669758" calcext:value-type="float">
            <text:p>6.6977669758</text:p>
          </table:table-cell>
          <table:table-cell table:formula="of:=POWER([.C1596]-6.75;2)" office:value-type="float" office:value="0.00272828881707774" calcext:value-type="float">
            <text:p>0.0027282888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795795" calcext:value-type="float">
            <text:p>6.795795</text:p>
          </table:table-cell>
          <table:table-cell office:value-type="float" office:value="6.6970716183" calcext:value-type="float">
            <text:p>6.6970716183</text:p>
          </table:table-cell>
          <table:table-cell table:formula="of:=POWER([.C1597]-6.75;2)" office:value-type="float" office:value="0.00280141358938091" calcext:value-type="float">
            <text:p>0.0028014136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793336" calcext:value-type="float">
            <text:p>6.793336</text:p>
          </table:table-cell>
          <table:table-cell office:value-type="float" office:value="6.6963520591" calcext:value-type="float">
            <text:p>6.6963520591</text:p>
          </table:table-cell>
          <table:table-cell table:formula="of:=POWER([.C1598]-6.75;2)" office:value-type="float" office:value="0.00287810156280993" calcext:value-type="float">
            <text:p>0.0028781016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782007" calcext:value-type="float">
            <text:p>6.782007</text:p>
          </table:table-cell>
          <table:table-cell office:value-type="float" office:value="6.6956361613" calcext:value-type="float">
            <text:p>6.6956361613</text:p>
          </table:table-cell>
          <table:table-cell table:formula="of:=POWER([.C1599]-6.75;2)" office:value-type="float" office:value="0.00295542695819958" calcext:value-type="float">
            <text:p>0.002955427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763251" calcext:value-type="float">
            <text:p>6.763251</text:p>
          </table:table-cell>
          <table:table-cell office:value-type="float" office:value="6.6949477258" calcext:value-type="float">
            <text:p>6.6949477258</text:p>
          </table:table-cell>
          <table:table-cell table:formula="of:=POWER([.C1600]-6.75;2)" office:value-type="float" office:value="0.00303075289459202" calcext:value-type="float">
            <text:p>0.0030307529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738476" calcext:value-type="float">
            <text:p>6.738476</text:p>
          </table:table-cell>
          <table:table-cell office:value-type="float" office:value="6.6943067903" calcext:value-type="float">
            <text:p>6.6943067903</text:p>
          </table:table-cell>
          <table:table-cell table:formula="of:=POWER([.C1601]-6.75;2)" office:value-type="float" office:value="0.0031017336066882" calcext:value-type="float">
            <text:p>0.0031017336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709075" calcext:value-type="float">
            <text:p>6.709075</text:p>
          </table:table-cell>
          <table:table-cell office:value-type="float" office:value="6.6937297634" calcext:value-type="float">
            <text:p>6.6937297634</text:p>
          </table:table-cell>
          <table:table-cell table:formula="of:=POWER([.C1602]-6.75;2)" office:value-type="float" office:value="0.00316633952701994" calcext:value-type="float">
            <text:p>0.0031663395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67644" calcext:value-type="float">
            <text:p>6.67644</text:p>
          </table:table-cell>
          <table:table-cell office:value-type="float" office:value="6.6932295188" calcext:value-type="float">
            <text:p>6.6932295188</text:p>
          </table:table-cell>
          <table:table-cell table:formula="of:=POWER([.C1603]-6.75;2)" office:value-type="float" office:value="0.00322288753567956" calcext:value-type="float">
            <text:p>0.0032228875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641947" calcext:value-type="float">
            <text:p>6.641947</text:p>
          </table:table-cell>
          <table:table-cell office:value-type="float" office:value="6.6928154247" calcext:value-type="float">
            <text:p>6.6928154247</text:p>
          </table:table-cell>
          <table:table-cell table:formula="of:=POWER([.C1604]-6.75;2)" office:value-type="float" office:value="0.00327007565224137" calcext:value-type="float">
            <text:p>0.0032700757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606943" calcext:value-type="float">
            <text:p>6.606943</text:p>
          </table:table-cell>
          <table:table-cell office:value-type="float" office:value="6.6924934005" calcext:value-type="float">
            <text:p>6.6924934005</text:p>
          </table:table-cell>
          <table:table-cell table:formula="of:=POWER([.C1605]-6.75;2)" office:value-type="float" office:value="0.00330700898605339" calcext:value-type="float">
            <text:p>0.003307009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572722" calcext:value-type="float">
            <text:p>6.572722</text:p>
          </table:table-cell>
          <table:table-cell office:value-type="float" office:value="6.6922659973" calcext:value-type="float">
            <text:p>6.6922659973</text:p>
          </table:table-cell>
          <table:table-cell table:formula="of:=POWER([.C1606]-6.75;2)" office:value-type="float" office:value="0.00333321506776363" calcext:value-type="float">
            <text:p>0.0033332151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540494" calcext:value-type="float">
            <text:p>6.540494</text:p>
          </table:table-cell>
          <table:table-cell office:value-type="float" office:value="6.6921325054" calcext:value-type="float">
            <text:p>6.6921325054</text:p>
          </table:table-cell>
          <table:table-cell table:formula="of:=POWER([.C1607]-6.75;2)" office:value-type="float" office:value="0.00334864693128102" calcext:value-type="float">
            <text:p>0.0033486469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511349" calcext:value-type="float">
            <text:p>6.511349</text:p>
          </table:table-cell>
          <table:table-cell office:value-type="float" office:value="6.6920891425" calcext:value-type="float">
            <text:p>6.6920891425</text:p>
          </table:table-cell>
          <table:table-cell table:formula="of:=POWER([.C1608]-6.75;2)" office:value-type="float" office:value="0.00335366741638526" calcext:value-type="float">
            <text:p>0.0033536674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486232" calcext:value-type="float">
            <text:p>6.486232</text:p>
          </table:table-cell>
          <table:table-cell office:value-type="float" office:value="6.6921292984" calcext:value-type="float">
            <text:p>6.6921292984</text:p>
          </table:table-cell>
          <table:table-cell table:formula="of:=POWER([.C1609]-6.75;2)" office:value-type="float" office:value="0.00334901810367621" calcext:value-type="float">
            <text:p>0.0033490181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465904" calcext:value-type="float">
            <text:p>6.465904</text:p>
          </table:table-cell>
          <table:table-cell office:value-type="float" office:value="6.692243836" calcext:value-type="float">
            <text:p>6.692243836</text:p>
          </table:table-cell>
          <table:table-cell table:formula="of:=POWER([.C1610]-6.75;2)" office:value-type="float" office:value="0.00333577447999486" calcext:value-type="float">
            <text:p>0.0033357745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45092" calcext:value-type="float">
            <text:p>6.45092</text:p>
          </table:table-cell>
          <table:table-cell office:value-type="float" office:value="6.6924214812" calcext:value-type="float">
            <text:p>6.6924214812</text:p>
          </table:table-cell>
          <table:table-cell table:formula="of:=POWER([.C1611]-6.75;2)" office:value-type="float" office:value="0.00331528582720193" calcext:value-type="float">
            <text:p>0.0033152858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441613" calcext:value-type="float">
            <text:p>6.441613</text:p>
          </table:table-cell>
          <table:table-cell office:value-type="float" office:value="6.6926492634" calcext:value-type="float">
            <text:p>6.6926492634</text:p>
          </table:table-cell>
          <table:table-cell table:formula="of:=POWER([.C1612]-6.75;2)" office:value-type="float" office:value="0.00328910698856259" calcext:value-type="float">
            <text:p>0.003289107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43808" calcext:value-type="float">
            <text:p>6.43808</text:p>
          </table:table-cell>
          <table:table-cell office:value-type="float" office:value="6.6929129866" calcext:value-type="float">
            <text:p>6.6929129866</text:p>
          </table:table-cell>
          <table:table-cell table:formula="of:=POWER([.C1613]-6.75;2)" office:value-type="float" office:value="0.00325892709893182" calcext:value-type="float">
            <text:p>0.0032589271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440185" calcext:value-type="float">
            <text:p>6.440185</text:p>
          </table:table-cell>
          <table:table-cell office:value-type="float" office:value="6.6931977554" calcext:value-type="float">
            <text:p>6.6931977554</text:p>
          </table:table-cell>
          <table:table-cell table:formula="of:=POWER([.C1614]-6.75;2)" office:value-type="float" office:value="0.00322649499159823" calcext:value-type="float">
            <text:p>0.003226495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44757" calcext:value-type="float">
            <text:p>6.44757</text:p>
          </table:table-cell>
          <table:table-cell office:value-type="float" office:value="6.6934884866" calcext:value-type="float">
            <text:p>6.6934884866</text:p>
          </table:table-cell>
          <table:table-cell table:formula="of:=POWER([.C1615]-6.75;2)" office:value-type="float" office:value="0.00319355114675841" calcext:value-type="float">
            <text:p>0.0031935511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459678" calcext:value-type="float">
            <text:p>6.459678</text:p>
          </table:table-cell>
          <table:table-cell office:value-type="float" office:value="6.6937704247" calcext:value-type="float">
            <text:p>6.6937704247</text:p>
          </table:table-cell>
          <table:table-cell table:formula="of:=POWER([.C1616]-6.75;2)" office:value-type="float" office:value="0.00316176513841834" calcext:value-type="float">
            <text:p>0.0031617651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475779" calcext:value-type="float">
            <text:p>6.475779</text:p>
          </table:table-cell>
          <table:table-cell office:value-type="float" office:value="6.6940296102" calcext:value-type="float">
            <text:p>6.6940296102</text:p>
          </table:table-cell>
          <table:table-cell table:formula="of:=POWER([.C1617]-6.75;2)" office:value-type="float" office:value="0.00313268453436391" calcext:value-type="float">
            <text:p>0.0031326845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49501" calcext:value-type="float">
            <text:p>6.49501</text:p>
          </table:table-cell>
          <table:table-cell office:value-type="float" office:value="6.6942532957" calcext:value-type="float">
            <text:p>6.6942532957</text:p>
          </table:table-cell>
          <table:table-cell table:formula="of:=POWER([.C1618]-6.75;2)" office:value-type="float" office:value="0.00310769504031161" calcext:value-type="float">
            <text:p>0.003107695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516416" calcext:value-type="float">
            <text:p>6.516416</text:p>
          </table:table-cell>
          <table:table-cell office:value-type="float" office:value="6.6944303065" calcext:value-type="float">
            <text:p>6.6944303065</text:p>
          </table:table-cell>
          <table:table-cell table:formula="of:=POWER([.C1619]-6.75;2)" office:value-type="float" office:value="0.00308799083568393" calcext:value-type="float">
            <text:p>0.0030879908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538992" calcext:value-type="float">
            <text:p>6.538992</text:p>
          </table:table-cell>
          <table:table-cell office:value-type="float" office:value="6.6945512984" calcext:value-type="float">
            <text:p>6.6945512984</text:p>
          </table:table-cell>
          <table:table-cell table:formula="of:=POWER([.C1620]-6.75;2)" office:value-type="float" office:value="0.0030745585091258" calcext:value-type="float">
            <text:p>0.0030745585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561728" calcext:value-type="float">
            <text:p>6.561728</text:p>
          </table:table-cell>
          <table:table-cell office:value-type="float" office:value="6.6946089543" calcext:value-type="float">
            <text:p>6.6946089543</text:p>
          </table:table-cell>
          <table:table-cell table:formula="of:=POWER([.C1621]-6.75;2)" office:value-type="float" office:value="0.00306816794373953" calcext:value-type="float">
            <text:p>0.0030681679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583649" calcext:value-type="float">
            <text:p>6.583649</text:p>
          </table:table-cell>
          <table:table-cell office:value-type="float" office:value="6.6945980833" calcext:value-type="float">
            <text:p>6.6945980833</text:p>
          </table:table-cell>
          <table:table-cell table:formula="of:=POWER([.C1622]-6.75;2)" office:value-type="float" office:value="0.00306937237403376" calcext:value-type="float">
            <text:p>0.0030693724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603853" calcext:value-type="float">
            <text:p>6.603853</text:p>
          </table:table-cell>
          <table:table-cell office:value-type="float" office:value="6.6945156371" calcext:value-type="float">
            <text:p>6.6945156371</text:p>
          </table:table-cell>
          <table:table-cell table:formula="of:=POWER([.C1623]-6.75;2)" office:value-type="float" office:value="0.00307851452641886" calcext:value-type="float">
            <text:p>0.0030785145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621545" calcext:value-type="float">
            <text:p>6.621545</text:p>
          </table:table-cell>
          <table:table-cell office:value-type="float" office:value="6.6943606586" calcext:value-type="float">
            <text:p>6.6943606586</text:p>
          </table:table-cell>
          <table:table-cell table:formula="of:=POWER([.C1624]-6.75;2)" office:value-type="float" office:value="0.00309573631142576" calcext:value-type="float">
            <text:p>0.0030957363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636061" calcext:value-type="float">
            <text:p>6.636061</text:p>
          </table:table-cell>
          <table:table-cell office:value-type="float" office:value="6.6941341559" calcext:value-type="float">
            <text:p>6.6941341559</text:p>
          </table:table-cell>
          <table:table-cell table:formula="of:=POWER([.C1625]-6.75;2)" office:value-type="float" office:value="0.00312099253700545" calcext:value-type="float">
            <text:p>0.0031209925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646893" calcext:value-type="float">
            <text:p>6.646893</text:p>
          </table:table-cell>
          <table:table-cell office:value-type="float" office:value="6.6938389328" calcext:value-type="float">
            <text:p>6.6938389328</text:p>
          </table:table-cell>
          <table:table-cell table:formula="of:=POWER([.C1626]-6.75;2)" office:value-type="float" office:value="0.00315406546904288" calcext:value-type="float">
            <text:p>0.0031540655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653696" calcext:value-type="float">
            <text:p>6.653696</text:p>
          </table:table-cell>
          <table:table-cell office:value-type="float" office:value="6.6934793522" calcext:value-type="float">
            <text:p>6.6934793522</text:p>
          </table:table-cell>
          <table:table-cell table:formula="of:=POWER([.C1627]-6.75;2)" office:value-type="float" office:value="0.00319458362773167" calcext:value-type="float">
            <text:p>0.0031945836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656303" calcext:value-type="float">
            <text:p>6.656303</text:p>
          </table:table-cell>
          <table:table-cell office:value-type="float" office:value="6.6930611075" calcext:value-type="float">
            <text:p>6.6930611075</text:p>
          </table:table-cell>
          <table:table-cell table:formula="of:=POWER([.C1628]-6.75;2)" office:value-type="float" office:value="0.00324203747912654" calcext:value-type="float">
            <text:p>0.0032420375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654718" calcext:value-type="float">
            <text:p>6.654718</text:p>
          </table:table-cell>
          <table:table-cell office:value-type="float" office:value="6.6925909355" calcext:value-type="float">
            <text:p>6.6925909355</text:p>
          </table:table-cell>
          <table:table-cell table:formula="of:=POWER([.C1629]-6.75;2)" office:value-type="float" office:value="0.00329580068676514" calcext:value-type="float">
            <text:p>0.0032958007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649116" calcext:value-type="float">
            <text:p>6.649116</text:p>
          </table:table-cell>
          <table:table-cell office:value-type="float" office:value="6.6920763522" calcext:value-type="float">
            <text:p>6.6920763522</text:p>
          </table:table-cell>
          <table:table-cell table:formula="of:=POWER([.C1630]-6.75;2)" office:value-type="float" office:value="0.00335514897445845" calcext:value-type="float">
            <text:p>0.003355149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639826" calcext:value-type="float">
            <text:p>6.639826</text:p>
          </table:table-cell>
          <table:table-cell office:value-type="float" office:value="6.691525371" calcext:value-type="float">
            <text:p>6.691525371</text:p>
          </table:table-cell>
          <table:table-cell table:formula="of:=POWER([.C1631]-6.75;2)" office:value-type="float" office:value="0.00341928223668764" calcext:value-type="float">
            <text:p>0.0034192822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627312" calcext:value-type="float">
            <text:p>6.627312</text:p>
          </table:table-cell>
          <table:table-cell office:value-type="float" office:value="6.6909462527" calcext:value-type="float">
            <text:p>6.6909462527</text:p>
          </table:table-cell>
          <table:table-cell table:formula="of:=POWER([.C1632]-6.75;2)" office:value-type="float" office:value="0.00348734507017227" calcext:value-type="float">
            <text:p>0.0034873451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612154" calcext:value-type="float">
            <text:p>6.612154</text:p>
          </table:table-cell>
          <table:table-cell office:value-type="float" office:value="6.6903472661" calcext:value-type="float">
            <text:p>6.6903472661</text:p>
          </table:table-cell>
          <table:table-cell table:formula="of:=POWER([.C1633]-6.75;2)" office:value-type="float" office:value="0.00355844866174423" calcext:value-type="float">
            <text:p>0.0035584487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595013" calcext:value-type="float">
            <text:p>6.595013</text:p>
          </table:table-cell>
          <table:table-cell office:value-type="float" office:value="6.6897364839" calcext:value-type="float">
            <text:p>6.6897364839</text:p>
          </table:table-cell>
          <table:table-cell table:formula="of:=POWER([.C1634]-6.75;2)" office:value-type="float" office:value="0.00363169137273496" calcext:value-type="float">
            <text:p>0.0036316914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576603" calcext:value-type="float">
            <text:p>6.576603</text:p>
          </table:table-cell>
          <table:table-cell office:value-type="float" office:value="6.6891216183" calcext:value-type="float">
            <text:p>6.6891216183</text:p>
          </table:table-cell>
          <table:table-cell table:formula="of:=POWER([.C1635]-6.75;2)" office:value-type="float" office:value="0.00370617735841093" calcext:value-type="float">
            <text:p>0.0037061774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557657" calcext:value-type="float">
            <text:p>6.557657</text:p>
          </table:table-cell>
          <table:table-cell office:value-type="float" office:value="6.6885098817" calcext:value-type="float">
            <text:p>6.6885098817</text:p>
          </table:table-cell>
          <table:table-cell table:formula="of:=POWER([.C1636]-6.75;2)" office:value-type="float" office:value="0.003781034648548" calcext:value-type="float">
            <text:p>0.0037810346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538888" calcext:value-type="float">
            <text:p>6.538888</text:p>
          </table:table-cell>
          <table:table-cell office:value-type="float" office:value="6.6879078952" calcext:value-type="float">
            <text:p>6.6879078952</text:p>
          </table:table-cell>
          <table:table-cell table:formula="of:=POWER([.C1637]-6.75;2)" office:value-type="float" office:value="0.00385542947849413" calcext:value-type="float">
            <text:p>0.0038554295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520958" calcext:value-type="float">
            <text:p>6.520958</text:p>
          </table:table-cell>
          <table:table-cell office:value-type="float" office:value="6.6873216398" calcext:value-type="float">
            <text:p>6.6873216398</text:p>
          </table:table-cell>
          <table:table-cell table:formula="of:=POWER([.C1638]-6.75;2)" office:value-type="float" office:value="0.0039285768373609" calcext:value-type="float">
            <text:p>0.0039285768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504446" calcext:value-type="float">
            <text:p>6.504446</text:p>
          </table:table-cell>
          <table:table-cell office:value-type="float" office:value="6.6867564274" calcext:value-type="float">
            <text:p>6.6867564274</text:p>
          </table:table-cell>
          <table:table-cell table:formula="of:=POWER([.C1639]-6.75;2)" office:value-type="float" office:value="0.0039997494752115" calcext:value-type="float">
            <text:p>0.0039997495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489821" calcext:value-type="float">
            <text:p>6.489821</text:p>
          </table:table-cell>
          <table:table-cell office:value-type="float" office:value="6.686216914" calcext:value-type="float">
            <text:p>6.686216914</text:p>
          </table:table-cell>
          <table:table-cell table:formula="of:=POWER([.C1640]-6.75;2)" office:value-type="float" office:value="0.00406828205968339" calcext:value-type="float">
            <text:p>0.0040682821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477422" calcext:value-type="float">
            <text:p>6.477422</text:p>
          </table:table-cell>
          <table:table-cell office:value-type="float" office:value="6.6857071156" calcext:value-type="float">
            <text:p>6.6857071156</text:p>
          </table:table-cell>
          <table:table-cell table:formula="of:=POWER([.C1641]-6.75;2)" office:value-type="float" office:value="0.00413357498447181" calcext:value-type="float">
            <text:p>0.004133575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467446" calcext:value-type="float">
            <text:p>6.467446</text:p>
          </table:table-cell>
          <table:table-cell office:value-type="float" office:value="6.6852304489" calcext:value-type="float">
            <text:p>6.6852304489</text:p>
          </table:table-cell>
          <table:table-cell table:formula="of:=POWER([.C1642]-6.75;2)" office:value-type="float" office:value="0.00419509474969545" calcext:value-type="float">
            <text:p>0.0041950947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459943" calcext:value-type="float">
            <text:p>6.459943</text:p>
          </table:table-cell>
          <table:table-cell office:value-type="float" office:value="6.6847897608" calcext:value-type="float">
            <text:p>6.6847897608</text:p>
          </table:table-cell>
          <table:table-cell table:formula="of:=POWER([.C1643]-6.75;2)" office:value-type="float" office:value="0.00425237529652119" calcext:value-type="float">
            <text:p>0.0042523753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454819" calcext:value-type="float">
            <text:p>6.454819</text:p>
          </table:table-cell>
          <table:table-cell office:value-type="float" office:value="6.6843873575" calcext:value-type="float">
            <text:p>6.6843873575</text:p>
          </table:table-cell>
          <table:table-cell table:formula="of:=POWER([.C1644]-6.75;2)" office:value-type="float" office:value="0.00430501885583276" calcext:value-type="float">
            <text:p>0.0043050189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451855" calcext:value-type="float">
            <text:p>6.451855</text:p>
          </table:table-cell>
          <table:table-cell office:value-type="float" office:value="6.6840250188" calcext:value-type="float">
            <text:p>6.6840250188</text:p>
          </table:table-cell>
          <table:table-cell table:formula="of:=POWER([.C1645]-6.75;2)" office:value-type="float" office:value="0.00435269814434037" calcext:value-type="float">
            <text:p>0.0043526981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450719" calcext:value-type="float">
            <text:p>6.450719</text:p>
          </table:table-cell>
          <table:table-cell office:value-type="float" office:value="6.6837039812" calcext:value-type="float">
            <text:p>6.6837039812</text:p>
          </table:table-cell>
          <table:table-cell table:formula="of:=POWER([.C1646]-6.75;2)" office:value-type="float" office:value="0.00439516210872997" calcext:value-type="float">
            <text:p>0.0043951621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450998" calcext:value-type="float">
            <text:p>6.450998</text:p>
          </table:table-cell>
          <table:table-cell office:value-type="float" office:value="6.6834249167" calcext:value-type="float">
            <text:p>6.6834249167</text:p>
          </table:table-cell>
          <table:table-cell table:formula="of:=POWER([.C1647]-6.75;2)" office:value-type="float" office:value="0.00443224171640195" calcext:value-type="float">
            <text:p>0.0044322417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452226" calcext:value-type="float">
            <text:p>6.452226</text:p>
          </table:table-cell>
          <table:table-cell office:value-type="float" office:value="6.683187879" calcext:value-type="float">
            <text:p>6.683187879</text:p>
          </table:table-cell>
          <table:table-cell table:formula="of:=POWER([.C1648]-6.75;2)" office:value-type="float" office:value="0.00446385951251863" calcext:value-type="float">
            <text:p>0.0044638595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453914" calcext:value-type="float">
            <text:p>6.453914</text:p>
          </table:table-cell>
          <table:table-cell office:value-type="float" office:value="6.6829922312" calcext:value-type="float">
            <text:p>6.6829922312</text:p>
          </table:table-cell>
          <table:table-cell table:formula="of:=POWER([.C1649]-6.75;2)" office:value-type="float" office:value="0.00449004107955424" calcext:value-type="float">
            <text:p>0.0044900411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455586" calcext:value-type="float">
            <text:p>6.455586</text:p>
          </table:table-cell>
          <table:table-cell office:value-type="float" office:value="6.6828365806" calcext:value-type="float">
            <text:p>6.6828365806</text:p>
          </table:table-cell>
          <table:table-cell table:formula="of:=POWER([.C1650]-6.75;2)" office:value-type="float" office:value="0.00451092490550029" calcext:value-type="float">
            <text:p>0.004510924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456804" calcext:value-type="float">
            <text:p>6.456804</text:p>
          </table:table-cell>
          <table:table-cell office:value-type="float" office:value="6.6827186989" calcext:value-type="float">
            <text:p>6.6827186989</text:p>
          </table:table-cell>
          <table:table-cell table:formula="of:=POWER([.C1651]-6.75;2)" office:value-type="float" office:value="0.0045267734777088" calcext:value-type="float">
            <text:p>0.0045267735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457195" calcext:value-type="float">
            <text:p>6.457195</text:p>
          </table:table-cell>
          <table:table-cell office:value-type="float" office:value="6.6826354624" calcext:value-type="float">
            <text:p>6.6826354624</text:p>
          </table:table-cell>
          <table:table-cell table:formula="of:=POWER([.C1652]-6.75;2)" office:value-type="float" office:value="0.00453798092606176" calcext:value-type="float">
            <text:p>0.0045379809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456475" calcext:value-type="float">
            <text:p>6.456475</text:p>
          </table:table-cell>
          <table:table-cell office:value-type="float" office:value="6.682582828" calcext:value-type="float">
            <text:p>6.682582828</text:p>
          </table:table-cell>
          <table:table-cell table:formula="of:=POWER([.C1653]-6.75;2)" office:value-type="float" office:value="0.00454507508047757" calcext:value-type="float">
            <text:p>0.0045450751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454465" calcext:value-type="float">
            <text:p>6.454465</text:p>
          </table:table-cell>
          <table:table-cell office:value-type="float" office:value="6.6825558333" calcext:value-type="float">
            <text:p>6.6825558333</text:p>
          </table:table-cell>
          <table:table-cell table:formula="of:=POWER([.C1654]-6.75;2)" office:value-type="float" office:value="0.00454871562185734" calcext:value-type="float">
            <text:p>0.0045487156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451095" calcext:value-type="float">
            <text:p>6.451095</text:p>
          </table:table-cell>
          <table:table-cell office:value-type="float" office:value="6.6825486452" calcext:value-type="float">
            <text:p>6.6825486452</text:p>
          </table:table-cell>
          <table:table-cell table:formula="of:=POWER([.C1655]-6.75;2)" office:value-type="float" office:value="0.00454968526435551" calcext:value-type="float">
            <text:p>0.0045496853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446415" calcext:value-type="float">
            <text:p>6.446415</text:p>
          </table:table-cell>
          <table:table-cell office:value-type="float" office:value="6.6825547097" calcext:value-type="float">
            <text:p>6.6825547097</text:p>
          </table:table-cell>
          <table:table-cell table:formula="of:=POWER([.C1656]-6.75;2)" office:value-type="float" office:value="0.00454886718365131" calcext:value-type="float">
            <text:p>0.0045488672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440587" calcext:value-type="float">
            <text:p>6.440587</text:p>
          </table:table-cell>
          <table:table-cell office:value-type="float" office:value="6.6825669301" calcext:value-type="float">
            <text:p>6.6825669301</text:p>
          </table:table-cell>
          <table:table-cell table:formula="of:=POWER([.C1657]-6.75;2)" office:value-type="float" office:value="0.00454721891613827" calcext:value-type="float">
            <text:p>0.0045472189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43388" calcext:value-type="float">
            <text:p>6.43388</text:p>
          </table:table-cell>
          <table:table-cell office:value-type="float" office:value="6.6825779704" calcext:value-type="float">
            <text:p>6.6825779704</text:p>
          </table:table-cell>
          <table:table-cell table:formula="of:=POWER([.C1658]-6.75;2)" office:value-type="float" office:value="0.00454573007538332" calcext:value-type="float">
            <text:p>0.0045457301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426652" calcext:value-type="float">
            <text:p>6.426652</text:p>
          </table:table-cell>
          <table:table-cell office:value-type="float" office:value="6.6825806371" calcext:value-type="float">
            <text:p>6.6825806371</text:p>
          </table:table-cell>
          <table:table-cell table:formula="of:=POWER([.C1659]-6.75;2)" office:value-type="float" office:value="0.00454537049384189" calcext:value-type="float">
            <text:p>0.0045453705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419336" calcext:value-type="float">
            <text:p>6.419336</text:p>
          </table:table-cell>
          <table:table-cell office:value-type="float" office:value="6.6825683656" calcext:value-type="float">
            <text:p>6.6825683656</text:p>
          </table:table-cell>
          <table:table-cell table:formula="of:=POWER([.C1660]-6.75;2)" office:value-type="float" office:value="0.00454702531785528" calcext:value-type="float">
            <text:p>0.0045470253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412416" calcext:value-type="float">
            <text:p>6.412416</text:p>
          </table:table-cell>
          <table:table-cell office:value-type="float" office:value="6.6825358199" calcext:value-type="float">
            <text:p>6.6825358199</text:p>
          </table:table-cell>
          <table:table-cell table:formula="of:=POWER([.C1661]-6.75;2)" office:value-type="float" office:value="0.00455141559656524" calcext:value-type="float">
            <text:p>0.0045514156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406403" calcext:value-type="float">
            <text:p>6.406403</text:p>
          </table:table-cell>
          <table:table-cell office:value-type="float" office:value="6.6824795941" calcext:value-type="float">
            <text:p>6.6824795941</text:p>
          </table:table-cell>
          <table:table-cell table:formula="of:=POWER([.C1662]-6.75;2)" office:value-type="float" office:value="0.00455900521290074" calcext:value-type="float">
            <text:p>0.0045590052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401808" calcext:value-type="float">
            <text:p>6.401808</text:p>
          </table:table-cell>
          <table:table-cell office:value-type="float" office:value="6.6823990376" calcext:value-type="float">
            <text:p>6.6823990376</text:p>
          </table:table-cell>
          <table:table-cell table:formula="of:=POWER([.C1663]-6.75;2)" office:value-type="float" office:value="0.00456989011740625" calcext:value-type="float">
            <text:p>0.0045698901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399119" calcext:value-type="float">
            <text:p>6.399119</text:p>
          </table:table-cell>
          <table:table-cell office:value-type="float" office:value="6.682297207" calcext:value-type="float">
            <text:p>6.682297207</text:p>
          </table:table-cell>
          <table:table-cell table:formula="of:=POWER([.C1664]-6.75;2)" office:value-type="float" office:value="0.00458366818000079" calcext:value-type="float">
            <text:p>0.0045836682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398776" calcext:value-type="float">
            <text:p>6.398776</text:p>
          </table:table-cell>
          <table:table-cell office:value-type="float" office:value="6.6821819462" calcext:value-type="float">
            <text:p>6.6821819462</text:p>
          </table:table-cell>
          <table:table-cell table:formula="of:=POWER([.C1665]-6.75;2)" office:value-type="float" office:value="0.00459928842121969" calcext:value-type="float">
            <text:p>0.0045992884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401145" calcext:value-type="float">
            <text:p>6.401145</text:p>
          </table:table-cell>
          <table:table-cell office:value-type="float" office:value="6.6820671532" calcext:value-type="float">
            <text:p>6.6820671532</text:p>
          </table:table-cell>
          <table:table-cell table:formula="of:=POWER([.C1666]-6.75;2)" office:value-type="float" office:value="0.00461487167435224" calcext:value-type="float">
            <text:p>0.0046148717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406508" calcext:value-type="float">
            <text:p>6.406508</text:p>
          </table:table-cell>
          <table:table-cell office:value-type="float" office:value="6.6819743011" calcext:value-type="float">
            <text:p>6.6819743011</text:p>
          </table:table-cell>
          <table:table-cell table:formula="of:=POWER([.C1667]-6.75;2)" office:value-type="float" office:value="0.00462749571083341" calcext:value-type="float">
            <text:p>0.0046274957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415038" calcext:value-type="float">
            <text:p>6.415038</text:p>
          </table:table-cell>
          <table:table-cell office:value-type="float" office:value="6.6819343468" calcext:value-type="float">
            <text:p>6.6819343468</text:p>
          </table:table-cell>
          <table:table-cell table:formula="of:=POWER([.C1668]-6.75;2)" office:value-type="float" office:value="0.00463293314554263" calcext:value-type="float">
            <text:p>0.0046329331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426802" calcext:value-type="float">
            <text:p>6.426802</text:p>
          </table:table-cell>
          <table:table-cell office:value-type="float" office:value="6.6819903656" calcext:value-type="float">
            <text:p>6.6819903656</text:p>
          </table:table-cell>
          <table:table-cell table:formula="of:=POWER([.C1669]-6.75;2)" office:value-type="float" office:value="0.00462531037122167" calcext:value-type="float">
            <text:p>0.0046253104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441747" calcext:value-type="float">
            <text:p>6.441747</text:p>
          </table:table-cell>
          <table:table-cell office:value-type="float" office:value="6.6822014301" calcext:value-type="float">
            <text:p>6.6822014301</text:p>
          </table:table-cell>
          <table:table-cell table:formula="of:=POWER([.C1670]-6.75;2)" office:value-type="float" office:value="0.00459664608048517" calcext:value-type="float">
            <text:p>0.0045966461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459709" calcext:value-type="float">
            <text:p>6.459709</text:p>
          </table:table-cell>
          <table:table-cell office:value-type="float" office:value="6.6826489597" calcext:value-type="float">
            <text:p>6.6826489597</text:p>
          </table:table-cell>
          <table:table-cell table:formula="of:=POWER([.C1671]-6.75;2)" office:value-type="float" office:value="0.00453616262949225" calcext:value-type="float">
            <text:p>0.0045361626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480419" calcext:value-type="float">
            <text:p>6.480419</text:p>
          </table:table-cell>
          <table:table-cell office:value-type="float" office:value="6.6834479785" calcext:value-type="float">
            <text:p>6.6834479785</text:p>
          </table:table-cell>
          <table:table-cell table:formula="of:=POWER([.C1672]-6.75;2)" office:value-type="float" office:value="0.00442917156573643" calcext:value-type="float">
            <text:p>0.0044291716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503512" calcext:value-type="float">
            <text:p>6.503512</text:p>
          </table:table-cell>
          <table:table-cell office:value-type="float" office:value="6.6847690833" calcext:value-type="float">
            <text:p>6.6847690833</text:p>
          </table:table-cell>
          <table:table-cell table:formula="of:=POWER([.C1673]-6.75;2)" office:value-type="float" office:value="0.00425507249352234" calcext:value-type="float">
            <text:p>0.0042550725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528544" calcext:value-type="float">
            <text:p>6.528544</text:p>
          </table:table-cell>
          <table:table-cell office:value-type="float" office:value="6.6868862608" calcext:value-type="float">
            <text:p>6.6868862608</text:p>
          </table:table-cell>
          <table:table-cell table:formula="of:=POWER([.C1674]-6.75;2)" office:value-type="float" office:value="0.00398334407580565" calcext:value-type="float">
            <text:p>0.0039833441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555009" calcext:value-type="float">
            <text:p>6.555009</text:p>
          </table:table-cell>
          <table:table-cell office:value-type="float" office:value="6.6902980403" calcext:value-type="float">
            <text:p>6.6902980403</text:p>
          </table:table-cell>
          <table:table-cell table:formula="of:=POWER([.C1675]-6.75;2)" office:value-type="float" office:value="0.00356432399202041" calcext:value-type="float">
            <text:p>0.003564324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582361" calcext:value-type="float">
            <text:p>6.582361</text:p>
          </table:table-cell>
          <table:table-cell office:value-type="float" office:value="6.6961181237" calcext:value-type="float">
            <text:p>6.6961181237</text:p>
          </table:table-cell>
          <table:table-cell table:formula="of:=POWER([.C1676]-6.75;2)" office:value-type="float" office:value="0.00290325659360852" calcext:value-type="float">
            <text:p>0.0029032566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610033" calcext:value-type="float">
            <text:p>6.610033</text:p>
          </table:table-cell>
          <table:table-cell office:value-type="float" office:value="6.7081007903" calcext:value-type="float">
            <text:p>6.7081007903</text:p>
          </table:table-cell>
          <table:table-cell table:formula="of:=POWER([.C1677]-6.75;2)" office:value-type="float" office:value="0.00175554377348461" calcext:value-type="float">
            <text:p>0.0017555438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637454" calcext:value-type="float">
            <text:p>6.637454</text:p>
          </table:table-cell>
          <table:table-cell office:value-type="float" office:value="6.7200090699" calcext:value-type="float">
            <text:p>6.7200090699</text:p>
          </table:table-cell>
          <table:table-cell table:formula="of:=POWER([.C1678]-6.75;2)" office:value-type="float" office:value="0.000899455888263105" calcext:value-type="float">
            <text:p>0.0008994559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664075" calcext:value-type="float">
            <text:p>6.664075</text:p>
          </table:table-cell>
          <table:table-cell office:value-type="float" office:value="6.7318436371" calcext:value-type="float">
            <text:p>6.7318436371</text:p>
          </table:table-cell>
          <table:table-cell table:formula="of:=POWER([.C1679]-6.75;2)" office:value-type="float" office:value="0.0003296535137565" calcext:value-type="float">
            <text:p>0.0003296535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689377" calcext:value-type="float">
            <text:p>6.689377</text:p>
          </table:table-cell>
          <table:table-cell office:value-type="float" office:value="6.7436066425" calcext:value-type="float">
            <text:p>6.7436066425</text:p>
          </table:table-cell>
          <table:table-cell table:formula="of:=POWER([.C1680]-6.75;2)" office:value-type="float" office:value="0.0000408750201228109" calcext:value-type="float">
            <text:p>0.000040875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712896" calcext:value-type="float">
            <text:p>6.712896</text:p>
          </table:table-cell>
          <table:table-cell office:value-type="float" office:value="6.7327233441" calcext:value-type="float">
            <text:p>6.7327233441</text:p>
          </table:table-cell>
          <table:table-cell table:formula="of:=POWER([.C1681]-6.75;2)" office:value-type="float" office:value="0.000298482839087003" calcext:value-type="float">
            <text:p>0.0002984828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734227" calcext:value-type="float">
            <text:p>6.734227</text:p>
          </table:table-cell>
          <table:table-cell office:value-type="float" office:value="6.7251062581" calcext:value-type="float">
            <text:p>6.7251062581</text:p>
          </table:table-cell>
          <table:table-cell table:formula="of:=POWER([.C1682]-6.75;2)" office:value-type="float" office:value="0.000619698385783801" calcext:value-type="float">
            <text:p>0.0006196984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75304" calcext:value-type="float">
            <text:p>6.75304</text:p>
          </table:table-cell>
          <table:table-cell office:value-type="float" office:value="6.7191196774" calcext:value-type="float">
            <text:p>6.7191196774</text:p>
          </table:table-cell>
          <table:table-cell table:formula="of:=POWER([.C1683]-6.75;2)" office:value-type="float" office:value="0.000953594323880061" calcext:value-type="float">
            <text:p>0.0009535943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769082" calcext:value-type="float">
            <text:p>6.769082</text:p>
          </table:table-cell>
          <table:table-cell office:value-type="float" office:value="6.7141795887" calcext:value-type="float">
            <text:p>6.7141795887</text:p>
          </table:table-cell>
          <table:table-cell table:formula="of:=POWER([.C1684]-6.75;2)" office:value-type="float" office:value="0.00128310186570114" calcext:value-type="float">
            <text:p>0.0012831019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782182" calcext:value-type="float">
            <text:p>6.782182</text:p>
          </table:table-cell>
          <table:table-cell office:value-type="float" office:value="6.709995836" calcext:value-type="float">
            <text:p>6.709995836</text:p>
          </table:table-cell>
          <table:table-cell table:formula="of:=POWER([.C1685]-6.75;2)" office:value-type="float" office:value="0.00160033313733889" calcext:value-type="float">
            <text:p>0.0016003331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792253" calcext:value-type="float">
            <text:p>6.792253</text:p>
          </table:table-cell>
          <table:table-cell office:value-type="float" office:value="6.7063984597" calcext:value-type="float">
            <text:p>6.7063984597</text:p>
          </table:table-cell>
          <table:table-cell table:formula="of:=POWER([.C1686]-6.75;2)" office:value-type="float" office:value="0.00190109431653253" calcext:value-type="float">
            <text:p>0.0019010943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799287" calcext:value-type="float">
            <text:p>6.799287</text:p>
          </table:table-cell>
          <table:table-cell office:value-type="float" office:value="6.7032761102" calcext:value-type="float">
            <text:p>6.7032761102</text:p>
          </table:table-cell>
          <table:table-cell table:formula="of:=POWER([.C1687]-6.75;2)" office:value-type="float" office:value="0.00218312187804254" calcext:value-type="float">
            <text:p>0.0021831219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803352" calcext:value-type="float">
            <text:p>6.803352</text:p>
          </table:table-cell>
          <table:table-cell office:value-type="float" office:value="6.7005493145" calcext:value-type="float">
            <text:p>6.7005493145</text:p>
          </table:table-cell>
          <table:table-cell table:formula="of:=POWER([.C1688]-6.75;2)" office:value-type="float" office:value="0.00244537029641992" calcext:value-type="float">
            <text:p>0.0024453703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804585" calcext:value-type="float">
            <text:p>6.804585</text:p>
          </table:table-cell>
          <table:table-cell office:value-type="float" office:value="6.6981573629" calcext:value-type="float">
            <text:p>6.6981573629</text:p>
          </table:table-cell>
          <table:table-cell table:formula="of:=POWER([.C1689]-6.75;2)" office:value-type="float" office:value="0.0026876590214823" calcext:value-type="float">
            <text:p>0.002687659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803181" calcext:value-type="float">
            <text:p>6.803181</text:p>
          </table:table-cell>
          <table:table-cell office:value-type="float" office:value="6.6960513656" calcext:value-type="float">
            <text:p>6.6960513656</text:p>
          </table:table-cell>
          <table:table-cell table:formula="of:=POWER([.C1690]-6.75;2)" office:value-type="float" office:value="0.00291045515362488" calcext:value-type="float">
            <text:p>0.0029104552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799385" calcext:value-type="float">
            <text:p>6.799385</text:p>
          </table:table-cell>
          <table:table-cell office:value-type="float" office:value="6.694190414" calcext:value-type="float">
            <text:p>6.694190414</text:p>
          </table:table-cell>
          <table:table-cell table:formula="of:=POWER([.C1691]-6.75;2)" office:value-type="float" office:value="0.00311470988949135" calcext:value-type="float">
            <text:p>0.0031147099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793477" calcext:value-type="float">
            <text:p>6.793477</text:p>
          </table:table-cell>
          <table:table-cell office:value-type="float" office:value="6.6925393763" calcext:value-type="float">
            <text:p>6.6925393763</text:p>
          </table:table-cell>
          <table:table-cell table:formula="of:=POWER([.C1692]-6.75;2)" office:value-type="float" office:value="0.00330172327599299" calcext:value-type="float">
            <text:p>0.0033017233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785763" calcext:value-type="float">
            <text:p>6.785763</text:p>
          </table:table-cell>
          <table:table-cell office:value-type="float" office:value="6.6910676613" calcext:value-type="float">
            <text:p>6.6910676613</text:p>
          </table:table-cell>
          <table:table-cell table:formula="of:=POWER([.C1693]-6.75;2)" office:value-type="float" office:value="0.00347302054465152" calcext:value-type="float">
            <text:p>0.0034730205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776559" calcext:value-type="float">
            <text:p>6.776559</text:p>
          </table:table-cell>
          <table:table-cell office:value-type="float" office:value="6.6897485027" calcext:value-type="float">
            <text:p>6.6897485027</text:p>
          </table:table-cell>
          <table:table-cell table:formula="of:=POWER([.C1694]-6.75;2)" office:value-type="float" office:value="0.00363024292689195" calcext:value-type="float">
            <text:p>0.0036302429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766185" calcext:value-type="float">
            <text:p>6.766185</text:p>
          </table:table-cell>
          <table:table-cell office:value-type="float" office:value="6.6885585672" calcext:value-type="float">
            <text:p>6.6885585672</text:p>
          </table:table-cell>
          <table:table-cell table:formula="of:=POWER([.C1695]-6.75;2)" office:value-type="float" office:value="0.00377504966451688" calcext:value-type="float">
            <text:p>0.0037750497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754945" calcext:value-type="float">
            <text:p>6.754945</text:p>
          </table:table-cell>
          <table:table-cell office:value-type="float" office:value="6.6874777285" calcext:value-type="float">
            <text:p>6.6874777285</text:p>
          </table:table-cell>
          <table:table-cell table:formula="of:=POWER([.C1696]-6.75;2)" office:value-type="float" office:value="0.00390903443351968" calcext:value-type="float">
            <text:p>0.0039090344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743128" calcext:value-type="float">
            <text:p>6.743128</text:p>
          </table:table-cell>
          <table:table-cell office:value-type="float" office:value="6.6864889409" calcext:value-type="float">
            <text:p>6.6864889409</text:p>
          </table:table-cell>
          <table:table-cell table:formula="of:=POWER([.C1697]-6.75;2)" office:value-type="float" office:value="0.00403365462800365" calcext:value-type="float">
            <text:p>0.0040336546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73099" calcext:value-type="float">
            <text:p>6.73099</text:p>
          </table:table-cell>
          <table:table-cell office:value-type="float" office:value="6.6855781048" calcext:value-type="float">
            <text:p>6.6855781048</text:p>
          </table:table-cell>
          <table:table-cell table:formula="of:=POWER([.C1698]-6.75;2)" office:value-type="float" office:value="0.00415018058115975" calcext:value-type="float">
            <text:p>0.0041501806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718756" calcext:value-type="float">
            <text:p>6.718756</text:p>
          </table:table-cell>
          <table:table-cell office:value-type="float" office:value="6.684733957" calcext:value-type="float">
            <text:p>6.684733957</text:p>
          </table:table-cell>
          <table:table-cell table:formula="of:=POWER([.C1699]-6.75;2)" office:value-type="float" office:value="0.00425965636887788" calcext:value-type="float">
            <text:p>0.0042596564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706615" calcext:value-type="float">
            <text:p>6.706615</text:p>
          </table:table-cell>
          <table:table-cell office:value-type="float" office:value="6.6839478871" calcext:value-type="float">
            <text:p>6.6839478871</text:p>
          </table:table-cell>
          <table:table-cell table:formula="of:=POWER([.C1700]-6.75;2)" office:value-type="float" office:value="0.00436288161855429" calcext:value-type="float">
            <text:p>0.0043628816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694713" calcext:value-type="float">
            <text:p>6.694713</text:p>
          </table:table-cell>
          <table:table-cell office:value-type="float" office:value="6.6832137016" calcext:value-type="float">
            <text:p>6.6832137016</text:p>
          </table:table-cell>
          <table:table-cell table:formula="of:=POWER([.C1701]-6.75;2)" office:value-type="float" office:value="0.00446040965397388" calcext:value-type="float">
            <text:p>0.0044604097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683164" calcext:value-type="float">
            <text:p>6.683164</text:p>
          </table:table-cell>
          <table:table-cell office:value-type="float" office:value="6.6825273575" calcext:value-type="float">
            <text:p>6.6825273575</text:p>
          </table:table-cell>
          <table:table-cell table:formula="of:=POWER([.C1702]-6.75;2)" office:value-type="float" office:value="0.00455255748593285" calcext:value-type="float">
            <text:p>0.0045525575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672042" calcext:value-type="float">
            <text:p>6.672042</text:p>
          </table:table-cell>
          <table:table-cell office:value-type="float" office:value="6.6818866129" calcext:value-type="float">
            <text:p>6.6818866129</text:p>
          </table:table-cell>
          <table:table-cell table:formula="of:=POWER([.C1703]-6.75;2)" office:value-type="float" office:value="0.0046394335022345" calcext:value-type="float">
            <text:p>0.0046394335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661395" calcext:value-type="float">
            <text:p>6.661395</text:p>
          </table:table-cell>
          <table:table-cell office:value-type="float" office:value="6.6812906586" calcext:value-type="float">
            <text:p>6.6812906586</text:p>
          </table:table-cell>
          <table:table-cell table:formula="of:=POWER([.C1704]-6.75;2)" office:value-type="float" office:value="0.00472097359562175" calcext:value-type="float">
            <text:p>0.0047209736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651243" calcext:value-type="float">
            <text:p>6.651243</text:p>
          </table:table-cell>
          <table:table-cell office:value-type="float" office:value="6.680739707" calcext:value-type="float">
            <text:p>6.680739707</text:p>
          </table:table-cell>
          <table:table-cell table:formula="of:=POWER([.C1705]-6.75;2)" office:value-type="float" office:value="0.00479698818644587" calcext:value-type="float">
            <text:p>0.0047969882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641591" calcext:value-type="float">
            <text:p>6.641591</text:p>
          </table:table-cell>
          <table:table-cell office:value-type="float" office:value="6.6802345995" calcext:value-type="float">
            <text:p>6.6802345995</text:p>
          </table:table-cell>
          <table:table-cell table:formula="of:=POWER([.C1706]-6.75;2)" office:value-type="float" office:value="0.00486721110692536" calcext:value-type="float">
            <text:p>0.0048672111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63243" calcext:value-type="float">
            <text:p>6.63243</text:p>
          </table:table-cell>
          <table:table-cell office:value-type="float" office:value="6.6797764086" calcext:value-type="float">
            <text:p>6.6797764086</text:p>
          </table:table-cell>
          <table:table-cell table:formula="of:=POWER([.C1707]-6.75;2)" office:value-type="float" office:value="0.00493135278911409" calcext:value-type="float">
            <text:p>0.0049313528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623751" calcext:value-type="float">
            <text:p>6.623751</text:p>
          </table:table-cell>
          <table:table-cell office:value-type="float" office:value="6.6793660968" calcext:value-type="float">
            <text:p>6.6793660968</text:p>
          </table:table-cell>
          <table:table-cell table:formula="of:=POWER([.C1708]-6.75;2)" office:value-type="float" office:value="0.00498914828126698" calcext:value-type="float">
            <text:p>0.0049891483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615544" calcext:value-type="float">
            <text:p>6.615544</text:p>
          </table:table-cell>
          <table:table-cell office:value-type="float" office:value="6.6790042016" calcext:value-type="float">
            <text:p>6.6790042016</text:p>
          </table:table-cell>
          <table:table-cell table:formula="of:=POWER([.C1709]-6.75;2)" office:value-type="float" office:value="0.00504040339045348" calcext:value-type="float">
            <text:p>0.0050404034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607807" calcext:value-type="float">
            <text:p>6.607807</text:p>
          </table:table-cell>
          <table:table-cell office:value-type="float" office:value="6.6786906237" calcext:value-type="float">
            <text:p>6.6786906237</text:p>
          </table:table-cell>
          <table:table-cell table:formula="of:=POWER([.C1710]-6.75;2)" office:value-type="float" office:value="0.00508502714829505" calcext:value-type="float">
            <text:p>0.0050850271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600551" calcext:value-type="float">
            <text:p>6.600551</text:p>
          </table:table-cell>
          <table:table-cell office:value-type="float" office:value="6.6784244758" calcext:value-type="float">
            <text:p>6.6784244758</text:p>
          </table:table-cell>
          <table:table-cell table:formula="of:=POWER([.C1711]-6.75;2)" office:value-type="float" office:value="0.00512305566450479" calcext:value-type="float">
            <text:p>0.0051230557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593801" calcext:value-type="float">
            <text:p>6.593801</text:p>
          </table:table-cell>
          <table:table-cell office:value-type="float" office:value="6.6782040027" calcext:value-type="float">
            <text:p>6.6782040027</text:p>
          </table:table-cell>
          <table:table-cell table:formula="of:=POWER([.C1712]-6.75;2)" office:value-type="float" office:value="0.00515466522830157" calcext:value-type="float">
            <text:p>0.0051546652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587601" calcext:value-type="float">
            <text:p>6.587601</text:p>
          </table:table-cell>
          <table:table-cell office:value-type="float" office:value="6.6780266075" calcext:value-type="float">
            <text:p>6.6780266075</text:p>
          </table:table-cell>
          <table:table-cell table:formula="of:=POWER([.C1713]-6.75;2)" office:value-type="float" office:value="0.00518016922795911" calcext:value-type="float">
            <text:p>0.0051801692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582009" calcext:value-type="float">
            <text:p>6.582009</text:p>
          </table:table-cell>
          <table:table-cell office:value-type="float" office:value="6.677888922" calcext:value-type="float">
            <text:p>6.677888922</text:p>
          </table:table-cell>
          <table:table-cell table:formula="of:=POWER([.C1714]-6.75;2)" office:value-type="float" office:value="0.00520000757032206" calcext:value-type="float">
            <text:p>0.0052000076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577097" calcext:value-type="float">
            <text:p>6.577097</text:p>
          </table:table-cell>
          <table:table-cell office:value-type="float" office:value="6.6777869731" calcext:value-type="float">
            <text:p>6.6777869731</text:p>
          </table:table-cell>
          <table:table-cell table:formula="of:=POWER([.C1715]-6.75;2)" office:value-type="float" office:value="0.00521472125406014" calcext:value-type="float">
            <text:p>0.0052147213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572952" calcext:value-type="float">
            <text:p>6.572952</text:p>
          </table:table-cell>
          <table:table-cell office:value-type="float" office:value="6.6777163817" calcext:value-type="float">
            <text:p>6.6777163817</text:p>
          </table:table-cell>
          <table:table-cell table:formula="of:=POWER([.C1716]-6.75;2)" office:value-type="float" office:value="0.00522492147454012" calcext:value-type="float">
            <text:p>0.0052249215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569666" calcext:value-type="float">
            <text:p>6.569666</text:p>
          </table:table-cell>
          <table:table-cell office:value-type="float" office:value="6.6776726048" calcext:value-type="float">
            <text:p>6.6776726048</text:p>
          </table:table-cell>
          <table:table-cell table:formula="of:=POWER([.C1717]-6.75;2)" office:value-type="float" office:value="0.00523125209641703" calcext:value-type="float">
            <text:p>0.0052312521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567334" calcext:value-type="float">
            <text:p>6.567334</text:p>
          </table:table-cell>
          <table:table-cell office:value-type="float" office:value="6.6776511909" calcext:value-type="float">
            <text:p>6.6776511909</text:p>
          </table:table-cell>
          <table:table-cell table:formula="of:=POWER([.C1718]-6.75;2)" office:value-type="float" office:value="0.00523435017818827" calcext:value-type="float">
            <text:p>0.0052343502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56605" calcext:value-type="float">
            <text:p>6.56605</text:p>
          </table:table-cell>
          <table:table-cell office:value-type="float" office:value="6.6776480511" calcext:value-type="float">
            <text:p>6.6776480511</text:p>
          </table:table-cell>
          <table:table-cell table:formula="of:=POWER([.C1719]-6.75;2)" office:value-type="float" office:value="0.00523480450962817" calcext:value-type="float">
            <text:p>0.0052348045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565898" calcext:value-type="float">
            <text:p>6.565898</text:p>
          </table:table-cell>
          <table:table-cell office:value-type="float" office:value="6.6776596855" calcext:value-type="float">
            <text:p>6.6776596855</text:p>
          </table:table-cell>
          <table:table-cell table:formula="of:=POWER([.C1720]-6.75;2)" office:value-type="float" office:value="0.00523312110195889" calcext:value-type="float">
            <text:p>0.0052331211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566947" calcext:value-type="float">
            <text:p>6.566947</text:p>
          </table:table-cell>
          <table:table-cell office:value-type="float" office:value="6.6776833978" calcext:value-type="float">
            <text:p>6.6776833978</text:p>
          </table:table-cell>
          <table:table-cell table:formula="of:=POWER([.C1721]-6.75;2)" office:value-type="float" office:value="0.00522969095375303" calcext:value-type="float">
            <text:p>0.005229691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569248" calcext:value-type="float">
            <text:p>6.569248</text:p>
          </table:table-cell>
          <table:table-cell office:value-type="float" office:value="6.6777174435" calcext:value-type="float">
            <text:p>6.6777174435</text:p>
          </table:table-cell>
          <table:table-cell table:formula="of:=POWER([.C1722]-6.75;2)" office:value-type="float" office:value="0.00522476797417573" calcext:value-type="float">
            <text:p>0.005224768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572827" calcext:value-type="float">
            <text:p>6.572827</text:p>
          </table:table-cell>
          <table:table-cell office:value-type="float" office:value="6.6777611102" calcext:value-type="float">
            <text:p>6.6777611102</text:p>
          </table:table-cell>
          <table:table-cell table:formula="of:=POWER([.C1723]-6.75;2)" office:value-type="float" office:value="0.00521845719953647" calcext:value-type="float">
            <text:p>0.0052184572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577683" calcext:value-type="float">
            <text:p>6.577683</text:p>
          </table:table-cell>
          <table:table-cell office:value-type="float" office:value="6.6778147231" calcext:value-type="float">
            <text:p>6.6778147231</text:p>
          </table:table-cell>
          <table:table-cell table:formula="of:=POWER([.C1724]-6.75;2)" office:value-type="float" office:value="0.00521071420112967" calcext:value-type="float">
            <text:p>0.0052107142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583785" calcext:value-type="float">
            <text:p>6.583785</text:p>
          </table:table-cell>
          <table:table-cell office:value-type="float" office:value="6.6778795726" calcext:value-type="float">
            <text:p>6.6778795726</text:p>
          </table:table-cell>
          <table:table-cell table:formula="of:=POWER([.C1725]-6.75;2)" office:value-type="float" office:value="0.00520135604835864" calcext:value-type="float">
            <text:p>0.005201356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591074" calcext:value-type="float">
            <text:p>6.591074</text:p>
          </table:table-cell>
          <table:table-cell office:value-type="float" office:value="6.67795775" calcext:value-type="float">
            <text:p>6.67795775</text:p>
          </table:table-cell>
          <table:table-cell table:formula="of:=POWER([.C1726]-6.75;2)" office:value-type="float" office:value="0.0051900857850625" calcext:value-type="float">
            <text:p>0.0051900858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599461" calcext:value-type="float">
            <text:p>6.599461</text:p>
          </table:table-cell>
          <table:table-cell office:value-type="float" office:value="6.6780519032" calcext:value-type="float">
            <text:p>6.6780519032</text:p>
          </table:table-cell>
          <table:table-cell table:formula="of:=POWER([.C1727]-6.75;2)" office:value-type="float" office:value="0.00517652863314216" calcext:value-type="float">
            <text:p>0.0051765286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608828" calcext:value-type="float">
            <text:p>6.608828</text:p>
          </table:table-cell>
          <table:table-cell office:value-type="float" office:value="6.6781649409" calcext:value-type="float">
            <text:p>6.6781649409</text:p>
          </table:table-cell>
          <table:table-cell table:formula="of:=POWER([.C1728]-6.75;2)" office:value-type="float" office:value="0.00516027571590044" calcext:value-type="float">
            <text:p>0.0051602757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619036" calcext:value-type="float">
            <text:p>6.619036</text:p>
          </table:table-cell>
          <table:table-cell office:value-type="float" office:value="6.6782996801" calcext:value-type="float">
            <text:p>6.6782996801</text:p>
          </table:table-cell>
          <table:table-cell table:formula="of:=POWER([.C1729]-6.75;2)" office:value-type="float" office:value="0.00514093587376229" calcext:value-type="float">
            <text:p>0.0051409359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629927" calcext:value-type="float">
            <text:p>6.629927</text:p>
          </table:table-cell>
          <table:table-cell office:value-type="float" office:value="6.6784584597" calcext:value-type="float">
            <text:p>6.6784584597</text:p>
          </table:table-cell>
          <table:table-cell table:formula="of:=POWER([.C1730]-6.75;2)" office:value-type="float" office:value="0.00511819198849655" calcext:value-type="float">
            <text:p>0.005118192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641332" calcext:value-type="float">
            <text:p>6.641332</text:p>
          </table:table-cell>
          <table:table-cell office:value-type="float" office:value="6.67864275" calcext:value-type="float">
            <text:p>6.67864275</text:p>
          </table:table-cell>
          <table:table-cell table:formula="of:=POWER([.C1731]-6.75;2)" office:value-type="float" office:value="0.00509185712756252" calcext:value-type="float">
            <text:p>0.0050918571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653072" calcext:value-type="float">
            <text:p>6.653072</text:p>
          </table:table-cell>
          <table:table-cell office:value-type="float" office:value="6.6788527903" calcext:value-type="float">
            <text:p>6.6788527903</text:p>
          </table:table-cell>
          <table:table-cell table:formula="of:=POWER([.C1732]-6.75;2)" office:value-type="float" office:value="0.00506192544809582" calcext:value-type="float">
            <text:p>0.0050619254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66497" calcext:value-type="float">
            <text:p>6.66497</text:p>
          </table:table-cell>
          <table:table-cell office:value-type="float" office:value="6.6790872554" calcext:value-type="float">
            <text:p>6.6790872554</text:p>
          </table:table-cell>
          <table:table-cell table:formula="of:=POWER([.C1733]-6.75;2)" office:value-type="float" office:value="0.00502861734670486" calcext:value-type="float">
            <text:p>0.0050286173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676858" calcext:value-type="float">
            <text:p>6.676858</text:p>
          </table:table-cell>
          <table:table-cell office:value-type="float" office:value="6.6793429973" calcext:value-type="float">
            <text:p>6.6793429973</text:p>
          </table:table-cell>
          <table:table-cell table:formula="of:=POWER([.C1734]-6.75;2)" office:value-type="float" office:value="0.0049924120305478" calcext:value-type="float">
            <text:p>0.004992412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688576" calcext:value-type="float">
            <text:p>6.688576</text:p>
          </table:table-cell>
          <table:table-cell office:value-type="float" office:value="6.6796148468" calcext:value-type="float">
            <text:p>6.6796148468</text:p>
          </table:table-cell>
          <table:table-cell table:formula="of:=POWER([.C1735]-6.75;2)" office:value-type="float" office:value="0.00495406979098749" calcext:value-type="float">
            <text:p>0.0049540698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699985" calcext:value-type="float">
            <text:p>6.699985</text:p>
          </table:table-cell>
          <table:table-cell office:value-type="float" office:value="6.6798955349" calcext:value-type="float">
            <text:p>6.6798955349</text:p>
          </table:table-cell>
          <table:table-cell table:formula="of:=POWER([.C1736]-6.75;2)" office:value-type="float" office:value="0.00491463602695712" calcext:value-type="float">
            <text:p>0.004914636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710966" calcext:value-type="float">
            <text:p>6.710966</text:p>
          </table:table-cell>
          <table:table-cell office:value-type="float" office:value="6.6801756855" calcext:value-type="float">
            <text:p>6.6801756855</text:p>
          </table:table-cell>
          <table:table-cell table:formula="of:=POWER([.C1737]-6.75;2)" office:value-type="float" office:value="0.0048754348953949" calcext:value-type="float">
            <text:p>0.0048754349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721429" calcext:value-type="float">
            <text:p>6.721429</text:p>
          </table:table-cell>
          <table:table-cell office:value-type="float" office:value="6.6804439328" calcext:value-type="float">
            <text:p>6.6804439328</text:p>
          </table:table-cell>
          <table:table-cell table:formula="of:=POWER([.C1738]-6.75;2)" office:value-type="float" office:value="0.00483804648433088" calcext:value-type="float">
            <text:p>0.0048380465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731307" calcext:value-type="float">
            <text:p>6.731307</text:p>
          </table:table-cell>
          <table:table-cell office:value-type="float" office:value="6.6806871237" calcext:value-type="float">
            <text:p>6.6806871237</text:p>
          </table:table-cell>
          <table:table-cell table:formula="of:=POWER([.C1739]-6.75;2)" office:value-type="float" office:value="0.00480427482097906" calcext:value-type="float">
            <text:p>0.0048042748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740564" calcext:value-type="float">
            <text:p>6.740564</text:p>
          </table:table-cell>
          <table:table-cell office:value-type="float" office:value="6.680890629" calcext:value-type="float">
            <text:p>6.680890629</text:p>
          </table:table-cell>
          <table:table-cell table:formula="of:=POWER([.C1740]-6.75;2)" office:value-type="float" office:value="0.0047761051600156" calcext:value-type="float">
            <text:p>0.0047761052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74919" calcext:value-type="float">
            <text:p>6.74919</text:p>
          </table:table-cell>
          <table:table-cell office:value-type="float" office:value="6.6810387231" calcext:value-type="float">
            <text:p>6.6810387231</text:p>
          </table:table-cell>
          <table:table-cell table:formula="of:=POWER([.C1741]-6.75;2)" office:value-type="float" office:value="0.00475565771167842" calcext:value-type="float">
            <text:p>0.0047556577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757198" calcext:value-type="float">
            <text:p>6.757198</text:p>
          </table:table-cell>
          <table:table-cell office:value-type="float" office:value="6.6811150511" calcext:value-type="float">
            <text:p>6.6811150511</text:p>
          </table:table-cell>
          <table:table-cell table:formula="of:=POWER([.C1742]-6.75;2)" office:value-type="float" office:value="0.00474513618495562" calcext:value-type="float">
            <text:p>0.0047451362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764625" calcext:value-type="float">
            <text:p>6.764625</text:p>
          </table:table-cell>
          <table:table-cell office:value-type="float" office:value="6.6811031559" calcext:value-type="float">
            <text:p>6.6811031559</text:p>
          </table:table-cell>
          <table:table-cell table:formula="of:=POWER([.C1743]-6.75;2)" office:value-type="float" office:value="0.00474677512693973" calcext:value-type="float">
            <text:p>0.0047467751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771524" calcext:value-type="float">
            <text:p>6.771524</text:p>
          </table:table-cell>
          <table:table-cell office:value-type="float" office:value="6.6809870269" calcext:value-type="float">
            <text:p>6.6809870269</text:p>
          </table:table-cell>
          <table:table-cell table:formula="of:=POWER([.C1744]-6.75;2)" office:value-type="float" office:value="0.00476279045610126" calcext:value-type="float">
            <text:p>0.0047627905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777963" calcext:value-type="float">
            <text:p>6.777963</text:p>
          </table:table-cell>
          <table:table-cell office:value-type="float" office:value="6.6807516801" calcext:value-type="float">
            <text:p>6.6807516801</text:p>
          </table:table-cell>
          <table:table-cell table:formula="of:=POWER([.C1745]-6.75;2)" office:value-type="float" office:value="0.00479532980897271" calcext:value-type="float">
            <text:p>0.0047953298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784015" calcext:value-type="float">
            <text:p>6.784015</text:p>
          </table:table-cell>
          <table:table-cell office:value-type="float" office:value="6.6803837366" calcext:value-type="float">
            <text:p>6.6803837366</text:p>
          </table:table-cell>
          <table:table-cell table:formula="of:=POWER([.C1746]-6.75;2)" office:value-type="float" office:value="0.00484642412977823" calcext:value-type="float">
            <text:p>0.0048464241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789757" calcext:value-type="float">
            <text:p>6.789757</text:p>
          </table:table-cell>
          <table:table-cell office:value-type="float" office:value="6.6798719758" calcext:value-type="float">
            <text:p>6.6798719758</text:p>
          </table:table-cell>
          <table:table-cell table:formula="of:=POWER([.C1747]-6.75;2)" office:value-type="float" office:value="0.00491793977819575" calcext:value-type="float">
            <text:p>0.0049179398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795263" calcext:value-type="float">
            <text:p>6.795263</text:p>
          </table:table-cell>
          <table:table-cell office:value-type="float" office:value="6.6792078414" calcext:value-type="float">
            <text:p>6.6792078414</text:p>
          </table:table-cell>
          <table:table-cell table:formula="of:=POWER([.C1748]-6.75;2)" office:value-type="float" office:value="0.00501152971924752" calcext:value-type="float">
            <text:p>0.0050115297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8006" calcext:value-type="float">
            <text:p>6.8006</text:p>
          </table:table-cell>
          <table:table-cell office:value-type="float" office:value="6.6783858683" calcext:value-type="float">
            <text:p>6.6783858683</text:p>
          </table:table-cell>
          <table:table-cell table:formula="of:=POWER([.C1749]-6.75;2)" office:value-type="float" office:value="0.00512858385914489" calcext:value-type="float">
            <text:p>0.0051285839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805826" calcext:value-type="float">
            <text:p>6.805826</text:p>
          </table:table-cell>
          <table:table-cell office:value-type="float" office:value="6.6774040269" calcext:value-type="float">
            <text:p>6.6774040269</text:p>
          </table:table-cell>
          <table:table-cell table:formula="of:=POWER([.C1750]-6.75;2)" office:value-type="float" office:value="0.00527017531033597" calcext:value-type="float">
            <text:p>0.0052701753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810982" calcext:value-type="float">
            <text:p>6.810982</text:p>
          </table:table-cell>
          <table:table-cell office:value-type="float" office:value="6.6762639355" calcext:value-type="float">
            <text:p>6.6762639355</text:p>
          </table:table-cell>
          <table:table-cell table:formula="of:=POWER([.C1751]-6.75;2)" office:value-type="float" office:value="0.0054370072079482" calcext:value-type="float">
            <text:p>0.0054370072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816095" calcext:value-type="float">
            <text:p>6.816095</text:p>
          </table:table-cell>
          <table:table-cell office:value-type="float" office:value="6.6749709597" calcext:value-type="float">
            <text:p>6.6749709597</text:p>
          </table:table-cell>
          <table:table-cell table:formula="of:=POWER([.C1752]-6.75;2)" office:value-type="float" office:value="0.00562935688833909" calcext:value-type="float">
            <text:p>0.0056293569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821178" calcext:value-type="float">
            <text:p>6.821178</text:p>
          </table:table-cell>
          <table:table-cell office:value-type="float" office:value="6.6735341478" calcext:value-type="float">
            <text:p>6.6735341478</text:p>
          </table:table-cell>
          <table:table-cell table:formula="of:=POWER([.C1753]-6.75;2)" office:value-type="float" office:value="0.00584702655267227" calcext:value-type="float">
            <text:p>0.0058470266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826223" calcext:value-type="float">
            <text:p>6.826223</text:p>
          </table:table-cell>
          <table:table-cell office:value-type="float" office:value="6.6719660215" calcext:value-type="float">
            <text:p>6.6719660215</text:p>
          </table:table-cell>
          <table:table-cell table:formula="of:=POWER([.C1754]-6.75;2)" office:value-type="float" office:value="0.00608930180053842" calcext:value-type="float">
            <text:p>0.0060893018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831209" calcext:value-type="float">
            <text:p>6.831209</text:p>
          </table:table-cell>
          <table:table-cell office:value-type="float" office:value="6.6702822285" calcext:value-type="float">
            <text:p>6.6702822285</text:p>
          </table:table-cell>
          <table:table-cell table:formula="of:=POWER([.C1755]-6.75;2)" office:value-type="float" office:value="0.00635492309292627" calcext:value-type="float">
            <text:p>0.0063549231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836101" calcext:value-type="float">
            <text:p>6.836101</text:p>
          </table:table-cell>
          <table:table-cell office:value-type="float" office:value="6.6685010457" calcext:value-type="float">
            <text:p>6.6685010457</text:p>
          </table:table-cell>
          <table:table-cell table:formula="of:=POWER([.C1756]-6.75;2)" office:value-type="float" office:value="0.00664207955199345" calcext:value-type="float">
            <text:p>0.0066420796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840851" calcext:value-type="float">
            <text:p>6.840851</text:p>
          </table:table-cell>
          <table:table-cell office:value-type="float" office:value="6.6666427823" calcext:value-type="float">
            <text:p>6.6666427823</text:p>
          </table:table-cell>
          <table:table-cell table:formula="of:=POWER([.C1757]-6.75;2)" office:value-type="float" office:value="0.00694842574268515" calcext:value-type="float">
            <text:p>0.0069484257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845404" calcext:value-type="float">
            <text:p>6.845404</text:p>
          </table:table-cell>
          <table:table-cell office:value-type="float" office:value="6.6647291048" calcext:value-type="float">
            <text:p>6.6647291048</text:p>
          </table:table-cell>
          <table:table-cell table:formula="of:=POWER([.C1758]-6.75;2)" office:value-type="float" office:value="0.00727112556820936" calcext:value-type="float">
            <text:p>0.0072711256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849698" calcext:value-type="float">
            <text:p>6.849698</text:p>
          </table:table-cell>
          <table:table-cell office:value-type="float" office:value="6.6627823091" calcext:value-type="float">
            <text:p>6.6627823091</text:p>
          </table:table-cell>
          <table:table-cell table:formula="of:=POWER([.C1759]-6.75;2)" office:value-type="float" office:value="0.00760692560592798" calcext:value-type="float">
            <text:p>0.0076069256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853672" calcext:value-type="float">
            <text:p>6.853672</text:p>
          </table:table-cell>
          <table:table-cell office:value-type="float" office:value="6.6608246022" calcext:value-type="float">
            <text:p>6.6608246022</text:p>
          </table:table-cell>
          <table:table-cell table:formula="of:=POWER([.C1760]-6.75;2)" office:value-type="float" office:value="0.00795225157278825" calcext:value-type="float">
            <text:p>0.0079522516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857264" calcext:value-type="float">
            <text:p>6.857264</text:p>
          </table:table-cell>
          <table:table-cell office:value-type="float" office:value="6.6588774032" calcext:value-type="float">
            <text:p>6.6588774032</text:p>
          </table:table-cell>
          <table:table-cell table:formula="of:=POWER([.C1761]-6.75;2)" office:value-type="float" office:value="0.00830332764757537" calcext:value-type="float">
            <text:p>0.0083033276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860418" calcext:value-type="float">
            <text:p>6.860418</text:p>
          </table:table-cell>
          <table:table-cell office:value-type="float" office:value="6.6569607312" calcext:value-type="float">
            <text:p>6.6569607312</text:p>
          </table:table-cell>
          <table:table-cell table:formula="of:=POWER([.C1762]-6.75;2)" office:value-type="float" office:value="0.00865630553883868" calcext:value-type="float">
            <text:p>0.0086563055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863088" calcext:value-type="float">
            <text:p>6.863088</text:p>
          </table:table-cell>
          <table:table-cell office:value-type="float" office:value="6.6550926828" calcext:value-type="float">
            <text:p>6.6550926828</text:p>
          </table:table-cell>
          <table:table-cell table:formula="of:=POWER([.C1763]-6.75;2)" office:value-type="float" office:value="0.00900739885810135" calcext:value-type="float">
            <text:p>0.0090073989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865237" calcext:value-type="float">
            <text:p>6.865237</text:p>
          </table:table-cell>
          <table:table-cell office:value-type="float" office:value="6.6532890242" calcext:value-type="float">
            <text:p>6.6532890242</text:p>
          </table:table-cell>
          <table:table-cell table:formula="of:=POWER([.C1764]-6.75;2)" office:value-type="float" office:value="0.00935301284018814" calcext:value-type="float">
            <text:p>0.0093530128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866844" calcext:value-type="float">
            <text:p>6.866844</text:p>
          </table:table-cell>
          <table:table-cell office:value-type="float" office:value="6.6515629005" calcext:value-type="float">
            <text:p>6.6515629005</text:p>
          </table:table-cell>
          <table:table-cell table:formula="of:=POWER([.C1765]-6.75;2)" office:value-type="float" office:value="0.00968986255797288" calcext:value-type="float">
            <text:p>0.0096898626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867905" calcext:value-type="float">
            <text:p>6.867905</text:p>
          </table:table-cell>
          <table:table-cell office:value-type="float" office:value="6.6499246801" calcext:value-type="float">
            <text:p>6.6499246801</text:p>
          </table:table-cell>
          <table:table-cell table:formula="of:=POWER([.C1766]-6.75;2)" office:value-type="float" office:value="0.0100150696530874" calcext:value-type="float">
            <text:p>0.0100150697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868432" calcext:value-type="float">
            <text:p>6.868432</text:p>
          </table:table-cell>
          <table:table-cell office:value-type="float" office:value="6.6483818978" calcext:value-type="float">
            <text:p>6.6483818978</text:p>
          </table:table-cell>
          <table:table-cell table:formula="of:=POWER([.C1767]-6.75;2)" office:value-type="float" office:value="0.0103262386947296" calcext:value-type="float">
            <text:p>0.0103262387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868459" calcext:value-type="float">
            <text:p>6.868459</text:p>
          </table:table-cell>
          <table:table-cell office:value-type="float" office:value="6.6469393038" calcext:value-type="float">
            <text:p>6.6469393038</text:p>
          </table:table-cell>
          <table:table-cell table:formula="of:=POWER([.C1768]-6.75;2)" office:value-type="float" office:value="0.0106215071012287" calcext:value-type="float">
            <text:p>0.0106215071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868037" calcext:value-type="float">
            <text:p>6.868037</text:p>
          </table:table-cell>
          <table:table-cell office:value-type="float" office:value="6.6455989973" calcext:value-type="float">
            <text:p>6.6455989973</text:p>
          </table:table-cell>
          <table:table-cell table:formula="of:=POWER([.C1769]-6.75;2)" office:value-type="float" office:value="0.0108995693647653" calcext:value-type="float">
            <text:p>0.0108995694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867238" calcext:value-type="float">
            <text:p>6.867238</text:p>
          </table:table-cell>
          <table:table-cell office:value-type="float" office:value="6.6443606371" calcext:value-type="float">
            <text:p>6.6443606371</text:p>
          </table:table-cell>
          <table:table-cell table:formula="of:=POWER([.C1770]-6.75;2)" office:value-type="float" office:value="0.0111596749939179" calcext:value-type="float">
            <text:p>0.011159675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86615" calcext:value-type="float">
            <text:p>6.86615</text:p>
          </table:table-cell>
          <table:table-cell office:value-type="float" office:value="6.6432216801" calcext:value-type="float">
            <text:p>6.6432216801</text:p>
          </table:table-cell>
          <table:table-cell table:formula="of:=POWER([.C1771]-6.75;2)" office:value-type="float" office:value="0.0114016096006668" calcext:value-type="float">
            <text:p>0.0114016096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864878" calcext:value-type="float">
            <text:p>6.864878</text:p>
          </table:table-cell>
          <table:table-cell office:value-type="float" office:value="6.6421776747" calcext:value-type="float">
            <text:p>6.6421776747</text:p>
          </table:table-cell>
          <table:table-cell table:formula="of:=POWER([.C1772]-6.75;2)" office:value-type="float" office:value="0.011625653833099" calcext:value-type="float">
            <text:p>0.0116256538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863539" calcext:value-type="float">
            <text:p>6.863539</text:p>
          </table:table-cell>
          <table:table-cell office:value-type="float" office:value="6.6412225645" calcext:value-type="float">
            <text:p>6.6412225645</text:p>
          </table:table-cell>
          <table:table-cell table:formula="of:=POWER([.C1773]-6.75;2)" office:value-type="float" office:value="0.0118325304739568" calcext:value-type="float">
            <text:p>0.0118325305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862257" calcext:value-type="float">
            <text:p>6.862257</text:p>
          </table:table-cell>
          <table:table-cell office:value-type="float" office:value="6.6403490134" calcext:value-type="float">
            <text:p>6.6403490134</text:p>
          </table:table-cell>
          <table:table-cell table:formula="of:=POWER([.C1774]-6.75;2)" office:value-type="float" office:value="0.0120233388623534" calcext:value-type="float">
            <text:p>0.0120233389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86116" calcext:value-type="float">
            <text:p>6.86116</text:p>
          </table:table-cell>
          <table:table-cell office:value-type="float" office:value="6.6395487177" calcext:value-type="float">
            <text:p>6.6395487177</text:p>
          </table:table-cell>
          <table:table-cell table:formula="of:=POWER([.C1775]-6.75;2)" office:value-type="float" office:value="0.0121994857617142" calcext:value-type="float">
            <text:p>0.0121994858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860376" calcext:value-type="float">
            <text:p>6.860376</text:p>
          </table:table-cell>
          <table:table-cell office:value-type="float" office:value="6.6388127177" calcext:value-type="float">
            <text:p>6.6388127177</text:p>
          </table:table-cell>
          <table:table-cell table:formula="of:=POWER([.C1776]-6.75;2)" office:value-type="float" office:value="0.0123626117452598" calcext:value-type="float">
            <text:p>0.0123626117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860021" calcext:value-type="float">
            <text:p>6.860021</text:p>
          </table:table-cell>
          <table:table-cell office:value-type="float" office:value="6.6381316989" calcext:value-type="float">
            <text:p>6.6381316989</text:p>
          </table:table-cell>
          <table:table-cell table:formula="of:=POWER([.C1777]-6.75;2)" office:value-type="float" office:value="0.0125145167910003" calcext:value-type="float">
            <text:p>0.0125145168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860201" calcext:value-type="float">
            <text:p>6.860201</text:p>
          </table:table-cell>
          <table:table-cell office:value-type="float" office:value="6.6374962715" calcext:value-type="float">
            <text:p>6.6374962715</text:p>
          </table:table-cell>
          <table:table-cell table:formula="of:=POWER([.C1778]-6.75;2)" office:value-type="float" office:value="0.0126570889264017" calcext:value-type="float">
            <text:p>0.0126570889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860999" calcext:value-type="float">
            <text:p>6.860999</text:p>
          </table:table-cell>
          <table:table-cell office:value-type="float" office:value="6.6368972285" calcext:value-type="float">
            <text:p>6.6368972285</text:p>
          </table:table-cell>
          <table:table-cell table:formula="of:=POWER([.C1779]-6.75;2)" office:value-type="float" office:value="0.0127922369209813" calcext:value-type="float">
            <text:p>0.0127922369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862475" calcext:value-type="float">
            <text:p>6.862475</text:p>
          </table:table-cell>
          <table:table-cell office:value-type="float" office:value="6.6363257823" calcext:value-type="float">
            <text:p>6.6363257823</text:p>
          </table:table-cell>
          <table:table-cell table:formula="of:=POWER([.C1780]-6.75;2)" office:value-type="float" office:value="0.012921827769707" calcext:value-type="float">
            <text:p>0.0129218278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864659" calcext:value-type="float">
            <text:p>6.864659</text:p>
          </table:table-cell>
          <table:table-cell office:value-type="float" office:value="6.6357737608" calcext:value-type="float">
            <text:p>6.6357737608</text:p>
          </table:table-cell>
          <table:table-cell table:formula="of:=POWER([.C1781]-6.75;2)" office:value-type="float" office:value="0.0130476337217756" calcext:value-type="float">
            <text:p>0.0130476337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867545" calcext:value-type="float">
            <text:p>6.867545</text:p>
          </table:table-cell>
          <table:table-cell office:value-type="float" office:value="6.6352337796" calcext:value-type="float">
            <text:p>6.6352337796</text:p>
          </table:table-cell>
          <table:table-cell table:formula="of:=POWER([.C1782]-6.75;2)" office:value-type="float" office:value="0.0131712853449014" calcext:value-type="float">
            <text:p>0.0131712853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871095" calcext:value-type="float">
            <text:p>6.871095</text:p>
          </table:table-cell>
          <table:table-cell office:value-type="float" office:value="6.6346993925" calcext:value-type="float">
            <text:p>6.6346993925</text:p>
          </table:table-cell>
          <table:table-cell table:formula="of:=POWER([.C1783]-6.75;2)" office:value-type="float" office:value="0.0132942300898691" calcext:value-type="float">
            <text:p>0.0132942301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875232" calcext:value-type="float">
            <text:p>6.875232</text:p>
          </table:table-cell>
          <table:table-cell office:value-type="float" office:value="6.634165172" calcext:value-type="float">
            <text:p>6.634165172</text:p>
          </table:table-cell>
          <table:table-cell table:formula="of:=POWER([.C1784]-6.75;2)" office:value-type="float" office:value="0.0134177073777895" calcext:value-type="float">
            <text:p>0.0134177074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879844" calcext:value-type="float">
            <text:p>6.879844</text:p>
          </table:table-cell>
          <table:table-cell office:value-type="float" office:value="6.6336267876" calcext:value-type="float">
            <text:p>6.6336267876</text:p>
          </table:table-cell>
          <table:table-cell table:formula="of:=POWER([.C1785]-6.75;2)" office:value-type="float" office:value="0.0135427245642955" calcext:value-type="float">
            <text:p>0.0135427246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884787" calcext:value-type="float">
            <text:p>6.884787</text:p>
          </table:table-cell>
          <table:table-cell office:value-type="float" office:value="6.6330810188" calcext:value-type="float">
            <text:p>6.6330810188</text:p>
          </table:table-cell>
          <table:table-cell table:formula="of:=POWER([.C1786]-6.75;2)" office:value-type="float" office:value="0.0136700481648458" calcext:value-type="float">
            <text:p>0.0136700482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889887" calcext:value-type="float">
            <text:p>6.889887</text:p>
          </table:table-cell>
          <table:table-cell office:value-type="float" office:value="6.6325257473" calcext:value-type="float">
            <text:p>6.6325257473</text:p>
          </table:table-cell>
          <table:table-cell table:formula="of:=POWER([.C1787]-6.75;2)" office:value-type="float" office:value="0.0138002000474235" calcext:value-type="float">
            <text:p>0.0138002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894949" calcext:value-type="float">
            <text:p>6.894949</text:p>
          </table:table-cell>
          <table:table-cell office:value-type="float" office:value="6.6319599059" calcext:value-type="float">
            <text:p>6.6319599059</text:p>
          </table:table-cell>
          <table:table-cell table:formula="of:=POWER([.C1788]-6.75;2)" office:value-type="float" office:value="0.0139334638151367" calcext:value-type="float">
            <text:p>0.0139334638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899758" calcext:value-type="float">
            <text:p>6.899758</text:p>
          </table:table-cell>
          <table:table-cell office:value-type="float" office:value="6.6313833925" calcext:value-type="float">
            <text:p>6.6313833925</text:p>
          </table:table-cell>
          <table:table-cell table:formula="of:=POWER([.C1789]-6.75;2)" office:value-type="float" office:value="0.014069899574809" calcext:value-type="float">
            <text:p>0.0140698996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904095" calcext:value-type="float">
            <text:p>6.904095</text:p>
          </table:table-cell>
          <table:table-cell office:value-type="float" office:value="6.6307969704" calcext:value-type="float">
            <text:p>6.6307969704</text:p>
          </table:table-cell>
          <table:table-cell table:formula="of:=POWER([.C1790]-6.75;2)" office:value-type="float" office:value="0.0142093622658184" calcext:value-type="float">
            <text:p>0.0142093623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907736" calcext:value-type="float">
            <text:p>6.907736</text:p>
          </table:table-cell>
          <table:table-cell office:value-type="float" office:value="6.6302021263" calcext:value-type="float">
            <text:p>6.6302021263</text:p>
          </table:table-cell>
          <table:table-cell table:formula="of:=POWER([.C1791]-6.75;2)" office:value-type="float" office:value="0.0143515305430411" calcext:value-type="float">
            <text:p>0.0143515305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910468" calcext:value-type="float">
            <text:p>6.910468</text:p>
          </table:table-cell>
          <table:table-cell office:value-type="float" office:value="6.6296009328" calcext:value-type="float">
            <text:p>6.6296009328</text:p>
          </table:table-cell>
          <table:table-cell table:formula="of:=POWER([.C1792]-6.75;2)" office:value-type="float" office:value="0.0144959353826302" calcext:value-type="float">
            <text:p>0.0144959354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912095" calcext:value-type="float">
            <text:p>6.912095</text:p>
          </table:table-cell>
          <table:table-cell office:value-type="float" office:value="6.6289958844" calcext:value-type="float">
            <text:p>6.6289958844</text:p>
          </table:table-cell>
          <table:table-cell table:formula="of:=POWER([.C1793]-6.75;2)" office:value-type="float" office:value="0.0146419959921381" calcext:value-type="float">
            <text:p>0.014641996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912445" calcext:value-type="float">
            <text:p>6.912445</text:p>
          </table:table-cell>
          <table:table-cell office:value-type="float" office:value="6.6283897446" calcext:value-type="float">
            <text:p>6.6283897446</text:p>
          </table:table-cell>
          <table:table-cell table:formula="of:=POWER([.C1794]-6.75;2)" office:value-type="float" office:value="0.0147890542184533" calcext:value-type="float">
            <text:p>0.0147890542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911381" calcext:value-type="float">
            <text:p>6.911381</text:p>
          </table:table-cell>
          <table:table-cell office:value-type="float" office:value="6.6277853978" calcext:value-type="float">
            <text:p>6.6277853978</text:p>
          </table:table-cell>
          <table:table-cell table:formula="of:=POWER([.C1795]-6.75;2)" office:value-type="float" office:value="0.0149364089909042" calcext:value-type="float">
            <text:p>0.014936409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908805" calcext:value-type="float">
            <text:p>6.908805</text:p>
          </table:table-cell>
          <table:table-cell office:value-type="float" office:value="6.6271857016" calcext:value-type="float">
            <text:p>6.6271857016</text:p>
          </table:table-cell>
          <table:table-cell table:formula="of:=POWER([.C1796]-6.75;2)" office:value-type="float" office:value="0.0150833518914842" calcext:value-type="float">
            <text:p>0.0150833519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904664" calcext:value-type="float">
            <text:p>6.904664</text:p>
          </table:table-cell>
          <table:table-cell office:value-type="float" office:value="6.6265933683" calcext:value-type="float">
            <text:p>6.6265933683</text:p>
          </table:table-cell>
          <table:table-cell table:formula="of:=POWER([.C1797]-6.75;2)" office:value-type="float" office:value="0.0152291967475394" calcext:value-type="float">
            <text:p>0.0152291967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898956" calcext:value-type="float">
            <text:p>6.898956</text:p>
          </table:table-cell>
          <table:table-cell office:value-type="float" office:value="6.6260108629" calcext:value-type="float">
            <text:p>6.6260108629</text:p>
          </table:table-cell>
          <table:table-cell table:formula="of:=POWER([.C1798]-6.75;2)" office:value-type="float" office:value="0.0153733061188025" calcext:value-type="float">
            <text:p>0.0153733061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891732" calcext:value-type="float">
            <text:p>6.891732</text:p>
          </table:table-cell>
          <table:table-cell office:value-type="float" office:value="6.6254403172" calcext:value-type="float">
            <text:p>6.6254403172</text:p>
          </table:table-cell>
          <table:table-cell table:formula="of:=POWER([.C1799]-6.75;2)" office:value-type="float" office:value="0.0155151145792367" calcext:value-type="float">
            <text:p>0.0155151146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883098" calcext:value-type="float">
            <text:p>6.883098</text:p>
          </table:table-cell>
          <table:table-cell office:value-type="float" office:value="6.6248834785" calcext:value-type="float">
            <text:p>6.6248834785</text:p>
          </table:table-cell>
          <table:table-cell table:formula="of:=POWER([.C1800]-6.75;2)" office:value-type="float" office:value="0.0156541439522599" calcext:value-type="float">
            <text:p>0.015654144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873212" calcext:value-type="float">
            <text:p>6.873212</text:p>
          </table:table-cell>
          <table:table-cell office:value-type="float" office:value="6.624341664" calcext:value-type="float">
            <text:p>6.624341664</text:p>
          </table:table-cell>
          <table:table-cell table:formula="of:=POWER([.C1801]-6.75;2)" office:value-type="float" office:value="0.0157900174062889" calcext:value-type="float">
            <text:p>0.0157900174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862282" calcext:value-type="float">
            <text:p>6.862282</text:p>
          </table:table-cell>
          <table:table-cell office:value-type="float" office:value="6.6238157608" calcext:value-type="float">
            <text:p>6.6238157608</text:p>
          </table:table-cell>
          <table:table-cell table:formula="of:=POWER([.C1802]-6.75;2)" office:value-type="float" office:value="0.0159224622224827" calcext:value-type="float">
            <text:p>0.0159224622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850565" calcext:value-type="float">
            <text:p>6.850565</text:p>
          </table:table-cell>
          <table:table-cell office:value-type="float" office:value="6.6233062366" calcext:value-type="float">
            <text:p>6.6233062366</text:p>
          </table:table-cell>
          <table:table-cell table:formula="of:=POWER([.C1803]-6.75;2)" office:value-type="float" office:value="0.0160513096844551" calcext:value-type="float">
            <text:p>0.0160513097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838354" calcext:value-type="float">
            <text:p>6.838354</text:p>
          </table:table-cell>
          <table:table-cell office:value-type="float" office:value="6.6228131559" calcext:value-type="float">
            <text:p>6.6228131559</text:p>
          </table:table-cell>
          <table:table-cell table:formula="of:=POWER([.C1804]-6.75;2)" office:value-type="float" office:value="0.0161764933121176" calcext:value-type="float">
            <text:p>0.0161764933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825975" calcext:value-type="float">
            <text:p>6.825975</text:p>
          </table:table-cell>
          <table:table-cell office:value-type="float" office:value="6.6223362312" calcext:value-type="float">
            <text:p>6.6223362312</text:p>
          </table:table-cell>
          <table:table-cell table:formula="of:=POWER([.C1805]-6.75;2)" office:value-type="float" office:value="0.0162980378642198" calcext:value-type="float">
            <text:p>0.0162980379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813772" calcext:value-type="float">
            <text:p>6.813772</text:p>
          </table:table-cell>
          <table:table-cell office:value-type="float" office:value="6.6218748629" calcext:value-type="float">
            <text:p>6.6218748629</text:p>
          </table:table-cell>
          <table:table-cell table:formula="of:=POWER([.C1806]-6.75;2)" office:value-type="float" office:value="0.0164160507568937" calcext:value-type="float">
            <text:p>0.0164160508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8021" calcext:value-type="float">
            <text:p>6.8021</text:p>
          </table:table-cell>
          <table:table-cell office:value-type="float" office:value="6.621428207" calcext:value-type="float">
            <text:p>6.621428207</text:p>
          </table:table-cell>
          <table:table-cell table:formula="of:=POWER([.C1807]-6.75;2)" office:value-type="float" office:value="0.0165307059552348" calcext:value-type="float">
            <text:p>0.016530706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791307" calcext:value-type="float">
            <text:p>6.791307</text:p>
          </table:table-cell>
          <table:table-cell office:value-type="float" office:value="6.6209952285" calcext:value-type="float">
            <text:p>6.6209952285</text:p>
          </table:table-cell>
          <table:table-cell table:formula="of:=POWER([.C1808]-6.75;2)" office:value-type="float" office:value="0.0166422310697672" calcext:value-type="float">
            <text:p>0.0166422311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781724" calcext:value-type="float">
            <text:p>6.781724</text:p>
          </table:table-cell>
          <table:table-cell office:value-type="float" office:value="6.6205747661" calcext:value-type="float">
            <text:p>6.6205747661</text:p>
          </table:table-cell>
          <table:table-cell table:formula="of:=POWER([.C1809]-6.75;2)" office:value-type="float" office:value="0.0167508911700698" calcext:value-type="float">
            <text:p>0.0167508912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773649" calcext:value-type="float">
            <text:p>6.773649</text:p>
          </table:table-cell>
          <table:table-cell office:value-type="float" office:value="6.6201655914" calcext:value-type="float">
            <text:p>6.6201655914</text:p>
          </table:table-cell>
          <table:table-cell table:formula="of:=POWER([.C1810]-6.75;2)" office:value-type="float" office:value="0.0168569736565117" calcext:value-type="float">
            <text:p>0.0168569737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767339" calcext:value-type="float">
            <text:p>6.767339</text:p>
          </table:table-cell>
          <table:table-cell office:value-type="float" office:value="6.619766457" calcext:value-type="float">
            <text:p>6.619766457</text:p>
          </table:table-cell>
          <table:table-cell table:formula="of:=POWER([.C1811]-6.75;2)" office:value-type="float" office:value="0.0169607757223329" calcext:value-type="float">
            <text:p>0.0169607757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762991" calcext:value-type="float">
            <text:p>6.762991</text:p>
          </table:table-cell>
          <table:table-cell office:value-type="float" office:value="6.6193761371" calcext:value-type="float">
            <text:p>6.6193761371</text:p>
          </table:table-cell>
          <table:table-cell table:formula="of:=POWER([.C1812]-6.75;2)" office:value-type="float" office:value="0.0170625935589181" calcext:value-type="float">
            <text:p>0.0170625936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760739" calcext:value-type="float">
            <text:p>6.760739</text:p>
          </table:table-cell>
          <table:table-cell office:value-type="float" office:value="6.6189934812" calcext:value-type="float">
            <text:p>6.6189934812</text:p>
          </table:table-cell>
          <table:table-cell table:formula="of:=POWER([.C1813]-6.75;2)" office:value-type="float" office:value="0.0171627079680946" calcext:value-type="float">
            <text:p>0.017162708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760648" calcext:value-type="float">
            <text:p>6.760648</text:p>
          </table:table-cell>
          <table:table-cell office:value-type="float" office:value="6.6186174274" calcext:value-type="float">
            <text:p>6.6186174274</text:p>
          </table:table-cell>
          <table:table-cell table:formula="of:=POWER([.C1814]-6.75;2)" office:value-type="float" office:value="0.0172613803829942" calcext:value-type="float">
            <text:p>0.0172613804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762703" calcext:value-type="float">
            <text:p>6.762703</text:p>
          </table:table-cell>
          <table:table-cell office:value-type="float" office:value="6.6182470188" calcext:value-type="float">
            <text:p>6.6182470188</text:p>
          </table:table-cell>
          <table:table-cell table:formula="of:=POWER([.C1815]-6.75;2)" office:value-type="float" office:value="0.0173588480550876" calcext:value-type="float">
            <text:p>0.0173588481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766817" calcext:value-type="float">
            <text:p>6.766817</text:p>
          </table:table-cell>
          <table:table-cell office:value-type="float" office:value="6.6178814301" calcext:value-type="float">
            <text:p>6.6178814301</text:p>
          </table:table-cell>
          <table:table-cell table:formula="of:=POWER([.C1816]-6.75;2)" office:value-type="float" office:value="0.0174553165124213" calcext:value-type="float">
            <text:p>0.0174553165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77283" calcext:value-type="float">
            <text:p>6.77283</text:p>
          </table:table-cell>
          <table:table-cell office:value-type="float" office:value="6.617519957" calcext:value-type="float">
            <text:p>6.617519957</text:p>
          </table:table-cell>
          <table:table-cell table:formula="of:=POWER([.C1817]-6.75;2)" office:value-type="float" office:value="0.0175509617932819" calcext:value-type="float">
            <text:p>0.0175509618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780518" calcext:value-type="float">
            <text:p>6.780518</text:p>
          </table:table-cell>
          <table:table-cell office:value-type="float" office:value="6.6171620215" calcext:value-type="float">
            <text:p>6.6171620215</text:p>
          </table:table-cell>
          <table:table-cell table:formula="of:=POWER([.C1818]-6.75;2)" office:value-type="float" office:value="0.0176459285319663" calcext:value-type="float">
            <text:p>0.0176459285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7896" calcext:value-type="float">
            <text:p>6.7896</text:p>
          </table:table-cell>
          <table:table-cell office:value-type="float" office:value="6.6168071586" calcext:value-type="float">
            <text:p>6.6168071586</text:p>
          </table:table-cell>
          <table:table-cell table:formula="of:=POWER([.C1819]-6.75;2)" office:value-type="float" office:value="0.0177403330002055" calcext:value-type="float">
            <text:p>0.017740333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79975" calcext:value-type="float">
            <text:p>6.79975</text:p>
          </table:table-cell>
          <table:table-cell office:value-type="float" office:value="6.6164550108" calcext:value-type="float">
            <text:p>6.6164550108</text:p>
          </table:table-cell>
          <table:table-cell table:formula="of:=POWER([.C1820]-6.75;2)" office:value-type="float" office:value="0.0178342641404281" calcext:value-type="float">
            <text:p>0.0178342641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810615" calcext:value-type="float">
            <text:p>6.810615</text:p>
          </table:table-cell>
          <table:table-cell office:value-type="float" office:value="6.6161053199" calcext:value-type="float">
            <text:p>6.6161053199</text:p>
          </table:table-cell>
          <table:table-cell table:formula="of:=POWER([.C1821]-6.75;2)" office:value-type="float" office:value="0.0179277853590814" calcext:value-type="float">
            <text:p>0.0179277854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821824" calcext:value-type="float">
            <text:p>6.821824</text:p>
          </table:table-cell>
          <table:table-cell office:value-type="float" office:value="6.6157579167" calcext:value-type="float">
            <text:p>6.6157579167</text:p>
          </table:table-cell>
          <table:table-cell table:formula="of:=POWER([.C1822]-6.75;2)" office:value-type="float" office:value="0.0180209369287242" calcext:value-type="float">
            <text:p>0.0180209369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833008" calcext:value-type="float">
            <text:p>6.833008</text:p>
          </table:table-cell>
          <table:table-cell office:value-type="float" office:value="6.6154127097" calcext:value-type="float">
            <text:p>6.6154127097</text:p>
          </table:table-cell>
          <table:table-cell table:formula="of:=POWER([.C1823]-6.75;2)" office:value-type="float" office:value="0.0181137387102964" calcext:value-type="float">
            <text:p>0.0181137387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843811" calcext:value-type="float">
            <text:p>6.843811</text:p>
          </table:table-cell>
          <table:table-cell office:value-type="float" office:value="6.6150696855" calcext:value-type="float">
            <text:p>6.6150696855</text:p>
          </table:table-cell>
          <table:table-cell table:formula="of:=POWER([.C1824]-6.75;2)" office:value-type="float" office:value="0.0182061897710689" calcext:value-type="float">
            <text:p>0.0182061898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853908" calcext:value-type="float">
            <text:p>6.853908</text:p>
          </table:table-cell>
          <table:table-cell office:value-type="float" office:value="6.6147289005" calcext:value-type="float">
            <text:p>6.6147289005</text:p>
          </table:table-cell>
          <table:table-cell table:formula="of:=POWER([.C1825]-6.75;2)" office:value-type="float" office:value="0.0182982703599388" calcext:value-type="float">
            <text:p>0.0182982704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863011" calcext:value-type="float">
            <text:p>6.863011</text:p>
          </table:table-cell>
          <table:table-cell office:value-type="float" office:value="6.6143904785" calcext:value-type="float">
            <text:p>6.6143904785</text:p>
          </table:table-cell>
          <table:table-cell table:formula="of:=POWER([.C1826]-6.75;2)" office:value-type="float" office:value="0.018389942321459" calcext:value-type="float">
            <text:p>0.0183899423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870886" calcext:value-type="float">
            <text:p>6.870886</text:p>
          </table:table-cell>
          <table:table-cell office:value-type="float" office:value="6.614054621" calcext:value-type="float">
            <text:p>6.614054621</text:p>
          </table:table-cell>
          <table:table-cell table:formula="of:=POWER([.C1827]-6.75;2)" office:value-type="float" office:value="0.0184811460714536" calcext:value-type="float">
            <text:p>0.0184811461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877355" calcext:value-type="float">
            <text:p>6.877355</text:p>
          </table:table-cell>
          <table:table-cell office:value-type="float" office:value="6.6137215968" calcext:value-type="float">
            <text:p>6.6137215968</text:p>
          </table:table-cell>
          <table:table-cell table:formula="of:=POWER([.C1828]-6.75;2)" office:value-type="float" office:value="0.0185718031787419" calcext:value-type="float">
            <text:p>0.0185718032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882303" calcext:value-type="float">
            <text:p>6.882303</text:p>
          </table:table-cell>
          <table:table-cell office:value-type="float" office:value="6.61339175" calcext:value-type="float">
            <text:p>6.61339175</text:p>
          </table:table-cell>
          <table:table-cell table:formula="of:=POWER([.C1829]-6.75;2)" office:value-type="float" office:value="0.0186618139680625" calcext:value-type="float">
            <text:p>0.018661814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885681" calcext:value-type="float">
            <text:p>6.885681</text:p>
          </table:table-cell>
          <table:table-cell office:value-type="float" office:value="6.6130655054" calcext:value-type="float">
            <text:p>6.6130655054</text:p>
          </table:table-cell>
          <table:table-cell table:formula="of:=POWER([.C1830]-6.75;2)" office:value-type="float" office:value="0.0187510558113575" calcext:value-type="float">
            <text:p>0.0187510558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887504" calcext:value-type="float">
            <text:p>6.887504</text:p>
          </table:table-cell>
          <table:table-cell office:value-type="float" office:value="6.6127433548" calcext:value-type="float">
            <text:p>6.6127433548</text:p>
          </table:table-cell>
          <table:table-cell table:formula="of:=POWER([.C1831]-6.75;2)" office:value-type="float" office:value="0.0188393866515587" calcext:value-type="float">
            <text:p>0.0188393867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887848" calcext:value-type="float">
            <text:p>6.887848</text:p>
          </table:table-cell>
          <table:table-cell office:value-type="float" office:value="6.6124258522" calcext:value-type="float">
            <text:p>6.6124258522</text:p>
          </table:table-cell>
          <table:table-cell table:formula="of:=POWER([.C1832]-6.75;2)" office:value-type="float" office:value="0.0189266461428962" calcext:value-type="float">
            <text:p>0.0189266461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886846" calcext:value-type="float">
            <text:p>6.886846</text:p>
          </table:table-cell>
          <table:table-cell office:value-type="float" office:value="6.6121136022" calcext:value-type="float">
            <text:p>6.6121136022</text:p>
          </table:table-cell>
          <table:table-cell table:formula="of:=POWER([.C1833]-6.75;2)" office:value-type="float" office:value="0.0190126586982598" calcext:value-type="float">
            <text:p>0.0190126587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884678" calcext:value-type="float">
            <text:p>6.884678</text:p>
          </table:table-cell>
          <table:table-cell office:value-type="float" office:value="6.6118072419" calcext:value-type="float">
            <text:p>6.6118072419</text:p>
          </table:table-cell>
          <table:table-cell table:formula="of:=POWER([.C1834]-6.75;2)" office:value-type="float" office:value="0.019097238391285" calcext:value-type="float">
            <text:p>0.0190972384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881563" calcext:value-type="float">
            <text:p>6.881563</text:p>
          </table:table-cell>
          <table:table-cell office:value-type="float" office:value="6.611507414" calcext:value-type="float">
            <text:p>6.611507414</text:p>
          </table:table-cell>
          <table:table-cell table:formula="of:=POWER([.C1835]-6.75;2)" office:value-type="float" office:value="0.0191801963769674" calcext:value-type="float">
            <text:p>0.0191801964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877749" calcext:value-type="float">
            <text:p>6.877749</text:p>
          </table:table-cell>
          <table:table-cell office:value-type="float" office:value="6.6112147366" calcext:value-type="float">
            <text:p>6.6112147366</text:p>
          </table:table-cell>
          <table:table-cell table:formula="of:=POWER([.C1836]-6.75;2)" office:value-type="float" office:value="0.0192613493370074" calcext:value-type="float">
            <text:p>0.0192613493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873498" calcext:value-type="float">
            <text:p>6.873498</text:p>
          </table:table-cell>
          <table:table-cell office:value-type="float" office:value="6.6109297661" calcext:value-type="float">
            <text:p>6.6109297661</text:p>
          </table:table-cell>
          <table:table-cell table:formula="of:=POWER([.C1837]-6.75;2)" office:value-type="float" office:value="0.0193405299570007" calcext:value-type="float">
            <text:p>0.01934053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869077" calcext:value-type="float">
            <text:p>6.869077</text:p>
          </table:table-cell>
          <table:table-cell office:value-type="float" office:value="6.6106529651" calcext:value-type="float">
            <text:p>6.6106529651</text:p>
          </table:table-cell>
          <table:table-cell table:formula="of:=POWER([.C1838]-6.75;2)" office:value-type="float" office:value="0.0194175961354218" calcext:value-type="float">
            <text:p>0.0194175961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864743" calcext:value-type="float">
            <text:p>6.864743</text:p>
          </table:table-cell>
          <table:table-cell office:value-type="float" office:value="6.6103846694" calcext:value-type="float">
            <text:p>6.6103846694</text:p>
          </table:table-cell>
          <table:table-cell table:formula="of:=POWER([.C1839]-6.75;2)" office:value-type="float" office:value="0.0194924405385473" calcext:value-type="float">
            <text:p>0.0194924405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860732" calcext:value-type="float">
            <text:p>6.860732</text:p>
          </table:table-cell>
          <table:table-cell office:value-type="float" office:value="6.6101250565" calcext:value-type="float">
            <text:p>6.6101250565</text:p>
          </table:table-cell>
          <table:table-cell table:formula="of:=POWER([.C1840]-6.75;2)" office:value-type="float" office:value="0.0195649998191281" calcext:value-type="float">
            <text:p>0.0195649998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857249" calcext:value-type="float">
            <text:p>6.857249</text:p>
          </table:table-cell>
          <table:table-cell office:value-type="float" office:value="6.6098741183" calcext:value-type="float">
            <text:p>6.6098741183</text:p>
          </table:table-cell>
          <table:table-cell table:formula="of:=POWER([.C1841]-6.75;2)" office:value-type="float" office:value="0.0196352627222023" calcext:value-type="float">
            <text:p>0.0196352627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854456" calcext:value-type="float">
            <text:p>6.854456</text:p>
          </table:table-cell>
          <table:table-cell office:value-type="float" office:value="6.6096316532" calcext:value-type="float">
            <text:p>6.6096316532</text:p>
          </table:table-cell>
          <table:table-cell table:formula="of:=POWER([.C1842]-6.75;2)" office:value-type="float" office:value="0.019703272783365" calcext:value-type="float">
            <text:p>0.0197032728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85247" calcext:value-type="float">
            <text:p>6.85247</text:p>
          </table:table-cell>
          <table:table-cell office:value-type="float" office:value="6.6093972769" calcext:value-type="float">
            <text:p>6.6093972769</text:p>
          </table:table-cell>
          <table:table-cell table:formula="of:=POWER([.C1843]-6.75;2)" office:value-type="float" office:value="0.0197691257431352" calcext:value-type="float">
            <text:p>0.0197691257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851352" calcext:value-type="float">
            <text:p>6.851352</text:p>
          </table:table-cell>
          <table:table-cell office:value-type="float" office:value="6.6091704167" calcext:value-type="float">
            <text:p>6.6091704167</text:p>
          </table:table-cell>
          <table:table-cell table:formula="of:=POWER([.C1844]-6.75;2)" office:value-type="float" office:value="0.0198329715324518" calcext:value-type="float">
            <text:p>0.0198329715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851108" calcext:value-type="float">
            <text:p>6.851108</text:p>
          </table:table-cell>
          <table:table-cell office:value-type="float" office:value="6.6089503656" calcext:value-type="float">
            <text:p>6.6089503656</text:p>
          </table:table-cell>
          <table:table-cell table:formula="of:=POWER([.C1845]-6.75;2)" office:value-type="float" office:value="0.0198949993643736" calcext:value-type="float">
            <text:p>0.0198949994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851691" calcext:value-type="float">
            <text:p>6.851691</text:p>
          </table:table-cell>
          <table:table-cell office:value-type="float" office:value="6.6087363118" calcext:value-type="float">
            <text:p>6.6087363118</text:p>
          </table:table-cell>
          <table:table-cell table:formula="of:=POWER([.C1846]-6.75;2)" office:value-type="float" office:value="0.019955429603867" calcext:value-type="float">
            <text:p>0.0199554296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852999" calcext:value-type="float">
            <text:p>6.852999</text:p>
          </table:table-cell>
          <table:table-cell office:value-type="float" office:value="6.6085274086" calcext:value-type="float">
            <text:p>6.6085274086</text:p>
          </table:table-cell>
          <table:table-cell table:formula="of:=POWER([.C1847]-6.75;2)" office:value-type="float" office:value="0.0200144941174314" calcext:value-type="float">
            <text:p>0.0200144941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854887" calcext:value-type="float">
            <text:p>6.854887</text:p>
          </table:table-cell>
          <table:table-cell office:value-type="float" office:value="6.6083228414" calcext:value-type="float">
            <text:p>6.6083228414</text:p>
          </table:table-cell>
          <table:table-cell table:formula="of:=POWER([.C1848]-6.75;2)" office:value-type="float" office:value="0.0200724172689696" calcext:value-type="float">
            <text:p>0.0200724173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857169" calcext:value-type="float">
            <text:p>6.857169</text:p>
          </table:table-cell>
          <table:table-cell office:value-type="float" office:value="6.6081218925" calcext:value-type="float">
            <text:p>6.6081218925</text:p>
          </table:table-cell>
          <table:table-cell table:formula="of:=POWER([.C1849]-6.75;2)" office:value-type="float" office:value="0.0201293973877816" calcext:value-type="float">
            <text:p>0.0201293974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859631" calcext:value-type="float">
            <text:p>6.859631</text:p>
          </table:table-cell>
          <table:table-cell office:value-type="float" office:value="6.6079240349" calcext:value-type="float">
            <text:p>6.6079240349</text:p>
          </table:table-cell>
          <table:table-cell table:formula="of:=POWER([.C1850]-6.75;2)" office:value-type="float" office:value="0.0201855798590964" calcext:value-type="float">
            <text:p>0.0201855799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862042" calcext:value-type="float">
            <text:p>6.862042</text:p>
          </table:table-cell>
          <table:table-cell office:value-type="float" office:value="6.6077289866" calcext:value-type="float">
            <text:p>6.6077289866</text:p>
          </table:table-cell>
          <table:table-cell table:formula="of:=POWER([.C1851]-6.75;2)" office:value-type="float" office:value="0.0202410412538631" calcext:value-type="float">
            <text:p>0.0202410413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864164" calcext:value-type="float">
            <text:p>6.864164</text:p>
          </table:table-cell>
          <table:table-cell office:value-type="float" office:value="6.6075367876" calcext:value-type="float">
            <text:p>6.6075367876</text:p>
          </table:table-cell>
          <table:table-cell table:formula="of:=POWER([.C1852]-6.75;2)" office:value-type="float" office:value="0.0202957668873275" calcext:value-type="float">
            <text:p>0.0202957669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865764" calcext:value-type="float">
            <text:p>6.865764</text:p>
          </table:table-cell>
          <table:table-cell office:value-type="float" office:value="6.6073478387" calcext:value-type="float">
            <text:p>6.6073478387</text:p>
          </table:table-cell>
          <table:table-cell table:formula="of:=POWER([.C1853]-6.75;2)" office:value-type="float" office:value="0.0203496391235612" calcext:value-type="float">
            <text:p>0.0203496391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866628" calcext:value-type="float">
            <text:p>6.866628</text:p>
          </table:table-cell>
          <table:table-cell office:value-type="float" office:value="6.6071629382" calcext:value-type="float">
            <text:p>6.6071629382</text:p>
          </table:table-cell>
          <table:table-cell table:formula="of:=POWER([.C1854]-6.75;2)" office:value-type="float" office:value="0.020402426223657" calcext:value-type="float">
            <text:p>0.0204024262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866567" calcext:value-type="float">
            <text:p>6.866567</text:p>
          </table:table-cell>
          <table:table-cell office:value-type="float" office:value="6.6069832903" calcext:value-type="float">
            <text:p>6.6069832903</text:p>
          </table:table-cell>
          <table:table-cell table:formula="of:=POWER([.C1855]-6.75;2)" office:value-type="float" office:value="0.0204537792534142" calcext:value-type="float">
            <text:p>0.0204537793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86543" calcext:value-type="float">
            <text:p>6.86543</text:p>
          </table:table-cell>
          <table:table-cell office:value-type="float" office:value="6.6068105027" calcext:value-type="float">
            <text:p>6.6068105027</text:p>
          </table:table-cell>
          <table:table-cell table:formula="of:=POWER([.C1856]-6.75;2)" office:value-type="float" office:value="0.0205032321370267" calcext:value-type="float">
            <text:p>0.0205032321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86311" calcext:value-type="float">
            <text:p>6.86311</text:p>
          </table:table-cell>
          <table:table-cell office:value-type="float" office:value="6.6066465403" calcext:value-type="float">
            <text:p>6.6066465403</text:p>
          </table:table-cell>
          <table:table-cell table:formula="of:=POWER([.C1857]-6.75;2)" office:value-type="float" office:value="0.0205502144079596" calcext:value-type="float">
            <text:p>0.0205502144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859546" calcext:value-type="float">
            <text:p>6.859546</text:p>
          </table:table-cell>
          <table:table-cell office:value-type="float" office:value="6.6064936828" calcext:value-type="float">
            <text:p>6.6064936828</text:p>
          </table:table-cell>
          <table:table-cell table:formula="of:=POWER([.C1858]-6.75;2)" office:value-type="float" office:value="0.020594063076307" calcext:value-type="float">
            <text:p>0.0205940631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854732" calcext:value-type="float">
            <text:p>6.854732</text:p>
          </table:table-cell>
          <table:table-cell office:value-type="float" office:value="6.6063544489" calcext:value-type="float">
            <text:p>6.6063544489</text:p>
          </table:table-cell>
          <table:table-cell table:formula="of:=POWER([.C1859]-6.75;2)" office:value-type="float" office:value="0.0206340443508226" calcext:value-type="float">
            <text:p>0.0206340444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84871" calcext:value-type="float">
            <text:p>6.84871</text:p>
          </table:table-cell>
          <table:table-cell office:value-type="float" office:value="6.6062315081" calcext:value-type="float">
            <text:p>6.6062315081</text:p>
          </table:table-cell>
          <table:table-cell table:formula="of:=POWER([.C1860]-6.75;2)" office:value-type="float" office:value="0.0206693792632002" calcext:value-type="float">
            <text:p>0.0206693793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841575" calcext:value-type="float">
            <text:p>6.841575</text:p>
          </table:table-cell>
          <table:table-cell office:value-type="float" office:value="6.606127586" calcext:value-type="float">
            <text:p>6.606127586</text:p>
          </table:table-cell>
          <table:table-cell table:formula="of:=POWER([.C1861]-6.75;2)" office:value-type="float" office:value="0.0206992715101873" calcext:value-type="float">
            <text:p>0.0206992715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833465" calcext:value-type="float">
            <text:p>6.833465</text:p>
          </table:table-cell>
          <table:table-cell office:value-type="float" office:value="6.6060453548" calcext:value-type="float">
            <text:p>6.6060453548</text:p>
          </table:table-cell>
          <table:table-cell table:formula="of:=POWER([.C1862]-6.75;2)" office:value-type="float" office:value="0.0207229398746579" calcext:value-type="float">
            <text:p>0.0207229399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824558" calcext:value-type="float">
            <text:p>6.824558</text:p>
          </table:table-cell>
          <table:table-cell office:value-type="float" office:value="6.6059873306" calcext:value-type="float">
            <text:p>6.6059873306</text:p>
          </table:table-cell>
          <table:table-cell table:formula="of:=POWER([.C1863]-6.75;2)" office:value-type="float" office:value="0.0207396489477138" calcext:value-type="float">
            <text:p>0.0207396489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815065" calcext:value-type="float">
            <text:p>6.815065</text:p>
          </table:table-cell>
          <table:table-cell office:value-type="float" office:value="6.6059557769" calcext:value-type="float">
            <text:p>6.6059557769</text:p>
          </table:table-cell>
          <table:table-cell table:formula="of:=POWER([.C1864]-6.75;2)" office:value-type="float" office:value="0.0207487382084825" calcext:value-type="float">
            <text:p>0.0207487382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805217" calcext:value-type="float">
            <text:p>6.805217</text:p>
          </table:table-cell>
          <table:table-cell office:value-type="float" office:value="6.6059526048" calcext:value-type="float">
            <text:p>6.6059526048</text:p>
          </table:table-cell>
          <table:table-cell table:formula="of:=POWER([.C1865]-6.75;2)" office:value-type="float" office:value="0.0207496520639051" calcext:value-type="float">
            <text:p>0.0207496521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795258" calcext:value-type="float">
            <text:p>6.795258</text:p>
          </table:table-cell>
          <table:table-cell office:value-type="float" office:value="6.6059792984" calcext:value-type="float">
            <text:p>6.6059792984</text:p>
          </table:table-cell>
          <table:table-cell table:formula="of:=POWER([.C1866]-6.75;2)" office:value-type="float" office:value="0.0207419624893561" calcext:value-type="float">
            <text:p>0.0207419625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785434" calcext:value-type="float">
            <text:p>6.785434</text:p>
          </table:table-cell>
          <table:table-cell office:value-type="float" office:value="6.6060368495" calcext:value-type="float">
            <text:p>6.6060368495</text:p>
          </table:table-cell>
          <table:table-cell table:formula="of:=POWER([.C1867]-6.75;2)" office:value-type="float" office:value="0.0207253887018857" calcext:value-type="float">
            <text:p>0.0207253887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775982" calcext:value-type="float">
            <text:p>6.775982</text:p>
          </table:table-cell>
          <table:table-cell office:value-type="float" office:value="6.6061257204" calcext:value-type="float">
            <text:p>6.6061257204</text:p>
          </table:table-cell>
          <table:table-cell table:formula="of:=POWER([.C1868]-6.75;2)" office:value-type="float" office:value="0.0206998083304191" calcext:value-type="float">
            <text:p>0.0206998083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767121" calcext:value-type="float">
            <text:p>6.767121</text:p>
          </table:table-cell>
          <table:table-cell office:value-type="float" office:value="6.6062458145" calcext:value-type="float">
            <text:p>6.6062458145</text:p>
          </table:table-cell>
          <table:table-cell table:formula="of:=POWER([.C1869]-6.75;2)" office:value-type="float" office:value="0.0206652658487683" calcext:value-type="float">
            <text:p>0.0206652658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759044" calcext:value-type="float">
            <text:p>6.759044</text:p>
          </table:table-cell>
          <table:table-cell office:value-type="float" office:value="6.6063964812" calcext:value-type="float">
            <text:p>6.6063964812</text:p>
          </table:table-cell>
          <table:table-cell table:formula="of:=POWER([.C1870]-6.75;2)" office:value-type="float" office:value="0.020621970611742" calcext:value-type="float">
            <text:p>0.0206219706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751907" calcext:value-type="float">
            <text:p>6.751907</text:p>
          </table:table-cell>
          <table:table-cell office:value-type="float" office:value="6.6065765269" calcext:value-type="float">
            <text:p>6.6065765269</text:p>
          </table:table-cell>
          <table:table-cell table:formula="of:=POWER([.C1871]-6.75;2)" office:value-type="float" office:value="0.0205702926360665" calcext:value-type="float">
            <text:p>0.0205702926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745831" calcext:value-type="float">
            <text:p>6.745831</text:p>
          </table:table-cell>
          <table:table-cell office:value-type="float" office:value="6.6067842608" calcext:value-type="float">
            <text:p>6.6067842608</text:p>
          </table:table-cell>
          <table:table-cell table:formula="of:=POWER([.C1872]-6.75;2)" office:value-type="float" office:value="0.0205107479546025" calcext:value-type="float">
            <text:p>0.020510748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74089" calcext:value-type="float">
            <text:p>6.74089</text:p>
          </table:table-cell>
          <table:table-cell office:value-type="float" office:value="6.6070175457" calcext:value-type="float">
            <text:p>6.6070175457</text:p>
          </table:table-cell>
          <table:table-cell table:formula="of:=POWER([.C1873]-6.75;2)" office:value-type="float" office:value="0.0204439822376517" calcext:value-type="float">
            <text:p>0.0204439822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737116" calcext:value-type="float">
            <text:p>6.737116</text:p>
          </table:table-cell>
          <table:table-cell office:value-type="float" office:value="6.6072738629" calcext:value-type="float">
            <text:p>6.6072738629</text:p>
          </table:table-cell>
          <table:table-cell table:formula="of:=POWER([.C1874]-6.75;2)" office:value-type="float" office:value="0.0203707502114881" calcext:value-type="float">
            <text:p>0.0203707502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734499" calcext:value-type="float">
            <text:p>6.734499</text:p>
          </table:table-cell>
          <table:table-cell office:value-type="float" office:value="6.6075503978" calcext:value-type="float">
            <text:p>6.6075503978</text:p>
          </table:table-cell>
          <table:table-cell table:formula="of:=POWER([.C1875]-6.75;2)" office:value-type="float" office:value="0.0202918891669383" calcext:value-type="float">
            <text:p>0.0202918892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732989" calcext:value-type="float">
            <text:p>6.732989</text:p>
          </table:table-cell>
          <table:table-cell office:value-type="float" office:value="6.6078441075" calcext:value-type="float">
            <text:p>6.6078441075</text:p>
          </table:table-cell>
          <table:table-cell table:formula="of:=POWER([.C1876]-6.75;2)" office:value-type="float" office:value="0.0202082977724715" calcext:value-type="float">
            <text:p>0.0202082978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7325" calcext:value-type="float">
            <text:p>6.7325</text:p>
          </table:table-cell>
          <table:table-cell office:value-type="float" office:value="6.6081518145" calcext:value-type="float">
            <text:p>6.6081518145</text:p>
          </table:table-cell>
          <table:table-cell table:formula="of:=POWER([.C1877]-6.75;2)" office:value-type="float" office:value="0.0201209077296423" calcext:value-type="float">
            <text:p>0.0201209077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732918" calcext:value-type="float">
            <text:p>6.732918</text:p>
          </table:table-cell>
          <table:table-cell office:value-type="float" office:value="6.6084702823" calcext:value-type="float">
            <text:p>6.6084702823</text:p>
          </table:table-cell>
          <table:table-cell table:formula="of:=POWER([.C1878]-6.75;2)" office:value-type="float" office:value="0.0200306609922417" calcext:value-type="float">
            <text:p>0.020030661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734108" calcext:value-type="float">
            <text:p>6.734108</text:p>
          </table:table-cell>
          <table:table-cell office:value-type="float" office:value="6.6087962984" calcext:value-type="float">
            <text:p>6.6087962984</text:p>
          </table:table-cell>
          <table:table-cell table:formula="of:=POWER([.C1879]-6.75;2)" office:value-type="float" office:value="0.0199384853455419" calcext:value-type="float">
            <text:p>0.0199384853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735921" calcext:value-type="float">
            <text:p>6.735921</text:p>
          </table:table-cell>
          <table:table-cell office:value-type="float" office:value="6.6091267339" calcext:value-type="float">
            <text:p>6.6091267339</text:p>
          </table:table-cell>
          <table:table-cell table:formula="of:=POWER([.C1880]-6.75;2)" office:value-type="float" office:value="0.0198452771016814" calcext:value-type="float">
            <text:p>0.0198452771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738205" calcext:value-type="float">
            <text:p>6.738205</text:p>
          </table:table-cell>
          <table:table-cell office:value-type="float" office:value="6.6094586075" calcext:value-type="float">
            <text:p>6.6094586075</text:p>
          </table:table-cell>
          <table:table-cell table:formula="of:=POWER([.C1881]-6.75;2)" office:value-type="float" office:value="0.0197518830058391" calcext:value-type="float">
            <text:p>0.019751883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740808" calcext:value-type="float">
            <text:p>6.740808</text:p>
          </table:table-cell>
          <table:table-cell office:value-type="float" office:value="6.6097891237" calcext:value-type="float">
            <text:p>6.6097891237</text:p>
          </table:table-cell>
          <table:table-cell table:formula="of:=POWER([.C1882]-6.75;2)" office:value-type="float" office:value="0.019659089832814" calcext:value-type="float">
            <text:p>0.0196590898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743591" calcext:value-type="float">
            <text:p>6.743591</text:p>
          </table:table-cell>
          <table:table-cell office:value-type="float" office:value="6.6101157124" calcext:value-type="float">
            <text:p>6.6101157124</text:p>
          </table:table-cell>
          <table:table-cell table:formula="of:=POWER([.C1883]-6.75;2)" office:value-type="float" office:value="0.0195676139173596" calcext:value-type="float">
            <text:p>0.0195676139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746427" calcext:value-type="float">
            <text:p>6.746427</text:p>
          </table:table-cell>
          <table:table-cell office:value-type="float" office:value="6.610436043" calcext:value-type="float">
            <text:p>6.610436043</text:p>
          </table:table-cell>
          <table:table-cell table:formula="of:=POWER([.C1884]-6.75;2)" office:value-type="float" office:value="0.0194780980934979" calcext:value-type="float">
            <text:p>0.0194780981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749213" calcext:value-type="float">
            <text:p>6.749213</text:p>
          </table:table-cell>
          <table:table-cell office:value-type="float" office:value="6.6107480349" calcext:value-type="float">
            <text:p>6.6107480349</text:p>
          </table:table-cell>
          <table:table-cell table:formula="of:=POWER([.C1885]-6.75;2)" office:value-type="float" office:value="0.0193911097842115" calcext:value-type="float">
            <text:p>0.0193911098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751867" calcext:value-type="float">
            <text:p>6.751867</text:p>
          </table:table-cell>
          <table:table-cell office:value-type="float" office:value="6.6110498602" calcext:value-type="float">
            <text:p>6.6110498602</text:p>
          </table:table-cell>
          <table:table-cell table:formula="of:=POWER([.C1886]-6.75;2)" office:value-type="float" office:value="0.0193071413504396" calcext:value-type="float">
            <text:p>0.0193071414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754334" calcext:value-type="float">
            <text:p>6.754334</text:p>
          </table:table-cell>
          <table:table-cell office:value-type="float" office:value="6.6113399247" calcext:value-type="float">
            <text:p>6.6113399247</text:p>
          </table:table-cell>
          <table:table-cell table:formula="of:=POWER([.C1887]-6.75;2)" office:value-type="float" office:value="0.0192266164822016" calcext:value-type="float">
            <text:p>0.0192266165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756583" calcext:value-type="float">
            <text:p>6.756583</text:p>
          </table:table-cell>
          <table:table-cell office:value-type="float" office:value="6.6116168522" calcext:value-type="float">
            <text:p>6.6116168522</text:p>
          </table:table-cell>
          <table:table-cell table:formula="of:=POWER([.C1888]-6.75;2)" office:value-type="float" office:value="0.0191498955950366" calcext:value-type="float">
            <text:p>0.0191498956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758606" calcext:value-type="float">
            <text:p>6.758606</text:p>
          </table:table-cell>
          <table:table-cell office:value-type="float" office:value="6.6118794597" calcext:value-type="float">
            <text:p>6.6118794597</text:p>
          </table:table-cell>
          <table:table-cell table:formula="of:=POWER([.C1889]-6.75;2)" office:value-type="float" office:value="0.019077283652764" calcext:value-type="float">
            <text:p>0.0190772837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760416" calcext:value-type="float">
            <text:p>6.760416</text:p>
          </table:table-cell>
          <table:table-cell office:value-type="float" office:value="6.6121267392" calcext:value-type="float">
            <text:p>6.6121267392</text:p>
          </table:table-cell>
          <table:table-cell table:formula="of:=POWER([.C1890]-6.75;2)" office:value-type="float" office:value="0.0190090360436249" calcext:value-type="float">
            <text:p>0.019009036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762039" calcext:value-type="float">
            <text:p>6.762039</text:p>
          </table:table-cell>
          <table:table-cell office:value-type="float" office:value="6.6123578306" calcext:value-type="float">
            <text:p>6.6123578306</text:p>
          </table:table-cell>
          <table:table-cell table:formula="of:=POWER([.C1891]-6.75;2)" office:value-type="float" office:value="0.0189453667971384" calcext:value-type="float">
            <text:p>0.0189453668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763517" calcext:value-type="float">
            <text:p>6.763517</text:p>
          </table:table-cell>
          <table:table-cell office:value-type="float" office:value="6.6125720027" calcext:value-type="float">
            <text:p>6.6125720027</text:p>
          </table:table-cell>
          <table:table-cell table:formula="of:=POWER([.C1892]-6.75;2)" office:value-type="float" office:value="0.0188864544418887" calcext:value-type="float">
            <text:p>0.0188864544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764893" calcext:value-type="float">
            <text:p>6.764893</text:p>
          </table:table-cell>
          <table:table-cell office:value-type="float" office:value="6.6127686344" calcext:value-type="float">
            <text:p>6.6127686344</text:p>
          </table:table-cell>
          <table:table-cell table:formula="of:=POWER([.C1893]-6.75;2)" office:value-type="float" office:value="0.0188324477044408" calcext:value-type="float">
            <text:p>0.0188324477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766212" calcext:value-type="float">
            <text:p>6.766212</text:p>
          </table:table-cell>
          <table:table-cell office:value-type="float" office:value="6.6129472151" calcext:value-type="float">
            <text:p>6.6129472151</text:p>
          </table:table-cell>
          <table:table-cell table:formula="of:=POWER([.C1894]-6.75;2)" office:value-type="float" office:value="0.0187834658488456" calcext:value-type="float">
            <text:p>0.0187834658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767515" calcext:value-type="float">
            <text:p>6.767515</text:p>
          </table:table-cell>
          <table:table-cell office:value-type="float" office:value="6.6131073468" calcext:value-type="float">
            <text:p>6.6131073468</text:p>
          </table:table-cell>
          <table:table-cell table:formula="of:=POWER([.C1895]-6.75;2)" office:value-type="float" office:value="0.0187395985001356" calcext:value-type="float">
            <text:p>0.0187395985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768832" calcext:value-type="float">
            <text:p>6.768832</text:p>
          </table:table-cell>
          <table:table-cell office:value-type="float" office:value="6.6132487554" calcext:value-type="float">
            <text:p>6.6132487554</text:p>
          </table:table-cell>
          <table:table-cell table:formula="of:=POWER([.C1896]-6.75;2)" office:value-type="float" office:value="0.0187009028996491" calcext:value-type="float">
            <text:p>0.0187009029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770181" calcext:value-type="float">
            <text:p>6.770181</text:p>
          </table:table-cell>
          <table:table-cell office:value-type="float" office:value="6.6133713065" calcext:value-type="float">
            <text:p>6.6133713065</text:p>
          </table:table-cell>
          <table:table-cell table:formula="of:=POWER([.C1897]-6.75;2)" office:value-type="float" office:value="0.0186673998875168" calcext:value-type="float">
            <text:p>0.0186673999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771562" calcext:value-type="float">
            <text:p>6.771562</text:p>
          </table:table-cell>
          <table:table-cell office:value-type="float" office:value="6.613475043" calcext:value-type="float">
            <text:p>6.613475043</text:p>
          </table:table-cell>
          <table:table-cell table:formula="of:=POWER([.C1898]-6.75;2)" office:value-type="float" office:value="0.0186390638838518" calcext:value-type="float">
            <text:p>0.0186390639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772961" calcext:value-type="float">
            <text:p>6.772961</text:p>
          </table:table-cell>
          <table:table-cell office:value-type="float" office:value="6.6135602258" calcext:value-type="float">
            <text:p>6.6135602258</text:p>
          </table:table-cell>
          <table:table-cell table:formula="of:=POWER([.C1899]-6.75;2)" office:value-type="float" office:value="0.0186158119837471" calcext:value-type="float">
            <text:p>0.018615812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774343" calcext:value-type="float">
            <text:p>6.774343</text:p>
          </table:table-cell>
          <table:table-cell office:value-type="float" office:value="6.6136273629" calcext:value-type="float">
            <text:p>6.6136273629</text:p>
          </table:table-cell>
          <table:table-cell table:formula="of:=POWER([.C1900]-6.75;2)" office:value-type="float" office:value="0.0185974961496083" calcext:value-type="float">
            <text:p>0.0185974961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775659" calcext:value-type="float">
            <text:p>6.775659</text:p>
          </table:table-cell>
          <table:table-cell office:value-type="float" office:value="6.6136772634" calcext:value-type="float">
            <text:p>6.6136772634</text:p>
          </table:table-cell>
          <table:table-cell table:formula="of:=POWER([.C1901]-6.75;2)" office:value-type="float" office:value="0.0185838885141131" calcext:value-type="float">
            <text:p>0.0185838885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776844" calcext:value-type="float">
            <text:p>6.776844</text:p>
          </table:table-cell>
          <table:table-cell office:value-type="float" office:value="6.6137110806" calcext:value-type="float">
            <text:p>6.6137110806</text:p>
          </table:table-cell>
          <table:table-cell table:formula="of:=POWER([.C1902]-6.75;2)" office:value-type="float" office:value="0.0185746695512197" calcext:value-type="float">
            <text:p>0.0185746696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777819" calcext:value-type="float">
            <text:p>6.777819</text:p>
          </table:table-cell>
          <table:table-cell office:value-type="float" office:value="6.6137303414" calcext:value-type="float">
            <text:p>6.6137303414</text:p>
          </table:table-cell>
          <table:table-cell table:formula="of:=POWER([.C1903]-6.75;2)" office:value-type="float" office:value="0.0185694198549605" calcext:value-type="float">
            <text:p>0.0185694199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778498" calcext:value-type="float">
            <text:p>6.778498</text:p>
          </table:table-cell>
          <table:table-cell office:value-type="float" office:value="6.6137369946" calcext:value-type="float">
            <text:p>6.6137369946</text:p>
          </table:table-cell>
          <table:table-cell table:formula="of:=POWER([.C1904]-6.75;2)" office:value-type="float" office:value="0.0185676066406404" calcext:value-type="float">
            <text:p>0.0185676066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77879" calcext:value-type="float">
            <text:p>6.77879</text:p>
          </table:table-cell>
          <table:table-cell office:value-type="float" office:value="6.613733414" calcext:value-type="float">
            <text:p>6.613733414</text:p>
          </table:table-cell>
          <table:table-cell table:formula="of:=POWER([.C1905]-6.75;2)" office:value-type="float" office:value="0.0185685824600953" calcext:value-type="float">
            <text:p>0.0185685825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778599" calcext:value-type="float">
            <text:p>6.778599</text:p>
          </table:table-cell>
          <table:table-cell office:value-type="float" office:value="6.6137224167" calcext:value-type="float">
            <text:p>6.6137224167</text:p>
          </table:table-cell>
          <table:table-cell table:formula="of:=POWER([.C1906]-6.75;2)" office:value-type="float" office:value="0.0185715797100885" calcext:value-type="float">
            <text:p>0.0185715797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777834" calcext:value-type="float">
            <text:p>6.777834</text:p>
          </table:table-cell>
          <table:table-cell office:value-type="float" office:value="6.6137072527" calcext:value-type="float">
            <text:p>6.6137072527</text:p>
          </table:table-cell>
          <table:table-cell table:formula="of:=POWER([.C1907]-6.75;2)" office:value-type="float" office:value="0.0185757129665816" calcext:value-type="float">
            <text:p>0.018575713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77641" calcext:value-type="float">
            <text:p>6.77641</text:p>
          </table:table-cell>
          <table:table-cell office:value-type="float" office:value="6.613691586" calcext:value-type="float">
            <text:p>6.613691586</text:p>
          </table:table-cell>
          <table:table-cell table:formula="of:=POWER([.C1908]-6.75;2)" office:value-type="float" office:value="0.0185799837271954" calcext:value-type="float">
            <text:p>0.0185799837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774248" calcext:value-type="float">
            <text:p>6.774248</text:p>
          </table:table-cell>
          <table:table-cell office:value-type="float" office:value="6.6136794435" calcext:value-type="float">
            <text:p>6.6136794435</text:p>
          </table:table-cell>
          <table:table-cell table:formula="of:=POWER([.C1909]-6.75;2)" office:value-type="float" office:value="0.0185832941244698" calcext:value-type="float">
            <text:p>0.0185832941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771282" calcext:value-type="float">
            <text:p>6.771282</text:p>
          </table:table-cell>
          <table:table-cell office:value-type="float" office:value="6.6136751747" calcext:value-type="float">
            <text:p>6.6136751747</text:p>
          </table:table-cell>
          <table:table-cell table:formula="of:=POWER([.C1910]-6.75;2)" office:value-type="float" office:value="0.0185844579930755" calcext:value-type="float">
            <text:p>0.018584458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767462" calcext:value-type="float">
            <text:p>6.767462</text:p>
          </table:table-cell>
          <table:table-cell office:value-type="float" office:value="6.613683371" calcext:value-type="float">
            <text:p>6.613683371</text:p>
          </table:table-cell>
          <table:table-cell table:formula="of:=POWER([.C1911]-6.75;2)" office:value-type="float" office:value="0.0185822233419235" calcext:value-type="float">
            <text:p>0.0185822233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762749" calcext:value-type="float">
            <text:p>6.762749</text:p>
          </table:table-cell>
          <table:table-cell office:value-type="float" office:value="6.6137087796" calcext:value-type="float">
            <text:p>6.6137087796</text:p>
          </table:table-cell>
          <table:table-cell table:formula="of:=POWER([.C1912]-6.75;2)" office:value-type="float" office:value="0.0185752967581215" calcext:value-type="float">
            <text:p>0.0185752968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757125" calcext:value-type="float">
            <text:p>6.757125</text:p>
          </table:table-cell>
          <table:table-cell office:value-type="float" office:value="6.6137562285" calcext:value-type="float">
            <text:p>6.6137562285</text:p>
          </table:table-cell>
          <table:table-cell table:formula="of:=POWER([.C1913]-6.75;2)" office:value-type="float" office:value="0.0185623652725443" calcext:value-type="float">
            <text:p>0.0185623653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750587" calcext:value-type="float">
            <text:p>6.750587</text:p>
          </table:table-cell>
          <table:table-cell office:value-type="float" office:value="6.6138305054" calcext:value-type="float">
            <text:p>6.6138305054</text:p>
          </table:table-cell>
          <table:table-cell table:formula="of:=POWER([.C1914]-6.75;2)" office:value-type="float" office:value="0.0185421312596194" calcext:value-type="float">
            <text:p>0.0185421313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743151" calcext:value-type="float">
            <text:p>6.743151</text:p>
          </table:table-cell>
          <table:table-cell office:value-type="float" office:value="6.6139362742" calcext:value-type="float">
            <text:p>6.6139362742</text:p>
          </table:table-cell>
          <table:table-cell table:formula="of:=POWER([.C1915]-6.75;2)" office:value-type="float" office:value="0.0185133374785775" calcext:value-type="float">
            <text:p>0.0185133375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734851" calcext:value-type="float">
            <text:p>6.734851</text:p>
          </table:table-cell>
          <table:table-cell office:value-type="float" office:value="6.6140779651" calcext:value-type="float">
            <text:p>6.6140779651</text:p>
          </table:table-cell>
          <table:table-cell table:formula="of:=POWER([.C1916]-6.75;2)" office:value-type="float" office:value="0.0184747995713568" calcext:value-type="float">
            <text:p>0.0184747996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725738" calcext:value-type="float">
            <text:p>6.725738</text:p>
          </table:table-cell>
          <table:table-cell office:value-type="float" office:value="6.6142596801" calcext:value-type="float">
            <text:p>6.6142596801</text:p>
          </table:table-cell>
          <table:table-cell table:formula="of:=POWER([.C1917]-6.75;2)" office:value-type="float" office:value="0.0184254344465543" calcext:value-type="float">
            <text:p>0.0184254344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715882" calcext:value-type="float">
            <text:p>6.715882</text:p>
          </table:table-cell>
          <table:table-cell office:value-type="float" office:value="6.6144851075" calcext:value-type="float">
            <text:p>6.6144851075</text:p>
          </table:table-cell>
          <table:table-cell table:formula="of:=POWER([.C1918]-6.75;2)" office:value-type="float" office:value="0.0183642860892865" calcext:value-type="float">
            <text:p>0.0183642861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705366" calcext:value-type="float">
            <text:p>6.705366</text:p>
          </table:table-cell>
          <table:table-cell office:value-type="float" office:value="6.6147574409" calcext:value-type="float">
            <text:p>6.6147574409</text:p>
          </table:table-cell>
          <table:table-cell table:formula="of:=POWER([.C1919]-6.75;2)" office:value-type="float" office:value="0.018290549791917" calcext:value-type="float">
            <text:p>0.0182905498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694291" calcext:value-type="float">
            <text:p>6.694291</text:p>
          </table:table-cell>
          <table:table-cell office:value-type="float" office:value="6.6150793226" calcext:value-type="float">
            <text:p>6.6150793226</text:p>
          </table:table-cell>
          <table:table-cell table:formula="of:=POWER([.C1920]-6.75;2)" office:value-type="float" office:value="0.0182035891900749" calcext:value-type="float">
            <text:p>0.0182035892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68277" calcext:value-type="float">
            <text:p>6.68277</text:p>
          </table:table-cell>
          <table:table-cell office:value-type="float" office:value="6.6154527849" calcext:value-type="float">
            <text:p>6.6154527849</text:p>
          </table:table-cell>
          <table:table-cell table:formula="of:=POWER([.C1921]-6.75;2)" office:value-type="float" office:value="0.0181029530911655" calcext:value-type="float">
            <text:p>0.0181029531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670929" calcext:value-type="float">
            <text:p>6.670929</text:p>
          </table:table-cell>
          <table:table-cell office:value-type="float" office:value="6.6158792177" calcext:value-type="float">
            <text:p>6.6158792177</text:p>
          </table:table-cell>
          <table:table-cell table:formula="of:=POWER([.C1922]-6.75;2)" office:value-type="float" office:value="0.017988384244764" calcext:value-type="float">
            <text:p>0.0179883842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658902" calcext:value-type="float">
            <text:p>6.658902</text:p>
          </table:table-cell>
          <table:table-cell office:value-type="float" office:value="6.6163593441" calcext:value-type="float">
            <text:p>6.6163593441</text:p>
          </table:table-cell>
          <table:table-cell table:formula="of:=POWER([.C1923]-6.75;2)" office:value-type="float" office:value="0.0178598249093822" calcext:value-type="float">
            <text:p>0.0178598249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646829" calcext:value-type="float">
            <text:p>6.646829</text:p>
          </table:table-cell>
          <table:table-cell office:value-type="float" office:value="6.6168932258" calcext:value-type="float">
            <text:p>6.6168932258</text:p>
          </table:table-cell>
          <table:table-cell table:formula="of:=POWER([.C1924]-6.75;2)" office:value-type="float" office:value="0.0177174133379297" calcext:value-type="float">
            <text:p>0.0177174133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634858" calcext:value-type="float">
            <text:p>6.634858</text:p>
          </table:table-cell>
          <table:table-cell office:value-type="float" office:value="6.6174802634" calcext:value-type="float">
            <text:p>6.6174802634</text:p>
          </table:table-cell>
          <table:table-cell table:formula="of:=POWER([.C1925]-6.75;2)" office:value-type="float" office:value="0.0175614805885334" calcext:value-type="float">
            <text:p>0.0175614806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623132" calcext:value-type="float">
            <text:p>6.623132</text:p>
          </table:table-cell>
          <table:table-cell office:value-type="float" office:value="6.6181192124" calcext:value-type="float">
            <text:p>6.6181192124</text:p>
          </table:table-cell>
          <table:table-cell table:formula="of:=POWER([.C1926]-6.75;2)" office:value-type="float" office:value="0.0173925421379963" calcext:value-type="float">
            <text:p>0.0173925421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611796" calcext:value-type="float">
            <text:p>6.611796</text:p>
          </table:table-cell>
          <table:table-cell office:value-type="float" office:value="6.6188082339" calcext:value-type="float">
            <text:p>6.6188082339</text:p>
          </table:table-cell>
          <table:table-cell table:formula="of:=POWER([.C1927]-6.75;2)" office:value-type="float" office:value="0.017211279492437" calcext:value-type="float">
            <text:p>0.0172112795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600985" calcext:value-type="float">
            <text:p>6.600985</text:p>
          </table:table-cell>
          <table:table-cell office:value-type="float" office:value="6.619544914" calcext:value-type="float">
            <text:p>6.619544914</text:p>
          </table:table-cell>
          <table:table-cell table:formula="of:=POWER([.C1928]-6.75;2)" office:value-type="float" office:value="0.0170185294632673" calcext:value-type="float">
            <text:p>0.0170185295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590826" calcext:value-type="float">
            <text:p>6.590826</text:p>
          </table:table-cell>
          <table:table-cell office:value-type="float" office:value="6.6203263333" calcext:value-type="float">
            <text:p>6.6203263333</text:p>
          </table:table-cell>
          <table:table-cell table:formula="of:=POWER([.C1929]-6.75;2)" office:value-type="float" office:value="0.0168152598354228" calcext:value-type="float">
            <text:p>0.0168152598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58143" calcext:value-type="float">
            <text:p>6.58143</text:p>
          </table:table-cell>
          <table:table-cell office:value-type="float" office:value="6.6211491102" calcext:value-type="float">
            <text:p>6.6211491102</text:p>
          </table:table-cell>
          <table:table-cell table:formula="of:=POWER([.C1930]-6.75;2)" office:value-type="float" office:value="0.0166025518022517" calcext:value-type="float">
            <text:p>0.0166025518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572892" calcext:value-type="float">
            <text:p>6.572892</text:p>
          </table:table-cell>
          <table:table-cell office:value-type="float" office:value="6.6220094704" calcext:value-type="float">
            <text:p>6.6220094704</text:p>
          </table:table-cell>
          <table:table-cell table:formula="of:=POWER([.C1931]-6.75;2)" office:value-type="float" office:value="0.0163815756672885" calcext:value-type="float">
            <text:p>0.0163815757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565286" calcext:value-type="float">
            <text:p>6.565286</text:p>
          </table:table-cell>
          <table:table-cell office:value-type="float" office:value="6.6229033145" calcext:value-type="float">
            <text:p>6.6229033145</text:p>
          </table:table-cell>
          <table:table-cell table:formula="of:=POWER([.C1932]-6.75;2)" office:value-type="float" office:value="0.0161535674650858" calcext:value-type="float">
            <text:p>0.0161535675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558664" calcext:value-type="float">
            <text:p>6.558664</text:p>
          </table:table-cell>
          <table:table-cell office:value-type="float" office:value="6.6238262849" calcext:value-type="float">
            <text:p>6.6238262849</text:p>
          </table:table-cell>
          <table:table-cell table:formula="of:=POWER([.C1933]-6.75;2)" office:value-type="float" office:value="0.015919806382136" calcext:value-type="float">
            <text:p>0.0159198064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553053" calcext:value-type="float">
            <text:p>6.553053</text:p>
          </table:table-cell>
          <table:table-cell office:value-type="float" office:value="6.6247738414" calcext:value-type="float">
            <text:p>6.6247738414</text:p>
          </table:table-cell>
          <table:table-cell table:formula="of:=POWER([.C1934]-6.75;2)" office:value-type="float" office:value="0.0156815907977124" calcext:value-type="float">
            <text:p>0.0156815908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548456" calcext:value-type="float">
            <text:p>6.548456</text:p>
          </table:table-cell>
          <table:table-cell office:value-type="float" office:value="6.6257413333" calcext:value-type="float">
            <text:p>6.6257413333</text:p>
          </table:table-cell>
          <table:table-cell table:formula="of:=POWER([.C1935]-6.75;2)" office:value-type="float" office:value="0.0154402162500618" calcext:value-type="float">
            <text:p>0.0154402163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544849" calcext:value-type="float">
            <text:p>6.544849</text:p>
          </table:table-cell>
          <table:table-cell office:value-type="float" office:value="6.6267240726" calcext:value-type="float">
            <text:p>6.6267240726</text:p>
          </table:table-cell>
          <table:table-cell table:formula="of:=POWER([.C1936]-6.75;2)" office:value-type="float" office:value="0.0151969542763301" calcext:value-type="float">
            <text:p>0.0151969543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542184" calcext:value-type="float">
            <text:p>6.542184</text:p>
          </table:table-cell>
          <table:table-cell office:value-type="float" office:value="6.6277174194" calcext:value-type="float">
            <text:p>6.6277174194</text:p>
          </table:table-cell>
          <table:table-cell table:formula="of:=POWER([.C1937]-6.75;2)" office:value-type="float" office:value="0.0149530295181956" calcext:value-type="float">
            <text:p>0.0149530295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540393" calcext:value-type="float">
            <text:p>6.540393</text:p>
          </table:table-cell>
          <table:table-cell office:value-type="float" office:value="6.6287168441" calcext:value-type="float">
            <text:p>6.6287168441</text:p>
          </table:table-cell>
          <table:table-cell table:formula="of:=POWER([.C1938]-6.75;2)" office:value-type="float" office:value="0.0147096039050636" calcext:value-type="float">
            <text:p>0.0147096039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539385" calcext:value-type="float">
            <text:p>6.539385</text:p>
          </table:table-cell>
          <table:table-cell office:value-type="float" office:value="6.6297180054" calcext:value-type="float">
            <text:p>6.6297180054</text:p>
          </table:table-cell>
          <table:table-cell table:formula="of:=POWER([.C1939]-6.75;2)" office:value-type="float" office:value="0.0144677582249544" calcext:value-type="float">
            <text:p>0.0144677582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539055" calcext:value-type="float">
            <text:p>6.539055</text:p>
          </table:table-cell>
          <table:table-cell office:value-type="float" office:value="6.6307168145" calcext:value-type="float">
            <text:p>6.6307168145</text:p>
          </table:table-cell>
          <table:table-cell table:formula="of:=POWER([.C1940]-6.75;2)" office:value-type="float" office:value="0.0142284783430273" calcext:value-type="float">
            <text:p>0.0142284783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539286" calcext:value-type="float">
            <text:p>6.539286</text:p>
          </table:table-cell>
          <table:table-cell office:value-type="float" office:value="6.6317094973" calcext:value-type="float">
            <text:p>6.6317094973</text:p>
          </table:table-cell>
          <table:table-cell table:formula="of:=POWER([.C1941]-6.75;2)" office:value-type="float" office:value="0.0139926430290187" calcext:value-type="float">
            <text:p>0.013992643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539952" calcext:value-type="float">
            <text:p>6.539952</text:p>
          </table:table-cell>
          <table:table-cell office:value-type="float" office:value="6.6326926371" calcext:value-type="float">
            <text:p>6.6326926371</text:p>
          </table:table-cell>
          <table:table-cell table:formula="of:=POWER([.C1942]-6.75;2)" office:value-type="float" office:value="0.0137610173905523" calcext:value-type="float">
            <text:p>0.0137610174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540926" calcext:value-type="float">
            <text:p>6.540926</text:p>
          </table:table-cell>
          <table:table-cell office:value-type="float" office:value="6.6336632312" calcext:value-type="float">
            <text:p>6.6336632312</text:p>
          </table:table-cell>
          <table:table-cell table:formula="of:=POWER([.C1943]-6.75;2)" office:value-type="float" office:value="0.0135342437748247" calcext:value-type="float">
            <text:p>0.0135342438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542081" calcext:value-type="float">
            <text:p>6.542081</text:p>
          </table:table-cell>
          <table:table-cell office:value-type="float" office:value="6.6346187097" calcext:value-type="float">
            <text:p>6.6346187097</text:p>
          </table:table-cell>
          <table:table-cell table:formula="of:=POWER([.C1944]-6.75;2)" office:value-type="float" office:value="0.0133128421512929" calcext:value-type="float">
            <text:p>0.0133128422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5433" calcext:value-type="float">
            <text:p>6.5433</text:p>
          </table:table-cell>
          <table:table-cell office:value-type="float" office:value="6.6355569651" calcext:value-type="float">
            <text:p>6.6355569651</text:p>
          </table:table-cell>
          <table:table-cell table:formula="of:=POWER([.C1945]-6.75;2)" office:value-type="float" office:value="0.0130972082371226" calcext:value-type="float">
            <text:p>0.0130972082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544473" calcext:value-type="float">
            <text:p>6.544473</text:p>
          </table:table-cell>
          <table:table-cell office:value-type="float" office:value="6.6364763441" calcext:value-type="float">
            <text:p>6.6364763441</text:p>
          </table:table-cell>
          <table:table-cell table:formula="of:=POWER([.C1946]-6.75;2)" office:value-type="float" office:value="0.0128876204489016" calcext:value-type="float">
            <text:p>0.0128876204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54551" calcext:value-type="float">
            <text:p>6.54551</text:p>
          </table:table-cell>
          <table:table-cell office:value-type="float" office:value="6.6373756505" calcext:value-type="float">
            <text:p>6.6373756505</text:p>
          </table:table-cell>
          <table:table-cell table:formula="of:=POWER([.C1947]-6.75;2)" office:value-type="float" office:value="0.0126842441002981" calcext:value-type="float">
            <text:p>0.0126842441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546334" calcext:value-type="float">
            <text:p>6.546334</text:p>
          </table:table-cell>
          <table:table-cell office:value-type="float" office:value="6.6382541048" calcext:value-type="float">
            <text:p>6.6382541048</text:p>
          </table:table-cell>
          <table:table-cell table:formula="of:=POWER([.C1948]-6.75;2)" office:value-type="float" office:value="0.0124871450940495" calcext:value-type="float">
            <text:p>0.0124871451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546892" calcext:value-type="float">
            <text:p>6.546892</text:p>
          </table:table-cell>
          <table:table-cell office:value-type="float" office:value="6.6391113226" calcext:value-type="float">
            <text:p>6.6391113226</text:p>
          </table:table-cell>
          <table:table-cell table:formula="of:=POWER([.C1949]-6.75;2)" office:value-type="float" office:value="0.0122962987755213" calcext:value-type="float">
            <text:p>0.0122962988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547148" calcext:value-type="float">
            <text:p>6.547148</text:p>
          </table:table-cell>
          <table:table-cell office:value-type="float" office:value="6.6399472581" calcext:value-type="float">
            <text:p>6.6399472581</text:p>
          </table:table-cell>
          <table:table-cell table:formula="of:=POWER([.C1950]-6.75;2)" office:value-type="float" office:value="0.0121116059997079" calcext:value-type="float">
            <text:p>0.012111606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547091" calcext:value-type="float">
            <text:p>6.547091</text:p>
          </table:table-cell>
          <table:table-cell office:value-type="float" office:value="6.6407621478" calcext:value-type="float">
            <text:p>6.6407621478</text:p>
          </table:table-cell>
          <table:table-cell table:formula="of:=POWER([.C1951]-6.75;2)" office:value-type="float" office:value="0.011932908353269" calcext:value-type="float">
            <text:p>0.0119329084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546726" calcext:value-type="float">
            <text:p>6.546726</text:p>
          </table:table-cell>
          <table:table-cell office:value-type="float" office:value="6.6415564489" calcext:value-type="float">
            <text:p>6.6415564489</text:p>
          </table:table-cell>
          <table:table-cell table:formula="of:=POWER([.C1952]-6.75;2)" office:value-type="float" office:value="0.0117600037751782" calcext:value-type="float">
            <text:p>0.0117600038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546078" calcext:value-type="float">
            <text:p>6.546078</text:p>
          </table:table-cell>
          <table:table-cell office:value-type="float" office:value="6.6423307742" calcext:value-type="float">
            <text:p>6.6423307742</text:p>
          </table:table-cell>
          <table:table-cell table:formula="of:=POWER([.C1953]-6.75;2)" office:value-type="float" office:value="0.0115926621843713" calcext:value-type="float">
            <text:p>0.0115926622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545185" calcext:value-type="float">
            <text:p>6.545185</text:p>
          </table:table-cell>
          <table:table-cell office:value-type="float" office:value="6.6430858253" calcext:value-type="float">
            <text:p>6.6430858253</text:p>
          </table:table-cell>
          <table:table-cell table:formula="of:=POWER([.C1954]-6.75;2)" office:value-type="float" office:value="0.0114306407517821" calcext:value-type="float">
            <text:p>0.0114306408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544096" calcext:value-type="float">
            <text:p>6.544096</text:p>
          </table:table-cell>
          <table:table-cell office:value-type="float" office:value="6.6438223414" calcext:value-type="float">
            <text:p>6.6438223414</text:p>
          </table:table-cell>
          <table:table-cell table:formula="of:=POWER([.C1955]-6.75;2)" office:value-type="float" office:value="0.0112736951857782" calcext:value-type="float">
            <text:p>0.0112736952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542864" calcext:value-type="float">
            <text:p>6.542864</text:p>
          </table:table-cell>
          <table:table-cell office:value-type="float" office:value="6.6445410457" calcext:value-type="float">
            <text:p>6.6445410457</text:p>
          </table:table-cell>
          <table:table-cell table:formula="of:=POWER([.C1956]-6.75;2)" office:value-type="float" office:value="0.0111215910420494" calcext:value-type="float">
            <text:p>0.011121591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541547" calcext:value-type="float">
            <text:p>6.541547</text:p>
          </table:table-cell>
          <table:table-cell office:value-type="float" office:value="6.6452426102" calcext:value-type="float">
            <text:p>6.6452426102</text:p>
          </table:table-cell>
          <table:table-cell table:formula="of:=POWER([.C1957]-6.75;2)" office:value-type="float" office:value="0.0109741107177091" calcext:value-type="float">
            <text:p>0.0109741107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540195" calcext:value-type="float">
            <text:p>6.540195</text:p>
          </table:table-cell>
          <table:table-cell office:value-type="float" office:value="6.645927629" calcext:value-type="float">
            <text:p>6.645927629</text:p>
          </table:table-cell>
          <table:table-cell table:formula="of:=POWER([.C1958]-6.75;2)" office:value-type="float" office:value="0.0108310584055616" calcext:value-type="float">
            <text:p>0.0108310584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538855" calcext:value-type="float">
            <text:p>6.538855</text:p>
          </table:table-cell>
          <table:table-cell office:value-type="float" office:value="6.646596621" calcext:value-type="float">
            <text:p>6.646596621</text:p>
          </table:table-cell>
          <table:table-cell table:formula="of:=POWER([.C1959]-6.75;2)" office:value-type="float" office:value="0.0106922587886175" calcext:value-type="float">
            <text:p>0.0106922588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537562" calcext:value-type="float">
            <text:p>6.537562</text:p>
          </table:table-cell>
          <table:table-cell office:value-type="float" office:value="6.6472500323" calcext:value-type="float">
            <text:p>6.6472500323</text:p>
          </table:table-cell>
          <table:table-cell table:formula="of:=POWER([.C1960]-6.75;2)" office:value-type="float" office:value="0.0105575558623511" calcext:value-type="float">
            <text:p>0.0105575559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536338" calcext:value-type="float">
            <text:p>6.536338</text:p>
          </table:table-cell>
          <table:table-cell office:value-type="float" office:value="6.6478882554" calcext:value-type="float">
            <text:p>6.6478882554</text:p>
          </table:table-cell>
          <table:table-cell table:formula="of:=POWER([.C1961]-6.75;2)" office:value-type="float" office:value="0.0104268083852557" calcext:value-type="float">
            <text:p>0.0104268084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535192" calcext:value-type="float">
            <text:p>6.535192</text:p>
          </table:table-cell>
          <table:table-cell office:value-type="float" office:value="6.648511672" calcext:value-type="float">
            <text:p>6.648511672</text:p>
          </table:table-cell>
          <table:table-cell table:formula="of:=POWER([.C1962]-6.75;2)" office:value-type="float" office:value="0.0102998807202356" calcext:value-type="float">
            <text:p>0.010299880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534121" calcext:value-type="float">
            <text:p>6.534121</text:p>
          </table:table-cell>
          <table:table-cell office:value-type="float" office:value="6.6491206909" calcext:value-type="float">
            <text:p>6.6491206909</text:p>
          </table:table-cell>
          <table:table-cell table:formula="of:=POWER([.C1963]-6.75;2)" office:value-type="float" office:value="0.0101766350044933" calcext:value-type="float">
            <text:p>0.010176635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533109" calcext:value-type="float">
            <text:p>6.533109</text:p>
          </table:table-cell>
          <table:table-cell office:value-type="float" office:value="6.6497157984" calcext:value-type="float">
            <text:p>6.6497157984</text:p>
          </table:table-cell>
          <table:table-cell table:formula="of:=POWER([.C1964]-6.75;2)" office:value-type="float" office:value="0.0100569210905495" calcext:value-type="float">
            <text:p>0.0100569211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532135" calcext:value-type="float">
            <text:p>6.532135</text:p>
          </table:table-cell>
          <table:table-cell office:value-type="float" office:value="6.6502976022" calcext:value-type="float">
            <text:p>6.6502976022</text:p>
          </table:table-cell>
          <table:table-cell table:formula="of:=POWER([.C1965]-6.75;2)" office:value-type="float" office:value="0.0099405681270694" calcext:value-type="float">
            <text:p>0.0099405681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53117" calcext:value-type="float">
            <text:p>6.53117</text:p>
          </table:table-cell>
          <table:table-cell office:value-type="float" office:value="6.6508668763" calcext:value-type="float">
            <text:p>6.6508668763</text:p>
          </table:table-cell>
          <table:table-cell table:formula="of:=POWER([.C1966]-6.75;2)" office:value-type="float" office:value="0.00982737621451945" calcext:value-type="float">
            <text:p>0.0098273762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530191" calcext:value-type="float">
            <text:p>6.530191</text:p>
          </table:table-cell>
          <table:table-cell office:value-type="float" office:value="6.6514245968" calcext:value-type="float">
            <text:p>6.6514245968</text:p>
          </table:table-cell>
          <table:table-cell table:formula="of:=POWER([.C1967]-6.75;2)" office:value-type="float" office:value="0.00971711011604255" calcext:value-type="float">
            <text:p>0.0097171101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529177" calcext:value-type="float">
            <text:p>6.529177</text:p>
          </table:table-cell>
          <table:table-cell office:value-type="float" office:value="6.6519719489" calcext:value-type="float">
            <text:p>6.6519719489</text:p>
          </table:table-cell>
          <table:table-cell table:formula="of:=POWER([.C1968]-6.75;2)" office:value-type="float" office:value="0.00960949880246421" calcext:value-type="float">
            <text:p>0.0096094988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528119" calcext:value-type="float">
            <text:p>6.528119</text:p>
          </table:table-cell>
          <table:table-cell office:value-type="float" office:value="6.6525103414" calcext:value-type="float">
            <text:p>6.6525103414</text:p>
          </table:table-cell>
          <table:table-cell table:formula="of:=POWER([.C1969]-6.75;2)" office:value-type="float" office:value="0.00950423353394452" calcext:value-type="float">
            <text:p>0.0095042335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527022" calcext:value-type="float">
            <text:p>6.527022</text:p>
          </table:table-cell>
          <table:table-cell office:value-type="float" office:value="6.6530413844" calcext:value-type="float">
            <text:p>6.6530413844</text:p>
          </table:table-cell>
          <table:table-cell table:formula="of:=POWER([.C1970]-6.75;2)" office:value-type="float" office:value="0.0094009731390686" calcext:value-type="float">
            <text:p>0.0094009731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525909" calcext:value-type="float">
            <text:p>6.525909</text:p>
          </table:table-cell>
          <table:table-cell office:value-type="float" office:value="6.6535668629" calcext:value-type="float">
            <text:p>6.6535668629</text:p>
          </table:table-cell>
          <table:table-cell table:formula="of:=POWER([.C1971]-6.75;2)" office:value-type="float" office:value="0.0092993499309474" calcext:value-type="float">
            <text:p>0.0092993499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524823" calcext:value-type="float">
            <text:p>6.524823</text:p>
          </table:table-cell>
          <table:table-cell office:value-type="float" office:value="6.6540886747" calcext:value-type="float">
            <text:p>6.6540886747</text:p>
          </table:table-cell>
          <table:table-cell table:formula="of:=POWER([.C1972]-6.75;2)" office:value-type="float" office:value="0.00919898232080249" calcext:value-type="float">
            <text:p>0.0091989823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523822" calcext:value-type="float">
            <text:p>6.523822</text:p>
          </table:table-cell>
          <table:table-cell office:value-type="float" office:value="6.6546087688" calcext:value-type="float">
            <text:p>6.6546087688</text:p>
          </table:table-cell>
          <table:table-cell table:formula="of:=POWER([.C1973]-6.75;2)" office:value-type="float" office:value="0.00909948698985182" calcext:value-type="float">
            <text:p>0.009099487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522984" calcext:value-type="float">
            <text:p>6.522984</text:p>
          </table:table-cell>
          <table:table-cell office:value-type="float" office:value="6.6551290726" calcext:value-type="float">
            <text:p>6.6551290726</text:p>
          </table:table-cell>
          <table:table-cell table:formula="of:=POWER([.C1974]-6.75;2)" office:value-type="float" office:value="0.00900049286573601" calcext:value-type="float">
            <text:p>0.0090004929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522397" calcext:value-type="float">
            <text:p>6.522397</text:p>
          </table:table-cell>
          <table:table-cell office:value-type="float" office:value="6.6556513978" calcext:value-type="float">
            <text:p>6.6556513978</text:p>
          </table:table-cell>
          <table:table-cell table:formula="of:=POWER([.C1975]-6.75;2)" office:value-type="float" office:value="0.00890165873709388" calcext:value-type="float">
            <text:p>0.0089016587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522154" calcext:value-type="float">
            <text:p>6.522154</text:p>
          </table:table-cell>
          <table:table-cell office:value-type="float" office:value="6.6561773683" calcext:value-type="float">
            <text:p>6.6561773683</text:p>
          </table:table-cell>
          <table:table-cell table:formula="of:=POWER([.C1976]-6.75;2)" office:value-type="float" office:value="0.00880268621911388" calcext:value-type="float">
            <text:p>0.0088026862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522349" calcext:value-type="float">
            <text:p>6.522349</text:p>
          </table:table-cell>
          <table:table-cell office:value-type="float" office:value="6.6567083306" calcext:value-type="float">
            <text:p>6.6567083306</text:p>
          </table:table-cell>
          <table:table-cell table:formula="of:=POWER([.C1977]-6.75;2)" office:value-type="float" office:value="0.00870333557943892" calcext:value-type="float">
            <text:p>0.0087033356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523063" calcext:value-type="float">
            <text:p>6.523063</text:p>
          </table:table-cell>
          <table:table-cell office:value-type="float" office:value="6.6572452903" calcext:value-type="float">
            <text:p>6.6572452903</text:p>
          </table:table-cell>
          <table:table-cell table:formula="of:=POWER([.C1978]-6.75;2)" office:value-type="float" office:value="0.00860343617153134" calcext:value-type="float">
            <text:p>0.0086034362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524363" calcext:value-type="float">
            <text:p>6.524363</text:p>
          </table:table-cell>
          <table:table-cell office:value-type="float" office:value="6.6577888602" calcext:value-type="float">
            <text:p>6.6577888602</text:p>
          </table:table-cell>
          <table:table-cell table:formula="of:=POWER([.C1979]-6.75;2)" office:value-type="float" office:value="0.00850289430321512" calcext:value-type="float">
            <text:p>0.0085028943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526287" calcext:value-type="float">
            <text:p>6.526287</text:p>
          </table:table-cell>
          <table:table-cell office:value-type="float" office:value="6.6583392231" calcext:value-type="float">
            <text:p>6.6583392231</text:p>
          </table:table-cell>
          <table:table-cell table:formula="of:=POWER([.C1980]-6.75;2)" office:value-type="float" office:value="0.00840169802191149" calcext:value-type="float">
            <text:p>0.008401698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52884" calcext:value-type="float">
            <text:p>6.52884</text:p>
          </table:table-cell>
          <table:table-cell office:value-type="float" office:value="6.6588961263" calcext:value-type="float">
            <text:p>6.6588961263</text:p>
          </table:table-cell>
          <table:table-cell table:formula="of:=POWER([.C1981]-6.75;2)" office:value-type="float" office:value="0.00829991580314552" calcext:value-type="float">
            <text:p>0.0082999158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531988" calcext:value-type="float">
            <text:p>6.531988</text:p>
          </table:table-cell>
          <table:table-cell office:value-type="float" office:value="6.6594588925" calcext:value-type="float">
            <text:p>6.6594588925</text:p>
          </table:table-cell>
          <table:table-cell table:formula="of:=POWER([.C1982]-6.75;2)" office:value-type="float" office:value="0.00819769214732655" calcext:value-type="float">
            <text:p>0.0081976921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535655" calcext:value-type="float">
            <text:p>6.535655</text:p>
          </table:table-cell>
          <table:table-cell office:value-type="float" office:value="6.6600264597" calcext:value-type="float">
            <text:p>6.6600264597</text:p>
          </table:table-cell>
          <table:table-cell table:formula="of:=POWER([.C1983]-6.75;2)" office:value-type="float" office:value="0.00809523795411571" calcext:value-type="float">
            <text:p>0.008095238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539718" calcext:value-type="float">
            <text:p>6.539718</text:p>
          </table:table-cell>
          <table:table-cell office:value-type="float" office:value="6.6605974462" calcext:value-type="float">
            <text:p>6.6605974462</text:p>
          </table:table-cell>
          <table:table-cell table:formula="of:=POWER([.C1984]-6.75;2)" office:value-type="float" office:value="0.00799281662596195" calcext:value-type="float">
            <text:p>0.0079928166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544014" calcext:value-type="float">
            <text:p>6.544014</text:p>
          </table:table-cell>
          <table:table-cell office:value-type="float" office:value="6.6611702312" calcext:value-type="float">
            <text:p>6.6611702312</text:p>
          </table:table-cell>
          <table:table-cell table:formula="of:=POWER([.C1985]-6.75;2)" office:value-type="float" office:value="0.00789072782506148" calcext:value-type="float">
            <text:p>0.0078907278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548337" calcext:value-type="float">
            <text:p>6.548337</text:p>
          </table:table-cell>
          <table:table-cell office:value-type="float" office:value="6.6617430511" calcext:value-type="float">
            <text:p>6.6617430511</text:p>
          </table:table-cell>
          <table:table-cell table:formula="of:=POWER([.C1986]-6.75;2)" office:value-type="float" office:value="0.00778928902913718" calcext:value-type="float">
            <text:p>0.007789289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552451" calcext:value-type="float">
            <text:p>6.552451</text:p>
          </table:table-cell>
          <table:table-cell office:value-type="float" office:value="6.6623141183" calcext:value-type="float">
            <text:p>6.6623141183</text:p>
          </table:table-cell>
          <table:table-cell table:formula="of:=POWER([.C1987]-6.75;2)" office:value-type="float" office:value="0.00768881384950634" calcext:value-type="float">
            <text:p>0.0076888138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556095" calcext:value-type="float">
            <text:p>6.556095</text:p>
          </table:table-cell>
          <table:table-cell office:value-type="float" office:value="6.6628817285" calcext:value-type="float">
            <text:p>6.6628817285</text:p>
          </table:table-cell>
          <table:table-cell table:formula="of:=POWER([.C1988]-6.75;2)" office:value-type="float" office:value="0.00758959322914765" calcext:value-type="float">
            <text:p>0.0075895932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55899" calcext:value-type="float">
            <text:p>6.55899</text:p>
          </table:table-cell>
          <table:table-cell office:value-type="float" office:value="6.6634443817" calcext:value-type="float">
            <text:p>6.6634443817</text:p>
          </table:table-cell>
          <table:table-cell table:formula="of:=POWER([.C1989]-6.75;2)" office:value-type="float" office:value="0.00749187505929534" calcext:value-type="float">
            <text:p>0.0074918751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560858" calcext:value-type="float">
            <text:p>6.560858</text:p>
          </table:table-cell>
          <table:table-cell office:value-type="float" office:value="6.6640008978" calcext:value-type="float">
            <text:p>6.6640008978</text:p>
          </table:table-cell>
          <table:table-cell table:formula="of:=POWER([.C1990]-6.75;2)" office:value-type="float" office:value="0.007395845579206" calcext:value-type="float">
            <text:p>0.0073958456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561425" calcext:value-type="float">
            <text:p>6.561425</text:p>
          </table:table-cell>
          <table:table-cell office:value-type="float" office:value="6.6645505161" calcext:value-type="float">
            <text:p>6.6645505161</text:p>
          </table:table-cell>
          <table:table-cell table:formula="of:=POWER([.C1991]-6.75;2)" office:value-type="float" office:value="0.00730161429877631" calcext:value-type="float">
            <text:p>0.0073016143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56044" calcext:value-type="float">
            <text:p>6.56044</text:p>
          </table:table-cell>
          <table:table-cell office:value-type="float" office:value="6.6650929946" calcext:value-type="float">
            <text:p>6.6650929946</text:p>
          </table:table-cell>
          <table:table-cell table:formula="of:=POWER([.C1992]-6.75;2)" office:value-type="float" office:value="0.0072091995659956" calcext:value-type="float">
            <text:p>0.0072091996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557684" calcext:value-type="float">
            <text:p>6.557684</text:p>
          </table:table-cell>
          <table:table-cell office:value-type="float" office:value="6.665628664" calcext:value-type="float">
            <text:p>6.665628664</text:p>
          </table:table-cell>
          <table:table-cell table:formula="of:=POWER([.C1993]-6.75;2)" office:value-type="float" office:value="0.00711852233842494" calcext:value-type="float">
            <text:p>0.0071185223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552979" calcext:value-type="float">
            <text:p>6.552979</text:p>
          </table:table-cell>
          <table:table-cell office:value-type="float" office:value="6.6661584892" calcext:value-type="float">
            <text:p>6.6661584892</text:p>
          </table:table-cell>
          <table:table-cell table:formula="of:=POWER([.C1994]-6.75;2)" office:value-type="float" office:value="0.00702939893322654" calcext:value-type="float">
            <text:p>0.0070293989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546201" calcext:value-type="float">
            <text:p>6.546201</text:p>
          </table:table-cell>
          <table:table-cell office:value-type="float" office:value="6.6666840887" calcext:value-type="float">
            <text:p>6.6666840887</text:p>
          </table:table-cell>
          <table:table-cell table:formula="of:=POWER([.C1995]-6.75;2)" office:value-type="float" office:value="0.00694154107574942" calcext:value-type="float">
            <text:p>0.0069415411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537286" calcext:value-type="float">
            <text:p>6.537286</text:p>
          </table:table-cell>
          <table:table-cell office:value-type="float" office:value="6.6672077231" calcext:value-type="float">
            <text:p>6.6672077231</text:p>
          </table:table-cell>
          <table:table-cell table:formula="of:=POWER([.C1996]-6.75;2)" office:value-type="float" office:value="0.00685456111428631" calcext:value-type="float">
            <text:p>0.0068545611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526238" calcext:value-type="float">
            <text:p>6.526238</text:p>
          </table:table-cell>
          <table:table-cell office:value-type="float" office:value="6.6677322661" calcext:value-type="float">
            <text:p>6.6677322661</text:p>
          </table:table-cell>
          <table:table-cell table:formula="of:=POWER([.C1997]-6.75;2)" office:value-type="float" office:value="0.00676798004104124" calcext:value-type="float">
            <text:p>0.00676798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513129" calcext:value-type="float">
            <text:p>6.513129</text:p>
          </table:table-cell>
          <table:table-cell office:value-type="float" office:value="6.668261121" calcext:value-type="float">
            <text:p>6.668261121</text:p>
          </table:table-cell>
          <table:table-cell table:formula="of:=POWER([.C1998]-6.75;2)" office:value-type="float" office:value="0.00668124434017657" calcext:value-type="float">
            <text:p>0.006681244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498109" calcext:value-type="float">
            <text:p>6.498109</text:p>
          </table:table-cell>
          <table:table-cell office:value-type="float" office:value="6.6687981398" calcext:value-type="float">
            <text:p>6.6687981398</text:p>
          </table:table-cell>
          <table:table-cell table:formula="of:=POWER([.C1999]-6.75;2)" office:value-type="float" office:value="0.00659374209994038" calcext:value-type="float">
            <text:p>0.006593742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.481399" calcext:value-type="float">
            <text:p>6.481399</text:p>
          </table:table-cell>
          <table:table-cell office:value-type="float" office:value="6.6693474677" calcext:value-type="float">
            <text:p>6.6693474677</text:p>
          </table:table-cell>
          <table:table-cell table:formula="of:=POWER([.C2000]-6.75;2)" office:value-type="float" office:value="0.00650483096640258" calcext:value-type="float">
            <text:p>0.00650483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63293" calcext:value-type="float">
            <text:p>6.463293</text:p>
          </table:table-cell>
          <table:table-cell office:value-type="float" office:value="6.6699133898" calcext:value-type="float">
            <text:p>6.6699133898</text:p>
          </table:table-cell>
          <table:table-cell table:formula="of:=POWER([.C2001]-6.75;2)" office:value-type="float" office:value="0.00641386513332681" calcext:value-type="float">
            <text:p>0.0064138651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.444151" calcext:value-type="float">
            <text:p>6.444151</text:p>
          </table:table-cell>
          <table:table-cell office:value-type="float" office:value="6.6705001317" calcext:value-type="float">
            <text:p>6.6705001317</text:p>
          </table:table-cell>
          <table:table-cell table:formula="of:=POWER([.C2002]-6.75;2)" office:value-type="float" office:value="0.00632022905971736" calcext:value-type="float">
            <text:p>0.0063202291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424394" calcext:value-type="float">
            <text:p>6.424394</text:p>
          </table:table-cell>
          <table:table-cell office:value-type="float" office:value="6.6711116532" calcext:value-type="float">
            <text:p>6.6711116532</text:p>
          </table:table-cell>
          <table:table-cell table:formula="of:=POWER([.C2003]-6.75;2)" office:value-type="float" office:value="0.00622337126083712" calcext:value-type="float">
            <text:p>0.0062233713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.404489" calcext:value-type="float">
            <text:p>6.404489</text:p>
          </table:table-cell>
          <table:table-cell office:value-type="float" office:value="6.6717514167" calcext:value-type="float">
            <text:p>6.6717514167</text:p>
          </table:table-cell>
          <table:table-cell table:formula="of:=POWER([.C2004]-6.75;2)" office:value-type="float" office:value="0.006122840788457" calcext:value-type="float">
            <text:p>0.0061228408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.384943" calcext:value-type="float">
            <text:p>6.384943</text:p>
          </table:table-cell>
          <table:table-cell office:value-type="float" office:value="6.672422164" calcext:value-type="float">
            <text:p>6.672422164</text:p>
          </table:table-cell>
          <table:table-cell table:formula="of:=POWER([.C2005]-6.75;2)" office:value-type="float" office:value="0.00601832063844285" calcext:value-type="float">
            <text:p>0.0060183206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.366283" calcext:value-type="float">
            <text:p>6.366283</text:p>
          </table:table-cell>
          <table:table-cell office:value-type="float" office:value="6.6731256855" calcext:value-type="float">
            <text:p>6.6731256855</text:p>
          </table:table-cell>
          <table:table-cell table:formula="of:=POWER([.C2006]-6.75;2)" office:value-type="float" office:value="0.00590966022984483" calcext:value-type="float">
            <text:p>0.0059096602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.349037" calcext:value-type="float">
            <text:p>6.349037</text:p>
          </table:table-cell>
          <table:table-cell office:value-type="float" office:value="6.6738626317" calcext:value-type="float">
            <text:p>6.6738626317</text:p>
          </table:table-cell>
          <table:table-cell table:formula="of:=POWER([.C2007]-6.75;2)" office:value-type="float" office:value="0.00579689885164977" calcext:value-type="float">
            <text:p>0.0057968989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.333718" calcext:value-type="float">
            <text:p>6.333718</text:p>
          </table:table-cell>
          <table:table-cell office:value-type="float" office:value="6.6746323468" calcext:value-type="float">
            <text:p>6.6746323468</text:p>
          </table:table-cell>
          <table:table-cell table:formula="of:=POWER([.C2008]-6.75;2)" office:value-type="float" office:value="0.00568028314887544" calcext:value-type="float">
            <text:p>0.005680283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.320801" calcext:value-type="float">
            <text:p>6.320801</text:p>
          </table:table-cell>
          <table:table-cell office:value-type="float" office:value="6.6754327608" calcext:value-type="float">
            <text:p>6.6754327608</text:p>
          </table:table-cell>
          <table:table-cell table:formula="of:=POWER([.C2009]-6.75;2)" office:value-type="float" office:value="0.00556027316191006" calcext:value-type="float">
            <text:p>0.005560273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.310699" calcext:value-type="float">
            <text:p>6.310699</text:p>
          </table:table-cell>
          <table:table-cell office:value-type="float" office:value="6.676260336" calcext:value-type="float">
            <text:p>6.676260336</text:p>
          </table:table-cell>
          <table:table-cell table:formula="of:=POWER([.C2010]-6.75;2)" office:value-type="float" office:value="0.00543753804683284" calcext:value-type="float">
            <text:p>0.005437538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.303747" calcext:value-type="float">
            <text:p>6.303747</text:p>
          </table:table-cell>
          <table:table-cell office:value-type="float" office:value="6.6771100995" calcext:value-type="float">
            <text:p>6.6771100995</text:p>
          </table:table-cell>
          <table:table-cell table:formula="of:=POWER([.C2011]-6.75;2)" office:value-type="float" office:value="0.00531293759489988" calcext:value-type="float">
            <text:p>0.005312937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.300176" calcext:value-type="float">
            <text:p>6.300176</text:p>
          </table:table-cell>
          <table:table-cell office:value-type="float" office:value="6.6779757339" calcext:value-type="float">
            <text:p>6.6779757339</text:p>
          </table:table-cell>
          <table:table-cell table:formula="of:=POWER([.C2012]-6.75;2)" office:value-type="float" office:value="0.00518749490724356" calcext:value-type="float">
            <text:p>0.0051874949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.300102" calcext:value-type="float">
            <text:p>6.300102</text:p>
          </table:table-cell>
          <table:table-cell office:value-type="float" office:value="6.6788497796" calcext:value-type="float">
            <text:p>6.6788497796</text:p>
          </table:table-cell>
          <table:table-cell table:formula="of:=POWER([.C2013]-6.75;2)" office:value-type="float" office:value="0.00506235386296856" calcext:value-type="float">
            <text:p>0.0050623539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.30351" calcext:value-type="float">
            <text:p>6.30351</text:p>
          </table:table-cell>
          <table:table-cell office:value-type="float" office:value="6.6797238925" calcext:value-type="float">
            <text:p>6.6797238925</text:p>
          </table:table-cell>
          <table:table-cell table:formula="of:=POWER([.C2014]-6.75;2)" office:value-type="float" office:value="0.00493873128535153" calcext:value-type="float">
            <text:p>0.004938731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310249" calcext:value-type="float">
            <text:p>6.310249</text:p>
          </table:table-cell>
          <table:table-cell office:value-type="float" office:value="6.6805891801" calcext:value-type="float">
            <text:p>6.6805891801</text:p>
          </table:table-cell>
          <table:table-cell table:formula="of:=POWER([.C2015]-6.75;2)" office:value-type="float" office:value="0.00481786191919022" calcext:value-type="float">
            <text:p>0.0048178619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320029" calcext:value-type="float">
            <text:p>6.320029</text:p>
          </table:table-cell>
          <table:table-cell office:value-type="float" office:value="6.6814365995" calcext:value-type="float">
            <text:p>6.6814365995</text:p>
          </table:table-cell>
          <table:table-cell table:formula="of:=POWER([.C2016]-6.75;2)" office:value-type="float" office:value="0.00470093988812346" calcext:value-type="float">
            <text:p>0.0047009399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.332429" calcext:value-type="float">
            <text:p>6.332429</text:p>
          </table:table-cell>
          <table:table-cell office:value-type="float" office:value="6.6822573844" calcext:value-type="float">
            <text:p>6.6822573844</text:p>
          </table:table-cell>
          <table:table-cell table:formula="of:=POWER([.C2017]-6.75;2)" office:value-type="float" office:value="0.0045890619683294" calcext:value-type="float">
            <text:p>0.004589062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.346907" calcext:value-type="float">
            <text:p>6.346907</text:p>
          </table:table-cell>
          <table:table-cell office:value-type="float" office:value="6.6830434973" calcext:value-type="float">
            <text:p>6.6830434973</text:p>
          </table:table-cell>
          <table:table-cell table:formula="of:=POWER([.C2018]-6.75;2)" office:value-type="float" office:value="0.00448317325381512" calcext:value-type="float">
            <text:p>0.0044831733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.36282" calcext:value-type="float">
            <text:p>6.36282</text:p>
          </table:table-cell>
          <table:table-cell office:value-type="float" office:value="6.6837880726" calcext:value-type="float">
            <text:p>6.6837880726</text:p>
          </table:table-cell>
          <table:table-cell table:formula="of:=POWER([.C2019]-6.75;2)" office:value-type="float" office:value="0.0043840193300228" calcext:value-type="float">
            <text:p>0.0043840193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.379445" calcext:value-type="float">
            <text:p>6.379445</text:p>
          </table:table-cell>
          <table:table-cell office:value-type="float" office:value="6.6844858333" calcext:value-type="float">
            <text:p>6.6844858333</text:p>
          </table:table-cell>
          <table:table-cell table:formula="of:=POWER([.C2020]-6.75;2)" office:value-type="float" office:value="0.00429210603839537" calcext:value-type="float">
            <text:p>0.004292106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.396012" calcext:value-type="float">
            <text:p>6.396012</text:p>
          </table:table-cell>
          <table:table-cell office:value-type="float" office:value="6.6851334516" calcext:value-type="float">
            <text:p>6.6851334516</text:p>
          </table:table-cell>
          <table:table-cell table:formula="of:=POWER([.C2021]-6.75;2)" office:value-type="float" office:value="0.00420766910132948" calcext:value-type="float">
            <text:p>0.0042076691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.411734" calcext:value-type="float">
            <text:p>6.411734</text:p>
          </table:table-cell>
          <table:table-cell office:value-type="float" office:value="6.685729828" calcext:value-type="float">
            <text:p>6.685729828</text:p>
          </table:table-cell>
          <table:table-cell table:formula="of:=POWER([.C2022]-6.75;2)" office:value-type="float" office:value="0.00413065500890954" calcext:value-type="float">
            <text:p>0.004130655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.42584" calcext:value-type="float">
            <text:p>6.42584</text:p>
          </table:table-cell>
          <table:table-cell office:value-type="float" office:value="6.6862762849" calcext:value-type="float">
            <text:p>6.6862762849</text:p>
          </table:table-cell>
          <table:table-cell table:formula="of:=POWER([.C2023]-6.75;2)" office:value-type="float" office:value="0.00406071186614598" calcext:value-type="float">
            <text:p>0.0040607119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.437615" calcext:value-type="float">
            <text:p>6.437615</text:p>
          </table:table-cell>
          <table:table-cell office:value-type="float" office:value="6.6867766478" calcext:value-type="float">
            <text:p>6.6867766478</text:p>
          </table:table-cell>
          <table:table-cell table:formula="of:=POWER([.C2024]-6.75;2)" office:value-type="float" office:value="0.0039971922634052" calcext:value-type="float">
            <text:p>0.0039971923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.446433" calcext:value-type="float">
            <text:p>6.446433</text:p>
          </table:table-cell>
          <table:table-cell office:value-type="float" office:value="6.6872371935" calcext:value-type="float">
            <text:p>6.6872371935</text:p>
          </table:table-cell>
          <table:table-cell table:formula="of:=POWER([.C2025]-6.75;2)" office:value-type="float" office:value="0.00393916987975648" calcext:value-type="float">
            <text:p>0.0039391699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.451791" calcext:value-type="float">
            <text:p>6.451791</text:p>
          </table:table-cell>
          <table:table-cell office:value-type="float" office:value="6.6876664839" calcext:value-type="float">
            <text:p>6.6876664839</text:p>
          </table:table-cell>
          <table:table-cell table:formula="of:=POWER([.C2026]-6.75;2)" office:value-type="float" office:value="0.00388546722938894" calcext:value-type="float">
            <text:p>0.0038854672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.453351" calcext:value-type="float">
            <text:p>6.453351</text:p>
          </table:table-cell>
          <table:table-cell office:value-type="float" office:value="6.6880750645" calcext:value-type="float">
            <text:p>6.6880750645</text:p>
          </table:table-cell>
          <table:table-cell table:formula="of:=POWER([.C2027]-6.75;2)" office:value-type="float" office:value="0.00383469763667921" calcext:value-type="float">
            <text:p>0.0038346976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6.450961" calcext:value-type="float">
            <text:p>6.450961</text:p>
          </table:table-cell>
          <table:table-cell office:value-type="float" office:value="6.6884750054" calcext:value-type="float">
            <text:p>6.6884750054</text:p>
          </table:table-cell>
          <table:table-cell table:formula="of:=POWER([.C2028]-6.75;2)" office:value-type="float" office:value="0.00378532496053004" calcext:value-type="float">
            <text:p>0.003785325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6.444694" calcext:value-type="float">
            <text:p>6.444694</text:p>
          </table:table-cell>
          <table:table-cell office:value-type="float" office:value="6.6888793522" calcext:value-type="float">
            <text:p>6.6888793522</text:p>
          </table:table-cell>
          <table:table-cell table:formula="of:=POWER([.C2029]-6.75;2)" office:value-type="float" office:value="0.00373573358749166" calcext:value-type="float">
            <text:p>0.0037357336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.434872" calcext:value-type="float">
            <text:p>6.434872</text:p>
          </table:table-cell>
          <table:table-cell office:value-type="float" office:value="6.6893014247" calcext:value-type="float">
            <text:p>6.6893014247</text:p>
          </table:table-cell>
          <table:table-cell table:formula="of:=POWER([.C2030]-6.75;2)" office:value-type="float" office:value="0.00368431704344977" calcext:value-type="float">
            <text:p>0.003684317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.422087" calcext:value-type="float">
            <text:p>6.422087</text:p>
          </table:table-cell>
          <table:table-cell office:value-type="float" office:value="6.6897540242" calcext:value-type="float">
            <text:p>6.6897540242</text:p>
          </table:table-cell>
          <table:table-cell table:formula="of:=POWER([.C2031]-6.75;2)" office:value-type="float" office:value="0.00362957760009419" calcext:value-type="float">
            <text:p>0.0036295776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.407229" calcext:value-type="float">
            <text:p>6.407229</text:p>
          </table:table-cell>
          <table:table-cell office:value-type="float" office:value="6.6902485376" calcext:value-type="float">
            <text:p>6.6902485376</text:p>
          </table:table-cell>
          <table:table-cell table:formula="of:=POWER([.C2032]-6.75;2)" office:value-type="float" office:value="0.00357023725893856" calcext:value-type="float">
            <text:p>0.0035702373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.3915" calcext:value-type="float">
            <text:p>6.3915</text:p>
          </table:table-cell>
          <table:table-cell office:value-type="float" office:value="6.6907939677" calcext:value-type="float">
            <text:p>6.6907939677</text:p>
          </table:table-cell>
          <table:table-cell table:formula="of:=POWER([.C2033]-6.75;2)" office:value-type="float" office:value="0.0035053542607086" calcext:value-type="float">
            <text:p>0.0035053543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.376436" calcext:value-type="float">
            <text:p>6.376436</text:p>
          </table:table-cell>
          <table:table-cell office:value-type="float" office:value="6.6913958925" calcext:value-type="float">
            <text:p>6.6913958925</text:p>
          </table:table-cell>
          <table:table-cell table:formula="of:=POWER([.C2034]-6.75;2)" office:value-type="float" office:value="0.00343444141587154" calcext:value-type="float">
            <text:p>0.0034344414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.363927" calcext:value-type="float">
            <text:p>6.363927</text:p>
          </table:table-cell>
          <table:table-cell office:value-type="float" office:value="6.6920553763" calcext:value-type="float">
            <text:p>6.6920553763</text:p>
          </table:table-cell>
          <table:table-cell table:formula="of:=POWER([.C2035]-6.75;2)" office:value-type="float" office:value="0.00335757941573461" calcext:value-type="float">
            <text:p>0.0033575794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.356242" calcext:value-type="float">
            <text:p>6.356242</text:p>
          </table:table-cell>
          <table:table-cell office:value-type="float" office:value="6.6927678306" calcext:value-type="float">
            <text:p>6.6927678306</text:p>
          </table:table-cell>
          <table:table-cell table:formula="of:=POWER([.C2036]-6.75;2)" office:value-type="float" office:value="0.00327552121423027" calcext:value-type="float">
            <text:p>0.0032755212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6.356073" calcext:value-type="float">
            <text:p>6.356073</text:p>
          </table:table-cell>
          <table:table-cell office:value-type="float" office:value="6.693521828" calcext:value-type="float">
            <text:p>6.693521828</text:p>
          </table:table-cell>
          <table:table-cell table:formula="of:=POWER([.C2037]-6.75;2)" office:value-type="float" office:value="0.00318978391246161" calcext:value-type="float">
            <text:p>0.0031897839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6.366604" calcext:value-type="float">
            <text:p>6.366604</text:p>
          </table:table-cell>
          <table:table-cell office:value-type="float" office:value="6.6942978226" calcext:value-type="float">
            <text:p>6.6942978226</text:p>
          </table:table-cell>
          <table:table-cell table:formula="of:=POWER([.C2038]-6.75;2)" office:value-type="float" office:value="0.00310273256710104" calcext:value-type="float">
            <text:p>0.0031027326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.391645" calcext:value-type="float">
            <text:p>6.391645</text:p>
          </table:table-cell>
          <table:table-cell office:value-type="float" office:value="6.6950667124" calcext:value-type="float">
            <text:p>6.6950667124</text:p>
          </table:table-cell>
          <table:table-cell table:formula="of:=POWER([.C2039]-6.75;2)" office:value-type="float" office:value="0.00301766608654431" calcext:value-type="float">
            <text:p>0.0030176661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6.435877" calcext:value-type="float">
            <text:p>6.435877</text:p>
          </table:table-cell>
          <table:table-cell office:value-type="float" office:value="6.695788086" calcext:value-type="float">
            <text:p>6.695788086</text:p>
          </table:table-cell>
          <table:table-cell table:formula="of:=POWER([.C2040]-6.75;2)" office:value-type="float" office:value="0.00293893161954336" calcext:value-type="float">
            <text:p>0.0029389316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.505318" calcext:value-type="float">
            <text:p>6.505318</text:p>
          </table:table-cell>
          <table:table-cell office:value-type="float" office:value="6.6964078387" calcext:value-type="float">
            <text:p>6.6964078387</text:p>
          </table:table-cell>
          <table:table-cell table:formula="of:=POWER([.C2041]-6.75;2)" office:value-type="float" office:value="0.00287211975280523" calcext:value-type="float">
            <text:p>0.0028721198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6.608228" calcext:value-type="float">
            <text:p>6.608228</text:p>
          </table:table-cell>
          <table:table-cell office:value-type="float" office:value="6.6968545833" calcext:value-type="float">
            <text:p>6.6968545833</text:p>
          </table:table-cell>
          <table:table-cell table:formula="of:=POWER([.C2042]-6.75;2)" office:value-type="float" office:value="0.0028244353162166" calcext:value-type="float">
            <text:p>0.0028244353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6.756944" calcext:value-type="float">
            <text:p>6.756944</text:p>
          </table:table-cell>
          <table:table-cell office:value-type="float" office:value="6.6970336613" calcext:value-type="float">
            <text:p>6.6970336613</text:p>
          </table:table-cell>
          <table:table-cell table:formula="of:=POWER([.C2043]-6.75;2)" office:value-type="float" office:value="0.00280543303528313" calcext:value-type="float">
            <text:p>0.002805433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6.97187" calcext:value-type="float">
            <text:p>6.97187</text:p>
          </table:table-cell>
          <table:table-cell office:value-type="float" office:value="6.6968162608" calcext:value-type="float">
            <text:p>6.6968162608</text:p>
          </table:table-cell>
          <table:table-cell table:formula="of:=POWER([.C2044]-6.75;2)" office:value-type="float" office:value="0.00282851011529358" calcext:value-type="float">
            <text:p>0.0028285101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7.291102" calcext:value-type="float">
            <text:p>7.291102</text:p>
          </table:table-cell>
          <table:table-cell office:value-type="float" office:value="6.696017828" calcext:value-type="float">
            <text:p>6.696017828</text:p>
          </table:table-cell>
          <table:table-cell table:formula="of:=POWER([.C2045]-6.75;2)" office:value-type="float" office:value="0.00291407489383754" calcext:value-type="float">
            <text:p>0.0029140749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7.797726" calcext:value-type="float">
            <text:p>7.797726</text:p>
          </table:table-cell>
          <table:table-cell office:value-type="float" office:value="6.6943506559" calcext:value-type="float">
            <text:p>6.6943506559</text:p>
          </table:table-cell>
          <table:table-cell table:formula="of:=POWER([.C2046]-6.75;2)" office:value-type="float" office:value="0.00309684949876019" calcext:value-type="float">
            <text:p>0.0030968495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8.72008" calcext:value-type="float">
            <text:p>8.72008</text:p>
          </table:table-cell>
          <table:table-cell office:value-type="float" office:value="6.6913030833" calcext:value-type="float">
            <text:p>6.6913030833</text:p>
          </table:table-cell>
          <table:table-cell table:formula="of:=POWER([.C2047]-6.75;2)" office:value-type="float" office:value="0.00344532803008671" calcext:value-type="float">
            <text:p>0.003445328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.039913" calcext:value-type="float">
            <text:p>11.039913</text:p>
          </table:table-cell>
          <table:table-cell office:value-type="float" office:value="6.6857492258" calcext:value-type="float">
            <text:p>6.6857492258</text:p>
          </table:table-cell>
          <table:table-cell table:formula="of:=POWER([.C2048]-6.75;2)" office:value-type="float" office:value="0.00412816198529933" calcext:value-type="float">
            <text:p>0.00412816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.039913" calcext:value-type="float">
            <text:p>11.039913</text:p>
          </table:table-cell>
          <table:table-cell office:value-type="float" office:value="6.6739238548" calcext:value-type="float">
            <text:p>6.6739238548</text:p>
          </table:table-cell>
          <table:table-cell table:formula="of:=POWER([.C2049]-6.75;2)" office:value-type="float" office:value="0.00578757986849149" calcext:value-type="float">
            <text:p>0.0057875799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1.039913" calcext:value-type="float">
            <text:p>11.039913</text:p>
          </table:table-cell>
          <table:table-cell office:value-type="float" office:value="6.6620544973" calcext:value-type="float">
            <text:p>6.6620544973</text:p>
          </table:table-cell>
          <table:table-cell table:formula="of:=POWER([.C2050]-6.75;2)" office:value-type="float" office:value="0.00773441144515575" calcext:value-type="float">
            <text:p>0.0077344114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1.039913" calcext:value-type="float">
            <text:p>11.039913</text:p>
          </table:table-cell>
          <table:table-cell office:value-type="float" office:value="6.6501327608" calcext:value-type="float">
            <text:p>6.6501327608</text:p>
          </table:table-cell>
          <table:table-cell table:formula="of:=POWER([.C2051]-6.75;2)" office:value-type="float" office:value="0.00997346546543001" calcext:value-type="float">
            <text:p>0.0099734655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.64079" calcext:value-type="float">
            <text:p>2.64079</text:p>
          </table:table-cell>
          <table:table-cell office:value-type="float" office:value="6.6381506667" calcext:value-type="float">
            <text:p>6.6381506667</text:p>
          </table:table-cell>
          <table:table-cell table:formula="of:=POWER([.C2052]-6.75;2)" office:value-type="float" office:value="0.0125102733596546" calcext:value-type="float">
            <text:p>0.0125102734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3.87934" calcext:value-type="float">
            <text:p>3.87934</text:p>
          </table:table-cell>
          <table:table-cell office:value-type="float" office:value="6.6486791667" calcext:value-type="float">
            <text:p>6.6486791667</text:p>
          </table:table-cell>
          <table:table-cell table:formula="of:=POWER([.C2053]-6.75;2)" office:value-type="float" office:value="0.0102659112606064" calcext:value-type="float">
            <text:p>0.0102659113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4.507219" calcext:value-type="float">
            <text:p>4.507219</text:p>
          </table:table-cell>
          <table:table-cell office:value-type="float" office:value="6.6558040699" calcext:value-type="float">
            <text:p>6.6558040699</text:p>
          </table:table-cell>
          <table:table-cell table:formula="of:=POWER([.C2054]-6.75;2)" office:value-type="float" office:value="0.00887287324740403" calcext:value-type="float">
            <text:p>0.0088728732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.915327" calcext:value-type="float">
            <text:p>4.915327</text:p>
          </table:table-cell>
          <table:table-cell office:value-type="float" office:value="6.6611615914" calcext:value-type="float">
            <text:p>6.6611615914</text:p>
          </table:table-cell>
          <table:table-cell table:formula="of:=POWER([.C2055]-6.75;2)" office:value-type="float" office:value="0.00789226284258056" calcext:value-type="float">
            <text:p>0.0078922628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5.212726" calcext:value-type="float">
            <text:p>5.212726</text:p>
          </table:table-cell>
          <table:table-cell office:value-type="float" office:value="6.665338457" calcext:value-type="float">
            <text:p>6.665338457</text:p>
          </table:table-cell>
          <table:table-cell table:formula="of:=POWER([.C2056]-6.75;2)" office:value-type="float" office:value="0.00716757686314088" calcext:value-type="float">
            <text:p>0.0071675769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5.443958" calcext:value-type="float">
            <text:p>5.443958</text:p>
          </table:table-cell>
          <table:table-cell office:value-type="float" office:value="6.6686297419" calcext:value-type="float">
            <text:p>6.6686297419</text:p>
          </table:table-cell>
          <table:table-cell table:formula="of:=POWER([.C2057]-6.75;2)" office:value-type="float" office:value="0.00662111890326058" calcext:value-type="float">
            <text:p>0.0066211189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5.630739" calcext:value-type="float">
            <text:p>5.630739</text:p>
          </table:table-cell>
          <table:table-cell office:value-type="float" office:value="6.6712124919" calcext:value-type="float">
            <text:p>6.6712124919</text:p>
          </table:table-cell>
          <table:table-cell table:formula="of:=POWER([.C2058]-6.75;2)" office:value-type="float" office:value="0.0062074714326075" calcext:value-type="float">
            <text:p>0.0062074714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5.784919" calcext:value-type="float">
            <text:p>5.784919</text:p>
          </table:table-cell>
          <table:table-cell office:value-type="float" office:value="6.6732072608" calcext:value-type="float">
            <text:p>6.6732072608</text:p>
          </table:table-cell>
          <table:table-cell table:formula="of:=POWER([.C2059]-6.75;2)" office:value-type="float" office:value="0.00589712479383923" calcext:value-type="float">
            <text:p>0.0058971248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5.913546" calcext:value-type="float">
            <text:p>5.913546</text:p>
          </table:table-cell>
          <table:table-cell office:value-type="float" office:value="6.67470475" calcext:value-type="float">
            <text:p>6.67470475</text:p>
          </table:table-cell>
          <table:table-cell table:formula="of:=POWER([.C2060]-6.75;2)" office:value-type="float" office:value="0.00566937467256249" calcext:value-type="float">
            <text:p>0.0056693747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.021154" calcext:value-type="float">
            <text:p>6.021154</text:p>
          </table:table-cell>
          <table:table-cell office:value-type="float" office:value="6.6757787957" calcext:value-type="float">
            <text:p>6.6757787957</text:p>
          </table:table-cell>
          <table:table-cell table:formula="of:=POWER([.C2061]-6.75;2)" office:value-type="float" office:value="0.00550878716774229" calcext:value-type="float">
            <text:p>0.0055087872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6.110907" calcext:value-type="float">
            <text:p>6.110907</text:p>
          </table:table-cell>
          <table:table-cell office:value-type="float" office:value="6.6764931559" calcext:value-type="float">
            <text:p>6.6764931559</text:p>
          </table:table-cell>
          <table:table-cell table:formula="of:=POWER([.C2062]-6.75;2)" office:value-type="float" office:value="0.00540325612954167" calcext:value-type="float">
            <text:p>0.0054032561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6.185199" calcext:value-type="float">
            <text:p>6.185199</text:p>
          </table:table-cell>
          <table:table-cell office:value-type="float" office:value="6.6769051478" calcext:value-type="float">
            <text:p>6.6769051478</text:p>
          </table:table-cell>
          <table:table-cell table:formula="of:=POWER([.C2063]-6.75;2)" office:value-type="float" office:value="0.0053428574181398" calcext:value-type="float">
            <text:p>0.0053428574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.245999" calcext:value-type="float">
            <text:p>6.245999</text:p>
          </table:table-cell>
          <table:table-cell office:value-type="float" office:value="6.6770675968" calcext:value-type="float">
            <text:p>6.6770675968</text:p>
          </table:table-cell>
          <table:table-cell table:formula="of:=POWER([.C2064]-6.75;2)" office:value-type="float" office:value="0.00531913543652741" calcext:value-type="float">
            <text:p>0.0053191354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6.295036" calcext:value-type="float">
            <text:p>6.295036</text:p>
          </table:table-cell>
          <table:table-cell office:value-type="float" office:value="6.6770297957" calcext:value-type="float">
            <text:p>6.6770297957</text:p>
          </table:table-cell>
          <table:table-cell table:formula="of:=POWER([.C2065]-6.75;2)" office:value-type="float" office:value="0.00532465071558371" calcext:value-type="float">
            <text:p>0.0053246507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6.333903" calcext:value-type="float">
            <text:p>6.333903</text:p>
          </table:table-cell>
          <table:table-cell office:value-type="float" office:value="6.676837871" calcext:value-type="float">
            <text:p>6.676837871</text:p>
          </table:table-cell>
          <table:table-cell table:formula="of:=POWER([.C2066]-6.75;2)" office:value-type="float" office:value="0.00535269711981264" calcext:value-type="float">
            <text:p>0.0053526971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.364113" calcext:value-type="float">
            <text:p>6.364113</text:p>
          </table:table-cell>
          <table:table-cell office:value-type="float" office:value="6.6765348065" calcext:value-type="float">
            <text:p>6.6765348065</text:p>
          </table:table-cell>
          <table:table-cell table:formula="of:=POWER([.C2067]-6.75;2)" office:value-type="float" office:value="0.0053971346559924" calcext:value-type="float">
            <text:p>0.0053971347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6.387116" calcext:value-type="float">
            <text:p>6.387116</text:p>
          </table:table-cell>
          <table:table-cell office:value-type="float" office:value="6.6761602581" calcext:value-type="float">
            <text:p>6.6761602581</text:p>
          </table:table-cell>
          <table:table-cell table:formula="of:=POWER([.C2068]-6.75;2)" office:value-type="float" office:value="0.00545230748385856" calcext:value-type="float">
            <text:p>0.0054523075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.404297" calcext:value-type="float">
            <text:p>6.404297</text:p>
          </table:table-cell>
          <table:table-cell office:value-type="float" office:value="6.6757502634" calcext:value-type="float">
            <text:p>6.6757502634</text:p>
          </table:table-cell>
          <table:table-cell table:formula="of:=POWER([.C2069]-6.75;2)" office:value-type="float" office:value="0.00551302338516933" calcext:value-type="float">
            <text:p>0.0055130234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6.416967" calcext:value-type="float">
            <text:p>6.416967</text:p>
          </table:table-cell>
          <table:table-cell office:value-type="float" office:value="6.6753369462" calcext:value-type="float">
            <text:p>6.6753369462</text:p>
          </table:table-cell>
          <table:table-cell table:formula="of:=POWER([.C2070]-6.75;2)" office:value-type="float" office:value="0.00557457160274172" calcext:value-type="float">
            <text:p>0.0055745716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.426338" calcext:value-type="float">
            <text:p>6.426338</text:p>
          </table:table-cell>
          <table:table-cell office:value-type="float" office:value="6.6749482231" calcext:value-type="float">
            <text:p>6.6749482231</text:p>
          </table:table-cell>
          <table:table-cell table:formula="of:=POWER([.C2071]-6.75;2)" office:value-type="float" office:value="0.00563276921584732" calcext:value-type="float">
            <text:p>0.0056327692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6.433498" calcext:value-type="float">
            <text:p>6.433498</text:p>
          </table:table-cell>
          <table:table-cell office:value-type="float" office:value="6.6746076075" calcext:value-type="float">
            <text:p>6.6746076075</text:p>
          </table:table-cell>
          <table:table-cell table:formula="of:=POWER([.C2072]-6.75;2)" office:value-type="float" office:value="0.00568401284687398" calcext:value-type="float">
            <text:p>0.0056840128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6.439393" calcext:value-type="float">
            <text:p>6.439393</text:p>
          </table:table-cell>
          <table:table-cell office:value-type="float" office:value="6.6743341129" calcext:value-type="float">
            <text:p>6.6743341129</text:p>
          </table:table-cell>
          <table:table-cell table:formula="of:=POWER([.C2073]-6.75;2)" office:value-type="float" office:value="0.00572532647062988" calcext:value-type="float">
            <text:p>0.0057253265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.444807" calcext:value-type="float">
            <text:p>6.444807</text:p>
          </table:table-cell>
          <table:table-cell office:value-type="float" office:value="6.6741422715" calcext:value-type="float">
            <text:p>6.6741422715</text:p>
          </table:table-cell>
          <table:table-cell table:formula="of:=POWER([.C2074]-6.75;2)" office:value-type="float" office:value="0.0057543949731797" calcext:value-type="float">
            <text:p>0.005754395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.450347" calcext:value-type="float">
            <text:p>6.450347</text:p>
          </table:table-cell>
          <table:table-cell office:value-type="float" office:value="6.6740422661" calcext:value-type="float">
            <text:p>6.6740422661</text:p>
          </table:table-cell>
          <table:table-cell table:formula="of:=POWER([.C2075]-6.75;2)" office:value-type="float" office:value="0.00576957733922323" calcext:value-type="float">
            <text:p>0.0057695773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6.456441" calcext:value-type="float">
            <text:p>6.456441</text:p>
          </table:table-cell>
          <table:table-cell office:value-type="float" office:value="6.6740401962" calcext:value-type="float">
            <text:p>6.6740401962</text:p>
          </table:table-cell>
          <table:table-cell table:formula="of:=POWER([.C2076]-6.75;2)" office:value-type="float" office:value="0.00576989179333449" calcext:value-type="float">
            <text:p>0.0057698918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6.463343" calcext:value-type="float">
            <text:p>6.463343</text:p>
          </table:table-cell>
          <table:table-cell office:value-type="float" office:value="6.6741384247" calcext:value-type="float">
            <text:p>6.6741384247</text:p>
          </table:table-cell>
          <table:table-cell table:formula="of:=POWER([.C2077]-6.75;2)" office:value-type="float" office:value="0.00575497860699761" calcext:value-type="float">
            <text:p>0.0057549786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6.471144" calcext:value-type="float">
            <text:p>6.471144</text:p>
          </table:table-cell>
          <table:table-cell office:value-type="float" office:value="6.6743360081" calcext:value-type="float">
            <text:p>6.6743360081</text:p>
          </table:table-cell>
          <table:table-cell table:formula="of:=POWER([.C2078]-6.75;2)" office:value-type="float" office:value="0.00572503967024326" calcext:value-type="float">
            <text:p>0.0057250397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6.479794" calcext:value-type="float">
            <text:p>6.479794</text:p>
          </table:table-cell>
          <table:table-cell office:value-type="float" office:value="6.6746291586" calcext:value-type="float">
            <text:p>6.6746291586</text:p>
          </table:table-cell>
          <table:table-cell table:formula="of:=POWER([.C2079]-6.75;2)" office:value-type="float" office:value="0.00568076373334393" calcext:value-type="float">
            <text:p>0.0056807637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6.489126" calcext:value-type="float">
            <text:p>6.489126</text:p>
          </table:table-cell>
          <table:table-cell office:value-type="float" office:value="6.6750117258" calcext:value-type="float">
            <text:p>6.6750117258</text:p>
          </table:table-cell>
          <table:table-cell table:formula="of:=POWER([.C2080]-6.75;2)" office:value-type="float" office:value="0.00562324126749437" calcext:value-type="float">
            <text:p>0.0056232413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.498893" calcext:value-type="float">
            <text:p>6.498893</text:p>
          </table:table-cell>
          <table:table-cell office:value-type="float" office:value="6.6754756667" calcext:value-type="float">
            <text:p>6.6754756667</text:p>
          </table:table-cell>
          <table:table-cell table:formula="of:=POWER([.C2081]-6.75;2)" office:value-type="float" office:value="0.00555387625380953" calcext:value-type="float">
            <text:p>0.0055538763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6.5088" calcext:value-type="float">
            <text:p>6.5088</text:p>
          </table:table-cell>
          <table:table-cell office:value-type="float" office:value="6.6760114543" calcext:value-type="float">
            <text:p>6.6760114543</text:p>
          </table:table-cell>
          <table:table-cell table:formula="of:=POWER([.C2082]-6.75;2)" office:value-type="float" office:value="0.00547430489480096" calcext:value-type="float">
            <text:p>0.0054743049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6.518535" calcext:value-type="float">
            <text:p>6.518535</text:p>
          </table:table-cell>
          <table:table-cell office:value-type="float" office:value="6.6766084355" calcext:value-type="float">
            <text:p>6.6766084355</text:p>
          </table:table-cell>
          <table:table-cell table:formula="of:=POWER([.C2083]-6.75;2)" office:value-type="float" office:value="0.0053863217397576" calcext:value-type="float">
            <text:p>0.0053863217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6.52781" calcext:value-type="float">
            <text:p>6.52781</text:p>
          </table:table-cell>
          <table:table-cell office:value-type="float" office:value="6.6772551129" calcext:value-type="float">
            <text:p>6.6772551129</text:p>
          </table:table-cell>
          <table:table-cell table:formula="of:=POWER([.C2084]-6.75;2)" office:value-type="float" office:value="0.00529181859919172" calcext:value-type="float">
            <text:p>0.0052918186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6.536382" calcext:value-type="float">
            <text:p>6.536382</text:p>
          </table:table-cell>
          <table:table-cell office:value-type="float" office:value="6.6779393387" calcext:value-type="float">
            <text:p>6.6779393387</text:p>
          </table:table-cell>
          <table:table-cell table:formula="of:=POWER([.C2085]-6.75;2)" office:value-type="float" office:value="0.00519273890699333" calcext:value-type="float">
            <text:p>0.0051927389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.544084" calcext:value-type="float">
            <text:p>6.544084</text:p>
          </table:table-cell>
          <table:table-cell office:value-type="float" office:value="6.6786484274" calcext:value-type="float">
            <text:p>6.6786484274</text:p>
          </table:table-cell>
          <table:table-cell table:formula="of:=POWER([.C2086]-6.75;2)" office:value-type="float" office:value="0.00509104691249311" calcext:value-type="float">
            <text:p>0.0050910469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6.550837" calcext:value-type="float">
            <text:p>6.550837</text:p>
          </table:table-cell>
          <table:table-cell office:value-type="float" office:value="6.6793691935" calcext:value-type="float">
            <text:p>6.6793691935</text:p>
          </table:table-cell>
          <table:table-cell table:formula="of:=POWER([.C2087]-6.75;2)" office:value-type="float" office:value="0.00498871082684039" calcext:value-type="float">
            <text:p>0.0049887108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6.556667" calcext:value-type="float">
            <text:p>6.556667</text:p>
          </table:table-cell>
          <table:table-cell office:value-type="float" office:value="6.6800879355" calcext:value-type="float">
            <text:p>6.6800879355</text:p>
          </table:table-cell>
          <table:table-cell table:formula="of:=POWER([.C2088]-6.75;2)" office:value-type="float" office:value="0.00488769676265222" calcext:value-type="float">
            <text:p>0.0048876968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6.5617" calcext:value-type="float">
            <text:p>6.5617</text:p>
          </table:table-cell>
          <table:table-cell office:value-type="float" office:value="6.6807903629" calcext:value-type="float">
            <text:p>6.6807903629</text:p>
          </table:table-cell>
          <table:table-cell table:formula="of:=POWER([.C2089]-6.75;2)" office:value-type="float" office:value="0.00478997386751372" calcext:value-type="float">
            <text:p>0.0047899739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6.566166" calcext:value-type="float">
            <text:p>6.566166</text:p>
          </table:table-cell>
          <table:table-cell office:value-type="float" office:value="6.6814615323" calcext:value-type="float">
            <text:p>6.6814615323</text:p>
          </table:table-cell>
          <table:table-cell table:formula="of:=POWER([.C2090]-6.75;2)" office:value-type="float" office:value="0.00469752155466392" calcext:value-type="float">
            <text:p>0.0046975216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.570378" calcext:value-type="float">
            <text:p>6.570378</text:p>
          </table:table-cell>
          <table:table-cell office:value-type="float" office:value="6.6820857554" calcext:value-type="float">
            <text:p>6.6820857554</text:p>
          </table:table-cell>
          <table:table-cell table:formula="of:=POWER([.C2091]-6.75;2)" office:value-type="float" office:value="0.00461234461958861" calcext:value-type="float">
            <text:p>0.0046123446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6.574719" calcext:value-type="float">
            <text:p>6.574719</text:p>
          </table:table-cell>
          <table:table-cell office:value-type="float" office:value="6.6826465726" calcext:value-type="float">
            <text:p>6.6826465726</text:p>
          </table:table-cell>
          <table:table-cell table:formula="of:=POWER([.C2092]-6.75;2)" office:value-type="float" office:value="0.00453648418252702" calcext:value-type="float">
            <text:p>0.0045364842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6.579612" calcext:value-type="float">
            <text:p>6.579612</text:p>
          </table:table-cell>
          <table:table-cell office:value-type="float" office:value="6.6831267581" calcext:value-type="float">
            <text:p>6.6831267581</text:p>
          </table:table-cell>
          <table:table-cell table:formula="of:=POWER([.C2093]-6.75;2)" office:value-type="float" office:value="0.00447203048221588" calcext:value-type="float">
            <text:p>0.0044720305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6.585492" calcext:value-type="float">
            <text:p>6.585492</text:p>
          </table:table-cell>
          <table:table-cell office:value-type="float" office:value="6.6835084274" calcext:value-type="float">
            <text:p>6.6835084274</text:p>
          </table:table-cell>
          <table:table-cell table:formula="of:=POWER([.C2094]-6.75;2)" office:value-type="float" office:value="0.00442112922682112" calcext:value-type="float">
            <text:p>0.0044211292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.592771" calcext:value-type="float">
            <text:p>6.592771</text:p>
          </table:table-cell>
          <table:table-cell office:value-type="float" office:value="6.6837732366" calcext:value-type="float">
            <text:p>6.6837732366</text:p>
          </table:table-cell>
          <table:table-cell table:formula="of:=POWER([.C2095]-6.75;2)" office:value-type="float" office:value="0.00438598419043952" calcext:value-type="float">
            <text:p>0.0043859842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6.601807" calcext:value-type="float">
            <text:p>6.601807</text:p>
          </table:table-cell>
          <table:table-cell office:value-type="float" office:value="6.6839027016" calcext:value-type="float">
            <text:p>6.6839027016</text:p>
          </table:table-cell>
          <table:table-cell table:formula="of:=POWER([.C2096]-6.75;2)" office:value-type="float" office:value="0.00436885285577863" calcext:value-type="float">
            <text:p>0.0043688529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.612867" calcext:value-type="float">
            <text:p>6.612867</text:p>
          </table:table-cell>
          <table:table-cell office:value-type="float" office:value="6.683878621" calcext:value-type="float">
            <text:p>6.683878621</text:p>
          </table:table-cell>
          <table:table-cell table:formula="of:=POWER([.C2097]-6.75;2)" office:value-type="float" office:value="0.00437203676086166" calcext:value-type="float">
            <text:p>0.0043720368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.626099" calcext:value-type="float">
            <text:p>6.626099</text:p>
          </table:table-cell>
          <table:table-cell office:value-type="float" office:value="6.6836836371" calcext:value-type="float">
            <text:p>6.6836836371</text:p>
          </table:table-cell>
          <table:table-cell table:formula="of:=POWER([.C2098]-6.75;2)" office:value-type="float" office:value="0.00439785998828454" calcext:value-type="float">
            <text:p>0.00439786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6.641511" calcext:value-type="float">
            <text:p>6.641511</text:p>
          </table:table-cell>
          <table:table-cell office:value-type="float" office:value="6.6833018925" calcext:value-type="float">
            <text:p>6.6833018925</text:p>
          </table:table-cell>
          <table:table-cell table:formula="of:=POWER([.C2099]-6.75;2)" office:value-type="float" office:value="0.00444863754408152" calcext:value-type="float">
            <text:p>0.0044486375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6.658951" calcext:value-type="float">
            <text:p>6.658951</text:p>
          </table:table-cell>
          <table:table-cell office:value-type="float" office:value="6.6827197608" calcext:value-type="float">
            <text:p>6.6827197608</text:p>
          </table:table-cell>
          <table:table-cell table:formula="of:=POWER([.C2100]-6.75;2)" office:value-type="float" office:value="0.00452663058680916" calcext:value-type="float">
            <text:p>0.0045266306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.678102" calcext:value-type="float">
            <text:p>6.678102</text:p>
          </table:table-cell>
          <table:table-cell office:value-type="float" office:value="6.681926629" calcext:value-type="float">
            <text:p>6.681926629</text:p>
          </table:table-cell>
          <table:table-cell table:formula="of:=POWER([.C2101]-6.75;2)" office:value-type="float" office:value="0.00463398383930359" calcext:value-type="float">
            <text:p>0.0046339838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6.698483" calcext:value-type="float">
            <text:p>6.698483</text:p>
          </table:table-cell>
          <table:table-cell office:value-type="float" office:value="6.6809156989" calcext:value-type="float">
            <text:p>6.6809156989</text:p>
          </table:table-cell>
          <table:table-cell table:formula="of:=POWER([.C2102]-6.75;2)" office:value-type="float" office:value="0.00477264065847549" calcext:value-type="float">
            <text:p>0.0047726407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6.719467" calcext:value-type="float">
            <text:p>6.719467</text:p>
          </table:table-cell>
          <table:table-cell office:value-type="float" office:value="6.6796847419" calcext:value-type="float">
            <text:p>6.6796847419</text:p>
          </table:table-cell>
          <table:table-cell table:formula="of:=POWER([.C2103]-6.75;2)" office:value-type="float" office:value="0.00494423552166961" calcext:value-type="float">
            <text:p>0.0049442355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6.740293" calcext:value-type="float">
            <text:p>6.740293</text:p>
          </table:table-cell>
          <table:table-cell office:value-type="float" office:value="6.6782367554" calcext:value-type="float">
            <text:p>6.6782367554</text:p>
          </table:table-cell>
          <table:table-cell table:formula="of:=POWER([.C2104]-6.75;2)" office:value-type="float" office:value="0.00514996327551937" calcext:value-type="float">
            <text:p>0.0051499633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6.760106" calcext:value-type="float">
            <text:p>6.760106</text:p>
          </table:table-cell>
          <table:table-cell office:value-type="float" office:value="6.6765805" calcext:value-type="float">
            <text:p>6.6765805</text:p>
          </table:table-cell>
          <table:table-cell table:formula="of:=POWER([.C2105]-6.75;2)" office:value-type="float" office:value="0.00539042298025" calcext:value-type="float">
            <text:p>0.005390423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6.777986" calcext:value-type="float">
            <text:p>6.777986</text:p>
          </table:table-cell>
          <table:table-cell office:value-type="float" office:value="6.6747308226" calcext:value-type="float">
            <text:p>6.6747308226</text:p>
          </table:table-cell>
          <table:table-cell table:formula="of:=POWER([.C2106]-6.75;2)" office:value-type="float" office:value="0.00566544906647268" calcext:value-type="float">
            <text:p>0.0056654491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.792992" calcext:value-type="float">
            <text:p>6.792992</text:p>
          </table:table-cell>
          <table:table-cell office:value-type="float" office:value="6.6727087661" calcext:value-type="float">
            <text:p>6.6727087661</text:p>
          </table:table-cell>
          <table:table-cell table:formula="of:=POWER([.C2107]-6.75;2)" office:value-type="float" office:value="0.00597393483778445" calcext:value-type="float">
            <text:p>0.0059739348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6.804201" calcext:value-type="float">
            <text:p>6.804201</text:p>
          </table:table-cell>
          <table:table-cell office:value-type="float" office:value="6.6705414032" calcext:value-type="float">
            <text:p>6.6705414032</text:p>
          </table:table-cell>
          <table:table-cell table:formula="of:=POWER([.C2108]-6.75;2)" office:value-type="float" office:value="0.00631366860542502" calcext:value-type="float">
            <text:p>0.0063136686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6.810754" calcext:value-type="float">
            <text:p>6.810754</text:p>
          </table:table-cell>
          <table:table-cell office:value-type="float" office:value="6.6682613978" calcext:value-type="float">
            <text:p>6.6682613978</text:p>
          </table:table-cell>
          <table:table-cell table:formula="of:=POWER([.C2109]-6.75;2)" office:value-type="float" office:value="0.0066811990896098" calcext:value-type="float">
            <text:p>0.0066811991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6.811896" calcext:value-type="float">
            <text:p>6.811896</text:p>
          </table:table-cell>
          <table:table-cell office:value-type="float" office:value="6.6659062608" calcext:value-type="float">
            <text:p>6.6659062608</text:p>
          </table:table-cell>
          <table:table-cell table:formula="of:=POWER([.C2110]-6.75;2)" office:value-type="float" office:value="0.00707175697263763" calcext:value-type="float">
            <text:p>0.007071757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.807011" calcext:value-type="float">
            <text:p>6.807011</text:p>
          </table:table-cell>
          <table:table-cell office:value-type="float" office:value="6.6635173575" calcext:value-type="float">
            <text:p>6.6635173575</text:p>
          </table:table-cell>
          <table:table-cell table:formula="of:=POWER([.C2111]-6.75;2)" office:value-type="float" office:value="0.00747924745378281" calcext:value-type="float">
            <text:p>0.0074792475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6.795655" calcext:value-type="float">
            <text:p>6.795655</text:p>
          </table:table-cell>
          <table:table-cell office:value-type="float" office:value="6.6611386882" calcext:value-type="float">
            <text:p>6.6611386882</text:p>
          </table:table-cell>
          <table:table-cell table:formula="of:=POWER([.C2112]-6.75;2)" office:value-type="float" office:value="0.00789633273481676" calcext:value-type="float">
            <text:p>0.0078963327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6.777584" calcext:value-type="float">
            <text:p>6.777584</text:p>
          </table:table-cell>
          <table:table-cell office:value-type="float" office:value="6.6588154866" calcext:value-type="float">
            <text:p>6.6588154866</text:p>
          </table:table-cell>
          <table:table-cell table:formula="of:=POWER([.C2113]-6.75;2)" office:value-type="float" office:value="0.00831461548399478" calcext:value-type="float">
            <text:p>0.0083146155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.752773" calcext:value-type="float">
            <text:p>6.752773</text:p>
          </table:table-cell>
          <table:table-cell office:value-type="float" office:value="6.6565927124" calcext:value-type="float">
            <text:p>6.6565927124</text:p>
          </table:table-cell>
          <table:table-cell table:formula="of:=POWER([.C2114]-6.75;2)" office:value-type="float" office:value="0.00872492137678908" calcext:value-type="float">
            <text:p>0.0087249214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6.721425" calcext:value-type="float">
            <text:p>6.721425</text:p>
          </table:table-cell>
          <table:table-cell office:value-type="float" office:value="6.6545135161" calcext:value-type="float">
            <text:p>6.6545135161</text:p>
          </table:table-cell>
          <table:table-cell table:formula="of:=POWER([.C2115]-6.75;2)" office:value-type="float" office:value="0.00911766860758501" calcext:value-type="float">
            <text:p>0.0091176686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6.683975" calcext:value-type="float">
            <text:p>6.683975</text:p>
          </table:table-cell>
          <table:table-cell office:value-type="float" office:value="6.6526177608" calcext:value-type="float">
            <text:p>6.6526177608</text:p>
          </table:table-cell>
          <table:table-cell table:formula="of:=POWER([.C2116]-6.75;2)" office:value-type="float" office:value="0.009483300511606" calcext:value-type="float">
            <text:p>0.0094833005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.641088" calcext:value-type="float">
            <text:p>6.641088</text:p>
          </table:table-cell>
          <table:table-cell office:value-type="float" office:value="6.6509406559" calcext:value-type="float">
            <text:p>6.6509406559</text:p>
          </table:table-cell>
          <table:table-cell table:formula="of:=POWER([.C2117]-6.75;2)" office:value-type="float" office:value="0.00981275365352213" calcext:value-type="float">
            <text:p>0.0098127537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6.59364" calcext:value-type="float">
            <text:p>6.59364</text:p>
          </table:table-cell>
          <table:table-cell office:value-type="float" office:value="6.6495115591" calcext:value-type="float">
            <text:p>6.6495115591</text:p>
          </table:table-cell>
          <table:table-cell table:formula="of:=POWER([.C2118]-6.75;2)" office:value-type="float" office:value="0.0100979267545127" calcext:value-type="float">
            <text:p>0.0100979268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.542699" calcext:value-type="float">
            <text:p>6.542699</text:p>
          </table:table-cell>
          <table:table-cell office:value-type="float" office:value="6.6483530296" calcext:value-type="float">
            <text:p>6.6483530296</text:p>
          </table:table-cell>
          <table:table-cell table:formula="of:=POWER([.C2119]-6.75;2)" office:value-type="float" office:value="0.0103321065914985" calcext:value-type="float">
            <text:p>0.0103321066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6.489489" calcext:value-type="float">
            <text:p>6.489489</text:p>
          </table:table-cell>
          <table:table-cell office:value-type="float" office:value="6.647480121" calcext:value-type="float">
            <text:p>6.647480121</text:p>
          </table:table-cell>
          <table:table-cell table:formula="of:=POWER([.C2120]-6.75;2)" office:value-type="float" office:value="0.0105103255901746" calcext:value-type="float">
            <text:p>0.0105103256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.435355" calcext:value-type="float">
            <text:p>6.435355</text:p>
          </table:table-cell>
          <table:table-cell office:value-type="float" office:value="6.6468999812" calcext:value-type="float">
            <text:p>6.6468999812</text:p>
          </table:table-cell>
          <table:table-cell table:formula="of:=POWER([.C2121]-6.75;2)" office:value-type="float" office:value="0.0106296138765604" calcext:value-type="float">
            <text:p>0.0106296139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6.381712" calcext:value-type="float">
            <text:p>6.381712</text:p>
          </table:table-cell>
          <table:table-cell office:value-type="float" office:value="6.6466117339" calcext:value-type="float">
            <text:p>6.6466117339</text:p>
          </table:table-cell>
          <table:table-cell table:formula="of:=POWER([.C2122]-6.75;2)" office:value-type="float" office:value="0.0106891335671643" calcext:value-type="float">
            <text:p>0.0106891336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6.329995" calcext:value-type="float">
            <text:p>6.329995</text:p>
          </table:table-cell>
          <table:table-cell office:value-type="float" office:value="6.6466066747" calcext:value-type="float">
            <text:p>6.6466066747</text:p>
          </table:table-cell>
          <table:table-cell table:formula="of:=POWER([.C2123]-6.75;2)" office:value-type="float" office:value="0.0106901797165916" calcext:value-type="float">
            <text:p>0.0106901797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6.281601" calcext:value-type="float">
            <text:p>6.281601</text:p>
          </table:table-cell>
          <table:table-cell office:value-type="float" office:value="6.6468687608" calcext:value-type="float">
            <text:p>6.6468687608</text:p>
          </table:table-cell>
          <table:table-cell table:formula="of:=POWER([.C2124]-6.75;2)" office:value-type="float" office:value="0.0106360524989275" calcext:value-type="float">
            <text:p>0.0106360525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.237835" calcext:value-type="float">
            <text:p>6.237835</text:p>
          </table:table-cell>
          <table:table-cell office:value-type="float" office:value="6.6473753871" calcext:value-type="float">
            <text:p>6.6473753871</text:p>
          </table:table-cell>
          <table:table-cell table:formula="of:=POWER([.C2125]-6.75;2)" office:value-type="float" office:value="0.0105318111728748" calcext:value-type="float">
            <text:p>0.0105318112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.199852" calcext:value-type="float">
            <text:p>6.199852</text:p>
          </table:table-cell>
          <table:table-cell office:value-type="float" office:value="6.6480984194" calcext:value-type="float">
            <text:p>6.6480984194</text:p>
          </table:table-cell>
          <table:table-cell table:formula="of:=POWER([.C2126]-6.75;2)" office:value-type="float" office:value="0.0103839321287783" calcext:value-type="float">
            <text:p>0.0103839321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.168609" calcext:value-type="float">
            <text:p>6.168609</text:p>
          </table:table-cell>
          <table:table-cell office:value-type="float" office:value="6.6490054892" calcext:value-type="float">
            <text:p>6.6490054892</text:p>
          </table:table-cell>
          <table:table-cell table:formula="of:=POWER([.C2127]-6.75;2)" office:value-type="float" office:value="0.0101998912117312" calcext:value-type="float">
            <text:p>0.0101998912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.144827" calcext:value-type="float">
            <text:p>6.144827</text:p>
          </table:table-cell>
          <table:table-cell office:value-type="float" office:value="6.6500614785" calcext:value-type="float">
            <text:p>6.6500614785</text:p>
          </table:table-cell>
          <table:table-cell table:formula="of:=POWER([.C2128]-6.75;2)" office:value-type="float" office:value="0.00998770807960604" calcext:value-type="float">
            <text:p>0.0099877081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6.128963" calcext:value-type="float">
            <text:p>6.128963</text:p>
          </table:table-cell>
          <table:table-cell office:value-type="float" office:value="6.651230164" calcext:value-type="float">
            <text:p>6.651230164</text:p>
          </table:table-cell>
          <table:table-cell table:formula="of:=POWER([.C2129]-6.75;2)" office:value-type="float" office:value="0.00975548050346685" calcext:value-type="float">
            <text:p>0.0097554805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.121196" calcext:value-type="float">
            <text:p>6.121196</text:p>
          </table:table-cell>
          <table:table-cell office:value-type="float" office:value="6.6524759812" calcext:value-type="float">
            <text:p>6.6524759812</text:p>
          </table:table-cell>
          <table:table-cell table:formula="of:=POWER([.C2130]-6.75;2)" office:value-type="float" office:value="0.0095109342429027" calcext:value-type="float">
            <text:p>0.0095109342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.121431" calcext:value-type="float">
            <text:p>6.121431</text:p>
          </table:table-cell>
          <table:table-cell office:value-type="float" office:value="6.6537658495" calcext:value-type="float">
            <text:p>6.6537658495</text:p>
          </table:table-cell>
          <table:table-cell table:formula="of:=POWER([.C2131]-6.75;2)" office:value-type="float" office:value="0.00926101172245664" calcext:value-type="float">
            <text:p>0.0092610117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6.129314" calcext:value-type="float">
            <text:p>6.129314</text:p>
          </table:table-cell>
          <table:table-cell office:value-type="float" office:value="6.6550710081" calcext:value-type="float">
            <text:p>6.6550710081</text:p>
          </table:table-cell>
          <table:table-cell table:formula="of:=POWER([.C2132]-6.75;2)" office:value-type="float" office:value="0.00901151350315023" calcext:value-type="float">
            <text:p>0.0090115135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6.144262" calcext:value-type="float">
            <text:p>6.144262</text:p>
          </table:table-cell>
          <table:table-cell office:value-type="float" office:value="6.656368836" calcext:value-type="float">
            <text:p>6.656368836</text:p>
          </table:table-cell>
          <table:table-cell table:formula="of:=POWER([.C2133]-6.75;2)" office:value-type="float" office:value="0.00876679487199482" calcext:value-type="float">
            <text:p>0.0087667949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6.165504" calcext:value-type="float">
            <text:p>6.165504</text:p>
          </table:table-cell>
          <table:table-cell office:value-type="float" office:value="6.6576446452" calcext:value-type="float">
            <text:p>6.6576446452</text:p>
          </table:table-cell>
          <table:table-cell table:formula="of:=POWER([.C2134]-6.75;2)" office:value-type="float" office:value="0.00852951156023397" calcext:value-type="float">
            <text:p>0.0085295116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.192127" calcext:value-type="float">
            <text:p>6.192127</text:p>
          </table:table-cell>
          <table:table-cell office:value-type="float" office:value="6.6588935" calcext:value-type="float">
            <text:p>6.6588935</text:p>
          </table:table-cell>
          <table:table-cell table:formula="of:=POWER([.C2135]-6.75;2)" office:value-type="float" office:value="0.00830039434225008" calcext:value-type="float">
            <text:p>0.0083003943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6.223119" calcext:value-type="float">
            <text:p>6.223119</text:p>
          </table:table-cell>
          <table:table-cell office:value-type="float" office:value="6.6601222016" calcext:value-type="float">
            <text:p>6.6601222016</text:p>
          </table:table-cell>
          <table:table-cell table:formula="of:=POWER([.C2136]-6.75;2)" office:value-type="float" office:value="0.00807801864523102" calcext:value-type="float">
            <text:p>0.0080780186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.257426" calcext:value-type="float">
            <text:p>6.257426</text:p>
          </table:table-cell>
          <table:table-cell office:value-type="float" office:value="6.6613518387" calcext:value-type="float">
            <text:p>6.6613518387</text:p>
          </table:table-cell>
          <table:table-cell table:formula="of:=POWER([.C2137]-6.75;2)" office:value-type="float" office:value="0.00785849650187083" calcext:value-type="float">
            <text:p>0.0078584965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6.29399" calcext:value-type="float">
            <text:p>6.29399</text:p>
          </table:table-cell>
          <table:table-cell office:value-type="float" office:value="6.6626216317" calcext:value-type="float">
            <text:p>6.6626216317</text:p>
          </table:table-cell>
          <table:table-cell table:formula="of:=POWER([.C2138]-6.75;2)" office:value-type="float" office:value="0.00763497924677037" calcext:value-type="float">
            <text:p>0.0076349792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6.331787" calcext:value-type="float">
            <text:p>6.331787</text:p>
          </table:table-cell>
          <table:table-cell office:value-type="float" office:value="6.6639959919" calcext:value-type="float">
            <text:p>6.6639959919</text:p>
          </table:table-cell>
          <table:table-cell table:formula="of:=POWER([.C2139]-6.75;2)" office:value-type="float" office:value="0.00739668940926482" calcext:value-type="float">
            <text:p>0.0073966894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6.369865" calcext:value-type="float">
            <text:p>6.369865</text:p>
          </table:table-cell>
          <table:table-cell office:value-type="float" office:value="6.6655795134" calcext:value-type="float">
            <text:p>6.6655795134</text:p>
          </table:table-cell>
          <table:table-cell table:formula="of:=POWER([.C2140]-6.75;2)" office:value-type="float" office:value="0.00712681855778078" calcext:value-type="float">
            <text:p>0.0071268186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.407367" calcext:value-type="float">
            <text:p>6.407367</text:p>
          </table:table-cell>
          <table:table-cell office:value-type="float" office:value="6.6675539301" calcext:value-type="float">
            <text:p>6.6675539301</text:p>
          </table:table-cell>
          <table:table-cell table:formula="of:=POWER([.C2141]-6.75;2)" office:value-type="float" office:value="0.00679735444195562" calcext:value-type="float">
            <text:p>0.0067973544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.443546" calcext:value-type="float">
            <text:p>6.443546</text:p>
          </table:table-cell>
          <table:table-cell office:value-type="float" office:value="6.670289879" calcext:value-type="float">
            <text:p>6.670289879</text:p>
          </table:table-cell>
          <table:table-cell table:formula="of:=POWER([.C2142]-6.75;2)" office:value-type="float" office:value="0.0063537033898346" calcext:value-type="float">
            <text:p>0.0063537034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6.47778" calcext:value-type="float">
            <text:p>6.47778</text:p>
          </table:table-cell>
          <table:table-cell office:value-type="float" office:value="6.6748290457" calcext:value-type="float">
            <text:p>6.6748290457</text:p>
          </table:table-cell>
          <table:table-cell table:formula="of:=POWER([.C2143]-6.75;2)" office:value-type="float" office:value="0.00565067237037267" calcext:value-type="float">
            <text:p>0.0056506724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6.509577" calcext:value-type="float">
            <text:p>6.509577</text:p>
          </table:table-cell>
          <table:table-cell office:value-type="float" office:value="6.6882811909" calcext:value-type="float">
            <text:p>6.6882811909</text:p>
          </table:table-cell>
          <table:table-cell table:formula="of:=POWER([.C2144]-6.75;2)" office:value-type="float" office:value="0.00380921139672228" calcext:value-type="float">
            <text:p>0.0038092114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6.538578" calcext:value-type="float">
            <text:p>6.538578</text:p>
          </table:table-cell>
          <table:table-cell office:value-type="float" office:value="6.7016478602" calcext:value-type="float">
            <text:p>6.7016478602</text:p>
          </table:table-cell>
          <table:table-cell table:formula="of:=POWER([.C2145]-6.75;2)" office:value-type="float" office:value="0.00233792942323878" calcext:value-type="float">
            <text:p>0.0023379294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.564547" calcext:value-type="float">
            <text:p>6.564547</text:p>
          </table:table-cell>
          <table:table-cell office:value-type="float" office:value="6.6966155968" calcext:value-type="float">
            <text:p>6.6966155968</text:p>
          </table:table-cell>
          <table:table-cell table:formula="of:=POWER([.C2146]-6.75;2)" office:value-type="float" office:value="0.00284989450502016" calcext:value-type="float">
            <text:p>0.0028498945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6.587368" calcext:value-type="float">
            <text:p>6.587368</text:p>
          </table:table-cell>
          <table:table-cell office:value-type="float" office:value="6.6939172796" calcext:value-type="float">
            <text:p>6.6939172796</text:p>
          </table:table-cell>
          <table:table-cell table:formula="of:=POWER([.C2147]-6.75;2)" office:value-type="float" office:value="0.00314527152746458" calcext:value-type="float">
            <text:p>0.0031452715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6.607037" calcext:value-type="float">
            <text:p>6.607037</text:p>
          </table:table-cell>
          <table:table-cell office:value-type="float" office:value="6.6922444435" calcext:value-type="float">
            <text:p>6.6922444435</text:p>
          </table:table-cell>
          <table:table-cell table:formula="of:=POWER([.C2148]-6.75;2)" office:value-type="float" office:value="0.0033357043066247" calcext:value-type="float">
            <text:p>0.0033357043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6.623642" calcext:value-type="float">
            <text:p>6.623642</text:p>
          </table:table-cell>
          <table:table-cell office:value-type="float" office:value="6.6912033441" calcext:value-type="float">
            <text:p>6.6912033441</text:p>
          </table:table-cell>
          <table:table-cell table:formula="of:=POWER([.C2149]-6.75;2)" office:value-type="float" office:value="0.00345704674502302" calcext:value-type="float">
            <text:p>0.0034570467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6.637357" calcext:value-type="float">
            <text:p>6.637357</text:p>
          </table:table-cell>
          <table:table-cell office:value-type="float" office:value="6.6906215081" calcext:value-type="float">
            <text:p>6.6906215081</text:p>
          </table:table-cell>
          <table:table-cell table:formula="of:=POWER([.C2150]-6.75;2)" office:value-type="float" office:value="0.00352580530031842" calcext:value-type="float">
            <text:p>0.0035258053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.648421" calcext:value-type="float">
            <text:p>6.648421</text:p>
          </table:table-cell>
          <table:table-cell office:value-type="float" office:value="6.6904042204" calcext:value-type="float">
            <text:p>6.6904042204</text:p>
          </table:table-cell>
          <table:table-cell table:formula="of:=POWER([.C2151]-6.75;2)" office:value-type="float" office:value="0.00355165694613182" calcext:value-type="float">
            <text:p>0.0035516569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6.657123" calcext:value-type="float">
            <text:p>6.657123</text:p>
          </table:table-cell>
          <table:table-cell office:value-type="float" office:value="6.6904889005" calcext:value-type="float">
            <text:p>6.6904889005</text:p>
          </table:table-cell>
          <table:table-cell table:formula="of:=POWER([.C2152]-6.75;2)" office:value-type="float" office:value="0.00354157096369889" calcext:value-type="float">
            <text:p>0.003541571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.663786" calcext:value-type="float">
            <text:p>6.663786</text:p>
          </table:table-cell>
          <table:table-cell office:value-type="float" office:value="6.6908270538" calcext:value-type="float">
            <text:p>6.6908270538</text:p>
          </table:table-cell>
          <table:table-cell table:formula="of:=POWER([.C2153]-6.75;2)" office:value-type="float" office:value="0.00350143756198814" calcext:value-type="float">
            <text:p>0.0035014376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6.668753" calcext:value-type="float">
            <text:p>6.668753</text:p>
          </table:table-cell>
          <table:table-cell office:value-type="float" office:value="6.6913762312" calcext:value-type="float">
            <text:p>6.6913762312</text:p>
          </table:table-cell>
          <table:table-cell table:formula="of:=POWER([.C2154]-6.75;2)" office:value-type="float" office:value="0.0034367462683159" calcext:value-type="float">
            <text:p>0.0034367463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6.672365" calcext:value-type="float">
            <text:p>6.672365</text:p>
          </table:table-cell>
          <table:table-cell office:value-type="float" office:value="6.6920962876" calcext:value-type="float">
            <text:p>6.6920962876</text:p>
          </table:table-cell>
          <table:table-cell table:formula="of:=POWER([.C2155]-6.75;2)" office:value-type="float" office:value="0.0033528399097019" calcext:value-type="float">
            <text:p>0.0033528399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6.674953" calcext:value-type="float">
            <text:p>6.674953</text:p>
          </table:table-cell>
          <table:table-cell office:value-type="float" office:value="6.69294775" calcext:value-type="float">
            <text:p>6.69294775</text:p>
          </table:table-cell>
          <table:table-cell table:formula="of:=POWER([.C2156]-6.75;2)" office:value-type="float" office:value="0.00325495923006249" calcext:value-type="float">
            <text:p>0.0032549592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.676818" calcext:value-type="float">
            <text:p>6.676818</text:p>
          </table:table-cell>
          <table:table-cell office:value-type="float" office:value="6.6938912796" calcext:value-type="float">
            <text:p>6.6938912796</text:p>
          </table:table-cell>
          <table:table-cell table:formula="of:=POWER([.C2157]-6.75;2)" office:value-type="float" office:value="0.00314818850492539" calcext:value-type="float">
            <text:p>0.0031481885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6.678226" calcext:value-type="float">
            <text:p>6.678226</text:p>
          </table:table-cell>
          <table:table-cell office:value-type="float" office:value="6.6948878011" calcext:value-type="float">
            <text:p>6.6948878011</text:p>
          </table:table-cell>
          <table:table-cell table:formula="of:=POWER([.C2158]-6.75;2)" office:value-type="float" office:value="0.00303735446759315" calcext:value-type="float">
            <text:p>0.0030373545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6.679394" calcext:value-type="float">
            <text:p>6.679394</text:p>
          </table:table-cell>
          <table:table-cell office:value-type="float" office:value="6.6958989704" calcext:value-type="float">
            <text:p>6.6958989704</text:p>
          </table:table-cell>
          <table:table-cell table:formula="of:=POWER([.C2159]-6.75;2)" office:value-type="float" office:value="0.00292692140378007" calcext:value-type="float">
            <text:p>0.0029269214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6.680486" calcext:value-type="float">
            <text:p>6.680486</text:p>
          </table:table-cell>
          <table:table-cell office:value-type="float" office:value="6.6968878817" calcext:value-type="float">
            <text:p>6.6968878817</text:p>
          </table:table-cell>
          <table:table-cell table:formula="of:=POWER([.C2160]-6.75;2)" office:value-type="float" office:value="0.00282089711031315" calcext:value-type="float">
            <text:p>0.0028208971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.681609" calcext:value-type="float">
            <text:p>6.681609</text:p>
          </table:table-cell>
          <table:table-cell office:value-type="float" office:value="6.6978198763" calcext:value-type="float">
            <text:p>6.6978198763</text:p>
          </table:table-cell>
          <table:table-cell table:formula="of:=POWER([.C2161]-6.75;2)" office:value-type="float" office:value="0.00272276530934734" calcext:value-type="float">
            <text:p>0.0027227653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.682813" calcext:value-type="float">
            <text:p>6.682813</text:p>
          </table:table-cell>
          <table:table-cell office:value-type="float" office:value="6.6986633898" calcext:value-type="float">
            <text:p>6.6986633898</text:p>
          </table:table-cell>
          <table:table-cell table:formula="of:=POWER([.C2162]-6.75;2)" office:value-type="float" office:value="0.00263544754682673" calcext:value-type="float">
            <text:p>0.0026354475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6.684092" calcext:value-type="float">
            <text:p>6.684092</text:p>
          </table:table-cell>
          <table:table-cell office:value-type="float" office:value="6.6993907715" calcext:value-type="float">
            <text:p>6.6993907715</text:p>
          </table:table-cell>
          <table:table-cell table:formula="of:=POWER([.C2163]-6.75;2)" office:value-type="float" office:value="0.00256129400936521" calcext:value-type="float">
            <text:p>0.002561294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6.68539" calcext:value-type="float">
            <text:p>6.68539</text:p>
          </table:table-cell>
          <table:table-cell office:value-type="float" office:value="6.6999790349" calcext:value-type="float">
            <text:p>6.6999790349</text:p>
          </table:table-cell>
          <table:table-cell table:formula="of:=POWER([.C2164]-6.75;2)" office:value-type="float" office:value="0.0025020969495354" calcext:value-type="float">
            <text:p>0.0025020969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6.686611" calcext:value-type="float">
            <text:p>6.686611</text:p>
          </table:table-cell>
          <table:table-cell office:value-type="float" office:value="6.7004104946" calcext:value-type="float">
            <text:p>6.7004104946</text:p>
          </table:table-cell>
          <table:table-cell table:formula="of:=POWER([.C2165]-6.75;2)" office:value-type="float" office:value="0.00245911904581665" calcext:value-type="float">
            <text:p>0.002459119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.687628" calcext:value-type="float">
            <text:p>6.687628</text:p>
          </table:table-cell>
          <table:table-cell office:value-type="float" office:value="6.7006732419" calcext:value-type="float">
            <text:p>6.7006732419</text:p>
          </table:table-cell>
          <table:table-cell table:formula="of:=POWER([.C2166]-6.75;2)" office:value-type="float" office:value="0.00243312906465595" calcext:value-type="float">
            <text:p>0.0024331291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6.688294" calcext:value-type="float">
            <text:p>6.688294</text:p>
          </table:table-cell>
          <table:table-cell office:value-type="float" office:value="6.7007614194" calcext:value-type="float">
            <text:p>6.7007614194</text:p>
          </table:table-cell>
          <table:table-cell table:formula="of:=POWER([.C2167]-6.75;2)" office:value-type="float" office:value="0.00242443781950269" calcext:value-type="float">
            <text:p>0.0024244378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6.688457" calcext:value-type="float">
            <text:p>6.688457</text:p>
          </table:table-cell>
          <table:table-cell office:value-type="float" office:value="6.7006753091" calcext:value-type="float">
            <text:p>6.7006753091</text:p>
          </table:table-cell>
          <table:table-cell table:formula="of:=POWER([.C2168]-6.75;2)" office:value-type="float" office:value="0.00243292513238052" calcext:value-type="float">
            <text:p>0.0024329251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.687972" calcext:value-type="float">
            <text:p>6.687972</text:p>
          </table:table-cell>
          <table:table-cell office:value-type="float" office:value="6.7004211586" calcext:value-type="float">
            <text:p>6.7004211586</text:p>
          </table:table-cell>
          <table:table-cell table:formula="of:=POWER([.C2169]-6.75;2)" office:value-type="float" office:value="0.00245806151456633" calcext:value-type="float">
            <text:p>0.0024580615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6.686713" calcext:value-type="float">
            <text:p>6.686713</text:p>
          </table:table-cell>
          <table:table-cell office:value-type="float" office:value="6.7000107823" calcext:value-type="float">
            <text:p>6.7000107823</text:p>
          </table:table-cell>
          <table:table-cell table:formula="of:=POWER([.C2170]-6.75;2)" office:value-type="float" office:value="0.00249892188625802" calcext:value-type="float">
            <text:p>0.0024989219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.684588" calcext:value-type="float">
            <text:p>6.684588</text:p>
          </table:table-cell>
          <table:table-cell office:value-type="float" office:value="6.6994609247" calcext:value-type="float">
            <text:p>6.6994609247</text:p>
          </table:table-cell>
          <table:table-cell table:formula="of:=POWER([.C2171]-6.75;2)" office:value-type="float" office:value="0.00255419813217904" calcext:value-type="float">
            <text:p>0.0025541981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6.681543" calcext:value-type="float">
            <text:p>6.681543</text:p>
          </table:table-cell>
          <table:table-cell office:value-type="float" office:value="6.6987924113" calcext:value-type="float">
            <text:p>6.6987924113</text:p>
          </table:table-cell>
          <table:table-cell table:formula="of:=POWER([.C2172]-6.75;2)" office:value-type="float" office:value="0.00262221714046833" calcext:value-type="float">
            <text:p>0.0026222171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6.677576" calcext:value-type="float">
            <text:p>6.677576</text:p>
          </table:table-cell>
          <table:table-cell office:value-type="float" office:value="6.6980291371" calcext:value-type="float">
            <text:p>6.6980291371</text:p>
          </table:table-cell>
          <table:table-cell table:formula="of:=POWER([.C2173]-6.75;2)" office:value-type="float" office:value="0.00270097059057062" calcext:value-type="float">
            <text:p>0.0027009706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.672739" calcext:value-type="float">
            <text:p>6.672739</text:p>
          </table:table-cell>
          <table:table-cell office:value-type="float" office:value="6.697196914" calcext:value-type="float">
            <text:p>6.697196914</text:p>
          </table:table-cell>
          <table:table-cell table:formula="of:=POWER([.C2174]-6.75;2)" office:value-type="float" office:value="0.00278816589112339" calcext:value-type="float">
            <text:p>0.0027881659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.667139" calcext:value-type="float">
            <text:p>6.667139</text:p>
          </table:table-cell>
          <table:table-cell office:value-type="float" office:value="6.6963222769" calcext:value-type="float">
            <text:p>6.6963222769</text:p>
          </table:table-cell>
          <table:table-cell table:formula="of:=POWER([.C2175]-6.75;2)" office:value-type="float" office:value="0.00288129795720026" calcext:value-type="float">
            <text:p>0.002881298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.660938" calcext:value-type="float">
            <text:p>6.660938</text:p>
          </table:table-cell>
          <table:table-cell office:value-type="float" office:value="6.6954313011" calcext:value-type="float">
            <text:p>6.6954313011</text:p>
          </table:table-cell>
          <table:table-cell table:formula="of:=POWER([.C2176]-6.75;2)" office:value-type="float" office:value="0.00297774289963884" calcext:value-type="float">
            <text:p>0.0029777429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6.654346" calcext:value-type="float">
            <text:p>6.654346</text:p>
          </table:table-cell>
          <table:table-cell office:value-type="float" office:value="6.6945484866" calcext:value-type="float">
            <text:p>6.6945484866</text:p>
          </table:table-cell>
          <table:table-cell table:formula="of:=POWER([.C2177]-6.75;2)" office:value-type="float" office:value="0.00307487033835033" calcext:value-type="float">
            <text:p>0.0030748703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6.647616" calcext:value-type="float">
            <text:p>6.647616</text:p>
          </table:table-cell>
          <table:table-cell office:value-type="float" office:value="6.6936957876" calcext:value-type="float">
            <text:p>6.6936957876</text:p>
          </table:table-cell>
          <table:table-cell table:formula="of:=POWER([.C2178]-6.75;2)" office:value-type="float" office:value="0.00317016433398428" calcext:value-type="float">
            <text:p>0.0031701643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.641032" calcext:value-type="float">
            <text:p>6.641032</text:p>
          </table:table-cell>
          <table:table-cell office:value-type="float" office:value="6.6928918226" calcext:value-type="float">
            <text:p>6.6928918226</text:p>
          </table:table-cell>
          <table:table-cell table:formula="of:=POWER([.C2179]-6.75;2)" office:value-type="float" office:value="0.00326134392594987" calcext:value-type="float">
            <text:p>0.0032613439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6.634895" calcext:value-type="float">
            <text:p>6.634895</text:p>
          </table:table-cell>
          <table:table-cell office:value-type="float" office:value="6.6921513038" calcext:value-type="float">
            <text:p>6.6921513038</text:p>
          </table:table-cell>
          <table:table-cell table:formula="of:=POWER([.C2180]-6.75;2)" office:value-type="float" office:value="0.00334647165203987" calcext:value-type="float">
            <text:p>0.0033464717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.629511" calcext:value-type="float">
            <text:p>6.629511</text:p>
          </table:table-cell>
          <table:table-cell office:value-type="float" office:value="6.6914846828" calcext:value-type="float">
            <text:p>6.6914846828</text:p>
          </table:table-cell>
          <table:table-cell table:formula="of:=POWER([.C2181]-6.75;2)" office:value-type="float" office:value="0.00342404234701666" calcext:value-type="float">
            <text:p>0.0034240423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6.625171" calcext:value-type="float">
            <text:p>6.625171</text:p>
          </table:table-cell>
          <table:table-cell office:value-type="float" office:value="6.6908980296" calcext:value-type="float">
            <text:p>6.6908980296</text:p>
          </table:table-cell>
          <table:table-cell table:formula="of:=POWER([.C2182]-6.75;2)" office:value-type="float" office:value="0.00349304290516253" calcext:value-type="float">
            <text:p>0.0034930429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6.62214" calcext:value-type="float">
            <text:p>6.62214</text:p>
          </table:table-cell>
          <table:table-cell office:value-type="float" office:value="6.6903931237" calcext:value-type="float">
            <text:p>6.6903931237</text:p>
          </table:table-cell>
          <table:table-cell table:formula="of:=POWER([.C2183]-6.75;2)" office:value-type="float" office:value="0.00355297970224352" calcext:value-type="float">
            <text:p>0.0035529797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6.620643" calcext:value-type="float">
            <text:p>6.620643</text:p>
          </table:table-cell>
          <table:table-cell office:value-type="float" office:value="6.6899677204" calcext:value-type="float">
            <text:p>6.6899677204</text:p>
          </table:table-cell>
          <table:table-cell table:formula="of:=POWER([.C2184]-6.75;2)" office:value-type="float" office:value="0.00360387459397254" calcext:value-type="float">
            <text:p>0.0036038746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6.620847" calcext:value-type="float">
            <text:p>6.620847</text:p>
          </table:table-cell>
          <table:table-cell office:value-type="float" office:value="6.6896159543" calcext:value-type="float">
            <text:p>6.6896159543</text:p>
          </table:table-cell>
          <table:table-cell table:formula="of:=POWER([.C2185]-6.75;2)" office:value-type="float" office:value="0.00364623297509971" calcext:value-type="float">
            <text:p>0.003646233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6.622856" calcext:value-type="float">
            <text:p>6.622856</text:p>
          </table:table-cell>
          <table:table-cell office:value-type="float" office:value="6.6893288898" calcext:value-type="float">
            <text:p>6.6893288898</text:p>
          </table:table-cell>
          <table:table-cell table:formula="of:=POWER([.C2186]-6.75;2)" office:value-type="float" office:value="0.00368098361290048" calcext:value-type="float">
            <text:p>0.0036809836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6.626704" calcext:value-type="float">
            <text:p>6.626704</text:p>
          </table:table-cell>
          <table:table-cell office:value-type="float" office:value="6.6890951102" calcext:value-type="float">
            <text:p>6.6890951102</text:p>
          </table:table-cell>
          <table:table-cell table:formula="of:=POWER([.C2187]-6.75;2)" office:value-type="float" office:value="0.00370940560155011" calcext:value-type="float">
            <text:p>0.0037094056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6.632349" calcext:value-type="float">
            <text:p>6.632349</text:p>
          </table:table-cell>
          <table:table-cell office:value-type="float" office:value="6.6889013683" calcext:value-type="float">
            <text:p>6.6889013683</text:p>
          </table:table-cell>
          <table:table-cell table:formula="of:=POWER([.C2188]-6.75;2)" office:value-type="float" office:value="0.00373304279561227" calcext:value-type="float">
            <text:p>0.0037330428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.639678" calcext:value-type="float">
            <text:p>6.639678</text:p>
          </table:table-cell>
          <table:table-cell office:value-type="float" office:value="6.6887332473" calcext:value-type="float">
            <text:p>6.6887332473</text:p>
          </table:table-cell>
          <table:table-cell table:formula="of:=POWER([.C2189]-6.75;2)" office:value-type="float" office:value="0.00375361498640295" calcext:value-type="float">
            <text:p>0.003753615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6.648509" calcext:value-type="float">
            <text:p>6.648509</text:p>
          </table:table-cell>
          <table:table-cell office:value-type="float" office:value="6.6885757849" calcext:value-type="float">
            <text:p>6.6885757849</text:p>
          </table:table-cell>
          <table:table-cell table:formula="of:=POWER([.C2190]-6.75;2)" office:value-type="float" office:value="0.00377293420065104" calcext:value-type="float">
            <text:p>0.0037729342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.658601" calcext:value-type="float">
            <text:p>6.658601</text:p>
          </table:table-cell>
          <table:table-cell office:value-type="float" office:value="6.6884140726" calcext:value-type="float">
            <text:p>6.6884140726</text:p>
          </table:table-cell>
          <table:table-cell table:formula="of:=POWER([.C2191]-6.75;2)" office:value-type="float" office:value="0.00379282645371811" calcext:value-type="float">
            <text:p>0.0037928265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6.669665" calcext:value-type="float">
            <text:p>6.669665</text:p>
          </table:table-cell>
          <table:table-cell office:value-type="float" office:value="6.6882337742" calcext:value-type="float">
            <text:p>6.6882337742</text:p>
          </table:table-cell>
          <table:table-cell table:formula="of:=POWER([.C2192]-6.75;2)" office:value-type="float" office:value="0.00381506664957653" calcext:value-type="float">
            <text:p>0.0038150666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6.681381" calcext:value-type="float">
            <text:p>6.681381</text:p>
          </table:table-cell>
          <table:table-cell office:value-type="float" office:value="6.6880215887" calcext:value-type="float">
            <text:p>6.6880215887</text:p>
          </table:table-cell>
          <table:table-cell table:formula="of:=POWER([.C2193]-6.75;2)" office:value-type="float" office:value="0.00384132346727199" calcext:value-type="float">
            <text:p>0.0038413235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6.693407" calcext:value-type="float">
            <text:p>6.693407</text:p>
          </table:table-cell>
          <table:table-cell office:value-type="float" office:value="6.6877656102" calcext:value-type="float">
            <text:p>6.6877656102</text:p>
          </table:table-cell>
          <table:table-cell table:formula="of:=POWER([.C2194]-6.75;2)" office:value-type="float" office:value="0.00387311927377839" calcext:value-type="float">
            <text:p>0.0038731193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.705403" calcext:value-type="float">
            <text:p>6.705403</text:p>
          </table:table-cell>
          <table:table-cell office:value-type="float" office:value="6.6874556129" calcext:value-type="float">
            <text:p>6.6874556129</text:p>
          </table:table-cell>
          <table:table-cell table:formula="of:=POWER([.C2195]-6.75;2)" office:value-type="float" office:value="0.00391180035771464" calcext:value-type="float">
            <text:p>0.0039118004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6.717039" calcext:value-type="float">
            <text:p>6.717039</text:p>
          </table:table-cell>
          <table:table-cell office:value-type="float" office:value="6.68708325" calcext:value-type="float">
            <text:p>6.68708325</text:p>
          </table:table-cell>
          <table:table-cell table:formula="of:=POWER([.C2196]-6.75;2)" office:value-type="float" office:value="0.00395851743056254" calcext:value-type="float">
            <text:p>0.0039585174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6.728015" calcext:value-type="float">
            <text:p>6.728015</text:p>
          </table:table-cell>
          <table:table-cell office:value-type="float" office:value="6.6866421694" calcext:value-type="float">
            <text:p>6.6866421694</text:p>
          </table:table-cell>
          <table:table-cell table:formula="of:=POWER([.C2197]-6.75;2)" office:value-type="float" office:value="0.00401421469833832" calcext:value-type="float">
            <text:p>0.0040142147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.738072" calcext:value-type="float">
            <text:p>6.738072</text:p>
          </table:table-cell>
          <table:table-cell office:value-type="float" office:value="6.6861280645" calcext:value-type="float">
            <text:p>6.6861280645</text:p>
          </table:table-cell>
          <table:table-cell table:formula="of:=POWER([.C2198]-6.75;2)" office:value-type="float" office:value="0.00407962414451615" calcext:value-type="float">
            <text:p>0.0040796241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6.747001" calcext:value-type="float">
            <text:p>6.747001</text:p>
          </table:table-cell>
          <table:table-cell office:value-type="float" office:value="6.6855386532" calcext:value-type="float">
            <text:p>6.6855386532</text:p>
          </table:table-cell>
          <table:table-cell table:formula="of:=POWER([.C2199]-6.75;2)" office:value-type="float" office:value="0.00415526523126986" calcext:value-type="float">
            <text:p>0.0041552652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6.754652" calcext:value-type="float">
            <text:p>6.754652</text:p>
          </table:table-cell>
          <table:table-cell office:value-type="float" office:value="6.6848736156" calcext:value-type="float">
            <text:p>6.6848736156</text:p>
          </table:table-cell>
          <table:table-cell table:formula="of:=POWER([.C2200]-6.75;2)" office:value-type="float" office:value="0.00424144594501657" calcext:value-type="float">
            <text:p>0.0042414459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.76094" calcext:value-type="float">
            <text:p>6.76094</text:p>
          </table:table-cell>
          <table:table-cell office:value-type="float" office:value="6.6841344866" calcext:value-type="float">
            <text:p>6.6841344866</text:p>
          </table:table-cell>
          <table:table-cell table:formula="of:=POWER([.C2201]-6.75;2)" office:value-type="float" office:value="0.00433826585544563" calcext:value-type="float">
            <text:p>0.0043382659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6.765841" calcext:value-type="float">
            <text:p>6.765841</text:p>
          </table:table-cell>
          <table:table-cell office:value-type="float" office:value="6.6833245134" calcext:value-type="float">
            <text:p>6.6833245134</text:p>
          </table:table-cell>
          <table:table-cell table:formula="of:=POWER([.C2202]-6.75;2)" office:value-type="float" office:value="0.00444562051334682" calcext:value-type="float">
            <text:p>0.0044456205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6.769393" calcext:value-type="float">
            <text:p>6.769393</text:p>
          </table:table-cell>
          <table:table-cell office:value-type="float" office:value="6.6824485027" calcext:value-type="float">
            <text:p>6.6824485027</text:p>
          </table:table-cell>
          <table:table-cell table:formula="of:=POWER([.C2203]-6.75;2)" office:value-type="float" office:value="0.00456320478747194" calcext:value-type="float">
            <text:p>0.0045632048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6.771691" calcext:value-type="float">
            <text:p>6.771691</text:p>
          </table:table-cell>
          <table:table-cell office:value-type="float" office:value="6.6815126559" calcext:value-type="float">
            <text:p>6.6815126559</text:p>
          </table:table-cell>
          <table:table-cell table:formula="of:=POWER([.C2204]-6.75;2)" office:value-type="float" office:value="0.00469051630187184" calcext:value-type="float">
            <text:p>0.0046905163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6.77288" calcext:value-type="float">
            <text:p>6.77288</text:p>
          </table:table-cell>
          <table:table-cell office:value-type="float" office:value="6.680524379" calcext:value-type="float">
            <text:p>6.680524379</text:p>
          </table:table-cell>
          <table:table-cell table:formula="of:=POWER([.C2205]-6.75;2)" office:value-type="float" office:value="0.00482686191333559" calcext:value-type="float">
            <text:p>0.0048268619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.773142" calcext:value-type="float">
            <text:p>6.773142</text:p>
          </table:table-cell>
          <table:table-cell office:value-type="float" office:value="6.6794921022" calcext:value-type="float">
            <text:p>6.6794921022</text:p>
          </table:table-cell>
          <table:table-cell table:formula="of:=POWER([.C2206]-6.75;2)" office:value-type="float" office:value="0.00497136365217521" calcext:value-type="float">
            <text:p>0.0049713637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.772687" calcext:value-type="float">
            <text:p>6.772687</text:p>
          </table:table-cell>
          <table:table-cell office:value-type="float" office:value="6.6784250914" calcext:value-type="float">
            <text:p>6.6784250914</text:p>
          </table:table-cell>
          <table:table-cell table:formula="of:=POWER([.C2207]-6.75;2)" office:value-type="float" office:value="0.00512296754109831" calcext:value-type="float">
            <text:p>0.0051229675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.77174" calcext:value-type="float">
            <text:p>6.77174</text:p>
          </table:table-cell>
          <table:table-cell office:value-type="float" office:value="6.6773332554" calcext:value-type="float">
            <text:p>6.6773332554</text:p>
          </table:table-cell>
          <table:table-cell table:formula="of:=POWER([.C2208]-6.75;2)" office:value-type="float" office:value="0.00528045577076166" calcext:value-type="float">
            <text:p>0.0052804558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6.770528" calcext:value-type="float">
            <text:p>6.770528</text:p>
          </table:table-cell>
          <table:table-cell office:value-type="float" office:value="6.6762269543" calcext:value-type="float">
            <text:p>6.6762269543</text:p>
          </table:table-cell>
          <table:table-cell table:formula="of:=POWER([.C2209]-6.75;2)" office:value-type="float" office:value="0.00544246227185434" calcext:value-type="float">
            <text:p>0.0054424623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.769271" calcext:value-type="float">
            <text:p>6.769271</text:p>
          </table:table-cell>
          <table:table-cell office:value-type="float" office:value="6.6751167957" calcext:value-type="float">
            <text:p>6.6751167957</text:p>
          </table:table-cell>
          <table:table-cell table:formula="of:=POWER([.C2210]-6.75;2)" office:value-type="float" office:value="0.00560749428623551" calcext:value-type="float">
            <text:p>0.0056074943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.768167" calcext:value-type="float">
            <text:p>6.768167</text:p>
          </table:table-cell>
          <table:table-cell office:value-type="float" office:value="6.6740134247" calcext:value-type="float">
            <text:p>6.6740134247</text:p>
          </table:table-cell>
          <table:table-cell table:formula="of:=POWER([.C2211]-6.75;2)" office:value-type="float" office:value="0.00577395962582257" calcext:value-type="float">
            <text:p>0.0057739596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6.767383" calcext:value-type="float">
            <text:p>6.767383</text:p>
          </table:table-cell>
          <table:table-cell office:value-type="float" office:value="6.6729273199" calcext:value-type="float">
            <text:p>6.6729273199</text:p>
          </table:table-cell>
          <table:table-cell table:formula="of:=POWER([.C2212]-6.75;2)" office:value-type="float" office:value="0.00594019801779689" calcext:value-type="float">
            <text:p>0.005940198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6.767052" calcext:value-type="float">
            <text:p>6.767052</text:p>
          </table:table-cell>
          <table:table-cell office:value-type="float" office:value="6.671868586" calcext:value-type="float">
            <text:p>6.671868586</text:p>
          </table:table-cell>
          <table:table-cell table:formula="of:=POWER([.C2213]-6.75;2)" office:value-type="float" office:value="0.00610451785363933" calcext:value-type="float">
            <text:p>0.0061045179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6.767268" calcext:value-type="float">
            <text:p>6.767268</text:p>
          </table:table-cell>
          <table:table-cell office:value-type="float" office:value="6.6708467285" calcext:value-type="float">
            <text:p>6.6708467285</text:p>
          </table:table-cell>
          <table:table-cell table:formula="of:=POWER([.C2214]-6.75;2)" office:value-type="float" office:value="0.00626524038915272" calcext:value-type="float">
            <text:p>0.0062652404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6.768078" calcext:value-type="float">
            <text:p>6.768078</text:p>
          </table:table-cell>
          <table:table-cell office:value-type="float" office:value="6.6698704489" calcext:value-type="float">
            <text:p>6.6698704489</text:p>
          </table:table-cell>
          <table:table-cell table:formula="of:=POWER([.C2215]-6.75;2)" office:value-type="float" office:value="0.00642074495948747" calcext:value-type="float">
            <text:p>0.006420745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.769493" calcext:value-type="float">
            <text:p>6.769493</text:p>
          </table:table-cell>
          <table:table-cell office:value-type="float" office:value="6.6689474516" calcext:value-type="float">
            <text:p>6.6689474516</text:p>
          </table:table-cell>
          <table:table-cell table:formula="of:=POWER([.C2216]-6.75;2)" office:value-type="float" office:value="0.0065695156021343" calcext:value-type="float">
            <text:p>0.0065695156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6.77148" calcext:value-type="float">
            <text:p>6.77148</text:p>
          </table:table-cell>
          <table:table-cell office:value-type="float" office:value="6.66808425" calcext:value-type="float">
            <text:p>6.66808425</text:p>
          </table:table-cell>
          <table:table-cell table:formula="of:=POWER([.C2217]-6.75;2)" office:value-type="float" office:value="0.00671019009806255" calcext:value-type="float">
            <text:p>0.0067101901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6.773979" calcext:value-type="float">
            <text:p>6.773979</text:p>
          </table:table-cell>
          <table:table-cell office:value-type="float" office:value="6.6672860188" calcext:value-type="float">
            <text:p>6.6672860188</text:p>
          </table:table-cell>
          <table:table-cell table:formula="of:=POWER([.C2218]-6.75;2)" office:value-type="float" office:value="0.00684160268595387" calcext:value-type="float">
            <text:p>0.0068416027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.7769" calcext:value-type="float">
            <text:p>6.7769</text:p>
          </table:table-cell>
          <table:table-cell office:value-type="float" office:value="6.6665564462" calcext:value-type="float">
            <text:p>6.6665564462</text:p>
          </table:table-cell>
          <table:table-cell table:formula="of:=POWER([.C2219]-6.75;2)" office:value-type="float" office:value="0.00696282667077357" calcext:value-type="float">
            <text:p>0.0069628267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.780134" calcext:value-type="float">
            <text:p>6.780134</text:p>
          </table:table-cell>
          <table:table-cell office:value-type="float" office:value="6.6658976505" calcext:value-type="float">
            <text:p>6.6658976505</text:p>
          </table:table-cell>
          <table:table-cell table:formula="of:=POWER([.C2220]-6.75;2)" office:value-type="float" office:value="0.00707320519142018" calcext:value-type="float">
            <text:p>0.0070732052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.783566" calcext:value-type="float">
            <text:p>6.783566</text:p>
          </table:table-cell>
          <table:table-cell office:value-type="float" office:value="6.665310121" calcext:value-type="float">
            <text:p>6.665310121</text:p>
          </table:table-cell>
          <table:table-cell table:formula="of:=POWER([.C2221]-6.75;2)" office:value-type="float" office:value="0.00717237560503463" calcext:value-type="float">
            <text:p>0.0071723756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6.787073" calcext:value-type="float">
            <text:p>6.787073</text:p>
          </table:table-cell>
          <table:table-cell office:value-type="float" office:value="6.6647926935" calcext:value-type="float">
            <text:p>6.6647926935</text:p>
          </table:table-cell>
          <table:table-cell table:formula="of:=POWER([.C2222]-6.75;2)" office:value-type="float" office:value="0.00726028508098496" calcext:value-type="float">
            <text:p>0.0072602851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6.790544" calcext:value-type="float">
            <text:p>6.790544</text:p>
          </table:table-cell>
          <table:table-cell office:value-type="float" office:value="6.6643425995" calcext:value-type="float">
            <text:p>6.6643425995</text:p>
          </table:table-cell>
          <table:table-cell table:formula="of:=POWER([.C2223]-6.75;2)" office:value-type="float" office:value="0.00733719026041735" calcext:value-type="float">
            <text:p>0.0073371903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6.793875" calcext:value-type="float">
            <text:p>6.793875</text:p>
          </table:table-cell>
          <table:table-cell office:value-type="float" office:value="6.6639555108" calcext:value-type="float">
            <text:p>6.6639555108</text:p>
          </table:table-cell>
          <table:table-cell table:formula="of:=POWER([.C2224]-6.75;2)" office:value-type="float" office:value="0.00740365412168889" calcext:value-type="float">
            <text:p>0.0074036541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.796981" calcext:value-type="float">
            <text:p>6.796981</text:p>
          </table:table-cell>
          <table:table-cell office:value-type="float" office:value="6.6636256801" calcext:value-type="float">
            <text:p>6.6636256801</text:p>
          </table:table-cell>
          <table:table-cell table:formula="of:=POWER([.C2225]-6.75;2)" office:value-type="float" office:value="0.00746052313818754" calcext:value-type="float">
            <text:p>0.0074605231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6.799799" calcext:value-type="float">
            <text:p>6.799799</text:p>
          </table:table-cell>
          <table:table-cell office:value-type="float" office:value="6.6633460833" calcext:value-type="float">
            <text:p>6.6633460833</text:p>
          </table:table-cell>
          <table:table-cell table:formula="of:=POWER([.C2226]-6.75;2)" office:value-type="float" office:value="0.00750890127945046" calcext:value-type="float">
            <text:p>0.0075089013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.80229" calcext:value-type="float">
            <text:p>6.80229</text:p>
          </table:table-cell>
          <table:table-cell office:value-type="float" office:value="6.6631086075" calcext:value-type="float">
            <text:p>6.6631086075</text:p>
          </table:table-cell>
          <table:table-cell table:formula="of:=POWER([.C2227]-6.75;2)" office:value-type="float" office:value="0.00755011409058908" calcext:value-type="float">
            <text:p>0.0075501141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.804436" calcext:value-type="float">
            <text:p>6.804436</text:p>
          </table:table-cell>
          <table:table-cell office:value-type="float" office:value="6.6629042661" calcext:value-type="float">
            <text:p>6.6629042661</text:p>
          </table:table-cell>
          <table:table-cell table:formula="of:=POWER([.C2228]-6.75;2)" office:value-type="float" office:value="0.00758566686357961" calcext:value-type="float">
            <text:p>0.0075856669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6.806247" calcext:value-type="float">
            <text:p>6.806247</text:p>
          </table:table-cell>
          <table:table-cell office:value-type="float" office:value="6.6627234462" calcext:value-type="float">
            <text:p>6.6627234462</text:p>
          </table:table-cell>
          <table:table-cell table:formula="of:=POWER([.C2229]-6.75;2)" office:value-type="float" office:value="0.00761719684320425" calcext:value-type="float">
            <text:p>0.0076171968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.807751" calcext:value-type="float">
            <text:p>6.807751</text:p>
          </table:table-cell>
          <table:table-cell office:value-type="float" office:value="6.6625561478" calcext:value-type="float">
            <text:p>6.6625561478</text:p>
          </table:table-cell>
          <table:table-cell table:formula="of:=POWER([.C2230]-6.75;2)" office:value-type="float" office:value="0.00764642728757542" calcext:value-type="float">
            <text:p>0.0076464273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.808998" calcext:value-type="float">
            <text:p>6.808998</text:p>
          </table:table-cell>
          <table:table-cell office:value-type="float" office:value="6.6623922473" calcext:value-type="float">
            <text:p>6.6623922473</text:p>
          </table:table-cell>
          <table:table-cell table:formula="of:=POWER([.C2231]-6.75;2)" office:value-type="float" office:value="0.00767511833314441" calcext:value-type="float">
            <text:p>0.0076751183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6.810051" calcext:value-type="float">
            <text:p>6.810051</text:p>
          </table:table-cell>
          <table:table-cell office:value-type="float" office:value="6.6622217446" calcext:value-type="float">
            <text:p>6.6622217446</text:p>
          </table:table-cell>
          <table:table-cell table:formula="of:=POWER([.C2232]-6.75;2)" office:value-type="float" office:value="0.00770502212106762" calcext:value-type="float">
            <text:p>0.0077050221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6.810985" calcext:value-type="float">
            <text:p>6.810985</text:p>
          </table:table-cell>
          <table:table-cell office:value-type="float" office:value="6.6620350081" calcext:value-type="float">
            <text:p>6.6620350081</text:p>
          </table:table-cell>
          <table:table-cell table:formula="of:=POWER([.C2233]-6.75;2)" office:value-type="float" office:value="0.00773783979996704" calcext:value-type="float">
            <text:p>0.0077378398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6.81188" calcext:value-type="float">
            <text:p>6.81188</text:p>
          </table:table-cell>
          <table:table-cell office:value-type="float" office:value="6.6618229919" calcext:value-type="float">
            <text:p>6.6618229919</text:p>
          </table:table-cell>
          <table:table-cell table:formula="of:=POWER([.C2234]-6.75;2)" office:value-type="float" office:value="0.00777518475746742" calcext:value-type="float">
            <text:p>0.0077751848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6.81282" calcext:value-type="float">
            <text:p>6.81282</text:p>
          </table:table-cell>
          <table:table-cell office:value-type="float" office:value="6.6615774382" calcext:value-type="float">
            <text:p>6.6615774382</text:p>
          </table:table-cell>
          <table:table-cell table:formula="of:=POWER([.C2235]-6.75;2)" office:value-type="float" office:value="0.00781854943527479" calcext:value-type="float">
            <text:p>0.0078185494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6.813885" calcext:value-type="float">
            <text:p>6.813885</text:p>
          </table:table-cell>
          <table:table-cell office:value-type="float" office:value="6.6612910349" calcext:value-type="float">
            <text:p>6.6612910349</text:p>
          </table:table-cell>
          <table:table-cell table:formula="of:=POWER([.C2236]-6.75;2)" office:value-type="float" office:value="0.00786928048911308" calcext:value-type="float">
            <text:p>0.0078692805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6.815147" calcext:value-type="float">
            <text:p>6.815147</text:p>
          </table:table-cell>
          <table:table-cell office:value-type="float" office:value="6.6609575457" calcext:value-type="float">
            <text:p>6.6609575457</text:p>
          </table:table-cell>
          <table:table-cell table:formula="of:=POWER([.C2237]-6.75;2)" office:value-type="float" office:value="0.00792855866776765" calcext:value-type="float">
            <text:p>0.0079285587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.816667" calcext:value-type="float">
            <text:p>6.816667</text:p>
          </table:table-cell>
          <table:table-cell office:value-type="float" office:value="6.6605719059" calcext:value-type="float">
            <text:p>6.6605719059</text:p>
          </table:table-cell>
          <table:table-cell table:formula="of:=POWER([.C2238]-6.75;2)" office:value-type="float" office:value="0.00799738401435839" calcext:value-type="float">
            <text:p>0.007997384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6.818494" calcext:value-type="float">
            <text:p>6.818494</text:p>
          </table:table-cell>
          <table:table-cell office:value-type="float" office:value="6.6601302769" calcext:value-type="float">
            <text:p>6.6601302769</text:p>
          </table:table-cell>
          <table:table-cell table:formula="of:=POWER([.C2239]-6.75;2)" office:value-type="float" office:value="0.00807656713007061" calcext:value-type="float">
            <text:p>0.0080765671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6.820657" calcext:value-type="float">
            <text:p>6.820657</text:p>
          </table:table-cell>
          <table:table-cell office:value-type="float" office:value="6.6596300591" calcext:value-type="float">
            <text:p>6.6596300591</text:p>
          </table:table-cell>
          <table:table-cell table:formula="of:=POWER([.C2240]-6.75;2)" office:value-type="float" office:value="0.00816672621826942" calcext:value-type="float">
            <text:p>0.0081667262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.823169" calcext:value-type="float">
            <text:p>6.823169</text:p>
          </table:table-cell>
          <table:table-cell office:value-type="float" office:value="6.6590698871" calcext:value-type="float">
            <text:p>6.6590698871</text:p>
          </table:table-cell>
          <table:table-cell table:formula="of:=POWER([.C2241]-6.75;2)" office:value-type="float" office:value="0.0082682854320067" calcext:value-type="float">
            <text:p>0.0082682854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.826021" calcext:value-type="float">
            <text:p>6.826021</text:p>
          </table:table-cell>
          <table:table-cell office:value-type="float" office:value="6.6584495833" calcext:value-type="float">
            <text:p>6.6584495833</text:p>
          </table:table-cell>
          <table:table-cell table:formula="of:=POWER([.C2242]-6.75;2)" office:value-type="float" office:value="0.00838147879794357" calcext:value-type="float">
            <text:p>0.0083814788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6.829184" calcext:value-type="float">
            <text:p>6.829184</text:p>
          </table:table-cell>
          <table:table-cell office:value-type="float" office:value="6.6577700995" calcext:value-type="float">
            <text:p>6.6577700995</text:p>
          </table:table-cell>
          <table:table-cell table:formula="of:=POWER([.C2243]-6.75;2)" office:value-type="float" office:value="0.00850635454623982" calcext:value-type="float">
            <text:p>0.0085063545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6.832613" calcext:value-type="float">
            <text:p>6.832613</text:p>
          </table:table-cell>
          <table:table-cell office:value-type="float" office:value="6.6570334435" calcext:value-type="float">
            <text:p>6.6570334435</text:p>
          </table:table-cell>
          <table:table-cell table:formula="of:=POWER([.C2244]-6.75;2)" office:value-type="float" office:value="0.00864278062746777" calcext:value-type="float">
            <text:p>0.0086427806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.83624" calcext:value-type="float">
            <text:p>6.83624</text:p>
          </table:table-cell>
          <table:table-cell office:value-type="float" office:value="6.656242578" calcext:value-type="float">
            <text:p>6.656242578</text:p>
          </table:table-cell>
          <table:table-cell table:formula="of:=POWER([.C2245]-6.75;2)" office:value-type="float" office:value="0.00879045418008599" calcext:value-type="float">
            <text:p>0.0087904542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6.839987" calcext:value-type="float">
            <text:p>6.839987</text:p>
          </table:table-cell>
          <table:table-cell office:value-type="float" office:value="6.6554013495" calcext:value-type="float">
            <text:p>6.6554013495</text:p>
          </table:table-cell>
          <table:table-cell table:formula="of:=POWER([.C2246]-6.75;2)" office:value-type="float" office:value="0.00894890467642116" calcext:value-type="float">
            <text:p>0.0089489047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6.843759" calcext:value-type="float">
            <text:p>6.843759</text:p>
          </table:table-cell>
          <table:table-cell office:value-type="float" office:value="6.6545143737" calcext:value-type="float">
            <text:p>6.6545143737</text:p>
          </table:table-cell>
          <table:table-cell table:formula="of:=POWER([.C2247]-6.75;2)" office:value-type="float" office:value="0.00911750482990332" calcext:value-type="float">
            <text:p>0.0091175048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6.847456" calcext:value-type="float">
            <text:p>6.847456</text:p>
          </table:table-cell>
          <table:table-cell office:value-type="float" office:value="6.6535869597" calcext:value-type="float">
            <text:p>6.6535869597</text:p>
          </table:table-cell>
          <table:table-cell table:formula="of:=POWER([.C2248]-6.75;2)" office:value-type="float" office:value="0.0092954743398894" calcext:value-type="float">
            <text:p>0.0092954743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.85097" calcext:value-type="float">
            <text:p>6.85097</text:p>
          </table:table-cell>
          <table:table-cell office:value-type="float" office:value="6.6526250108" calcext:value-type="float">
            <text:p>6.6526250108</text:p>
          </table:table-cell>
          <table:table-cell table:formula="of:=POWER([.C2249]-6.75;2)" office:value-type="float" office:value="0.0094818885217002" calcext:value-type="float">
            <text:p>0.0094818885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6.854196" calcext:value-type="float">
            <text:p>6.854196</text:p>
          </table:table-cell>
          <table:table-cell office:value-type="float" office:value="6.6516349516" calcext:value-type="float">
            <text:p>6.6516349516</text:p>
          </table:table-cell>
          <table:table-cell table:formula="of:=POWER([.C2250]-6.75;2)" office:value-type="float" office:value="0.00967568274673431" calcext:value-type="float">
            <text:p>0.0096756827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.85703" calcext:value-type="float">
            <text:p>6.85703</text:p>
          </table:table-cell>
          <table:table-cell office:value-type="float" office:value="6.6506236237" calcext:value-type="float">
            <text:p>6.6506236237</text:p>
          </table:table-cell>
          <table:table-cell table:formula="of:=POWER([.C2251]-6.75;2)" office:value-type="float" office:value="0.00987566416651928" calcext:value-type="float">
            <text:p>0.0098756642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6.859378" calcext:value-type="float">
            <text:p>6.859378</text:p>
          </table:table-cell>
          <table:table-cell office:value-type="float" office:value="6.6495982177" calcext:value-type="float">
            <text:p>6.6495982177</text:p>
          </table:table-cell>
          <table:table-cell table:formula="of:=POWER([.C2252]-6.75;2)" office:value-type="float" office:value="0.0100805178890165" calcext:value-type="float">
            <text:p>0.0100805179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6.861157" calcext:value-type="float">
            <text:p>6.861157</text:p>
          </table:table-cell>
          <table:table-cell office:value-type="float" office:value="6.648566172" calcext:value-type="float">
            <text:p>6.648566172</text:p>
          </table:table-cell>
          <table:table-cell table:formula="of:=POWER([.C2253]-6.75;2)" office:value-type="float" office:value="0.0102888214627336" calcext:value-type="float">
            <text:p>0.0102888215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6.862299" calcext:value-type="float">
            <text:p>6.862299</text:p>
          </table:table-cell>
          <table:table-cell office:value-type="float" office:value="6.6475350699" calcext:value-type="float">
            <text:p>6.6475350699</text:p>
          </table:table-cell>
          <table:table-cell table:formula="of:=POWER([.C2254]-6.75;2)" office:value-type="float" office:value="0.0104990619003979" calcext:value-type="float">
            <text:p>0.0104990619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.862754" calcext:value-type="float">
            <text:p>6.862754</text:p>
          </table:table-cell>
          <table:table-cell office:value-type="float" office:value="6.6465125457" calcext:value-type="float">
            <text:p>6.6465125457</text:p>
          </table:table-cell>
          <table:table-cell table:formula="of:=POWER([.C2255]-6.75;2)" office:value-type="float" office:value="0.0107096531974945" calcext:value-type="float">
            <text:p>0.0107096532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6.862488" calcext:value-type="float">
            <text:p>6.862488</text:p>
          </table:table-cell>
          <table:table-cell office:value-type="float" office:value="6.6455061559" calcext:value-type="float">
            <text:p>6.6455061559</text:p>
          </table:table-cell>
          <table:table-cell table:formula="of:=POWER([.C2256]-6.75;2)" office:value-type="float" office:value="0.0109189634547952" calcext:value-type="float">
            <text:p>0.0109189635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6.861492" calcext:value-type="float">
            <text:p>6.861492</text:p>
          </table:table-cell>
          <table:table-cell office:value-type="float" office:value="6.6445232688" calcext:value-type="float">
            <text:p>6.6445232688</text:p>
          </table:table-cell>
          <table:table-cell table:formula="of:=POWER([.C2257]-6.75;2)" office:value-type="float" office:value="0.011125340824637" calcext:value-type="float">
            <text:p>0.0111253408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6.859771" calcext:value-type="float">
            <text:p>6.859771</text:p>
          </table:table-cell>
          <table:table-cell office:value-type="float" office:value="6.643570914" calcext:value-type="float">
            <text:p>6.643570914</text:p>
          </table:table-cell>
          <table:table-cell table:formula="of:=POWER([.C2258]-6.75;2)" office:value-type="float" office:value="0.0113271503467955" calcext:value-type="float">
            <text:p>0.0113271503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6.857351" calcext:value-type="float">
            <text:p>6.857351</text:p>
          </table:table-cell>
          <table:table-cell office:value-type="float" office:value="6.6426556694" calcext:value-type="float">
            <text:p>6.6426556694</text:p>
          </table:table-cell>
          <table:table-cell table:formula="of:=POWER([.C2259]-6.75;2)" office:value-type="float" office:value="0.0115228053119621" calcext:value-type="float">
            <text:p>0.0115228053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6.854273" calcext:value-type="float">
            <text:p>6.854273</text:p>
          </table:table-cell>
          <table:table-cell office:value-type="float" office:value="6.6417835134" calcext:value-type="float">
            <text:p>6.6417835134</text:p>
          </table:table-cell>
          <table:table-cell table:formula="of:=POWER([.C2260]-6.75;2)" office:value-type="float" office:value="0.011710807972048" calcext:value-type="float">
            <text:p>0.011710808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.850594" calcext:value-type="float">
            <text:p>6.850594</text:p>
          </table:table-cell>
          <table:table-cell office:value-type="float" office:value="6.640959707" calcext:value-type="float">
            <text:p>6.640959707</text:p>
          </table:table-cell>
          <table:table-cell table:formula="of:=POWER([.C2261]-6.75;2)" office:value-type="float" office:value="0.0118897854975258" calcext:value-type="float">
            <text:p>0.0118897855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.846382" calcext:value-type="float">
            <text:p>6.846382</text:p>
          </table:table-cell>
          <table:table-cell office:value-type="float" office:value="6.6401886774" calcext:value-type="float">
            <text:p>6.6401886774</text:p>
          </table:table-cell>
          <table:table-cell table:formula="of:=POWER([.C2262]-6.75;2)" office:value-type="float" office:value="0.0120585265711612" calcext:value-type="float">
            <text:p>0.0120585266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6.841711" calcext:value-type="float">
            <text:p>6.841711</text:p>
          </table:table-cell>
          <table:table-cell office:value-type="float" office:value="6.6394739274" calcext:value-type="float">
            <text:p>6.6394739274</text:p>
          </table:table-cell>
          <table:table-cell table:formula="of:=POWER([.C2263]-6.75;2)" office:value-type="float" office:value="0.0122160127243805" calcext:value-type="float">
            <text:p>0.0122160127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6.836664" calcext:value-type="float">
            <text:p>6.836664</text:p>
          </table:table-cell>
          <table:table-cell office:value-type="float" office:value="6.6388179624" calcext:value-type="float">
            <text:p>6.6388179624</text:p>
          </table:table-cell>
          <table:table-cell table:formula="of:=POWER([.C2264]-6.75;2)" office:value-type="float" office:value="0.0123614454848878" calcext:value-type="float">
            <text:p>0.0123614455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.831325" calcext:value-type="float">
            <text:p>6.831325</text:p>
          </table:table-cell>
          <table:table-cell office:value-type="float" office:value="6.63822225" calcext:value-type="float">
            <text:p>6.63822225</text:p>
          </table:table-cell>
          <table:table-cell table:formula="of:=POWER([.C2265]-6.75;2)" office:value-type="float" office:value="0.0124942653950625" calcext:value-type="float">
            <text:p>0.0124942654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6.825781" calcext:value-type="float">
            <text:p>6.825781</text:p>
          </table:table-cell>
          <table:table-cell office:value-type="float" office:value="6.637687207" calcext:value-type="float">
            <text:p>6.637687207</text:p>
          </table:table-cell>
          <table:table-cell table:formula="of:=POWER([.C2266]-6.75;2)" office:value-type="float" office:value="0.0126141634714609" calcext:value-type="float">
            <text:p>0.0126141635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.820119" calcext:value-type="float">
            <text:p>6.820119</text:p>
          </table:table-cell>
          <table:table-cell office:value-type="float" office:value="6.637212207" calcext:value-type="float">
            <text:p>6.637212207</text:p>
          </table:table-cell>
          <table:table-cell table:formula="of:=POWER([.C2267]-6.75;2)" office:value-type="float" office:value="0.0127210862498108" calcext:value-type="float">
            <text:p>0.0127210862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6.814421" calcext:value-type="float">
            <text:p>6.814421</text:p>
          </table:table-cell>
          <table:table-cell office:value-type="float" office:value="6.636795629" calcext:value-type="float">
            <text:p>6.636795629</text:p>
          </table:table-cell>
          <table:table-cell table:formula="of:=POWER([.C2268]-6.75;2)" office:value-type="float" office:value="0.0128152296135057" calcext:value-type="float">
            <text:p>0.0128152296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.808771" calcext:value-type="float">
            <text:p>6.808771</text:p>
          </table:table-cell>
          <table:table-cell office:value-type="float" office:value="6.6364349435" calcext:value-type="float">
            <text:p>6.6364349435</text:p>
          </table:table-cell>
          <table:table-cell table:formula="of:=POWER([.C2269]-6.75;2)" office:value-type="float" office:value="0.0128970220578481" calcext:value-type="float">
            <text:p>0.0128970221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6.80325" calcext:value-type="float">
            <text:p>6.80325</text:p>
          </table:table-cell>
          <table:table-cell office:value-type="float" office:value="6.6361267903" calcext:value-type="float">
            <text:p>6.6361267903</text:p>
          </table:table-cell>
          <table:table-cell table:formula="of:=POWER([.C2270]-6.75;2)" office:value-type="float" office:value="0.0129671078873801" calcext:value-type="float">
            <text:p>0.0129671079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.797936" calcext:value-type="float">
            <text:p>6.797936</text:p>
          </table:table-cell>
          <table:table-cell office:value-type="float" office:value="6.6358671022" calcext:value-type="float">
            <text:p>6.6358671022</text:p>
          </table:table-cell>
          <table:table-cell table:formula="of:=POWER([.C2271]-6.75;2)" office:value-type="float" office:value="0.0130263183602253" calcext:value-type="float">
            <text:p>0.0130263184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6.792906" calcext:value-type="float">
            <text:p>6.792906</text:p>
          </table:table-cell>
          <table:table-cell office:value-type="float" office:value="6.6356512392" calcext:value-type="float">
            <text:p>6.6356512392</text:p>
          </table:table-cell>
          <table:table-cell table:formula="of:=POWER([.C2272]-6.75;2)" office:value-type="float" office:value="0.0130756390964957" calcext:value-type="float">
            <text:p>0.0130756391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6.788239" calcext:value-type="float">
            <text:p>6.788239</text:p>
          </table:table-cell>
          <table:table-cell office:value-type="float" office:value="6.6354741183" calcext:value-type="float">
            <text:p>6.6354741183</text:p>
          </table:table-cell>
          <table:table-cell table:formula="of:=POWER([.C2273]-6.75;2)" office:value-type="float" office:value="0.0131161775791623" calcext:value-type="float">
            <text:p>0.0131161776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6.784009" calcext:value-type="float">
            <text:p>6.784009</text:p>
          </table:table-cell>
          <table:table-cell office:value-type="float" office:value="6.6353303495" calcext:value-type="float">
            <text:p>6.6353303495</text:p>
          </table:table-cell>
          <table:table-cell table:formula="of:=POWER([.C2274]-6.75;2)" office:value-type="float" office:value="0.0131491287457921" calcext:value-type="float">
            <text:p>0.0131491287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.780294" calcext:value-type="float">
            <text:p>6.780294</text:p>
          </table:table-cell>
          <table:table-cell office:value-type="float" office:value="6.6352143871" calcext:value-type="float">
            <text:p>6.6352143871</text:p>
          </table:table-cell>
          <table:table-cell table:formula="of:=POWER([.C2275]-6.75;2)" office:value-type="float" office:value="0.0131757369288287" calcext:value-type="float">
            <text:p>0.0131757369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6.777166" calcext:value-type="float">
            <text:p>6.777166</text:p>
          </table:table-cell>
          <table:table-cell office:value-type="float" office:value="6.6351206425" calcext:value-type="float">
            <text:p>6.6351206425</text:p>
          </table:table-cell>
          <table:table-cell table:formula="of:=POWER([.C2276]-6.75;2)" office:value-type="float" office:value="0.0131972667796127" calcext:value-type="float">
            <text:p>0.0131972668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6.774699" calcext:value-type="float">
            <text:p>6.774699</text:p>
          </table:table-cell>
          <table:table-cell office:value-type="float" office:value="6.6350436237" calcext:value-type="float">
            <text:p>6.6350436237</text:p>
          </table:table-cell>
          <table:table-cell table:formula="of:=POWER([.C2277]-6.75;2)" office:value-type="float" office:value="0.0132149684520273" calcext:value-type="float">
            <text:p>0.0132149685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6.772958" calcext:value-type="float">
            <text:p>6.772958</text:p>
          </table:table-cell>
          <table:table-cell office:value-type="float" office:value="6.6349780215" calcext:value-type="float">
            <text:p>6.6349780215</text:p>
          </table:table-cell>
          <table:table-cell table:formula="of:=POWER([.C2278]-6.75;2)" office:value-type="float" office:value="0.0132300555380544" calcext:value-type="float">
            <text:p>0.0132300555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6.772006" calcext:value-type="float">
            <text:p>6.772006</text:p>
          </table:table-cell>
          <table:table-cell office:value-type="float" office:value="6.6349188253" calcext:value-type="float">
            <text:p>6.6349188253</text:p>
          </table:table-cell>
          <table:table-cell table:formula="of:=POWER([.C2279]-6.75;2)" office:value-type="float" office:value="0.013243676770332" calcext:value-type="float">
            <text:p>0.0132436768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6.771893" calcext:value-type="float">
            <text:p>6.771893</text:p>
          </table:table-cell>
          <table:table-cell office:value-type="float" office:value="6.6348613817" calcext:value-type="float">
            <text:p>6.6348613817</text:p>
          </table:table-cell>
          <table:table-cell table:formula="of:=POWER([.C2280]-6.75;2)" office:value-type="float" office:value="0.013256901424033" calcext:value-type="float">
            <text:p>0.0132569014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.77266" calcext:value-type="float">
            <text:p>6.77266</text:p>
          </table:table-cell>
          <table:table-cell office:value-type="float" office:value="6.6348014677" calcext:value-type="float">
            <text:p>6.6348014677</text:p>
          </table:table-cell>
          <table:table-cell table:formula="of:=POWER([.C2281]-6.75;2)" office:value-type="float" office:value="0.0132707018440741" calcext:value-type="float">
            <text:p>0.0132707018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6.774331" calcext:value-type="float">
            <text:p>6.774331</text:p>
          </table:table-cell>
          <table:table-cell office:value-type="float" office:value="6.634735328" calcext:value-type="float">
            <text:p>6.634735328</text:p>
          </table:table-cell>
          <table:table-cell table:formula="of:=POWER([.C2282]-6.75;2)" office:value-type="float" office:value="0.0132859446112677" calcext:value-type="float">
            <text:p>0.0132859446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6.776914" calcext:value-type="float">
            <text:p>6.776914</text:p>
          </table:table-cell>
          <table:table-cell office:value-type="float" office:value="6.6346597124" calcext:value-type="float">
            <text:p>6.6346597124</text:p>
          </table:table-cell>
          <table:table-cell table:formula="of:=POWER([.C2283]-6.75;2)" office:value-type="float" office:value="0.0133033819436506" calcext:value-type="float">
            <text:p>0.0133033819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6.7804" calcext:value-type="float">
            <text:p>6.7804</text:p>
          </table:table-cell>
          <table:table-cell office:value-type="float" office:value="6.6345718952" calcext:value-type="float">
            <text:p>6.6345718952</text:p>
          </table:table-cell>
          <table:table-cell table:formula="of:=POWER([.C2284]-6.75;2)" office:value-type="float" office:value="0.0133236473777199" calcext:value-type="float">
            <text:p>0.0133236474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.784756" calcext:value-type="float">
            <text:p>6.784756</text:p>
          </table:table-cell>
          <table:table-cell office:value-type="float" office:value="6.634469664" calcext:value-type="float">
            <text:p>6.634469664</text:p>
          </table:table-cell>
          <table:table-cell table:formula="of:=POWER([.C2285]-6.75;2)" office:value-type="float" office:value="0.0133472585362729" calcext:value-type="float">
            <text:p>0.0133472585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.789933" calcext:value-type="float">
            <text:p>6.789933</text:p>
          </table:table-cell>
          <table:table-cell office:value-type="float" office:value="6.6343513306" calcext:value-type="float">
            <text:p>6.6343513306</text:p>
          </table:table-cell>
          <table:table-cell table:formula="of:=POWER([.C2286]-6.75;2)" office:value-type="float" office:value="0.0133746147339904" calcext:value-type="float">
            <text:p>0.0133746147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.79586" calcext:value-type="float">
            <text:p>6.79586</text:p>
          </table:table-cell>
          <table:table-cell office:value-type="float" office:value="6.6342156935" calcext:value-type="float">
            <text:p>6.6342156935</text:p>
          </table:table-cell>
          <table:table-cell table:formula="of:=POWER([.C2287]-6.75;2)" office:value-type="float" office:value="0.013406005631686" calcext:value-type="float">
            <text:p>0.0134060056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6.802449" calcext:value-type="float">
            <text:p>6.802449</text:p>
          </table:table-cell>
          <table:table-cell office:value-type="float" office:value="6.6340620215" calcext:value-type="float">
            <text:p>6.6340620215</text:p>
          </table:table-cell>
          <table:table-cell table:formula="of:=POWER([.C2288]-6.75;2)" office:value-type="float" office:value="0.0134416148586664" calcext:value-type="float">
            <text:p>0.0134416149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6.809597" calcext:value-type="float">
            <text:p>6.809597</text:p>
          </table:table-cell>
          <table:table-cell office:value-type="float" office:value="6.6338900081" calcext:value-type="float">
            <text:p>6.6338900081</text:p>
          </table:table-cell>
          <table:table-cell table:formula="of:=POWER([.C2289]-6.75;2)" office:value-type="float" office:value="0.0134815302190181" calcext:value-type="float">
            <text:p>0.0134815302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.81719" calcext:value-type="float">
            <text:p>6.81719</text:p>
          </table:table-cell>
          <table:table-cell office:value-type="float" office:value="6.6336997258" calcext:value-type="float">
            <text:p>6.6336997258</text:p>
          </table:table-cell>
          <table:table-cell table:formula="of:=POWER([.C2290]-6.75;2)" office:value-type="float" office:value="0.0135257537789953" calcext:value-type="float">
            <text:p>0.0135257538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.825106" calcext:value-type="float">
            <text:p>6.825106</text:p>
          </table:table-cell>
          <table:table-cell office:value-type="float" office:value="6.6334915645" calcext:value-type="float">
            <text:p>6.6334915645</text:p>
          </table:table-cell>
          <table:table-cell table:formula="of:=POWER([.C2291]-6.75;2)" office:value-type="float" office:value="0.0135742155426577" calcext:value-type="float">
            <text:p>0.0135742155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6.833219" calcext:value-type="float">
            <text:p>6.833219</text:p>
          </table:table-cell>
          <table:table-cell office:value-type="float" office:value="6.6332661828" calcext:value-type="float">
            <text:p>6.6332661828</text:p>
          </table:table-cell>
          <table:table-cell table:formula="of:=POWER([.C2292]-6.75;2)" office:value-type="float" office:value="0.013626784078083" calcext:value-type="float">
            <text:p>0.0136267841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.841403" calcext:value-type="float">
            <text:p>6.841403</text:p>
          </table:table-cell>
          <table:table-cell office:value-type="float" office:value="6.6330244328" calcext:value-type="float">
            <text:p>6.6330244328</text:p>
          </table:table-cell>
          <table:table-cell table:formula="of:=POWER([.C2293]-6.75;2)" office:value-type="float" office:value="0.0136832833217617" calcext:value-type="float">
            <text:p>0.0136832833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6.849536" calcext:value-type="float">
            <text:p>6.849536</text:p>
          </table:table-cell>
          <table:table-cell office:value-type="float" office:value="6.6327673065" calcext:value-type="float">
            <text:p>6.6327673065</text:p>
          </table:table-cell>
          <table:table-cell table:formula="of:=POWER([.C2294]-6.75;2)" office:value-type="float" office:value="0.013743504425265" calcext:value-type="float">
            <text:p>0.0137435044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.857506" calcext:value-type="float">
            <text:p>6.857506</text:p>
          </table:table-cell>
          <table:table-cell office:value-type="float" office:value="6.632495871" calcext:value-type="float">
            <text:p>6.632495871</text:p>
          </table:table-cell>
          <table:table-cell table:formula="of:=POWER([.C2295]-6.75;2)" office:value-type="float" office:value="0.0138072203320487" calcext:value-type="float">
            <text:p>0.0138072203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6.865207" calcext:value-type="float">
            <text:p>6.865207</text:p>
          </table:table-cell>
          <table:table-cell office:value-type="float" office:value="6.6322112016" calcext:value-type="float">
            <text:p>6.6322112016</text:p>
          </table:table-cell>
          <table:table-cell table:formula="of:=POWER([.C2296]-6.75;2)" office:value-type="float" office:value="0.0138742010285159" calcext:value-type="float">
            <text:p>0.013874201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.872547" calcext:value-type="float">
            <text:p>6.872547</text:p>
          </table:table-cell>
          <table:table-cell office:value-type="float" office:value="6.6319143441" calcext:value-type="float">
            <text:p>6.6319143441</text:p>
          </table:table-cell>
          <table:table-cell table:formula="of:=POWER([.C2297]-6.75;2)" office:value-type="float" office:value="0.0139442221293332" calcext:value-type="float">
            <text:p>0.0139442221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6.879448" calcext:value-type="float">
            <text:p>6.879448</text:p>
          </table:table-cell>
          <table:table-cell office:value-type="float" office:value="6.6316062661" calcext:value-type="float">
            <text:p>6.6316062661</text:p>
          </table:table-cell>
          <table:table-cell table:formula="of:=POWER([.C2298]-6.75;2)" office:value-type="float" office:value="0.0140170762267839" calcext:value-type="float">
            <text:p>0.0140170762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.885841" calcext:value-type="float">
            <text:p>6.885841</text:p>
          </table:table-cell>
          <table:table-cell office:value-type="float" office:value="6.6312878253" calcext:value-type="float">
            <text:p>6.6312878253</text:p>
          </table:table-cell>
          <table:table-cell table:formula="of:=POWER([.C2299]-6.75;2)" office:value-type="float" office:value="0.0140925804220033" calcext:value-type="float">
            <text:p>0.0140925804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6.891673" calcext:value-type="float">
            <text:p>6.891673</text:p>
          </table:table-cell>
          <table:table-cell office:value-type="float" office:value="6.6309597661" calcext:value-type="float">
            <text:p>6.6309597661</text:p>
          </table:table-cell>
          <table:table-cell table:formula="of:=POWER([.C2300]-6.75;2)" office:value-type="float" office:value="0.0141705772869667" calcext:value-type="float">
            <text:p>0.0141705773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.896899" calcext:value-type="float">
            <text:p>6.896899</text:p>
          </table:table-cell>
          <table:table-cell office:value-type="float" office:value="6.630622707" calcext:value-type="float">
            <text:p>6.630622707</text:p>
          </table:table-cell>
          <table:table-cell table:formula="of:=POWER([.C2301]-6.75;2)" office:value-type="float" office:value="0.0142509380840079" calcext:value-type="float">
            <text:p>0.0142509381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.901484" calcext:value-type="float">
            <text:p>6.901484</text:p>
          </table:table-cell>
          <table:table-cell office:value-type="float" office:value="6.6302771694" calcext:value-type="float">
            <text:p>6.6302771694</text:p>
          </table:table-cell>
          <table:table-cell table:formula="of:=POWER([.C2302]-6.75;2)" office:value-type="float" office:value="0.0143335561668762" calcext:value-type="float">
            <text:p>0.0143335562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6.905402" calcext:value-type="float">
            <text:p>6.905402</text:p>
          </table:table-cell>
          <table:table-cell office:value-type="float" office:value="6.6299236022" calcext:value-type="float">
            <text:p>6.6299236022</text:p>
          </table:table-cell>
          <table:table-cell table:formula="of:=POWER([.C2303]-6.75;2)" office:value-type="float" office:value="0.0144183413086239" calcext:value-type="float">
            <text:p>0.0144183413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6.908631" calcext:value-type="float">
            <text:p>6.908631</text:p>
          </table:table-cell>
          <table:table-cell office:value-type="float" office:value="6.6295624274" calcext:value-type="float">
            <text:p>6.6295624274</text:p>
          </table:table-cell>
          <table:table-cell table:formula="of:=POWER([.C2304]-6.75;2)" office:value-type="float" office:value="0.0145052088937803" calcext:value-type="float">
            <text:p>0.0145052089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6.911155" calcext:value-type="float">
            <text:p>6.911155</text:p>
          </table:table-cell>
          <table:table-cell office:value-type="float" office:value="6.6291940941" calcext:value-type="float">
            <text:p>6.6291940941</text:p>
          </table:table-cell>
          <table:table-cell table:formula="of:=POWER([.C2305]-6.75;2)" office:value-type="float" office:value="0.0145940669003197" calcext:value-type="float">
            <text:p>0.0145940669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6.91296" calcext:value-type="float">
            <text:p>6.91296</text:p>
          </table:table-cell>
          <table:table-cell office:value-type="float" office:value="6.6288191398" calcext:value-type="float">
            <text:p>6.6288191398</text:p>
          </table:table-cell>
          <table:table-cell table:formula="of:=POWER([.C2306]-6.75;2)" office:value-type="float" office:value="0.0146848008788119" calcext:value-type="float">
            <text:p>0.0146848009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6.914035" calcext:value-type="float">
            <text:p>6.914035</text:p>
          </table:table-cell>
          <table:table-cell office:value-type="float" office:value="6.6284382581" calcext:value-type="float">
            <text:p>6.6284382581</text:p>
          </table:table-cell>
          <table:table-cell table:formula="of:=POWER([.C2307]-6.75;2)" office:value-type="float" office:value="0.0147772570937622" calcext:value-type="float">
            <text:p>0.0147772571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6.914374" calcext:value-type="float">
            <text:p>6.914374</text:p>
          </table:table-cell>
          <table:table-cell office:value-type="float" office:value="6.6280523495" calcext:value-type="float">
            <text:p>6.6280523495</text:p>
          </table:table-cell>
          <table:table-cell table:formula="of:=POWER([.C2308]-6.75;2)" office:value-type="float" office:value="0.0148712294624702" calcext:value-type="float">
            <text:p>0.0148712295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6.91397" calcext:value-type="float">
            <text:p>6.91397</text:p>
          </table:table-cell>
          <table:table-cell office:value-type="float" office:value="6.6276625806" calcext:value-type="float">
            <text:p>6.6276625806</text:p>
          </table:table-cell>
          <table:table-cell table:formula="of:=POWER([.C2309]-6.75;2)" office:value-type="float" office:value="0.0149664441854515" calcext:value-type="float">
            <text:p>0.0149664442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6.912825" calcext:value-type="float">
            <text:p>6.912825</text:p>
          </table:table-cell>
          <table:table-cell office:value-type="float" office:value="6.6272704328" calcext:value-type="float">
            <text:p>6.6272704328</text:p>
          </table:table-cell>
          <table:table-cell table:formula="of:=POWER([.C2310]-6.75;2)" office:value-type="float" office:value="0.0150625466650994" calcext:value-type="float">
            <text:p>0.0150625467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.910942" calcext:value-type="float">
            <text:p>6.910942</text:p>
          </table:table-cell>
          <table:table-cell office:value-type="float" office:value="6.6268777177" calcext:value-type="float">
            <text:p>6.6268777177</text:p>
          </table:table-cell>
          <table:table-cell table:formula="of:=POWER([.C2311]-6.75;2)" office:value-type="float" office:value="0.0151590963987608" calcext:value-type="float">
            <text:p>0.0151590964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6.908333" calcext:value-type="float">
            <text:p>6.908333</text:p>
          </table:table-cell>
          <table:table-cell office:value-type="float" office:value="6.6264865941" calcext:value-type="float">
            <text:p>6.6264865941</text:p>
          </table:table-cell>
          <table:table-cell table:formula="of:=POWER([.C2312]-6.75;2)" office:value-type="float" office:value="0.0152555614370181" calcext:value-type="float">
            <text:p>0.0152555614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6.905014" calcext:value-type="float">
            <text:p>6.905014</text:p>
          </table:table-cell>
          <table:table-cell office:value-type="float" office:value="6.6260995538" calcext:value-type="float">
            <text:p>6.6260995538</text:p>
          </table:table-cell>
          <table:table-cell table:formula="of:=POWER([.C2313]-6.75;2)" office:value-type="float" office:value="0.0153513205685592" calcext:value-type="float">
            <text:p>0.0153513206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6.901013" calcext:value-type="float">
            <text:p>6.901013</text:p>
          </table:table-cell>
          <table:table-cell office:value-type="float" office:value="6.6257193978" calcext:value-type="float">
            <text:p>6.6257193978</text:p>
          </table:table-cell>
          <table:table-cell table:formula="of:=POWER([.C2314]-6.75;2)" office:value-type="float" office:value="0.0154456680831946" calcext:value-type="float">
            <text:p>0.0154456681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.896364" calcext:value-type="float">
            <text:p>6.896364</text:p>
          </table:table-cell>
          <table:table-cell office:value-type="float" office:value="6.6253491828" calcext:value-type="float">
            <text:p>6.6253491828</text:p>
          </table:table-cell>
          <table:table-cell table:formula="of:=POWER([.C2315]-6.75;2)" office:value-type="float" office:value="0.0155378262286278" calcext:value-type="float">
            <text:p>0.0155378262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6.891112" calcext:value-type="float">
            <text:p>6.891112</text:p>
          </table:table-cell>
          <table:table-cell office:value-type="float" office:value="6.6249921532" calcext:value-type="float">
            <text:p>6.6249921532</text:p>
          </table:table-cell>
          <table:table-cell table:formula="of:=POWER([.C2316]-6.75;2)" office:value-type="float" office:value="0.0156269617615723" calcext:value-type="float">
            <text:p>0.0156269618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.885309" calcext:value-type="float">
            <text:p>6.885309</text:p>
          </table:table-cell>
          <table:table-cell office:value-type="float" office:value="6.6246516586" calcext:value-type="float">
            <text:p>6.6246516586</text:p>
          </table:table-cell>
          <table:table-cell table:formula="of:=POWER([.C2317]-6.75;2)" office:value-type="float" office:value="0.0157122066917309" calcext:value-type="float">
            <text:p>0.0157122067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6.879015" calcext:value-type="float">
            <text:p>6.879015</text:p>
          </table:table-cell>
          <table:table-cell office:value-type="float" office:value="6.6243310672" calcext:value-type="float">
            <text:p>6.6243310672</text:p>
          </table:table-cell>
          <table:table-cell table:formula="of:=POWER([.C2318]-6.75;2)" office:value-type="float" office:value="0.0157926806710909" calcext:value-type="float">
            <text:p>0.0157926807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6.872295" calcext:value-type="float">
            <text:p>6.872295</text:p>
          </table:table-cell>
          <table:table-cell office:value-type="float" office:value="6.6240336613" calcext:value-type="float">
            <text:p>6.6240336613</text:p>
          </table:table-cell>
          <table:table-cell table:formula="of:=POWER([.C2319]-6.75;2)" office:value-type="float" office:value="0.015867518485483" calcext:value-type="float">
            <text:p>0.0158675185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6.865219" calcext:value-type="float">
            <text:p>6.865219</text:p>
          </table:table-cell>
          <table:table-cell office:value-type="float" office:value="6.6237625538" calcext:value-type="float">
            <text:p>6.6237625538</text:p>
          </table:table-cell>
          <table:table-cell table:formula="of:=POWER([.C2320]-6.75;2)" office:value-type="float" office:value="0.0159358928230979" calcext:value-type="float">
            <text:p>0.0159358928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.85786" calcext:value-type="float">
            <text:p>6.85786</text:p>
          </table:table-cell>
          <table:table-cell office:value-type="float" office:value="6.623520586" calcext:value-type="float">
            <text:p>6.623520586</text:p>
          </table:table-cell>
          <table:table-cell table:formula="of:=POWER([.C2321]-6.75;2)" office:value-type="float" office:value="0.0159970421657835" calcext:value-type="float">
            <text:p>0.0159970422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6.850287" calcext:value-type="float">
            <text:p>6.850287</text:p>
          </table:table-cell>
          <table:table-cell office:value-type="float" office:value="6.6233102446" calcext:value-type="float">
            <text:p>6.6233102446</text:p>
          </table:table-cell>
          <table:table-cell table:formula="of:=POWER([.C2322]-6.75;2)" office:value-type="float" office:value="0.0160502941233119" calcext:value-type="float">
            <text:p>0.0160502941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6.842571" calcext:value-type="float">
            <text:p>6.842571</text:p>
          </table:table-cell>
          <table:table-cell office:value-type="float" office:value="6.6231335995" calcext:value-type="float">
            <text:p>6.6231335995</text:p>
          </table:table-cell>
          <table:table-cell table:formula="of:=POWER([.C2323]-6.75;2)" office:value-type="float" office:value="0.0160950835758264" calcext:value-type="float">
            <text:p>0.0160950836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6.834775" calcext:value-type="float">
            <text:p>6.834775</text:p>
          </table:table-cell>
          <table:table-cell office:value-type="float" office:value="6.62299225" calcext:value-type="float">
            <text:p>6.62299225</text:p>
          </table:table-cell>
          <table:table-cell table:formula="of:=POWER([.C2324]-6.75;2)" office:value-type="float" office:value="0.0161309685600624" calcext:value-type="float">
            <text:p>0.0161309686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6.826957" calcext:value-type="float">
            <text:p>6.826957</text:p>
          </table:table-cell>
          <table:table-cell office:value-type="float" office:value="6.6228872876" calcext:value-type="float">
            <text:p>6.6228872876</text:p>
          </table:table-cell>
          <table:table-cell table:formula="of:=POWER([.C2325]-6.75;2)" office:value-type="float" office:value="0.0161576416536851" calcext:value-type="float">
            <text:p>0.0161576417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6.819169" calcext:value-type="float">
            <text:p>6.819169</text:p>
          </table:table-cell>
          <table:table-cell office:value-type="float" office:value="6.6228192876" calcext:value-type="float">
            <text:p>6.6228192876</text:p>
          </table:table-cell>
          <table:table-cell table:formula="of:=POWER([.C2326]-6.75;2)" office:value-type="float" office:value="0.0161749336065714" calcext:value-type="float">
            <text:p>0.0161749336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6.811454" calcext:value-type="float">
            <text:p>6.811454</text:p>
          </table:table-cell>
          <table:table-cell office:value-type="float" office:value="6.6227883118" calcext:value-type="float">
            <text:p>6.6227883118</text:p>
          </table:table-cell>
          <table:table-cell table:formula="of:=POWER([.C2327]-6.75;2)" office:value-type="float" office:value="0.016182813614694" calcext:value-type="float">
            <text:p>0.0161828136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6.803846" calcext:value-type="float">
            <text:p>6.803846</text:p>
          </table:table-cell>
          <table:table-cell office:value-type="float" office:value="6.6227939274" calcext:value-type="float">
            <text:p>6.6227939274</text:p>
          </table:table-cell>
          <table:table-cell table:formula="of:=POWER([.C2328]-6.75;2)" office:value-type="float" office:value="0.0161813849063165" calcext:value-type="float">
            <text:p>0.0161813849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6.796374" calcext:value-type="float">
            <text:p>6.796374</text:p>
          </table:table-cell>
          <table:table-cell office:value-type="float" office:value="6.6228352634" calcext:value-type="float">
            <text:p>6.6228352634</text:p>
          </table:table-cell>
          <table:table-cell table:formula="of:=POWER([.C2329]-6.75;2)" office:value-type="float" office:value="0.0161708702345474" calcext:value-type="float">
            <text:p>0.0161708702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6.78906" calcext:value-type="float">
            <text:p>6.78906</text:p>
          </table:table-cell>
          <table:table-cell office:value-type="float" office:value="6.6229110457" calcext:value-type="float">
            <text:p>6.6229110457</text:p>
          </table:table-cell>
          <table:table-cell table:formula="of:=POWER([.C2330]-6.75;2)" office:value-type="float" office:value="0.0161516023050674" calcext:value-type="float">
            <text:p>0.0161516023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.781924" calcext:value-type="float">
            <text:p>6.781924</text:p>
          </table:table-cell>
          <table:table-cell office:value-type="float" office:value="6.6230196667" calcext:value-type="float">
            <text:p>6.6230196667</text:p>
          </table:table-cell>
          <table:table-cell table:formula="of:=POWER([.C2331]-6.75;2)" office:value-type="float" office:value="0.016124005044979" calcext:value-type="float">
            <text:p>0.016124005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6.774981" calcext:value-type="float">
            <text:p>6.774981</text:p>
          </table:table-cell>
          <table:table-cell office:value-type="float" office:value="6.6231592554" calcext:value-type="float">
            <text:p>6.6231592554</text:p>
          </table:table-cell>
          <table:table-cell table:formula="of:=POWER([.C2332]-6.75;2)" office:value-type="float" office:value="0.0160885744906824" calcext:value-type="float">
            <text:p>0.0160885745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6.768249" calcext:value-type="float">
            <text:p>6.768249</text:p>
          </table:table-cell>
          <table:table-cell office:value-type="float" office:value="6.6233277419" calcext:value-type="float">
            <text:p>6.6233277419</text:p>
          </table:table-cell>
          <table:table-cell table:formula="of:=POWER([.C2333]-6.75;2)" office:value-type="float" office:value="0.0160458609721531" calcext:value-type="float">
            <text:p>0.016045861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6.761747" calcext:value-type="float">
            <text:p>6.761747</text:p>
          </table:table-cell>
          <table:table-cell office:value-type="float" office:value="6.6235229328" calcext:value-type="float">
            <text:p>6.6235229328</text:p>
          </table:table-cell>
          <table:table-cell table:formula="of:=POWER([.C2334]-6.75;2)" office:value-type="float" office:value="0.0159964485275132" calcext:value-type="float">
            <text:p>0.0159964485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.755501" calcext:value-type="float">
            <text:p>6.755501</text:p>
          </table:table-cell>
          <table:table-cell office:value-type="float" office:value="6.6237425672" calcext:value-type="float">
            <text:p>6.6237425672</text:p>
          </table:table-cell>
          <table:table-cell table:formula="of:=POWER([.C2335]-6.75;2)" office:value-type="float" office:value="0.0159409393372465" calcext:value-type="float">
            <text:p>0.0159409393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6.74954" calcext:value-type="float">
            <text:p>6.74954</text:p>
          </table:table-cell>
          <table:table-cell office:value-type="float" office:value="6.6239843763" calcext:value-type="float">
            <text:p>6.6239843763</text:p>
          </table:table-cell>
          <table:table-cell table:formula="of:=POWER([.C2336]-6.75;2)" office:value-type="float" office:value="0.0158799374165" calcext:value-type="float">
            <text:p>0.0158799374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6.743905" calcext:value-type="float">
            <text:p>6.743905</text:p>
          </table:table-cell>
          <table:table-cell office:value-type="float" office:value="6.6242461398" calcext:value-type="float">
            <text:p>6.6242461398</text:p>
          </table:table-cell>
          <table:table-cell table:formula="of:=POWER([.C2337]-6.75;2)" office:value-type="float" office:value="0.0158140333552011" calcext:value-type="float">
            <text:p>0.0158140334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6.738642" calcext:value-type="float">
            <text:p>6.738642</text:p>
          </table:table-cell>
          <table:table-cell office:value-type="float" office:value="6.6245257043" calcext:value-type="float">
            <text:p>6.6245257043</text:p>
          </table:table-cell>
          <table:table-cell table:formula="of:=POWER([.C2338]-6.75;2)" office:value-type="float" office:value="0.0157437988814111" calcext:value-type="float">
            <text:p>0.0157437989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.733806" calcext:value-type="float">
            <text:p>6.733806</text:p>
          </table:table-cell>
          <table:table-cell office:value-type="float" office:value="6.6248210269" calcext:value-type="float">
            <text:p>6.6248210269</text:p>
          </table:table-cell>
          <table:table-cell table:formula="of:=POWER([.C2339]-6.75;2)" office:value-type="float" office:value="0.0156697753063705" calcext:value-type="float">
            <text:p>0.0156697753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6.729459" calcext:value-type="float">
            <text:p>6.729459</text:p>
          </table:table-cell>
          <table:table-cell office:value-type="float" office:value="6.6251301855" calcext:value-type="float">
            <text:p>6.6251301855</text:p>
          </table:table-cell>
          <table:table-cell table:formula="of:=POWER([.C2340]-6.75;2)" office:value-type="float" office:value="0.0155924705732645" calcext:value-type="float">
            <text:p>0.0155924706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.725667" calcext:value-type="float">
            <text:p>6.725667</text:p>
          </table:table-cell>
          <table:table-cell office:value-type="float" office:value="6.6254513871" calcext:value-type="float">
            <text:p>6.6254513871</text:p>
          </table:table-cell>
          <table:table-cell table:formula="of:=POWER([.C2341]-6.75;2)" office:value-type="float" office:value="0.015512356975314" calcext:value-type="float">
            <text:p>0.015512357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6.7225" calcext:value-type="float">
            <text:p>6.7225</text:p>
          </table:table-cell>
          <table:table-cell office:value-type="float" office:value="6.6257829731" calcext:value-type="float">
            <text:p>6.6257829731</text:p>
          </table:table-cell>
          <table:table-cell table:formula="of:=POWER([.C2342]-6.75;2)" office:value-type="float" office:value="0.0154298697718754" calcext:value-type="float">
            <text:p>0.0154298698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6.720023" calcext:value-type="float">
            <text:p>6.720023</text:p>
          </table:table-cell>
          <table:table-cell office:value-type="float" office:value="6.6261234059" calcext:value-type="float">
            <text:p>6.6261234059</text:p>
          </table:table-cell>
          <table:table-cell table:formula="of:=POWER([.C2343]-6.75;2)" office:value-type="float" office:value="0.0153454105658163" calcext:value-type="float">
            <text:p>0.0153454106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6.718298" calcext:value-type="float">
            <text:p>6.718298</text:p>
          </table:table-cell>
          <table:table-cell office:value-type="float" office:value="6.6264712688" calcext:value-type="float">
            <text:p>6.6264712688</text:p>
          </table:table-cell>
          <table:table-cell table:formula="of:=POWER([.C2344]-6.75;2)" office:value-type="float" office:value="0.015259347431882" calcext:value-type="float">
            <text:p>0.0152593474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6.717375" calcext:value-type="float">
            <text:p>6.717375</text:p>
          </table:table-cell>
          <table:table-cell office:value-type="float" office:value="6.6268252527" calcext:value-type="float">
            <text:p>6.6268252527</text:p>
          </table:table-cell>
          <table:table-cell table:formula="of:=POWER([.C2345]-6.75;2)" office:value-type="float" office:value="0.0151720183724189" calcext:value-type="float">
            <text:p>0.0151720184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6.717289" calcext:value-type="float">
            <text:p>6.717289</text:p>
          </table:table-cell>
          <table:table-cell office:value-type="float" office:value="6.6271841505" calcext:value-type="float">
            <text:p>6.6271841505</text:p>
          </table:table-cell>
          <table:table-cell table:formula="of:=POWER([.C2346]-6.75;2)" office:value-type="float" office:value="0.0150837328884067" calcext:value-type="float">
            <text:p>0.0150837329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6.718058" calcext:value-type="float">
            <text:p>6.718058</text:p>
          </table:table-cell>
          <table:table-cell office:value-type="float" office:value="6.6275468602" calcext:value-type="float">
            <text:p>6.6275468602</text:p>
          </table:table-cell>
          <table:table-cell table:formula="of:=POWER([.C2347]-6.75;2)" office:value-type="float" office:value="0.0149947714468784" calcext:value-type="float">
            <text:p>0.0149947714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6.719672" calcext:value-type="float">
            <text:p>6.719672</text:p>
          </table:table-cell>
          <table:table-cell office:value-type="float" office:value="6.6279123683" calcext:value-type="float">
            <text:p>6.6279123683</text:p>
          </table:table-cell>
          <table:table-cell table:formula="of:=POWER([.C2348]-6.75;2)" office:value-type="float" office:value="0.0149053898141149" calcext:value-type="float">
            <text:p>0.0149053898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6.722098" calcext:value-type="float">
            <text:p>6.722098</text:p>
          </table:table-cell>
          <table:table-cell office:value-type="float" office:value="6.6282797715" calcext:value-type="float">
            <text:p>6.6282797715</text:p>
          </table:table-cell>
          <table:table-cell table:formula="of:=POWER([.C2349]-6.75;2)" office:value-type="float" office:value="0.0148158140260922" calcext:value-type="float">
            <text:p>0.014815814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6.725271" calcext:value-type="float">
            <text:p>6.725271</text:p>
          </table:table-cell>
          <table:table-cell office:value-type="float" office:value="6.6286482796" calcext:value-type="float">
            <text:p>6.6286482796</text:p>
          </table:table-cell>
          <table:table-cell table:formula="of:=POWER([.C2350]-6.75;2)" office:value-type="float" office:value="0.0147262400440397" calcext:value-type="float">
            <text:p>0.01472624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.729098" calcext:value-type="float">
            <text:p>6.729098</text:p>
          </table:table-cell>
          <table:table-cell office:value-type="float" office:value="6.6290172312" calcext:value-type="float">
            <text:p>6.6290172312</text:p>
          </table:table-cell>
          <table:table-cell table:formula="of:=POWER([.C2351]-6.75;2)" office:value-type="float" office:value="0.0146368303465143" calcext:value-type="float">
            <text:p>0.0146368303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6.733455" calcext:value-type="float">
            <text:p>6.733455</text:p>
          </table:table-cell>
          <table:table-cell office:value-type="float" office:value="6.6293861129" calcext:value-type="float">
            <text:p>6.6293861129</text:p>
          </table:table-cell>
          <table:table-cell table:formula="of:=POWER([.C2352]-6.75;2)" office:value-type="float" office:value="0.0145477097613716" calcext:value-type="float">
            <text:p>0.0145477098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6.738189" calcext:value-type="float">
            <text:p>6.738189</text:p>
          </table:table-cell>
          <table:table-cell office:value-type="float" office:value="6.6297545726" calcext:value-type="float">
            <text:p>6.6297545726</text:p>
          </table:table-cell>
          <table:table-cell table:formula="of:=POWER([.C2353]-6.75;2)" office:value-type="float" office:value="0.0144589628106088" calcext:value-type="float">
            <text:p>0.0144589628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6.743123" calcext:value-type="float">
            <text:p>6.743123</text:p>
          </table:table-cell>
          <table:table-cell office:value-type="float" office:value="6.6301224462" calcext:value-type="float">
            <text:p>6.6301224462</text:p>
          </table:table-cell>
          <table:table-cell table:formula="of:=POWER([.C2354]-6.75;2)" office:value-type="float" office:value="0.014370627905072" calcext:value-type="float">
            <text:p>0.0143706279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.748062" calcext:value-type="float">
            <text:p>6.748062</text:p>
          </table:table-cell>
          <table:table-cell office:value-type="float" office:value="6.6304897688" calcext:value-type="float">
            <text:p>6.6304897688</text:p>
          </table:table-cell>
          <table:table-cell table:formula="of:=POWER([.C2355]-6.75;2)" office:value-type="float" office:value="0.0142826953614774" calcext:value-type="float">
            <text:p>0.0142826954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6.752794" calcext:value-type="float">
            <text:p>6.752794</text:p>
          </table:table-cell>
          <table:table-cell office:value-type="float" office:value="6.6308567823" calcext:value-type="float">
            <text:p>6.6308567823</text:p>
          </table:table-cell>
          <table:table-cell table:formula="of:=POWER([.C2356]-6.75;2)" office:value-type="float" office:value="0.0141951063239095" calcext:value-type="float">
            <text:p>0.0141951063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6.757103" calcext:value-type="float">
            <text:p>6.757103</text:p>
          </table:table-cell>
          <table:table-cell office:value-type="float" office:value="6.6312239462" calcext:value-type="float">
            <text:p>6.6312239462</text:p>
          </table:table-cell>
          <table:table-cell table:formula="of:=POWER([.C2357]-6.75;2)" office:value-type="float" office:value="0.0141077509563004" calcext:value-type="float">
            <text:p>0.014107751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6.760774" calcext:value-type="float">
            <text:p>6.760774</text:p>
          </table:table-cell>
          <table:table-cell office:value-type="float" office:value="6.6315919194" calcext:value-type="float">
            <text:p>6.6315919194</text:p>
          </table:table-cell>
          <table:table-cell table:formula="of:=POWER([.C2358]-6.75;2)" office:value-type="float" office:value="0.0140204735513761" calcext:value-type="float">
            <text:p>0.0140204736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6.763602" calcext:value-type="float">
            <text:p>6.763602</text:p>
          </table:table-cell>
          <table:table-cell office:value-type="float" office:value="6.6319615484" calcext:value-type="float">
            <text:p>6.6319615484</text:p>
          </table:table-cell>
          <table:table-cell table:formula="of:=POWER([.C2359]-6.75;2)" office:value-type="float" office:value="0.0139330760561256" calcext:value-type="float">
            <text:p>0.0139330761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6.765402" calcext:value-type="float">
            <text:p>6.765402</text:p>
          </table:table-cell>
          <table:table-cell office:value-type="float" office:value="6.6323338441" calcext:value-type="float">
            <text:p>6.6323338441</text:p>
          </table:table-cell>
          <table:table-cell table:formula="of:=POWER([.C2360]-6.75;2)" office:value-type="float" office:value="0.0138453242442832" calcext:value-type="float">
            <text:p>0.0138453242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.766014" calcext:value-type="float">
            <text:p>6.766014</text:p>
          </table:table-cell>
          <table:table-cell office:value-type="float" office:value="6.6327099355" calcext:value-type="float">
            <text:p>6.6327099355</text:p>
          </table:table-cell>
          <table:table-cell table:formula="of:=POWER([.C2361]-6.75;2)" office:value-type="float" office:value="0.0137569592304141" calcext:value-type="float">
            <text:p>0.0137569592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6.765316" calcext:value-type="float">
            <text:p>6.765316</text:p>
          </table:table-cell>
          <table:table-cell office:value-type="float" office:value="6.6330910242" calcext:value-type="float">
            <text:p>6.6330910242</text:p>
          </table:table-cell>
          <table:table-cell table:formula="of:=POWER([.C2362]-6.75;2)" office:value-type="float" office:value="0.0136677086226049" calcext:value-type="float">
            <text:p>0.0136677086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6.763227" calcext:value-type="float">
            <text:p>6.763227</text:p>
          </table:table-cell>
          <table:table-cell office:value-type="float" office:value="6.633478328" calcext:value-type="float">
            <text:p>6.633478328</text:p>
          </table:table-cell>
          <table:table-cell table:formula="of:=POWER([.C2363]-6.75;2)" office:value-type="float" office:value="0.0135773000456756" calcext:value-type="float">
            <text:p>0.0135773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6.759709" calcext:value-type="float">
            <text:p>6.759709</text:p>
          </table:table-cell>
          <table:table-cell office:value-type="float" office:value="6.6338730188" calcext:value-type="float">
            <text:p>6.6338730188</text:p>
          </table:table-cell>
          <table:table-cell table:formula="of:=POWER([.C2364]-6.75;2)" office:value-type="float" office:value="0.0134854757626251" calcext:value-type="float">
            <text:p>0.0134854758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6.754779" calcext:value-type="float">
            <text:p>6.754779</text:p>
          </table:table-cell>
          <table:table-cell office:value-type="float" office:value="6.634276164" calcext:value-type="float">
            <text:p>6.634276164</text:p>
          </table:table-cell>
          <table:table-cell table:formula="of:=POWER([.C2365]-6.75;2)" office:value-type="float" office:value="0.0133920062185549" calcext:value-type="float">
            <text:p>0.0133920062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6.748502" calcext:value-type="float">
            <text:p>6.748502</text:p>
          </table:table-cell>
          <table:table-cell office:value-type="float" office:value="6.6346886532" calcext:value-type="float">
            <text:p>6.6346886532</text:p>
          </table:table-cell>
          <table:table-cell table:formula="of:=POWER([.C2366]-6.75;2)" office:value-type="float" office:value="0.01329670670083" calcext:value-type="float">
            <text:p>0.0132967067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6.740993" calcext:value-type="float">
            <text:p>6.740993</text:p>
          </table:table-cell>
          <table:table-cell office:value-type="float" office:value="6.6351111452" calcext:value-type="float">
            <text:p>6.6351111452</text:p>
          </table:table-cell>
          <table:table-cell table:formula="of:=POWER([.C2367]-6.75;2)" office:value-type="float" office:value="0.0131994489572555" calcext:value-type="float">
            <text:p>0.013199449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6.732416" calcext:value-type="float">
            <text:p>6.732416</text:p>
          </table:table-cell>
          <table:table-cell office:value-type="float" office:value="6.6355440188" calcext:value-type="float">
            <text:p>6.6355440188</text:p>
          </table:table-cell>
          <table:table-cell table:formula="of:=POWER([.C2368]-6.75;2)" office:value-type="float" office:value="0.0131001716324547" calcext:value-type="float">
            <text:p>0.0131001716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6.722972" calcext:value-type="float">
            <text:p>6.722972</text:p>
          </table:table-cell>
          <table:table-cell office:value-type="float" office:value="6.635987328" calcext:value-type="float">
            <text:p>6.635987328</text:p>
          </table:table-cell>
          <table:table-cell table:formula="of:=POWER([.C2369]-6.75;2)" office:value-type="float" office:value="0.0129988893765797" calcext:value-type="float">
            <text:p>0.0129988894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.7129" calcext:value-type="float">
            <text:p>6.7129</text:p>
          </table:table-cell>
          <table:table-cell office:value-type="float" office:value="6.636440793" calcext:value-type="float">
            <text:p>6.636440793</text:p>
          </table:table-cell>
          <table:table-cell table:formula="of:=POWER([.C2370]-6.75;2)" office:value-type="float" office:value="0.0128956934944688" calcext:value-type="float">
            <text:p>0.0128956935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.702459" calcext:value-type="float">
            <text:p>6.702459</text:p>
          </table:table-cell>
          <table:table-cell office:value-type="float" office:value="6.6369037796" calcext:value-type="float">
            <text:p>6.6369037796</text:p>
          </table:table-cell>
          <table:table-cell table:formula="of:=POWER([.C2371]-6.75;2)" office:value-type="float" office:value="0.0127907550687654" calcext:value-type="float">
            <text:p>0.0127907551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6.691922" calcext:value-type="float">
            <text:p>6.691922</text:p>
          </table:table-cell>
          <table:table-cell office:value-type="float" office:value="6.6373753199" calcext:value-type="float">
            <text:p>6.6373753199</text:p>
          </table:table-cell>
          <table:table-cell table:formula="of:=POWER([.C2372]-6.75;2)" office:value-type="float" office:value="0.0126843185676273" calcext:value-type="float">
            <text:p>0.0126843186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6.681561" calcext:value-type="float">
            <text:p>6.681561</text:p>
          </table:table-cell>
          <table:table-cell office:value-type="float" office:value="6.6378541505" calcext:value-type="float">
            <text:p>6.6378541505</text:p>
          </table:table-cell>
          <table:table-cell table:formula="of:=POWER([.C2373]-6.75;2)" office:value-type="float" office:value="0.0125766915600767" calcext:value-type="float">
            <text:p>0.0125766916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6.671637" calcext:value-type="float">
            <text:p>6.671637</text:p>
          </table:table-cell>
          <table:table-cell office:value-type="float" office:value="6.6383387661" calcext:value-type="float">
            <text:p>6.6383387661</text:p>
          </table:table-cell>
          <table:table-cell table:formula="of:=POWER([.C2374]-6.75;2)" office:value-type="float" office:value="0.0124682311560704" calcext:value-type="float">
            <text:p>0.0124682312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6.662386" calcext:value-type="float">
            <text:p>6.662386</text:p>
          </table:table-cell>
          <table:table-cell office:value-type="float" office:value="6.6388274973" calcext:value-type="float">
            <text:p>6.6388274973</text:p>
          </table:table-cell>
          <table:table-cell table:formula="of:=POWER([.C2375]-6.75;2)" office:value-type="float" office:value="0.0123593253565814" calcext:value-type="float">
            <text:p>0.0123593254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6.654007" calcext:value-type="float">
            <text:p>6.654007</text:p>
          </table:table-cell>
          <table:table-cell office:value-type="float" office:value="6.6393185914" calcext:value-type="float">
            <text:p>6.6393185914</text:p>
          </table:table-cell>
          <table:table-cell table:formula="of:=POWER([.C2376]-6.75;2)" office:value-type="float" office:value="0.0122503742096801" calcext:value-type="float">
            <text:p>0.0122503742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.646653" calcext:value-type="float">
            <text:p>6.646653</text:p>
          </table:table-cell>
          <table:table-cell office:value-type="float" office:value="6.6398103226" calcext:value-type="float">
            <text:p>6.6398103226</text:p>
          </table:table-cell>
          <table:table-cell table:formula="of:=POWER([.C2377]-6.75;2)" office:value-type="float" office:value="0.0121417650055161" calcext:value-type="float">
            <text:p>0.012141765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6.640427" calcext:value-type="float">
            <text:p>6.640427</text:p>
          </table:table-cell>
          <table:table-cell office:value-type="float" office:value="6.6403011022" calcext:value-type="float">
            <text:p>6.6403011022</text:p>
          </table:table-cell>
          <table:table-cell table:formula="of:=POWER([.C2378]-6.75;2)" office:value-type="float" office:value="0.0120338481785347" calcext:value-type="float">
            <text:p>0.0120338482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6.635371" calcext:value-type="float">
            <text:p>6.635371</text:p>
          </table:table-cell>
          <table:table-cell office:value-type="float" office:value="6.6407895699" calcext:value-type="float">
            <text:p>6.6407895699</text:p>
          </table:table-cell>
          <table:table-cell table:formula="of:=POWER([.C2379]-6.75;2)" office:value-type="float" office:value="0.011926918042627" calcext:value-type="float">
            <text:p>0.011926918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6.631472" calcext:value-type="float">
            <text:p>6.631472</text:p>
          </table:table-cell>
          <table:table-cell office:value-type="float" office:value="6.641274707" calcext:value-type="float">
            <text:p>6.641274707</text:p>
          </table:table-cell>
          <table:table-cell table:formula="of:=POWER([.C2380]-6.75;2)" office:value-type="float" office:value="0.0118211893379359" calcext:value-type="float">
            <text:p>0.0118211893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.628659" calcext:value-type="float">
            <text:p>6.628659</text:p>
          </table:table-cell>
          <table:table-cell office:value-type="float" office:value="6.641755914" calcext:value-type="float">
            <text:p>6.641755914</text:p>
          </table:table-cell>
          <table:table-cell table:formula="of:=POWER([.C2381]-6.75;2)" office:value-type="float" office:value="0.0117167821539754" calcext:value-type="float">
            <text:p>0.0117167822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6.626811" calcext:value-type="float">
            <text:p>6.626811</text:p>
          </table:table-cell>
          <table:table-cell office:value-type="float" office:value="6.6422330726" calcext:value-type="float">
            <text:p>6.6422330726</text:p>
          </table:table-cell>
          <table:table-cell table:formula="of:=POWER([.C2382]-6.75;2)" office:value-type="float" office:value="0.0116137106412369" calcext:value-type="float">
            <text:p>0.0116137106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.625763" calcext:value-type="float">
            <text:p>6.625763</text:p>
          </table:table-cell>
          <table:table-cell office:value-type="float" office:value="6.6427065914" calcext:value-type="float">
            <text:p>6.6427065914</text:p>
          </table:table-cell>
          <table:table-cell table:formula="of:=POWER([.C2383]-6.75;2)" office:value-type="float" office:value="0.0115118755290066" calcext:value-type="float">
            <text:p>0.0115118755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6.625321" calcext:value-type="float">
            <text:p>6.625321</text:p>
          </table:table-cell>
          <table:table-cell office:value-type="float" office:value="6.6431774113" calcext:value-type="float">
            <text:p>6.6431774113</text:p>
          </table:table-cell>
          <table:table-cell table:formula="of:=POWER([.C2384]-6.75;2)" office:value-type="float" office:value="0.0114110654565694" calcext:value-type="float">
            <text:p>0.0114110655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6.625272" calcext:value-type="float">
            <text:p>6.625272</text:p>
          </table:table-cell>
          <table:table-cell office:value-type="float" office:value="6.6436469839" calcext:value-type="float">
            <text:p>6.6436469839</text:p>
          </table:table-cell>
          <table:table-cell table:formula="of:=POWER([.C2385]-6.75;2)" office:value-type="float" office:value="0.0113109640335668" calcext:value-type="float">
            <text:p>0.011310964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6.625397" calcext:value-type="float">
            <text:p>6.625397</text:p>
          </table:table-cell>
          <table:table-cell office:value-type="float" office:value="6.6441172151" calcext:value-type="float">
            <text:p>6.6441172151</text:p>
          </table:table-cell>
          <table:table-cell table:formula="of:=POWER([.C2386]-6.75;2)" office:value-type="float" office:value="0.0112111641381797" calcext:value-type="float">
            <text:p>0.0112111641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6.625489" calcext:value-type="float">
            <text:p>6.625489</text:p>
          </table:table-cell>
          <table:table-cell office:value-type="float" office:value="6.6445903925" calcext:value-type="float">
            <text:p>6.6445903925</text:p>
          </table:table-cell>
          <table:table-cell table:formula="of:=POWER([.C2387]-6.75;2)" office:value-type="float" office:value="0.0111111853533041" calcext:value-type="float">
            <text:p>0.0111111854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6.625361" calcext:value-type="float">
            <text:p>6.625361</text:p>
          </table:table-cell>
          <table:table-cell office:value-type="float" office:value="6.6450690645" calcext:value-type="float">
            <text:p>6.6450690645</text:p>
          </table:table-cell>
          <table:table-cell table:formula="of:=POWER([.C2388]-6.75;2)" office:value-type="float" office:value="0.0110105012249051" calcext:value-type="float">
            <text:p>0.0110105012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6.624863" calcext:value-type="float">
            <text:p>6.624863</text:p>
          </table:table-cell>
          <table:table-cell office:value-type="float" office:value="6.6455559274" calcext:value-type="float">
            <text:p>6.6455559274</text:p>
          </table:table-cell>
          <table:table-cell table:formula="of:=POWER([.C2389]-6.75;2)" office:value-type="float" office:value="0.010908564301274" calcext:value-type="float">
            <text:p>0.0109085643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6.623889" calcext:value-type="float">
            <text:p>6.623889</text:p>
          </table:table-cell>
          <table:table-cell office:value-type="float" office:value="6.6460536801" calcext:value-type="float">
            <text:p>6.6460536801</text:p>
          </table:table-cell>
          <table:table-cell table:formula="of:=POWER([.C2390]-6.75;2)" office:value-type="float" office:value="0.0108048374207532" calcext:value-type="float">
            <text:p>0.0108048374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.622387" calcext:value-type="float">
            <text:p>6.622387</text:p>
          </table:table-cell>
          <table:table-cell office:value-type="float" office:value="6.6465648817" calcext:value-type="float">
            <text:p>6.6465648817</text:p>
          </table:table-cell>
          <table:table-cell table:formula="of:=POWER([.C2391]-6.75;2)" office:value-type="float" office:value="0.010698823697735" calcext:value-type="float">
            <text:p>0.0106988237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6.620359" calcext:value-type="float">
            <text:p>6.620359</text:p>
          </table:table-cell>
          <table:table-cell office:value-type="float" office:value="6.6470918038" calcext:value-type="float">
            <text:p>6.6470918038</text:p>
          </table:table-cell>
          <table:table-cell table:formula="of:=POWER([.C2392]-6.75;2)" office:value-type="float" office:value="0.0105900968451376" calcext:value-type="float">
            <text:p>0.0105900968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6.617864" calcext:value-type="float">
            <text:p>6.617864</text:p>
          </table:table-cell>
          <table:table-cell office:value-type="float" office:value="6.6476363038" calcext:value-type="float">
            <text:p>6.6476363038</text:p>
          </table:table-cell>
          <table:table-cell table:formula="of:=POWER([.C2393]-6.75;2)" office:value-type="float" office:value="0.010478326299726" calcext:value-type="float">
            <text:p>0.0104783263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.615016" calcext:value-type="float">
            <text:p>6.615016</text:p>
          </table:table-cell>
          <table:table-cell office:value-type="float" office:value="6.6481997097" calcext:value-type="float">
            <text:p>6.6481997097</text:p>
          </table:table-cell>
          <table:table-cell table:formula="of:=POWER([.C2394]-6.75;2)" office:value-type="float" office:value="0.0103632991051643" calcext:value-type="float">
            <text:p>0.0103632991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6.611975" calcext:value-type="float">
            <text:p>6.611975</text:p>
          </table:table-cell>
          <table:table-cell office:value-type="float" office:value="6.6487827285" calcext:value-type="float">
            <text:p>6.6487827285</text:p>
          </table:table-cell>
          <table:table-cell table:formula="of:=POWER([.C2395]-6.75;2)" office:value-type="float" office:value="0.0102449360499046" calcext:value-type="float">
            <text:p>0.010244936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6.608938" calcext:value-type="float">
            <text:p>6.608938</text:p>
          </table:table-cell>
          <table:table-cell office:value-type="float" office:value="6.6493853844" calcext:value-type="float">
            <text:p>6.6493853844</text:p>
          </table:table-cell>
          <table:table-cell table:formula="of:=POWER([.C2396]-6.75;2)" office:value-type="float" office:value="0.0101233008723357" calcext:value-type="float">
            <text:p>0.0101233009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6.606129" calcext:value-type="float">
            <text:p>6.606129</text:p>
          </table:table-cell>
          <table:table-cell office:value-type="float" office:value="6.6500069919" calcext:value-type="float">
            <text:p>6.6500069919</text:p>
          </table:table-cell>
          <table:table-cell table:formula="of:=POWER([.C2397]-6.75;2)" office:value-type="float" office:value="0.00999860166888671" calcext:value-type="float">
            <text:p>0.0099986017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.603783" calcext:value-type="float">
            <text:p>6.603783</text:p>
          </table:table-cell>
          <table:table-cell office:value-type="float" office:value="6.6506461586" calcext:value-type="float">
            <text:p>6.6506461586</text:p>
          </table:table-cell>
          <table:table-cell table:formula="of:=POWER([.C2398]-6.75;2)" office:value-type="float" office:value="0.00987118580093638" calcext:value-type="float">
            <text:p>0.0098711858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6.602129" calcext:value-type="float">
            <text:p>6.602129</text:p>
          </table:table-cell>
          <table:table-cell office:value-type="float" office:value="6.651300828" calcext:value-type="float">
            <text:p>6.651300828</text:p>
          </table:table-cell>
          <table:table-cell table:formula="of:=POWER([.C2399]-6.75;2)" office:value-type="float" office:value="0.00974152655348556" calcext:value-type="float">
            <text:p>0.0097415266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6.601378" calcext:value-type="float">
            <text:p>6.601378</text:p>
          </table:table-cell>
          <table:table-cell office:value-type="float" office:value="6.6519683495" calcext:value-type="float">
            <text:p>6.6519683495</text:p>
          </table:table-cell>
          <table:table-cell table:formula="of:=POWER([.C2400]-6.75;2)" office:value-type="float" office:value="0.00961020449975421" calcext:value-type="float">
            <text:p>0.0096102045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.601705" calcext:value-type="float">
            <text:p>6.601705</text:p>
          </table:table-cell>
          <table:table-cell office:value-type="float" office:value="6.6526455806" calcext:value-type="float">
            <text:p>6.6526455806</text:p>
          </table:table-cell>
          <table:table-cell table:formula="of:=POWER([.C2401]-6.75;2)" office:value-type="float" office:value="0.00947788297671114" calcext:value-type="float">
            <text:p>0.009477883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6.603239" calcext:value-type="float">
            <text:p>6.603239</text:p>
          </table:table-cell>
          <table:table-cell office:value-type="float" office:value="6.6533290161" calcext:value-type="float">
            <text:p>6.6533290161</text:p>
          </table:table-cell>
          <table:table-cell table:formula="of:=POWER([.C2402]-6.75;2)" office:value-type="float" office:value="0.00934527912819409" calcext:value-type="float">
            <text:p>0.0093452791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.606046" calcext:value-type="float">
            <text:p>6.606046</text:p>
          </table:table-cell>
          <table:table-cell office:value-type="float" office:value="6.6540149274" calcext:value-type="float">
            <text:p>6.6540149274</text:p>
          </table:table-cell>
          <table:table-cell table:formula="of:=POWER([.C2403]-6.75;2)" office:value-type="float" office:value="0.00921313416202719" calcext:value-type="float">
            <text:p>0.0092131342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6.610129" calcext:value-type="float">
            <text:p>6.610129</text:p>
          </table:table-cell>
          <table:table-cell office:value-type="float" office:value="6.6546995188" calcext:value-type="float">
            <text:p>6.6546995188</text:p>
          </table:table-cell>
          <table:table-cell table:formula="of:=POWER([.C2404]-6.75;2)" office:value-type="float" office:value="0.00908218171695151" calcext:value-type="float">
            <text:p>0.0090821817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6.615416" calcext:value-type="float">
            <text:p>6.615416</text:p>
          </table:table-cell>
          <table:table-cell office:value-type="float" office:value="6.6553790833" calcext:value-type="float">
            <text:p>6.6553790833</text:p>
          </table:table-cell>
          <table:table-cell table:formula="of:=POWER([.C2405]-6.75;2)" office:value-type="float" office:value="0.00895311787714839" calcext:value-type="float">
            <text:p>0.0089531179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.621764" calcext:value-type="float">
            <text:p>6.621764</text:p>
          </table:table-cell>
          <table:table-cell office:value-type="float" office:value="6.6560501586" calcext:value-type="float">
            <text:p>6.6560501586</text:p>
          </table:table-cell>
          <table:table-cell table:formula="of:=POWER([.C2406]-6.75;2)" office:value-type="float" office:value="0.0088265726990851" calcext:value-type="float">
            <text:p>0.0088265727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6.62896" calcext:value-type="float">
            <text:p>6.62896</text:p>
          </table:table-cell>
          <table:table-cell office:value-type="float" office:value="6.656709672" calcext:value-type="float">
            <text:p>6.656709672</text:p>
          </table:table-cell>
          <table:table-cell table:formula="of:=POWER([.C2407]-6.75;2)" office:value-type="float" office:value="0.00870308529834761" calcext:value-type="float">
            <text:p>0.0087030853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6.636729" calcext:value-type="float">
            <text:p>6.636729</text:p>
          </table:table-cell>
          <table:table-cell office:value-type="float" office:value="6.6573550618" calcext:value-type="float">
            <text:p>6.6573550618</text:p>
          </table:table-cell>
          <table:table-cell table:formula="of:=POWER([.C2408]-6.75;2)" office:value-type="float" office:value="0.00858308457408188" calcext:value-type="float">
            <text:p>0.0085830846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6.644743" calcext:value-type="float">
            <text:p>6.644743</text:p>
          </table:table-cell>
          <table:table-cell office:value-type="float" office:value="6.6579843898" calcext:value-type="float">
            <text:p>6.6579843898</text:p>
          </table:table-cell>
          <table:table-cell table:formula="of:=POWER([.C2409]-6.75;2)" office:value-type="float" office:value="0.00846687252047831" calcext:value-type="float">
            <text:p>0.0084668725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6.652631" calcext:value-type="float">
            <text:p>6.652631</text:p>
          </table:table-cell>
          <table:table-cell office:value-type="float" office:value="6.658596414" calcext:value-type="float">
            <text:p>6.658596414</text:p>
          </table:table-cell>
          <table:table-cell table:formula="of:=POWER([.C2410]-6.75;2)" office:value-type="float" office:value="0.00835461553365943" calcext:value-type="float">
            <text:p>0.0083546155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.659996" calcext:value-type="float">
            <text:p>6.659996</text:p>
          </table:table-cell>
          <table:table-cell office:value-type="float" office:value="6.6591906613" calcext:value-type="float">
            <text:p>6.6591906613</text:p>
          </table:table-cell>
          <table:table-cell table:formula="of:=POWER([.C2411]-6.75;2)" office:value-type="float" office:value="0.00824633599513127" calcext:value-type="float">
            <text:p>0.008246336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6.666425" calcext:value-type="float">
            <text:p>6.666425</text:p>
          </table:table-cell>
          <table:table-cell office:value-type="float" office:value="6.6597674543" calcext:value-type="float">
            <text:p>6.6597674543</text:p>
          </table:table-cell>
          <table:table-cell table:formula="of:=POWER([.C2412]-6.75;2)" office:value-type="float" office:value="0.00814191230350262" calcext:value-type="float">
            <text:p>0.0081419123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6.671507" calcext:value-type="float">
            <text:p>6.671507</text:p>
          </table:table-cell>
          <table:table-cell office:value-type="float" office:value="6.6603279301" calcext:value-type="float">
            <text:p>6.6603279301</text:p>
          </table:table-cell>
          <table:table-cell table:formula="of:=POWER([.C2413]-6.75;2)" office:value-type="float" office:value="0.00804108012015044" calcext:value-type="float">
            <text:p>0.0080410801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6.674845" calcext:value-type="float">
            <text:p>6.674845</text:p>
          </table:table-cell>
          <table:table-cell office:value-type="float" office:value="6.6608740376" calcext:value-type="float">
            <text:p>6.6608740376</text:p>
          </table:table-cell>
          <table:table-cell table:formula="of:=POWER([.C2414]-6.75;2)" office:value-type="float" office:value="0.00794343717372618" calcext:value-type="float">
            <text:p>0.0079434372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6.676071" calcext:value-type="float">
            <text:p>6.676071</text:p>
          </table:table-cell>
          <table:table-cell office:value-type="float" office:value="6.6614085161" calcext:value-type="float">
            <text:p>6.6614085161</text:p>
          </table:table-cell>
          <table:table-cell table:formula="of:=POWER([.C2415]-6.75;2)" office:value-type="float" office:value="0.00784845101960399" calcext:value-type="float">
            <text:p>0.007848451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6.674853" calcext:value-type="float">
            <text:p>6.674853</text:p>
          </table:table-cell>
          <table:table-cell office:value-type="float" office:value="6.6619348548" calcext:value-type="float">
            <text:p>6.6619348548</text:p>
          </table:table-cell>
          <table:table-cell table:formula="of:=POWER([.C2416]-6.75;2)" office:value-type="float" office:value="0.00775546979909706" calcext:value-type="float">
            <text:p>0.0077554698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.670914" calcext:value-type="float">
            <text:p>6.670914</text:p>
          </table:table-cell>
          <table:table-cell office:value-type="float" office:value="6.6624572554" calcext:value-type="float">
            <text:p>6.6624572554</text:p>
          </table:table-cell>
          <table:table-cell table:formula="of:=POWER([.C2417]-6.75;2)" office:value-type="float" office:value="0.00766373213210089" calcext:value-type="float">
            <text:p>0.0076637321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6.664029" calcext:value-type="float">
            <text:p>6.664029</text:p>
          </table:table-cell>
          <table:table-cell office:value-type="float" office:value="6.6629805672" calcext:value-type="float">
            <text:p>6.6629805672</text:p>
          </table:table-cell>
          <table:table-cell table:formula="of:=POWER([.C2418]-6.75;2)" office:value-type="float" office:value="0.00757238168483372" calcext:value-type="float">
            <text:p>0.0075723817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6.654045" calcext:value-type="float">
            <text:p>6.654045</text:p>
          </table:table-cell>
          <table:table-cell office:value-type="float" office:value="6.6635102231" calcext:value-type="float">
            <text:p>6.6635102231</text:p>
          </table:table-cell>
          <table:table-cell table:formula="of:=POWER([.C2419]-6.75;2)" office:value-type="float" office:value="0.00748048150821172" calcext:value-type="float">
            <text:p>0.0074804815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6.640875" calcext:value-type="float">
            <text:p>6.640875</text:p>
          </table:table-cell>
          <table:table-cell office:value-type="float" office:value="6.6640521478" calcext:value-type="float">
            <text:p>6.6640521478</text:p>
          </table:table-cell>
          <table:table-cell table:formula="of:=POWER([.C2420]-6.75;2)" office:value-type="float" office:value="0.0073870332977931" calcext:value-type="float">
            <text:p>0.0073870333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.624512" calcext:value-type="float">
            <text:p>6.624512</text:p>
          </table:table-cell>
          <table:table-cell office:value-type="float" office:value="6.6646126828" calcext:value-type="float">
            <text:p>6.6646126828</text:p>
          </table:table-cell>
          <table:table-cell table:formula="of:=POWER([.C2421]-6.75;2)" office:value-type="float" office:value="0.00729099393861348" calcext:value-type="float">
            <text:p>0.0072909939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6.605027" calcext:value-type="float">
            <text:p>6.605027</text:p>
          </table:table-cell>
          <table:table-cell office:value-type="float" office:value="6.6651984624" calcext:value-type="float">
            <text:p>6.6651984624</text:p>
          </table:table-cell>
          <table:table-cell table:formula="of:=POWER([.C2422]-6.75;2)" office:value-type="float" office:value="0.00719130077932417" calcext:value-type="float">
            <text:p>0.0071913008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6.582574" calcext:value-type="float">
            <text:p>6.582574</text:p>
          </table:table-cell>
          <table:table-cell office:value-type="float" office:value="6.6658162849" calcext:value-type="float">
            <text:p>6.6658162849</text:p>
          </table:table-cell>
          <table:table-cell table:formula="of:=POWER([.C2423]-6.75;2)" office:value-type="float" office:value="0.00708689788803797" calcext:value-type="float">
            <text:p>0.0070868979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6.557392" calcext:value-type="float">
            <text:p>6.557392</text:p>
          </table:table-cell>
          <table:table-cell office:value-type="float" office:value="6.6664729704" calcext:value-type="float">
            <text:p>6.6664729704</text:p>
          </table:table-cell>
          <table:table-cell table:formula="of:=POWER([.C2424]-6.75;2)" office:value-type="float" office:value="0.00697676467379926" calcext:value-type="float">
            <text:p>0.0069767647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6.529804" calcext:value-type="float">
            <text:p>6.529804</text:p>
          </table:table-cell>
          <table:table-cell office:value-type="float" office:value="6.6671751855" calcext:value-type="float">
            <text:p>6.6671751855</text:p>
          </table:table-cell>
          <table:table-cell table:formula="of:=POWER([.C2425]-6.75;2)" office:value-type="float" office:value="0.00685994989695947" calcext:value-type="float">
            <text:p>0.0068599499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6.500217" calcext:value-type="float">
            <text:p>6.500217</text:p>
          </table:table-cell>
          <table:table-cell office:value-type="float" office:value="6.6679292527" calcext:value-type="float">
            <text:p>6.6679292527</text:p>
          </table:table-cell>
          <table:table-cell table:formula="of:=POWER([.C2426]-6.75;2)" office:value-type="float" office:value="0.00673560756238038" calcext:value-type="float">
            <text:p>0.0067356076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6.469121" calcext:value-type="float">
            <text:p>6.469121</text:p>
          </table:table-cell>
          <table:table-cell office:value-type="float" office:value="6.6687409409" calcext:value-type="float">
            <text:p>6.6687409409</text:p>
          </table:table-cell>
          <table:table-cell table:formula="of:=POWER([.C2427]-6.75;2)" office:value-type="float" office:value="0.00660303468581725" calcext:value-type="float">
            <text:p>0.0066030347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6.437084" calcext:value-type="float">
            <text:p>6.437084</text:p>
          </table:table-cell>
          <table:table-cell office:value-type="float" office:value="6.6696152231" calcext:value-type="float">
            <text:p>6.6696152231</text:p>
          </table:table-cell>
          <table:table-cell table:formula="of:=POWER([.C2428]-6.75;2)" office:value-type="float" office:value="0.00646171235726276" calcext:value-type="float">
            <text:p>0.0064617124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6.404741" calcext:value-type="float">
            <text:p>6.404741</text:p>
          </table:table-cell>
          <table:table-cell office:value-type="float" office:value="6.6705560484" calcext:value-type="float">
            <text:p>6.6705560484</text:p>
          </table:table-cell>
          <table:table-cell table:formula="of:=POWER([.C2429]-6.75;2)" office:value-type="float" office:value="0.00631134144582315" calcext:value-type="float">
            <text:p>0.0063113414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6.372793" calcext:value-type="float">
            <text:p>6.372793</text:p>
          </table:table-cell>
          <table:table-cell office:value-type="float" office:value="6.6715660968" calcext:value-type="float">
            <text:p>6.6715660968</text:p>
          </table:table-cell>
          <table:table-cell table:formula="of:=POWER([.C2430]-6.75;2)" office:value-type="float" office:value="0.00615187717118692" calcext:value-type="float">
            <text:p>0.0061518772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.341985" calcext:value-type="float">
            <text:p>6.341985</text:p>
          </table:table-cell>
          <table:table-cell office:value-type="float" office:value="6.6726465403" calcext:value-type="float">
            <text:p>6.6726465403</text:p>
          </table:table-cell>
          <table:table-cell table:formula="of:=POWER([.C2431]-6.75;2)" office:value-type="float" office:value="0.00598355772755957" calcext:value-type="float">
            <text:p>0.0059835577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6.313091" calcext:value-type="float">
            <text:p>6.313091</text:p>
          </table:table-cell>
          <table:table-cell office:value-type="float" office:value="6.6737968333" calcext:value-type="float">
            <text:p>6.6737968333</text:p>
          </table:table-cell>
          <table:table-cell table:formula="of:=POWER([.C2432]-6.75;2)" office:value-type="float" office:value="0.005806922615108" calcext:value-type="float">
            <text:p>0.0058069226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6.286896" calcext:value-type="float">
            <text:p>6.286896</text:p>
          </table:table-cell>
          <table:table-cell office:value-type="float" office:value="6.6750145484" calcext:value-type="float">
            <text:p>6.6750145484</text:p>
          </table:table-cell>
          <table:table-cell table:formula="of:=POWER([.C2433]-6.75;2)" office:value-type="float" office:value="0.00562281795165593" calcext:value-type="float">
            <text:p>0.005622818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6.264168" calcext:value-type="float">
            <text:p>6.264168</text:p>
          </table:table-cell>
          <table:table-cell office:value-type="float" office:value="6.6762952446" calcext:value-type="float">
            <text:p>6.6762952446</text:p>
          </table:table-cell>
          <table:table-cell table:formula="of:=POWER([.C2434]-6.75;2)" office:value-type="float" office:value="0.00543239096857378" calcext:value-type="float">
            <text:p>0.005432391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.24563" calcext:value-type="float">
            <text:p>6.24563</text:p>
          </table:table-cell>
          <table:table-cell office:value-type="float" office:value="6.6776324059" calcext:value-type="float">
            <text:p>6.6776324059</text:p>
          </table:table-cell>
          <table:table-cell table:formula="of:=POWER([.C2435]-6.75;2)" office:value-type="float" office:value="0.00523706867582238" calcext:value-type="float">
            <text:p>0.0052370687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6.231937" calcext:value-type="float">
            <text:p>6.231937</text:p>
          </table:table-cell>
          <table:table-cell office:value-type="float" office:value="6.6790174731" calcext:value-type="float">
            <text:p>6.6790174731</text:p>
          </table:table-cell>
          <table:table-cell table:formula="of:=POWER([.C2436]-6.75;2)" office:value-type="float" office:value="0.00503851912510922" calcext:value-type="float">
            <text:p>0.0050385191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6.22364" calcext:value-type="float">
            <text:p>6.22364</text:p>
          </table:table-cell>
          <table:table-cell office:value-type="float" office:value="6.6804399382" calcext:value-type="float">
            <text:p>6.6804399382</text:p>
          </table:table-cell>
          <table:table-cell table:formula="of:=POWER([.C2437]-6.75;2)" office:value-type="float" office:value="0.0048386021976198" calcext:value-type="float">
            <text:p>0.0048386022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6.221163" calcext:value-type="float">
            <text:p>6.221163</text:p>
          </table:table-cell>
          <table:table-cell office:value-type="float" office:value="6.6818875403" calcext:value-type="float">
            <text:p>6.6818875403</text:p>
          </table:table-cell>
          <table:table-cell table:formula="of:=POWER([.C2438]-6.75;2)" office:value-type="float" office:value="0.00463930716638413" calcext:value-type="float">
            <text:p>0.0046393072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6.224781" calcext:value-type="float">
            <text:p>6.224781</text:p>
          </table:table-cell>
          <table:table-cell office:value-type="float" office:value="6.6833465403" calcext:value-type="float">
            <text:p>6.6833465403</text:p>
          </table:table-cell>
          <table:table-cell table:formula="of:=POWER([.C2439]-6.75;2)" office:value-type="float" office:value="0.00444268368997957" calcext:value-type="float">
            <text:p>0.0044426837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6.234598" calcext:value-type="float">
            <text:p>6.234598</text:p>
          </table:table-cell>
          <table:table-cell office:value-type="float" office:value="6.6848020699" calcext:value-type="float">
            <text:p>6.6848020699</text:p>
          </table:table-cell>
          <table:table-cell table:formula="of:=POWER([.C2440]-6.75;2)" office:value-type="float" office:value="0.0042507700893245" calcext:value-type="float">
            <text:p>0.0042507701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.250543" calcext:value-type="float">
            <text:p>6.250543</text:p>
          </table:table-cell>
          <table:table-cell office:value-type="float" office:value="6.6862385591" calcext:value-type="float">
            <text:p>6.6862385591</text:p>
          </table:table-cell>
          <table:table-cell table:formula="of:=POWER([.C2441]-6.75;2)" office:value-type="float" office:value="0.00406552134564425" calcext:value-type="float">
            <text:p>0.0040655213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6.272362" calcext:value-type="float">
            <text:p>6.272362</text:p>
          </table:table-cell>
          <table:table-cell office:value-type="float" office:value="6.6876401828" calcext:value-type="float">
            <text:p>6.6876401828</text:p>
          </table:table-cell>
          <table:table-cell table:formula="of:=POWER([.C2442]-6.75;2)" office:value-type="float" office:value="0.00388874680121741" calcext:value-type="float">
            <text:p>0.0038887468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.299629" calcext:value-type="float">
            <text:p>6.299629</text:p>
          </table:table-cell>
          <table:table-cell office:value-type="float" office:value="6.6889913414" calcext:value-type="float">
            <text:p>6.6889913414</text:p>
          </table:table-cell>
          <table:table-cell table:formula="of:=POWER([.C2443]-6.75;2)" office:value-type="float" office:value="0.0037220564241713" calcext:value-type="float">
            <text:p>0.0037220564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6.331758" calcext:value-type="float">
            <text:p>6.331758</text:p>
          </table:table-cell>
          <table:table-cell office:value-type="float" office:value="6.6902771425" calcext:value-type="float">
            <text:p>6.6902771425</text:p>
          </table:table-cell>
          <table:table-cell table:formula="of:=POWER([.C2444]-6.75;2)" office:value-type="float" office:value="0.00356681970796527" calcext:value-type="float">
            <text:p>0.0035668197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.368028" calcext:value-type="float">
            <text:p>6.368028</text:p>
          </table:table-cell>
          <table:table-cell office:value-type="float" office:value="6.6914838441" calcext:value-type="float">
            <text:p>6.6914838441</text:p>
          </table:table-cell>
          <table:table-cell table:formula="of:=POWER([.C2445]-6.75;2)" office:value-type="float" office:value="0.00342414050131306" calcext:value-type="float">
            <text:p>0.0034241405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6.407605" calcext:value-type="float">
            <text:p>6.407605</text:p>
          </table:table-cell>
          <table:table-cell office:value-type="float" office:value="6.6925992527" calcext:value-type="float">
            <text:p>6.6925992527</text:p>
          </table:table-cell>
          <table:table-cell table:formula="of:=POWER([.C2446]-6.75;2)" office:value-type="float" office:value="0.00329484579059846" calcext:value-type="float">
            <text:p>0.0032948458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.449577" calcext:value-type="float">
            <text:p>6.449577</text:p>
          </table:table-cell>
          <table:table-cell office:value-type="float" office:value="6.6936130672" calcext:value-type="float">
            <text:p>6.6936130672</text:p>
          </table:table-cell>
          <table:table-cell table:formula="of:=POWER([.C2447]-6.75;2)" office:value-type="float" office:value="0.00317948619059169" calcext:value-type="float">
            <text:p>0.0031794862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6.492982" calcext:value-type="float">
            <text:p>6.492982</text:p>
          </table:table-cell>
          <table:table-cell office:value-type="float" office:value="6.6945171371" calcext:value-type="float">
            <text:p>6.6945171371</text:p>
          </table:table-cell>
          <table:table-cell table:formula="of:=POWER([.C2448]-6.75;2)" office:value-type="float" office:value="0.00307834807558019" calcext:value-type="float">
            <text:p>0.0030783481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6.536844" calcext:value-type="float">
            <text:p>6.536844</text:p>
          </table:table-cell>
          <table:table-cell office:value-type="float" office:value="6.6953056532" calcext:value-type="float">
            <text:p>6.6953056532</text:p>
          </table:table-cell>
          <table:table-cell table:formula="of:=POWER([.C2449]-6.75;2)" office:value-type="float" office:value="0.00299147157187865" calcext:value-type="float">
            <text:p>0.0029914716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6.580196" calcext:value-type="float">
            <text:p>6.580196</text:p>
          </table:table-cell>
          <table:table-cell office:value-type="float" office:value="6.6959752419" calcext:value-type="float">
            <text:p>6.6959752419</text:p>
          </table:table-cell>
          <table:table-cell table:formula="of:=POWER([.C2450]-6.75;2)" office:value-type="float" office:value="0.00291867448776349" calcext:value-type="float">
            <text:p>0.0029186745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.622109" calcext:value-type="float">
            <text:p>6.622109</text:p>
          </table:table-cell>
          <table:table-cell office:value-type="float" office:value="6.696525" calcext:value-type="float">
            <text:p>6.696525</text:p>
          </table:table-cell>
          <table:table-cell table:formula="of:=POWER([.C2451]-6.75;2)" office:value-type="float" office:value="0.00285957562499997" calcext:value-type="float">
            <text:p>0.0028595756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6.661712" calcext:value-type="float">
            <text:p>6.661712</text:p>
          </table:table-cell>
          <table:table-cell office:value-type="float" office:value="6.6969564489" calcext:value-type="float">
            <text:p>6.6969564489</text:p>
          </table:table-cell>
          <table:table-cell table:formula="of:=POWER([.C2452]-6.75;2)" office:value-type="float" office:value="0.00281361831329831" calcext:value-type="float">
            <text:p>0.0028136183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6.698206" calcext:value-type="float">
            <text:p>6.698206</text:p>
          </table:table-cell>
          <table:table-cell office:value-type="float" office:value="6.6972734462" calcext:value-type="float">
            <text:p>6.6972734462</text:p>
          </table:table-cell>
          <table:table-cell table:formula="of:=POWER([.C2453]-6.75;2)" office:value-type="float" office:value="0.00278008947562433" calcext:value-type="float">
            <text:p>0.0027800895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6.730877" calcext:value-type="float">
            <text:p>6.730877</text:p>
          </table:table-cell>
          <table:table-cell office:value-type="float" office:value="6.6974820403" calcext:value-type="float">
            <text:p>6.6974820403</text:p>
          </table:table-cell>
          <table:table-cell table:formula="of:=POWER([.C2454]-6.75;2)" office:value-type="float" office:value="0.00275813609105085" calcext:value-type="float">
            <text:p>0.0027581361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6.759099" calcext:value-type="float">
            <text:p>6.759099</text:p>
          </table:table-cell>
          <table:table-cell office:value-type="float" office:value="6.6975902984" calcext:value-type="float">
            <text:p>6.6975902984</text:p>
          </table:table-cell>
          <table:table-cell table:formula="of:=POWER([.C2455]-6.75;2)" office:value-type="float" office:value="0.00274677682180107" calcext:value-type="float">
            <text:p>0.0027467768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6.782342" calcext:value-type="float">
            <text:p>6.782342</text:p>
          </table:table-cell>
          <table:table-cell office:value-type="float" office:value="6.6976081156" calcext:value-type="float">
            <text:p>6.6976081156</text:p>
          </table:table-cell>
          <table:table-cell table:formula="of:=POWER([.C2456]-6.75;2)" office:value-type="float" office:value="0.00274490955098301" calcext:value-type="float">
            <text:p>0.0027449096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6.800163" calcext:value-type="float">
            <text:p>6.800163</text:p>
          </table:table-cell>
          <table:table-cell office:value-type="float" office:value="6.6975470081" calcext:value-type="float">
            <text:p>6.6975470081</text:p>
          </table:table-cell>
          <table:table-cell table:formula="of:=POWER([.C2457]-6.75;2)" office:value-type="float" office:value="0.00275131635926147" calcext:value-type="float">
            <text:p>0.0027513164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.812209" calcext:value-type="float">
            <text:p>6.812209</text:p>
          </table:table-cell>
          <table:table-cell office:value-type="float" office:value="6.697419914" calcext:value-type="float">
            <text:p>6.697419914</text:p>
          </table:table-cell>
          <table:table-cell table:formula="of:=POWER([.C2458]-6.75;2)" office:value-type="float" office:value="0.00276466544376738" calcext:value-type="float">
            <text:p>0.0027646654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6.818209" calcext:value-type="float">
            <text:p>6.818209</text:p>
          </table:table-cell>
          <table:table-cell office:value-type="float" office:value="6.6972409866" calcext:value-type="float">
            <text:p>6.6972409866</text:p>
          </table:table-cell>
          <table:table-cell table:formula="of:=POWER([.C2459]-6.75;2)" office:value-type="float" office:value="0.0027835134949414" calcext:value-type="float">
            <text:p>0.0027835135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6.81797" calcext:value-type="float">
            <text:p>6.81797</text:p>
          </table:table-cell>
          <table:table-cell office:value-type="float" office:value="6.6970254005" calcext:value-type="float">
            <text:p>6.6970254005</text:p>
          </table:table-cell>
          <table:table-cell table:formula="of:=POWER([.C2460]-6.75;2)" office:value-type="float" office:value="0.00280630819218537" calcext:value-type="float">
            <text:p>0.0028063082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.811375" calcext:value-type="float">
            <text:p>6.811375</text:p>
          </table:table-cell>
          <table:table-cell office:value-type="float" office:value="6.696789172" calcext:value-type="float">
            <text:p>6.696789172</text:p>
          </table:table-cell>
          <table:table-cell table:formula="of:=POWER([.C2461]-6.75;2)" office:value-type="float" office:value="0.00283139221644559" calcext:value-type="float">
            <text:p>0.0028313922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6.798377" calcext:value-type="float">
            <text:p>6.798377</text:p>
          </table:table-cell>
          <table:table-cell office:value-type="float" office:value="6.6965489651" calcext:value-type="float">
            <text:p>6.6965489651</text:p>
          </table:table-cell>
          <table:table-cell table:formula="of:=POWER([.C2462]-6.75;2)" office:value-type="float" office:value="0.00285701313188103" calcext:value-type="float">
            <text:p>0.0028570131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.779002" calcext:value-type="float">
            <text:p>6.779002</text:p>
          </table:table-cell>
          <table:table-cell office:value-type="float" office:value="6.6963219167" calcext:value-type="float">
            <text:p>6.6963219167</text:p>
          </table:table-cell>
          <table:table-cell table:formula="of:=POWER([.C2463]-6.75;2)" office:value-type="float" office:value="0.00288133662676178" calcext:value-type="float">
            <text:p>0.0028813366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6.753348" calcext:value-type="float">
            <text:p>6.753348</text:p>
          </table:table-cell>
          <table:table-cell office:value-type="float" office:value="6.6961254543" calcext:value-type="float">
            <text:p>6.6961254543</text:p>
          </table:table-cell>
          <table:table-cell table:formula="of:=POWER([.C2464]-6.75;2)" office:value-type="float" office:value="0.00290246667438142" calcext:value-type="float">
            <text:p>0.0029024667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6.721593" calcext:value-type="float">
            <text:p>6.721593</text:p>
          </table:table-cell>
          <table:table-cell office:value-type="float" office:value="6.6959770887" calcext:value-type="float">
            <text:p>6.6959770887</text:p>
          </table:table-cell>
          <table:table-cell table:formula="of:=POWER([.C2465]-6.75;2)" office:value-type="float" office:value="0.00291847494532763" calcext:value-type="float">
            <text:p>0.0029184749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6.684001" calcext:value-type="float">
            <text:p>6.684001</text:p>
          </table:table-cell>
          <table:table-cell office:value-type="float" office:value="6.6958942016" calcext:value-type="float">
            <text:p>6.6958942016</text:p>
          </table:table-cell>
          <table:table-cell table:formula="of:=POWER([.C2466]-6.75;2)" office:value-type="float" office:value="0.00292743742050146" calcext:value-type="float">
            <text:p>0.0029274374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6.640932" calcext:value-type="float">
            <text:p>6.640932</text:p>
          </table:table-cell>
          <table:table-cell office:value-type="float" office:value="6.6958937984" calcext:value-type="float">
            <text:p>6.6958937984</text:p>
          </table:table-cell>
          <table:table-cell table:formula="of:=POWER([.C2467]-6.75;2)" office:value-type="float" office:value="0.00292748105157982" calcext:value-type="float">
            <text:p>0.0029274811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6.592849" calcext:value-type="float">
            <text:p>6.592849</text:p>
          </table:table-cell>
          <table:table-cell office:value-type="float" office:value="6.6959922312" calcext:value-type="float">
            <text:p>6.6959922312</text:p>
          </table:table-cell>
          <table:table-cell table:formula="of:=POWER([.C2468]-6.75;2)" office:value-type="float" office:value="0.00291683909075426" calcext:value-type="float">
            <text:p>0.0029168391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.540333" calcext:value-type="float">
            <text:p>6.540333</text:p>
          </table:table-cell>
          <table:table-cell office:value-type="float" office:value="6.6962048844" calcext:value-type="float">
            <text:p>6.6962048844</text:p>
          </table:table-cell>
          <table:table-cell table:formula="of:=POWER([.C2469]-6.75;2)" office:value-type="float" office:value="0.00289391446241735" calcext:value-type="float">
            <text:p>0.0028939145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.48409" calcext:value-type="float">
            <text:p>6.48409</text:p>
          </table:table-cell>
          <table:table-cell office:value-type="float" office:value="6.6965458253" calcext:value-type="float">
            <text:p>6.6965458253</text:p>
          </table:table-cell>
          <table:table-cell table:formula="of:=POWER([.C2470]-6.75;2)" office:value-type="float" office:value="0.00285734879285809" calcext:value-type="float">
            <text:p>0.0028573488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.424958" calcext:value-type="float">
            <text:p>6.424958</text:p>
          </table:table-cell>
          <table:table-cell office:value-type="float" office:value="6.697027422" calcext:value-type="float">
            <text:p>6.697027422</text:p>
          </table:table-cell>
          <table:table-cell table:formula="of:=POWER([.C2471]-6.75;2)" office:value-type="float" office:value="0.00280609401996612" calcext:value-type="float">
            <text:p>0.002806094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6.363906" calcext:value-type="float">
            <text:p>6.363906</text:p>
          </table:table-cell>
          <table:table-cell office:value-type="float" office:value="6.6976599301" calcext:value-type="float">
            <text:p>6.6976599301</text:p>
          </table:table-cell>
          <table:table-cell table:formula="of:=POWER([.C2472]-6.75;2)" office:value-type="float" office:value="0.00273948291713685" calcext:value-type="float">
            <text:p>0.0027394829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6.302036" calcext:value-type="float">
            <text:p>6.302036</text:p>
          </table:table-cell>
          <table:table-cell office:value-type="float" office:value="6.6984510699" calcext:value-type="float">
            <text:p>6.6984510699</text:p>
          </table:table-cell>
          <table:table-cell table:formula="of:=POWER([.C2473]-6.75;2)" office:value-type="float" office:value="0.00265729219445469" calcext:value-type="float">
            <text:p>0.0026572922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.240567" calcext:value-type="float">
            <text:p>6.240567</text:p>
          </table:table-cell>
          <table:table-cell office:value-type="float" office:value="6.6994056075" calcext:value-type="float">
            <text:p>6.6994056075</text:p>
          </table:table-cell>
          <table:table-cell table:formula="of:=POWER([.C2474]-6.75;2)" office:value-type="float" office:value="0.00255979255244404" calcext:value-type="float">
            <text:p>0.0025597926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.180816" calcext:value-type="float">
            <text:p>6.180816</text:p>
          </table:table-cell>
          <table:table-cell office:value-type="float" office:value="6.700524957" calcext:value-type="float">
            <text:p>6.700524957</text:p>
          </table:table-cell>
          <table:table-cell table:formula="of:=POWER([.C2475]-6.75;2)" office:value-type="float" office:value="0.00244777987985187" calcext:value-type="float">
            <text:p>0.0024477799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6.124166" calcext:value-type="float">
            <text:p>6.124166</text:p>
          </table:table-cell>
          <table:table-cell office:value-type="float" office:value="6.7018068306" calcext:value-type="float">
            <text:p>6.7018068306</text:p>
          </table:table-cell>
          <table:table-cell table:formula="of:=POWER([.C2476]-6.75;2)" office:value-type="float" office:value="0.00232258157681711" calcext:value-type="float">
            <text:p>0.0023225816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6.072026" calcext:value-type="float">
            <text:p>6.072026</text:p>
          </table:table-cell>
          <table:table-cell office:value-type="float" office:value="6.7032449839" calcext:value-type="float">
            <text:p>6.7032449839</text:p>
          </table:table-cell>
          <table:table-cell table:formula="of:=POWER([.C2477]-6.75;2)" office:value-type="float" office:value="0.00218603153051123" calcext:value-type="float">
            <text:p>0.0021860315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.025781" calcext:value-type="float">
            <text:p>6.025781</text:p>
          </table:table-cell>
          <table:table-cell office:value-type="float" office:value="6.7048290618" calcext:value-type="float">
            <text:p>6.7048290618</text:p>
          </table:table-cell>
          <table:table-cell table:formula="of:=POWER([.C2478]-6.75;2)" office:value-type="float" office:value="0.00204041365786823" calcext:value-type="float">
            <text:p>0.0020404137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5.986733" calcext:value-type="float">
            <text:p>5.986733</text:p>
          </table:table-cell>
          <table:table-cell office:value-type="float" office:value="6.7065445941" calcext:value-type="float">
            <text:p>6.7065445941</text:p>
          </table:table-cell>
          <table:table-cell table:formula="of:=POWER([.C2479]-6.75;2)" office:value-type="float" office:value="0.00188837230193372" calcext:value-type="float">
            <text:p>0.0018883723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5.956039" calcext:value-type="float">
            <text:p>5.956039</text:p>
          </table:table-cell>
          <table:table-cell office:value-type="float" office:value="6.7083731425" calcext:value-type="float">
            <text:p>6.7083731425</text:p>
          </table:table-cell>
          <table:table-cell table:formula="of:=POWER([.C2480]-6.75;2)" office:value-type="float" office:value="0.00173279526532529" calcext:value-type="float">
            <text:p>0.0017327953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5.934643" calcext:value-type="float">
            <text:p>5.934643</text:p>
          </table:table-cell>
          <table:table-cell office:value-type="float" office:value="6.7102926505" calcext:value-type="float">
            <text:p>6.7102926505</text:p>
          </table:table-cell>
          <table:table-cell table:formula="of:=POWER([.C2481]-6.75;2)" office:value-type="float" office:value="0.00157667360431518" calcext:value-type="float">
            <text:p>0.0015766736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5.923224" calcext:value-type="float">
            <text:p>5.923224</text:p>
          </table:table-cell>
          <table:table-cell office:value-type="float" office:value="6.7122779758" calcext:value-type="float">
            <text:p>6.7122779758</text:p>
          </table:table-cell>
          <table:table-cell table:formula="of:=POWER([.C2482]-6.75;2)" office:value-type="float" office:value="0.00142295110974537" calcext:value-type="float">
            <text:p>0.0014229511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5.922146" calcext:value-type="float">
            <text:p>5.922146</text:p>
          </table:table-cell>
          <table:table-cell office:value-type="float" office:value="6.7143015914" calcext:value-type="float">
            <text:p>6.7143015914</text:p>
          </table:table-cell>
          <table:table-cell table:formula="of:=POWER([.C2483]-6.75;2)" office:value-type="float" office:value="0.00127437637657256" calcext:value-type="float">
            <text:p>0.0012743764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5.931424" calcext:value-type="float">
            <text:p>5.931424</text:p>
          </table:table-cell>
          <table:table-cell office:value-type="float" office:value="6.7163344382" calcext:value-type="float">
            <text:p>6.7163344382</text:p>
          </table:table-cell>
          <table:table-cell table:formula="of:=POWER([.C2484]-6.75;2)" office:value-type="float" office:value="0.00113337005130964" calcext:value-type="float">
            <text:p>0.0011333701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.950712" calcext:value-type="float">
            <text:p>5.950712</text:p>
          </table:table-cell>
          <table:table-cell office:value-type="float" office:value="6.7183468978" calcext:value-type="float">
            <text:p>6.7183468978</text:p>
          </table:table-cell>
          <table:table-cell table:formula="of:=POWER([.C2485]-6.75;2)" office:value-type="float" office:value="0.00100191887888364" calcext:value-type="float">
            <text:p>0.0010019189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5.979312" calcext:value-type="float">
            <text:p>5.979312</text:p>
          </table:table-cell>
          <table:table-cell office:value-type="float" office:value="6.7203098118" calcext:value-type="float">
            <text:p>6.7203098118</text:p>
          </table:table-cell>
          <table:table-cell table:formula="of:=POWER([.C2486]-6.75;2)" office:value-type="float" office:value="0.000881507275351421" calcext:value-type="float">
            <text:p>0.0008815073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.016204" calcext:value-type="float">
            <text:p>6.016204</text:p>
          </table:table-cell>
          <table:table-cell office:value-type="float" office:value="6.7221955081" calcext:value-type="float">
            <text:p>6.7221955081</text:p>
          </table:table-cell>
          <table:table-cell table:formula="of:=POWER([.C2487]-6.75;2)" office:value-type="float" office:value="0.000773089769817141" calcext:value-type="float">
            <text:p>0.0007730898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6.060092" calcext:value-type="float">
            <text:p>6.060092</text:p>
          </table:table-cell>
          <table:table-cell office:value-type="float" office:value="6.7239787608" calcext:value-type="float">
            <text:p>6.7239787608</text:p>
          </table:table-cell>
          <table:table-cell table:formula="of:=POWER([.C2488]-6.75;2)" office:value-type="float" office:value="0.000677104889503633" calcext:value-type="float">
            <text:p>0.0006771049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6.109464" calcext:value-type="float">
            <text:p>6.109464</text:p>
          </table:table-cell>
          <table:table-cell office:value-type="float" office:value="6.7256376398" calcext:value-type="float">
            <text:p>6.7256376398</text:p>
          </table:table-cell>
          <table:table-cell table:formula="of:=POWER([.C2489]-6.75;2)" office:value-type="float" office:value="0.000593524594514525" calcext:value-type="float">
            <text:p>0.0005935246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6.162667" calcext:value-type="float">
            <text:p>6.162667</text:p>
          </table:table-cell>
          <table:table-cell office:value-type="float" office:value="6.7271542177" calcext:value-type="float">
            <text:p>6.7271542177</text:p>
          </table:table-cell>
          <table:table-cell table:formula="of:=POWER([.C2490]-6.75;2)" office:value-type="float" office:value="0.000521929768898999" calcext:value-type="float">
            <text:p>0.0005219298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.217977" calcext:value-type="float">
            <text:p>6.217977</text:p>
          </table:table-cell>
          <table:table-cell office:value-type="float" office:value="6.7285150699" calcext:value-type="float">
            <text:p>6.7285150699</text:p>
          </table:table-cell>
          <table:table-cell table:formula="of:=POWER([.C2491]-6.75;2)" office:value-type="float" office:value="0.000461602221401875" calcext:value-type="float">
            <text:p>0.0004616022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6.273677" calcext:value-type="float">
            <text:p>6.273677</text:p>
          </table:table-cell>
          <table:table-cell office:value-type="float" office:value="6.7297115968" calcext:value-type="float">
            <text:p>6.7297115968</text:p>
          </table:table-cell>
          <table:table-cell table:formula="of:=POWER([.C2492]-6.75;2)" office:value-type="float" office:value="0.000411619304405785" calcext:value-type="float">
            <text:p>0.0004116193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6.328127" calcext:value-type="float">
            <text:p>6.328127</text:p>
          </table:table-cell>
          <table:table-cell office:value-type="float" office:value="6.730740121" calcext:value-type="float">
            <text:p>6.730740121</text:p>
          </table:table-cell>
          <table:table-cell table:formula="of:=POWER([.C2493]-6.75;2)" office:value-type="float" office:value="0.000370942939094634" calcext:value-type="float">
            <text:p>0.0003709429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6.37983" calcext:value-type="float">
            <text:p>6.37983</text:p>
          </table:table-cell>
          <table:table-cell office:value-type="float" office:value="6.7316017957" calcext:value-type="float">
            <text:p>6.7316017957</text:p>
          </table:table-cell>
          <table:table-cell table:formula="of:=POWER([.C2494]-6.75;2)" office:value-type="float" office:value="0.000338493921464553" calcext:value-type="float">
            <text:p>0.0003384939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6.427491" calcext:value-type="float">
            <text:p>6.427491</text:p>
          </table:table-cell>
          <table:table-cell office:value-type="float" office:value="6.7323023065" calcext:value-type="float">
            <text:p>6.7323023065</text:p>
          </table:table-cell>
          <table:table-cell table:formula="of:=POWER([.C2495]-6.75;2)" office:value-type="float" office:value="0.000313208355219932" calcext:value-type="float">
            <text:p>0.0003132084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6.470066" calcext:value-type="float">
            <text:p>6.470066</text:p>
          </table:table-cell>
          <table:table-cell office:value-type="float" office:value="6.7328514032" calcext:value-type="float">
            <text:p>6.7328514032</text:p>
          </table:table-cell>
          <table:table-cell table:formula="of:=POWER([.C2496]-6.75;2)" office:value-type="float" office:value="0.000294074372208979" calcext:value-type="float">
            <text:p>0.0002940744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6.506803" calcext:value-type="float">
            <text:p>6.506803</text:p>
          </table:table-cell>
          <table:table-cell office:value-type="float" office:value="6.7332622742" calcext:value-type="float">
            <text:p>6.7332622742</text:p>
          </table:table-cell>
          <table:table-cell table:formula="of:=POWER([.C2497]-6.75;2)" office:value-type="float" office:value="0.000280151464955974" calcext:value-type="float">
            <text:p>0.0002801515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6.537282" calcext:value-type="float">
            <text:p>6.537282</text:p>
          </table:table-cell>
          <table:table-cell office:value-type="float" office:value="6.7335507823" calcext:value-type="float">
            <text:p>6.7335507823</text:p>
          </table:table-cell>
          <table:table-cell table:formula="of:=POWER([.C2498]-6.75;2)" office:value-type="float" office:value="0.000270576762941992" calcext:value-type="float">
            <text:p>0.0002705768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6.561437" calcext:value-type="float">
            <text:p>6.561437</text:p>
          </table:table-cell>
          <table:table-cell office:value-type="float" office:value="6.7337345591" calcext:value-type="float">
            <text:p>6.7337345591</text:p>
          </table:table-cell>
          <table:table-cell table:formula="of:=POWER([.C2499]-6.75;2)" office:value-type="float" office:value="0.000264564567671387" calcext:value-type="float">
            <text:p>0.0002645646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6.579578" calcext:value-type="float">
            <text:p>6.579578</text:p>
          </table:table-cell>
          <table:table-cell office:value-type="float" office:value="6.7338320296" calcext:value-type="float">
            <text:p>6.7338320296</text:p>
          </table:table-cell>
          <table:table-cell table:formula="of:=POWER([.C2500]-6.75;2)" office:value-type="float" office:value="0.000261403266855267" calcext:value-type="float">
            <text:p>0.0002614033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.592407" calcext:value-type="float">
            <text:p>6.592407</text:p>
          </table:table-cell>
          <table:table-cell office:value-type="float" office:value="6.733861336" calcext:value-type="float">
            <text:p>6.733861336</text:p>
          </table:table-cell>
          <table:table-cell table:formula="of:=POWER([.C2501]-6.75;2)" office:value-type="float" office:value="0.000260456475704884" calcext:value-type="float">
            <text:p>0.0002604565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6.601027" calcext:value-type="float">
            <text:p>6.601027</text:p>
          </table:table-cell>
          <table:table-cell office:value-type="float" office:value="6.7338392043" calcext:value-type="float">
            <text:p>6.7338392043</text:p>
          </table:table-cell>
          <table:table-cell table:formula="of:=POWER([.C2502]-6.75;2)" office:value-type="float" office:value="0.000261171317657148" calcext:value-type="float">
            <text:p>0.0002611713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6.60695" calcext:value-type="float">
            <text:p>6.60695</text:p>
          </table:table-cell>
          <table:table-cell office:value-type="float" office:value="6.7337797634" calcext:value-type="float">
            <text:p>6.7337797634</text:p>
          </table:table-cell>
          <table:table-cell table:formula="of:=POWER([.C2503]-6.75;2)" office:value-type="float" office:value="0.00026309607535997" calcext:value-type="float">
            <text:p>0.0002630961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6.612106" calcext:value-type="float">
            <text:p>6.612106</text:p>
          </table:table-cell>
          <table:table-cell office:value-type="float" office:value="6.7336933306" calcext:value-type="float">
            <text:p>6.7336933306</text:p>
          </table:table-cell>
          <table:table-cell table:formula="of:=POWER([.C2504]-6.75;2)" office:value-type="float" office:value="0.000265907466920883" calcext:value-type="float">
            <text:p>0.0002659075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6.618863" calcext:value-type="float">
            <text:p>6.618863</text:p>
          </table:table-cell>
          <table:table-cell office:value-type="float" office:value="6.733585164" calcext:value-type="float">
            <text:p>6.733585164</text:p>
          </table:table-cell>
          <table:table-cell table:formula="of:=POWER([.C2505]-6.75;2)" office:value-type="float" office:value="0.000269446840906897" calcext:value-type="float">
            <text:p>0.0002694468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6.630078" calcext:value-type="float">
            <text:p>6.630078</text:p>
          </table:table-cell>
          <table:table-cell office:value-type="float" office:value="6.7334541478" calcext:value-type="float">
            <text:p>6.7334541478</text:p>
          </table:table-cell>
          <table:table-cell table:formula="of:=POWER([.C2506]-6.75;2)" office:value-type="float" office:value="0.00027376522502425" calcext:value-type="float">
            <text:p>0.0002737652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6.649204" calcext:value-type="float">
            <text:p>6.649204</text:p>
          </table:table-cell>
          <table:table-cell office:value-type="float" office:value="6.7332913495" calcext:value-type="float">
            <text:p>6.7332913495</text:p>
          </table:table-cell>
          <table:table-cell table:formula="of:=POWER([.C2507]-6.75;2)" office:value-type="float" office:value="0.000279179001531151" calcext:value-type="float">
            <text:p>0.000279179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6.680544" calcext:value-type="float">
            <text:p>6.680544</text:p>
          </table:table-cell>
          <table:table-cell office:value-type="float" office:value="6.733078293" calcext:value-type="float">
            <text:p>6.733078293</text:p>
          </table:table-cell>
          <table:table-cell table:formula="of:=POWER([.C2508]-6.75;2)" office:value-type="float" office:value="0.000286344167793844" calcext:value-type="float">
            <text:p>0.0002863442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6.729789" calcext:value-type="float">
            <text:p>6.729789</text:p>
          </table:table-cell>
          <table:table-cell office:value-type="float" office:value="6.7327845484" calcext:value-type="float">
            <text:p>6.7327845484</text:p>
          </table:table-cell>
          <table:table-cell table:formula="of:=POWER([.C2509]-6.75;2)" office:value-type="float" office:value="0.000296371773791952" calcext:value-type="float">
            <text:p>0.0002963718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6.805252" calcext:value-type="float">
            <text:p>6.805252</text:p>
          </table:table-cell>
          <table:table-cell office:value-type="float" office:value="6.7323638978" calcext:value-type="float">
            <text:p>6.7323638978</text:p>
          </table:table-cell>
          <table:table-cell table:formula="of:=POWER([.C2510]-6.75;2)" office:value-type="float" office:value="0.000311032100808845" calcext:value-type="float">
            <text:p>0.0003110321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.920857" calcext:value-type="float">
            <text:p>6.920857</text:p>
          </table:table-cell>
          <table:table-cell office:value-type="float" office:value="6.7317472016" calcext:value-type="float">
            <text:p>6.7317472016</text:p>
          </table:table-cell>
          <table:table-cell table:formula="of:=POWER([.C2511]-6.75;2)" office:value-type="float" office:value="0.000333164649431036" calcext:value-type="float">
            <text:p>0.0003331646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7.104348" calcext:value-type="float">
            <text:p>7.104348</text:p>
          </table:table-cell>
          <table:table-cell office:value-type="float" office:value="6.7308272473" calcext:value-type="float">
            <text:p>6.7308272473</text:p>
          </table:table-cell>
          <table:table-cell table:formula="of:=POWER([.C2512]-6.75;2)" office:value-type="float" office:value="0.000367594446095369" calcext:value-type="float">
            <text:p>0.0003675944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7.42514" calcext:value-type="float">
            <text:p>7.42514</text:p>
          </table:table-cell>
          <table:table-cell office:value-type="float" office:value="6.7294215511" calcext:value-type="float">
            <text:p>6.7294215511</text:p>
          </table:table-cell>
          <table:table-cell table:formula="of:=POWER([.C2513]-6.75;2)" office:value-type="float" office:value="0.000423472559129922" calcext:value-type="float">
            <text:p>0.0004234726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8.132116" calcext:value-type="float">
            <text:p>8.132116</text:p>
          </table:table-cell>
          <table:table-cell office:value-type="float" office:value="6.7271603253" calcext:value-type="float">
            <text:p>6.7271603253</text:p>
          </table:table-cell>
          <table:table-cell table:formula="of:=POWER([.C2514]-6.75;2)" office:value-type="float" office:value="0.000521650740401827" calcext:value-type="float">
            <text:p>0.0005216507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1.481978" calcext:value-type="float">
            <text:p>11.481978</text:p>
          </table:table-cell>
          <table:table-cell office:value-type="float" office:value="6.723004043" calcext:value-type="float">
            <text:p>6.723004043</text:p>
          </table:table-cell>
          <table:table-cell table:formula="of:=POWER([.C2515]-6.75;2)" office:value-type="float" office:value="0.000728781694345826" calcext:value-type="float">
            <text:p>0.0007287817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1.481978" calcext:value-type="float">
            <text:p>11.481978</text:p>
          </table:table-cell>
          <table:table-cell office:value-type="float" office:value="6.7098461183" calcext:value-type="float">
            <text:p>6.7098461183</text:p>
          </table:table-cell>
          <table:table-cell table:formula="of:=POWER([.C2516]-6.75;2)" office:value-type="float" office:value="0.00161233421557761" calcext:value-type="float">
            <text:p>0.0016123342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4.666576" calcext:value-type="float">
            <text:p>4.666576</text:p>
          </table:table-cell>
          <table:table-cell office:value-type="float" office:value="6.6966889086" calcext:value-type="float">
            <text:p>6.6966889086</text:p>
          </table:table-cell>
          <table:table-cell table:formula="of:=POWER([.C2517]-6.75;2)" office:value-type="float" office:value="0.00284207246625919" calcext:value-type="float">
            <text:p>0.0028420725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5.560773" calcext:value-type="float">
            <text:p>5.560773</text:p>
          </table:table-cell>
          <table:table-cell office:value-type="float" office:value="6.7018502473" calcext:value-type="float">
            <text:p>6.7018502473</text:p>
          </table:table-cell>
          <table:table-cell table:formula="of:=POWER([.C2518]-6.75;2)" office:value-type="float" office:value="0.00231839868507112" calcext:value-type="float">
            <text:p>0.0023183987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5.965073" calcext:value-type="float">
            <text:p>5.965073</text:p>
          </table:table-cell>
          <table:table-cell office:value-type="float" office:value="6.7046018952" calcext:value-type="float">
            <text:p>6.7046018952</text:p>
          </table:table-cell>
          <table:table-cell table:formula="of:=POWER([.C2519]-6.75;2)" office:value-type="float" office:value="0.00206098791943181" calcext:value-type="float">
            <text:p>0.0020609879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6.219748" calcext:value-type="float">
            <text:p>6.219748</text:p>
          </table:table-cell>
          <table:table-cell office:value-type="float" office:value="6.7062570403" calcext:value-type="float">
            <text:p>6.7062570403</text:p>
          </table:table-cell>
          <table:table-cell table:formula="of:=POWER([.C2520]-6.75;2)" office:value-type="float" office:value="0.00191344652331585" calcext:value-type="float">
            <text:p>0.0019134465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.407199" calcext:value-type="float">
            <text:p>6.407199</text:p>
          </table:table-cell>
          <table:table-cell office:value-type="float" office:value="6.7072141048" calcext:value-type="float">
            <text:p>6.7072141048</text:p>
          </table:table-cell>
          <table:table-cell table:formula="of:=POWER([.C2521]-6.75;2)" office:value-type="float" office:value="0.00183063282806536" calcext:value-type="float">
            <text:p>0.0018306328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6.556526" calcext:value-type="float">
            <text:p>6.556526</text:p>
          </table:table-cell>
          <table:table-cell office:value-type="float" office:value="6.7076501344" calcext:value-type="float">
            <text:p>6.7076501344</text:p>
          </table:table-cell>
          <table:table-cell table:formula="of:=POWER([.C2522]-6.75;2)" office:value-type="float" office:value="0.00179351111633809" calcext:value-type="float">
            <text:p>0.0017935111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6.679922" calcext:value-type="float">
            <text:p>6.679922</text:p>
          </table:table-cell>
          <table:table-cell office:value-type="float" office:value="6.7076642554" calcext:value-type="float">
            <text:p>6.7076642554</text:p>
          </table:table-cell>
          <table:table-cell table:formula="of:=POWER([.C2523]-6.75;2)" office:value-type="float" office:value="0.00179231527083642" calcext:value-type="float">
            <text:p>0.0017923153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.782916" calcext:value-type="float">
            <text:p>6.782916</text:p>
          </table:table-cell>
          <table:table-cell office:value-type="float" office:value="6.7073233306" calcext:value-type="float">
            <text:p>6.7073233306</text:p>
          </table:table-cell>
          <table:table-cell table:formula="of:=POWER([.C2524]-6.75;2)" office:value-type="float" office:value="0.00182129811107686" calcext:value-type="float">
            <text:p>0.0018212981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6.86808" calcext:value-type="float">
            <text:p>6.86808</text:p>
          </table:table-cell>
          <table:table-cell office:value-type="float" office:value="6.7066800403" calcext:value-type="float">
            <text:p>6.7066800403</text:p>
          </table:table-cell>
          <table:table-cell table:formula="of:=POWER([.C2525]-6.75;2)" office:value-type="float" office:value="0.00187661890840961" calcext:value-type="float">
            <text:p>0.0018766189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.936614" calcext:value-type="float">
            <text:p>6.936614</text:p>
          </table:table-cell>
          <table:table-cell office:value-type="float" office:value="6.705781" calcext:value-type="float">
            <text:p>6.705781</text:p>
          </table:table-cell>
          <table:table-cell table:formula="of:=POWER([.C2526]-6.75;2)" office:value-type="float" office:value="0.001955319961" calcext:value-type="float">
            <text:p>0.00195532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6.989109" calcext:value-type="float">
            <text:p>6.989109</text:p>
          </table:table-cell>
          <table:table-cell office:value-type="float" office:value="6.7046705806" calcext:value-type="float">
            <text:p>6.7046705806</text:p>
          </table:table-cell>
          <table:table-cell table:formula="of:=POWER([.C2527]-6.75;2)" office:value-type="float" office:value="0.00205475626314108" calcext:value-type="float">
            <text:p>0.0020547563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7.025946" calcext:value-type="float">
            <text:p>7.025946</text:p>
          </table:table-cell>
          <table:table-cell office:value-type="float" office:value="6.7033926425" calcext:value-type="float">
            <text:p>6.7033926425</text:p>
          </table:table-cell>
          <table:table-cell table:formula="of:=POWER([.C2528]-6.75;2)" office:value-type="float" office:value="0.00217224577313282" calcext:value-type="float">
            <text:p>0.0021722458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7.047524" calcext:value-type="float">
            <text:p>7.047524</text:p>
          </table:table-cell>
          <table:table-cell office:value-type="float" office:value="6.7019911452" calcext:value-type="float">
            <text:p>6.7019911452</text:p>
          </table:table-cell>
          <table:table-cell table:formula="of:=POWER([.C2529]-6.75;2)" office:value-type="float" office:value="0.00230485013920748" calcext:value-type="float">
            <text:p>0.0023048501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7.054381" calcext:value-type="float">
            <text:p>7.054381</text:p>
          </table:table-cell>
          <table:table-cell office:value-type="float" office:value="6.7005101075" calcext:value-type="float">
            <text:p>6.7005101075</text:p>
          </table:table-cell>
          <table:table-cell table:formula="of:=POWER([.C2530]-6.75;2)" office:value-type="float" office:value="0.0024492494596616" calcext:value-type="float">
            <text:p>0.0024492495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7.047269" calcext:value-type="float">
            <text:p>7.047269</text:p>
          </table:table-cell>
          <table:table-cell office:value-type="float" office:value="6.6989931586" calcext:value-type="float">
            <text:p>6.6989931586</text:p>
          </table:table-cell>
          <table:table-cell table:formula="of:=POWER([.C2531]-6.75;2)" office:value-type="float" office:value="0.00260169786960471" calcext:value-type="float">
            <text:p>0.0026016979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7.027188" calcext:value-type="float">
            <text:p>7.027188</text:p>
          </table:table-cell>
          <table:table-cell office:value-type="float" office:value="6.6974828575" calcext:value-type="float">
            <text:p>6.6974828575</text:p>
          </table:table-cell>
          <table:table-cell table:formula="of:=POWER([.C2532]-6.75;2)" office:value-type="float" office:value="0.00275805025636532" calcext:value-type="float">
            <text:p>0.0027580503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6.995396" calcext:value-type="float">
            <text:p>6.995396</text:p>
          </table:table-cell>
          <table:table-cell office:value-type="float" office:value="6.6960198522" calcext:value-type="float">
            <text:p>6.6960198522</text:p>
          </table:table-cell>
          <table:table-cell table:formula="of:=POWER([.C2533]-6.75;2)" office:value-type="float" office:value="0.00291385635650984" calcext:value-type="float">
            <text:p>0.0029138564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6.953399" calcext:value-type="float">
            <text:p>6.953399</text:p>
          </table:table-cell>
          <table:table-cell office:value-type="float" office:value="6.6946419543" calcext:value-type="float">
            <text:p>6.6946419543</text:p>
          </table:table-cell>
          <table:table-cell table:formula="of:=POWER([.C2534]-6.75;2)" office:value-type="float" office:value="0.00306451322372332" calcext:value-type="float">
            <text:p>0.0030645132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.902926" calcext:value-type="float">
            <text:p>6.902926</text:p>
          </table:table-cell>
          <table:table-cell office:value-type="float" office:value="6.6933832231" calcext:value-type="float">
            <text:p>6.6933832231</text:p>
          </table:table-cell>
          <table:table-cell table:formula="of:=POWER([.C2535]-6.75;2)" office:value-type="float" office:value="0.00320545942654441" calcext:value-type="float">
            <text:p>0.0032054594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6.845893" calcext:value-type="float">
            <text:p>6.845893</text:p>
          </table:table-cell>
          <table:table-cell office:value-type="float" office:value="6.6922730672" calcext:value-type="float">
            <text:p>6.6922730672</text:p>
          </table:table-cell>
          <table:table-cell table:formula="of:=POWER([.C2536]-6.75;2)" office:value-type="float" office:value="0.00333239877049567" calcext:value-type="float">
            <text:p>0.0033323988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6.784353" calcext:value-type="float">
            <text:p>6.784353</text:p>
          </table:table-cell>
          <table:table-cell office:value-type="float" office:value="6.6913354382" calcext:value-type="float">
            <text:p>6.6913354382</text:p>
          </table:table-cell>
          <table:table-cell table:formula="of:=POWER([.C2537]-6.75;2)" office:value-type="float" office:value="0.00344153081118598" calcext:value-type="float">
            <text:p>0.0034415308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6.72043" calcext:value-type="float">
            <text:p>6.72043</text:p>
          </table:table-cell>
          <table:table-cell office:value-type="float" office:value="6.6905881667" calcext:value-type="float">
            <text:p>6.6905881667</text:p>
          </table:table-cell>
          <table:table-cell table:formula="of:=POWER([.C2538]-6.75;2)" office:value-type="float" office:value="0.00352976593606704" calcext:value-type="float">
            <text:p>0.0035297659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6.656261" calcext:value-type="float">
            <text:p>6.656261</text:p>
          </table:table-cell>
          <table:table-cell office:value-type="float" office:value="6.6900424839" calcext:value-type="float">
            <text:p>6.6900424839</text:p>
          </table:table-cell>
          <table:table-cell table:formula="of:=POWER([.C2539]-6.75;2)" office:value-type="float" office:value="0.00359490373688175" calcext:value-type="float">
            <text:p>0.0035949037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6.593913" calcext:value-type="float">
            <text:p>6.593913</text:p>
          </table:table-cell>
          <table:table-cell office:value-type="float" office:value="6.6897027392" calcext:value-type="float">
            <text:p>6.6897027392</text:p>
          </table:table-cell>
          <table:table-cell table:formula="of:=POWER([.C2540]-6.75;2)" office:value-type="float" office:value="0.00363575965998317" calcext:value-type="float">
            <text:p>0.0036357597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.535312" calcext:value-type="float">
            <text:p>6.535312</text:p>
          </table:table-cell>
          <table:table-cell office:value-type="float" office:value="6.6895663844" calcext:value-type="float">
            <text:p>6.6895663844</text:p>
          </table:table-cell>
          <table:table-cell table:formula="of:=POWER([.C2541]-6.75;2)" office:value-type="float" office:value="0.00365222189448857" calcext:value-type="float">
            <text:p>0.0036522219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6.482166" calcext:value-type="float">
            <text:p>6.482166</text:p>
          </table:table-cell>
          <table:table-cell office:value-type="float" office:value="6.689624207" calcext:value-type="float">
            <text:p>6.689624207</text:p>
          </table:table-cell>
          <table:table-cell table:formula="of:=POWER([.C2542]-6.75;2)" office:value-type="float" office:value="0.0036452363803789" calcext:value-type="float">
            <text:p>0.0036452364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6.435901" calcext:value-type="float">
            <text:p>6.435901</text:p>
          </table:table-cell>
          <table:table-cell office:value-type="float" office:value="6.6898608387" calcext:value-type="float">
            <text:p>6.6898608387</text:p>
          </table:table-cell>
          <table:table-cell table:formula="of:=POWER([.C2543]-6.75;2)" office:value-type="float" office:value="0.00361671872186747" calcext:value-type="float">
            <text:p>0.0036167187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6.397605" calcext:value-type="float">
            <text:p>6.397605</text:p>
          </table:table-cell>
          <table:table-cell office:value-type="float" office:value="6.6902554892" calcext:value-type="float">
            <text:p>6.6902554892</text:p>
          </table:table-cell>
          <table:table-cell table:formula="of:=POWER([.C2544]-6.75;2)" office:value-type="float" office:value="0.0035694065707313" calcext:value-type="float">
            <text:p>0.0035694066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.367989" calcext:value-type="float">
            <text:p>6.367989</text:p>
          </table:table-cell>
          <table:table-cell office:value-type="float" office:value="6.690782914" calcext:value-type="float">
            <text:p>6.690782914</text:p>
          </table:table-cell>
          <table:table-cell table:formula="of:=POWER([.C2545]-6.75;2)" office:value-type="float" office:value="0.00350666327433143" calcext:value-type="float">
            <text:p>0.0035066633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6.347374" calcext:value-type="float">
            <text:p>6.347374</text:p>
          </table:table-cell>
          <table:table-cell office:value-type="float" office:value="6.691414543" calcext:value-type="float">
            <text:p>6.691414543</text:p>
          </table:table-cell>
          <table:table-cell table:formula="of:=POWER([.C2546]-6.75;2)" office:value-type="float" office:value="0.00343225577189879" calcext:value-type="float">
            <text:p>0.0034322558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.335696" calcext:value-type="float">
            <text:p>6.335696</text:p>
          </table:table-cell>
          <table:table-cell office:value-type="float" office:value="6.6921196989" calcext:value-type="float">
            <text:p>6.6921196989</text:p>
          </table:table-cell>
          <table:table-cell table:formula="of:=POWER([.C2547]-6.75;2)" office:value-type="float" office:value="0.00335012925542666" calcext:value-type="float">
            <text:p>0.0033501293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6.332531" calcext:value-type="float">
            <text:p>6.332531</text:p>
          </table:table-cell>
          <table:table-cell office:value-type="float" office:value="6.6928668656" calcext:value-type="float">
            <text:p>6.6928668656</text:p>
          </table:table-cell>
          <table:table-cell table:formula="of:=POWER([.C2548]-6.75;2)" office:value-type="float" office:value="0.00326419504636845" calcext:value-type="float">
            <text:p>0.003264195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6.337142" calcext:value-type="float">
            <text:p>6.337142</text:p>
          </table:table-cell>
          <table:table-cell office:value-type="float" office:value="6.6936249167" calcext:value-type="float">
            <text:p>6.6936249167</text:p>
          </table:table-cell>
          <table:table-cell table:formula="of:=POWER([.C2549]-6.75;2)" office:value-type="float" office:value="0.00317815001708192" calcext:value-type="float">
            <text:p>0.00317815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6.348541" calcext:value-type="float">
            <text:p>6.348541</text:p>
          </table:table-cell>
          <table:table-cell office:value-type="float" office:value="6.6943642608" calcext:value-type="float">
            <text:p>6.6943642608</text:p>
          </table:table-cell>
          <table:table-cell table:formula="of:=POWER([.C2550]-6.75;2)" office:value-type="float" office:value="0.00309533547633036" calcext:value-type="float">
            <text:p>0.0030953355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.365559" calcext:value-type="float">
            <text:p>6.365559</text:p>
          </table:table-cell>
          <table:table-cell office:value-type="float" office:value="6.6950578333" calcext:value-type="float">
            <text:p>6.6950578333</text:p>
          </table:table-cell>
          <table:table-cell table:formula="of:=POWER([.C2551]-6.75;2)" office:value-type="float" office:value="0.0030186416816906" calcext:value-type="float">
            <text:p>0.0030186417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6.386912" calcext:value-type="float">
            <text:p>6.386912</text:p>
          </table:table-cell>
          <table:table-cell office:value-type="float" office:value="6.6956819167" calcext:value-type="float">
            <text:p>6.6956819167</text:p>
          </table:table-cell>
          <table:table-cell table:formula="of:=POWER([.C2552]-6.75;2)" office:value-type="float" office:value="0.00295045417338575" calcext:value-type="float">
            <text:p>0.0029504542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6.411276" calcext:value-type="float">
            <text:p>6.411276</text:p>
          </table:table-cell>
          <table:table-cell office:value-type="float" office:value="6.6962167634" calcext:value-type="float">
            <text:p>6.6962167634</text:p>
          </table:table-cell>
          <table:table-cell table:formula="of:=POWER([.C2553]-6.75;2)" office:value-type="float" office:value="0.0028926365391716" calcext:value-type="float">
            <text:p>0.0028926365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6.437346" calcext:value-type="float">
            <text:p>6.437346</text:p>
          </table:table-cell>
          <table:table-cell office:value-type="float" office:value="6.6966470323" calcext:value-type="float">
            <text:p>6.6966470323</text:p>
          </table:table-cell>
          <table:table-cell table:formula="of:=POWER([.C2554]-6.75;2)" office:value-type="float" office:value="0.00284653916239729" calcext:value-type="float">
            <text:p>0.0028465392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6.46389" calcext:value-type="float">
            <text:p>6.46389</text:p>
          </table:table-cell>
          <table:table-cell office:value-type="float" office:value="6.6969620161" calcext:value-type="float">
            <text:p>6.6969620161</text:p>
          </table:table-cell>
          <table:table-cell table:formula="of:=POWER([.C2555]-6.75;2)" office:value-type="float" office:value="0.0028130277361767" calcext:value-type="float">
            <text:p>0.0028130277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6.489786" calcext:value-type="float">
            <text:p>6.489786</text:p>
          </table:table-cell>
          <table:table-cell office:value-type="float" office:value="6.697155707" calcext:value-type="float">
            <text:p>6.697155707</text:p>
          </table:table-cell>
          <table:table-cell table:formula="of:=POWER([.C2556]-6.75;2)" office:value-type="float" office:value="0.00279251930266982" calcext:value-type="float">
            <text:p>0.0027925193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.514059" calcext:value-type="float">
            <text:p>6.514059</text:p>
          </table:table-cell>
          <table:table-cell office:value-type="float" office:value="6.697226707" calcext:value-type="float">
            <text:p>6.697226707</text:p>
          </table:table-cell>
          <table:table-cell table:formula="of:=POWER([.C2557]-6.75;2)" office:value-type="float" office:value="0.0027850204540638" calcext:value-type="float">
            <text:p>0.0027850205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.53589" calcext:value-type="float">
            <text:p>6.53589</text:p>
          </table:table-cell>
          <table:table-cell office:value-type="float" office:value="6.6971780027" calcext:value-type="float">
            <text:p>6.6971780027</text:p>
          </table:table-cell>
          <table:table-cell table:formula="of:=POWER([.C2558]-6.75;2)" office:value-type="float" office:value="0.00279016339876118" calcext:value-type="float">
            <text:p>0.0027901634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.554632" calcext:value-type="float">
            <text:p>6.554632</text:p>
          </table:table-cell>
          <table:table-cell office:value-type="float" office:value="6.6970166371" calcext:value-type="float">
            <text:p>6.6970166371</text:p>
          </table:table-cell>
          <table:table-cell table:formula="of:=POWER([.C2559]-6.75;2)" office:value-type="float" office:value="0.0028072367441931" calcext:value-type="float">
            <text:p>0.0028072367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6.569808" calcext:value-type="float">
            <text:p>6.569808</text:p>
          </table:table-cell>
          <table:table-cell office:value-type="float" office:value="6.6967532876" calcext:value-type="float">
            <text:p>6.6967532876</text:p>
          </table:table-cell>
          <table:table-cell table:formula="of:=POWER([.C2560]-6.75;2)" office:value-type="float" office:value="0.00283521238140831" calcext:value-type="float">
            <text:p>0.0028352124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.581102" calcext:value-type="float">
            <text:p>6.581102</text:p>
          </table:table-cell>
          <table:table-cell office:value-type="float" office:value="6.6964017742" calcext:value-type="float">
            <text:p>6.6964017742</text:p>
          </table:table-cell>
          <table:table-cell table:formula="of:=POWER([.C2561]-6.75;2)" office:value-type="float" office:value="0.00287276980890779" calcext:value-type="float">
            <text:p>0.0028727698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6.588352" calcext:value-type="float">
            <text:p>6.588352</text:p>
          </table:table-cell>
          <table:table-cell office:value-type="float" office:value="6.6959785108" calcext:value-type="float">
            <text:p>6.6959785108</text:p>
          </table:table-cell>
          <table:table-cell table:formula="of:=POWER([.C2562]-6.75;2)" office:value-type="float" office:value="0.00291832129538573" calcext:value-type="float">
            <text:p>0.0029183213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6.59153" calcext:value-type="float">
            <text:p>6.59153</text:p>
          </table:table-cell>
          <table:table-cell office:value-type="float" office:value="6.6955019194" calcext:value-type="float">
            <text:p>6.6955019194</text:p>
          </table:table-cell>
          <table:table-cell table:formula="of:=POWER([.C2563]-6.75;2)" office:value-type="float" office:value="0.00297004078908411" calcext:value-type="float">
            <text:p>0.0029700408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6.590732" calcext:value-type="float">
            <text:p>6.590732</text:p>
          </table:table-cell>
          <table:table-cell office:value-type="float" office:value="6.6949918118" calcext:value-type="float">
            <text:p>6.6949918118</text:p>
          </table:table-cell>
          <table:table-cell table:formula="of:=POWER([.C2564]-6.75;2)" office:value-type="float" office:value="0.00302590076904666" calcext:value-type="float">
            <text:p>0.0030259008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6.586157" calcext:value-type="float">
            <text:p>6.586157</text:p>
          </table:table-cell>
          <table:table-cell office:value-type="float" office:value="6.6944687446" calcext:value-type="float">
            <text:p>6.6944687446</text:p>
          </table:table-cell>
          <table:table-cell table:formula="of:=POWER([.C2565]-6.75;2)" office:value-type="float" office:value="0.00308372032630003" calcext:value-type="float">
            <text:p>0.0030837203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6.578088" calcext:value-type="float">
            <text:p>6.578088</text:p>
          </table:table-cell>
          <table:table-cell office:value-type="float" office:value="6.6939533683" calcext:value-type="float">
            <text:p>6.6939533683</text:p>
          </table:table-cell>
          <table:table-cell table:formula="of:=POWER([.C2566]-6.75;2)" office:value-type="float" office:value="0.00314122492491546" calcext:value-type="float">
            <text:p>0.0031412249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6.566884" calcext:value-type="float">
            <text:p>6.566884</text:p>
          </table:table-cell>
          <table:table-cell office:value-type="float" office:value="6.6934657876" calcext:value-type="float">
            <text:p>6.6934657876</text:p>
          </table:table-cell>
          <table:table-cell table:formula="of:=POWER([.C2567]-6.75;2)" office:value-type="float" office:value="0.0031961171716883" calcext:value-type="float">
            <text:p>0.0031961172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6.552957" calcext:value-type="float">
            <text:p>6.552957</text:p>
          </table:table-cell>
          <table:table-cell office:value-type="float" office:value="6.6930249086" calcext:value-type="float">
            <text:p>6.6930249086</text:p>
          </table:table-cell>
          <table:table-cell table:formula="of:=POWER([.C2568]-6.75;2)" office:value-type="float" office:value="0.00324616104003836" calcext:value-type="float">
            <text:p>0.003246161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6.536768" calcext:value-type="float">
            <text:p>6.536768</text:p>
          </table:table-cell>
          <table:table-cell office:value-type="float" office:value="6.692647836" calcext:value-type="float">
            <text:p>6.692647836</text:p>
          </table:table-cell>
          <table:table-cell table:formula="of:=POWER([.C2569]-6.75;2)" office:value-type="float" office:value="0.00328927071548291" calcext:value-type="float">
            <text:p>0.0032892707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6.518811" calcext:value-type="float">
            <text:p>6.518811</text:p>
          </table:table-cell>
          <table:table-cell office:value-type="float" office:value="6.6923492823" calcext:value-type="float">
            <text:p>6.6923492823</text:p>
          </table:table-cell>
          <table:table-cell table:formula="of:=POWER([.C2570]-6.75;2)" office:value-type="float" office:value="0.00332360525132505" calcext:value-type="float">
            <text:p>0.0033236053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.499607" calcext:value-type="float">
            <text:p>6.499607</text:p>
          </table:table-cell>
          <table:table-cell office:value-type="float" office:value="6.6921410376" calcext:value-type="float">
            <text:p>6.6921410376</text:p>
          </table:table-cell>
          <table:table-cell table:formula="of:=POWER([.C2571]-6.75;2)" office:value-type="float" office:value="0.00334765953000463" calcext:value-type="float">
            <text:p>0.0033476595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6.479696" calcext:value-type="float">
            <text:p>6.479696</text:p>
          </table:table-cell>
          <table:table-cell office:value-type="float" office:value="6.6920314839" calcext:value-type="float">
            <text:p>6.6920314839</text:p>
          </table:table-cell>
          <table:table-cell table:formula="of:=POWER([.C2572]-6.75;2)" office:value-type="float" office:value="0.00336034885883594" calcext:value-type="float">
            <text:p>0.0033603489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6.45963" calcext:value-type="float">
            <text:p>6.45963</text:p>
          </table:table-cell>
          <table:table-cell office:value-type="float" office:value="6.6920251774" calcext:value-type="float">
            <text:p>6.6920251774</text:p>
          </table:table-cell>
          <table:table-cell table:formula="of:=POWER([.C2573]-6.75;2)" office:value-type="float" office:value="0.00336108005550151" calcext:value-type="float">
            <text:p>0.0033610801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.439965" calcext:value-type="float">
            <text:p>6.439965</text:p>
          </table:table-cell>
          <table:table-cell office:value-type="float" office:value="6.6921225027" calcext:value-type="float">
            <text:p>6.6921225027</text:p>
          </table:table-cell>
          <table:table-cell table:formula="of:=POWER([.C2574]-6.75;2)" office:value-type="float" office:value="0.00334980469371148" calcext:value-type="float">
            <text:p>0.0033498047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.421258" calcext:value-type="float">
            <text:p>6.421258</text:p>
          </table:table-cell>
          <table:table-cell office:value-type="float" office:value="6.692319422" calcext:value-type="float">
            <text:p>6.692319422</text:p>
          </table:table-cell>
          <table:table-cell table:formula="of:=POWER([.C2575]-6.75;2)" office:value-type="float" office:value="0.00332704907841411" calcext:value-type="float">
            <text:p>0.0033270491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6.404052" calcext:value-type="float">
            <text:p>6.404052</text:p>
          </table:table-cell>
          <table:table-cell office:value-type="float" office:value="6.6926072796" calcext:value-type="float">
            <text:p>6.6926072796</text:p>
          </table:table-cell>
          <table:table-cell table:formula="of:=POWER([.C2576]-6.75;2)" office:value-type="float" office:value="0.0032939243549126" calcext:value-type="float">
            <text:p>0.0032939244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6.388873" calcext:value-type="float">
            <text:p>6.388873</text:p>
          </table:table-cell>
          <table:table-cell office:value-type="float" office:value="6.6929727446" calcext:value-type="float">
            <text:p>6.6929727446</text:p>
          </table:table-cell>
          <table:table-cell table:formula="of:=POWER([.C2577]-6.75;2)" office:value-type="float" office:value="0.00325210785845678" calcext:value-type="float">
            <text:p>0.0032521079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6.376214" calcext:value-type="float">
            <text:p>6.376214</text:p>
          </table:table-cell>
          <table:table-cell office:value-type="float" office:value="6.6933978118" calcext:value-type="float">
            <text:p>6.6933978118</text:p>
          </table:table-cell>
          <table:table-cell table:formula="of:=POWER([.C2578]-6.75;2)" office:value-type="float" office:value="0.00320380770902825" calcext:value-type="float">
            <text:p>0.0032038077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6.366524" calcext:value-type="float">
            <text:p>6.366524</text:p>
          </table:table-cell>
          <table:table-cell office:value-type="float" office:value="6.6938599301" calcext:value-type="float">
            <text:p>6.6938599301</text:p>
          </table:table-cell>
          <table:table-cell table:formula="of:=POWER([.C2579]-6.75;2)" office:value-type="float" office:value="0.00315170744837685" calcext:value-type="float">
            <text:p>0.0031517074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6.360196" calcext:value-type="float">
            <text:p>6.360196</text:p>
          </table:table-cell>
          <table:table-cell office:value-type="float" office:value="6.6943322177" calcext:value-type="float">
            <text:p>6.6943322177</text:p>
          </table:table-cell>
          <table:table-cell table:formula="of:=POWER([.C2580]-6.75;2)" office:value-type="float" office:value="0.00309890198620025" calcext:value-type="float">
            <text:p>0.003098902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.357549" calcext:value-type="float">
            <text:p>6.357549</text:p>
          </table:table-cell>
          <table:table-cell office:value-type="float" office:value="6.6947837849" calcext:value-type="float">
            <text:p>6.6947837849</text:p>
          </table:table-cell>
          <table:table-cell table:formula="of:=POWER([.C2581]-6.75;2)" office:value-type="float" office:value="0.00304883040996944" calcext:value-type="float">
            <text:p>0.0030488304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6.358817" calcext:value-type="float">
            <text:p>6.358817</text:p>
          </table:table-cell>
          <table:table-cell office:value-type="float" office:value="6.6951801559" calcext:value-type="float">
            <text:p>6.6951801559</text:p>
          </table:table-cell>
          <table:table-cell table:formula="of:=POWER([.C2582]-6.75;2)" office:value-type="float" office:value="0.00300521530714829" calcext:value-type="float">
            <text:p>0.0030052153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6.364136" calcext:value-type="float">
            <text:p>6.364136</text:p>
          </table:table-cell>
          <table:table-cell office:value-type="float" office:value="6.6954837849" calcext:value-type="float">
            <text:p>6.6954837849</text:p>
          </table:table-cell>
          <table:table-cell table:formula="of:=POWER([.C2583]-6.75;2)" office:value-type="float" office:value="0.00297201770882942" calcext:value-type="float">
            <text:p>0.0029720177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6.373534" calcext:value-type="float">
            <text:p>6.373534</text:p>
          </table:table-cell>
          <table:table-cell office:value-type="float" office:value="6.6956546452" calcext:value-type="float">
            <text:p>6.6956546452</text:p>
          </table:table-cell>
          <table:table-cell table:formula="of:=POWER([.C2584]-6.75;2)" office:value-type="float" office:value="0.00295341758833785" calcext:value-type="float">
            <text:p>0.0029534176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6.386921" calcext:value-type="float">
            <text:p>6.386921</text:p>
          </table:table-cell>
          <table:table-cell office:value-type="float" office:value="6.6956509005" calcext:value-type="float">
            <text:p>6.6956509005</text:p>
          </table:table-cell>
          <table:table-cell table:formula="of:=POWER([.C2585]-6.75;2)" office:value-type="float" office:value="0.00295382461646085" calcext:value-type="float">
            <text:p>0.0029538246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6.404092" calcext:value-type="float">
            <text:p>6.404092</text:p>
          </table:table-cell>
          <table:table-cell office:value-type="float" office:value="6.6954296452" calcext:value-type="float">
            <text:p>6.6954296452</text:p>
          </table:table-cell>
          <table:table-cell table:formula="of:=POWER([.C2586]-6.75;2)" office:value-type="float" office:value="0.00297792362299789" calcext:value-type="float">
            <text:p>0.0029779236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.424723" calcext:value-type="float">
            <text:p>6.424723</text:p>
          </table:table-cell>
          <table:table-cell office:value-type="float" office:value="6.6949476613" calcext:value-type="float">
            <text:p>6.6949476613</text:p>
          </table:table-cell>
          <table:table-cell table:formula="of:=POWER([.C2587]-6.75;2)" office:value-type="float" office:value="0.00303075999633946" calcext:value-type="float">
            <text:p>0.00303076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6.448382" calcext:value-type="float">
            <text:p>6.448382</text:p>
          </table:table-cell>
          <table:table-cell office:value-type="float" office:value="6.6941622204" calcext:value-type="float">
            <text:p>6.6941622204</text:p>
          </table:table-cell>
          <table:table-cell table:formula="of:=POWER([.C2588]-6.75;2)" office:value-type="float" office:value="0.00311785763065818" calcext:value-type="float">
            <text:p>0.0031178576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6.474538" calcext:value-type="float">
            <text:p>6.474538</text:p>
          </table:table-cell>
          <table:table-cell office:value-type="float" office:value="6.6930318871" calcext:value-type="float">
            <text:p>6.6930318871</text:p>
          </table:table-cell>
          <table:table-cell table:formula="of:=POWER([.C2589]-6.75;2)" office:value-type="float" office:value="0.00324536588738714" calcext:value-type="float">
            <text:p>0.0032453659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6.502578" calcext:value-type="float">
            <text:p>6.502578</text:p>
          </table:table-cell>
          <table:table-cell office:value-type="float" office:value="6.6915172957" calcext:value-type="float">
            <text:p>6.6915172957</text:p>
          </table:table-cell>
          <table:table-cell table:formula="of:=POWER([.C2590]-6.75;2)" office:value-type="float" office:value="0.00342022670224127" calcext:value-type="float">
            <text:p>0.0034202267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.531828" calcext:value-type="float">
            <text:p>6.531828</text:p>
          </table:table-cell>
          <table:table-cell office:value-type="float" office:value="6.6895819059" calcext:value-type="float">
            <text:p>6.6895819059</text:p>
          </table:table-cell>
          <table:table-cell table:formula="of:=POWER([.C2591]-6.75;2)" office:value-type="float" office:value="0.00365034609467647" calcext:value-type="float">
            <text:p>0.0036503461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6.561573" calcext:value-type="float">
            <text:p>6.561573</text:p>
          </table:table-cell>
          <table:table-cell office:value-type="float" office:value="6.6871926935" calcext:value-type="float">
            <text:p>6.6871926935</text:p>
          </table:table-cell>
          <table:table-cell table:formula="of:=POWER([.C2592]-6.75;2)" office:value-type="float" office:value="0.00394475774978493" calcext:value-type="float">
            <text:p>0.0039447577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6.591083" calcext:value-type="float">
            <text:p>6.591083</text:p>
          </table:table-cell>
          <table:table-cell office:value-type="float" office:value="6.6843207634" calcext:value-type="float">
            <text:p>6.6843207634</text:p>
          </table:table-cell>
          <table:table-cell table:formula="of:=POWER([.C2593]-6.75;2)" office:value-type="float" office:value="0.00431376212035882" calcext:value-type="float">
            <text:p>0.0043137621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.619638" calcext:value-type="float">
            <text:p>6.619638</text:p>
          </table:table-cell>
          <table:table-cell office:value-type="float" office:value="6.6809418522" calcext:value-type="float">
            <text:p>6.6809418522</text:p>
          </table:table-cell>
          <table:table-cell table:formula="of:=POWER([.C2594]-6.75;2)" office:value-type="float" office:value="0.00476902777756663" calcext:value-type="float">
            <text:p>0.0047690278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6.646547" calcext:value-type="float">
            <text:p>6.646547</text:p>
          </table:table-cell>
          <table:table-cell office:value-type="float" office:value="6.6770367043" calcext:value-type="float">
            <text:p>6.6770367043</text:p>
          </table:table-cell>
          <table:table-cell table:formula="of:=POWER([.C2595]-6.75;2)" office:value-type="float" office:value="0.00532364251940566" calcext:value-type="float">
            <text:p>0.0053236425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6.671178" calcext:value-type="float">
            <text:p>6.671178</text:p>
          </table:table-cell>
          <table:table-cell office:value-type="float" office:value="6.6725912608" calcext:value-type="float">
            <text:p>6.6725912608</text:p>
          </table:table-cell>
          <table:table-cell table:formula="of:=POWER([.C2596]-6.75;2)" office:value-type="float" office:value="0.00599211290453362" calcext:value-type="float">
            <text:p>0.0059921129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.692971" calcext:value-type="float">
            <text:p>6.692971</text:p>
          </table:table-cell>
          <table:table-cell office:value-type="float" office:value="6.667596586" calcext:value-type="float">
            <text:p>6.667596586</text:p>
          </table:table-cell>
          <table:table-cell table:formula="of:=POWER([.C2597]-6.75;2)" office:value-type="float" office:value="0.00679032263885537" calcext:value-type="float">
            <text:p>0.0067903226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6.711458" calcext:value-type="float">
            <text:p>6.711458</text:p>
          </table:table-cell>
          <table:table-cell office:value-type="float" office:value="6.6620484462" calcext:value-type="float">
            <text:p>6.6620484462</text:p>
          </table:table-cell>
          <table:table-cell table:formula="of:=POWER([.C2598]-6.75;2)" office:value-type="float" office:value="0.00773547581583429" calcext:value-type="float">
            <text:p>0.0077354758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.726275" calcext:value-type="float">
            <text:p>6.726275</text:p>
          </table:table-cell>
          <table:table-cell office:value-type="float" office:value="6.6559463199" calcext:value-type="float">
            <text:p>6.6559463199</text:p>
          </table:table-cell>
          <table:table-cell table:formula="of:=POWER([.C2599]-6.75;2)" office:value-type="float" office:value="0.00884609474035314" calcext:value-type="float">
            <text:p>0.0088460947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6.737171" calcext:value-type="float">
            <text:p>6.737171</text:p>
          </table:table-cell>
          <table:table-cell office:value-type="float" office:value="6.6492915403" calcext:value-type="float">
            <text:p>6.6492915403</text:p>
          </table:table-cell>
          <table:table-cell table:formula="of:=POWER([.C2600]-6.75;2)" office:value-type="float" office:value="0.0101421938551465" calcext:value-type="float">
            <text:p>0.0101421939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.744012" calcext:value-type="float">
            <text:p>6.744012</text:p>
          </table:table-cell>
          <table:table-cell office:value-type="float" office:value="6.6420839462" calcext:value-type="float">
            <text:p>6.6420839462</text:p>
          </table:table-cell>
          <table:table-cell table:formula="of:=POWER([.C2601]-6.75;2)" office:value-type="float" office:value="0.0116458746677646" calcext:value-type="float">
            <text:p>0.0116458747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6.74678" calcext:value-type="float">
            <text:p>6.74678</text:p>
          </table:table-cell>
          <table:table-cell office:value-type="float" office:value="6.6343158522" calcext:value-type="float">
            <text:p>6.6343158522</text:p>
          </table:table-cell>
          <table:table-cell table:formula="of:=POWER([.C2602]-6.75;2)" office:value-type="float" office:value="0.0133828220522122" calcext:value-type="float">
            <text:p>0.0133828221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.745571" calcext:value-type="float">
            <text:p>6.745571</text:p>
          </table:table-cell>
          <table:table-cell office:value-type="float" office:value="6.6259607124" calcext:value-type="float">
            <text:p>6.6259607124</text:p>
          </table:table-cell>
          <table:table-cell table:formula="of:=POWER([.C2603]-6.75;2)" office:value-type="float" office:value="0.0153857448683154" calcext:value-type="float">
            <text:p>0.0153857449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6.740585" calcext:value-type="float">
            <text:p>6.740585</text:p>
          </table:table-cell>
          <table:table-cell office:value-type="float" office:value="6.6169499812" calcext:value-type="float">
            <text:p>6.6169499812</text:p>
          </table:table-cell>
          <table:table-cell table:formula="of:=POWER([.C2604]-6.75;2)" office:value-type="float" office:value="0.0177023075026803" calcext:value-type="float">
            <text:p>0.0177023075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.732115" calcext:value-type="float">
            <text:p>6.732115</text:p>
          </table:table-cell>
          <table:table-cell office:value-type="float" office:value="6.607118828" calcext:value-type="float">
            <text:p>6.607118828</text:p>
          </table:table-cell>
          <table:table-cell table:formula="of:=POWER([.C2605]-6.75;2)" office:value-type="float" office:value="0.0204150293120936" calcext:value-type="float">
            <text:p>0.0204150293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.720534" calcext:value-type="float">
            <text:p>6.720534</text:p>
          </table:table-cell>
          <table:table-cell office:value-type="float" office:value="6.5960444113" calcext:value-type="float">
            <text:p>6.5960444113</text:p>
          </table:table-cell>
          <table:table-cell table:formula="of:=POWER([.C2606]-6.75;2)" office:value-type="float" office:value="0.0237023232919635" calcext:value-type="float">
            <text:p>0.0237023233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6.706278" calcext:value-type="float">
            <text:p>6.706278</text:p>
          </table:table-cell>
          <table:table-cell office:value-type="float" office:value="6.5822040269" calcext:value-type="float">
            <text:p>6.5822040269</text:p>
          </table:table-cell>
          <table:table-cell table:formula="of:=POWER([.C2607]-6.75;2)" office:value-type="float" office:value="0.0281554885885758" calcext:value-type="float">
            <text:p>0.0281554886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6.689827" calcext:value-type="float">
            <text:p>6.689827</text:p>
          </table:table-cell>
          <table:table-cell office:value-type="float" office:value="6.5684019651" calcext:value-type="float">
            <text:p>6.5684019651</text:p>
          </table:table-cell>
          <table:table-cell table:formula="of:=POWER([.C2608]-6.75;2)" office:value-type="float" office:value="0.0329778462795418" calcext:value-type="float">
            <text:p>0.0329778463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6.671689" calcext:value-type="float">
            <text:p>6.671689</text:p>
          </table:table-cell>
          <table:table-cell office:value-type="float" office:value="6.5546441263" calcext:value-type="float">
            <text:p>6.5546441263</text:p>
          </table:table-cell>
          <table:table-cell table:formula="of:=POWER([.C2609]-6.75;2)" office:value-type="float" office:value="0.0381639173890902" calcext:value-type="float">
            <text:p>0.0381639174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6.652381" calcext:value-type="float">
            <text:p>6.652381</text:p>
          </table:table-cell>
          <table:table-cell office:value-type="float" office:value="6.5653491156" calcext:value-type="float">
            <text:p>6.5653491156</text:p>
          </table:table-cell>
          <table:table-cell table:formula="of:=POWER([.C2610]-6.75;2)" office:value-type="float" office:value="0.0340959491097021" calcext:value-type="float">
            <text:p>0.0340959491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.632413" calcext:value-type="float">
            <text:p>6.632413</text:p>
          </table:table-cell>
          <table:table-cell office:value-type="float" office:value="6.5658853387" calcext:value-type="float">
            <text:p>6.5658853387</text:p>
          </table:table-cell>
          <table:table-cell table:formula="of:=POWER([.C2611]-6.75;2)" office:value-type="float" office:value="0.0338982085056136" calcext:value-type="float">
            <text:p>0.0338982085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6.612273" calcext:value-type="float">
            <text:p>6.612273</text:p>
          </table:table-cell>
          <table:table-cell office:value-type="float" office:value="6.5642102608" calcext:value-type="float">
            <text:p>6.5642102608</text:p>
          </table:table-cell>
          <table:table-cell table:formula="of:=POWER([.C2612]-6.75;2)" office:value-type="float" office:value="0.0345178271920039" calcext:value-type="float">
            <text:p>0.0345178272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.592416" calcext:value-type="float">
            <text:p>6.592416</text:p>
          </table:table-cell>
          <table:table-cell office:value-type="float" office:value="6.5616770242" calcext:value-type="float">
            <text:p>6.5616770242</text:p>
          </table:table-cell>
          <table:table-cell table:formula="of:=POWER([.C2613]-6.75;2)" office:value-type="float" office:value="0.0354655432141675" calcext:value-type="float">
            <text:p>0.0354655432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.573253" calcext:value-type="float">
            <text:p>6.573253</text:p>
          </table:table-cell>
          <table:table-cell office:value-type="float" office:value="6.5587878898" calcext:value-type="float">
            <text:p>6.5587878898</text:p>
          </table:table-cell>
          <table:table-cell table:formula="of:=POWER([.C2614]-6.75;2)" office:value-type="float" office:value="0.0365620710871371" calcext:value-type="float">
            <text:p>0.0365620711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.555148" calcext:value-type="float">
            <text:p>6.555148</text:p>
          </table:table-cell>
          <table:table-cell office:value-type="float" office:value="6.5557875027" calcext:value-type="float">
            <text:p>6.5557875027</text:p>
          </table:table-cell>
          <table:table-cell table:formula="of:=POWER([.C2615]-6.75;2)" office:value-type="float" office:value="0.0377184941075024" calcext:value-type="float">
            <text:p>0.0377184941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6.538411" calcext:value-type="float">
            <text:p>6.538411</text:p>
          </table:table-cell>
          <table:table-cell office:value-type="float" office:value="6.5528112661" calcext:value-type="float">
            <text:p>6.5528112661</text:p>
          </table:table-cell>
          <table:table-cell table:formula="of:=POWER([.C2616]-6.75;2)" office:value-type="float" office:value="0.038883396777085" calcext:value-type="float">
            <text:p>0.0388833968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.523303" calcext:value-type="float">
            <text:p>6.523303</text:p>
          </table:table-cell>
          <table:table-cell office:value-type="float" office:value="6.5499379758" calcext:value-type="float">
            <text:p>6.5499379758</text:p>
          </table:table-cell>
          <table:table-cell table:formula="of:=POWER([.C2617]-6.75;2)" office:value-type="float" office:value="0.0400248135270015" calcext:value-type="float">
            <text:p>0.0400248135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.510032" calcext:value-type="float">
            <text:p>6.510032</text:p>
          </table:table-cell>
          <table:table-cell office:value-type="float" office:value="6.5472128199" calcext:value-type="float">
            <text:p>6.5472128199</text:p>
          </table:table-cell>
          <table:table-cell table:formula="of:=POWER([.C2618]-6.75;2)" office:value-type="float" office:value="0.0411226404129097" calcext:value-type="float">
            <text:p>0.0411226404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.498761" calcext:value-type="float">
            <text:p>6.498761</text:p>
          </table:table-cell>
          <table:table-cell office:value-type="float" office:value="6.5446590376" calcext:value-type="float">
            <text:p>6.5446590376</text:p>
          </table:table-cell>
          <table:table-cell table:formula="of:=POWER([.C2619]-6.75;2)" office:value-type="float" office:value="0.0421649108393583" calcext:value-type="float">
            <text:p>0.0421649108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.489611" calcext:value-type="float">
            <text:p>6.489611</text:p>
          </table:table-cell>
          <table:table-cell office:value-type="float" office:value="6.5422845215" calcext:value-type="float">
            <text:p>6.5422845215</text:p>
          </table:table-cell>
          <table:table-cell table:formula="of:=POWER([.C2620]-6.75;2)" office:value-type="float" office:value="0.0431457200084839" calcext:value-type="float">
            <text:p>0.04314572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.482668" calcext:value-type="float">
            <text:p>6.482668</text:p>
          </table:table-cell>
          <table:table-cell office:value-type="float" office:value="6.5400859032" calcext:value-type="float">
            <text:p>6.5400859032</text:p>
          </table:table-cell>
          <table:table-cell table:formula="of:=POWER([.C2621]-6.75;2)" office:value-type="float" office:value="0.0440639280353599" calcext:value-type="float">
            <text:p>0.044063928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.477982" calcext:value-type="float">
            <text:p>6.477982</text:p>
          </table:table-cell>
          <table:table-cell office:value-type="float" office:value="6.5380512392" calcext:value-type="float">
            <text:p>6.5380512392</text:p>
          </table:table-cell>
          <table:table-cell table:formula="of:=POWER([.C2622]-6.75;2)" office:value-type="float" office:value="0.0449222772046558" calcext:value-type="float">
            <text:p>0.0449222772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6.475579" calcext:value-type="float">
            <text:p>6.475579</text:p>
          </table:table-cell>
          <table:table-cell office:value-type="float" office:value="6.5361618925" calcext:value-type="float">
            <text:p>6.5361618925</text:p>
          </table:table-cell>
          <table:table-cell table:formula="of:=POWER([.C2623]-6.75;2)" office:value-type="float" office:value="0.0457267362191816" calcext:value-type="float">
            <text:p>0.0457267362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6.475457" calcext:value-type="float">
            <text:p>6.475457</text:p>
          </table:table-cell>
          <table:table-cell office:value-type="float" office:value="6.5343938575" calcext:value-type="float">
            <text:p>6.5343938575</text:p>
          </table:table-cell>
          <table:table-cell table:formula="of:=POWER([.C2624]-6.75;2)" office:value-type="float" office:value="0.0464860086837305" calcext:value-type="float">
            <text:p>0.0464860087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.477587" calcext:value-type="float">
            <text:p>6.477587</text:p>
          </table:table-cell>
          <table:table-cell office:value-type="float" office:value="6.5327187366" calcext:value-type="float">
            <text:p>6.5327187366</text:p>
          </table:table-cell>
          <table:table-cell table:formula="of:=POWER([.C2625]-6.75;2)" office:value-type="float" office:value="0.0472111474247003" calcext:value-type="float">
            <text:p>0.0472111474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6.48192" calcext:value-type="float">
            <text:p>6.48192</text:p>
          </table:table-cell>
          <table:table-cell office:value-type="float" office:value="6.5311044597" calcext:value-type="float">
            <text:p>6.5311044597</text:p>
          </table:table-cell>
          <table:table-cell table:formula="of:=POWER([.C2626]-6.75;2)" office:value-type="float" office:value="0.047915257563229" calcext:value-type="float">
            <text:p>0.0479152576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.488377" calcext:value-type="float">
            <text:p>6.488377</text:p>
          </table:table-cell>
          <table:table-cell office:value-type="float" office:value="6.5295157903" calcext:value-type="float">
            <text:p>6.5295157903</text:p>
          </table:table-cell>
          <table:table-cell table:formula="of:=POWER([.C2627]-6.75;2)" office:value-type="float" office:value="0.0486132867270337" calcext:value-type="float">
            <text:p>0.0486132867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6.496854" calcext:value-type="float">
            <text:p>6.496854</text:p>
          </table:table-cell>
          <table:table-cell office:value-type="float" office:value="6.5279147177" calcext:value-type="float">
            <text:p>6.5279147177</text:p>
          </table:table-cell>
          <table:table-cell table:formula="of:=POWER([.C2628]-6.75;2)" office:value-type="float" office:value="0.0493218726142707" calcext:value-type="float">
            <text:p>0.0493218726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.507216" calcext:value-type="float">
            <text:p>6.507216</text:p>
          </table:table-cell>
          <table:table-cell office:value-type="float" office:value="6.5262607204" calcext:value-type="float">
            <text:p>6.5262607204</text:p>
          </table:table-cell>
          <table:table-cell table:formula="of:=POWER([.C2629]-6.75;2)" office:value-type="float" office:value="0.0500592652359271" calcext:value-type="float">
            <text:p>0.0500592652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.5193" calcext:value-type="float">
            <text:p>6.5193</text:p>
          </table:table-cell>
          <table:table-cell office:value-type="float" office:value="6.5263120539" calcext:value-type="float">
            <text:p>6.5263120539</text:p>
          </table:table-cell>
          <table:table-cell table:formula="of:=POWER([.C2630]-6.75;2)" office:value-type="float" office:value="0.0500362972304365" calcext:value-type="float">
            <text:p>0.0500362972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.532909" calcext:value-type="float">
            <text:p>6.532909</text:p>
          </table:table-cell>
          <table:table-cell office:value-type="float" office:value="6.5263310054" calcext:value-type="float">
            <text:p>6.5263310054</text:p>
          </table:table-cell>
          <table:table-cell table:formula="of:=POWER([.C2631]-6.75;2)" office:value-type="float" office:value="0.0500278191453747" calcext:value-type="float">
            <text:p>0.0500278191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6.547817" calcext:value-type="float">
            <text:p>6.547817</text:p>
          </table:table-cell>
          <table:table-cell office:value-type="float" office:value="6.5263131789" calcext:value-type="float">
            <text:p>6.5263131789</text:p>
          </table:table-cell>
          <table:table-cell table:formula="of:=POWER([.C2632]-6.75;2)" office:value-type="float" office:value="0.0500357939338235" calcext:value-type="float">
            <text:p>0.0500357939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6.563771" calcext:value-type="float">
            <text:p>6.563771</text:p>
          </table:table-cell>
          <table:table-cell office:value-type="float" office:value="6.5262547446" calcext:value-type="float">
            <text:p>6.5262547446</text:p>
          </table:table-cell>
          <table:table-cell table:formula="of:=POWER([.C2633]-6.75;2)" office:value-type="float" office:value="0.0500619393140112" calcext:value-type="float">
            <text:p>0.0500619393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.580495" calcext:value-type="float">
            <text:p>6.580495</text:p>
          </table:table-cell>
          <table:table-cell office:value-type="float" office:value="6.5261525204" calcext:value-type="float">
            <text:p>6.5261525204</text:p>
          </table:table-cell>
          <table:table-cell table:formula="of:=POWER([.C2634]-6.75;2)" office:value-type="float" office:value="0.0501076941232723" calcext:value-type="float">
            <text:p>0.0501076941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6.597692" calcext:value-type="float">
            <text:p>6.597692</text:p>
          </table:table-cell>
          <table:table-cell office:value-type="float" office:value="6.5260040437" calcext:value-type="float">
            <text:p>6.5260040437</text:p>
          </table:table-cell>
          <table:table-cell table:formula="of:=POWER([.C2635]-6.75;2)" office:value-type="float" office:value="0.0501741884387513" calcext:value-type="float">
            <text:p>0.0501741884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6.615059" calcext:value-type="float">
            <text:p>6.615059</text:p>
          </table:table-cell>
          <table:table-cell office:value-type="float" office:value="6.5258076384" calcext:value-type="float">
            <text:p>6.5258076384</text:p>
          </table:table-cell>
          <table:table-cell table:formula="of:=POWER([.C2636]-6.75;2)" office:value-type="float" office:value="0.0502622149997852" calcext:value-type="float">
            <text:p>0.050262215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.632289" calcext:value-type="float">
            <text:p>6.632289</text:p>
          </table:table-cell>
          <table:table-cell office:value-type="float" office:value="6.5255624423" calcext:value-type="float">
            <text:p>6.5255624423</text:p>
          </table:table-cell>
          <table:table-cell table:formula="of:=POWER([.C2637]-6.75;2)" office:value-type="float" office:value="0.0503722173063408" calcext:value-type="float">
            <text:p>0.0503722173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.649081" calcext:value-type="float">
            <text:p>6.649081</text:p>
          </table:table-cell>
          <table:table-cell office:value-type="float" office:value="6.5252684298" calcext:value-type="float">
            <text:p>6.5252684298</text:p>
          </table:table-cell>
          <table:table-cell table:formula="of:=POWER([.C2638]-6.75;2)" office:value-type="float" office:value="0.0505042786445577" calcext:value-type="float">
            <text:p>0.0505042786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6.665152" calcext:value-type="float">
            <text:p>6.665152</text:p>
          </table:table-cell>
          <table:table-cell office:value-type="float" office:value="6.5249264061" calcext:value-type="float">
            <text:p>6.5249264061</text:p>
          </table:table-cell>
          <table:table-cell table:formula="of:=POWER([.C2639]-6.75;2)" office:value-type="float" office:value="0.0506581226710623" calcext:value-type="float">
            <text:p>0.0506581227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6.680246" calcext:value-type="float">
            <text:p>6.680246</text:p>
          </table:table-cell>
          <table:table-cell office:value-type="float" office:value="6.5245379695" calcext:value-type="float">
            <text:p>6.5245379695</text:p>
          </table:table-cell>
          <table:table-cell table:formula="of:=POWER([.C2640]-6.75;2)" office:value-type="float" office:value="0.050833127197183" calcext:value-type="float">
            <text:p>0.0508331272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.694138" calcext:value-type="float">
            <text:p>6.694138</text:p>
          </table:table-cell>
          <table:table-cell office:value-type="float" office:value="6.5241054472" calcext:value-type="float">
            <text:p>6.5241054472</text:p>
          </table:table-cell>
          <table:table-cell table:formula="of:=POWER([.C2641]-6.75;2)" office:value-type="float" office:value="0.0510283489847119" calcext:value-type="float">
            <text:p>0.051028349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6.706646" calcext:value-type="float">
            <text:p>6.706646</text:p>
          </table:table-cell>
          <table:table-cell office:value-type="float" office:value="6.5236318189" calcext:value-type="float">
            <text:p>6.5236318189</text:p>
          </table:table-cell>
          <table:table-cell table:formula="of:=POWER([.C2642]-6.75;2)" office:value-type="float" office:value="0.0512425534145223" calcext:value-type="float">
            <text:p>0.0512425534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6.717635" calcext:value-type="float">
            <text:p>6.717635</text:p>
          </table:table-cell>
          <table:table-cell office:value-type="float" office:value="6.5231206061" calcext:value-type="float">
            <text:p>6.5231206061</text:p>
          </table:table-cell>
          <table:table-cell table:formula="of:=POWER([.C2643]-6.75;2)" office:value-type="float" office:value="0.0514742593764314" calcext:value-type="float">
            <text:p>0.0514742594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6.727017" calcext:value-type="float">
            <text:p>6.727017</text:p>
          </table:table-cell>
          <table:table-cell office:value-type="float" office:value="6.5225757479" calcext:value-type="float">
            <text:p>6.5225757479</text:p>
          </table:table-cell>
          <table:table-cell table:formula="of:=POWER([.C2644]-6.75;2)" office:value-type="float" office:value="0.0517217904432442" calcext:value-type="float">
            <text:p>0.0517217904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6.734757" calcext:value-type="float">
            <text:p>6.734757</text:p>
          </table:table-cell>
          <table:table-cell office:value-type="float" office:value="6.5220014747" calcext:value-type="float">
            <text:p>6.5220014747</text:p>
          </table:table-cell>
          <table:table-cell table:formula="of:=POWER([.C2645]-6.75;2)" office:value-type="float" office:value="0.0519833275389749" calcext:value-type="float">
            <text:p>0.0519833275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6.740871" calcext:value-type="float">
            <text:p>6.740871</text:p>
          </table:table-cell>
          <table:table-cell office:value-type="float" office:value="6.5214021634" calcext:value-type="float">
            <text:p>6.5214021634</text:p>
          </table:table-cell>
          <table:table-cell table:formula="of:=POWER([.C2646]-6.75;2)" office:value-type="float" office:value="0.0522569708982002" calcext:value-type="float">
            <text:p>0.0522569709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6.745421" calcext:value-type="float">
            <text:p>6.745421</text:p>
          </table:table-cell>
          <table:table-cell office:value-type="float" office:value="6.5207821949" calcext:value-type="float">
            <text:p>6.5207821949</text:p>
          </table:table-cell>
          <table:table-cell table:formula="of:=POWER([.C2647]-6.75;2)" office:value-type="float" office:value="0.0525408021748617" calcext:value-type="float">
            <text:p>0.0525408022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6.748515" calcext:value-type="float">
            <text:p>6.748515</text:p>
          </table:table-cell>
          <table:table-cell office:value-type="float" office:value="6.5201458244" calcext:value-type="float">
            <text:p>6.5201458244</text:p>
          </table:table-cell>
          <table:table-cell table:formula="of:=POWER([.C2648]-6.75;2)" office:value-type="float" office:value="0.0528329420407556" calcext:value-type="float">
            <text:p>0.052832942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6.750295" calcext:value-type="float">
            <text:p>6.750295</text:p>
          </table:table-cell>
          <table:table-cell office:value-type="float" office:value="6.5194970483" calcext:value-type="float">
            <text:p>6.5194970483</text:p>
          </table:table-cell>
          <table:table-cell table:formula="of:=POWER([.C2649]-6.75;2)" office:value-type="float" office:value="0.0531316107424126" calcext:value-type="float">
            <text:p>0.0531316107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6.750937" calcext:value-type="float">
            <text:p>6.750937</text:p>
          </table:table-cell>
          <table:table-cell office:value-type="float" office:value="6.5188395043" calcext:value-type="float">
            <text:p>6.5188395043</text:p>
          </table:table-cell>
          <table:table-cell table:formula="of:=POWER([.C2650]-6.75;2)" office:value-type="float" office:value="0.0534351747722698" calcext:value-type="float">
            <text:p>0.0534351748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.750637" calcext:value-type="float">
            <text:p>6.750637</text:p>
          </table:table-cell>
          <table:table-cell office:value-type="float" office:value="6.5181763686" calcext:value-type="float">
            <text:p>6.5181763686</text:p>
          </table:table-cell>
          <table:table-cell table:formula="of:=POWER([.C2651]-6.75;2)" office:value-type="float" office:value="0.0537421960754832" calcext:value-type="float">
            <text:p>0.0537421961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6.749605" calcext:value-type="float">
            <text:p>6.749605</text:p>
          </table:table-cell>
          <table:table-cell office:value-type="float" office:value="6.5175102923" calcext:value-type="float">
            <text:p>6.5175102923</text:p>
          </table:table-cell>
          <table:table-cell table:formula="of:=POWER([.C2652]-6.75;2)" office:value-type="float" office:value="0.0540514641864315" calcext:value-type="float">
            <text:p>0.0540514642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6.748056" calcext:value-type="float">
            <text:p>6.748056</text:p>
          </table:table-cell>
          <table:table-cell office:value-type="float" office:value="6.5168433534" calcext:value-type="float">
            <text:p>6.5168433534</text:p>
          </table:table-cell>
          <table:table-cell table:formula="of:=POWER([.C2653]-6.75;2)" office:value-type="float" office:value="0.0543620218537575" calcext:value-type="float">
            <text:p>0.0543620219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6.746202" calcext:value-type="float">
            <text:p>6.746202</text:p>
          </table:table-cell>
          <table:table-cell office:value-type="float" office:value="6.5161770346" calcext:value-type="float">
            <text:p>6.5161770346</text:p>
          </table:table-cell>
          <table:table-cell table:formula="of:=POWER([.C2654]-6.75;2)" office:value-type="float" office:value="0.0546731791484496" calcext:value-type="float">
            <text:p>0.0546731791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6.744246" calcext:value-type="float">
            <text:p>6.744246</text:p>
          </table:table-cell>
          <table:table-cell office:value-type="float" office:value="6.5155122225" calcext:value-type="float">
            <text:p>6.5155122225</text:p>
          </table:table-cell>
          <table:table-cell table:formula="of:=POWER([.C2655]-6.75;2)" office:value-type="float" office:value="0.0549845177968895" calcext:value-type="float">
            <text:p>0.0549845178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6.74237" calcext:value-type="float">
            <text:p>6.74237</text:p>
          </table:table-cell>
          <table:table-cell office:value-type="float" office:value="6.5148492261" calcext:value-type="float">
            <text:p>6.5148492261</text:p>
          </table:table-cell>
          <table:table-cell table:formula="of:=POWER([.C2656]-6.75;2)" office:value-type="float" office:value="0.0552958864657689" calcext:value-type="float">
            <text:p>0.0552958865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6.740736" calcext:value-type="float">
            <text:p>6.740736</text:p>
          </table:table-cell>
          <table:table-cell office:value-type="float" office:value="6.5141878285" calcext:value-type="float">
            <text:p>6.5141878285</text:p>
          </table:table-cell>
          <table:table-cell table:formula="of:=POWER([.C2657]-6.75;2)" office:value-type="float" office:value="0.0556073802275455" calcext:value-type="float">
            <text:p>0.0556073802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6.739476" calcext:value-type="float">
            <text:p>6.739476</text:p>
          </table:table-cell>
          <table:table-cell office:value-type="float" office:value="6.5135273382" calcext:value-type="float">
            <text:p>6.5135273382</text:p>
          </table:table-cell>
          <table:table-cell table:formula="of:=POWER([.C2658]-6.75;2)" office:value-type="float" office:value="0.055919319778777" calcext:value-type="float">
            <text:p>0.0559193198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6.738694" calcext:value-type="float">
            <text:p>6.738694</text:p>
          </table:table-cell>
          <table:table-cell office:value-type="float" office:value="6.5128666696" calcext:value-type="float">
            <text:p>6.5128666696</text:p>
          </table:table-cell>
          <table:table-cell table:formula="of:=POWER([.C2659]-6.75;2)" office:value-type="float" office:value="0.0562322163865955" calcext:value-type="float">
            <text:p>0.0562322164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6.73846" calcext:value-type="float">
            <text:p>6.73846</text:p>
          </table:table-cell>
          <table:table-cell office:value-type="float" office:value="6.5122044194" calcext:value-type="float">
            <text:p>6.5122044194</text:p>
          </table:table-cell>
          <table:table-cell table:formula="of:=POWER([.C2660]-6.75;2)" office:value-type="float" office:value="0.0565467381528912" calcext:value-type="float">
            <text:p>0.0565467382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.738812" calcext:value-type="float">
            <text:p>6.738812</text:p>
          </table:table-cell>
          <table:table-cell office:value-type="float" office:value="6.5115389618" calcext:value-type="float">
            <text:p>6.5115389618</text:p>
          </table:table-cell>
          <table:table-cell table:formula="of:=POWER([.C2661]-6.75;2)" office:value-type="float" office:value="0.0568636667394217" calcext:value-type="float">
            <text:p>0.0568636667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.739754" calcext:value-type="float">
            <text:p>6.739754</text:p>
          </table:table-cell>
          <table:table-cell office:value-type="float" office:value="6.5108685398" calcext:value-type="float">
            <text:p>6.5108685398</text:p>
          </table:table-cell>
          <table:table-cell table:formula="of:=POWER([.C2662]-6.75;2)" office:value-type="float" office:value="0.0571838552573843" calcext:value-type="float">
            <text:p>0.0571838553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.741264" calcext:value-type="float">
            <text:p>6.741264</text:p>
          </table:table-cell>
          <table:table-cell office:value-type="float" office:value="6.5101913639" calcext:value-type="float">
            <text:p>6.5101913639</text:p>
          </table:table-cell>
          <table:table-cell table:formula="of:=POWER([.C2663]-6.75;2)" office:value-type="float" office:value="0.0575081819481423" calcext:value-type="float">
            <text:p>0.0575081819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6.743288" calcext:value-type="float">
            <text:p>6.743288</text:p>
          </table:table-cell>
          <table:table-cell office:value-type="float" office:value="6.5095056884" calcext:value-type="float">
            <text:p>6.5095056884</text:p>
          </table:table-cell>
          <table:table-cell table:formula="of:=POWER([.C2664]-6.75;2)" office:value-type="float" office:value="0.0578375139119579" calcext:value-type="float">
            <text:p>0.0578375139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.745752" calcext:value-type="float">
            <text:p>6.745752</text:p>
          </table:table-cell>
          <table:table-cell office:value-type="float" office:value="6.5088099077" calcext:value-type="float">
            <text:p>6.5088099077</text:p>
          </table:table-cell>
          <table:table-cell table:formula="of:=POWER([.C2665]-6.75;2)" office:value-type="float" office:value="0.0581726606236826" calcext:value-type="float">
            <text:p>0.0581726606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.748562" calcext:value-type="float">
            <text:p>6.748562</text:p>
          </table:table-cell>
          <table:table-cell office:value-type="float" office:value="6.5081026179" calcext:value-type="float">
            <text:p>6.5081026179</text:p>
          </table:table-cell>
          <table:table-cell table:formula="of:=POWER([.C2666]-6.75;2)" office:value-type="float" office:value="0.0585143434668336" calcext:value-type="float">
            <text:p>0.0585143435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.751609" calcext:value-type="float">
            <text:p>6.751609</text:p>
          </table:table-cell>
          <table:table-cell office:value-type="float" office:value="6.5073826796" calcext:value-type="float">
            <text:p>6.5073826796</text:p>
          </table:table-cell>
          <table:table-cell table:formula="of:=POWER([.C2667]-6.75;2)" office:value-type="float" office:value="0.0588631641580762" calcext:value-type="float">
            <text:p>0.0588631642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6.754776" calcext:value-type="float">
            <text:p>6.754776</text:p>
          </table:table-cell>
          <table:table-cell office:value-type="float" office:value="6.5066492673" calcext:value-type="float">
            <text:p>6.5066492673</text:p>
          </table:table-cell>
          <table:table-cell table:formula="of:=POWER([.C2668]-6.75;2)" office:value-type="float" office:value="0.0592195791056267" calcext:value-type="float">
            <text:p>0.0592195791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.757942" calcext:value-type="float">
            <text:p>6.757942</text:p>
          </table:table-cell>
          <table:table-cell office:value-type="float" office:value="6.5059018976" calcext:value-type="float">
            <text:p>6.5059018976</text:p>
          </table:table-cell>
          <table:table-cell table:formula="of:=POWER([.C2669]-6.75;2)" office:value-type="float" office:value="0.0595838835952808" calcext:value-type="float">
            <text:p>0.0595838836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.760988" calcext:value-type="float">
            <text:p>6.760988</text:p>
          </table:table-cell>
          <table:table-cell office:value-type="float" office:value="6.5051404471" calcext:value-type="float">
            <text:p>6.5051404471</text:p>
          </table:table-cell>
          <table:table-cell table:formula="of:=POWER([.C2670]-6.75;2)" office:value-type="float" office:value="0.0599562006463877" calcext:value-type="float">
            <text:p>0.0599562006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.763803" calcext:value-type="float">
            <text:p>6.763803</text:p>
          </table:table-cell>
          <table:table-cell office:value-type="float" office:value="6.5043651515" calcext:value-type="float">
            <text:p>6.5043651515</text:p>
          </table:table-cell>
          <table:table-cell table:formula="of:=POWER([.C2671]-6.75;2)" office:value-type="float" office:value="0.0603364787976179" calcext:value-type="float">
            <text:p>0.0603364788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6.766287" calcext:value-type="float">
            <text:p>6.766287</text:p>
          </table:table-cell>
          <table:table-cell office:value-type="float" office:value="6.5035765866" calcext:value-type="float">
            <text:p>6.5035765866</text:p>
          </table:table-cell>
          <table:table-cell table:formula="of:=POWER([.C2672]-6.75;2)" office:value-type="float" office:value="0.0607244986717071" calcext:value-type="float">
            <text:p>0.0607244987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6.768359" calcext:value-type="float">
            <text:p>6.768359</text:p>
          </table:table-cell>
          <table:table-cell office:value-type="float" office:value="6.5027756402" calcext:value-type="float">
            <text:p>6.5027756402</text:p>
          </table:table-cell>
          <table:table-cell table:formula="of:=POWER([.C2673]-6.75;2)" office:value-type="float" office:value="0.0611198840785197" calcext:value-type="float">
            <text:p>0.0611198841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6.769957" calcext:value-type="float">
            <text:p>6.769957</text:p>
          </table:table-cell>
          <table:table-cell office:value-type="float" office:value="6.5019634587" calcext:value-type="float">
            <text:p>6.5019634587</text:p>
          </table:table-cell>
          <table:table-cell table:formula="of:=POWER([.C2674]-6.75;2)" office:value-type="float" office:value="0.0615221258200668" calcext:value-type="float">
            <text:p>0.0615221258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6.771045" calcext:value-type="float">
            <text:p>6.771045</text:p>
          </table:table-cell>
          <table:table-cell office:value-type="float" office:value="6.5011413926" calcext:value-type="float">
            <text:p>6.5011413926</text:p>
          </table:table-cell>
          <table:table-cell table:formula="of:=POWER([.C2675]-6.75;2)" office:value-type="float" office:value="0.0619306064770673" calcext:value-type="float">
            <text:p>0.0619306065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6.771611" calcext:value-type="float">
            <text:p>6.771611</text:p>
          </table:table-cell>
          <table:table-cell office:value-type="float" office:value="6.50031092" calcext:value-type="float">
            <text:p>6.50031092</text:p>
          </table:table-cell>
          <table:table-cell table:formula="of:=POWER([.C2676]-6.75;2)" office:value-type="float" office:value="0.0623446366712462" calcext:value-type="float">
            <text:p>0.0623446367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.771672" calcext:value-type="float">
            <text:p>6.771672</text:p>
          </table:table-cell>
          <table:table-cell office:value-type="float" office:value="6.4994735741" calcext:value-type="float">
            <text:p>6.4994735741</text:p>
          </table:table-cell>
          <table:table-cell table:formula="of:=POWER([.C2677]-6.75;2)" office:value-type="float" office:value="0.0627634900742284" calcext:value-type="float">
            <text:p>0.0627634901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6.771272" calcext:value-type="float">
            <text:p>6.771272</text:p>
          </table:table-cell>
          <table:table-cell office:value-type="float" office:value="6.4986308545" calcext:value-type="float">
            <text:p>6.4986308545</text:p>
          </table:table-cell>
          <table:table-cell table:formula="of:=POWER([.C2678]-6.75;2)" office:value-type="float" office:value="0.0631864473094002" calcext:value-type="float">
            <text:p>0.0631864473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6.770477" calcext:value-type="float">
            <text:p>6.770477</text:p>
          </table:table-cell>
          <table:table-cell office:value-type="float" office:value="6.4977841429" calcext:value-type="float">
            <text:p>6.4977841429</text:p>
          </table:table-cell>
          <table:table-cell table:formula="of:=POWER([.C2679]-6.75;2)" office:value-type="float" office:value="0.0636128385726878" calcext:value-type="float">
            <text:p>0.0636128386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6.76938" calcext:value-type="float">
            <text:p>6.76938</text:p>
          </table:table-cell>
          <table:table-cell office:value-type="float" office:value="6.4969346324" calcext:value-type="float">
            <text:p>6.4969346324</text:p>
          </table:table-cell>
          <table:table-cell table:formula="of:=POWER([.C2680]-6.75;2)" office:value-type="float" office:value="0.064042080278523" calcext:value-type="float">
            <text:p>0.0640420803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.768091" calcext:value-type="float">
            <text:p>6.768091</text:p>
          </table:table-cell>
          <table:table-cell office:value-type="float" office:value="6.4960832406" calcext:value-type="float">
            <text:p>6.4960832406</text:p>
          </table:table-cell>
          <table:table-cell table:formula="of:=POWER([.C2681]-6.75;2)" office:value-type="float" office:value="0.0644737207041975" calcext:value-type="float">
            <text:p>0.0644737207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6.766735" calcext:value-type="float">
            <text:p>6.766735</text:p>
          </table:table-cell>
          <table:table-cell office:value-type="float" office:value="6.4952305517" calcext:value-type="float">
            <text:p>6.4952305517</text:p>
          </table:table-cell>
          <table:table-cell table:formula="of:=POWER([.C2682]-6.75;2)" office:value-type="float" office:value="0.0649074717870865" calcext:value-type="float">
            <text:p>0.0649074718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6.765444" calcext:value-type="float">
            <text:p>6.765444</text:p>
          </table:table-cell>
          <table:table-cell office:value-type="float" office:value="6.4943767642" calcext:value-type="float">
            <text:p>6.4943767642</text:p>
          </table:table-cell>
          <table:table-cell table:formula="of:=POWER([.C2683]-6.75;2)" office:value-type="float" office:value="0.0653432386808623" calcext:value-type="float">
            <text:p>0.0653432387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6.764354" calcext:value-type="float">
            <text:p>6.764354</text:p>
          </table:table-cell>
          <table:table-cell office:value-type="float" office:value="6.4935216625" calcext:value-type="float">
            <text:p>6.4935216625</text:p>
          </table:table-cell>
          <table:table-cell table:formula="of:=POWER([.C2684]-6.75;2)" office:value-type="float" office:value="0.0657811376067639" calcext:value-type="float">
            <text:p>0.0657811376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.763596" calcext:value-type="float">
            <text:p>6.763596</text:p>
          </table:table-cell>
          <table:table-cell office:value-type="float" office:value="6.4926645981" calcext:value-type="float">
            <text:p>6.4926645981</text:p>
          </table:table-cell>
          <table:table-cell table:formula="of:=POWER([.C2685]-6.75;2)" office:value-type="float" office:value="0.0662215090710344" calcext:value-type="float">
            <text:p>0.0662215091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.763293" calcext:value-type="float">
            <text:p>6.763293</text:p>
          </table:table-cell>
          <table:table-cell office:value-type="float" office:value="6.4918044984" calcext:value-type="float">
            <text:p>6.4918044984</text:p>
          </table:table-cell>
          <table:table-cell table:formula="of:=POWER([.C2686]-6.75;2)" office:value-type="float" office:value="0.0666649170464758" calcext:value-type="float">
            <text:p>0.066664917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.763549" calcext:value-type="float">
            <text:p>6.763549</text:p>
          </table:table-cell>
          <table:table-cell office:value-type="float" office:value="6.4909398854" calcext:value-type="float">
            <text:p>6.4909398854</text:p>
          </table:table-cell>
          <table:table-cell table:formula="of:=POWER([.C2687]-6.75;2)" office:value-type="float" office:value="0.0671121429765654" calcext:value-type="float">
            <text:p>0.067112143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6.764448" calcext:value-type="float">
            <text:p>6.764448</text:p>
          </table:table-cell>
          <table:table-cell office:value-type="float" office:value="6.4900689297" calcext:value-type="float">
            <text:p>6.4900689297</text:p>
          </table:table-cell>
          <table:table-cell table:formula="of:=POWER([.C2688]-6.75;2)" office:value-type="float" office:value="0.0675641613073038" calcext:value-type="float">
            <text:p>0.0675641613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6.766049" calcext:value-type="float">
            <text:p>6.766049</text:p>
          </table:table-cell>
          <table:table-cell office:value-type="float" office:value="6.4891895096" calcext:value-type="float">
            <text:p>6.4891895096</text:p>
          </table:table-cell>
          <table:table-cell table:formula="of:=POWER([.C2689]-6.75;2)" office:value-type="float" office:value="0.0680221119026885" calcext:value-type="float">
            <text:p>0.0680221119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6.76838" calcext:value-type="float">
            <text:p>6.76838</text:p>
          </table:table-cell>
          <table:table-cell office:value-type="float" office:value="6.4882992862" calcext:value-type="float">
            <text:p>6.4882992862</text:p>
          </table:table-cell>
          <table:table-cell table:formula="of:=POWER([.C2690]-6.75;2)" office:value-type="float" office:value="0.0684872636034294" calcext:value-type="float">
            <text:p>0.0684872636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.771443" calcext:value-type="float">
            <text:p>6.771443</text:p>
          </table:table-cell>
          <table:table-cell office:value-type="float" office:value="6.4873958" calcext:value-type="float">
            <text:p>6.4873958</text:p>
          </table:table-cell>
          <table:table-cell table:formula="of:=POWER([.C2691]-6.75;2)" office:value-type="float" office:value="0.0689609658576401" calcext:value-type="float">
            <text:p>0.0689609659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6.775207" calcext:value-type="float">
            <text:p>6.775207</text:p>
          </table:table-cell>
          <table:table-cell office:value-type="float" office:value="6.4864765534" calcext:value-type="float">
            <text:p>6.4864765534</text:p>
          </table:table-cell>
          <table:table-cell table:formula="of:=POWER([.C2692]-6.75;2)" office:value-type="float" office:value="0.069444606907943" calcext:value-type="float">
            <text:p>0.0694446069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6.779613" calcext:value-type="float">
            <text:p>6.779613</text:p>
          </table:table-cell>
          <table:table-cell office:value-type="float" office:value="6.4855391169" calcext:value-type="float">
            <text:p>6.4855391169</text:p>
          </table:table-cell>
          <table:table-cell table:formula="of:=POWER([.C2693]-6.75;2)" office:value-type="float" office:value="0.0699395586900318" calcext:value-type="float">
            <text:p>0.0699395587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6.784575" calcext:value-type="float">
            <text:p>6.784575</text:p>
          </table:table-cell>
          <table:table-cell office:value-type="float" office:value="6.4845812215" calcext:value-type="float">
            <text:p>6.4845812215</text:p>
          </table:table-cell>
          <table:table-cell table:formula="of:=POWER([.C2694]-6.75;2)" office:value-type="float" office:value="0.070447127980432" calcext:value-type="float">
            <text:p>0.070447128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6.789989" calcext:value-type="float">
            <text:p>6.789989</text:p>
          </table:table-cell>
          <table:table-cell office:value-type="float" office:value="6.4836008497" calcext:value-type="float">
            <text:p>6.4836008497</text:p>
          </table:table-cell>
          <table:table-cell table:formula="of:=POWER([.C2695]-6.75;2)" office:value-type="float" office:value="0.0709685072805619" calcext:value-type="float">
            <text:p>0.0709685073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6.795729" calcext:value-type="float">
            <text:p>6.795729</text:p>
          </table:table-cell>
          <table:table-cell office:value-type="float" office:value="6.4825962984" calcext:value-type="float">
            <text:p>6.4825962984</text:p>
          </table:table-cell>
          <table:table-cell table:formula="of:=POWER([.C2696]-6.75;2)" office:value-type="float" office:value="0.0715047396293819" calcext:value-type="float">
            <text:p>0.0715047396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6.801661" calcext:value-type="float">
            <text:p>6.801661</text:p>
          </table:table-cell>
          <table:table-cell office:value-type="float" office:value="6.4815662566" calcext:value-type="float">
            <text:p>6.4815662566</text:p>
          </table:table-cell>
          <table:table-cell table:formula="of:=POWER([.C2697]-6.75;2)" office:value-type="float" office:value="0.0720566745957371" calcext:value-type="float">
            <text:p>0.0720566746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6.807646" calcext:value-type="float">
            <text:p>6.807646</text:p>
          </table:table-cell>
          <table:table-cell office:value-type="float" office:value="6.4805098383" calcext:value-type="float">
            <text:p>6.4805098383</text:p>
          </table:table-cell>
          <table:table-cell table:formula="of:=POWER([.C2698]-6.75;2)" office:value-type="float" office:value="0.0726249472530923" calcext:value-type="float">
            <text:p>0.0726249473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6.813543" calcext:value-type="float">
            <text:p>6.813543</text:p>
          </table:table-cell>
          <table:table-cell office:value-type="float" office:value="6.479426606" calcext:value-type="float">
            <text:p>6.479426606</text:p>
          </table:table-cell>
          <table:table-cell table:formula="of:=POWER([.C2699]-6.75;2)" office:value-type="float" office:value="0.0732099615406794" calcext:value-type="float">
            <text:p>0.0732099615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6.819223" calcext:value-type="float">
            <text:p>6.819223</text:p>
          </table:table-cell>
          <table:table-cell office:value-type="float" office:value="6.4783165847" calcext:value-type="float">
            <text:p>6.4783165847</text:p>
          </table:table-cell>
          <table:table-cell table:formula="of:=POWER([.C2700]-6.75;2)" office:value-type="float" office:value="0.0738118781490723" calcext:value-type="float">
            <text:p>0.0738118781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.824565" calcext:value-type="float">
            <text:p>6.824565</text:p>
          </table:table-cell>
          <table:table-cell office:value-type="float" office:value="6.47718023" calcext:value-type="float">
            <text:p>6.47718023</text:p>
          </table:table-cell>
          <table:table-cell table:formula="of:=POWER([.C2701]-6.75;2)" office:value-type="float" office:value="0.0744306269028528" calcext:value-type="float">
            <text:p>0.0744306269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6.829467" calcext:value-type="float">
            <text:p>6.829467</text:p>
          </table:table-cell>
          <table:table-cell office:value-type="float" office:value="6.476018408" calcext:value-type="float">
            <text:p>6.476018408</text:p>
          </table:table-cell>
          <table:table-cell table:formula="of:=POWER([.C2702]-6.75;2)" office:value-type="float" office:value="0.0750659127548546" calcext:value-type="float">
            <text:p>0.0750659128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6.833851" calcext:value-type="float">
            <text:p>6.833851</text:p>
          </table:table-cell>
          <table:table-cell office:value-type="float" office:value="6.4748323389" calcext:value-type="float">
            <text:p>6.4748323389</text:p>
          </table:table-cell>
          <table:table-cell table:formula="of:=POWER([.C2703]-6.75;2)" office:value-type="float" office:value="0.0757172417152446" calcext:value-type="float">
            <text:p>0.0757172417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6.837658" calcext:value-type="float">
            <text:p>6.837658</text:p>
          </table:table-cell>
          <table:table-cell office:value-type="float" office:value="6.4736235219" calcext:value-type="float">
            <text:p>6.4736235219</text:p>
          </table:table-cell>
          <table:table-cell table:formula="of:=POWER([.C2704]-6.75;2)" office:value-type="float" office:value="0.0763839576469595" calcext:value-type="float">
            <text:p>0.0763839576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.84086" calcext:value-type="float">
            <text:p>6.84086</text:p>
          </table:table-cell>
          <table:table-cell office:value-type="float" office:value="6.4723936757" calcext:value-type="float">
            <text:p>6.4723936757</text:p>
          </table:table-cell>
          <table:table-cell table:formula="of:=POWER([.C2705]-6.75;2)" office:value-type="float" office:value="0.0770652712913566" calcext:value-type="float">
            <text:p>0.0770652713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.843451" calcext:value-type="float">
            <text:p>6.843451</text:p>
          </table:table-cell>
          <table:table-cell office:value-type="float" office:value="6.4711446373" calcext:value-type="float">
            <text:p>6.4711446373</text:p>
          </table:table-cell>
          <table:table-cell table:formula="of:=POWER([.C2706]-6.75;2)" office:value-type="float" office:value="0.0777603133065485" calcext:value-type="float">
            <text:p>0.0777603133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.845454" calcext:value-type="float">
            <text:p>6.845454</text:p>
          </table:table-cell>
          <table:table-cell office:value-type="float" office:value="6.4698782891" calcext:value-type="float">
            <text:p>6.4698782891</text:p>
          </table:table-cell>
          <table:table-cell table:formula="of:=POWER([.C2707]-6.75;2)" office:value-type="float" office:value="0.0784681729175429" calcext:value-type="float">
            <text:p>0.0784681729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6.846916" calcext:value-type="float">
            <text:p>6.846916</text:p>
          </table:table-cell>
          <table:table-cell office:value-type="float" office:value="6.4685964608" calcext:value-type="float">
            <text:p>6.4685964608</text:p>
          </table:table-cell>
          <table:table-cell table:formula="of:=POWER([.C2708]-6.75;2)" office:value-type="float" office:value="0.0791879518742861" calcext:value-type="float">
            <text:p>0.0791879519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.847903" calcext:value-type="float">
            <text:p>6.847903</text:p>
          </table:table-cell>
          <table:table-cell office:value-type="float" office:value="6.4673008459" calcext:value-type="float">
            <text:p>6.4673008459</text:p>
          </table:table-cell>
          <table:table-cell table:formula="of:=POWER([.C2709]-6.75;2)" office:value-type="float" office:value="0.0799188117288557" calcext:value-type="float">
            <text:p>0.0799188117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.848502" calcext:value-type="float">
            <text:p>6.848502</text:p>
          </table:table-cell>
          <table:table-cell office:value-type="float" office:value="6.4659929347" calcext:value-type="float">
            <text:p>6.4659929347</text:p>
          </table:table-cell>
          <table:table-cell table:formula="of:=POWER([.C2710]-6.75;2)" office:value-type="float" office:value="0.0806600131403185" calcext:value-type="float">
            <text:p>0.0806600131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.848813" calcext:value-type="float">
            <text:p>6.848813</text:p>
          </table:table-cell>
          <table:table-cell office:value-type="float" office:value="6.4646739379" calcext:value-type="float">
            <text:p>6.4646739379</text:p>
          </table:table-cell>
          <table:table-cell table:formula="of:=POWER([.C2711]-6.75;2)" office:value-type="float" office:value="0.0814109617134932" calcext:value-type="float">
            <text:p>0.0814109617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6.848946" calcext:value-type="float">
            <text:p>6.848946</text:p>
          </table:table-cell>
          <table:table-cell office:value-type="float" office:value="6.463344737" calcext:value-type="float">
            <text:p>6.463344737</text:p>
          </table:table-cell>
          <table:table-cell table:formula="of:=POWER([.C2712]-6.75;2)" office:value-type="float" office:value="0.0821712398055992" calcext:value-type="float">
            <text:p>0.0821712398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6.849017" calcext:value-type="float">
            <text:p>6.849017</text:p>
          </table:table-cell>
          <table:table-cell office:value-type="float" office:value="6.4620058438" calcext:value-type="float">
            <text:p>6.4620058438</text:p>
          </table:table-cell>
          <table:table-cell table:formula="of:=POWER([.C2713]-6.75;2)" office:value-type="float" office:value="0.0829406340053499" calcext:value-type="float">
            <text:p>0.082940634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6.849141" calcext:value-type="float">
            <text:p>6.849141</text:p>
          </table:table-cell>
          <table:table-cell office:value-type="float" office:value="6.4606573728" calcext:value-type="float">
            <text:p>6.4606573728</text:p>
          </table:table-cell>
          <table:table-cell table:formula="of:=POWER([.C2714]-6.75;2)" office:value-type="float" office:value="0.0837191559149981" calcext:value-type="float">
            <text:p>0.0837191559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.849428" calcext:value-type="float">
            <text:p>6.849428</text:p>
          </table:table-cell>
          <table:table-cell office:value-type="float" office:value="6.4592990385" calcext:value-type="float">
            <text:p>6.4592990385</text:p>
          </table:table-cell>
          <table:table-cell table:formula="of:=POWER([.C2715]-6.75;2)" office:value-type="float" office:value="0.0845070490170244" calcext:value-type="float">
            <text:p>0.084507049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6.84998" calcext:value-type="float">
            <text:p>6.84998</text:p>
          </table:table-cell>
          <table:table-cell office:value-type="float" office:value="6.4579301649" calcext:value-type="float">
            <text:p>6.4579301649</text:p>
          </table:table-cell>
          <table:table-cell table:formula="of:=POWER([.C2716]-6.75;2)" office:value-type="float" office:value="0.0853047885753414" calcext:value-type="float">
            <text:p>0.0853047886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.850885" calcext:value-type="float">
            <text:p>6.850885</text:p>
          </table:table-cell>
          <table:table-cell office:value-type="float" office:value="6.4565497077" calcext:value-type="float">
            <text:p>6.4565497077</text:p>
          </table:table-cell>
          <table:table-cell table:formula="of:=POWER([.C2717]-6.75;2)" office:value-type="float" office:value="0.0861130740509556" calcext:value-type="float">
            <text:p>0.0861130741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.852217" calcext:value-type="float">
            <text:p>6.852217</text:p>
          </table:table-cell>
          <table:table-cell office:value-type="float" office:value="6.4551562968" calcext:value-type="float">
            <text:p>6.4551562968</text:p>
          </table:table-cell>
          <table:table-cell table:formula="of:=POWER([.C2718]-6.75;2)" office:value-type="float" office:value="0.0869328093166896" calcext:value-type="float">
            <text:p>0.0869328093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.854027" calcext:value-type="float">
            <text:p>6.854027</text:p>
          </table:table-cell>
          <table:table-cell office:value-type="float" office:value="6.4537482801" calcext:value-type="float">
            <text:p>6.4537482801</text:p>
          </table:table-cell>
          <table:table-cell table:formula="of:=POWER([.C2719]-6.75;2)" office:value-type="float" office:value="0.087765081543708" calcext:value-type="float">
            <text:p>0.0877650815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6.856346" calcext:value-type="float">
            <text:p>6.856346</text:p>
          </table:table-cell>
          <table:table-cell office:value-type="float" office:value="6.4523238007" calcext:value-type="float">
            <text:p>6.4523238007</text:p>
          </table:table-cell>
          <table:table-cell table:formula="of:=POWER([.C2720]-6.75;2)" office:value-type="float" office:value="0.0886111196296931" calcext:value-type="float">
            <text:p>0.0886111196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.859183" calcext:value-type="float">
            <text:p>6.859183</text:p>
          </table:table-cell>
          <table:table-cell office:value-type="float" office:value="6.4508808643" calcext:value-type="float">
            <text:p>6.4508808643</text:p>
          </table:table-cell>
          <table:table-cell table:formula="of:=POWER([.C2721]-6.75;2)" office:value-type="float" office:value="0.0894722573419149" calcext:value-type="float">
            <text:p>0.0894722573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.862521" calcext:value-type="float">
            <text:p>6.862521</text:p>
          </table:table-cell>
          <table:table-cell office:value-type="float" office:value="6.4494174158" calcext:value-type="float">
            <text:p>6.4494174158</text:p>
          </table:table-cell>
          <table:table-cell table:formula="of:=POWER([.C2722]-6.75;2)" office:value-type="float" office:value="0.09034988992435" calcext:value-type="float">
            <text:p>0.0903498899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6.866322" calcext:value-type="float">
            <text:p>6.866322</text:p>
          </table:table-cell>
          <table:table-cell office:value-type="float" office:value="6.4479314317" calcext:value-type="float">
            <text:p>6.4479314317</text:p>
          </table:table-cell>
          <table:table-cell table:formula="of:=POWER([.C2723]-6.75;2)" office:value-type="float" office:value="0.0912454199548119" calcext:value-type="float">
            <text:p>0.09124542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6.870522" calcext:value-type="float">
            <text:p>6.870522</text:p>
          </table:table-cell>
          <table:table-cell office:value-type="float" office:value="6.4464209964" calcext:value-type="float">
            <text:p>6.4464209964</text:p>
          </table:table-cell>
          <table:table-cell table:formula="of:=POWER([.C2724]-6.75;2)" office:value-type="float" office:value="0.092160211426769" calcext:value-type="float">
            <text:p>0.0921602114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.875038" calcext:value-type="float">
            <text:p>6.875038</text:p>
          </table:table-cell>
          <table:table-cell office:value-type="float" office:value="6.4448843986" calcext:value-type="float">
            <text:p>6.4448843986</text:p>
          </table:table-cell>
          <table:table-cell table:formula="of:=POWER([.C2725]-6.75;2)" office:value-type="float" office:value="0.0930955302176836" calcext:value-type="float">
            <text:p>0.0930955302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.879767" calcext:value-type="float">
            <text:p>6.879767</text:p>
          </table:table-cell>
          <table:table-cell office:value-type="float" office:value="6.4433202036" calcext:value-type="float">
            <text:p>6.4433202036</text:p>
          </table:table-cell>
          <table:table-cell table:formula="of:=POWER([.C2726]-6.75;2)" office:value-type="float" office:value="0.0940524975199455" calcext:value-type="float">
            <text:p>0.0940524975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.884591" calcext:value-type="float">
            <text:p>6.884591</text:p>
          </table:table-cell>
          <table:table-cell office:value-type="float" office:value="6.4417273321" calcext:value-type="float">
            <text:p>6.4417273321</text:p>
          </table:table-cell>
          <table:table-cell table:formula="of:=POWER([.C2727]-6.75;2)" office:value-type="float" office:value="0.0950320377741836" calcext:value-type="float">
            <text:p>0.0950320378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6.889379" calcext:value-type="float">
            <text:p>6.889379</text:p>
          </table:table-cell>
          <table:table-cell office:value-type="float" office:value="6.4401051209" calcext:value-type="float">
            <text:p>6.4401051209</text:p>
          </table:table-cell>
          <table:table-cell table:formula="of:=POWER([.C2728]-6.75;2)" office:value-type="float" office:value="0.0960348360924035" calcext:value-type="float">
            <text:p>0.0960348361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6.893989" calcext:value-type="float">
            <text:p>6.893989</text:p>
          </table:table-cell>
          <table:table-cell office:value-type="float" office:value="6.4384533787" calcext:value-type="float">
            <text:p>6.4384533787</text:p>
          </table:table-cell>
          <table:table-cell table:formula="of:=POWER([.C2729]-6.75;2)" office:value-type="float" office:value="0.0970612972434455" calcext:value-type="float">
            <text:p>0.0970612972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6.898276" calcext:value-type="float">
            <text:p>6.898276</text:p>
          </table:table-cell>
          <table:table-cell office:value-type="float" office:value="6.4367724354" calcext:value-type="float">
            <text:p>6.4367724354</text:p>
          </table:table-cell>
          <table:table-cell table:formula="of:=POWER([.C2730]-6.75;2)" office:value-type="float" office:value="0.0981115072252472" calcext:value-type="float">
            <text:p>0.0981115072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.902096" calcext:value-type="float">
            <text:p>6.902096</text:p>
          </table:table-cell>
          <table:table-cell office:value-type="float" office:value="6.435063163" calcext:value-type="float">
            <text:p>6.435063163</text:p>
          </table:table-cell>
          <table:table-cell table:formula="of:=POWER([.C2731]-6.75;2)" office:value-type="float" office:value="0.0991852112995648" calcext:value-type="float">
            <text:p>0.0991852113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6.905308" calcext:value-type="float">
            <text:p>6.905308</text:p>
          </table:table-cell>
          <table:table-cell office:value-type="float" office:value="6.4333269814" calcext:value-type="float">
            <text:p>6.4333269814</text:p>
          </table:table-cell>
          <table:table-cell table:formula="of:=POWER([.C2732]-6.75;2)" office:value-type="float" office:value="0.100281800709236" calcext:value-type="float">
            <text:p>0.1002818007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.907779" calcext:value-type="float">
            <text:p>6.907779</text:p>
          </table:table-cell>
          <table:table-cell office:value-type="float" office:value="6.4315658582" calcext:value-type="float">
            <text:p>6.4315658582</text:p>
          </table:table-cell>
          <table:table-cell table:formula="of:=POWER([.C2733]-6.75;2)" office:value-type="float" office:value="0.101400302663903" calcext:value-type="float">
            <text:p>0.1014003027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.909393" calcext:value-type="float">
            <text:p>6.909393</text:p>
          </table:table-cell>
          <table:table-cell office:value-type="float" office:value="6.4297822884" calcext:value-type="float">
            <text:p>6.4297822884</text:p>
          </table:table-cell>
          <table:table-cell table:formula="of:=POWER([.C2734]-6.75;2)" office:value-type="float" office:value="0.102539382822341" calcext:value-type="float">
            <text:p>0.1025393828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.910052" calcext:value-type="float">
            <text:p>6.910052</text:p>
          </table:table-cell>
          <table:table-cell office:value-type="float" office:value="6.4279792406" calcext:value-type="float">
            <text:p>6.4279792406</text:p>
          </table:table-cell>
          <table:table-cell table:formula="of:=POWER([.C2735]-6.75;2)" office:value-type="float" office:value="0.103697369484553" calcext:value-type="float">
            <text:p>0.1036973695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6.909679" calcext:value-type="float">
            <text:p>6.909679</text:p>
          </table:table-cell>
          <table:table-cell office:value-type="float" office:value="6.4261600981" calcext:value-type="float">
            <text:p>6.4261600981</text:p>
          </table:table-cell>
          <table:table-cell table:formula="of:=POWER([.C2736]-6.75;2)" office:value-type="float" office:value="0.104872282062601" calcext:value-type="float">
            <text:p>0.1048722821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6.908225" calcext:value-type="float">
            <text:p>6.908225</text:p>
          </table:table-cell>
          <table:table-cell office:value-type="float" office:value="6.4243285871" calcext:value-type="float">
            <text:p>6.4243285871</text:p>
          </table:table-cell>
          <table:table-cell table:formula="of:=POWER([.C2737]-6.75;2)" office:value-type="float" office:value="0.106061869180282" calcext:value-type="float">
            <text:p>0.1060618692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6.905669" calcext:value-type="float">
            <text:p>6.905669</text:p>
          </table:table-cell>
          <table:table-cell office:value-type="float" office:value="6.4224886768" calcext:value-type="float">
            <text:p>6.4224886768</text:p>
          </table:table-cell>
          <table:table-cell table:formula="of:=POWER([.C2738]-6.75;2)" office:value-type="float" office:value="0.107263666824215" calcext:value-type="float">
            <text:p>0.1072636668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6.902022" calcext:value-type="float">
            <text:p>6.902022</text:p>
          </table:table-cell>
          <table:table-cell office:value-type="float" office:value="6.4206444771" calcext:value-type="float">
            <text:p>6.4206444771</text:p>
          </table:table-cell>
          <table:table-cell table:formula="of:=POWER([.C2739]-6.75;2)" office:value-type="float" office:value="0.108475060464733" calcext:value-type="float">
            <text:p>0.1084750605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6.897327" calcext:value-type="float">
            <text:p>6.897327</text:p>
          </table:table-cell>
          <table:table-cell office:value-type="float" office:value="6.4188001188" calcext:value-type="float">
            <text:p>6.4188001188</text:p>
          </table:table-cell>
          <table:table-cell table:formula="of:=POWER([.C2740]-6.75;2)" office:value-type="float" office:value="0.109693361306894" calcext:value-type="float">
            <text:p>0.1096933613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.891661" calcext:value-type="float">
            <text:p>6.891661</text:p>
          </table:table-cell>
          <table:table-cell office:value-type="float" office:value="6.4169596308" calcext:value-type="float">
            <text:p>6.4169596308</text:p>
          </table:table-cell>
          <table:table-cell table:formula="of:=POWER([.C2741]-6.75;2)" office:value-type="float" office:value="0.110915887516872" calcext:value-type="float">
            <text:p>0.1109158875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.885131" calcext:value-type="float">
            <text:p>6.885131</text:p>
          </table:table-cell>
          <table:table-cell office:value-type="float" office:value="6.4151268069" calcext:value-type="float">
            <text:p>6.4151268069</text:p>
          </table:table-cell>
          <table:table-cell table:formula="of:=POWER([.C2742]-6.75;2)" office:value-type="float" office:value="0.11214005545699" calcext:value-type="float">
            <text:p>0.1121400555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.877872" calcext:value-type="float">
            <text:p>6.877872</text:p>
          </table:table-cell>
          <table:table-cell office:value-type="float" office:value="6.4133050853" calcext:value-type="float">
            <text:p>6.4133050853</text:p>
          </table:table-cell>
          <table:table-cell table:formula="of:=POWER([.C2743]-6.75;2)" office:value-type="float" office:value="0.11336346558484" calcext:value-type="float">
            <text:p>0.1133634656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6.870047" calcext:value-type="float">
            <text:p>6.870047</text:p>
          </table:table-cell>
          <table:table-cell office:value-type="float" office:value="6.4114974319" calcext:value-type="float">
            <text:p>6.4114974319</text:p>
          </table:table-cell>
          <table:table-cell table:formula="of:=POWER([.C2744]-6.75;2)" office:value-type="float" office:value="0.114583988610295" calcext:value-type="float">
            <text:p>0.1145839886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6.861838" calcext:value-type="float">
            <text:p>6.861838</text:p>
          </table:table-cell>
          <table:table-cell office:value-type="float" office:value="6.4097062227" calcext:value-type="float">
            <text:p>6.4097062227</text:p>
          </table:table-cell>
          <table:table-cell table:formula="of:=POWER([.C2745]-6.75;2)" office:value-type="float" office:value="0.115799854869102" calcext:value-type="float">
            <text:p>0.1157998549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.853445" calcext:value-type="float">
            <text:p>6.853445</text:p>
          </table:table-cell>
          <table:table-cell office:value-type="float" office:value="6.4079331569" calcext:value-type="float">
            <text:p>6.4079331569</text:p>
          </table:table-cell>
          <table:table-cell table:formula="of:=POWER([.C2746]-6.75;2)" office:value-type="float" office:value="0.1170097251484" calcext:value-type="float">
            <text:p>0.1170097251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6.845073" calcext:value-type="float">
            <text:p>6.845073</text:p>
          </table:table-cell>
          <table:table-cell office:value-type="float" office:value="6.4061791732" calcext:value-type="float">
            <text:p>6.4061791732</text:p>
          </table:table-cell>
          <table:table-cell table:formula="of:=POWER([.C2747]-6.75;2)" office:value-type="float" office:value="0.118212760941436" calcext:value-type="float">
            <text:p>0.1182127609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6.836931" calcext:value-type="float">
            <text:p>6.836931</text:p>
          </table:table-cell>
          <table:table-cell office:value-type="float" office:value="6.404444415" calcext:value-type="float">
            <text:p>6.404444415</text:p>
          </table:table-cell>
          <table:table-cell table:formula="of:=POWER([.C2748]-6.75;2)" office:value-type="float" office:value="0.119408662324692" calcext:value-type="float">
            <text:p>0.1194086623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6.829223" calcext:value-type="float">
            <text:p>6.829223</text:p>
          </table:table-cell>
          <table:table-cell office:value-type="float" office:value="6.4027281984" calcext:value-type="float">
            <text:p>6.4027281984</text:p>
          </table:table-cell>
          <table:table-cell table:formula="of:=POWER([.C2749]-6.75;2)" office:value-type="float" office:value="0.12059770418651" calcext:value-type="float">
            <text:p>0.1205977042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6.822137" calcext:value-type="float">
            <text:p>6.822137</text:p>
          </table:table-cell>
          <table:table-cell office:value-type="float" office:value="6.4010290159" calcext:value-type="float">
            <text:p>6.4010290159</text:p>
          </table:table-cell>
          <table:table-cell table:formula="of:=POWER([.C2750]-6.75;2)" office:value-type="float" office:value="0.121780747743723" calcext:value-type="float">
            <text:p>0.1217807477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.815842" calcext:value-type="float">
            <text:p>6.815842</text:p>
          </table:table-cell>
          <table:table-cell office:value-type="float" office:value="6.399344584" calcext:value-type="float">
            <text:p>6.399344584</text:p>
          </table:table-cell>
          <table:table-cell table:formula="of:=POWER([.C2751]-6.75;2)" office:value-type="float" office:value="0.122959220770133" calcext:value-type="float">
            <text:p>0.1229592208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6.810481" calcext:value-type="float">
            <text:p>6.810481</text:p>
          </table:table-cell>
          <table:table-cell office:value-type="float" office:value="6.3976719036" calcext:value-type="float">
            <text:p>6.3976719036</text:p>
          </table:table-cell>
          <table:table-cell table:formula="of:=POWER([.C2752]-6.75;2)" office:value-type="float" office:value="0.124135087512848" calcext:value-type="float">
            <text:p>0.1241350875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6.806162" calcext:value-type="float">
            <text:p>6.806162</text:p>
          </table:table-cell>
          <table:table-cell office:value-type="float" office:value="6.3960073508" calcext:value-type="float">
            <text:p>6.3960073508</text:p>
          </table:table-cell>
          <table:table-cell table:formula="of:=POWER([.C2753]-6.75;2)" office:value-type="float" office:value="0.125310795687634" calcext:value-type="float">
            <text:p>0.1253107957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6.80296" calcext:value-type="float">
            <text:p>6.80296</text:p>
          </table:table-cell>
          <table:table-cell office:value-type="float" office:value="6.3943468057" calcext:value-type="float">
            <text:p>6.3943468057</text:p>
          </table:table-cell>
          <table:table-cell table:formula="of:=POWER([.C2754]-6.75;2)" office:value-type="float" office:value="0.126489194615794" calcext:value-type="float">
            <text:p>0.1264891946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.800908" calcext:value-type="float">
            <text:p>6.800908</text:p>
          </table:table-cell>
          <table:table-cell office:value-type="float" office:value="6.3926857764" calcext:value-type="float">
            <text:p>6.3926857764</text:p>
          </table:table-cell>
          <table:table-cell table:formula="of:=POWER([.C2755]-6.75;2)" office:value-type="float" office:value="0.12767345438687" calcext:value-type="float">
            <text:p>0.1276734544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6.800002" calcext:value-type="float">
            <text:p>6.800002</text:p>
          </table:table-cell>
          <table:table-cell office:value-type="float" office:value="6.3910195633" calcext:value-type="float">
            <text:p>6.3910195633</text:p>
          </table:table-cell>
          <table:table-cell table:formula="of:=POWER([.C2756]-6.75;2)" office:value-type="float" office:value="0.128866953933322" calcext:value-type="float">
            <text:p>0.1288669539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.800198" calcext:value-type="float">
            <text:p>6.800198</text:p>
          </table:table-cell>
          <table:table-cell office:value-type="float" office:value="6.3893434057" calcext:value-type="float">
            <text:p>6.3893434057</text:p>
          </table:table-cell>
          <table:table-cell table:formula="of:=POWER([.C2757]-6.75;2)" office:value-type="float" office:value="0.130073179012075" calcext:value-type="float">
            <text:p>0.130073179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6.801419" calcext:value-type="float">
            <text:p>6.801419</text:p>
          </table:table-cell>
          <table:table-cell office:value-type="float" office:value="6.3876526461" calcext:value-type="float">
            <text:p>6.3876526461</text:p>
          </table:table-cell>
          <table:table-cell table:formula="of:=POWER([.C2758]-6.75;2)" office:value-type="float" office:value="0.131295604878332" calcext:value-type="float">
            <text:p>0.1312956049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6.803555" calcext:value-type="float">
            <text:p>6.803555</text:p>
          </table:table-cell>
          <table:table-cell office:value-type="float" office:value="6.3859428678" calcext:value-type="float">
            <text:p>6.3859428678</text:p>
          </table:table-cell>
          <table:table-cell table:formula="of:=POWER([.C2759]-6.75;2)" office:value-type="float" office:value="0.132537595505688" calcext:value-type="float">
            <text:p>0.1325375955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6.806474" calcext:value-type="float">
            <text:p>6.806474</text:p>
          </table:table-cell>
          <table:table-cell office:value-type="float" office:value="6.3842100373" calcext:value-type="float">
            <text:p>6.3842100373</text:p>
          </table:table-cell>
          <table:table-cell table:formula="of:=POWER([.C2760]-6.75;2)" office:value-type="float" office:value="0.133802296812067" calcext:value-type="float">
            <text:p>0.1338022968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.810027" calcext:value-type="float">
            <text:p>6.810027</text:p>
          </table:table-cell>
          <table:table-cell office:value-type="float" office:value="6.3824506042" calcext:value-type="float">
            <text:p>6.3824506042</text:p>
          </table:table-cell>
          <table:table-cell table:formula="of:=POWER([.C2761]-6.75;2)" office:value-type="float" office:value="0.135092558352945" calcext:value-type="float">
            <text:p>0.1350925584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6.814056" calcext:value-type="float">
            <text:p>6.814056</text:p>
          </table:table-cell>
          <table:table-cell office:value-type="float" office:value="6.3806615816" calcext:value-type="float">
            <text:p>6.3806615816</text:p>
          </table:table-cell>
          <table:table-cell table:formula="of:=POWER([.C2762]-6.75;2)" office:value-type="float" office:value="0.136410867306213" calcext:value-type="float">
            <text:p>0.1364108673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.818402" calcext:value-type="float">
            <text:p>6.818402</text:p>
          </table:table-cell>
          <table:table-cell office:value-type="float" office:value="6.3788405966" calcext:value-type="float">
            <text:p>6.3788405966</text:p>
          </table:table-cell>
          <table:table-cell table:formula="of:=POWER([.C2763]-6.75;2)" office:value-type="float" office:value="0.137759302732244" calcext:value-type="float">
            <text:p>0.1377593027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6.822913" calcext:value-type="float">
            <text:p>6.822913</text:p>
          </table:table-cell>
          <table:table-cell office:value-type="float" office:value="6.3769859072" calcext:value-type="float">
            <text:p>6.3769859072</text:p>
          </table:table-cell>
          <table:table-cell table:formula="of:=POWER([.C2764]-6.75;2)" office:value-type="float" office:value="0.139139513427407" calcext:value-type="float">
            <text:p>0.1391395134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6.827451" calcext:value-type="float">
            <text:p>6.827451</text:p>
          </table:table-cell>
          <table:table-cell office:value-type="float" office:value="6.3750963856" calcext:value-type="float">
            <text:p>6.3750963856</text:p>
          </table:table-cell>
          <table:table-cell table:formula="of:=POWER([.C2765]-6.75;2)" office:value-type="float" office:value="0.140552720090184" calcext:value-type="float">
            <text:p>0.1405527201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6.831899" calcext:value-type="float">
            <text:p>6.831899</text:p>
          </table:table-cell>
          <table:table-cell office:value-type="float" office:value="6.3731714723" calcext:value-type="float">
            <text:p>6.3731714723</text:p>
          </table:table-cell>
          <table:table-cell table:formula="of:=POWER([.C2766]-6.75;2)" office:value-type="float" office:value="0.14199973928855" calcext:value-type="float">
            <text:p>0.1419997393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6.836163" calcext:value-type="float">
            <text:p>6.836163</text:p>
          </table:table-cell>
          <table:table-cell office:value-type="float" office:value="6.3712110983" calcext:value-type="float">
            <text:p>6.3712110983</text:p>
          </table:table-cell>
          <table:table-cell table:formula="of:=POWER([.C2767]-6.75;2)" office:value-type="float" office:value="0.143481032051092" calcext:value-type="float">
            <text:p>0.1434810321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6.840176" calcext:value-type="float">
            <text:p>6.840176</text:p>
          </table:table-cell>
          <table:table-cell office:value-type="float" office:value="6.3692155966" calcext:value-type="float">
            <text:p>6.3692155966</text:p>
          </table:table-cell>
          <table:table-cell table:formula="of:=POWER([.C2768]-6.75;2)" office:value-type="float" office:value="0.144996761872694" calcext:value-type="float">
            <text:p>0.1449967619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6.843899" calcext:value-type="float">
            <text:p>6.843899</text:p>
          </table:table-cell>
          <table:table-cell office:value-type="float" office:value="6.3671855948" calcext:value-type="float">
            <text:p>6.3671855948</text:p>
          </table:table-cell>
          <table:table-cell table:formula="of:=POWER([.C2769]-6.75;2)" office:value-type="float" office:value="0.146546868828629" calcext:value-type="float">
            <text:p>0.1465468688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.84732" calcext:value-type="float">
            <text:p>6.84732</text:p>
          </table:table-cell>
          <table:table-cell office:value-type="float" office:value="6.3651219004" calcext:value-type="float">
            <text:p>6.3651219004</text:p>
          </table:table-cell>
          <table:table-cell table:formula="of:=POWER([.C2770]-6.75;2)" office:value-type="float" office:value="0.148131151551707" calcext:value-type="float">
            <text:p>0.1481311516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.850447" calcext:value-type="float">
            <text:p>6.850447</text:p>
          </table:table-cell>
          <table:table-cell office:value-type="float" office:value="6.363025387" calcext:value-type="float">
            <text:p>6.363025387</text:p>
          </table:table-cell>
          <table:table-cell table:formula="of:=POWER([.C2771]-6.75;2)" office:value-type="float" office:value="0.149749351106499" calcext:value-type="float">
            <text:p>0.1497493511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6.853308" calcext:value-type="float">
            <text:p>6.853308</text:p>
          </table:table-cell>
          <table:table-cell office:value-type="float" office:value="6.3608969083" calcext:value-type="float">
            <text:p>6.3608969083</text:p>
          </table:table-cell>
          <table:table-cell table:formula="of:=POWER([.C2772]-6.75;2)" office:value-type="float" office:value="0.151401215970499" calcext:value-type="float">
            <text:p>0.151401216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6.855943" calcext:value-type="float">
            <text:p>6.855943</text:p>
          </table:table-cell>
          <table:table-cell office:value-type="float" office:value="6.3587372105" calcext:value-type="float">
            <text:p>6.3587372105</text:p>
          </table:table-cell>
          <table:table-cell table:formula="of:=POWER([.C2773]-6.75;2)" office:value-type="float" office:value="0.153086570447321" calcext:value-type="float">
            <text:p>0.1530865704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6.858398" calcext:value-type="float">
            <text:p>6.858398</text:p>
          </table:table-cell>
          <table:table-cell office:value-type="float" office:value="6.3565468767" calcext:value-type="float">
            <text:p>6.3565468767</text:p>
          </table:table-cell>
          <table:table-cell table:formula="of:=POWER([.C2774]-6.75;2)" office:value-type="float" office:value="0.154805360234525" calcext:value-type="float">
            <text:p>0.1548053602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.860714" calcext:value-type="float">
            <text:p>6.860714</text:p>
          </table:table-cell>
          <table:table-cell office:value-type="float" office:value="6.3543262965" calcext:value-type="float">
            <text:p>6.3543262965</text:p>
          </table:table-cell>
          <table:table-cell table:formula="of:=POWER([.C2775]-6.75;2)" office:value-type="float" office:value="0.156557679641406" calcext:value-type="float">
            <text:p>0.1565576796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6.862927" calcext:value-type="float">
            <text:p>6.862927</text:p>
          </table:table-cell>
          <table:table-cell office:value-type="float" office:value="6.3520756844" calcext:value-type="float">
            <text:p>6.3520756844</text:p>
          </table:table-cell>
          <table:table-cell table:formula="of:=POWER([.C2776]-6.75;2)" office:value-type="float" office:value="0.158343760945728" calcext:value-type="float">
            <text:p>0.1583437609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6.865056" calcext:value-type="float">
            <text:p>6.865056</text:p>
          </table:table-cell>
          <table:table-cell office:value-type="float" office:value="6.3497950982" calcext:value-type="float">
            <text:p>6.3497950982</text:p>
          </table:table-cell>
          <table:table-cell table:formula="of:=POWER([.C2777]-6.75;2)" office:value-type="float" office:value="0.160163963424748" calcext:value-type="float">
            <text:p>0.1601639634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.867103" calcext:value-type="float">
            <text:p>6.867103</text:p>
          </table:table-cell>
          <table:table-cell office:value-type="float" office:value="6.3474845112" calcext:value-type="float">
            <text:p>6.3474845112</text:p>
          </table:table-cell>
          <table:table-cell table:formula="of:=POWER([.C2778]-6.75;2)" office:value-type="float" office:value="0.162018718723903" calcext:value-type="float">
            <text:p>0.1620187187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.869045" calcext:value-type="float">
            <text:p>6.869045</text:p>
          </table:table-cell>
          <table:table-cell office:value-type="float" office:value="6.3451438874" calcext:value-type="float">
            <text:p>6.3451438874</text:p>
          </table:table-cell>
          <table:table-cell table:formula="of:=POWER([.C2779]-6.75;2)" office:value-type="float" office:value="0.163908471909584" calcext:value-type="float">
            <text:p>0.1639084719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6.870839" calcext:value-type="float">
            <text:p>6.870839</text:p>
          </table:table-cell>
          <table:table-cell office:value-type="float" office:value="6.3427732941" calcext:value-type="float">
            <text:p>6.3427732941</text:p>
          </table:table-cell>
          <table:table-cell table:formula="of:=POWER([.C2780]-6.75;2)" office:value-type="float" office:value="0.165833589998165" calcext:value-type="float">
            <text:p>0.16583359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.872416" calcext:value-type="float">
            <text:p>6.872416</text:p>
          </table:table-cell>
          <table:table-cell office:value-type="float" office:value="6.3403729955" calcext:value-type="float">
            <text:p>6.3403729955</text:p>
          </table:table-cell>
          <table:table-cell table:formula="of:=POWER([.C2781]-6.75;2)" office:value-type="float" office:value="0.167794282815643" calcext:value-type="float">
            <text:p>0.1677942828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.873691" calcext:value-type="float">
            <text:p>6.873691</text:p>
          </table:table-cell>
          <table:table-cell office:value-type="float" office:value="6.3379435753" calcext:value-type="float">
            <text:p>6.3379435753</text:p>
          </table:table-cell>
          <table:table-cell table:formula="of:=POWER([.C2782]-6.75;2)" office:value-type="float" office:value="0.169790497136547" calcext:value-type="float">
            <text:p>0.1697904971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6.874563" calcext:value-type="float">
            <text:p>6.874563</text:p>
          </table:table-cell>
          <table:table-cell office:value-type="float" office:value="6.3354860183" calcext:value-type="float">
            <text:p>6.3354860183</text:p>
          </table:table-cell>
          <table:table-cell table:formula="of:=POWER([.C2783]-6.75;2)" office:value-type="float" office:value="0.171821841024788" calcext:value-type="float">
            <text:p>0.171821841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6.874922" calcext:value-type="float">
            <text:p>6.874922</text:p>
          </table:table-cell>
          <table:table-cell office:value-type="float" office:value="6.3330017926" calcext:value-type="float">
            <text:p>6.3330017926</text:p>
          </table:table-cell>
          <table:table-cell table:formula="of:=POWER([.C2784]-6.75;2)" office:value-type="float" office:value="0.173887504974813" calcext:value-type="float">
            <text:p>0.173887505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.874659" calcext:value-type="float">
            <text:p>6.874659</text:p>
          </table:table-cell>
          <table:table-cell office:value-type="float" office:value="6.3304929028" calcext:value-type="float">
            <text:p>6.3304929028</text:p>
          </table:table-cell>
          <table:table-cell table:formula="of:=POWER([.C2785]-6.75;2)" office:value-type="float" office:value="0.175986204601171" calcext:value-type="float">
            <text:p>0.1759862046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.873671" calcext:value-type="float">
            <text:p>6.873671</text:p>
          </table:table-cell>
          <table:table-cell office:value-type="float" office:value="6.3279618977" calcext:value-type="float">
            <text:p>6.3279618977</text:p>
          </table:table-cell>
          <table:table-cell table:formula="of:=POWER([.C2786]-6.75;2)" office:value-type="float" office:value="0.178116159792985" calcext:value-type="float">
            <text:p>0.1781161598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.871869" calcext:value-type="float">
            <text:p>6.871869</text:p>
          </table:table-cell>
          <table:table-cell office:value-type="float" office:value="6.3254118551" calcext:value-type="float">
            <text:p>6.3254118551</text:p>
          </table:table-cell>
          <table:table-cell table:formula="of:=POWER([.C2787]-6.75;2)" office:value-type="float" office:value="0.180275092789623" calcext:value-type="float">
            <text:p>0.1802750928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6.869186" calcext:value-type="float">
            <text:p>6.869186</text:p>
          </table:table-cell>
          <table:table-cell office:value-type="float" office:value="6.3228463286" calcext:value-type="float">
            <text:p>6.3228463286</text:p>
          </table:table-cell>
          <table:table-cell table:formula="of:=POWER([.C2788]-6.75;2)" office:value-type="float" office:value="0.182460258990499" calcext:value-type="float">
            <text:p>0.182460259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6.865586" calcext:value-type="float">
            <text:p>6.865586</text:p>
          </table:table-cell>
          <table:table-cell office:value-type="float" office:value="6.3202692547" calcext:value-type="float">
            <text:p>6.3202692547</text:p>
          </table:table-cell>
          <table:table-cell table:formula="of:=POWER([.C2789]-6.75;2)" office:value-type="float" office:value="0.184668513456093" calcext:value-type="float">
            <text:p>0.1846685135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6.861061" calcext:value-type="float">
            <text:p>6.861061</text:p>
          </table:table-cell>
          <table:table-cell office:value-type="float" office:value="6.3176848152" calcext:value-type="float">
            <text:p>6.3176848152</text:p>
          </table:table-cell>
          <table:table-cell table:formula="of:=POWER([.C2790]-6.75;2)" office:value-type="float" office:value="0.186896419008658" calcext:value-type="float">
            <text:p>0.186896419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.855641" calcext:value-type="float">
            <text:p>6.855641</text:p>
          </table:table-cell>
          <table:table-cell office:value-type="float" office:value="6.3150973095" calcext:value-type="float">
            <text:p>6.3150973095</text:p>
          </table:table-cell>
          <table:table-cell table:formula="of:=POWER([.C2791]-6.75;2)" office:value-type="float" office:value="0.189140350204138" calcext:value-type="float">
            <text:p>0.1891403502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6.849394" calcext:value-type="float">
            <text:p>6.849394</text:p>
          </table:table-cell>
          <table:table-cell office:value-type="float" office:value="6.3125109761" calcext:value-type="float">
            <text:p>6.3125109761</text:p>
          </table:table-cell>
          <table:table-cell table:formula="of:=POWER([.C2792]-6.75;2)" office:value-type="float" office:value="0.191396646032974" calcext:value-type="float">
            <text:p>0.191396646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.842422" calcext:value-type="float">
            <text:p>6.842422</text:p>
          </table:table-cell>
          <table:table-cell office:value-type="float" office:value="6.3099298077" calcext:value-type="float">
            <text:p>6.3099298077</text:p>
          </table:table-cell>
          <table:table-cell table:formula="of:=POWER([.C2793]-6.75;2)" office:value-type="float" office:value="0.193661774150959" calcext:value-type="float">
            <text:p>0.1936617742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6.834857" calcext:value-type="float">
            <text:p>6.834857</text:p>
          </table:table-cell>
          <table:table-cell office:value-type="float" office:value="6.3073573816" calcext:value-type="float">
            <text:p>6.3073573816</text:p>
          </table:table-cell>
          <table:table-cell table:formula="of:=POWER([.C2794]-6.75;2)" office:value-type="float" office:value="0.195932487624008" calcext:value-type="float">
            <text:p>0.1959324876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.826861" calcext:value-type="float">
            <text:p>6.826861</text:p>
          </table:table-cell>
          <table:table-cell office:value-type="float" office:value="6.3047967039" calcext:value-type="float">
            <text:p>6.3047967039</text:p>
          </table:table-cell>
          <table:table-cell table:formula="of:=POWER([.C2795]-6.75;2)" office:value-type="float" office:value="0.198205974858304" calcext:value-type="float">
            <text:p>0.1982059749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6.818616" calcext:value-type="float">
            <text:p>6.818616</text:p>
          </table:table-cell>
          <table:table-cell office:value-type="float" office:value="6.3022500488" calcext:value-type="float">
            <text:p>6.3022500488</text:p>
          </table:table-cell>
          <table:table-cell table:formula="of:=POWER([.C2796]-6.75;2)" office:value-type="float" office:value="0.200480018799602" calcext:value-type="float">
            <text:p>0.2004800188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.810317" calcext:value-type="float">
            <text:p>6.810317</text:p>
          </table:table-cell>
          <table:table-cell office:value-type="float" office:value="6.2997188431" calcext:value-type="float">
            <text:p>6.2997188431</text:p>
          </table:table-cell>
          <table:table-cell table:formula="of:=POWER([.C2797]-6.75;2)" office:value-type="float" office:value="0.202753120259202" calcext:value-type="float">
            <text:p>0.2027531203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6.802165" calcext:value-type="float">
            <text:p>6.802165</text:p>
          </table:table-cell>
          <table:table-cell office:value-type="float" office:value="6.2972035813" calcext:value-type="float">
            <text:p>6.2972035813</text:p>
          </table:table-cell>
          <table:table-cell table:formula="of:=POWER([.C2798]-6.75;2)" office:value-type="float" office:value="0.205024596787546" calcext:value-type="float">
            <text:p>0.2050245968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6.794354" calcext:value-type="float">
            <text:p>6.794354</text:p>
          </table:table-cell>
          <table:table-cell office:value-type="float" office:value="6.2947037723" calcext:value-type="float">
            <text:p>6.2947037723</text:p>
          </table:table-cell>
          <table:table-cell table:formula="of:=POWER([.C2799]-6.75;2)" office:value-type="float" office:value="0.20729465495785" calcext:value-type="float">
            <text:p>0.207294655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6.787071" calcext:value-type="float">
            <text:p>6.787071</text:p>
          </table:table-cell>
          <table:table-cell office:value-type="float" office:value="6.2922179502" calcext:value-type="float">
            <text:p>6.2922179502</text:p>
          </table:table-cell>
          <table:table-cell table:formula="of:=POWER([.C2800]-6.75;2)" office:value-type="float" office:value="0.209564405119089" calcext:value-type="float">
            <text:p>0.2095644051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.780479" calcext:value-type="float">
            <text:p>6.780479</text:p>
          </table:table-cell>
          <table:table-cell office:value-type="float" office:value="6.289743685" calcext:value-type="float">
            <text:p>6.289743685</text:p>
          </table:table-cell>
          <table:table-cell table:formula="of:=POWER([.C2801]-6.75;2)" office:value-type="float" office:value="0.211835875497379" calcext:value-type="float">
            <text:p>0.2118358755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6.774718" calcext:value-type="float">
            <text:p>6.774718</text:p>
          </table:table-cell>
          <table:table-cell office:value-type="float" office:value="6.2872776784" calcext:value-type="float">
            <text:p>6.2872776784</text:p>
          </table:table-cell>
          <table:table-cell table:formula="of:=POWER([.C2802]-6.75;2)" office:value-type="float" office:value="0.214111946906894" calcext:value-type="float">
            <text:p>0.2141119469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6.769894" calcext:value-type="float">
            <text:p>6.769894</text:p>
          </table:table-cell>
          <table:table-cell office:value-type="float" office:value="6.2848158586" calcext:value-type="float">
            <text:p>6.2848158586</text:p>
          </table:table-cell>
          <table:table-cell table:formula="of:=POWER([.C2803]-6.75;2)" office:value-type="float" office:value="0.216396285410055" calcext:value-type="float">
            <text:p>0.2163962854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6.766081" calcext:value-type="float">
            <text:p>6.766081</text:p>
          </table:table-cell>
          <table:table-cell office:value-type="float" office:value="6.282353533" calcext:value-type="float">
            <text:p>6.282353533</text:p>
          </table:table-cell>
          <table:table-cell table:formula="of:=POWER([.C2804]-6.75;2)" office:value-type="float" office:value="0.218693218097582" calcext:value-type="float">
            <text:p>0.2186932181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6.763315" calcext:value-type="float">
            <text:p>6.763315</text:p>
          </table:table-cell>
          <table:table-cell office:value-type="float" office:value="6.2798855357" calcext:value-type="float">
            <text:p>6.2798855357</text:p>
          </table:table-cell>
          <table:table-cell table:formula="of:=POWER([.C2805]-6.75;2)" office:value-type="float" office:value="0.221007609544076" calcext:value-type="float">
            <text:p>0.2210076095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.761592" calcext:value-type="float">
            <text:p>6.761592</text:p>
          </table:table-cell>
          <table:table-cell office:value-type="float" office:value="6.2774064103" calcext:value-type="float">
            <text:p>6.2774064103</text:p>
          </table:table-cell>
          <table:table-cell table:formula="of:=POWER([.C2806]-6.75;2)" office:value-type="float" office:value="0.223344701025532" calcext:value-type="float">
            <text:p>0.223344701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.760875" calcext:value-type="float">
            <text:p>6.760875</text:p>
          </table:table-cell>
          <table:table-cell office:value-type="float" office:value="6.2749106082" calcext:value-type="float">
            <text:p>6.2749106082</text:p>
          </table:table-cell>
          <table:table-cell table:formula="of:=POWER([.C2807]-6.75;2)" office:value-type="float" office:value="0.225709930200894" calcext:value-type="float">
            <text:p>0.2257099302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6.761094" calcext:value-type="float">
            <text:p>6.761094</text:p>
          </table:table-cell>
          <table:table-cell office:value-type="float" office:value="6.272392658" calcext:value-type="float">
            <text:p>6.272392658</text:p>
          </table:table-cell>
          <table:table-cell table:formula="of:=POWER([.C2808]-6.75;2)" office:value-type="float" office:value="0.228108773132305" calcext:value-type="float">
            <text:p>0.2281087731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6.762148" calcext:value-type="float">
            <text:p>6.762148</text:p>
          </table:table-cell>
          <table:table-cell office:value-type="float" office:value="6.2698473385" calcext:value-type="float">
            <text:p>6.2698473385</text:p>
          </table:table-cell>
          <table:table-cell table:formula="of:=POWER([.C2809]-6.75;2)" office:value-type="float" office:value="0.230546578345534" calcext:value-type="float">
            <text:p>0.2305465783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6.763911" calcext:value-type="float">
            <text:p>6.763911</text:p>
          </table:table-cell>
          <table:table-cell office:value-type="float" office:value="6.2672698482" calcext:value-type="float">
            <text:p>6.2672698482</text:p>
          </table:table-cell>
          <table:table-cell table:formula="of:=POWER([.C2810]-6.75;2)" office:value-type="float" office:value="0.233028399456851" calcext:value-type="float">
            <text:p>0.2330283995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.766238" calcext:value-type="float">
            <text:p>6.766238</text:p>
          </table:table-cell>
          <table:table-cell office:value-type="float" office:value="6.2646559474" calcext:value-type="float">
            <text:p>6.2646559474</text:p>
          </table:table-cell>
          <table:table-cell table:formula="of:=POWER([.C2811]-6.75;2)" office:value-type="float" office:value="0.235558849394192" calcext:value-type="float">
            <text:p>0.2355588494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6.768972" calcext:value-type="float">
            <text:p>6.768972</text:p>
          </table:table-cell>
          <table:table-cell office:value-type="float" office:value="6.2620020741" calcext:value-type="float">
            <text:p>6.2620020741</text:p>
          </table:table-cell>
          <table:table-cell table:formula="of:=POWER([.C2812]-6.75;2)" office:value-type="float" office:value="0.238141975682702" calcext:value-type="float">
            <text:p>0.2381419757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.771947" calcext:value-type="float">
            <text:p>6.771947</text:p>
          </table:table-cell>
          <table:table-cell office:value-type="float" office:value="6.2593054255" calcext:value-type="float">
            <text:p>6.2593054255</text:p>
          </table:table-cell>
          <table:table-cell table:formula="of:=POWER([.C2813]-6.75;2)" office:value-type="float" office:value="0.240781165443736" calcext:value-type="float">
            <text:p>0.2407811654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6.774993" calcext:value-type="float">
            <text:p>6.774993</text:p>
          </table:table-cell>
          <table:table-cell office:value-type="float" office:value="6.2565640267" calcext:value-type="float">
            <text:p>6.2565640267</text:p>
          </table:table-cell>
          <table:table-cell table:formula="of:=POWER([.C2814]-6.75;2)" office:value-type="float" office:value="0.243479059746519" calcext:value-type="float">
            <text:p>0.2434790597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6.777947" calcext:value-type="float">
            <text:p>6.777947</text:p>
          </table:table-cell>
          <table:table-cell office:value-type="float" office:value="6.2537767742" calcext:value-type="float">
            <text:p>6.2537767742</text:p>
          </table:table-cell>
          <table:table-cell table:formula="of:=POWER([.C2815]-6.75;2)" office:value-type="float" office:value="0.246237489823357" calcext:value-type="float">
            <text:p>0.2462374898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6.780651" calcext:value-type="float">
            <text:p>6.780651</text:p>
          </table:table-cell>
          <table:table-cell office:value-type="float" office:value="6.2509434216" calcext:value-type="float">
            <text:p>6.2509434216</text:p>
          </table:table-cell>
          <table:table-cell table:formula="of:=POWER([.C2816]-6.75;2)" office:value-type="float" office:value="0.249057468444316" calcext:value-type="float">
            <text:p>0.2490574684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6.78296" calcext:value-type="float">
            <text:p>6.78296</text:p>
          </table:table-cell>
          <table:table-cell office:value-type="float" office:value="6.2480645761" calcext:value-type="float">
            <text:p>6.2480645761</text:p>
          </table:table-cell>
          <table:table-cell table:formula="of:=POWER([.C2817]-6.75;2)" office:value-type="float" office:value="0.251939169765673" calcext:value-type="float">
            <text:p>0.2519391698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.784744" calcext:value-type="float">
            <text:p>6.784744</text:p>
          </table:table-cell>
          <table:table-cell office:value-type="float" office:value="6.2451416503" calcext:value-type="float">
            <text:p>6.2451416503</text:p>
          </table:table-cell>
          <table:table-cell table:formula="of:=POWER([.C2818]-6.75;2)" office:value-type="float" office:value="0.254881953261808" calcext:value-type="float">
            <text:p>0.2548819533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6.785891" calcext:value-type="float">
            <text:p>6.785891</text:p>
          </table:table-cell>
          <table:table-cell office:value-type="float" office:value="6.2421768022" calcext:value-type="float">
            <text:p>6.2421768022</text:p>
          </table:table-cell>
          <table:table-cell table:formula="of:=POWER([.C2819]-6.75;2)" office:value-type="float" office:value="0.257884400223817" calcext:value-type="float">
            <text:p>0.2578844002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6.78631" calcext:value-type="float">
            <text:p>6.78631</text:p>
          </table:table-cell>
          <table:table-cell office:value-type="float" office:value="6.2391728564" calcext:value-type="float">
            <text:p>6.2391728564</text:p>
          </table:table-cell>
          <table:table-cell table:formula="of:=POWER([.C2820]-6.75;2)" office:value-type="float" office:value="0.260944370638535" calcext:value-type="float">
            <text:p>0.2609443706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.785931" calcext:value-type="float">
            <text:p>6.785931</text:p>
          </table:table-cell>
          <table:table-cell office:value-type="float" office:value="6.2361332056" calcext:value-type="float">
            <text:p>6.2361332056</text:p>
          </table:table-cell>
          <table:table-cell table:formula="of:=POWER([.C2821]-6.75;2)" office:value-type="float" office:value="0.264059082386932" calcext:value-type="float">
            <text:p>0.2640590824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6.784706" calcext:value-type="float">
            <text:p>6.784706</text:p>
          </table:table-cell>
          <table:table-cell office:value-type="float" office:value="6.2330617095" calcext:value-type="float">
            <text:p>6.2330617095</text:p>
          </table:table-cell>
          <table:table-cell table:formula="of:=POWER([.C2822]-6.75;2)" office:value-type="float" office:value="0.267225196185062" calcext:value-type="float">
            <text:p>0.2672251962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6.782608" calcext:value-type="float">
            <text:p>6.782608</text:p>
          </table:table-cell>
          <table:table-cell office:value-type="float" office:value="6.2299625843" calcext:value-type="float">
            <text:p>6.2299625843</text:p>
          </table:table-cell>
          <table:table-cell table:formula="of:=POWER([.C2823]-6.75;2)" office:value-type="float" office:value="0.270438913727935" calcext:value-type="float">
            <text:p>0.2704389137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6.779635" calcext:value-type="float">
            <text:p>6.779635</text:p>
          </table:table-cell>
          <table:table-cell office:value-type="float" office:value="6.2268402938" calcext:value-type="float">
            <text:p>6.2268402938</text:p>
          </table:table-cell>
          <table:table-cell table:formula="of:=POWER([.C2824]-6.75;2)" office:value-type="float" office:value="0.273696078191271" calcext:value-type="float">
            <text:p>0.2736960782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6.775803" calcext:value-type="float">
            <text:p>6.775803</text:p>
          </table:table-cell>
          <table:table-cell office:value-type="float" office:value="6.2236994148" calcext:value-type="float">
            <text:p>6.2236994148</text:p>
          </table:table-cell>
          <table:table-cell table:formula="of:=POWER([.C2825]-6.75;2)" office:value-type="float" office:value="0.276992305981862" calcext:value-type="float">
            <text:p>0.276992306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6.771149" calcext:value-type="float">
            <text:p>6.771149</text:p>
          </table:table-cell>
          <table:table-cell office:value-type="float" office:value="6.2205445371" calcext:value-type="float">
            <text:p>6.2205445371</text:p>
          </table:table-cell>
          <table:table-cell table:formula="of:=POWER([.C2826]-6.75;2)" office:value-type="float" office:value="0.280323087194653" calcext:value-type="float">
            <text:p>0.2803230872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6.765727" calcext:value-type="float">
            <text:p>6.765727</text:p>
          </table:table-cell>
          <table:table-cell office:value-type="float" office:value="6.2173801437" calcext:value-type="float">
            <text:p>6.2173801437</text:p>
          </table:table-cell>
          <table:table-cell table:formula="of:=POWER([.C2827]-6.75;2)" office:value-type="float" office:value="0.283683911325033" calcext:value-type="float">
            <text:p>0.2836839113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6.75961" calcext:value-type="float">
            <text:p>6.75961</text:p>
          </table:table-cell>
          <table:table-cell office:value-type="float" office:value="6.2142105087" calcext:value-type="float">
            <text:p>6.2142105087</text:p>
          </table:table-cell>
          <table:table-cell table:formula="of:=POWER([.C2828]-6.75;2)" office:value-type="float" office:value="0.287070378987513" calcext:value-type="float">
            <text:p>0.287070379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6.752884" calcext:value-type="float">
            <text:p>6.752884</text:p>
          </table:table-cell>
          <table:table-cell office:value-type="float" office:value="6.2110395814" calcext:value-type="float">
            <text:p>6.2110395814</text:p>
          </table:table-cell>
          <table:table-cell table:formula="of:=POWER([.C2829]-6.75;2)" office:value-type="float" office:value="0.290478332817488" calcext:value-type="float">
            <text:p>0.2904783328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6.745648" calcext:value-type="float">
            <text:p>6.745648</text:p>
          </table:table-cell>
          <table:table-cell office:value-type="float" office:value="6.2078709006" calcext:value-type="float">
            <text:p>6.2078709006</text:p>
          </table:table-cell>
          <table:table-cell table:formula="of:=POWER([.C2830]-6.75;2)" office:value-type="float" office:value="0.293903960416255" calcext:value-type="float">
            <text:p>0.2939039604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.738011" calcext:value-type="float">
            <text:p>6.738011</text:p>
          </table:table-cell>
          <table:table-cell office:value-type="float" office:value="6.2047075059" calcext:value-type="float">
            <text:p>6.2047075059</text:p>
          </table:table-cell>
          <table:table-cell table:formula="of:=POWER([.C2831]-6.75;2)" office:value-type="float" office:value="0.297343904121798" calcext:value-type="float">
            <text:p>0.2973439041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6.730093" calcext:value-type="float">
            <text:p>6.730093</text:p>
          </table:table-cell>
          <table:table-cell office:value-type="float" office:value="6.2015518639" calcext:value-type="float">
            <text:p>6.2015518639</text:p>
          </table:table-cell>
          <table:table-cell table:formula="of:=POWER([.C2832]-6.75;2)" office:value-type="float" office:value="0.300795357991564" calcext:value-type="float">
            <text:p>0.300795358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6.722018" calcext:value-type="float">
            <text:p>6.722018</text:p>
          </table:table-cell>
          <table:table-cell office:value-type="float" office:value="6.1984057857" calcext:value-type="float">
            <text:p>6.1984057857</text:p>
          </table:table-cell>
          <table:table-cell table:formula="of:=POWER([.C2833]-6.75;2)" office:value-type="float" office:value="0.304256177249234" calcext:value-type="float">
            <text:p>0.3042561772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6.713915" calcext:value-type="float">
            <text:p>6.713915</text:p>
          </table:table-cell>
          <table:table-cell office:value-type="float" office:value="6.1952703832" calcext:value-type="float">
            <text:p>6.1952703832</text:p>
          </table:table-cell>
          <table:table-cell table:formula="of:=POWER([.C2834]-6.75;2)" office:value-type="float" office:value="0.307724947755074" calcext:value-type="float">
            <text:p>0.3077249478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6.705918" calcext:value-type="float">
            <text:p>6.705918</text:p>
          </table:table-cell>
          <table:table-cell office:value-type="float" office:value="6.1921460181" calcext:value-type="float">
            <text:p>6.1921460181</text:p>
          </table:table-cell>
          <table:table-cell table:formula="of:=POWER([.C2835]-6.75;2)" office:value-type="float" office:value="0.311201065121686" calcext:value-type="float">
            <text:p>0.3112010651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6.698156" calcext:value-type="float">
            <text:p>6.698156</text:p>
          </table:table-cell>
          <table:table-cell office:value-type="float" office:value="6.1890322485" calcext:value-type="float">
            <text:p>6.1890322485</text:p>
          </table:table-cell>
          <table:table-cell table:formula="of:=POWER([.C2836]-6.75;2)" office:value-type="float" office:value="0.314684818222965" calcext:value-type="float">
            <text:p>0.3146848182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.690759" calcext:value-type="float">
            <text:p>6.690759</text:p>
          </table:table-cell>
          <table:table-cell office:value-type="float" office:value="6.1859278354" calcext:value-type="float">
            <text:p>6.1859278354</text:p>
          </table:table-cell>
          <table:table-cell table:formula="of:=POWER([.C2837]-6.75;2)" office:value-type="float" office:value="0.318177406876529" calcext:value-type="float">
            <text:p>0.3181774069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6.683851" calcext:value-type="float">
            <text:p>6.683851</text:p>
          </table:table-cell>
          <table:table-cell office:value-type="float" office:value="6.1828307117" calcext:value-type="float">
            <text:p>6.1828307117</text:p>
          </table:table-cell>
          <table:table-cell table:formula="of:=POWER([.C2838]-6.75;2)" office:value-type="float" office:value="0.321681001590728" calcext:value-type="float">
            <text:p>0.3216810016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6.677549" calcext:value-type="float">
            <text:p>6.677549</text:p>
          </table:table-cell>
          <table:table-cell office:value-type="float" office:value="6.1797379938" calcext:value-type="float">
            <text:p>6.1797379938</text:p>
          </table:table-cell>
          <table:table-cell table:formula="of:=POWER([.C2839]-6.75;2)" office:value-type="float" office:value="0.325198755715249" calcext:value-type="float">
            <text:p>0.3251987557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6.671956" calcext:value-type="float">
            <text:p>6.671956</text:p>
          </table:table-cell>
          <table:table-cell office:value-type="float" office:value="6.176646" calcext:value-type="float">
            <text:p>6.176646</text:p>
          </table:table-cell>
          <table:table-cell table:formula="of:=POWER([.C2840]-6.75;2)" office:value-type="float" office:value="0.328734809316" calcext:value-type="float">
            <text:p>0.3287348093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.667163" calcext:value-type="float">
            <text:p>6.667163</text:p>
          </table:table-cell>
          <table:table-cell office:value-type="float" office:value="6.1735503125" calcext:value-type="float">
            <text:p>6.1735503125</text:p>
          </table:table-cell>
          <table:table-cell table:formula="of:=POWER([.C2841]-6.75;2)" office:value-type="float" office:value="0.332294242218848" calcext:value-type="float">
            <text:p>0.3322942422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6.663244" calcext:value-type="float">
            <text:p>6.663244</text:p>
          </table:table-cell>
          <table:table-cell office:value-type="float" office:value="6.1704458302" calcext:value-type="float">
            <text:p>6.1704458302</text:p>
          </table:table-cell>
          <table:table-cell table:formula="of:=POWER([.C2842]-6.75;2)" office:value-type="float" office:value="0.335883035732567" calcext:value-type="float">
            <text:p>0.3358830357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6.660251" calcext:value-type="float">
            <text:p>6.660251</text:p>
          </table:table-cell>
          <table:table-cell office:value-type="float" office:value="6.1673268544" calcext:value-type="float">
            <text:p>6.1673268544</text:p>
          </table:table-cell>
          <table:table-cell table:formula="of:=POWER([.C2843]-6.75;2)" office:value-type="float" office:value="0.339507994603399" calcext:value-type="float">
            <text:p>0.3395079946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6.65821" calcext:value-type="float">
            <text:p>6.65821</text:p>
          </table:table-cell>
          <table:table-cell office:value-type="float" office:value="6.1641872102" calcext:value-type="float">
            <text:p>6.1641872102</text:p>
          </table:table-cell>
          <table:table-cell table:formula="of:=POWER([.C2844]-6.75;2)" office:value-type="float" office:value="0.343176624693259" calcext:value-type="float">
            <text:p>0.3431766247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6.657124" calcext:value-type="float">
            <text:p>6.657124</text:p>
          </table:table-cell>
          <table:table-cell office:value-type="float" office:value="6.1610203974" calcext:value-type="float">
            <text:p>6.1610203974</text:p>
          </table:table-cell>
          <table:table-cell table:formula="of:=POWER([.C2845]-6.75;2)" office:value-type="float" office:value="0.346896972278854" calcext:value-type="float">
            <text:p>0.3468969723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6.656965" calcext:value-type="float">
            <text:p>6.656965</text:p>
          </table:table-cell>
          <table:table-cell office:value-type="float" office:value="6.157819729" calcext:value-type="float">
            <text:p>6.157819729</text:p>
          </table:table-cell>
          <table:table-cell table:formula="of:=POWER([.C2846]-6.75;2)" office:value-type="float" office:value="0.350677473361634" calcext:value-type="float">
            <text:p>0.3506774734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6.657673" calcext:value-type="float">
            <text:p>6.657673</text:p>
          </table:table-cell>
          <table:table-cell office:value-type="float" office:value="6.154578526" calcext:value-type="float">
            <text:p>6.154578526</text:p>
          </table:table-cell>
          <table:table-cell table:formula="of:=POWER([.C2847]-6.75;2)" office:value-type="float" office:value="0.354526731700333" calcext:value-type="float">
            <text:p>0.3545267317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6.659159" calcext:value-type="float">
            <text:p>6.659159</text:p>
          </table:table-cell>
          <table:table-cell office:value-type="float" office:value="6.1512903268" calcext:value-type="float">
            <text:p>6.1512903268</text:p>
          </table:table-cell>
          <table:table-cell table:formula="of:=POWER([.C2848]-6.75;2)" office:value-type="float" office:value="0.358453272783251" calcext:value-type="float">
            <text:p>0.3584532728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.661303" calcext:value-type="float">
            <text:p>6.661303</text:p>
          </table:table-cell>
          <table:table-cell office:value-type="float" office:value="6.1479490855" calcext:value-type="float">
            <text:p>6.1479490855</text:p>
          </table:table-cell>
          <table:table-cell table:formula="of:=POWER([.C2849]-6.75;2)" office:value-type="float" office:value="0.362465303650287" calcext:value-type="float">
            <text:p>0.3624653037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.663959" calcext:value-type="float">
            <text:p>6.663959</text:p>
          </table:table-cell>
          <table:table-cell office:value-type="float" office:value="6.1445493907" calcext:value-type="float">
            <text:p>6.1445493907</text:p>
          </table:table-cell>
          <table:table-cell table:formula="of:=POWER([.C2850]-6.75;2)" office:value-type="float" office:value="0.366570440301741" calcext:value-type="float">
            <text:p>0.3665704403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.666953" calcext:value-type="float">
            <text:p>6.666953</text:p>
          </table:table-cell>
          <table:table-cell office:value-type="float" office:value="6.14108666" calcext:value-type="float">
            <text:p>6.14108666</text:p>
          </table:table-cell>
          <table:table-cell table:formula="of:=POWER([.C2851]-6.75;2)" office:value-type="float" office:value="0.370775455629956" calcext:value-type="float">
            <text:p>0.3707754556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6.670096" calcext:value-type="float">
            <text:p>6.670096</text:p>
          </table:table-cell>
          <table:table-cell office:value-type="float" office:value="6.1375573557" calcext:value-type="float">
            <text:p>6.1375573557</text:p>
          </table:table-cell>
          <table:table-cell table:formula="of:=POWER([.C2852]-6.75;2)" office:value-type="float" office:value="0.375085992557176" calcext:value-type="float">
            <text:p>0.3750859926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.673184" calcext:value-type="float">
            <text:p>6.673184</text:p>
          </table:table-cell>
          <table:table-cell office:value-type="float" office:value="6.1339591216" calcext:value-type="float">
            <text:p>6.1339591216</text:p>
          </table:table-cell>
          <table:table-cell table:formula="of:=POWER([.C2853]-6.75;2)" office:value-type="float" office:value="0.379506363859843" calcext:value-type="float">
            <text:p>0.3795063639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6.676009" calcext:value-type="float">
            <text:p>6.676009</text:p>
          </table:table-cell>
          <table:table-cell office:value-type="float" office:value="6.1302909252" calcext:value-type="float">
            <text:p>6.1302909252</text:p>
          </table:table-cell>
          <table:table-cell table:formula="of:=POWER([.C2854]-6.75;2)" office:value-type="float" office:value="0.384039337389472" calcext:value-type="float">
            <text:p>0.3840393374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6.678365" calcext:value-type="float">
            <text:p>6.678365</text:p>
          </table:table-cell>
          <table:table-cell office:value-type="float" office:value="6.1265531301" calcext:value-type="float">
            <text:p>6.1265531301</text:p>
          </table:table-cell>
          <table:table-cell table:formula="of:=POWER([.C2855]-6.75;2)" office:value-type="float" office:value="0.388685999588108" calcext:value-type="float">
            <text:p>0.3886859996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6.680059" calcext:value-type="float">
            <text:p>6.680059</text:p>
          </table:table-cell>
          <table:table-cell office:value-type="float" office:value="6.122747531" calcext:value-type="float">
            <text:p>6.122747531</text:p>
          </table:table-cell>
          <table:table-cell table:formula="of:=POWER([.C2856]-6.75;2)" office:value-type="float" office:value="0.393445659866596" calcext:value-type="float">
            <text:p>0.3934456599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6.680916" calcext:value-type="float">
            <text:p>6.680916</text:p>
          </table:table-cell>
          <table:table-cell office:value-type="float" office:value="6.1188773125" calcext:value-type="float">
            <text:p>6.1188773125</text:p>
          </table:table-cell>
          <table:table-cell table:formula="of:=POWER([.C2857]-6.75;2)" office:value-type="float" office:value="0.398315846677222" calcext:value-type="float">
            <text:p>0.3983158467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6.680791" calcext:value-type="float">
            <text:p>6.680791</text:p>
          </table:table-cell>
          <table:table-cell office:value-type="float" office:value="6.114946972" calcext:value-type="float">
            <text:p>6.114946972</text:p>
          </table:table-cell>
          <table:table-cell table:formula="of:=POWER([.C2858]-6.75;2)" office:value-type="float" office:value="0.403292348371968" calcext:value-type="float">
            <text:p>0.4032923484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6.679574" calcext:value-type="float">
            <text:p>6.679574</text:p>
          </table:table-cell>
          <table:table-cell office:value-type="float" office:value="6.1109621549" calcext:value-type="float">
            <text:p>6.1109621549</text:p>
          </table:table-cell>
          <table:table-cell table:formula="of:=POWER([.C2859]-6.75;2)" office:value-type="float" office:value="0.408369367470051" calcext:value-type="float">
            <text:p>0.4083693675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6.677195" calcext:value-type="float">
            <text:p>6.677195</text:p>
          </table:table-cell>
          <table:table-cell office:value-type="float" office:value="6.1069294468" calcext:value-type="float">
            <text:p>6.1069294468</text:p>
          </table:table-cell>
          <table:table-cell table:formula="of:=POWER([.C2860]-6.75;2)" office:value-type="float" office:value="0.413539736392954" calcext:value-type="float">
            <text:p>0.4135397364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.673631" calcext:value-type="float">
            <text:p>6.673631</text:p>
          </table:table-cell>
          <table:table-cell office:value-type="float" office:value="6.1028561214" calcext:value-type="float">
            <text:p>6.1028561214</text:p>
          </table:table-cell>
          <table:table-cell table:formula="of:=POWER([.C2861]-6.75;2)" office:value-type="float" office:value="0.418795199609451" calcext:value-type="float">
            <text:p>0.4187951996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6.668904" calcext:value-type="float">
            <text:p>6.668904</text:p>
          </table:table-cell>
          <table:table-cell office:value-type="float" office:value="6.0987498273" calcext:value-type="float">
            <text:p>6.0987498273</text:p>
          </table:table-cell>
          <table:table-cell table:formula="of:=POWER([.C2862]-6.75;2)" office:value-type="float" office:value="0.42412678744178" calcext:value-type="float">
            <text:p>0.4241267874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6.663085" calcext:value-type="float">
            <text:p>6.663085</text:p>
          </table:table-cell>
          <table:table-cell office:value-type="float" office:value="6.0946182754" calcext:value-type="float">
            <text:p>6.0946182754</text:p>
          </table:table-cell>
          <table:table-cell table:formula="of:=POWER([.C2863]-6.75;2)" office:value-type="float" office:value="0.42952520493967" calcext:value-type="float">
            <text:p>0.4295252049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6.656288" calcext:value-type="float">
            <text:p>6.656288</text:p>
          </table:table-cell>
          <table:table-cell office:value-type="float" office:value="6.0904688832" calcext:value-type="float">
            <text:p>6.0904688832</text:p>
          </table:table-cell>
          <table:table-cell table:formula="of:=POWER([.C2864]-6.75;2)" office:value-type="float" office:value="0.434981294027456" calcext:value-type="float">
            <text:p>0.434981294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6.64867" calcext:value-type="float">
            <text:p>6.64867</text:p>
          </table:table-cell>
          <table:table-cell office:value-type="float" office:value="6.0863084485" calcext:value-type="float">
            <text:p>6.0863084485</text:p>
          </table:table-cell>
          <table:table-cell table:formula="of:=POWER([.C2865]-6.75;2)" office:value-type="float" office:value="0.440486475532478" calcext:value-type="float">
            <text:p>0.4404864755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.64042" calcext:value-type="float">
            <text:p>6.64042</text:p>
          </table:table-cell>
          <table:table-cell office:value-type="float" office:value="6.0821428074" calcext:value-type="float">
            <text:p>6.0821428074</text:p>
          </table:table-cell>
          <table:table-cell table:formula="of:=POWER([.C2866]-6.75;2)" office:value-type="float" office:value="0.446033229707553" calcext:value-type="float">
            <text:p>0.4460332297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6.631755" calcext:value-type="float">
            <text:p>6.631755</text:p>
          </table:table-cell>
          <table:table-cell office:value-type="float" office:value="6.0779765597" calcext:value-type="float">
            <text:p>6.0779765597</text:p>
          </table:table-cell>
          <table:table-cell table:formula="of:=POWER([.C2867]-6.75;2)" office:value-type="float" office:value="0.451615504312648" calcext:value-type="float">
            <text:p>0.4516155043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6.62291" calcext:value-type="float">
            <text:p>6.62291</text:p>
          </table:table-cell>
          <table:table-cell office:value-type="float" office:value="6.073812812" calcext:value-type="float">
            <text:p>6.073812812</text:p>
          </table:table-cell>
          <table:table-cell table:formula="of:=POWER([.C2868]-6.75;2)" office:value-type="float" office:value="0.457229113215348" calcext:value-type="float">
            <text:p>0.4572291132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6.614128" calcext:value-type="float">
            <text:p>6.614128</text:p>
          </table:table-cell>
          <table:table-cell office:value-type="float" office:value="6.0696529848" calcext:value-type="float">
            <text:p>6.0696529848</text:p>
          </table:table-cell>
          <table:table-cell table:formula="of:=POWER([.C2869]-6.75;2)" office:value-type="float" office:value="0.462872061091549" calcext:value-type="float">
            <text:p>0.4628720611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6.605647" calcext:value-type="float">
            <text:p>6.605647</text:p>
          </table:table-cell>
          <table:table-cell office:value-type="float" office:value="6.065496687" calcext:value-type="float">
            <text:p>6.065496687</text:p>
          </table:table-cell>
          <table:table-cell table:formula="of:=POWER([.C2870]-6.75;2)" office:value-type="float" office:value="0.468544785507977" calcext:value-type="float">
            <text:p>0.4685447855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.597696" calcext:value-type="float">
            <text:p>6.597696</text:p>
          </table:table-cell>
          <table:table-cell office:value-type="float" office:value="6.0613416846" calcext:value-type="float">
            <text:p>6.0613416846</text:p>
          </table:table-cell>
          <table:table-cell table:formula="of:=POWER([.C2871]-6.75;2)" office:value-type="float" office:value="0.474250275369565" calcext:value-type="float">
            <text:p>0.4742502754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6.59048" calcext:value-type="float">
            <text:p>6.59048</text:p>
          </table:table-cell>
          <table:table-cell office:value-type="float" office:value="6.0571838992" calcext:value-type="float">
            <text:p>6.0571838992</text:p>
          </table:table-cell>
          <table:table-cell table:formula="of:=POWER([.C2872]-6.75;2)" office:value-type="float" office:value="0.479994149527716" calcext:value-type="float">
            <text:p>0.4799941495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6.584174" calcext:value-type="float">
            <text:p>6.584174</text:p>
          </table:table-cell>
          <table:table-cell office:value-type="float" office:value="6.0530175234" calcext:value-type="float">
            <text:p>6.0530175234</text:p>
          </table:table-cell>
          <table:table-cell table:formula="of:=POWER([.C2873]-6.75;2)" office:value-type="float" office:value="0.485784572687469" calcext:value-type="float">
            <text:p>0.4857845727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6.578915" calcext:value-type="float">
            <text:p>6.578915</text:p>
          </table:table-cell>
          <table:table-cell office:value-type="float" office:value="6.048835189" calcext:value-type="float">
            <text:p>6.048835189</text:p>
          </table:table-cell>
          <table:table-cell table:formula="of:=POWER([.C2874]-6.75;2)" office:value-type="float" office:value="0.491632092184666" calcext:value-type="float">
            <text:p>0.4916320922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6.574797" calcext:value-type="float">
            <text:p>6.574797</text:p>
          </table:table-cell>
          <table:table-cell office:value-type="float" office:value="6.0446282063" calcext:value-type="float">
            <text:p>6.0446282063</text:p>
          </table:table-cell>
          <table:table-cell table:formula="of:=POWER([.C2875]-6.75;2)" office:value-type="float" office:value="0.497549367347556" calcext:value-type="float">
            <text:p>0.4975493673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6.571868" calcext:value-type="float">
            <text:p>6.571868</text:p>
          </table:table-cell>
          <table:table-cell office:value-type="float" office:value="6.040386856" calcext:value-type="float">
            <text:p>6.040386856</text:p>
          </table:table-cell>
          <table:table-cell table:formula="of:=POWER([.C2876]-6.75;2)" office:value-type="float" office:value="0.503550814137565" calcext:value-type="float">
            <text:p>0.5035508141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6.570125" calcext:value-type="float">
            <text:p>6.570125</text:p>
          </table:table-cell>
          <table:table-cell office:value-type="float" office:value="6.0361007177" calcext:value-type="float">
            <text:p>6.0361007177</text:p>
          </table:table-cell>
          <table:table-cell table:formula="of:=POWER([.C2877]-6.75;2)" office:value-type="float" office:value="0.509652185268455" calcext:value-type="float">
            <text:p>0.5096521853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6.569517" calcext:value-type="float">
            <text:p>6.569517</text:p>
          </table:table-cell>
          <table:table-cell office:value-type="float" office:value="6.0317590569" calcext:value-type="float">
            <text:p>6.0317590569</text:p>
          </table:table-cell>
          <table:table-cell table:formula="of:=POWER([.C2878]-6.75;2)" office:value-type="float" office:value="0.515870052345177" calcext:value-type="float">
            <text:p>0.5158700523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6.569947" calcext:value-type="float">
            <text:p>6.569947</text:p>
          </table:table-cell>
          <table:table-cell office:value-type="float" office:value="6.0273512049" calcext:value-type="float">
            <text:p>6.0273512049</text:p>
          </table:table-cell>
          <table:table-cell table:formula="of:=POWER([.C2879]-6.75;2)" office:value-type="float" office:value="0.522221281059481" calcext:value-type="float">
            <text:p>0.5222212811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6.571271" calcext:value-type="float">
            <text:p>6.571271</text:p>
          </table:table-cell>
          <table:table-cell office:value-type="float" office:value="6.0228669421" calcext:value-type="float">
            <text:p>6.0228669421</text:p>
          </table:table-cell>
          <table:table-cell table:formula="of:=POWER([.C2880]-6.75;2)" office:value-type="float" office:value="0.528722483891004" calcext:value-type="float">
            <text:p>0.5287224839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.573307" calcext:value-type="float">
            <text:p>6.573307</text:p>
          </table:table-cell>
          <table:table-cell office:value-type="float" office:value="6.0182969083" calcext:value-type="float">
            <text:p>6.0182969083</text:p>
          </table:table-cell>
          <table:table-cell table:formula="of:=POWER([.C2881]-6.75;2)" office:value-type="float" office:value="0.535389414403339" calcext:value-type="float">
            <text:p>0.5353894144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6.575841" calcext:value-type="float">
            <text:p>6.575841</text:p>
          </table:table-cell>
          <table:table-cell office:value-type="float" office:value="6.013632958" calcext:value-type="float">
            <text:p>6.013632958</text:p>
          </table:table-cell>
          <table:table-cell table:formula="of:=POWER([.C2882]-6.75;2)" office:value-type="float" office:value="0.54223642054383" calcext:value-type="float">
            <text:p>0.5422364205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6.578634" calcext:value-type="float">
            <text:p>6.578634</text:p>
          </table:table-cell>
          <table:table-cell office:value-type="float" office:value="6.0088684831" calcext:value-type="float">
            <text:p>6.0088684831</text:p>
          </table:table-cell>
          <table:table-cell table:formula="of:=POWER([.C2883]-6.75;2)" office:value-type="float" office:value="0.549275925342495" calcext:value-type="float">
            <text:p>0.5492759253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6.581429" calcext:value-type="float">
            <text:p>6.581429</text:p>
          </table:table-cell>
          <table:table-cell office:value-type="float" office:value="6.0039986923" calcext:value-type="float">
            <text:p>6.0039986923</text:p>
          </table:table-cell>
          <table:table-cell table:formula="of:=POWER([.C2884]-6.75;2)" office:value-type="float" office:value="0.55651795109011" calcext:value-type="float">
            <text:p>0.5565179511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6.583964" calcext:value-type="float">
            <text:p>6.583964</text:p>
          </table:table-cell>
          <table:table-cell office:value-type="float" office:value="5.9990208448" calcext:value-type="float">
            <text:p>5.9990208448</text:p>
          </table:table-cell>
          <table:table-cell table:formula="of:=POWER([.C2885]-6.75;2)" office:value-type="float" office:value="0.563969691544905" calcext:value-type="float">
            <text:p>0.5639696915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.585979" calcext:value-type="float">
            <text:p>6.585979</text:p>
          </table:table-cell>
          <table:table-cell office:value-type="float" office:value="5.9939343826" calcext:value-type="float">
            <text:p>5.9939343826</text:p>
          </table:table-cell>
          <table:table-cell table:formula="of:=POWER([.C2886]-6.75;2)" office:value-type="float" office:value="0.571635217814443" calcext:value-type="float">
            <text:p>0.5716352178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6.58723" calcext:value-type="float">
            <text:p>6.58723</text:p>
          </table:table-cell>
          <table:table-cell office:value-type="float" office:value="5.9887410088" calcext:value-type="float">
            <text:p>5.9887410088</text:p>
          </table:table-cell>
          <table:table-cell table:formula="of:=POWER([.C2887]-6.75;2)" office:value-type="float" office:value="0.579515251682842" calcext:value-type="float">
            <text:p>0.5795152517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6.587496" calcext:value-type="float">
            <text:p>6.587496</text:p>
          </table:table-cell>
          <table:table-cell office:value-type="float" office:value="5.983444646" calcext:value-type="float">
            <text:p>5.983444646</text:p>
          </table:table-cell>
          <table:table-cell table:formula="of:=POWER([.C2888]-6.75;2)" office:value-type="float" office:value="0.587607110746066" calcext:value-type="float">
            <text:p>0.5876071107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6.586594" calcext:value-type="float">
            <text:p>6.586594</text:p>
          </table:table-cell>
          <table:table-cell office:value-type="float" office:value="5.9780513304" calcext:value-type="float">
            <text:p>5.9780513304</text:p>
          </table:table-cell>
          <table:table-cell table:formula="of:=POWER([.C2889]-6.75;2)" office:value-type="float" office:value="0.595904748497211" calcext:value-type="float">
            <text:p>0.5959047485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6.584386" calcext:value-type="float">
            <text:p>6.584386</text:p>
          </table:table-cell>
          <table:table-cell office:value-type="float" office:value="5.972568964" calcext:value-type="float">
            <text:p>5.972568964</text:p>
          </table:table-cell>
          <table:table-cell table:formula="of:=POWER([.C2890]-6.75;2)" office:value-type="float" office:value="0.604399015736034" calcext:value-type="float">
            <text:p>0.6043990157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.580787" calcext:value-type="float">
            <text:p>6.580787</text:p>
          </table:table-cell>
          <table:table-cell office:value-type="float" office:value="5.9670069909" calcext:value-type="float">
            <text:p>5.9670069909</text:p>
          </table:table-cell>
          <table:table-cell table:formula="of:=POWER([.C2891]-6.75;2)" office:value-type="float" office:value="0.613078052299473" calcext:value-type="float">
            <text:p>0.6130780523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6.575776" calcext:value-type="float">
            <text:p>6.575776</text:p>
          </table:table-cell>
          <table:table-cell office:value-type="float" office:value="5.9613759817" calcext:value-type="float">
            <text:p>5.9613759817</text:p>
          </table:table-cell>
          <table:table-cell table:formula="of:=POWER([.C2892]-6.75;2)" office:value-type="float" office:value="0.621927842239639" calcext:value-type="float">
            <text:p>0.6219278422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6.569402" calcext:value-type="float">
            <text:p>6.569402</text:p>
          </table:table-cell>
          <table:table-cell office:value-type="float" office:value="5.9556870926" calcext:value-type="float">
            <text:p>5.9556870926</text:p>
          </table:table-cell>
          <table:table-cell table:formula="of:=POWER([.C2893]-6.75;2)" office:value-type="float" office:value="0.630932994862241" calcext:value-type="float">
            <text:p>0.6309329949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6.561779" calcext:value-type="float">
            <text:p>6.561779</text:p>
          </table:table-cell>
          <table:table-cell office:value-type="float" office:value="5.9499514393" calcext:value-type="float">
            <text:p>5.9499514393</text:p>
          </table:table-cell>
          <table:table-cell table:formula="of:=POWER([.C2894]-6.75;2)" office:value-type="float" office:value="0.640077699478141" calcext:value-type="float">
            <text:p>0.6400776995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6.553098" calcext:value-type="float">
            <text:p>6.553098</text:p>
          </table:table-cell>
          <table:table-cell office:value-type="float" office:value="5.9441794811" calcext:value-type="float">
            <text:p>5.9441794811</text:p>
          </table:table-cell>
          <table:table-cell table:formula="of:=POWER([.C2895]-6.75;2)" office:value-type="float" office:value="0.649346708680265" calcext:value-type="float">
            <text:p>0.6493467087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6.543612" calcext:value-type="float">
            <text:p>6.543612</text:p>
          </table:table-cell>
          <table:table-cell office:value-type="float" office:value="5.9383802571" calcext:value-type="float">
            <text:p>5.9383802571</text:p>
          </table:table-cell>
          <table:table-cell table:formula="of:=POWER([.C2896]-6.75;2)" office:value-type="float" office:value="0.658726607065062" calcext:value-type="float">
            <text:p>0.6587266071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6.533637" calcext:value-type="float">
            <text:p>6.533637</text:p>
          </table:table-cell>
          <table:table-cell office:value-type="float" office:value="5.9325607212" calcext:value-type="float">
            <text:p>5.9325607212</text:p>
          </table:table-cell>
          <table:table-cell table:formula="of:=POWER([.C2897]-6.75;2)" office:value-type="float" office:value="0.668206974525064" calcext:value-type="float">
            <text:p>0.6682069745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6.523538" calcext:value-type="float">
            <text:p>6.523538</text:p>
          </table:table-cell>
          <table:table-cell office:value-type="float" office:value="5.9267250291" calcext:value-type="float">
            <text:p>5.9267250291</text:p>
          </table:table-cell>
          <table:table-cell table:formula="of:=POWER([.C2898]-6.75;2)" office:value-type="float" office:value="0.677781677710396" calcext:value-type="float">
            <text:p>0.6777816777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6.513716" calcext:value-type="float">
            <text:p>6.513716</text:p>
          </table:table-cell>
          <table:table-cell office:value-type="float" office:value="5.9208739216" calcext:value-type="float">
            <text:p>5.9208739216</text:p>
          </table:table-cell>
          <table:table-cell table:formula="of:=POWER([.C2899]-6.75;2)" office:value-type="float" office:value="0.687450053882963" calcext:value-type="float">
            <text:p>0.6874500539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6.504589" calcext:value-type="float">
            <text:p>6.504589</text:p>
          </table:table-cell>
          <table:table-cell office:value-type="float" office:value="5.915004198" calcext:value-type="float">
            <text:p>5.915004198</text:p>
          </table:table-cell>
          <table:table-cell table:formula="of:=POWER([.C2900]-6.75;2)" office:value-type="float" office:value="0.697217989357623" calcext:value-type="float">
            <text:p>0.6972179894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.496578" calcext:value-type="float">
            <text:p>6.496578</text:p>
          </table:table-cell>
          <table:table-cell office:value-type="float" office:value="5.90910835" calcext:value-type="float">
            <text:p>5.90910835</text:p>
          </table:table-cell>
          <table:table-cell table:formula="of:=POWER([.C2901]-6.75;2)" office:value-type="float" office:value="0.707098767039722" calcext:value-type="float">
            <text:p>0.707098767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6.490076" calcext:value-type="float">
            <text:p>6.490076</text:p>
          </table:table-cell>
          <table:table-cell office:value-type="float" office:value="5.9031743131" calcext:value-type="float">
            <text:p>5.9031743131</text:p>
          </table:table-cell>
          <table:table-cell table:formula="of:=POWER([.C2902]-6.75;2)" office:value-type="float" office:value="0.717113743993657" calcext:value-type="float">
            <text:p>0.717113744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6.485437" calcext:value-type="float">
            <text:p>6.485437</text:p>
          </table:table-cell>
          <table:table-cell office:value-type="float" office:value="5.8971855204" calcext:value-type="float">
            <text:p>5.8971855204</text:p>
          </table:table-cell>
          <table:table-cell table:formula="of:=POWER([.C2903]-6.75;2)" office:value-type="float" office:value="0.727292536615419" calcext:value-type="float">
            <text:p>0.7272925366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6.48295" calcext:value-type="float">
            <text:p>6.48295</text:p>
          </table:table-cell>
          <table:table-cell office:value-type="float" office:value="5.8911210722" calcext:value-type="float">
            <text:p>5.8911210722</text:p>
          </table:table-cell>
          <table:table-cell table:formula="of:=POWER([.C2904]-6.75;2)" office:value-type="float" office:value="0.737673012618878" calcext:value-type="float">
            <text:p>0.7376730126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6.482818" calcext:value-type="float">
            <text:p>6.482818</text:p>
          </table:table-cell>
          <table:table-cell office:value-type="float" office:value="5.8849561875" calcext:value-type="float">
            <text:p>5.8849561875</text:p>
          </table:table-cell>
          <table:table-cell table:formula="of:=POWER([.C2905]-6.75;2)" office:value-type="float" office:value="0.748300797544535" calcext:value-type="float">
            <text:p>0.7483007975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6.485151" calcext:value-type="float">
            <text:p>6.485151</text:p>
          </table:table-cell>
          <table:table-cell office:value-type="float" office:value="5.8786629053" calcext:value-type="float">
            <text:p>5.8786629053</text:p>
          </table:table-cell>
          <table:table-cell table:formula="of:=POWER([.C2906]-6.75;2)" office:value-type="float" office:value="0.759228332600237" calcext:value-type="float">
            <text:p>0.7592283326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6.489948" calcext:value-type="float">
            <text:p>6.489948</text:p>
          </table:table-cell>
          <table:table-cell office:value-type="float" office:value="5.8722109043" calcext:value-type="float">
            <text:p>5.8722109043</text:p>
          </table:table-cell>
          <table:table-cell table:formula="of:=POWER([.C2907]-6.75;2)" office:value-type="float" office:value="0.770513696529823" calcext:value-type="float">
            <text:p>0.7705136965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6.497095" calcext:value-type="float">
            <text:p>6.497095</text:p>
          </table:table-cell>
          <table:table-cell office:value-type="float" office:value="5.8655685699" calcext:value-type="float">
            <text:p>5.8655685699</text:p>
          </table:table-cell>
          <table:table-cell table:formula="of:=POWER([.C2908]-6.75;2)" office:value-type="float" office:value="0.782218954548732" calcext:value-type="float">
            <text:p>0.7822189545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6.506368" calcext:value-type="float">
            <text:p>6.506368</text:p>
          </table:table-cell>
          <table:table-cell office:value-type="float" office:value="5.8587041522" calcext:value-type="float">
            <text:p>5.8587041522</text:p>
          </table:table-cell>
          <table:table-cell table:formula="of:=POWER([.C2909]-6.75;2)" office:value-type="float" office:value="0.794408288305521" calcext:value-type="float">
            <text:p>0.7944082883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6.517436" calcext:value-type="float">
            <text:p>6.517436</text:p>
          </table:table-cell>
          <table:table-cell office:value-type="float" office:value="5.851586967" calcext:value-type="float">
            <text:p>5.851586967</text:p>
          </table:table-cell>
          <table:table-cell table:formula="of:=POWER([.C2910]-6.75;2)" office:value-type="float" office:value="0.807145977864259" calcext:value-type="float">
            <text:p>0.8071459779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.529876" calcext:value-type="float">
            <text:p>6.529876</text:p>
          </table:table-cell>
          <table:table-cell office:value-type="float" office:value="5.8441886444" calcext:value-type="float">
            <text:p>5.8441886444</text:p>
          </table:table-cell>
          <table:table-cell table:formula="of:=POWER([.C2911]-6.75;2)" office:value-type="float" office:value="0.82049421193391" calcext:value-type="float">
            <text:p>0.8204942119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6.543189" calcext:value-type="float">
            <text:p>6.543189</text:p>
          </table:table-cell>
          <table:table-cell office:value-type="float" office:value="5.8364842921" calcext:value-type="float">
            <text:p>5.8364842921</text:p>
          </table:table-cell>
          <table:table-cell table:formula="of:=POWER([.C2912]-6.75;2)" office:value-type="float" office:value="0.834510948580039" calcext:value-type="float">
            <text:p>0.8345109486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6.556822" calcext:value-type="float">
            <text:p>6.556822</text:p>
          </table:table-cell>
          <table:table-cell office:value-type="float" office:value="5.8284535568" calcext:value-type="float">
            <text:p>5.8284535568</text:p>
          </table:table-cell>
          <table:table-cell table:formula="of:=POWER([.C2913]-6.75;2)" office:value-type="float" office:value="0.849247846974572" calcext:value-type="float">
            <text:p>0.849247847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.570193" calcext:value-type="float">
            <text:p>6.570193</text:p>
          </table:table-cell>
          <table:table-cell office:value-type="float" office:value="5.8200815057" calcext:value-type="float">
            <text:p>5.8200815057</text:p>
          </table:table-cell>
          <table:table-cell table:formula="of:=POWER([.C2914]-6.75;2)" office:value-type="float" office:value="0.864748406041179" calcext:value-type="float">
            <text:p>0.864748406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6.582711" calcext:value-type="float">
            <text:p>6.582711</text:p>
          </table:table-cell>
          <table:table-cell office:value-type="float" office:value="5.8113592791" calcext:value-type="float">
            <text:p>5.8113592791</text:p>
          </table:table-cell>
          <table:table-cell table:formula="of:=POWER([.C2915]-6.75;2)" office:value-type="float" office:value="0.881046402931671" calcext:value-type="float">
            <text:p>0.8810464029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6.593807" calcext:value-type="float">
            <text:p>6.593807</text:p>
          </table:table-cell>
          <table:table-cell office:value-type="float" office:value="5.8022845529" calcext:value-type="float">
            <text:p>5.8022845529</text:p>
          </table:table-cell>
          <table:table-cell table:formula="of:=POWER([.C2916]-6.75;2)" office:value-type="float" office:value="0.898164568671953" calcext:value-type="float">
            <text:p>0.8981645687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6.602955" calcext:value-type="float">
            <text:p>6.602955</text:p>
          </table:table-cell>
          <table:table-cell office:value-type="float" office:value="5.7928616667" calcext:value-type="float">
            <text:p>5.7928616667</text:p>
          </table:table-cell>
          <table:table-cell table:formula="of:=POWER([.C2917]-6.75;2)" office:value-type="float" office:value="0.916113789072301" calcext:value-type="float">
            <text:p>0.9161137891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6.609692" calcext:value-type="float">
            <text:p>6.609692</text:p>
          </table:table-cell>
          <table:table-cell office:value-type="float" office:value="5.783101506" calcext:value-type="float">
            <text:p>5.783101506</text:p>
          </table:table-cell>
          <table:table-cell table:formula="of:=POWER([.C2918]-6.75;2)" office:value-type="float" office:value="0.934892697699467" calcext:value-type="float">
            <text:p>0.9348926977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6.613642" calcext:value-type="float">
            <text:p>6.613642</text:p>
          </table:table-cell>
          <table:table-cell office:value-type="float" office:value="5.7730211341" calcext:value-type="float">
            <text:p>5.7730211341</text:p>
          </table:table-cell>
          <table:table-cell table:formula="of:=POWER([.C2919]-6.75;2)" office:value-type="float" office:value="0.954487704415249" calcext:value-type="float">
            <text:p>0.9544877044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6.614526" calcext:value-type="float">
            <text:p>6.614526</text:p>
          </table:table-cell>
          <table:table-cell office:value-type="float" office:value="5.7626430988" calcext:value-type="float">
            <text:p>5.7626430988</text:p>
          </table:table-cell>
          <table:table-cell table:formula="of:=POWER([.C2920]-6.75;2)" office:value-type="float" office:value="0.974873650347267" calcext:value-type="float">
            <text:p>0.9748736503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.612178" calcext:value-type="float">
            <text:p>6.612178</text:p>
          </table:table-cell>
          <table:table-cell office:value-type="float" office:value="5.7519945625" calcext:value-type="float">
            <text:p>5.7519945625</text:p>
          </table:table-cell>
          <table:table-cell table:formula="of:=POWER([.C2921]-6.75;2)" office:value-type="float" office:value="0.996014853279566" calcext:value-type="float">
            <text:p>0.9960148533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6.60655" calcext:value-type="float">
            <text:p>6.60655</text:p>
          </table:table-cell>
          <table:table-cell office:value-type="float" office:value="5.7411061646" calcext:value-type="float">
            <text:p>5.7411061646</text:p>
          </table:table-cell>
          <table:table-cell table:formula="of:=POWER([.C2922]-6.75;2)" office:value-type="float" office:value="1.01786677110812" calcext:value-type="float">
            <text:p>1.0178667711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6.597718" calcext:value-type="float">
            <text:p>6.597718</text:p>
          </table:table-cell>
          <table:table-cell office:value-type="float" office:value="5.7300107308" calcext:value-type="float">
            <text:p>5.7300107308</text:p>
          </table:table-cell>
          <table:table-cell table:formula="of:=POWER([.C2923]-6.75;2)" office:value-type="float" office:value="1.04037810928315" calcext:value-type="float">
            <text:p>1.0403781093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6.585875" calcext:value-type="float">
            <text:p>6.585875</text:p>
          </table:table-cell>
          <table:table-cell office:value-type="float" office:value="5.7187418052" calcext:value-type="float">
            <text:p>5.7187418052</text:p>
          </table:table-cell>
          <table:table-cell table:formula="of:=POWER([.C2924]-6.75;2)" office:value-type="float" office:value="1.06349346434216" calcext:value-type="float">
            <text:p>1.0634934643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6.571336" calcext:value-type="float">
            <text:p>6.571336</text:p>
          </table:table-cell>
          <table:table-cell office:value-type="float" office:value="5.7073321579" calcext:value-type="float">
            <text:p>5.7073321579</text:p>
          </table:table-cell>
          <table:table-cell table:formula="of:=POWER([.C2925]-6.75;2)" office:value-type="float" office:value="1.08715622894947" calcext:value-type="float">
            <text:p>1.0871562289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6.55452" calcext:value-type="float">
            <text:p>6.55452</text:p>
          </table:table-cell>
          <table:table-cell office:value-type="float" office:value="5.6958121067" calcext:value-type="float">
            <text:p>5.6958121067</text:p>
          </table:table-cell>
          <table:table-cell table:formula="of:=POWER([.C2926]-6.75;2)" office:value-type="float" office:value="1.11131211438029" calcext:value-type="float">
            <text:p>1.1113121144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6.535943" calcext:value-type="float">
            <text:p>6.535943</text:p>
          </table:table-cell>
          <table:table-cell office:value-type="float" office:value="5.6842079459" calcext:value-type="float">
            <text:p>5.6842079459</text:p>
          </table:table-cell>
          <table:table-cell table:formula="of:=POWER([.C2927]-6.75;2)" office:value-type="float" office:value="1.1359127025827" calcext:value-type="float">
            <text:p>1.1359127026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6.516198" calcext:value-type="float">
            <text:p>6.516198</text:p>
          </table:table-cell>
          <table:table-cell office:value-type="float" office:value="5.6725403425" calcext:value-type="float">
            <text:p>5.6725403425</text:p>
          </table:table-cell>
          <table:table-cell table:formula="of:=POWER([.C2928]-6.75;2)" office:value-type="float" office:value="1.16091931354002" calcext:value-type="float">
            <text:p>1.1609193135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6.495941" calcext:value-type="float">
            <text:p>6.495941</text:p>
          </table:table-cell>
          <table:table-cell office:value-type="float" office:value="5.660822875" calcext:value-type="float">
            <text:p>5.660822875</text:p>
          </table:table-cell>
          <table:table-cell table:formula="of:=POWER([.C2929]-6.75;2)" office:value-type="float" office:value="1.18630680962327" calcext:value-type="float">
            <text:p>1.1863068096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6.475862" calcext:value-type="float">
            <text:p>6.475862</text:p>
          </table:table-cell>
          <table:table-cell office:value-type="float" office:value="5.6490606479" calcext:value-type="float">
            <text:p>5.6490606479</text:p>
          </table:table-cell>
          <table:table-cell table:formula="of:=POWER([.C2930]-6.75;2)" office:value-type="float" office:value="1.21206745700237" calcext:value-type="float">
            <text:p>1.212067457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.456666" calcext:value-type="float">
            <text:p>6.456666</text:p>
          </table:table-cell>
          <table:table-cell office:value-type="float" office:value="5.6372492" calcext:value-type="float">
            <text:p>5.6372492</text:p>
          </table:table-cell>
          <table:table-cell table:formula="of:=POWER([.C2931]-6.75;2)" office:value-type="float" office:value="1.23821434290064" calcext:value-type="float">
            <text:p>1.2382143429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6.439045" calcext:value-type="float">
            <text:p>6.439045</text:p>
          </table:table-cell>
          <table:table-cell office:value-type="float" office:value="5.6253735942" calcext:value-type="float">
            <text:p>5.6253735942</text:p>
          </table:table-cell>
          <table:table-cell table:formula="of:=POWER([.C2932]-6.75;2)" office:value-type="float" office:value="1.26478455262263" calcext:value-type="float">
            <text:p>1.2647845526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6.423648" calcext:value-type="float">
            <text:p>6.423648</text:p>
          </table:table-cell>
          <table:table-cell office:value-type="float" office:value="5.6134078382" calcext:value-type="float">
            <text:p>5.6134078382</text:p>
          </table:table-cell>
          <table:table-cell table:formula="of:=POWER([.C2933]-6.75;2)" office:value-type="float" office:value="1.2918417422652" calcext:value-type="float">
            <text:p>1.2918417423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6.41106" calcext:value-type="float">
            <text:p>6.41106</text:p>
          </table:table-cell>
          <table:table-cell office:value-type="float" office:value="5.6013147015" calcext:value-type="float">
            <text:p>5.6013147015</text:p>
          </table:table-cell>
          <table:table-cell table:formula="of:=POWER([.C2934]-6.75;2)" office:value-type="float" office:value="1.31947791499003" calcext:value-type="float">
            <text:p>1.319477915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6.40177" calcext:value-type="float">
            <text:p>6.40177</text:p>
          </table:table-cell>
          <table:table-cell office:value-type="float" office:value="5.5890458333" calcext:value-type="float">
            <text:p>5.5890458333</text:p>
          </table:table-cell>
          <table:table-cell table:formula="of:=POWER([.C2935]-6.75;2)" office:value-type="float" office:value="1.34781457717809" calcext:value-type="float">
            <text:p>1.3478145772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6.396151" calcext:value-type="float">
            <text:p>6.396151</text:p>
          </table:table-cell>
          <table:table-cell office:value-type="float" office:value="5.5765423846" calcext:value-type="float">
            <text:p>5.5765423846</text:p>
          </table:table-cell>
          <table:table-cell table:formula="of:=POWER([.C2936]-6.75;2)" office:value-type="float" office:value="1.37700277514026" calcext:value-type="float">
            <text:p>1.3770027751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6.394437" calcext:value-type="float">
            <text:p>6.394437</text:p>
          </table:table-cell>
          <table:table-cell office:value-type="float" office:value="5.563736" calcext:value-type="float">
            <text:p>5.563736</text:p>
          </table:table-cell>
          <table:table-cell table:formula="of:=POWER([.C2937]-6.75;2)" office:value-type="float" office:value="1.407222277696" calcext:value-type="float">
            <text:p>1.4072222777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6.396708" calcext:value-type="float">
            <text:p>6.396708</text:p>
          </table:table-cell>
          <table:table-cell office:value-type="float" office:value="5.5505502698" calcext:value-type="float">
            <text:p>5.5505502698</text:p>
          </table:table-cell>
          <table:table-cell table:formula="of:=POWER([.C2938]-6.75;2)" office:value-type="float" office:value="1.43867965527685" calcext:value-type="float">
            <text:p>1.4386796553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6.402877" calcext:value-type="float">
            <text:p>6.402877</text:p>
          </table:table-cell>
          <table:table-cell office:value-type="float" office:value="5.5369025645" calcext:value-type="float">
            <text:p>5.5369025645</text:p>
          </table:table-cell>
          <table:table-cell table:formula="of:=POWER([.C2939]-6.75;2)" office:value-type="float" office:value="1.47160538801668" calcext:value-type="float">
            <text:p>1.471605388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6.412686" calcext:value-type="float">
            <text:p>6.412686</text:p>
          </table:table-cell>
          <table:table-cell office:value-type="float" office:value="5.5227062623" calcext:value-type="float">
            <text:p>5.5227062623</text:p>
          </table:table-cell>
          <table:table-cell table:formula="of:=POWER([.C2940]-6.75;2)" office:value-type="float" office:value="1.50624991859764" calcext:value-type="float">
            <text:p>1.5062499186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.425706" calcext:value-type="float">
            <text:p>6.425706</text:p>
          </table:table-cell>
          <table:table-cell office:value-type="float" office:value="5.5078732667" calcext:value-type="float">
            <text:p>5.5078732667</text:p>
          </table:table-cell>
          <table:table-cell table:formula="of:=POWER([.C2941]-6.75;2)" office:value-type="float" office:value="1.54287882157853" calcext:value-type="float">
            <text:p>1.5428788216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6.441344" calcext:value-type="float">
            <text:p>6.441344</text:p>
          </table:table-cell>
          <table:table-cell office:value-type="float" office:value="5.4923167797" calcext:value-type="float">
            <text:p>5.4923167797</text:p>
          </table:table-cell>
          <table:table-cell table:formula="of:=POWER([.C2942]-6.75;2)" office:value-type="float" office:value="1.58176708262418" calcext:value-type="float">
            <text:p>1.5817670826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6.458853" calcext:value-type="float">
            <text:p>6.458853</text:p>
          </table:table-cell>
          <table:table-cell office:value-type="float" office:value="5.4759542414" calcext:value-type="float">
            <text:p>5.4759542414</text:p>
          </table:table-cell>
          <table:table-cell table:formula="of:=POWER([.C2943]-6.75;2)" office:value-type="float" office:value="1.62319259500665" calcext:value-type="float">
            <text:p>1.623192595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6.47735" calcext:value-type="float">
            <text:p>6.47735</text:p>
          </table:table-cell>
          <table:table-cell office:value-type="float" office:value="5.4587104035" calcext:value-type="float">
            <text:p>5.4587104035</text:p>
          </table:table-cell>
          <table:table-cell table:formula="of:=POWER([.C2944]-6.75;2)" office:value-type="float" office:value="1.66742882202913" calcext:value-type="float">
            <text:p>1.667428822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6.495835" calcext:value-type="float">
            <text:p>6.495835</text:p>
          </table:table-cell>
          <table:table-cell office:value-type="float" office:value="5.4405204107" calcext:value-type="float">
            <text:p>5.4405204107</text:p>
          </table:table-cell>
          <table:table-cell table:formula="of:=POWER([.C2945]-6.75;2)" office:value-type="float" office:value="1.7147367947933" calcext:value-type="float">
            <text:p>1.7147367948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6.513219" calcext:value-type="float">
            <text:p>6.513219</text:p>
          </table:table-cell>
          <table:table-cell office:value-type="float" office:value="5.4213328727" calcext:value-type="float">
            <text:p>5.4213328727</text:p>
          </table:table-cell>
          <table:table-cell table:formula="of:=POWER([.C2946]-6.75;2)" office:value-type="float" office:value="1.76535633516763" calcext:value-type="float">
            <text:p>1.7653563352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6.528341" calcext:value-type="float">
            <text:p>6.528341</text:p>
          </table:table-cell>
          <table:table-cell office:value-type="float" office:value="5.4011127593" calcext:value-type="float">
            <text:p>5.4011127593</text:p>
          </table:table-cell>
          <table:table-cell table:formula="of:=POWER([.C2947]-6.75;2)" office:value-type="float" office:value="1.81949678812326" calcext:value-type="float">
            <text:p>1.8194967881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.540005" calcext:value-type="float">
            <text:p>6.540005</text:p>
          </table:table-cell>
          <table:table-cell office:value-type="float" office:value="5.3798443019" calcext:value-type="float">
            <text:p>5.3798443019</text:p>
          </table:table-cell>
          <table:table-cell table:formula="of:=POWER([.C2948]-6.75;2)" office:value-type="float" office:value="1.8773266370359" calcext:value-type="float">
            <text:p>1.877326637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6.546998" calcext:value-type="float">
            <text:p>6.546998</text:p>
          </table:table-cell>
          <table:table-cell office:value-type="float" office:value="5.3575335192" calcext:value-type="float">
            <text:p>5.3575335192</text:p>
          </table:table-cell>
          <table:table-cell table:formula="of:=POWER([.C2949]-6.75;2)" office:value-type="float" office:value="1.93896290015154" calcext:value-type="float">
            <text:p>1.9389629002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6.548122" calcext:value-type="float">
            <text:p>6.548122</text:p>
          </table:table-cell>
          <table:table-cell office:value-type="float" office:value="5.3342106863" calcext:value-type="float">
            <text:p>5.3342106863</text:p>
          </table:table-cell>
          <table:table-cell table:formula="of:=POWER([.C2950]-6.75;2)" office:value-type="float" office:value="2.00445938078712" calcext:value-type="float">
            <text:p>2.0044593808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.542215" calcext:value-type="float">
            <text:p>6.542215</text:p>
          </table:table-cell>
          <table:table-cell office:value-type="float" office:value="5.30993246" calcext:value-type="float">
            <text:p>5.30993246</text:p>
          </table:table-cell>
          <table:table-cell table:formula="of:=POWER([.C2951]-6.75;2)" office:value-type="float" office:value="2.07379451976165" calcext:value-type="float">
            <text:p>2.0737945198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6.528179" calcext:value-type="float">
            <text:p>6.528179</text:p>
          </table:table-cell>
          <table:table-cell office:value-type="float" office:value="5.2847838367" calcext:value-type="float">
            <text:p>5.2847838367</text:p>
          </table:table-cell>
          <table:table-cell table:formula="of:=POWER([.C2952]-6.75;2)" office:value-type="float" office:value="2.14685840519557" calcext:value-type="float">
            <text:p>2.1468584052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6.504999" calcext:value-type="float">
            <text:p>6.504999</text:p>
          </table:table-cell>
          <table:table-cell office:value-type="float" office:value="5.2588797708" calcext:value-type="float">
            <text:p>5.2588797708</text:p>
          </table:table-cell>
          <table:table-cell table:formula="of:=POWER([.C2953]-6.75;2)" office:value-type="float" office:value="2.22343953792946" calcext:value-type="float">
            <text:p>2.2234395379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6.471767" calcext:value-type="float">
            <text:p>6.471767</text:p>
          </table:table-cell>
          <table:table-cell office:value-type="float" office:value="5.2323665957" calcext:value-type="float">
            <text:p>5.2323665957</text:p>
          </table:table-cell>
          <table:table-cell table:formula="of:=POWER([.C2954]-6.75;2)" office:value-type="float" office:value="2.30321114984721" calcext:value-type="float">
            <text:p>2.3032111498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6.427696" calcext:value-type="float">
            <text:p>6.427696</text:p>
          </table:table-cell>
          <table:table-cell office:value-type="float" office:value="5.2054231087" calcext:value-type="float">
            <text:p>5.2054231087</text:p>
          </table:table-cell>
          <table:table-cell table:formula="of:=POWER([.C2955]-6.75;2)" office:value-type="float" office:value="2.38571777313797" calcext:value-type="float">
            <text:p>2.3857177731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6.372141" calcext:value-type="float">
            <text:p>6.372141</text:p>
          </table:table-cell>
          <table:table-cell office:value-type="float" office:value="5.1782614889" calcext:value-type="float">
            <text:p>5.1782614889</text:p>
          </table:table-cell>
          <table:table-cell table:formula="of:=POWER([.C2956]-6.75;2)" office:value-type="float" office:value="2.47036194727485" calcext:value-type="float">
            <text:p>2.4703619473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6.304614" calcext:value-type="float">
            <text:p>6.304614</text:p>
          </table:table-cell>
          <table:table-cell office:value-type="float" office:value="5.1511278636" calcext:value-type="float">
            <text:p>5.1511278636</text:p>
          </table:table-cell>
          <table:table-cell table:formula="of:=POWER([.C2957]-6.75;2)" office:value-type="float" office:value="2.5563921085563" calcext:value-type="float">
            <text:p>2.5563921086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6.224794" calcext:value-type="float">
            <text:p>6.224794</text:p>
          </table:table-cell>
          <table:table-cell office:value-type="float" office:value="5.1243026047" calcext:value-type="float">
            <text:p>5.1243026047</text:p>
          </table:table-cell>
          <table:table-cell table:formula="of:=POWER([.C2958]-6.75;2)" office:value-type="float" office:value="2.6428920210852" calcext:value-type="float">
            <text:p>2.6428920211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6.132539" calcext:value-type="float">
            <text:p>6.132539</text:p>
          </table:table-cell>
          <table:table-cell office:value-type="float" office:value="5.0981004286" calcext:value-type="float">
            <text:p>5.0981004286</text:p>
          </table:table-cell>
          <table:table-cell table:formula="of:=POWER([.C2959]-6.75;2)" office:value-type="float" office:value="2.72877219399151" calcext:value-type="float">
            <text:p>2.728772194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6.027898" calcext:value-type="float">
            <text:p>6.027898</text:p>
          </table:table-cell>
          <table:table-cell office:value-type="float" office:value="5.0728702195" calcext:value-type="float">
            <text:p>5.0728702195</text:p>
          </table:table-cell>
          <table:table-cell table:formula="of:=POWER([.C2960]-6.75;2)" office:value-type="float" office:value="2.81276430063998" calcext:value-type="float">
            <text:p>2.8127643006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5.91111" calcext:value-type="float">
            <text:p>5.91111</text:p>
          </table:table-cell>
          <table:table-cell office:value-type="float" office:value="5.048994525" calcext:value-type="float">
            <text:p>5.048994525</text:p>
          </table:table-cell>
          <table:table-cell table:formula="of:=POWER([.C2961]-6.75;2)" office:value-type="float" office:value="2.89341962597997" calcext:value-type="float">
            <text:p>2.893419626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5.782613" calcext:value-type="float">
            <text:p>5.782613</text:p>
          </table:table-cell>
          <table:table-cell office:value-type="float" office:value="5.026889" calcext:value-type="float">
            <text:p>5.026889</text:p>
          </table:table-cell>
          <table:table-cell table:formula="of:=POWER([.C2962]-6.75;2)" office:value-type="float" office:value="2.969111518321" calcext:value-type="float">
            <text:p>2.9691115183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5.643041" calcext:value-type="float">
            <text:p>5.643041</text:p>
          </table:table-cell>
          <table:table-cell office:value-type="float" office:value="5.0070015263" calcext:value-type="float">
            <text:p>5.0070015263</text:p>
          </table:table-cell>
          <table:table-cell table:formula="of:=POWER([.C2963]-6.75;2)" office:value-type="float" office:value="3.03804367932053" calcext:value-type="float">
            <text:p>3.0380436793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5.493215" calcext:value-type="float">
            <text:p>5.493215</text:p>
          </table:table-cell>
          <table:table-cell office:value-type="float" office:value="4.9898112703" calcext:value-type="float">
            <text:p>4.9898112703</text:p>
          </table:table-cell>
          <table:table-cell table:formula="of:=POWER([.C2964]-6.75;2)" office:value-type="float" office:value="3.0982643641629" calcext:value-type="float">
            <text:p>3.0982643642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5.334128" calcext:value-type="float">
            <text:p>5.334128</text:p>
          </table:table-cell>
          <table:table-cell office:value-type="float" office:value="4.9758278333" calcext:value-type="float">
            <text:p>4.9758278333</text:p>
          </table:table-cell>
          <table:table-cell table:formula="of:=POWER([.C2965]-6.75;2)" office:value-type="float" office:value="3.14768687709297" calcext:value-type="float">
            <text:p>3.1476868771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5.166923" calcext:value-type="float">
            <text:p>5.166923</text:p>
          </table:table-cell>
          <table:table-cell office:value-type="float" office:value="4.9655906857" calcext:value-type="float">
            <text:p>4.9655906857</text:p>
          </table:table-cell>
          <table:table-cell table:formula="of:=POWER([.C2966]-6.75;2)" office:value-type="float" office:value="3.18411660096059" calcext:value-type="float">
            <text:p>3.184116601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4.992842" calcext:value-type="float">
            <text:p>4.992842</text:p>
          </table:table-cell>
          <table:table-cell office:value-type="float" office:value="4.9596691471" calcext:value-type="float">
            <text:p>4.9596691471</text:p>
          </table:table-cell>
          <table:table-cell table:formula="of:=POWER([.C2967]-6.75;2)" office:value-type="float" office:value="3.20528456284564" calcext:value-type="float">
            <text:p>3.2052845628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4.813159" calcext:value-type="float">
            <text:p>4.813159</text:p>
          </table:table-cell>
          <table:table-cell office:value-type="float" office:value="4.9586639091" calcext:value-type="float">
            <text:p>4.9586639091</text:p>
          </table:table-cell>
          <table:table-cell table:formula="of:=POWER([.C2968]-6.75;2)" office:value-type="float" office:value="3.20888499056089" calcext:value-type="float">
            <text:p>3.2088849906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4.629063" calcext:value-type="float">
            <text:p>4.629063</text:p>
          </table:table-cell>
          <table:table-cell office:value-type="float" office:value="4.9632109375" calcext:value-type="float">
            <text:p>4.9632109375</text:p>
          </table:table-cell>
          <table:table-cell table:formula="of:=POWER([.C2969]-6.75;2)" office:value-type="float" office:value="3.19261515386963" calcext:value-type="float">
            <text:p>3.1926151539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4.441467" calcext:value-type="float">
            <text:p>4.441467</text:p>
          </table:table-cell>
          <table:table-cell office:value-type="float" office:value="4.9739899032" calcext:value-type="float">
            <text:p>4.9739899032</text:p>
          </table:table-cell>
          <table:table-cell table:formula="of:=POWER([.C2970]-6.75;2)" office:value-type="float" office:value="3.15421186393555" calcext:value-type="float">
            <text:p>3.1542118639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4.250697" calcext:value-type="float">
            <text:p>4.250697</text:p>
          </table:table-cell>
          <table:table-cell office:value-type="float" office:value="4.9917406667" calcext:value-type="float">
            <text:p>4.9917406667</text:p>
          </table:table-cell>
          <table:table-cell table:formula="of:=POWER([.C2971]-6.75;2)" office:value-type="float" office:value="3.09147588313656" calcext:value-type="float">
            <text:p>3.0914758831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4.055946" calcext:value-type="float">
            <text:p>4.055946</text:p>
          </table:table-cell>
          <table:table-cell office:value-type="float" office:value="5.0172938966" calcext:value-type="float">
            <text:p>5.0172938966</text:p>
          </table:table-cell>
          <table:table-cell table:formula="of:=POWER([.C2972]-6.75;2)" office:value-type="float" office:value="3.00227044075961" calcext:value-type="float">
            <text:p>3.0022704408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3.854281" calcext:value-type="float">
            <text:p>3.854281</text:p>
          </table:table-cell>
          <table:table-cell office:value-type="float" office:value="5.05162775" calcext:value-type="float">
            <text:p>5.05162775</text:p>
          </table:table-cell>
          <table:table-cell table:formula="of:=POWER([.C2973]-6.75;2)" office:value-type="float" office:value="2.88446829957006" calcext:value-type="float">
            <text:p>2.8844682996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3.638668" calcext:value-type="float">
            <text:p>3.638668</text:p>
          </table:table-cell>
          <table:table-cell office:value-type="float" office:value="5.0959739259" calcext:value-type="float">
            <text:p>5.0959739259</text:p>
          </table:table-cell>
          <table:table-cell table:formula="of:=POWER([.C2974]-6.75;2)" office:value-type="float" office:value="2.73580225380266" calcext:value-type="float">
            <text:p>2.7358022538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3.393579" calcext:value-type="float">
            <text:p>3.393579</text:p>
          </table:table-cell>
          <table:table-cell office:value-type="float" office:value="5.1520241538" calcext:value-type="float">
            <text:p>5.1520241538</text:p>
          </table:table-cell>
          <table:table-cell table:formula="of:=POWER([.C2975]-6.75;2)" office:value-type="float" office:value="2.55352680503861" calcext:value-type="float">
            <text:p>2.553526805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3.083396" calcext:value-type="float">
            <text:p>3.083396</text:p>
          </table:table-cell>
          <table:table-cell office:value-type="float" office:value="5.22236196" calcext:value-type="float">
            <text:p>5.22236196</text:p>
          </table:table-cell>
          <table:table-cell table:formula="of:=POWER([.C2976]-6.75;2)" office:value-type="float" office:value="2.33367798125504" calcext:value-type="float">
            <text:p>2.3336779813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.612432" calcext:value-type="float">
            <text:p>2.612432</text:p>
          </table:table-cell>
          <table:table-cell office:value-type="float" office:value="5.3114855417" calcext:value-type="float">
            <text:p>5.3114855417</text:p>
          </table:table-cell>
          <table:table-cell table:formula="of:=POWER([.C2977]-6.75;2)" office:value-type="float" office:value="2.06932384673814" calcext:value-type="float">
            <text:p>2.0693238467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1.571911" calcext:value-type="float">
            <text:p>1.571911</text:p>
          </table:table-cell>
          <table:table-cell office:value-type="float" office:value="5.4288356957" calcext:value-type="float">
            <text:p>5.4288356957</text:p>
          </table:table-cell>
          <table:table-cell table:formula="of:=POWER([.C2978]-6.75;2)" office:value-type="float" office:value="1.7454751189565" calcext:value-type="float">
            <text:p>1.745475119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1.571911" calcext:value-type="float">
            <text:p>1.571911</text:p>
          </table:table-cell>
          <table:table-cell office:value-type="float" office:value="5.6041504545" calcext:value-type="float">
            <text:p>5.6041504545</text:p>
          </table:table-cell>
          <table:table-cell table:formula="of:=POWER([.C2979]-6.75;2)" office:value-type="float" office:value="1.31297118092256" calcext:value-type="float">
            <text:p>1.3129711809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1.571911" calcext:value-type="float">
            <text:p>1.571911</text:p>
          </table:table-cell>
          <table:table-cell office:value-type="float" office:value="5.7961618571" calcext:value-type="float">
            <text:p>5.7961618571</text:p>
          </table:table-cell>
          <table:table-cell table:formula="of:=POWER([.C2980]-6.75;2)" office:value-type="float" office:value="0.909807202850922" calcext:value-type="float">
            <text:p>0.9098072029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0.653945" calcext:value-type="float">
            <text:p>10.653945</text:p>
          </table:table-cell>
          <table:table-cell office:value-type="float" office:value="6.0073744" calcext:value-type="float">
            <text:p>6.0073744</text:p>
          </table:table-cell>
          <table:table-cell table:formula="of:=POWER([.C2981]-6.75;2)" office:value-type="float" office:value="0.55149278177536" calcext:value-type="float">
            <text:p>0.5514927818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6.851856" calcext:value-type="float">
            <text:p>6.851856</text:p>
          </table:table-cell>
          <table:table-cell office:value-type="float" office:value="5.7628180526" calcext:value-type="float">
            <text:p>5.7628180526</text:p>
          </table:table-cell>
          <table:table-cell table:formula="of:=POWER([.C2982]-6.75;2)" office:value-type="float" office:value="0.974528197272456" calcext:value-type="float">
            <text:p>0.9745281973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6.009284" calcext:value-type="float">
            <text:p>6.009284</text:p>
          </table:table-cell>
          <table:table-cell office:value-type="float" office:value="5.7023159444" calcext:value-type="float">
            <text:p>5.7023159444</text:p>
          </table:table-cell>
          <table:table-cell table:formula="of:=POWER([.C2983]-6.75;2)" office:value-type="float" office:value="1.09764188035846" calcext:value-type="float">
            <text:p>1.0976418804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5.669909" calcext:value-type="float">
            <text:p>5.669909</text:p>
          </table:table-cell>
          <table:table-cell office:value-type="float" office:value="5.684259" calcext:value-type="float">
            <text:p>5.684259</text:p>
          </table:table-cell>
          <table:table-cell table:formula="of:=POWER([.C2984]-6.75;2)" office:value-type="float" office:value="1.135803879081" calcext:value-type="float">
            <text:p>1.1358038791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5.517658" calcext:value-type="float">
            <text:p>5.517658</text:p>
          </table:table-cell>
          <table:table-cell office:value-type="float" office:value="5.685155875" calcext:value-type="float">
            <text:p>5.685155875</text:p>
          </table:table-cell>
          <table:table-cell table:formula="of:=POWER([.C2985]-6.75;2)" office:value-type="float" office:value="1.13389301054701" calcext:value-type="float">
            <text:p>1.1338930105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5.457109" calcext:value-type="float">
            <text:p>5.457109</text:p>
          </table:table-cell>
          <table:table-cell office:value-type="float" office:value="5.6963224" calcext:value-type="float">
            <text:p>5.6963224</text:p>
          </table:table-cell>
          <table:table-cell table:formula="of:=POWER([.C2986]-6.75;2)" office:value-type="float" office:value="1.11023648474176" calcext:value-type="float">
            <text:p>1.1102364847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5.447988" calcext:value-type="float">
            <text:p>5.447988</text:p>
          </table:table-cell>
          <table:table-cell office:value-type="float" office:value="5.7134090714" calcext:value-type="float">
            <text:p>5.7134090714</text:p>
          </table:table-cell>
          <table:table-cell table:formula="of:=POWER([.C2987]-6.75;2)" office:value-type="float" office:value="1.07452075325581" calcext:value-type="float">
            <text:p>1.0745207533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5.469547" calcext:value-type="float">
            <text:p>5.469547</text:p>
          </table:table-cell>
          <table:table-cell office:value-type="float" office:value="5.7338260769" calcext:value-type="float">
            <text:p>5.7338260769</text:p>
          </table:table-cell>
          <table:table-cell table:formula="of:=POWER([.C2988]-6.75;2)" office:value-type="float" office:value="1.03260944198845" calcext:value-type="float">
            <text:p>1.032609442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5.509545" calcext:value-type="float">
            <text:p>5.509545</text:p>
          </table:table-cell>
          <table:table-cell office:value-type="float" office:value="5.7558493333" calcext:value-type="float">
            <text:p>5.7558493333</text:p>
          </table:table-cell>
          <table:table-cell table:formula="of:=POWER([.C2989]-6.75;2)" office:value-type="float" office:value="0.988335548100054" calcext:value-type="float">
            <text:p>0.9883355481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5.560025" calcext:value-type="float">
            <text:p>5.560025</text:p>
          </table:table-cell>
          <table:table-cell office:value-type="float" office:value="5.7782406364" calcext:value-type="float">
            <text:p>5.7782406364</text:p>
          </table:table-cell>
          <table:table-cell table:formula="of:=POWER([.C2990]-6.75;2)" office:value-type="float" office:value="0.944316260744278" calcext:value-type="float">
            <text:p>0.9443162607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5.615441" calcext:value-type="float">
            <text:p>5.615441</text:p>
          </table:table-cell>
          <table:table-cell office:value-type="float" office:value="5.8000622" calcext:value-type="float">
            <text:p>5.8000622</text:p>
          </table:table-cell>
          <table:table-cell table:formula="of:=POWER([.C2991]-6.75;2)" office:value-type="float" office:value="0.90238182386884" calcext:value-type="float">
            <text:p>0.9023818239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5.671725" calcext:value-type="float">
            <text:p>5.671725</text:p>
          </table:table-cell>
          <table:table-cell office:value-type="float" office:value="5.8205756667" calcext:value-type="float">
            <text:p>5.8205756667</text:p>
          </table:table-cell>
          <table:table-cell table:formula="of:=POWER([.C2992]-6.75;2)" office:value-type="float" office:value="0.86382959133015" calcext:value-type="float">
            <text:p>0.8638295913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5.725773" calcext:value-type="float">
            <text:p>5.725773</text:p>
          </table:table-cell>
          <table:table-cell office:value-type="float" office:value="5.839182" calcext:value-type="float">
            <text:p>5.839182</text:p>
          </table:table-cell>
          <table:table-cell table:formula="of:=POWER([.C2993]-6.75;2)" office:value-type="float" office:value="0.829589429124" calcext:value-type="float">
            <text:p>0.8295894291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5.775145" calcext:value-type="float">
            <text:p>5.775145</text:p>
          </table:table-cell>
          <table:table-cell office:value-type="float" office:value="5.8553832857" calcext:value-type="float">
            <text:p>5.8553832857</text:p>
          </table:table-cell>
          <table:table-cell table:formula="of:=POWER([.C2994]-6.75;2)" office:value-type="float" office:value="0.800339065504927" calcext:value-type="float">
            <text:p>0.8003390655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5.81787" calcext:value-type="float">
            <text:p>5.81787</text:p>
          </table:table-cell>
          <table:table-cell office:value-type="float" office:value="5.8687563333" calcext:value-type="float">
            <text:p>5.8687563333</text:p>
          </table:table-cell>
          <table:table-cell table:formula="of:=POWER([.C2995]-6.75;2)" office:value-type="float" office:value="0.77659040009886" calcext:value-type="float">
            <text:p>0.7765904001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5.852312" calcext:value-type="float">
            <text:p>5.852312</text:p>
          </table:table-cell>
          <table:table-cell office:value-type="float" office:value="5.8789336" calcext:value-type="float">
            <text:p>5.8789336</text:p>
          </table:table-cell>
          <table:table-cell table:formula="of:=POWER([.C2996]-6.75;2)" office:value-type="float" office:value="0.75875667320896" calcext:value-type="float">
            <text:p>0.7587566732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5.877076" calcext:value-type="float">
            <text:p>5.877076</text:p>
          </table:table-cell>
          <table:table-cell office:value-type="float" office:value="5.885589" calcext:value-type="float">
            <text:p>5.885589</text:p>
          </table:table-cell>
          <table:table-cell table:formula="of:=POWER([.C2997]-6.75;2)" office:value-type="float" office:value="0.747206376921001" calcext:value-type="float">
            <text:p>0.7472063769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5.890935" calcext:value-type="float">
            <text:p>5.890935</text:p>
          </table:table-cell>
          <table:table-cell office:value-type="float" office:value="5.8884266667" calcext:value-type="float">
            <text:p>5.8884266667</text:p>
          </table:table-cell>
          <table:table-cell table:formula="of:=POWER([.C2998]-6.75;2)" office:value-type="float" office:value="0.742308608653673" calcext:value-type="float">
            <text:p>0.7423086087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5.892778" calcext:value-type="float">
            <text:p>5.892778</text:p>
          </table:table-cell>
          <table:table-cell office:value-type="float" office:value="5.8871725" calcext:value-type="float">
            <text:p>5.8871725</text:p>
          </table:table-cell>
          <table:table-cell table:formula="of:=POWER([.C2999]-6.75;2)" office:value-type="float" office:value="0.74447129475625" calcext:value-type="float">
            <text:p>0.7444712948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 office:value-type="float" office:value="5.881567" calcext:value-type="float">
            <text:p>5.881567</text:p>
          </table:table-cell>
          <table:table-cell table:formula="of:=POWER([.C3000]-6.75;2)" office:value-type="float" office:value="0.754175875488999" calcext:value-type="float">
            <text:p>0.75417587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23:28:50.268146870</dc:date>
    <meta:document-statistic meta:table-count="1" meta:cell-count="11629" meta:object-count="0"/>
    <meta:generator>LibreOffice/4.2.7.2$Linux_X86_64 LibreOffice_project/420m0$Build-2</meta:generator>
  </office:meta>
</office:document-meta>
</file>